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1" svg:font-family="'Liberation Sans'"/>
    <style:font-face style:name="Liberation Sans2" svg:font-family="'Liberation San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5016in"/>
    </style:style>
    <style:style style:name="co2" style:family="table-column">
      <style:table-column-properties fo:break-before="auto" style:column-width="0.7445in"/>
    </style:style>
    <style:style style:name="co3" style:family="table-column">
      <style:table-column-properties fo:break-before="auto" style:column-width="0.7291in"/>
    </style:style>
    <style:style style:name="ro1" style:family="table-row">
      <style:table-row-properties style:row-height="0.1917in" fo:break-before="auto" style:use-optimal-row-height="true"/>
    </style:style>
    <style:style style:name="ro2" style:family="table-row">
      <style:table-row-properties style:row-height="0.1965in" fo:break-before="auto" style:use-optimal-row-height="true"/>
    </style:style>
    <style:style style:name="ro3" style:family="table-row">
      <style:table-row-properties style:row-height="0.3728in" fo:break-before="auto" style:use-optimal-row-height="true"/>
    </style:style>
    <style:style style:name="ro4" style:family="table-row">
      <style:table-row-properties style:row-height="0.5492in" fo:break-before="auto" style:use-optimal-row-height="true"/>
    </style:style>
    <style:style style:name="ro5" style:family="table-row">
      <style:table-row-properties style:row-height="0.7252in" fo:break-before="auto" style:use-optimal-row-height="true"/>
    </style:style>
    <style:style style:name="ro6" style:family="table-row">
      <style:table-row-properties style:row-height="1.6063in" fo:break-before="auto" style:use-optimal-row-height="true"/>
    </style:style>
    <style:style style:name="ro7" style:family="table-row">
      <style:table-row-properties style:row-height="1.078in" fo:break-before="auto" style:use-optimal-row-height="true"/>
    </style:style>
    <style:style style:name="ro8" style:family="table-row">
      <style:table-row-properties style:row-height="0.9016in" fo:break-before="auto" style:use-optimal-row-height="true"/>
    </style:style>
    <style:style style:name="ro9" style:family="table-row">
      <style:table-row-properties style:row-height="1.2535in" fo:break-before="auto" style:use-optimal-row-height="true"/>
    </style:style>
    <style:style style:name="ro10" style:family="table-row">
      <style:table-row-properties style:row-height="1.4299in" fo:break-before="auto" style:use-optimal-row-height="true"/>
    </style:style>
    <style:style style:name="ro11" style:family="table-row">
      <style:table-row-properties style:row-height="1.7827in" fo:break-before="auto" style:use-optimal-row-height="true"/>
    </style:style>
    <style:style style:name="ta1" style:family="table" style:master-page-name="PageStyle_5f_2">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2" table:style-name="ta1">
        <office:forms form:automatic-focus="false" form:apply-design-mode="false"/>
        <table:table-column table:style-name="co1" table:default-cell-style-name="ce1"/>
        <table:table-column table:style-name="co2" table:default-cell-style-name="Default"/>
        <table:table-column table:style-name="co3" table:number-columns-repeated="1022" table:default-cell-style-name="Default"/>
        <table:table-row table:style-name="ro1">
          <table:table-cell table:number-columns-repeated="1024"/>
        </table:table-row>
        <table:table-row table:style-name="ro2">
          <table:table-cell office:value-type="string" calcext:value-type="string">
            <text:p>- bình xịt bị hỏng, không sử dụng được. - giao hàng chậm dự kiến là thứ 4 giao hàng đến tận thứ 2 tuần sau đấy mới nhận được hàng.</text:p>
          </table:table-cell>
          <table:table-cell table:number-columns-repeated="1023"/>
        </table:table-row>
        <table:table-row table:style-name="ro2">
          <table:table-cell office:value-type="string" calcext:value-type="string">
            <text:p>- bộ trong hình có nắp đậy của cọ, nhưng khi nhận lại không có</text:p>
          </table:table-cell>
          <table:table-cell table:number-columns-repeated="1023"/>
        </table:table-row>
        <table:table-row table:style-name="ro2">
          <table:table-cell office:value-type="string" calcext:value-type="string">
            <text:p>- cất 2 tai vào dock sạc rồi nhưng vẫn phát nhạc trong dock - cảm biến chạm 2 chạm theo hướng dẫn là tăng/giảm âm lượng nhưng sản phẩm này lại nhảy bài khác.</text:p>
          </table:table-cell>
          <table:table-cell table:number-columns-repeated="1023"/>
        </table:table-row>
        <table:table-row table:style-name="ro3">
          <table:table-cell office:value-type="string" calcext:value-type="string">
            <text:p>- dây và bọc dây khá chất lượng. nhưng chân cắm thì không được tốt, cắm vào điện thoại rất cứng và sau chừng 2 tháng sử dụng đã có dấu hiệu tiếp xúc kém ở đầu micro.</text:p>
          </table:table-cell>
          <table:table-cell table:number-columns-repeated="1023"/>
        </table:table-row>
        <table:table-row table:style-name="ro4">
          <table:table-cell office:value-type="string" calcext:value-type="string">
            <text:p>- dịch vụ hỗ trợ hoàn trả mặc dù chậm nhưng bài bản, chuyên viên tư vấn kĩ thuật chuyên nghiệp và lịch sự; - sản phẩm giao cho mình lại là một sản phẩm đã qua sử dụng; mình ok việc hàng nhập khẩu của tiki phải bóc bao bì ra dán tem bảo hành vào chuột, nhưng không chấp nhận việc chuột đến tay mình đã qua sử dụng nhưng nhân viên lại bảo mình rằng chuột trong bao bì không tránh khỏi việc bị trầy xước, thế mục đích của bao bì để làm cái gì đấy ạ?</text:p>
          </table:table-cell>
          <table:table-cell table:number-columns-repeated="1023"/>
        </table:table-row>
        <table:table-row table:style-name="ro4">
          <table:table-cell office:value-type="string" calcext:value-type="string">
            <text:p>- đóng gói và giao hàng đảm bảo</text:p>
            <text:p>- chất lượng âm thanh bình thường</text:p>
            <text:p>- thiết kế bằng nhựa không chắc chắn</text:p>
          </table:table-cell>
          <table:table-cell table:number-columns-repeated="1023"/>
        </table:table-row>
        <table:table-row table:style-name="ro3">
          <table:table-cell office:value-type="string" calcext:value-type="string">
            <text:p>- format ntfs mất hơn 30 phút cho khoảng <text:s/>60 gb. - tốc độ ghi chỉ khoảng hơn 6 mb/s một tí, tốc độ đọc khoảng 21 mb/s. thấp so với chuẩn usb 3.0 (windows 10, core i7 8th gen, ram 8 gb)</text:p>
          </table:table-cell>
          <table:table-cell table:number-columns-repeated="1023"/>
        </table:table-row>
        <table:table-row table:style-name="ro4">
          <table:table-cell office:value-type="string" calcext:value-type="string">
            <text:p>- giao hàng chậm hơn 6 ngày sau mơi giao hàng. - đặt loại cáp sạc lightning dây dù hoco x14 2m cho iphone siêu bền - hàng chính hãng. tuy nhiên khi giao loại 1 mét (mặt dù bên ngoài bao bì ghi là 2 mét, nhưng khi mở hộp thì 1 mét. thất vọng. - dù là 1 mét nhưng hàng chất lượng, chỉ thất vọng giao hàng không đúng theo đơn hàng và nhu cầu sử dụng</text:p>
          </table:table-cell>
          <table:table-cell table:number-columns-repeated="1023"/>
        </table:table-row>
        <table:table-row table:style-name="ro3">
          <table:table-cell office:value-type="string" calcext:value-type="string">
            <text:p>- mic chất lượng kém, voice recorder - đêm khuya không có âm thanh, chỉ cắm mic vào và record nhưng kết quả được cả đống <text:s/>âm thanh rồ, nghe đau cả tai. - nghe nhạc bình thường.</text:p>
          </table:table-cell>
          <table:table-cell table:number-columns-repeated="1023"/>
        </table:table-row>
        <table:table-row table:style-name="ro4">
          <table:table-cell office:value-type="string" calcext:value-type="string">
            <text:p>- miêu tả có 2 ăng ten (bổ sung ăng ten có thể tháo rời), nhưng khi thảo ăng ten ra thì không sử dụng được nữa. miêu tả như vậy gây hiểu lầm rằng thiết bị nhỏ gọn không cần ăng ten ngoài (có thể móc vào móc chìa khóa) [1/5đ] - không biết router khác thế nào nhưng router wifi mesh của tôi ex1000 bị kén wifi rất khó kết nối. [3/5đ]</text:p>
          </table:table-cell>
          <table:table-cell table:number-columns-repeated="1023"/>
        </table:table-row>
        <table:table-row table:style-name="ro3">
          <table:table-cell office:value-type="string" calcext:value-type="string">
            <text:p>- mình mua sản phẩm hồi 16/6/2018 đến 10/11/2019 thì ổ cứng đã bị hỏng., mất hơn 800gb dữ liệu của mình. từ nay không giám mua wd nữa. mà cũng ớn hàng online luôn</text:p>
          </table:table-cell>
          <table:table-cell table:number-columns-repeated="1023"/>
        </table:table-row>
        <table:table-row table:style-name="ro3">
          <table:table-cell office:value-type="string" calcext:value-type="string">
            <text:p>- oder ngày 26/5 đến ngày 4/6 mới nhận được hàng. cực kì chậm trễ <text:s text:c="3"/>thiếtu chuyên nghiệp. <text:s/>- chuột không dây m331 bên ngoài bị rách, chuột sử dụng êm, nhẹ, ôm tay…</text:p>
          </table:table-cell>
          <table:table-cell table:number-columns-repeated="1023"/>
        </table:table-row>
        <table:table-row table:style-name="ro5">
          <table:table-cell office:value-type="string" calcext:value-type="string">
            <text:p>- sản phẩm được đóng gói kỹ càng, bên trong có tem digiworld, giao hàng nhanh hơn lúc thông báo dự kiến nên mình đánh giá 2 sao. - tuy nhiên, phía trên tiki có ghi là: "thời lượng pin dài lâu, tiết kiệm chi phí.", nhưng viên pin alkaline có sẵn bên trong chuột tiki đã giao mình không hoạt động. mình đã lấy pin đó ra và thử qua một chuột không dây khác cũng không hoạt động -&gt; mình phải mua thêm pin để sử dụng với con chuột ở trên. với giá 150 nghìn đồng bao gồm pin mà mình nhận được sản phẩm lại phải tốn thêm tiền để mua thêm pin. đề nghị tiki phản hồi giúp mình! cảm ơn.</text:p>
          </table:table-cell>
          <table:table-cell table:number-columns-repeated="1023"/>
        </table:table-row>
        <table:table-row table:style-name="ro2">
          <table:table-cell office:value-type="string" calcext:value-type="string">
            <text:p>- tai nghe không êm đeo tai tạo cảm giác hơi đau - âm thanh hơi "dở" so với mong muốn - giá tính ra không rẻ nếu với chất lương như vậy</text:p>
          </table:table-cell>
          <table:table-cell table:number-columns-repeated="1023"/>
        </table:table-row>
        <table:table-row table:style-name="ro5">
          <table:table-cell office:value-type="string" calcext:value-type="string">
            <text:p>- tôi đặt hàng ngày 13/07 đã nhận hàng vào chiều ngày 14/07 tuy nhiên khi nhận hàng thấy hộp chỗ mà đựng chuột đã bị cắt lớp nhựa ra có vẻ để đổi con chuột, sau đó dán tem của nhà bán hàng lên. do tin tuởng tiki tranning do đó không để ý và sử dụng tính năng blutooth kết nối với laptop luc dò tìm tín hiệu blutooth thì hơi tậm tịt lúc thấy lúc không, khi kết nối đuợc rồi thì khá ổn đinh. hôm nay 15/07 tôi có kiểm tra tính năng kết nối với đầu thu tín hiệu wìfi của chuột thì không nhận. khả năng do nhà bán hàng đã đổi chuột mà không đổi đầu thu wifi do đó 2 bộ phận không kết nối đuợc. rất mong tiki xem xét xử lý cho mình. mình lại lỡ vứt hộp đi</text:p>
          </table:table-cell>
          <table:table-cell table:number-columns-repeated="1023"/>
        </table:table-row>
        <table:table-row table:style-name="ro4">
          <table:table-cell office:value-type="string" calcext:value-type="string">
            <text:p>- tôi dùng chuột được 2 tháng thì bị hỏng, không kết nối được máy tính. <text:s/>- chuyển bảo hành thì thủ tục quá lâu, từ lúc nhận hàng về trung tâm báo là 21 ngày mới có kết quả??? cộng thêm thời gian gọi báo trung tâm hỗ trợ với thời gian bàn giao lại sản phẩm nữa thì phải tới 1 tháng. trong khi ra dienmayxanh thì chỉ cần đọc số điện thoại hàng là được đổi sản phẩm mới ngay.</text:p>
          </table:table-cell>
          <table:table-cell table:number-columns-repeated="1023"/>
        </table:table-row>
        <table:table-row table:style-name="ro4">
          <table:table-cell office:value-type="string" calcext:value-type="string">
            <text:p>* mua g102 từ 09/2018, xài được 1 năm chuột bị hiện tượng "double click" , hết hạn bảo hành , vứt bỏ , xài con b100 (giá 52k) làm thiết kế hồ họa, thay 1 lần/năm. bây giờ vào đây vẫn g102 thấy nằm top chuột bán chạy nên... * khuyên!!! các bạn cần cân nhắc rủi ro khi mua dòng logitech g102 này vì thấy nhiều bạn giống mình phàn nàn về cùng 1 lỗi ở dòng g102 giá trung lại có độ bền ngang ngửa b100 rẻ tiền. mua về xui thì lại ôm cục tức</text:p>
          </table:table-cell>
          <table:table-cell table:number-columns-repeated="1023"/>
        </table:table-row>
        <table:table-row table:style-name="ro3">
          <table:table-cell office:value-type="string" calcext:value-type="string">
            <text:p>,giao hàng quá lâu,sản phẩm bị lỗi,có tiếng nổ lẹt đẹt khi phát nhạc,(cũng thấy có nhìu người phản hồi không tốt về lỗi âm thanh của sản phẩm này,gía như vậy mà thua cả mấy cái loa 100k)mong tiki sớm liên hệ để tôi đổi trả sản phẩm này trong thời gian sớm nhất nhé</text:p>
          </table:table-cell>
          <table:table-cell table:number-columns-repeated="1023"/>
        </table:table-row>
        <table:table-row table:style-name="ro2">
          <table:table-cell office:value-type="string" calcext:value-type="string">
            <text:p>1 bên nghe được 1 bên không nghe được</text:p>
          </table:table-cell>
          <table:table-cell table:number-columns-repeated="1023"/>
        </table:table-row>
        <table:table-row table:style-name="ro2">
          <table:table-cell office:value-type="string" calcext:value-type="string">
            <text:p>1 bên tai không nhận (không sáng đèn) . đổi sản phẩm</text:p>
          </table:table-cell>
          <table:table-cell table:number-columns-repeated="1023"/>
        </table:table-row>
        <table:table-row table:style-name="ro2">
          <table:table-cell office:value-type="string" calcext:value-type="string">
            <text:p>1 bên tai nghe không nghe được, không reset được! tôi muốn bảo hành? có được không?</text:p>
          </table:table-cell>
          <table:table-cell table:number-columns-repeated="1023"/>
        </table:table-row>
        <table:table-row table:style-name="ro2">
          <table:table-cell office:value-type="string" calcext:value-type="string">
            <text:p>1 cái thì pin nhanh hết cái còn lại ok </text:p>
          </table:table-cell>
          <table:table-cell table:number-columns-repeated="1023"/>
        </table:table-row>
        <table:table-row table:style-name="ro3">
          <table:table-cell office:value-type="string" calcext:value-type="string">
            <text:p>1 sao cho hình thức (đơn giản nhưng đẹp). 1 sao cho tốc độ sạc khá nhanh. <text:s/>mất 3 sao vì dung lượng: ghi 10000 mah, mới sạc cho điện thoại note8 (chỉ 3300mah) thì được một lần đầy, lần thứ hai chỉ được 50% không bằng một số thương hiệu khác cùng dung lượng.</text:p>
          </table:table-cell>
          <table:table-cell table:number-columns-repeated="1023"/>
        </table:table-row>
        <table:table-row table:style-name="ro2">
          <table:table-cell office:value-type="string" calcext:value-type="string">
            <text:p>1 tai nge to 1 tai nge nhỏ</text:p>
          </table:table-cell>
          <table:table-cell table:number-columns-repeated="1023"/>
        </table:table-row>
        <table:table-row table:style-name="ro5">
          <table:table-cell office:value-type="string" calcext:value-type="string">
            <text:p>1. điện thoại mình mua trước tết khoản 25 âm, nhìn đẹp nhưng khi sử dụng đôi khi lag, giật mặc dù không cài game như liên quân, pug vì mình không hay chơi game. <text:s/>2. pin tuột rất nhanh, 30p không chơi game, chỉ xem tin nhắn zalo mất 10% pin, lâu lâu mở điện thoại phát hiện dt mới khởi động lại. liên hệ tiki báo thì nhân viên chăm sóc nói mất gần 1 tuần mới có kết quả, nếu để qua tết tiki không xử lý, mình mua điện thoại xài tết mà xử lý vậy hết muốn nói luôn. xử lý dịch vụ như vầy quá kém.</text:p>
          </table:table-cell>
          <table:table-cell table:number-columns-repeated="1023"/>
        </table:table-row>
        <table:table-row table:style-name="ro4">
          <table:table-cell office:value-type="string" calcext:value-type="string">
            <text:p>1. đóng gói đẹp gửi rất nhanh 2. đang xài wins10, cắm vô cái là dùng ngay, không cài đặt gì hết. 3. update game, tốc độ tối đa như hình mình đăng kèm. 4. bị cái tật thế này: lâu lâu mất kết nối, mất 5phút mới vào lại được. chập chạp cực kỳ. giờ mình vứt qua 1 bên luôn rồi vì không thể dùng được. tiếc tiền quá. <text:s/>tóm lại là vì thấy đánh giá mix nhau nên thử 1 lần cho biết. thôi biết rồi. mốt không mua sản phẩm có đánh giá mix nữa.</text:p>
          </table:table-cell>
          <table:table-cell table:number-columns-repeated="1023"/>
        </table:table-row>
        <table:table-row table:style-name="ro2">
          <table:table-cell office:value-type="string" calcext:value-type="string">
            <text:p>1. giao hàng nhanh, good. 2. tuy nhiên nếu xét về bass thì còn thua 1 tai nghe rock zircon với giá chỉ bằng 1/2. <text:s/>3. đeo lâu đau tai quá thất vọng...</text:p>
          </table:table-cell>
          <table:table-cell table:number-columns-repeated="1023"/>
        </table:table-row>
        <table:table-row table:style-name="ro3">
          <table:table-cell office:value-type="string" calcext:value-type="string">
            <text:p>1. mình vừa đặt hàng trước từ ngày 22/06 và vừa có tikinow nhưng vẫn bị delay giao hàng tới 05/07. trong khi đó nhiều bạn đặt hàng sau với tikinow thì nhận được sớm hơn rất nhiều. 2. vấn đề giao hàng trễ mình có thể bỏ qua, nhưng hi vọng tiki giao đúng sản phẩm có nfc như mình đã đặt trước đó. thanks!</text:p>
          </table:table-cell>
          <table:table-cell table:number-columns-repeated="1023"/>
        </table:table-row>
        <table:table-row table:style-name="ro4">
          <table:table-cell office:value-type="string" calcext:value-type="string">
            <text:p>1. tiki giao hàng sớm (1 ngày sau khi đặt) 2. chất âm ok 3. hay bị mất sóng bất chợt gây khó chịu, mất hứng khi nghe nhạc. đoán là hàng đổi trả nào đó và tiki được nhà cung cấp pass lại nên mình là ng hứng. cũng chẳng muốn đổi vì biết chắc mất thời gian. nên chấp nhận 2 sao kèm sự cam kết không bao giờ mua hàng công nghệ trên tiki nữa.</text:p>
          </table:table-cell>
          <table:table-cell table:number-columns-repeated="1023"/>
        </table:table-row>
        <table:table-row table:style-name="ro2">
          <table:table-cell office:value-type="string" calcext:value-type="string">
            <text:p>2 ngày rồi vẫn chưa nhận được hàng luôn, fpt chỉ có 2h là giao đến rồi!</text:p>
          </table:table-cell>
          <table:table-cell table:number-columns-repeated="1023"/>
        </table:table-row>
        <table:table-row table:style-name="ro2">
          <table:table-cell office:value-type="string" calcext:value-type="string">
            <text:p>2 nút bị lệch có được đổi con khác k ạ</text:p>
          </table:table-cell>
          <table:table-cell table:number-columns-repeated="1023"/>
        </table:table-row>
        <table:table-row table:style-name="ro2">
          <table:table-cell office:value-type="string" calcext:value-type="string">
            <text:p>3 tháng sau khi sử dụng màn hình chết ngay lập tức</text:p>
          </table:table-cell>
          <table:table-cell table:number-columns-repeated="1023"/>
        </table:table-row>
        <table:table-row table:style-name="ro2">
          <table:table-cell office:value-type="string" calcext:value-type="string">
            <text:p>42% mà sạc ip6 được 20% của ip là hết sạch luôn. xã hội đúng có làm mới có ăn mà, k làm mà ham rẻ là dở r</text:p>
          </table:table-cell>
          <table:table-cell table:number-columns-repeated="1023"/>
        </table:table-row>
        <table:table-row table:style-name="ro2">
          <table:table-cell office:value-type="string" calcext:value-type="string">
            <text:p>64gb nếu hiển thị thì là phải 59,6gb chứ....sao đây hiện 57,6gb...nghi ngờ về sự chính hãng của sản phẩm.</text:p>
          </table:table-cell>
          <table:table-cell table:number-columns-repeated="1023"/>
        </table:table-row>
        <table:table-row table:style-name="ro2">
          <table:table-cell office:value-type="string" calcext:value-type="string">
            <text:p>7/3/2020 mới nhận hàng mang ra quán nhờ tra keo luôn. cảm thấy k hài lòng lắm nhiệt độ 85 xuống 80 độ.lâu lâu vấn lên 85 độ.20% tác dụng.đi toi 200k</text:p>
          </table:table-cell>
          <table:table-cell table:number-columns-repeated="1023"/>
        </table:table-row>
        <table:table-row table:style-name="ro2">
          <table:table-cell office:value-type="string" calcext:value-type="string">
            <text:p>admin để thời gian sử dụng 5-6g mà mới nhận test sử dụng thử chưa đầy 2g nữa là hết pin. mà trong khi máy hiện còn 40% pin là sao ạ</text:p>
          </table:table-cell>
          <table:table-cell table:number-columns-repeated="1023"/>
        </table:table-row>
        <table:table-row table:style-name="ro3">
          <table:table-cell office:value-type="string" calcext:value-type="string">
            <text:p>ai cũng noi tiki giao hành nhanh mà sao không chịu giao hàng cho e z ??? tới ngày hẹn chờ hoài mà không thấy gọi điện tới thì nói đang chuyển chuẩn bị tới chờ 30' nữa mà chờ hoài hết ngày cũng chưa có,ức chế thiệt mà...làm ơn đi e đang cần dùng gấp đó? đơn hàng 29403301,kiểm tra lại giúp e</text:p>
          </table:table-cell>
          <table:table-cell table:number-columns-repeated="1023"/>
        </table:table-row>
        <table:table-row table:style-name="ro2">
          <table:table-cell office:value-type="string" calcext:value-type="string">
            <text:p>airpod của mình không thể sử dụng tap/ double tap được. <text:s/>mong tiki phản hồi và giải quyết dùm mình.</text:p>
          </table:table-cell>
          <table:table-cell table:number-columns-repeated="1023"/>
        </table:table-row>
        <table:table-row table:style-name="ro2">
          <table:table-cell office:value-type="string" calcext:value-type="string">
            <text:p>âm lượng không tăng giảm được . điện thoại nhờ hỗ trợ toàn hẹn không . mất niềm tin quá</text:p>
          </table:table-cell>
          <table:table-cell table:number-columns-repeated="1023"/>
        </table:table-row>
        <table:table-row table:style-name="ro2">
          <table:table-cell office:value-type="string" calcext:value-type="string">
            <text:p>âm lượng quá nhỏ</text:p>
          </table:table-cell>
          <table:table-cell table:number-columns-repeated="1023"/>
        </table:table-row>
        <table:table-row table:style-name="ro2">
          <table:table-cell office:value-type="string" calcext:value-type="string">
            <text:p>âm thanh bị chậm , sạc đầy nghe được 15p đã hết pin , cực kì thất vọng </text:p>
          </table:table-cell>
          <table:table-cell table:number-columns-repeated="1023"/>
        </table:table-row>
        <table:table-row table:style-name="ro2">
          <table:table-cell office:value-type="string" calcext:value-type="string">
            <text:p>âm thanh bình thường, tai nghe đeo hay bị rớt, hàng không giống hình ảnh</text:p>
          </table:table-cell>
          <table:table-cell table:number-columns-repeated="1023"/>
        </table:table-row>
        <table:table-row table:style-name="ro2">
          <table:table-cell office:value-type="string" calcext:value-type="string">
            <text:p>âm thanh hơi bé. chỉ dùng nghe gọi thôi chớ nghe nhạc thì k nét</text:p>
          </table:table-cell>
          <table:table-cell table:number-columns-repeated="1023"/>
        </table:table-row>
        <table:table-row table:style-name="ro2">
          <table:table-cell office:value-type="string" calcext:value-type="string">
            <text:p>âm thanh nghe không hay</text:p>
          </table:table-cell>
          <table:table-cell table:number-columns-repeated="1023"/>
        </table:table-row>
        <table:table-row table:style-name="ro2">
          <table:table-cell office:value-type="string" calcext:value-type="string">
            <text:p>âm thanh nghe như mono, đeo rất đau tai dù có lót miếng mút hay không, đeo chừng vài phút là cảm thấy khó chịu mặc dù chỉnh âm lượng nhỏ.</text:p>
          </table:table-cell>
          <table:table-cell table:number-columns-repeated="1023"/>
        </table:table-row>
        <table:table-row table:style-name="ro2">
          <table:table-cell office:value-type="string" calcext:value-type="string">
            <text:p>âm thanh nghe tạm được, mic đàm thoại kém. cảm ứng không tăng giảm âm lượng được. kết lại chỉ để nghe nhạc thôi</text:p>
          </table:table-cell>
          <table:table-cell table:number-columns-repeated="1023"/>
        </table:table-row>
        <table:table-row table:style-name="ro2">
          <table:table-cell office:value-type="string" calcext:value-type="string">
            <text:p>âm thanh như các loại tai nghe vài chục nghìn trên thị trường. âm bass yếu và rè.</text:p>
          </table:table-cell>
          <table:table-cell table:number-columns-repeated="1023"/>
        </table:table-row>
        <table:table-row table:style-name="ro2">
          <table:table-cell office:value-type="string" calcext:value-type="string">
            <text:p>âm thanh rất nhỏ phải chỉnh <text:s/>lên tới 70 mới nghe được..</text:p>
          </table:table-cell>
          <table:table-cell table:number-columns-repeated="1023"/>
        </table:table-row>
        <table:table-row table:style-name="ro2">
          <table:table-cell office:value-type="string" calcext:value-type="string">
            <text:p>âm thanh rất tệ, nghe vài phút mà đau hết cả đầu. đúng là tiền nào của nấy.</text:p>
          </table:table-cell>
          <table:table-cell table:number-columns-repeated="1023"/>
        </table:table-row>
        <table:table-row table:style-name="ro2">
          <table:table-cell office:value-type="string" calcext:value-type="string">
            <text:p>âm thanh thì khá tốt, nhưng k hỗ trợ mic. nên không hài lòng lắm.</text:p>
          </table:table-cell>
          <table:table-cell table:number-columns-repeated="1023"/>
        </table:table-row>
        <table:table-row table:style-name="ro2">
          <table:table-cell office:value-type="string" calcext:value-type="string">
            <text:p>âm thanh thì ổn, nhưng đeo một lúc đau tai không chịu được, thấy xb155ap ổn hơn</text:p>
          </table:table-cell>
          <table:table-cell table:number-columns-repeated="1023"/>
        </table:table-row>
        <table:table-row table:style-name="ro2">
          <table:table-cell office:value-type="string" calcext:value-type="string">
            <text:p>âm thanh tốt nhưng chỉ nghe được cái bên trái, bên phải nghe chưa được 1 phút đã tắt</text:p>
          </table:table-cell>
          <table:table-cell table:number-columns-repeated="1023"/>
        </table:table-row>
        <table:table-row table:style-name="ro3">
          <table:table-cell office:value-type="string" calcext:value-type="string">
            <text:p>âm thanh tốt,nhưng đang nghe nhạc thì dựt dựt,dừng bài nhạc trên dth khoảng 15s rồi bật lại thì nghe được,nhưng liên tục như vậy.sạc thì không vào. tiki hỗ trợ nhé!</text:p>
          </table:table-cell>
          <table:table-cell table:number-columns-repeated="1023"/>
        </table:table-row>
        <table:table-row table:style-name="ro3">
          <table:table-cell office:value-type="string" calcext:value-type="string">
            <text:p>âm thanh và chất lượng ngoài khá ổn. nhưng tại nghe thường xuyên bị lỗi kết nối, lúc mở ra 1 tai sẽ không kết nối được phải bỏ ra bỏ vô hợp lại vài lần mởi kết nối được (lỗi xảy ra phải gần 50% số lần dùng). <text:s/>tai nghe quan trọng không dây quan trọng là tiện lợi bỏ ra là nghe được mà mua phải cái này thì quá chán</text:p>
          </table:table-cell>
          <table:table-cell table:number-columns-repeated="1023"/>
        </table:table-row>
        <table:table-row table:style-name="ro2">
          <table:table-cell office:value-type="string" calcext:value-type="string">
            <text:p>âm thanh và mọi thứ đểu oke. trừ mỗi pin của tai nghe. hiện thị 80% pin mà nghe có 10 phút đã báo pin yếu??</text:p>
          </table:table-cell>
          <table:table-cell table:number-columns-repeated="1023"/>
        </table:table-row>
        <table:table-row table:style-name="ro2">
          <table:table-cell office:value-type="string" calcext:value-type="string">
            <text:p>ảnh bị vỡ 100% màn hình xước nhỏ, tôi muốn được đổi sản phẩm</text:p>
          </table:table-cell>
          <table:table-cell table:number-columns-repeated="1023"/>
        </table:table-row>
        <table:table-row table:style-name="ro2">
          <table:table-cell office:value-type="string" calcext:value-type="string">
            <text:p>anh chị xem giúp em sản phẩm bị lỗi gì không ạ, em bỏ pin vào nhưng đèn của chuột không sáng, em dùng chuột không được. em nhận hàng ngày 14.11.2019</text:p>
          </table:table-cell>
          <table:table-cell table:number-columns-repeated="1023"/>
        </table:table-row>
        <table:table-row table:style-name="ro4">
          <table:table-cell office:value-type="string" calcext:value-type="string">
            <text:p>ấy ơi.,!! <text:s/>mình mới nhận dc tai nghe., không bóng rồi., tai nghe shop viết là nghe nhạc đến 2,5 tiếng., thời gian sạc là 2-3 tiếng là pin đầy., tất cả mọi thứ đều không nha., không tự kết nối dc luôn., mình nghe nhạc có 1,5 tiếng là hết rồi., sạc 3 tiếng lấy ra nghe thì nó báo hết pin., 1 bên tai nghe sạc không dc shop vui lòng đổi cho mình bộ tai nghe khác dc không ạ !!! thanks shop</text:p>
          </table:table-cell>
          <table:table-cell table:number-columns-repeated="1023"/>
        </table:table-row>
        <table:table-row table:style-name="ro2">
          <table:table-cell office:value-type="string" calcext:value-type="string">
            <text:p>bác nào nghe nhạc được bằng tai nghe này tôi cũng phục thật đấy! review trên tiki đúng là không tin được!!</text:p>
          </table:table-cell>
          <table:table-cell table:number-columns-repeated="1023"/>
        </table:table-row>
        <table:table-row table:style-name="ro2">
          <table:table-cell office:value-type="string" calcext:value-type="string">
            <text:p>bấm không ăn</text:p>
          </table:table-cell>
          <table:table-cell table:number-columns-repeated="1023"/>
        </table:table-row>
        <table:table-row table:style-name="ro3">
          <table:table-cell office:value-type="string" calcext:value-type="string">
            <text:p>bám tai kém, dễ rơi , hay mất kết nối, đeo &gt; 45p là đau tai( đã thử thay đổi các núm tai). thương hiệu anker mà thế này thì khá là thấy vọng. tuy nhiên, tiền nào của nấy. tạm trong tầm giá. tiếc cho niềm tin thương hiệu (cảm giác như hàng tung của loại 2)</text:p>
          </table:table-cell>
          <table:table-cell table:number-columns-repeated="1023"/>
        </table:table-row>
        <table:table-row table:style-name="ro2">
          <table:table-cell office:value-type="string" calcext:value-type="string">
            <text:p>ban đầu chạy thì được sau thì không dc, e cài hết mấy lần từ đĩa <text:s/>a gửi mà sao nó hiện lên như thế nào</text:p>
          </table:table-cell>
          <table:table-cell table:number-columns-repeated="1023"/>
        </table:table-row>
        <table:table-row table:style-name="ro2">
          <table:table-cell office:value-type="string" calcext:value-type="string">
            <text:p>ban đầu dùng khá ổn nhưng về sau lại tự động chỉnh tiếng về nhỏ nhất liên tục</text:p>
          </table:table-cell>
          <table:table-cell table:number-columns-repeated="1023"/>
        </table:table-row>
        <table:table-row table:style-name="ro4">
          <table:table-cell office:value-type="string" calcext:value-type="string">
            <text:p>ban đầu mình tin tưởng tiki tradmining nên không kiểm tra khi nhận hàng. các bạn đóng gói rất cẩu thả, dẫn tới việc thanh ram bị rơi khỏi khay đựng xuống đáy hộp carton ngoài, lúc đầu mình còn tưởng giao thiếtu thanh ram nhưng sau khi dũ thùng carton thanh ram ở kẽ đáy carton rơi ra ngoài. mình chưa check thanh ram xem có vấn đề gì không nhưng đóng gói như vậy là rất cẩu thả với hàng công nghệ. chắc sau chuyến này mình chuyển qua mua offline với hàng công nghệ thôi</text:p>
          </table:table-cell>
          <table:table-cell table:number-columns-repeated="1023"/>
        </table:table-row>
        <table:table-row table:style-name="ro3">
          <table:table-cell office:value-type="string" calcext:value-type="string">
            <text:p>ban đầu nghĩ giá rẻ thì chấp nhận việc không có bass rồi vì chỉ cần nghe tiếng anh thôi. ai dè loa cực kì rè, phải mở nhỏ xíu mới nghe được, hơi to tí là rè. cuối cùng vứt xó, phí tiền, đổi không được, trả k xong, xài k nổi</text:p>
          </table:table-cell>
          <table:table-cell table:number-columns-repeated="1023"/>
        </table:table-row>
        <table:table-row table:style-name="ro2">
          <table:table-cell office:value-type="string" calcext:value-type="string">
            <text:p>bán hàng tầm bậy. thu về sửa chữa giải quyết vấn đề mà k làm. gửi lại cái xài k được thì làm gì?</text:p>
          </table:table-cell>
          <table:table-cell table:number-columns-repeated="1023"/>
        </table:table-row>
        <table:table-row table:style-name="ro2">
          <table:table-cell office:value-type="string" calcext:value-type="string">
            <text:p>bản lề của hộp sạc khi mở ra và đóng lại đều không chắc chắn . đẩy nhẹ có tiếng kêu rất khó chịu.</text:p>
          </table:table-cell>
          <table:table-cell table:number-columns-repeated="1023"/>
        </table:table-row>
        <table:table-row table:style-name="ro2">
          <table:table-cell office:value-type="string" calcext:value-type="string">
            <text:p>bàn phím bấm được nhiều nút, nhưng nhiều khi tốc độ xử lý còn hạn chế</text:p>
          </table:table-cell>
          <table:table-cell table:number-columns-repeated="1023"/>
        </table:table-row>
        <table:table-row table:style-name="ro2">
          <table:table-cell office:value-type="string" calcext:value-type="string">
            <text:p>bàn phím bấm không tốt lắm! có nút lực ấn tốt. có nút ấn kém...</text:p>
          </table:table-cell>
          <table:table-cell table:number-columns-repeated="1023"/>
        </table:table-row>
        <table:table-row table:style-name="ro2">
          <table:table-cell office:value-type="string" calcext:value-type="string">
            <text:p>bàn phím bị bể góc ... <text:s/>nên đổi trả như thế nào</text:p>
          </table:table-cell>
          <table:table-cell table:number-columns-repeated="1023"/>
        </table:table-row>
        <table:table-row table:style-name="ro2">
          <table:table-cell office:value-type="string" calcext:value-type="string">
            <text:p>bàn phím của mình mới thay pin mấy hôm đã bật không lên. không hiểu là bị lỗi hay hao pin nữa! chán</text:p>
          </table:table-cell>
          <table:table-cell table:number-columns-repeated="1023"/>
        </table:table-row>
        <table:table-row table:style-name="ro2">
          <table:table-cell office:value-type="string" calcext:value-type="string">
            <text:p>bàn phím disconnect liên tục, ngồi vài giờ là disconnect vài lần. đã thử cài win lại xem có phải lỗi win hay k nhưng k ăn thua</text:p>
          </table:table-cell>
          <table:table-cell table:number-columns-repeated="1023"/>
        </table:table-row>
        <table:table-row table:style-name="ro3">
          <table:table-cell office:value-type="string" calcext:value-type="string">
            <text:p>bàn phím giả cơ sau 2 tháng sử dụng bắt đầu có hiện tượng dắt phím, phím điều khiến không chuẩn (ấn phím này ra chữ khác), xảy ra với cả 2 chiếc. hàng không rõ nguồn gốc người bán không xuất được hóa đơn</text:p>
          </table:table-cell>
          <table:table-cell table:number-columns-repeated="1023"/>
        </table:table-row>
        <table:table-row table:style-name="ro3">
          <table:table-cell office:value-type="string" calcext:value-type="string">
            <text:p>bàn phím gõ cứng, không được mềm và êm như bàn phím laptop. trọng lượng khá nặng, gần 1 kg. không thích hợp di chuyển lắm vì cộng cả ipadmin, bao da và bàn phím cũng gần 2 kg.</text:p>
          </table:table-cell>
          <table:table-cell table:number-columns-repeated="1023"/>
        </table:table-row>
        <table:table-row table:style-name="ro2">
          <table:table-cell office:value-type="string" calcext:value-type="string">
            <text:p>bàn phím không dây nhưng khá nặng, không tiện cho việc di chuyển nhiều.</text:p>
          </table:table-cell>
          <table:table-cell table:number-columns-repeated="1023"/>
        </table:table-row>
        <table:table-row table:style-name="ro2">
          <table:table-cell office:value-type="string" calcext:value-type="string">
            <text:p>bàn phím lỏng lẻo , . pin kém , sạc kém , sim phải ra thợ mới nhận sim , nói chung là không hài lòng</text:p>
          </table:table-cell>
          <table:table-cell table:number-columns-repeated="1023"/>
        </table:table-row>
        <table:table-row table:style-name="ro3">
          <table:table-cell office:value-type="string" calcext:value-type="string">
            <text:p>bàn phím mới cài có 1 ngày mà phím cách bên trái chùng xuống không bấm được. mình có email yêu cầu tiki đổi hàng cho mình. ming tiki giải quyết gấp. mình cám ơn</text:p>
          </table:table-cell>
          <table:table-cell table:number-columns-repeated="1023"/>
        </table:table-row>
        <table:table-row table:style-name="ro2">
          <table:table-cell office:value-type="string" calcext:value-type="string">
            <text:p>bàn phím nhạy, nhưng mỗi tội không dùng được bàn phím rời để điều chỉnh âm lượng, đèn bàn phím và các phím chức năng khác của bàn phím theo lap</text:p>
          </table:table-cell>
          <table:table-cell table:number-columns-repeated="1023"/>
        </table:table-row>
        <table:table-row table:style-name="ro2">
          <table:table-cell office:value-type="string" calcext:value-type="string">
            <text:p>bàn phím phản hồi hơi chậm. bàn phím phản hồi hơi chậm. bàn phím phản hồi hơi chậm. không vừa ý sản phẩm.</text:p>
          </table:table-cell>
          <table:table-cell table:number-columns-repeated="1023"/>
        </table:table-row>
        <table:table-row table:style-name="ro2">
          <table:table-cell office:value-type="string" calcext:value-type="string">
            <text:p>bàn phím quá chán so vs bàn phím cùng giá <text:s text:c="3"/>không hài lòng</text:p>
          </table:table-cell>
          <table:table-cell table:number-columns-repeated="1023"/>
        </table:table-row>
        <table:table-row table:style-name="ro2">
          <table:table-cell office:value-type="string" calcext:value-type="string">
            <text:p>bàn phím thì ổn. nhưng chuột thì liệt, không vuốt lên xuống được.</text:p>
          </table:table-cell>
          <table:table-cell table:number-columns-repeated="1023"/>
        </table:table-row>
        <table:table-row table:style-name="ro5">
          <table:table-cell office:value-type="string" calcext:value-type="string">
            <text:p>bản thân sản phẩm đánh giá 4 sao <text:s/>trừ 1 sao điểm vận chuyển: mất tiền để vận chuyển tiki hôm sau, nhưng tận 19 ngày sau mới nhận được hàng. <text:s/>trừ tiếp 1 điểm về việc trả lời thắc mắc của tổng đài: 3 lần gọi lên tổng đài. hai lần báo kiểm tra và gọi lại báo tình hình, nhưng không hề gọi lại. lần thứ 3 thì có nói được lý do, nhưng từ lúc đó đến khi nhận được hàng cũng gần 1 tuần. <text:s/>về tính năng định vị tikinow, tiki nên cải thiện lại. nếu như địa chỉ của mình không hỗ trợ, vui lòng đừng hiện. làm mình mất tiền mà không hề được vận chuyển theo thời gian tương ứng. <text:s/>vốn dĩ rất mến tiki, nhưng trải nghiệm xấu xí này làm mất điểm khá nhiều</text:p>
          </table:table-cell>
          <table:table-cell table:number-columns-repeated="1023"/>
        </table:table-row>
        <table:table-row table:style-name="ro2">
          <table:table-cell office:value-type="string" calcext:value-type="string">
            <text:p>bánb lăn bị cạ lăn cứng kêu rè rè rất khó dùng, làm sao đổi hàng đây?</text:p>
          </table:table-cell>
          <table:table-cell table:number-columns-repeated="1023"/>
        </table:table-row>
        <table:table-row table:style-name="ro2">
          <table:table-cell office:value-type="string" calcext:value-type="string">
            <text:p>bằng kim loại thì chắc thật nhưng mà lắp vào thì điện thoại thẳng đứng nhìn rất khó</text:p>
          </table:table-cell>
          <table:table-cell table:number-columns-repeated="1023"/>
        </table:table-row>
        <table:table-row table:style-name="ro3">
          <table:table-cell office:value-type="string" calcext:value-type="string">
            <text:p>băng tần 2,4ghz chạy chuẩn n ổn. <text:s/>băng tần 5ghz chạy chuẩn n, ac đều rất kém ở khoảng cách 15m không bị che chắn nhiều và công suất phát đã ở mức high. nếu bạn muốn chạy chuẩn ac và băng tần 5ghz thì không nên mua sản phẩm này. độ nhạy thu băng tần 5ghz quá kém.</text:p>
          </table:table-cell>
          <table:table-cell table:number-columns-repeated="1023"/>
        </table:table-row>
        <table:table-row table:style-name="ro2">
          <table:table-cell office:value-type="string" calcext:value-type="string">
            <text:p>bánh xe cuộn trang không tích hợp nút bấm, nên dùng để vẽ autocadmin rất khó (không dùng được lệnh "pan"), ai dùng chuột này vẽ cadmin nên nghĩ lại.</text:p>
          </table:table-cell>
          <table:table-cell table:number-columns-repeated="1023"/>
        </table:table-row>
        <table:table-row table:style-name="ro2">
          <table:table-cell office:value-type="string" calcext:value-type="string">
            <text:p>bao bì đã bị tháo rời ra và dán lại sản phẩm để giao cho khách tiếp và bên trong chuột đã qua sử dụng vì có vết cà tại chân của chuột.</text:p>
          </table:table-cell>
          <table:table-cell table:number-columns-repeated="1023"/>
        </table:table-row>
        <table:table-row table:style-name="ro2">
          <table:table-cell office:value-type="string" calcext:value-type="string">
            <text:p>bass loa nhỏ</text:p>
          </table:table-cell>
          <table:table-cell table:number-columns-repeated="1023"/>
        </table:table-row>
        <table:table-row table:style-name="ro2">
          <table:table-cell office:value-type="string" calcext:value-type="string">
            <text:p>bass yếu, và rời rạc quá, treb nhiều. nói chung là tạm được thôi.</text:p>
          </table:table-cell>
          <table:table-cell table:number-columns-repeated="1023"/>
        </table:table-row>
        <table:table-row table:style-name="ro2">
          <table:table-cell office:value-type="string" calcext:value-type="string">
            <text:p>bắt bluetooth kém <text:s/>nhanh hết lắm pin</text:p>
          </table:table-cell>
          <table:table-cell table:number-columns-repeated="1023"/>
        </table:table-row>
        <table:table-row table:style-name="ro2">
          <table:table-cell office:value-type="string" calcext:value-type="string">
            <text:p>bắt buộc phải dùng mouse padmin, nếu không thì không sử dụng được. cảm giác cầm không được thoải mái cho lắm.</text:p>
          </table:table-cell>
          <table:table-cell table:number-columns-repeated="1023"/>
        </table:table-row>
        <table:table-row table:style-name="ro2">
          <table:table-cell office:value-type="string" calcext:value-type="string">
            <text:p>bật em nó lên bị một điểm chết rất nhỏ có đổi được không vậy</text:p>
          </table:table-cell>
          <table:table-cell table:number-columns-repeated="1023"/>
        </table:table-row>
        <table:table-row table:style-name="ro2">
          <table:table-cell office:value-type="string" calcext:value-type="string">
            <text:p>bật k lên được shop</text:p>
          </table:table-cell>
          <table:table-cell table:number-columns-repeated="1023"/>
        </table:table-row>
        <table:table-row table:style-name="ro2">
          <table:table-cell office:value-type="string" calcext:value-type="string">
            <text:p>bắt mang wifi quá yếu</text:p>
          </table:table-cell>
          <table:table-cell table:number-columns-repeated="1023"/>
        </table:table-row>
        <table:table-row table:style-name="ro2">
          <table:table-cell office:value-type="string" calcext:value-type="string">
            <text:p>bắt sóng kém quá, phát lại yếu đi 50% dù cách modem chỉ 5m</text:p>
          </table:table-cell>
          <table:table-cell table:number-columns-repeated="1023"/>
        </table:table-row>
        <table:table-row table:style-name="ro2">
          <table:table-cell office:value-type="string" calcext:value-type="string">
            <text:p>bắt sóng quá yếu. đặc biệt vào buổi tối. cách 1 lớp tường là sóng yếu rõ rệt.</text:p>
          </table:table-cell>
          <table:table-cell table:number-columns-repeated="1023"/>
        </table:table-row>
        <table:table-row table:style-name="ro2">
          <table:table-cell office:value-type="string" calcext:value-type="string">
            <text:p>bắt sóng wifi rất yếu và chậm. không dùng được.</text:p>
          </table:table-cell>
          <table:table-cell table:number-columns-repeated="1023"/>
        </table:table-row>
        <table:table-row table:style-name="ro2">
          <table:table-cell office:value-type="string" calcext:value-type="string">
            <text:p>bắt sóng wifi từ router không ổn định. sau 1 tuần đèn extend không sáng nữa. vào để config wifi thì không thể tìm thấy mặc dù wifi gần sóng căng đét.</text:p>
          </table:table-cell>
          <table:table-cell table:number-columns-repeated="1023"/>
        </table:table-row>
        <table:table-row table:style-name="ro2">
          <table:table-cell office:value-type="string" calcext:value-type="string">
            <text:p>bể kính dù thấy gói gém rất cẩn thận chứng tỏ kính không tốt lắm. giờ sao nhỉ tiki ?</text:p>
          </table:table-cell>
          <table:table-cell table:number-columns-repeated="1023"/>
        </table:table-row>
        <table:table-row table:style-name="ro2">
          <table:table-cell office:value-type="string" calcext:value-type="string">
            <text:p>bị cấn nút âm lượng. mua case cho se2020. nhận được case iphone8. cấn nút âm lượng thành ra nhìn nó trồi lên xấu quá trời... tuy nhiên tiền nào của đó thôi...</text:p>
          </table:table-cell>
          <table:table-cell table:number-columns-repeated="1023"/>
        </table:table-row>
        <table:table-row table:style-name="ro2">
          <table:table-cell office:value-type="string" calcext:value-type="string">
            <text:p>bị hỏng một tai</text:p>
          </table:table-cell>
          <table:table-cell table:number-columns-repeated="1023"/>
        </table:table-row>
        <table:table-row table:style-name="ro2">
          <table:table-cell office:value-type="string" calcext:value-type="string">
            <text:p>bị lỗi 1 tai nghe rồi shop ơiii, e mới mua cách đây 1 ngày thôi cỏn đổi được không shopp</text:p>
          </table:table-cell>
          <table:table-cell table:number-columns-repeated="1023"/>
        </table:table-row>
        <table:table-row table:style-name="ro2">
          <table:table-cell office:value-type="string" calcext:value-type="string">
            <text:p>bị lỗi bên trái. nhận hàng xong lhoong thể nge được bên trái</text:p>
          </table:table-cell>
          <table:table-cell table:number-columns-repeated="1023"/>
        </table:table-row>
        <table:table-row table:style-name="ro2">
          <table:table-cell office:value-type="string" calcext:value-type="string">
            <text:p>bị lỗi loa trong. gọi điện phải bật loa ngoài. sao nhỉ???</text:p>
          </table:table-cell>
          <table:table-cell table:number-columns-repeated="1023"/>
        </table:table-row>
        <table:table-row table:style-name="ro2">
          <table:table-cell office:value-type="string" calcext:value-type="string">
            <text:p>bị lổi mic bên trái nguoi nghe nghe ồ ồ màu của tai nghe lúc mua là màu đen không phải trắng</text:p>
          </table:table-cell>
          <table:table-cell table:number-columns-repeated="1023"/>
        </table:table-row>
        <table:table-row table:style-name="ro3">
          <table:table-cell office:value-type="string" calcext:value-type="string">
            <text:p>bị rạch trc khi giao. thấy bảo rạch để dán tem bảo hành, nhưng chả thấy tem đâu. nhờ it cài thì anh ấy bảo ổ cứng này đã từng cài cho 1 máy khác. dùng vẫn ok nhưng phải dùng hàng cũ nên cho 2*</text:p>
          </table:table-cell>
          <table:table-cell table:number-columns-repeated="1023"/>
        </table:table-row>
        <table:table-row table:style-name="ro2">
          <table:table-cell office:value-type="string" calcext:value-type="string">
            <text:p>bị thiếtu mặt nạ dvd đi kèm như mô tả, không biết có được bổ sung không</text:p>
          </table:table-cell>
          <table:table-cell table:number-columns-repeated="1023"/>
        </table:table-row>
        <table:table-row table:style-name="ro2">
          <table:table-cell office:value-type="string" calcext:value-type="string">
            <text:p>bị thiếtu mất thiết bị chuyển usb type c ra usb a và bao da</text:p>
          </table:table-cell>
          <table:table-cell table:number-columns-repeated="1023"/>
        </table:table-row>
        <table:table-row table:style-name="ro2">
          <table:table-cell office:value-type="string" calcext:value-type="string">
            <text:p>bình thường</text:p>
          </table:table-cell>
          <table:table-cell table:number-columns-repeated="1023"/>
        </table:table-row>
        <table:table-row table:style-name="ro2">
          <table:table-cell office:value-type="string" calcext:value-type="string">
            <text:p>bình thường dùng không sao, nhưng cứ cúp điện rồi có điện lại là bị mất wifi phải tắt đi bật lại, rất phiền.</text:p>
          </table:table-cell>
          <table:table-cell table:number-columns-repeated="1023"/>
        </table:table-row>
        <table:table-row table:style-name="ro2">
          <table:table-cell office:value-type="string" calcext:value-type="string">
            <text:p>blutooth tự động bắt linh tinh, từ 2 tai thành 1 tai, tập tduc phải mang theo doc xạc.</text:p>
          </table:table-cell>
          <table:table-cell table:number-columns-repeated="1023"/>
        </table:table-row>
        <table:table-row table:style-name="ro2">
          <table:table-cell office:value-type="string" calcext:value-type="string">
            <text:p>bn oi cho minh hoi... sao sạc hoài <text:s/>ma pin van màu <text:s/>do vay bn còn nghe nhạc thì 5bai la hết pin roi</text:p>
          </table:table-cell>
          <table:table-cell table:number-columns-repeated="1023"/>
        </table:table-row>
        <table:table-row table:style-name="ro2">
          <table:table-cell office:value-type="string" calcext:value-type="string">
            <text:p>bộ chuyển không tốt, làm mất màu và resize màn hình đáng kể, chân hơi lỏng dễ bị tuột, chả biết dùng được mấy bữa</text:p>
          </table:table-cell>
          <table:table-cell table:number-columns-repeated="1023"/>
        </table:table-row>
        <table:table-row table:style-name="ro2">
          <table:table-cell office:value-type="string" calcext:value-type="string">
            <text:p>bộ này hay bị xung đột sóng với thiết bị wifi khác, sóng không ổn định</text:p>
          </table:table-cell>
          <table:table-cell table:number-columns-repeated="1023"/>
        </table:table-row>
        <table:table-row table:style-name="ro2">
          <table:table-cell office:value-type="string" calcext:value-type="string">
            <text:p>bộ phận xoay để lướt trong trang dùng một thời gian có đâu hiệu chập chờn, tự động di chuyển</text:p>
          </table:table-cell>
          <table:table-cell table:number-columns-repeated="1023"/>
        </table:table-row>
        <table:table-row table:style-name="ro2">
          <table:table-cell office:value-type="string" calcext:value-type="string">
            <text:p>bỏ tai phone vào sạc thì được vài giây lạ không sạc nữa ...đèn sạc tắt trong khi pin còn đầy</text:p>
          </table:table-cell>
          <table:table-cell table:number-columns-repeated="1023"/>
        </table:table-row>
        <table:table-row table:style-name="ro2">
          <table:table-cell office:value-type="string" calcext:value-type="string">
            <text:p>bộ test ok, kìm và hạt quá kém, đặc biệt là hạt kém các lá đồng mỏng yếu không cắn dc vào dây. các bạn không nên mua</text:p>
          </table:table-cell>
          <table:table-cell table:number-columns-repeated="1023"/>
        </table:table-row>
        <table:table-row table:style-name="ro3">
          <table:table-cell office:value-type="string" calcext:value-type="string">
            <text:p>bọc hàng khá cẩn thận, tuy nhiên hộp lại cũ và móp. không còn seal, mấy túi nilon bọc màn và chân đế bị rách, còn dùng băng keo dán lại. cắm lên setup xong thấy màn hơi ám vàng. đại khái là thất vọng.</text:p>
          </table:table-cell>
          <table:table-cell table:number-columns-repeated="1023"/>
        </table:table-row>
        <table:table-row table:style-name="ro2">
          <table:table-cell office:value-type="string" calcext:value-type="string">
            <text:p>box toàn tiếng trung quốc</text:p>
          </table:table-cell>
          <table:table-cell table:number-columns-repeated="1023"/>
        </table:table-row>
        <table:table-row table:style-name="ro2">
          <table:table-cell office:value-type="string" calcext:value-type="string">
            <text:p>bình thườngh, sử dụng lâu dài sẽ bị hư, nhét vô đau tay, nghe được, nhưng tốt nhất đừng mua, tiki giao hàng nhanh</text:p>
          </table:table-cell>
          <table:table-cell table:number-columns-repeated="1023"/>
        </table:table-row>
        <table:table-row table:style-name="ro2">
          <table:table-cell office:value-type="string" calcext:value-type="string">
            <text:p>bực mình mua về không kết nối với loa bluetooth được trong khi các thiết bị khác kết nối bình thường</text:p>
          </table:table-cell>
          <table:table-cell table:number-columns-repeated="1023"/>
        </table:table-row>
        <table:table-row table:style-name="ro2">
          <table:table-cell office:value-type="string" calcext:value-type="string">
            <text:p>bút ban đầu xài ok. nhưng sau đó thì bút bỗng dưng bị hư. đầu bút bị xước không viết được. nói chung chất lượng kém. nn nên cần nhắc trước khi mua.</text:p>
          </table:table-cell>
          <table:table-cell table:number-columns-repeated="1023"/>
        </table:table-row>
        <table:table-row table:style-name="ro2">
          <table:table-cell office:value-type="string" calcext:value-type="string">
            <text:p>bút không nhạy, tôi dùng trên iphone 7 plus, khi ra chữ, khi không</text:p>
          </table:table-cell>
          <table:table-cell table:number-columns-repeated="1023"/>
        </table:table-row>
        <table:table-row table:style-name="ro2">
          <table:table-cell office:value-type="string" calcext:value-type="string">
            <text:p>các phím gõ dính, con số gõ không ăn nên rất dễ bị sai.</text:p>
          </table:table-cell>
          <table:table-cell table:number-columns-repeated="1023"/>
        </table:table-row>
        <table:table-row table:style-name="ro2">
          <table:table-cell office:value-type="string" calcext:value-type="string">
            <text:p>cadmindy không có mặt nạ đi kèm, yêu cầu đổi trả hàng thì không phản hồi</text:p>
          </table:table-cell>
          <table:table-cell table:number-columns-repeated="1023"/>
        </table:table-row>
        <table:table-row table:style-name="ro3">
          <table:table-cell office:value-type="string" calcext:value-type="string">
            <text:p>cái của mình mua bị lỗi hay sao ấy tiki ơi, nghe vừa không liền mạch vừa rè, giống như hai sợi dây mạch ở bên trong bị đứt hay gì. thường mấy tai nghe mình xài vài năm mới bị tình trạng như vậy</text:p>
          </table:table-cell>
          <table:table-cell table:number-columns-repeated="1023"/>
        </table:table-row>
        <table:table-row table:style-name="ro2">
          <table:table-cell office:value-type="string" calcext:value-type="string">
            <text:p>cái của mình sau khi dùng cực kì nóng. như vậy là làm sao?? </text:p>
          </table:table-cell>
          <table:table-cell table:number-columns-repeated="1023"/>
        </table:table-row>
        <table:table-row table:style-name="ro2">
          <table:table-cell office:value-type="string" calcext:value-type="string">
            <text:p>cài đặt nhanh, dễ sử dụng, sóng khỏe. nhưng liên tục bị ngắt kết nối. không thể dùng được với tình trạng này.</text:p>
          </table:table-cell>
          <table:table-cell table:number-columns-repeated="1023"/>
        </table:table-row>
        <table:table-row table:style-name="ro2">
          <table:table-cell office:value-type="string" calcext:value-type="string">
            <text:p>cài đặt xong nhưng các thiết bị kết nối vào không chạy internet được, trong khi kết nối vào cục chủ chạy bình thườngh</text:p>
          </table:table-cell>
          <table:table-cell table:number-columns-repeated="1023"/>
        </table:table-row>
        <table:table-row table:style-name="ro2">
          <table:table-cell office:value-type="string" calcext:value-type="string">
            <text:p>cài driver mệt òm. wifi trường cách 500m bắt được mà wifi hàng xóm có 100m k bắt được</text:p>
          </table:table-cell>
          <table:table-cell table:number-columns-repeated="1023"/>
        </table:table-row>
        <table:table-row table:style-name="ro2">
          <table:table-cell office:value-type="string" calcext:value-type="string">
            <text:p>cái màu đen như hình làm sao để nhận biết pin đã đầy hay chưa ? không thấy một dấu hiệu nào để nhận biết.</text:p>
          </table:table-cell>
          <table:table-cell table:number-columns-repeated="1023"/>
        </table:table-row>
        <table:table-row table:style-name="ro2">
          <table:table-cell office:value-type="string" calcext:value-type="string">
            <text:p>cái moderm này mình hôm nay bị hỏng bây giờ bảo hành như thế nào bạn nhỉ</text:p>
          </table:table-cell>
          <table:table-cell table:number-columns-repeated="1023"/>
        </table:table-row>
        <table:table-row table:style-name="ro2">
          <table:table-cell office:value-type="string" calcext:value-type="string">
            <text:p>cái này khó đeo quá bạn ạ <text:s/>với lại nó kết nối 2 tai mà chỉ có 1 cái nghe được thôi</text:p>
          </table:table-cell>
          <table:table-cell table:number-columns-repeated="1023"/>
        </table:table-row>
        <table:table-row table:style-name="ro2">
          <table:table-cell office:value-type="string" calcext:value-type="string">
            <text:p>cái này sài sóng chập chờn, không tốt</text:p>
          </table:table-cell>
          <table:table-cell table:number-columns-repeated="1023"/>
        </table:table-row>
        <table:table-row table:style-name="ro3">
          <table:table-cell office:value-type="string" calcext:value-type="string">
            <text:p>cái tai nghe <text:s/>1 bên phải nghe nhỏ xíu , bên trái nghe tạm được giò làm thế nào hả tiki ? có gjo điện báo rồi mà chờ mãi không thấy ai hỗ trợ vậy b ? giờ bảo hành ở đấu ?</text:p>
          </table:table-cell>
          <table:table-cell table:number-columns-repeated="1023"/>
        </table:table-row>
        <table:table-row table:style-name="ro2">
          <table:table-cell office:value-type="string" calcext:value-type="string">
            <text:p>cảm biến nhạy nên chạy trên mặt bàn trơn khó chịu.</text:p>
          </table:table-cell>
          <table:table-cell table:number-columns-repeated="1023"/>
        </table:table-row>
        <table:table-row table:style-name="ro2">
          <table:table-cell office:value-type="string" calcext:value-type="string">
            <text:p>cầm cảm giác nhẹ quá đóng gói kém chất lượng phải đùng 1 thời gian mới biết dc nhận hàng không thấy có thẻ bảo hành</text:p>
          </table:table-cell>
          <table:table-cell table:number-columns-repeated="1023"/>
        </table:table-row>
        <table:table-row table:style-name="ro2">
          <table:table-cell office:value-type="string" calcext:value-type="string">
            <text:p>cầm cấn tay ở phần gần cổ tay, con lăn dễ chạm trúng nút bấm con lăn trong khi đăng lăn. bề mặt chuột chơi trơn</text:p>
          </table:table-cell>
          <table:table-cell table:number-columns-repeated="1023"/>
        </table:table-row>
        <table:table-row table:style-name="ro2">
          <table:table-cell office:value-type="string" calcext:value-type="string">
            <text:p>cầm cục pin lắc nghe kêu</text:p>
          </table:table-cell>
          <table:table-cell table:number-columns-repeated="1023"/>
        </table:table-row>
        <table:table-row table:style-name="ro2">
          <table:table-cell office:value-type="string" calcext:value-type="string">
            <text:p>cảm giác chuột dùng cho mỗi việc lướt facebook được. chơi game thì văng loạn xạ</text:p>
          </table:table-cell>
          <table:table-cell table:number-columns-repeated="1023"/>
        </table:table-row>
        <table:table-row table:style-name="ro2">
          <table:table-cell office:value-type="string" calcext:value-type="string">
            <text:p>cắm lần đầu dùng cả bluetooth và đầu usb okie, lần sau thì kết nối bluetooth không được, không dò ra chuột. tiki hỗ trợ giúp!</text:p>
          </table:table-cell>
          <table:table-cell table:number-columns-repeated="1023"/>
        </table:table-row>
        <table:table-row table:style-name="ro2">
          <table:table-cell office:value-type="string" calcext:value-type="string">
            <text:p>cam rất mờ. sản phẩm chất lượng kém , k nên mua dòng này</text:p>
          </table:table-cell>
          <table:table-cell table:number-columns-repeated="1023"/>
        </table:table-row>
        <table:table-row table:style-name="ro2">
          <table:table-cell office:value-type="string" calcext:value-type="string">
            <text:p>cắm từ imac sảng màn hình dell u2412m, tín hiệu ban đầu lúc mới bật máy có lên nhưng chập chờn rồi mất hẳn, không kết nối được nữa. xin trợ giúp tôi</text:p>
          </table:table-cell>
          <table:table-cell table:number-columns-repeated="1023"/>
        </table:table-row>
        <table:table-row table:style-name="ro2">
          <table:table-cell office:value-type="string" calcext:value-type="string">
            <text:p>cảm ứng hơi chậm. sạc pin quá lâu.</text:p>
          </table:table-cell>
          <table:table-cell table:number-columns-repeated="1023"/>
        </table:table-row>
        <table:table-row table:style-name="ro2">
          <table:table-cell office:value-type="string" calcext:value-type="string">
            <text:p>cắm vào củ anken lúc nhận lúc không, củ khác thi lại nhận</text:p>
          </table:table-cell>
          <table:table-cell table:number-columns-repeated="1023"/>
        </table:table-row>
        <table:table-row table:style-name="ro2">
          <table:table-cell office:value-type="string" calcext:value-type="string">
            <text:p>cắm vào cục sạc dự phòng không thấy lên, còn điện thoại thì ok</text:p>
          </table:table-cell>
          <table:table-cell table:number-columns-repeated="1023"/>
        </table:table-row>
        <table:table-row table:style-name="ro2">
          <table:table-cell office:value-type="string" calcext:value-type="string">
            <text:p>cắm vào máy laptop cài win7 64bit, không nhận bàn phím, không kết nối được với điện thoại. tải driver ở orico. cc/... <text:s/>theo hướng dẫn cũng k được?!</text:p>
          </table:table-cell>
          <table:table-cell table:number-columns-repeated="1023"/>
        </table:table-row>
        <table:table-row table:style-name="ro2">
          <table:table-cell office:value-type="string" calcext:value-type="string">
            <text:p>cám vào máy samsung thì nghe được. cắm vào ipadmin thì k nghe thấy j. k tích hợp với ios thì nói rõ cho khách hàng biết.</text:p>
          </table:table-cell>
          <table:table-cell table:number-columns-repeated="1023"/>
        </table:table-row>
        <table:table-row table:style-name="ro2">
          <table:table-cell office:value-type="string" calcext:value-type="string">
            <text:p>cắm vào pc không hiện lên, mong shop rep</text:p>
          </table:table-cell>
          <table:table-cell table:number-columns-repeated="1023"/>
        </table:table-row>
        <table:table-row table:style-name="ro2">
          <table:table-cell office:value-type="string" calcext:value-type="string">
            <text:p>cấm vào samsung a8 không được hàng thì giao nhanh nhưng nghe không được thua....</text:p>
          </table:table-cell>
          <table:table-cell table:number-columns-repeated="1023"/>
        </table:table-row>
        <table:table-row table:style-name="ro2">
          <table:table-cell office:value-type="string" calcext:value-type="string">
            <text:p>cần cải tiến, nâng cấp dây đeo. dây đeo hiện tại, như dây cao su, mùi rất khó chịu.</text:p>
          </table:table-cell>
          <table:table-cell table:number-columns-repeated="1023"/>
        </table:table-row>
        <table:table-row table:style-name="ro3">
          <table:table-cell office:value-type="string" calcext:value-type="string">
            <text:p>cảnh báo cho mọi người trước là sản phẩm giá rẻ này sẽ đem đến khá nhiều phiền phức trong tốc độ lưu trữ. vì sao, copy quá chậm và gián đoạn. nếu mua để copy vào ba cái tài liệu hay cài win này nọ thì 8g để giảm giá và tốc độ cao, chống nước là những tiêu chí hàng đâu.</text:p>
          </table:table-cell>
          <table:table-cell table:number-columns-repeated="1023"/>
        </table:table-row>
        <table:table-row table:style-name="ro2">
          <table:table-cell office:value-type="string" calcext:value-type="string">
            <text:p>cạnh bên trái bị hở, thấy đèn bên trong. cạnh phải ok. không biết do lỗi sản xuất hay vận chuyển</text:p>
          </table:table-cell>
          <table:table-cell table:number-columns-repeated="1023"/>
        </table:table-row>
        <table:table-row table:style-name="ro2">
          <table:table-cell office:value-type="string" calcext:value-type="string">
            <text:p>cáp chỉ dùng duy nhất để sạc, không dùng kết nối pc. nếu bạn nào có ý định mua để kết nối di động với pc thì nên cân nhắc.</text:p>
          </table:table-cell>
          <table:table-cell table:number-columns-repeated="1023"/>
        </table:table-row>
        <table:table-row table:style-name="ro2">
          <table:table-cell office:value-type="string" calcext:value-type="string">
            <text:p>cáp kết nối có 2 đầu. một lần mình cắm vào laptop trước, rồi cắm đầu kia vào ổ đĩa thì nó chập điện, chết luôn mainboard laptop</text:p>
          </table:table-cell>
          <table:table-cell table:number-columns-repeated="1023"/>
        </table:table-row>
        <table:table-row table:style-name="ro2">
          <table:table-cell office:value-type="string" calcext:value-type="string">
            <text:p>cáp không tự ngắt khi đầy, nửa đêm cứ báo đầy liên tục làm không ngủ được</text:p>
          </table:table-cell>
          <table:table-cell table:number-columns-repeated="1023"/>
        </table:table-row>
        <table:table-row table:style-name="ro2">
          <table:table-cell office:value-type="string" calcext:value-type="string">
            <text:p>cáp mình cần là typec và microusb thì typec cắm rất lỏng và khó sạc micro thì tạm ổn</text:p>
          </table:table-cell>
          <table:table-cell table:number-columns-repeated="1023"/>
        </table:table-row>
        <table:table-row table:style-name="ro2">
          <table:table-cell office:value-type="string" calcext:value-type="string">
            <text:p>cáp nhận tín hiệu tuy nhiên hình xuất ra lúc rõ lúc mờ sọc. tín hiệu cáp không ổn định.</text:p>
          </table:table-cell>
          <table:table-cell table:number-columns-repeated="1023"/>
        </table:table-row>
        <table:table-row table:style-name="ro2">
          <table:table-cell office:value-type="string" calcext:value-type="string">
            <text:p>cáp sạc khá nhanh nhưng k hiểu sao mua đầu tháng mà đến giữa tháng thì sạc chập chờ, cắm vào lúc đầu hiện sạc sauu lại k vào</text:p>
          </table:table-cell>
          <table:table-cell table:number-columns-repeated="1023"/>
        </table:table-row>
        <table:table-row table:style-name="ro2">
          <table:table-cell office:value-type="string" calcext:value-type="string">
            <text:p>chậm, lag, quảng cáo nhiều! nhưng rẻ thì chỉ có vậy!</text:p>
          </table:table-cell>
          <table:table-cell table:number-columns-repeated="1023"/>
        </table:table-row>
        <table:table-row table:style-name="ro2">
          <table:table-cell office:value-type="string" calcext:value-type="string">
            <text:p>chân để tản nhiệt không dính được với bề mặt của laptop. chỉ để chết 1 chỗ và kê cho laptop cao hơn thôi.</text:p>
          </table:table-cell>
          <table:table-cell table:number-columns-repeated="1023"/>
        </table:table-row>
        <table:table-row table:style-name="ro2">
          <table:table-cell office:value-type="string" calcext:value-type="string">
            <text:p>chán lắm hỏng nút tăng âm lượng cắm usb mãi không được phải tắt đi bật lại mới nhận</text:p>
          </table:table-cell>
          <table:table-cell table:number-columns-repeated="1023"/>
        </table:table-row>
        <table:table-row table:style-name="ro2">
          <table:table-cell office:value-type="string" calcext:value-type="string">
            <text:p>chán quá bỏ 300k ra mua sạc về không dùng được ? <text:s/>cắm xạc 2 tiếng không vào điện cắm sảng sạc dt cũng không vào pin là sao <text:s/>muốn trả hoặc đổi</text:p>
          </table:table-cell>
          <table:table-cell table:number-columns-repeated="1023"/>
        </table:table-row>
        <table:table-row table:style-name="ro3">
          <table:table-cell office:value-type="string" calcext:value-type="string">
            <text:p>chán quá, lắp ổ cứng vô mà máy cứ lúc <text:s/>thì nhận được, lúc không nhận được ổ cứng. có ai bị giống vậy không, đã thử thay ổ cứng mà vẫn bị. có cái switch nhỏ ở candy bay mình đã chuyển các kiểu nhưng vẫn bị như vậy. có bạn nào biết cách khắc phục không</text:p>
          </table:table-cell>
          <table:table-cell table:number-columns-repeated="1023"/>
        </table:table-row>
        <table:table-row table:style-name="ro2">
          <table:table-cell office:value-type="string" calcext:value-type="string">
            <text:p>chán queo, pin xào chưa được bao lâu mà hết, hao pin kinh dị</text:p>
          </table:table-cell>
          <table:table-cell table:number-columns-repeated="1023"/>
        </table:table-row>
        <table:table-row table:style-name="ro2">
          <table:table-cell office:value-type="string" calcext:value-type="string">
            <text:p>chặn và kiểm soát internet quá nhiều dẫn tới chậm loadmin mạng, không phân biệt được cái nào cần cho kết nối cái nào chặn người dùng phải oke thủ công</text:p>
          </table:table-cell>
          <table:table-cell table:number-columns-repeated="1023"/>
        </table:table-row>
        <table:table-row table:style-name="ro3">
          <table:table-cell office:value-type="string" calcext:value-type="string">
            <text:p>chán. dùng lúc đầu được 2-3 tuần thấy ok. qua tuần thứ tư do dọn phòng nên tắt router sau đó mở lại thì router hiện đầy đủ kí hiệu, có sóng nhưng không có internet. (như trên hình)</text:p>
          </table:table-cell>
          <table:table-cell table:number-columns-repeated="1023"/>
        </table:table-row>
        <table:table-row table:style-name="ro2">
          <table:table-cell office:value-type="string" calcext:value-type="string">
            <text:p>chẳng thấy có tác dụng gì, cắm vào toàn thấy phá sóng</text:p>
          </table:table-cell>
          <table:table-cell table:number-columns-repeated="1023"/>
        </table:table-row>
        <table:table-row table:style-name="ro3">
          <table:table-cell office:value-type="string" calcext:value-type="string">
            <text:p>chào admin, mình cảm thấy không hài lòng với sản phẩm chuột không dây này lắm, ở chỗ khi mình mua về thì sản phẩm bị mất con chip nano để kết nối với chuột. mình xin nhận một phần lỗi vì đã không kiểm tra hàng trước khi nhận bởi lẽ mình rất tin tưởng tiki từ xưa đến nay rồi...mong admin phản hồi comment của mình.</text:p>
          </table:table-cell>
          <table:table-cell table:number-columns-repeated="1023"/>
        </table:table-row>
        <table:table-row table:style-name="ro3">
          <table:table-cell office:value-type="string" calcext:value-type="string">
            <text:p>chào shop <text:s/>mình có mua bàn phím này được hơn 1 tuần rồi. tuy nhiên tới hôm nay mình vẫn chưa nhận được hóa đơn điện tử trong email mình. shop xem giúp mình nhé. số đơn hàng: #266068513</text:p>
          </table:table-cell>
          <table:table-cell table:number-columns-repeated="1023"/>
        </table:table-row>
        <table:table-row table:style-name="ro2">
          <table:table-cell office:value-type="string" calcext:value-type="string">
            <text:p>chào shop tai nghe blutooth i12 trên quảng cáo có giá 111k nhưng khi kích mua thi giá lại 178k có kèm hình ảnh . như vậy là sao hả shop mong shop tư vấn dúp</text:p>
          </table:table-cell>
          <table:table-cell table:number-columns-repeated="1023"/>
        </table:table-row>
        <table:table-row table:style-name="ro2">
          <table:table-cell office:value-type="string" calcext:value-type="string">
            <text:p>chào sop khi em cắm sạc tai nghe mà không hiện đèn vậy đã sạc chx ạ</text:p>
          </table:table-cell>
          <table:table-cell table:number-columns-repeated="1023"/>
        </table:table-row>
        <table:table-row table:style-name="ro3">
          <table:table-cell office:value-type="string" calcext:value-type="string">
            <text:p>chào tiki, ngày 3.3 mình có nhận 2 máy, tuy nhiên 1 máy hộp bị tuột pin rất nhanh mặc dù không xài, sạc ngày trước ngày sau còn 20%. tiki vui lòng đổi máy khác dùm. cám ơn tiki.</text:p>
          </table:table-cell>
          <table:table-cell table:number-columns-repeated="1023"/>
        </table:table-row>
        <table:table-row table:style-name="ro2">
          <table:table-cell office:value-type="string" calcext:value-type="string">
            <text:p>chào tiki, tai nghe của mình 1 bên không sạc được, mình có thể liên hệ để đổi cái khác được không ?</text:p>
          </table:table-cell>
          <table:table-cell table:number-columns-repeated="1023"/>
        </table:table-row>
        <table:table-row table:style-name="ro3">
          <table:table-cell office:value-type="string" calcext:value-type="string">
            <text:p>chào, <text:s/>xin giải thích tại sao số s/n và p/n trên bao bì khác với các số s/n và p/n trên thân chuột ? có phải bên bán đã bỏ nhầm model nào khác vào bao bì chuột m171 ????? <text:s/>xem hình kèm theo để rõ hơn.</text:p>
          </table:table-cell>
          <table:table-cell table:number-columns-repeated="1023"/>
        </table:table-row>
        <table:table-row table:style-name="ro2">
          <table:table-cell office:value-type="string" calcext:value-type="string">
            <text:p>chập chờn quá. ở gần dùng mạng lan thì mạng. wifi thì bó tay. <text:s/>thua con cùi. admind liên hệ lại hỗ trợ đổi sản phẩm với ạ. <text:s/>em vừa mua được vài hôm. </text:p>
          </table:table-cell>
          <table:table-cell table:number-columns-repeated="1023"/>
        </table:table-row>
        <table:table-row table:style-name="ro5">
          <table:table-cell office:value-type="string" calcext:value-type="string">
            <text:p>chất âm bình thường. khả năng kết nối k ổn định, đôi khi nghe nhạc bị giật lag, ngắt kết nối 1 giây, làm ảnh hưởng trải nghiệm. tai nghe bên trái vừa khít, bên phải cảm giác lỏng, ấn sâu thì đau mà để bình thường sợ rớt. cẩn thận khi đeo lúc đi xe kẻo rớt một bên là vứt luôn cả cụm. cảm ứng nhạy quá nên đôi khi đưa tay lên chỉnh vị trí tai nghe lỏng, thì tự động pause. cảm ứng đôi khi k ổn định nên bấm next bài (2 nhấn) thì nhận là tạm dừng, và ngược lại. tai trái đôi lúc tự ngắt kết nối, cần reset. còn lại thì pin ổn, lâu, gọn nhẹ. cảm giác nói chung là tệ, khá tệ. thời gian đầu còn nghe, mấy hôm gần đây thì vứt xó.</text:p>
          </table:table-cell>
          <table:table-cell table:number-columns-repeated="1023"/>
        </table:table-row>
        <table:table-row table:style-name="ro2">
          <table:table-cell office:value-type="string" calcext:value-type="string">
            <text:p>chất liệu da quá kém. dùng 6 tháng đã nát, bể rồi.</text:p>
          </table:table-cell>
          <table:table-cell table:number-columns-repeated="1023"/>
        </table:table-row>
        <table:table-row table:style-name="ro2">
          <table:table-cell office:value-type="string" calcext:value-type="string">
            <text:p>chất liệu nhựa của vòng đeo tay quá tệ, màu sắc bị nhoè, o sắc nét, o hài lòng</text:p>
          </table:table-cell>
          <table:table-cell table:number-columns-repeated="1023"/>
        </table:table-row>
        <table:table-row table:style-name="ro2">
          <table:table-cell office:value-type="string" calcext:value-type="string">
            <text:p>chất lượng âm còn kém cả con tivi của mình. dùng chỉ để chống cháy loa tivi</text:p>
          </table:table-cell>
          <table:table-cell table:number-columns-repeated="1023"/>
        </table:table-row>
        <table:table-row table:style-name="ro3">
          <table:table-cell office:value-type="string" calcext:value-type="string">
            <text:p>chất lượng âm thanh của tai nghe thì tạm được, có điều đầu tai nghe quá to, đeo tí xíu là đau tai rồi. hơi bị hối hận. cái của mình không có kẹp áo như hình ảnh các bạn khác chụp. tiki giao hàng quá nhanh, đặt thứ bảy là chủ nhật giao rồi.</text:p>
          </table:table-cell>
          <table:table-cell table:number-columns-repeated="1023"/>
        </table:table-row>
        <table:table-row table:style-name="ro2">
          <table:table-cell office:value-type="string" calcext:value-type="string">
            <text:p>chất lượng âm thanh kém, chất lượng dây dễ đứt, không có nút điều chỉnh âm lượng</text:p>
          </table:table-cell>
          <table:table-cell table:number-columns-repeated="1023"/>
        </table:table-row>
        <table:table-row table:style-name="ro2">
          <table:table-cell office:value-type="string" calcext:value-type="string">
            <text:p>chất lượng âm thanh ổn , tuy nhiên mic không sử dụng được, dây bị rối</text:p>
          </table:table-cell>
          <table:table-cell table:number-columns-repeated="1023"/>
        </table:table-row>
        <table:table-row table:style-name="ro3">
          <table:table-cell office:value-type="string" calcext:value-type="string">
            <text:p>chất lượng đi với giá tiền. sản phẩm giao bị lỗi, xéo cả mặt, chổ để con mi vừa nhưng lệch sảng 1 bên đeo lên tay nhìn rất kì. mong shop cẩn thận hơn trong việc lựa hàng giao. nếu được team hổ trợ tiki cho m xin code giảm giá nhé ( chứ có mấy chục mình lười gọi lên cskh của tiki rồi gởi hoàn các kiểu) cám ơn ạ</text:p>
          </table:table-cell>
          <table:table-cell table:number-columns-repeated="1023"/>
        </table:table-row>
        <table:table-row table:style-name="ro2">
          <table:table-cell office:value-type="string" calcext:value-type="string">
            <text:p>chất lượng dịch dụ tiki tốt nhưng sản phẩm không tốt. đổi mới rồi nhưng vẫn không hết nối được với blutooth</text:p>
          </table:table-cell>
          <table:table-cell table:number-columns-repeated="1023"/>
        </table:table-row>
        <table:table-row table:style-name="ro3">
          <table:table-cell office:value-type="string" calcext:value-type="string">
            <text:p>chất lượng hoàn thiện: ọp ẹp (6đ) chất âm: nghe như tai nghe tặng kèm mất <text:s/>điện thoại trung quốc lô micro: khi đàm thoại nói với cường độ như bình thường thi bên kia không nghe được gì, không có chống ồn, khử nhiễu nên khi đàm thoại bên kia nghe kiểu như đang nc với tổng đài tự động</text:p>
          </table:table-cell>
          <table:table-cell table:number-columns-repeated="1023"/>
        </table:table-row>
        <table:table-row table:style-name="ro2">
          <table:table-cell office:value-type="string" calcext:value-type="string">
            <text:p>chất lượng kém,một cái không nghe được.mong xem lai sản phẩm bán ra đi</text:p>
          </table:table-cell>
          <table:table-cell table:number-columns-repeated="1023"/>
        </table:table-row>
        <table:table-row table:style-name="ro2">
          <table:table-cell office:value-type="string" calcext:value-type="string">
            <text:p>chất lượng kém. mực in bị nhòe</text:p>
          </table:table-cell>
          <table:table-cell table:number-columns-repeated="1023"/>
        </table:table-row>
        <table:table-row table:style-name="ro2">
          <table:table-cell office:value-type="string" calcext:value-type="string">
            <text:p>chất lượng không được tốt. mình có thể trả lại sản phẩm được không?</text:p>
          </table:table-cell>
          <table:table-cell table:number-columns-repeated="1023"/>
        </table:table-row>
        <table:table-row table:style-name="ro2">
          <table:table-cell office:value-type="string" calcext:value-type="string">
            <text:p>chất lượng không như mong đợi. lầu 1 để router ds: 3.5 mb/s tầng trệt cắm thiết bị từ vài kb tăng lên 0.7mb/s</text:p>
          </table:table-cell>
          <table:table-cell table:number-columns-repeated="1023"/>
        </table:table-row>
        <table:table-row table:style-name="ro2">
          <table:table-cell office:value-type="string" calcext:value-type="string">
            <text:p>chất lượng không tốt. mặc dù bắt và phát dc. nhưng rất hay bị mất kết nối internet.</text:p>
          </table:table-cell>
          <table:table-cell table:number-columns-repeated="1023"/>
        </table:table-row>
        <table:table-row table:style-name="ro2">
          <table:table-cell office:value-type="string" calcext:value-type="string">
            <text:p>chất lượng máy hơi kém, ọp ẹp. pin tụt nhanh...</text:p>
          </table:table-cell>
          <table:table-cell table:number-columns-repeated="1023"/>
        </table:table-row>
        <table:table-row table:style-name="ro6">
          <table:table-cell office:value-type="string" calcext:value-type="string">
            <text:p>chất lượng máy tốt. mình mua máy và chọn phương thức trả góp, trong bước thanh toán mình chọn thẻ vpbank và vẫn hiện lên thông tin trả góp trong thời gian 6 tháng, mỗi tháng 4.248.333 đ sau khi hoàn tất giao dịch thẻ của mình gửi thông tin đã thanh toán full gía trị máy. mình nghĩ đây chỉ là thông báo sau khi hoàn thành giao dịch, số tiền mình thực trả mỗi tháng sẽ được báo chi tiết trong sao kê. nhưng đến khi nhận sao kê thì mới biết mình phải trả full giá trị máy thật. <text:s text:c="2"/>mình gọi cho ngân hàng thì họ bảo họ không liên kết với đối tác nào về việc hỗ trợ trả góp. mình gọi hotline tiki thì cũng được giải thích là tiki không hỗ trợ mua trả góp qua thẻ timo (vpbank). bạn nv có giải thích thêm là trên góc nhỏ phía trên trang web có mục "ưu đãi đối tác" nhấn mạnh về việc đó. đây là món hàng nhiều tiền nên mình nên xem mục đó trước khi mua. <text:s/>đúng là khách hàng không đọc kỹ trước khi mua nên một phần là do lỗi bất cẩn không tìm hiểu kỹ, nhưng nếu hai bên ngân hàng và tiki không làm việc và hỗ trợ khách hàng sử dụng dịch vụ trả góp của ngân hàng đó thì tại sao hiện lên thông tin của của ngân hàng cho khách chọn. khi không được nhắc nhở hay nhận được thông tin gì sau khi giao dịch thành công mình vẫn không biết là mình đã thanh toán 100% giá trị máy. <text:s text:c="2"/>mọi chuyện đã rồi nên người tiêu dùng buộc phải trả tiền thôi nhưng trải nghiệm không được tốt cho lắm.</text:p>
          </table:table-cell>
          <table:table-cell table:number-columns-repeated="1023"/>
        </table:table-row>
        <table:table-row table:style-name="ro2">
          <table:table-cell office:value-type="string" calcext:value-type="string">
            <text:p>chất lượng nghe chói tai.</text:p>
          </table:table-cell>
          <table:table-cell table:number-columns-repeated="1023"/>
        </table:table-row>
        <table:table-row table:style-name="ro2">
          <table:table-cell office:value-type="string" calcext:value-type="string">
            <text:p>chất lượng nghe không hay lắm, bass không tốt nên nghe khá chát. dù thương hiệu có nhưng dòng này không ổn. tai phone đeo có cảm giác khá ngứa khi đeo lâu.</text:p>
          </table:table-cell>
          <table:table-cell table:number-columns-repeated="1023"/>
        </table:table-row>
        <table:table-row table:style-name="ro2">
          <table:table-cell office:value-type="string" calcext:value-type="string">
            <text:p>chất lượng nhựa quá kém, rớt phát téc luôn cái viền thì bảo vệ cái j</text:p>
          </table:table-cell>
          <table:table-cell table:number-columns-repeated="1023"/>
        </table:table-row>
        <table:table-row table:style-name="ro2">
          <table:table-cell office:value-type="string" calcext:value-type="string">
            <text:p>chất lượng quá tệ</text:p>
          </table:table-cell>
          <table:table-cell table:number-columns-repeated="1023"/>
        </table:table-row>
        <table:table-row table:style-name="ro2">
          <table:table-cell office:value-type="string" calcext:value-type="string">
            <text:p>chất lượng sản phẩm còn kém</text:p>
          </table:table-cell>
          <table:table-cell table:number-columns-repeated="1023"/>
        </table:table-row>
        <table:table-row table:style-name="ro3">
          <table:table-cell office:value-type="string" calcext:value-type="string">
            <text:p>chất lượng sản phẩm khá tốt, lúc nhận hộp bị móp méo do vận chuyển không tốt, không thấy có giấy tờ gì để bảo hành? vậy nếu hư thì phải bảo hành như thế nào hả tiki?</text:p>
          </table:table-cell>
          <table:table-cell table:number-columns-repeated="1023"/>
        </table:table-row>
        <table:table-row table:style-name="ro2">
          <table:table-cell office:value-type="string" calcext:value-type="string">
            <text:p>chất lượng sóng sánh rất kém chỗ nào mà 3 vạch, gọi điện tậm tịt lúc được lúc không</text:p>
          </table:table-cell>
          <table:table-cell table:number-columns-repeated="1023"/>
        </table:table-row>
        <table:table-row table:style-name="ro4">
          <table:table-cell office:value-type="string" calcext:value-type="string">
            <text:p>chất lượng tai nghe không ổn ạ. với giá tiền như vậy mình cũng không đòi hỏi cao gì. nhưng chất lượng nghe gọi rất kém, bên gọi đến nói nghe rất rè, bên nhận cuộc gọi thì nói bên kia không nghe. chạm cảm ứng không ổn chút nào mặc dù số lần chạm mình đã làm theo hướng dẫn. nghe nhạc thì tạm ổn. kết nối bluetooth và hình thức sản phẩm thì ổn.</text:p>
          </table:table-cell>
          <table:table-cell table:number-columns-repeated="1023"/>
        </table:table-row>
        <table:table-row table:style-name="ro2">
          <table:table-cell office:value-type="string" calcext:value-type="string">
            <text:p>chất nhựa tái chế nhìn không đẹp tí nào. sản phẩm cũng không giữ cân bằng tốt</text:p>
          </table:table-cell>
          <table:table-cell table:number-columns-repeated="1023"/>
        </table:table-row>
        <table:table-row table:style-name="ro4">
          <table:table-cell office:value-type="string" calcext:value-type="string">
            <text:p>chất ượng miband 4 thì tốt và đẹp. <text:s/>tuy nhiên, mua có khuyến mãi 2 voucher xem phim cgv thì lại không giao, gọi thì kêu ngày 1/7/2019 sẽ giao, mà tới hết ngày hôm nay 2/7/2019 cũng chưa thấy ai gọi nói gì về việc giao 2 cái vé xem phim. chán thật. mai chắc gọi nhắc tiếp quá! <text:s/>không đáng bao nhiêu, nhưng không thích vậy, phải nhắc cho có mới thôi. tiki lần này làm mình thất vọng quá!</text:p>
          </table:table-cell>
          <table:table-cell table:number-columns-repeated="1023"/>
        </table:table-row>
        <table:table-row table:style-name="ro3">
          <table:table-cell office:value-type="string" calcext:value-type="string">
            <text:p>chế độ giao hàng quá tệ nhân viên giao hàng không giao tới nơi bắt mình phải đi 1 quãng đường dài mới lấy được.còn dọa bảo không đi lấy thì trả lại hàng tiki nên đổi đối tác giao hàng chứ tôi bị 2 lần rồi</text:p>
          </table:table-cell>
          <table:table-cell table:number-columns-repeated="1023"/>
        </table:table-row>
        <table:table-row table:style-name="ro2">
          <table:table-cell office:value-type="string" calcext:value-type="string">
            <text:p>chi chế độ báo thức không chỉnh dc âm. âm báo thức qá nhỏ.</text:p>
          </table:table-cell>
          <table:table-cell table:number-columns-repeated="1023"/>
        </table:table-row>
        <table:table-row table:style-name="ro2">
          <table:table-cell office:value-type="string" calcext:value-type="string">
            <text:p>chỉ có điện thoại mới xài được còn ipadmin thì không</text:p>
          </table:table-cell>
          <table:table-cell table:number-columns-repeated="1023"/>
        </table:table-row>
        <table:table-row table:style-name="ro2">
          <table:table-cell office:value-type="string" calcext:value-type="string">
            <text:p>chỉ có một bên trái nghe được hơi rè</text:p>
          </table:table-cell>
          <table:table-cell table:number-columns-repeated="1023"/>
        </table:table-row>
        <table:table-row table:style-name="ro2">
          <table:table-cell office:value-type="string" calcext:value-type="string">
            <text:p>chỉ hổ trợ cổng hdmi, cổng display port đã test nhiều cách nhưng không có tín hiệu...</text:p>
          </table:table-cell>
          <table:table-cell table:number-columns-repeated="1023"/>
        </table:table-row>
        <table:table-row table:style-name="ro2">
          <table:table-cell office:value-type="string" calcext:value-type="string">
            <text:p>chỉ là đút vào túi quần khi đi xe máy thôi mà gần như cả chặng đường chập chờn lúc lên lúc xuống</text:p>
          </table:table-cell>
          <table:table-cell table:number-columns-repeated="1023"/>
        </table:table-row>
        <table:table-row table:style-name="ro2">
          <table:table-cell office:value-type="string" calcext:value-type="string">
            <text:p>chỉ là loại hàng tạm ổn thôi</text:p>
          </table:table-cell>
          <table:table-cell table:number-columns-repeated="1023"/>
        </table:table-row>
        <table:table-row table:style-name="ro2">
          <table:table-cell office:value-type="string" calcext:value-type="string">
            <text:p>chỉ nghe được 1 bên còn nắp thì rất dễ sứt ra không bk có thể đổi lại được không ạ</text:p>
          </table:table-cell>
          <table:table-cell table:number-columns-repeated="1023"/>
        </table:table-row>
        <table:table-row table:style-name="ro3">
          <table:table-cell office:value-type="string" calcext:value-type="string">
            <text:p>chỉ nghe được 1 tai bên trái, một khi đã connect thì mở cho đến khi hết pin, ngay cả cho lại vô hộp và đóng nắp :) điểm cộng chỉ được cái màu cưng. gía tiền cũng không mắc nên không expect cao cho lắm.</text:p>
          </table:table-cell>
          <table:table-cell table:number-columns-repeated="1023"/>
        </table:table-row>
        <table:table-row table:style-name="ro2">
          <table:table-cell office:value-type="string" calcext:value-type="string">
            <text:p>chỉ nghe được 1 tai nghe bên phải còn tai nghe bên trái nghe không được. cần shop đổi lại sản phẩm không bị lỗi</text:p>
          </table:table-cell>
          <table:table-cell table:number-columns-repeated="1023"/>
        </table:table-row>
        <table:table-row table:style-name="ro2">
          <table:table-cell office:value-type="string" calcext:value-type="string">
            <text:p>chỉ nghe được một bên tai</text:p>
          </table:table-cell>
          <table:table-cell table:number-columns-repeated="1023"/>
        </table:table-row>
        <table:table-row table:style-name="ro2">
          <table:table-cell office:value-type="string" calcext:value-type="string">
            <text:p>chỉ nghe được một bên tai, còn một bên tịt, cũng không trông mong gì nhiều</text:p>
          </table:table-cell>
          <table:table-cell table:number-columns-repeated="1023"/>
        </table:table-row>
        <table:table-row table:style-name="ro2">
          <table:table-cell office:value-type="string" calcext:value-type="string">
            <text:p>chỉ nghe được một tai :) mong shop đổi hàng giúp mình ạ</text:p>
          </table:table-cell>
          <table:table-cell table:number-columns-repeated="1023"/>
        </table:table-row>
        <table:table-row table:style-name="ro2">
          <table:table-cell office:value-type="string" calcext:value-type="string">
            <text:p>chỉ qua lần thứ 2 sử dụng, sản phẩm đã bị gãy và hư hỏng rồi</text:p>
          </table:table-cell>
          <table:table-cell table:number-columns-repeated="1023"/>
        </table:table-row>
        <table:table-row table:style-name="ro2">
          <table:table-cell office:value-type="string" calcext:value-type="string">
            <text:p>chỉ sài được 2 tháng là hư không bắt được wifi</text:p>
          </table:table-cell>
          <table:table-cell table:number-columns-repeated="1023"/>
        </table:table-row>
        <table:table-row table:style-name="ro2">
          <table:table-cell office:value-type="string" calcext:value-type="string">
            <text:p>chiếc này chỉ dùng dc với windows , cac os khac hinh như không dùng dc</text:p>
          </table:table-cell>
          <table:table-cell table:number-columns-repeated="1023"/>
        </table:table-row>
        <table:table-row table:style-name="ro4">
          <table:table-cell office:value-type="string" calcext:value-type="string">
            <text:p>chiếc usb nhỏ, gọn, và rất đẹp, tuy nhiên với dung lượng 16gb nhưng tốc độ quá chậm. sử dụng để làm việc văn phòng thì dung lượng quá lớn. mà sử dụng làm công cụ xem phim hay lưu chuyển dữ liệu thường xuyên thì quá chậm. nói chung hiện nay usb 3.0 đã khá rẻ. thiết nghĩ mọi người nên xem xét các loại usb tốc độ cao với dung lượng lớn hơn</text:p>
          </table:table-cell>
          <table:table-cell table:number-columns-repeated="1023"/>
        </table:table-row>
        <table:table-row table:style-name="ro2">
          <table:table-cell office:value-type="string" calcext:value-type="string">
            <text:p>chip 625 mà lang quá làm sao khắc phục</text:p>
          </table:table-cell>
          <table:table-cell table:number-columns-repeated="1023"/>
        </table:table-row>
        <table:table-row table:style-name="ro3">
          <table:table-cell office:value-type="string" calcext:value-type="string">
            <text:p>cho 2 sao thôi. cadmindy này k tương thích với tất cả các ổ quang. về phải chế một chút mới lắp được vào máy, nhưng cuối cùng vẫn k lắp được cái nắp đậy đành để trần vậy</text:p>
          </table:table-cell>
          <table:table-cell table:number-columns-repeated="1023"/>
        </table:table-row>
        <table:table-row table:style-name="ro3">
          <table:table-cell office:value-type="string" calcext:value-type="string">
            <text:p>cho 2 sao vì đặt ship 24h dự tính 06/06/2020 ship mà đến 11/06/2020 mới ship . mất thêm 10k để ship nhanh 24h mà chậm những gần 1 tuần , không thèm thông báo gì cho khách !</text:p>
          </table:table-cell>
          <table:table-cell table:number-columns-repeated="1023"/>
        </table:table-row>
        <table:table-row table:style-name="ro2">
          <table:table-cell office:value-type="string" calcext:value-type="string">
            <text:p>cho e hỏi bảo hành chuột kiểu j ạ, e mới mua vài ngày đã hỏng</text:p>
          </table:table-cell>
          <table:table-cell table:number-columns-repeated="1023"/>
        </table:table-row>
        <table:table-row table:style-name="ro5">
          <table:table-cell office:value-type="string" calcext:value-type="string">
            <text:p>cho e hỏi e mua cái appw này được 1 tháng, mà do e ít sử dụng nên e không để ý. mấy này e e mang ra sử dụng thì mọi thứ bình thường. nhưng chỉ có điều e vào tin nhắn messenger của facebook không được, nhưng mỗi khi có tin nhắn facebook tới thì vẫn xem và trả lời được. nhưng không vào bên trong được. nó cứ bảo đăng nhập từ điện thoại. e đã thử mọi cách. e đã xoá, tải lại, cập nhật phần mềm. ghép đôi với điện thoại lại mà vẫn không vào được. <text:s/>và lúc ghép đôi e chạy xe ngoài đường trong trạng thái vẫn đang ghép đôi nhưng có lúc nó báo có cuộc gọi, có lúc không báo ạ.</text:p>
          </table:table-cell>
          <table:table-cell table:number-columns-repeated="1023"/>
        </table:table-row>
        <table:table-row table:style-name="ro2">
          <table:table-cell office:value-type="string" calcext:value-type="string">
            <text:p>cho em hỏi nhận hàng không giống hình thì có trả lại được k ạ</text:p>
          </table:table-cell>
          <table:table-cell table:number-columns-repeated="1023"/>
        </table:table-row>
        <table:table-row table:style-name="ro2">
          <table:table-cell office:value-type="string" calcext:value-type="string">
            <text:p>cho em hỏi sao mà kết nối được có 1 bên vậy ạ</text:p>
          </table:table-cell>
          <table:table-cell table:number-columns-repeated="1023"/>
        </table:table-row>
        <table:table-row table:style-name="ro2">
          <table:table-cell office:value-type="string" calcext:value-type="string">
            <text:p>cho hỏi có đổi hàng được không ạ , tai chỉ nghe được 1 bên thôi</text:p>
          </table:table-cell>
          <table:table-cell table:number-columns-repeated="1023"/>
        </table:table-row>
        <table:table-row table:style-name="ro2">
          <table:table-cell office:value-type="string" calcext:value-type="string">
            <text:p>cho minh hỏi , minh đặc lộn cổng sạc cho iphone , có cho đổi lai duoc o vay admin</text:p>
          </table:table-cell>
          <table:table-cell table:number-columns-repeated="1023"/>
        </table:table-row>
        <table:table-row table:style-name="ro2">
          <table:table-cell office:value-type="string" calcext:value-type="string">
            <text:p>cho mình hỏi chút, cặp tai nghe mình mua về 1 thời điểm chỉ có tiếng từ 1 bên tai nghe, tắt bên này thì bên kia sẽ có tiếng, mình đã kết nối bluetooth cả 2 tai rồi</text:p>
          </table:table-cell>
          <table:table-cell table:number-columns-repeated="1023"/>
        </table:table-row>
        <table:table-row table:style-name="ro2">
          <table:table-cell office:value-type="string" calcext:value-type="string">
            <text:p>cho mình hỏi sao bảo nguyên seal chưa active mà khi mình kiểm tra lại thấy ngày active không phải ngày mình mở hộp vậy ạ???</text:p>
          </table:table-cell>
          <table:table-cell table:number-columns-repeated="1023"/>
        </table:table-row>
        <table:table-row table:style-name="ro2">
          <table:table-cell office:value-type="string" calcext:value-type="string">
            <text:p>cho mình hỏi: hàng bán là hàng nguyên seal, sao khi mình bóc thì thấy có một seal khác dán đè lên seal đã bị cắt???</text:p>
          </table:table-cell>
          <table:table-cell table:number-columns-repeated="1023"/>
        </table:table-row>
        <table:table-row table:style-name="ro2">
          <table:table-cell office:value-type="string" calcext:value-type="string">
            <text:p>chơi game bằng wifi ping nhảy liên tục, cắm dây lan thì hết. nói chung không hài lòng về chất lượng sản phẩm</text:p>
          </table:table-cell>
          <table:table-cell table:number-columns-repeated="1023"/>
        </table:table-row>
        <table:table-row table:style-name="ro2">
          <table:table-cell office:value-type="string" calcext:value-type="string">
            <text:p>chơi game ping rớt liên tục, thua cả moden wifi xiaomi gen 3</text:p>
          </table:table-cell>
          <table:table-cell table:number-columns-repeated="1023"/>
        </table:table-row>
        <table:table-row table:style-name="ro2">
          <table:table-cell office:value-type="string" calcext:value-type="string">
            <text:p>chưa bít chất lượng thế nào nhưng nhận hàng bị bể. nhận hàng sớm hơn 1 ngày</text:p>
          </table:table-cell>
          <table:table-cell table:number-columns-repeated="1023"/>
        </table:table-row>
        <table:table-row table:style-name="ro2">
          <table:table-cell office:value-type="string" calcext:value-type="string">
            <text:p>chưa đạt</text:p>
          </table:table-cell>
          <table:table-cell table:number-columns-repeated="1023"/>
        </table:table-row>
        <table:table-row table:style-name="ro2">
          <table:table-cell office:value-type="string" calcext:value-type="string">
            <text:p>chưa được ưng ý, nhưng với số tiền thì tạm chấp nhận</text:p>
          </table:table-cell>
          <table:table-cell table:number-columns-repeated="1023"/>
        </table:table-row>
        <table:table-row table:style-name="ro2">
          <table:table-cell office:value-type="string" calcext:value-type="string">
            <text:p>chưa dùng được, mong nhận dc sự hướng dẫn sử dụng cụ thể</text:p>
          </table:table-cell>
          <table:table-cell table:number-columns-repeated="1023"/>
        </table:table-row>
        <table:table-row table:style-name="ro2">
          <table:table-cell office:value-type="string" calcext:value-type="string">
            <text:p>chưa gì sứt mạch</text:p>
          </table:table-cell>
          <table:table-cell table:number-columns-repeated="1023"/>
        </table:table-row>
        <table:table-row table:style-name="ro2">
          <table:table-cell office:value-type="string" calcext:value-type="string">
            <text:p>chưa ưng ý</text:p>
          </table:table-cell>
          <table:table-cell table:number-columns-repeated="1023"/>
        </table:table-row>
        <table:table-row table:style-name="ro2">
          <table:table-cell office:value-type="string" calcext:value-type="string">
            <text:p>chưa xài hết 1 năm đã bị cắt 4g :))</text:p>
          </table:table-cell>
          <table:table-cell table:number-columns-repeated="1023"/>
        </table:table-row>
        <table:table-row table:style-name="ro4">
          <table:table-cell office:value-type="string" calcext:value-type="string">
            <text:p>chưa xét đến giá. <text:s/>vấn đề là <text:s/>thông số viết nghe nhạc 2-3h, nhưng thực tế, 1 tai chỉ nghe được 1h30p , tai còn lại là 45p là hết sạch pin (đã sạc đi sạc lại mấy lần vẫn thế) <text:s/>tai nghe bị rè. <text:s/>cho tai vào hộp, đóng nắp, nhưng vẫn kết nối bluetooth và phát nhạc qua tai nghe. ấn nút tắt trên dock nhưng sau 1-2 phút lại tự động kết nối tai nghe. <text:s text:c="2"/>cảm thấy hơi bất tiện. dù sao cũng đáng với tầm giá 130k cả ship</text:p>
          </table:table-cell>
          <table:table-cell table:number-columns-repeated="1023"/>
        </table:table-row>
        <table:table-row table:style-name="ro2">
          <table:table-cell office:value-type="string" calcext:value-type="string">
            <text:p>chức năng gọi điện thoại của đồng hồ không tốt, lúc được lúc không</text:p>
          </table:table-cell>
          <table:table-cell table:number-columns-repeated="1023"/>
        </table:table-row>
        <table:table-row table:style-name="ro2">
          <table:table-cell office:value-type="string" calcext:value-type="string">
            <text:p>chức năng repeater có nhưng không hề hiệu quả. giao hàng thì chậm mất 1 tuần. lần đầu mua hàng của tiki mà bị hụt hẫng.</text:p>
          </table:table-cell>
          <table:table-cell table:number-columns-repeated="1023"/>
        </table:table-row>
        <table:table-row table:style-name="ro2">
          <table:table-cell office:value-type="string" calcext:value-type="string">
            <text:p>chuông khá là nhỏ, chưa sử dụng nên <text:s/>cho 2 sao gói hàng đẹp</text:p>
          </table:table-cell>
          <table:table-cell table:number-columns-repeated="1023"/>
        </table:table-row>
        <table:table-row table:style-name="ro2">
          <table:table-cell office:value-type="string" calcext:value-type="string">
            <text:p>chuông nhỏ rung yếu còn mới thứ oke</text:p>
          </table:table-cell>
          <table:table-cell table:number-columns-repeated="1023"/>
        </table:table-row>
        <table:table-row table:style-name="ro2">
          <table:table-cell office:value-type="string" calcext:value-type="string">
            <text:p>chuông quá nhỏ <text:s/>loa yếu quá</text:p>
          </table:table-cell>
          <table:table-cell table:number-columns-repeated="1023"/>
        </table:table-row>
        <table:table-row table:style-name="ro2">
          <table:table-cell office:value-type="string" calcext:value-type="string">
            <text:p>chuột bấm bên trái rất khó khăn, hầu như không được, phải bấm nhiều lần mới nhận 1 lần.</text:p>
          </table:table-cell>
          <table:table-cell table:number-columns-repeated="1023"/>
        </table:table-row>
        <table:table-row table:style-name="ro2">
          <table:table-cell office:value-type="string" calcext:value-type="string">
            <text:p>chuột bấm cực nặng và tiếng bấm rất ồn, khác hoàn toàn trong phần mô tả sản phẩm. mua xài tạm thì được, tầm tiền này mua logitech bấm nhẹ hơn rất nhiều.</text:p>
          </table:table-cell>
          <table:table-cell table:number-columns-repeated="1023"/>
        </table:table-row>
        <table:table-row table:style-name="ro2">
          <table:table-cell office:value-type="string" calcext:value-type="string">
            <text:p>chuột bị lỗi dính nút chuột trái. mới mua mà lỗi luôn. đề nghị tiki kiểm tra hàng kỹ trước khi giao cho khách</text:p>
          </table:table-cell>
          <table:table-cell table:number-columns-repeated="1023"/>
        </table:table-row>
        <table:table-row table:style-name="ro2">
          <table:table-cell office:value-type="string" calcext:value-type="string">
            <text:p>chuột bi trầy đế, có dấu hiệu đã qua sử dụng không trùng seri</text:p>
          </table:table-cell>
          <table:table-cell table:number-columns-repeated="1023"/>
        </table:table-row>
        <table:table-row table:style-name="ro2">
          <table:table-cell office:value-type="string" calcext:value-type="string">
            <text:p>chuột bị xước phần mặt dưới, như là đã bị sử dụng qua</text:p>
          </table:table-cell>
          <table:table-cell table:number-columns-repeated="1023"/>
        </table:table-row>
        <table:table-row table:style-name="ro2">
          <table:table-cell office:value-type="string" calcext:value-type="string">
            <text:p>chuột cầm rất thích tay nhưng hay bị nhiễu kết nối rất khó chịu.</text:p>
          </table:table-cell>
          <table:table-cell table:number-columns-repeated="1023"/>
        </table:table-row>
        <table:table-row table:style-name="ro2">
          <table:table-cell office:value-type="string" calcext:value-type="string">
            <text:p>chuột chạy mượt nhưng dây khá cứng. thu tiền giao trong ngày nhưng lại giao sau 3 ngày nhưng không hoàn tiền giao ngay!</text:p>
          </table:table-cell>
          <table:table-cell table:number-columns-repeated="1023"/>
        </table:table-row>
        <table:table-row table:style-name="ro3">
          <table:table-cell office:value-type="string" calcext:value-type="string">
            <text:p>chuột chỉ dùng được usb receiver, còn bluetooth không hề kết nối được. đã thử trên nhiều máy khác nhau, cả mac và window nhưng đều không được. gọi cho cskh thì được đổi trả cái khác, nhưng kết quả vẫn giống nhau, chức năng bluetooth không hề dùng được.</text:p>
          </table:table-cell>
          <table:table-cell table:number-columns-repeated="1023"/>
        </table:table-row>
        <table:table-row table:style-name="ro4">
          <table:table-cell office:value-type="string" calcext:value-type="string">
            <text:p>chuột có 2 chế độ 1 và 2: 1- chế độ 1 * (usb) khi cắm vào máy không hoạt động. đã kiểm tra trên 3 máy khác nhau đều cho cùng 1 kết quả là trỏ chuột không tham gia hoạt động. 2- chế độ 2: bluetooth bật lên thì tham gia và trỏ chuột hoạt động nhưng không chuẩn và không linh hoạt, trỏ chuột chạy bất ổn. p/s: cần thiết phải bảo hành chuột gấp. sản phẩm mua ngày 10/03/2020 và bắt đầu phát sinh lỗi ngày 17/06/2020.</text:p>
          </table:table-cell>
          <table:table-cell table:number-columns-repeated="1023"/>
        </table:table-row>
        <table:table-row table:style-name="ro2">
          <table:table-cell office:value-type="string" calcext:value-type="string">
            <text:p>chuột có 2 vết nứt 2 bên viền cao su. chuột k kết nối được với máy tính</text:p>
          </table:table-cell>
          <table:table-cell table:number-columns-repeated="1023"/>
        </table:table-row>
        <table:table-row table:style-name="ro2">
          <table:table-cell office:value-type="string" calcext:value-type="string">
            <text:p>chuột có độ trễ khi click cao. cảm giác rất khó chịu khi sử dụng.</text:p>
          </table:table-cell>
          <table:table-cell table:number-columns-repeated="1023"/>
        </table:table-row>
        <table:table-row table:style-name="ro2">
          <table:table-cell office:value-type="string" calcext:value-type="string">
            <text:p>chuột có mùi nhựa hôi dễ sợ. mình phải lấy miếng bọc lại 3 lớp mà vẫn còn hôi. xài chuột mà mùi của chuột bám vào tay rất khó chịu.</text:p>
          </table:table-cell>
          <table:table-cell table:number-columns-repeated="1023"/>
        </table:table-row>
        <table:table-row table:style-name="ro3">
          <table:table-cell office:value-type="string" calcext:value-type="string">
            <text:p>chuột đã sử dụng rồi mà vẫn gửi cho khách. vẫn dùng được, thỉnh thoảng delay gây khó chịu. đã đọc bình luận thấy bảo gửi hàng cũ mà vẫn mua xem có phải k. hoá ra là làm ăn láo nháo quá. mình lấy hàng xong có việc phải đi nên chiều tối về mới mở xem. chán thực sự</text:p>
          </table:table-cell>
          <table:table-cell table:number-columns-repeated="1023"/>
        </table:table-row>
        <table:table-row table:style-name="ro2">
          <table:table-cell office:value-type="string" calcext:value-type="string">
            <text:p>chuột dùng 2 tuần bị lỗi bây h muốn bảo hành thì làm như nào hả mn</text:p>
          </table:table-cell>
          <table:table-cell table:number-columns-repeated="1023"/>
        </table:table-row>
        <table:table-row table:style-name="ro3">
          <table:table-cell office:value-type="string" calcext:value-type="string">
            <text:p>chuột dùng cũng êm, nhưng viền xung quanh rất dễ bám bẩn. tốt nhất là nên lấy màu đen hoặc đổi sảng loại khác. <text:s/>và không hiểu nguyên nhân gì, lớp viền xung quanh chuột tự bị bong, gọi lên tổng đài thì được biết là bong mà không hỏng thì cũng k được bảo hành.</text:p>
          </table:table-cell>
          <table:table-cell table:number-columns-repeated="1023"/>
        </table:table-row>
        <table:table-row table:style-name="ro2">
          <table:table-cell office:value-type="string" calcext:value-type="string">
            <text:p>chuột dùng được hơn 1 tháng đã có hiện tượng hay bị dính phím, không biết có bảo hành gì không?</text:p>
          </table:table-cell>
          <table:table-cell table:number-columns-repeated="1023"/>
        </table:table-row>
        <table:table-row table:style-name="ro3">
          <table:table-cell office:value-type="string" calcext:value-type="string">
            <text:p>chuột dùng ổn, tuy nhiên số seri, mã sản phẩm trên chuột/đầu thu/vỏ hộp khác nhau, không cùng bộ. theo mã thì vỏ hộp là bản sản xuất 2019, nhưng chuột và đầu thu thì 2018. hàng tiki tradmining mà làm ăn vậy luôn? đề nghị tiki phản hồi rõ lý do.</text:p>
          </table:table-cell>
          <table:table-cell table:number-columns-repeated="1023"/>
        </table:table-row>
        <table:table-row table:style-name="ro2">
          <table:table-cell office:value-type="string" calcext:value-type="string">
            <text:p>chuột dùng tốt, có sẵn pin, nhưng giao hàng quá lâu đến hơn 1 tuần mới giao</text:p>
          </table:table-cell>
          <table:table-cell table:number-columns-repeated="1023"/>
        </table:table-row>
        <table:table-row table:style-name="ro2">
          <table:table-cell office:value-type="string" calcext:value-type="string">
            <text:p>chuột dùng tốt, nhẹ, nhưng dùng dc 1 năm đã bị double click.</text:p>
          </table:table-cell>
          <table:table-cell table:number-columns-repeated="1023"/>
        </table:table-row>
        <table:table-row table:style-name="ro2">
          <table:table-cell office:value-type="string" calcext:value-type="string">
            <text:p>chuột em mua về dùng chưa được 30 ngày thì mất kết nối liên tục, em có thể bảo hành được k ạ, và bảo hành như thế nào ạ ?</text:p>
          </table:table-cell>
          <table:table-cell table:number-columns-repeated="1023"/>
        </table:table-row>
        <table:table-row table:style-name="ro3">
          <table:table-cell office:value-type="string" calcext:value-type="string">
            <text:p>chuột êm ở thời gian đầu. xài 1 thời gian con lăn không phản hồi và bị lăn ngược. rồi sau khá khó dùng do mình không điều cho chuột theo ý được nữa, hiện sau 3 tháng dùng, mình đang tìm mua chuột mới.</text:p>
          </table:table-cell>
          <table:table-cell table:number-columns-repeated="1023"/>
        </table:table-row>
        <table:table-row table:style-name="ro2">
          <table:table-cell office:value-type="string" calcext:value-type="string">
            <text:p>chuột hơi nặng, kêu tanh tách rất khó chịu. nói chung không hài lòng cho lắm</text:p>
          </table:table-cell>
          <table:table-cell table:number-columns-repeated="1023"/>
        </table:table-row>
        <table:table-row table:style-name="ro2">
          <table:table-cell office:value-type="string" calcext:value-type="string">
            <text:p>chuột kết nối bluetooth với macbook không được, nó cứ hiện nhấp nháy rồi lại không kết nối được.</text:p>
          </table:table-cell>
          <table:table-cell table:number-columns-repeated="1023"/>
        </table:table-row>
        <table:table-row table:style-name="ro2">
          <table:table-cell office:value-type="string" calcext:value-type="string">
            <text:p>chuột kết nối chập chờn. mình cần liên hệ để bảo hành sản phẩm này. <text:s/>khá thất vọng về sản phẩm này</text:p>
          </table:table-cell>
          <table:table-cell table:number-columns-repeated="1023"/>
        </table:table-row>
        <table:table-row table:style-name="ro2">
          <table:table-cell office:value-type="string" calcext:value-type="string">
            <text:p>chuột không nhạy,nhiều lúc di chuột mà chuột bị giật.</text:p>
          </table:table-cell>
          <table:table-cell table:number-columns-repeated="1023"/>
        </table:table-row>
        <table:table-row table:style-name="ro2">
          <table:table-cell office:value-type="string" calcext:value-type="string">
            <text:p>chuột lác lắm luôn</text:p>
          </table:table-cell>
          <table:table-cell table:number-columns-repeated="1023"/>
        </table:table-row>
        <table:table-row table:style-name="ro3">
          <table:table-cell office:value-type="string" calcext:value-type="string">
            <text:p>chuột mẫu mã xinh xắn như hình nhưng sử dụng cực chán, không bền. mới sử dụng 2 tháng mà chuột không còn nhạy, kéo không đi, không đáng tiền, không nên mua!</text:p>
          </table:table-cell>
          <table:table-cell table:number-columns-repeated="1023"/>
        </table:table-row>
        <table:table-row table:style-name="ro3">
          <table:table-cell office:value-type="string" calcext:value-type="string">
            <text:p>chuột mình mới mua về ngày đầu kết nối ổn cho cả hai hệ điều hành mac vs win.nhưng ngày hôm nay không kết nối được lẫn usb và bluetooth cho cả mac lãn win. không bình thường bên tiki có hỗ trợ đổi lại không a.</text:p>
          </table:table-cell>
          <table:table-cell table:number-columns-repeated="1023"/>
        </table:table-row>
        <table:table-row table:style-name="ro2">
          <table:table-cell office:value-type="string" calcext:value-type="string">
            <text:p>chuột mình mua giờ bị doubleclick thì coa được bải hành không,</text:p>
          </table:table-cell>
          <table:table-cell table:number-columns-repeated="1023"/>
        </table:table-row>
        <table:table-row table:style-name="ro2">
          <table:table-cell office:value-type="string" calcext:value-type="string">
            <text:p>chuột mình xài với win được cài trên macbook có vẻ bị giật không mượt, thỉnh thoảng bị đơ không biết nguyên vì sao?</text:p>
          </table:table-cell>
          <table:table-cell table:number-columns-repeated="1023"/>
        </table:table-row>
        <table:table-row table:style-name="ro3">
          <table:table-cell office:value-type="string" calcext:value-type="string">
            <text:p>chuột mới, tốt nhưng vỏ bọc như có ai đã bóc ra trước đó. <text:s/>khi mình nhận hàng thì vỏ nhựa đã được mở sẵn. vì mình mua tặng bạn, nên vỏ bị bong ra như vạy nhìn không được chỉn chu.</text:p>
          </table:table-cell>
          <table:table-cell table:number-columns-repeated="1023"/>
        </table:table-row>
        <table:table-row table:style-name="ro2">
          <table:table-cell office:value-type="string" calcext:value-type="string">
            <text:p>chuột này dùng không sướng lắm. chính vì silent nên bấm cảm giác không thật tay. cạnh phải hơi to nên hơi kích vào 2 ngón tay không dùng.</text:p>
          </table:table-cell>
          <table:table-cell table:number-columns-repeated="1023"/>
        </table:table-row>
        <table:table-row table:style-name="ro2">
          <table:table-cell office:value-type="string" calcext:value-type="string">
            <text:p>chuột này là một con chuột chất lượng tốt nhưng nó quá nhỏ cho bàn tay lớn và không thoải mái khi sử dụng vì hình dạng hình học</text:p>
          </table:table-cell>
          <table:table-cell table:number-columns-repeated="1023"/>
        </table:table-row>
        <table:table-row table:style-name="ro2">
          <table:table-cell office:value-type="string" calcext:value-type="string">
            <text:p>chuột nhìn khá bắt mắt nma k hiểu sao mới dùng được 2 3 ngày mà chuột lại có tình trạng lag đơ k di chuyển được</text:p>
          </table:table-cell>
          <table:table-cell table:number-columns-repeated="1023"/>
        </table:table-row>
        <table:table-row table:style-name="ro3">
          <table:table-cell office:value-type="string" calcext:value-type="string">
            <text:p>chuột nhỏ, cảm giác nặng khi di chuyển, tiếng bấm chuột to, bánh xe di chuột cảm giác bị không trơn. mới sử dụng chưa biết độ bền, nhưng không thuận tiện khi sử dụng. các bạn nên chọn chuột khác</text:p>
          </table:table-cell>
          <table:table-cell table:number-columns-repeated="1023"/>
        </table:table-row>
        <table:table-row table:style-name="ro2">
          <table:table-cell office:value-type="string" calcext:value-type="string">
            <text:p>chuột nó không nhậy tý nào ạ, shop cho e xin đổi hàng lại được không ạ</text:p>
          </table:table-cell>
          <table:table-cell table:number-columns-repeated="1023"/>
        </table:table-row>
        <table:table-row table:style-name="ro2">
          <table:table-cell office:value-type="string" calcext:value-type="string">
            <text:p>chuột phải bấm thì êm còn chuột trái thì vẫn ồn kêu tiếng rất khó chịu</text:p>
          </table:table-cell>
          <table:table-cell table:number-columns-repeated="1023"/>
        </table:table-row>
        <table:table-row table:style-name="ro2">
          <table:table-cell office:value-type="string" calcext:value-type="string">
            <text:p>chuột quá chập chờn, không linh hoạt, có khi click 2-3 lần mới có tác dụng.</text:p>
          </table:table-cell>
          <table:table-cell table:number-columns-repeated="1023"/>
        </table:table-row>
        <table:table-row table:style-name="ro2">
          <table:table-cell office:value-type="string" calcext:value-type="string">
            <text:p>chuột trái phải bấm sát phía trên mới ăn, con lăn chuột hơi dởm, lăn thua chuột genius 170k</text:p>
          </table:table-cell>
          <table:table-cell table:number-columns-repeated="1023"/>
        </table:table-row>
        <table:table-row table:style-name="ro3">
          <table:table-cell office:value-type="string" calcext:value-type="string">
            <text:p>chuột vừa mua về có vẻ khá ổn, màu sắc đẹp. xài 1 thời gian thì không nhấp chuột không ăn nữa. bên nhà cung cấp có bảo hành vấn đề này không? <text:s/>nếu có thể đổi hàng thì mình sẽ đánh giá lại <text:s/></text:p>
          </table:table-cell>
          <table:table-cell table:number-columns-repeated="1023"/>
        </table:table-row>
        <table:table-row table:style-name="ro3">
          <table:table-cell office:value-type="string" calcext:value-type="string">
            <text:p>chuột xài ok nhưng chưa được 6 tháng đã bị double click mặc dù mình ít dùng do đi làm suốt, mình mua ngày 27/03/2020. giờ mình muốn bảo hành thì liên hệ thế nào đây? con chuột g102 mình mua dùng đúng 1 năm vừa hết bảo hành cũng bị double click, không thể hiểu nổi luôn.</text:p>
          </table:table-cell>
          <table:table-cell table:number-columns-repeated="1023"/>
        </table:table-row>
        <table:table-row table:style-name="ro2">
          <table:table-cell office:value-type="string" calcext:value-type="string">
            <text:p>chụp hình kém. không sắc nét</text:p>
          </table:table-cell>
          <table:table-cell table:number-columns-repeated="1023"/>
        </table:table-row>
        <table:table-row table:style-name="ro2">
          <table:table-cell office:value-type="string" calcext:value-type="string">
            <text:p>click chuột không êm, nghe click click to <text:s/>không được nhạy lắm dù 1200dpi</text:p>
          </table:table-cell>
          <table:table-cell table:number-columns-repeated="1023"/>
        </table:table-row>
        <table:table-row table:style-name="ro2">
          <table:table-cell office:value-type="string" calcext:value-type="string">
            <text:p>click thì ok, không tiếng động nhưng con lăn vẫn còn kêu to như chuột thường, phía dưới chân đệm chuột có dính bẩn và xước như bị dùng thử rồi.</text:p>
          </table:table-cell>
          <table:table-cell table:number-columns-repeated="1023"/>
        </table:table-row>
        <table:table-row table:style-name="ro2">
          <table:table-cell office:value-type="string" calcext:value-type="string">
            <text:p>có bạn nào bị rè khi mở bài lạ của vũ hoặc các bài tông cao bị rè không? mình để nửa âm lượng mà rè quá.</text:p>
          </table:table-cell>
          <table:table-cell table:number-columns-repeated="1023"/>
        </table:table-row>
        <table:table-row table:style-name="ro3">
          <table:table-cell office:value-type="string" calcext:value-type="string">
            <text:p>cơ sở hạ tầng của vietnamobile còn yếu, 1 số khu vực sóng rất yếu, cụ thể về bình thạnh thì sóng 2 nấc, phú nhuận thì full sóng(5 nấc) kèm theo 1 nhược điểm rất lớn là không thể sử dụng <text:s/>hotspot trên android.</text:p>
          </table:table-cell>
          <table:table-cell table:number-columns-repeated="1023"/>
        </table:table-row>
        <table:table-row table:style-name="ro2">
          <table:table-cell office:value-type="string" calcext:value-type="string">
            <text:p>co sóng mà xài k duoc gi het ..ai biết cach nào làm cho no mạnh k</text:p>
          </table:table-cell>
          <table:table-cell table:number-columns-repeated="1023"/>
        </table:table-row>
        <table:table-row table:style-name="ro3">
          <table:table-cell office:value-type="string" calcext:value-type="string">
            <text:p>có tặng kèm pin lắp sẵn trong chuột nhưng lại để chuột ở nút on nên hết pin rồi. nhận hàng vừa bực vừa buồn cười. pin thì có thể mua lại được nhưng tuổi thọ của chuột như vậy cũng đã giảm đi đáng kể, đề nghị nsx và tiki kiểm tra hàng hoá kĩ hơn trước khi xuất bán.</text:p>
          </table:table-cell>
          <table:table-cell table:number-columns-repeated="1023"/>
        </table:table-row>
        <table:table-row table:style-name="ro5">
          <table:table-cell office:value-type="string" calcext:value-type="string">
            <text:p>con chuột này mình mua của tiki tradmining. con chuột mình nhận đuợc: 1. bao bì dơ, bụi <text:s/>2. chuột để sẵn nút on <text:s/>3. mua hàng tháng 4/2020 nhưng tem bảo hành từ tháng 2/2020. <text:s text:c="2"/>,không rõ là đã qua tay bao nhiêu người trước khi đến tay mình. rất không hài lòng về lần giao hàng này của tiki! trước giờ mua hàng mình không quá quan trọng hình thức, có 1 2 vết xước đều bỏ qua nhưng lần này thì không thể chấp nhận được! khuyên mọi người nên lựa những màu ít người dùng như xanh để nhận được chuột mới, không bị tình trạng giống mình.</text:p>
          </table:table-cell>
          <table:table-cell table:number-columns-repeated="1023"/>
        </table:table-row>
        <table:table-row table:style-name="ro2">
          <table:table-cell office:value-type="string" calcext:value-type="string">
            <text:p>con lăn không sử dụng được, chất lượng không giống con mình đã từng sử dụng</text:p>
          </table:table-cell>
          <table:table-cell table:number-columns-repeated="1023"/>
        </table:table-row>
        <table:table-row table:style-name="ro2">
          <table:table-cell office:value-type="string" calcext:value-type="string">
            <text:p>con lăn ở giữa chuột k được mượt, kêu tiếng rít. không hài lòng lắm</text:p>
          </table:table-cell>
          <table:table-cell table:number-columns-repeated="1023"/>
        </table:table-row>
        <table:table-row table:style-name="ro2">
          <table:table-cell office:value-type="string" calcext:value-type="string">
            <text:p>còn niêm nguyên hộp nhưng tôi không thấy cây lấy sim. không biết là do sản phẩm này không có hay sao?</text:p>
          </table:table-cell>
          <table:table-cell table:number-columns-repeated="1023"/>
        </table:table-row>
        <table:table-row table:style-name="ro2">
          <table:table-cell office:value-type="string" calcext:value-type="string">
            <text:p>cổng giao tiếp tiếp xúc không ổn định , lúc được lúc không</text:p>
          </table:table-cell>
          <table:table-cell table:number-columns-repeated="1023"/>
        </table:table-row>
        <table:table-row table:style-name="ro2">
          <table:table-cell office:value-type="string" calcext:value-type="string">
            <text:p>cổng kết nối hdmi lỏng, sơ ý đụng nhẹ là mất tín hiệu cáp hdmi kèm theo màn hình không dùng được</text:p>
          </table:table-cell>
          <table:table-cell table:number-columns-repeated="1023"/>
        </table:table-row>
        <table:table-row table:style-name="ro2">
          <table:table-cell office:value-type="string" calcext:value-type="string">
            <text:p>cổng kết nối quá hẹp. phải dùng lực lớn để nhấn vào. nhấn vào được rồi thì tín hiệu hồi có hồi không?</text:p>
          </table:table-cell>
          <table:table-cell table:number-columns-repeated="1023"/>
        </table:table-row>
        <table:table-row table:style-name="ro5">
          <table:table-cell office:value-type="string" calcext:value-type="string">
            <text:p>cổng lan/rj45 bị thụt nhiều chân phạm vi mở rộng không tốt, để trong phạm vi phủ sóng wifi luôn nhưng còn chậm, thậm chí còn chậm hơn cả sóng wifi chính nữa (phải để gần sát với repeater này mới bắt được tốt) và phải gần sóng wifi (coi như không có, dùng sóng wifi chính còn tốt hơn). nói chung sản phẩm này không ổn. mong shop xem lại sản phẩm và giao cho đúng hàng, không cần chất lượng nhưng cũng phải đúng chuẩn và bắt tốt. mong shop xem lại khiếu nại của tôi và có biện pháp đổi / trả hàng hợp lí cho tôi</text:p>
          </table:table-cell>
          <table:table-cell table:number-columns-repeated="1023"/>
        </table:table-row>
        <table:table-row table:style-name="ro2">
          <table:table-cell office:value-type="string" calcext:value-type="string">
            <text:p>cổng lightning có vấn đề quá lỏng lẻo cắm sạc chỉ di chuyển 1 ít là k nhận sạc</text:p>
          </table:table-cell>
          <table:table-cell table:number-columns-repeated="1023"/>
        </table:table-row>
        <table:table-row table:style-name="ro5">
          <table:table-cell office:value-type="string" calcext:value-type="string">
            <text:p>công nhận đặt hàng sử dụng tiki now rất nhanh, khoảng 1 giờ đồng hồ là giao tận tay. nhưng điều đáng tiếc ở đây là khi nhận sản phẩm, nhìn vỏ hộp rất đẹp và mới, đóng gói kỹ càng, đến khi mở sản phẩm ra để sử dụng thì thấy có nhiều vết bẩn ở trên các phím giống như có tay người khác đã sử dụng, hơn thế nữa là phía sau có vài vết trầy. nó không mới giống như đóng gói nguyên bản từ nhà sản xuất. <text:s/>có gọi lên tiki để phản ánh, nhưng vì mình đã sử dụng rồi nên tiki không hỗ trợ đổi trả. mặc dù hiện tại sản phẩm chưa có lỗi gì nhưng cũng khá thất vọng cho tiki tradmining lần này.</text:p>
          </table:table-cell>
          <table:table-cell table:number-columns-repeated="1023"/>
        </table:table-row>
        <table:table-row table:style-name="ro2">
          <table:table-cell office:value-type="string" calcext:value-type="string">
            <text:p>cổng sạc mở ra xong không đóng lại được. chất lượng âm thanh nghe ổn.</text:p>
          </table:table-cell>
          <table:table-cell table:number-columns-repeated="1023"/>
        </table:table-row>
        <table:table-row table:style-name="ro3">
          <table:table-cell office:value-type="string" calcext:value-type="string">
            <text:p>công ty mình mua 02 máy, 01 máy bị trục trặc nên gửi về tiki bảo hành. bây giờ phải chờ 21 ngày mới biết kết quả như thế nào. các bạn mua máy nên cân nhắc vấn đề phát sinh khi phải gửi bảo hành sản phẩm.</text:p>
          </table:table-cell>
          <table:table-cell table:number-columns-repeated="1023"/>
        </table:table-row>
        <table:table-row table:style-name="ro2">
          <table:table-cell office:value-type="string" calcext:value-type="string">
            <text:p>cổng wan/lan chỉ 100mbps nên tốc độ wifi 450mbps không để làm gì. nếu tốc độ gói cước internet lớn hơn 100mbps thì không nên mua.</text:p>
          </table:table-cell>
          <table:table-cell table:number-columns-repeated="1023"/>
        </table:table-row>
        <table:table-row table:style-name="ro2">
          <table:table-cell office:value-type="string" calcext:value-type="string">
            <text:p>copy thì data nó chạy như parabol . lúc thì 10mbs lúc thì 0mbs . lâu lâu cắm vào treo cả máy . rút ra cắm lại thì dc . có khi format cả 3 tiếng chưa xong cái usb</text:p>
          </table:table-cell>
          <table:table-cell table:number-columns-repeated="1023"/>
        </table:table-row>
        <table:table-row table:style-name="ro2">
          <table:table-cell office:value-type="string" calcext:value-type="string">
            <text:p>cpu tôi mua về lắp vào máy không vừa, cho hỏi cpu của mình có bao nhiêu kích cỡ vậy ạ</text:p>
          </table:table-cell>
          <table:table-cell table:number-columns-repeated="1023"/>
        </table:table-row>
        <table:table-row table:style-name="ro2">
          <table:table-cell office:value-type="string" calcext:value-type="string">
            <text:p>cứ đeo được 5p là báo hết pin mặc dù popup hiện lên là 100%.</text:p>
          </table:table-cell>
          <table:table-cell table:number-columns-repeated="1023"/>
        </table:table-row>
        <table:table-row table:style-name="ro2">
          <table:table-cell office:value-type="string" calcext:value-type="string">
            <text:p>cứ mỗi lần kết nối lại, âm lượng tự điều chỉnh lên 100%, quá bất tiện.</text:p>
          </table:table-cell>
          <table:table-cell table:number-columns-repeated="1023"/>
        </table:table-row>
        <table:table-row table:style-name="ro2">
          <table:table-cell office:value-type="string" calcext:value-type="string">
            <text:p>của mình k lên được màn hình</text:p>
          </table:table-cell>
          <table:table-cell table:number-columns-repeated="1023"/>
        </table:table-row>
        <table:table-row table:style-name="ro2">
          <table:table-cell office:value-type="string" calcext:value-type="string">
            <text:p>của tôi máy tính báo kết nối với loa rồi nhưng không thấy nhạc. loa tôi kết nối với điện thoại dùng ok.shop có thể chỉ dẫn thêm hay sản phẩm bị lỗi</text:p>
          </table:table-cell>
          <table:table-cell table:number-columns-repeated="1023"/>
        </table:table-row>
        <table:table-row table:style-name="ro2">
          <table:table-cell office:value-type="string" calcext:value-type="string">
            <text:p>cũng chỉ nghe được có 1 bên</text:p>
          </table:table-cell>
          <table:table-cell table:number-columns-repeated="1023"/>
        </table:table-row>
        <table:table-row table:style-name="ro3">
          <table:table-cell office:value-type="string" calcext:value-type="string">
            <text:p>cũng chưa biết là chất lượng như thế nào. nhưng mình vừa nhận được tin từ mẹ mình là bà vừa nhận hàng xong, nhưng mở nguồn máy sáng lên được khoảng 3s thì lại tắt nguồn lại.</text:p>
          </table:table-cell>
          <table:table-cell table:number-columns-repeated="1023"/>
        </table:table-row>
        <table:table-row table:style-name="ro2">
          <table:table-cell office:value-type="string" calcext:value-type="string">
            <text:p>cũng ngon. sài được 1 tuần lễ mới hư. tiền nào của nấy</text:p>
          </table:table-cell>
          <table:table-cell table:number-columns-repeated="1023"/>
        </table:table-row>
        <table:table-row table:style-name="ro2">
          <table:table-cell office:value-type="string" calcext:value-type="string">
            <text:p>cũng tạm chấp nhận được. không sắc sảo gi cả</text:p>
          </table:table-cell>
          <table:table-cell table:number-columns-repeated="1023"/>
        </table:table-row>
        <table:table-row table:style-name="ro2">
          <table:table-cell office:value-type="string" calcext:value-type="string">
            <text:p>cũng tạm được</text:p>
          </table:table-cell>
          <table:table-cell table:number-columns-repeated="1023"/>
        </table:table-row>
        <table:table-row table:style-name="ro5">
          <table:table-cell office:value-type="string" calcext:value-type="string">
            <text:p>cuối năm ngoái cũng mua 1 con chuột logitech màu xanh trên tiki. nhưng không phải do tiki tradmining cung cấp nên có tem bảo hành đầy đủ. còn con chuột mua lần này phải mua đến 3 lần vì 2 lần mua đều bị tiki báo hết hàng, lỗi kho blah blah. sau đó đặt lại thì được con chuột không có tem bảo hành. chưa dùng nên không biết có vấn đề gì không nữa. nếu không đủ sản phẩm hoặc sản phẩm không đầy đủ tem hay lỗi thì tiki nên xem lại thay vì suốt ngày đăng giảm giá sản phẩm này như hiện nay.</text:p>
          </table:table-cell>
          <table:table-cell table:number-columns-repeated="1023"/>
        </table:table-row>
        <table:table-row table:style-name="ro2">
          <table:table-cell office:value-type="string" calcext:value-type="string">
            <text:p>cường độ sóng bình thường không cải thiện. thậm chí bắt wifi báo sai pw dù chắc chắn đã copy paste chính xác.</text:p>
          </table:table-cell>
          <table:table-cell table:number-columns-repeated="1023"/>
        </table:table-row>
        <table:table-row table:style-name="ro2">
          <table:table-cell office:value-type="string" calcext:value-type="string">
            <text:p>cường lực thì đúng còn chống bám vân tay thì không? keo thì k dính như mô tả? mong 2 miếng dán k ăn được miếng nào? nói chung là tệ</text:p>
          </table:table-cell>
          <table:table-cell table:number-columns-repeated="1023"/>
        </table:table-row>
        <table:table-row table:style-name="ro2">
          <table:table-cell office:value-type="string" calcext:value-type="string">
            <text:p>đã cài trực tiếp lên ổ hdd, cài lại win 10 bản 1809 và đây là kết quả</text:p>
          </table:table-cell>
          <table:table-cell table:number-columns-repeated="1023"/>
        </table:table-row>
        <table:table-row table:style-name="ro3">
          <table:table-cell office:value-type="string" calcext:value-type="string">
            <text:p>đã chọn hàng của dâu mart vì thấy các bạn review tốt này nọ nhưng thất vọng thật sự. mình đặt hàng 5-12 giao hàng cũng nhanh đấy nhưng sim giao cho mình đã được kích hoạt từ 30-8 rồi vậy là nói 12 tháng nhưng lại chỉ dùng được trong 9 tháng.</text:p>
          </table:table-cell>
          <table:table-cell table:number-columns-repeated="1023"/>
        </table:table-row>
        <table:table-row table:style-name="ro2">
          <table:table-cell office:value-type="string" calcext:value-type="string">
            <text:p>đã đặt hàng ngày thứ 2 nhưng đến nay vẫn chưa nhận được. thất vọng</text:p>
          </table:table-cell>
          <table:table-cell table:number-columns-repeated="1023"/>
        </table:table-row>
        <table:table-row table:style-name="ro2">
          <table:table-cell office:value-type="string" calcext:value-type="string">
            <text:p>đã điện lên tiki hôm qua nhưng tới hôm nay vẫn chưa có người điện lại báo tình hình.</text:p>
          </table:table-cell>
          <table:table-cell table:number-columns-repeated="1023"/>
        </table:table-row>
        <table:table-row table:style-name="ro2">
          <table:table-cell office:value-type="string" calcext:value-type="string">
            <text:p>đã dùng và giờ đã hỏng , coppy file nhẹ thì ok, file nặng là lỗi</text:p>
          </table:table-cell>
          <table:table-cell table:number-columns-repeated="1023"/>
        </table:table-row>
        <table:table-row table:style-name="ro2">
          <table:table-cell office:value-type="string" calcext:value-type="string">
            <text:p>đã hư sau chưa đầy 1 năm <text:s/></text:p>
          </table:table-cell>
          <table:table-cell table:number-columns-repeated="1023"/>
        </table:table-row>
        <table:table-row table:style-name="ro2">
          <table:table-cell office:value-type="string" calcext:value-type="string">
            <text:p>đã làm theo các hướng dẫn trên nhưng vẫn không thể kết nối <text:s/>được với thiết bị. làm cách nào để đổi trả?</text:p>
          </table:table-cell>
          <table:table-cell table:number-columns-repeated="1023"/>
        </table:table-row>
        <table:table-row table:style-name="ro2">
          <table:table-cell office:value-type="string" calcext:value-type="string">
            <text:p>đã mua 2 lần và lần nào cũng xài được từ tầm 4 - 5 tháng là sim bị khóa.</text:p>
          </table:table-cell>
          <table:table-cell table:number-columns-repeated="1023"/>
        </table:table-row>
        <table:table-row table:style-name="ro2">
          <table:table-cell office:value-type="string" calcext:value-type="string">
            <text:p>đã mua hàng thanh toán hết nhưng chưa thấy tiki gửi hoá đơn</text:p>
          </table:table-cell>
          <table:table-cell table:number-columns-repeated="1023"/>
        </table:table-row>
        <table:table-row table:style-name="ro3">
          <table:table-cell office:value-type="string" calcext:value-type="string">
            <text:p>đã mua hàng tiki rất nhiều lần và lần nào cũng hài lòng. nhưng lần này quá thất vọng nhận hàng cứ tin tưởng tiki không kiểm tra trước, về mới kiểm tra thì hộp cũ nóp méo đã bị bóc seal, giấy hướng dẫn nhét vào lại nhàu nát, củ sạc thì chờ sử dụng một tg xem có vấn đề gì không chứ nghi ngờ củ sạc đã qua sử dụng rồi.</text:p>
          </table:table-cell>
          <table:table-cell table:number-columns-repeated="1023"/>
        </table:table-row>
        <table:table-row table:style-name="ro3">
          <table:table-cell office:value-type="string" calcext:value-type="string">
            <text:p>đã mua một sản phẩm như thế này, nghe rất ổn, nhưng sau đó bị mất, mua lại sản phẩm loại này, nhưng có vẻ trúng sản phẩm bị lỗi, nghe phát ra tạp âm, nhức cả tai.</text:p>
          </table:table-cell>
          <table:table-cell table:number-columns-repeated="1023"/>
        </table:table-row>
        <table:table-row table:style-name="ro2">
          <table:table-cell office:value-type="string" calcext:value-type="string">
            <text:p>đã mua nhưng nhanh hỏng, bảo hành ở đâu shop</text:p>
          </table:table-cell>
          <table:table-cell table:number-columns-repeated="1023"/>
        </table:table-row>
        <table:table-row table:style-name="ro2">
          <table:table-cell office:value-type="string" calcext:value-type="string">
            <text:p>đã mua sản phẩm này và dùng được 4 tháng , quạt hỏng không chạy được nữa , mình phải mua sản phẩm mới</text:p>
          </table:table-cell>
          <table:table-cell table:number-columns-repeated="1023"/>
        </table:table-row>
        <table:table-row table:style-name="ro3">
          <table:table-cell office:value-type="string" calcext:value-type="string">
            <text:p>đã nhận được sản phẩm,chiều sẽ gắn máy test thử lên k đã,nhận hàng có mỗi hộp ngoài,k chống sock hay mút gì,ổ cứng rất dễ hư,tưởng tem fpt mua về tem mirosoft??? rồi bảo hành thế nào đây</text:p>
          </table:table-cell>
          <table:table-cell table:number-columns-repeated="1023"/>
        </table:table-row>
        <table:table-row table:style-name="ro2">
          <table:table-cell office:value-type="string" calcext:value-type="string">
            <text:p>đã nhận được hàng <text:s/>nhưng sản phẩm bị lỗi. vui lòng thu hồi và đổi hàng giúp</text:p>
          </table:table-cell>
          <table:table-cell table:number-columns-repeated="1023"/>
        </table:table-row>
        <table:table-row table:style-name="ro4">
          <table:table-cell office:value-type="string" calcext:value-type="string">
            <text:p>đã nhận được hàng đổi trả nhưng chất lượng cũng tương đương như lần nhận hàng đầu tiên. hàng nhận là sản phẩm đã qua dử dụng, cũ kỹ, không như hình đã đăng trên tiki chưa kiểm tra chất lượng ra sao nhưng giao hàng đã qua sử dụng là điều rất tệ, không trung thực và tôn trọng khách hàng, và cũng mệt mỏi <text:s/>mong tiki kiểm tra nhà cung cấp hàng tốt hơn</text:p>
          </table:table-cell>
          <table:table-cell table:number-columns-repeated="1023"/>
        </table:table-row>
        <table:table-row table:style-name="ro2">
          <table:table-cell office:value-type="string" calcext:value-type="string">
            <text:p>đã nhận được hàng nhưng một chiếc bị vỡ màn hình tiki lạixem đổi</text:p>
          </table:table-cell>
          <table:table-cell table:number-columns-repeated="1023"/>
        </table:table-row>
        <table:table-row table:style-name="ro3">
          <table:table-cell office:value-type="string" calcext:value-type="string">
            <text:p>đã nhận được hàng... giao hàng nhanh, đóng gói cẩn thận, nhân viên vui vẻ! kiểm tra tốc độ đọc ghi rất chậm? không tương thích ngược với 2.0 nhưng cũng tạm ổn? chắc tiền nào của nấy như các bạn dùng trước đã phản ảnh? cám ơn tiki.vn</text:p>
          </table:table-cell>
          <table:table-cell table:number-columns-repeated="1023"/>
        </table:table-row>
        <table:table-row table:style-name="ro2">
          <table:table-cell office:value-type="string" calcext:value-type="string">
            <text:p>đã nhận được sản phẩm nhưng mình đặt màu đen lại ra màu xám không ưng ý lắm</text:p>
          </table:table-cell>
          <table:table-cell table:number-columns-repeated="1023"/>
        </table:table-row>
        <table:table-row table:style-name="ro3">
          <table:table-cell office:value-type="string" calcext:value-type="string">
            <text:p>đã nhận hàng 2 bộ để test, 1 bộ test thử thì thấy dễ mất kết nối tai phải hoặc bị rè rè rồi mất kết nối. sau đó tự kết nối lại nhưng dễ tạo sự bực bội khi sử dụng. còn bộ kia thì tai nghe nghe rất nhỏ hầu như k thể nghe dc, nếu cho điểm 10 thì chỉ nghe dc 4 cho cả 2 tai. và cũng bị rè rè bên tai phải kiểu như muốn mất kết nối.</text:p>
          </table:table-cell>
          <table:table-cell table:number-columns-repeated="1023"/>
        </table:table-row>
        <table:table-row table:style-name="ro2">
          <table:table-cell office:value-type="string" calcext:value-type="string">
            <text:p>đã nhận hàng chuột không hoạt động đả bỏ pin và bật on</text:p>
          </table:table-cell>
          <table:table-cell table:number-columns-repeated="1023"/>
        </table:table-row>
        <table:table-row table:style-name="ro2">
          <table:table-cell office:value-type="string" calcext:value-type="string">
            <text:p>đã nhận hàng nhanh, tuy nhiên thiếtu cáp usb c, không đúng như đã nói ban đầu</text:p>
          </table:table-cell>
          <table:table-cell table:number-columns-repeated="1023"/>
        </table:table-row>
        <table:table-row table:style-name="ro2">
          <table:table-cell office:value-type="string" calcext:value-type="string">
            <text:p>đã nhận hàng. nhưng sao chỉ kết nối dc với 1c dt?</text:p>
          </table:table-cell>
          <table:table-cell table:number-columns-repeated="1023"/>
        </table:table-row>
        <table:table-row table:style-name="ro2">
          <table:table-cell office:value-type="string" calcext:value-type="string">
            <text:p>đã nhận nhưng máy không vào dc wifi. rất thất vọng. shop cho hỏi refund thế nào</text:p>
          </table:table-cell>
          <table:table-cell table:number-columns-repeated="1023"/>
        </table:table-row>
        <table:table-row table:style-name="ro2">
          <table:table-cell office:value-type="string" calcext:value-type="string">
            <text:p>đã nhận sản phẩm nhưng bị hở sáng, vỏ và màn hình ộp ẹp, trông rẻ tiền.</text:p>
          </table:table-cell>
          <table:table-cell table:number-columns-repeated="1023"/>
        </table:table-row>
        <table:table-row table:style-name="ro2">
          <table:table-cell office:value-type="string" calcext:value-type="string">
            <text:p>đã nhận sản phẩm, không hài lòng về chất lượng tai nghe, 1 bên nghe bé tí rất khó chịu. yêu cầu nhà cung cấp đổi sản phẩm khác hoặc hoàn lại tiền cho mình.</text:p>
          </table:table-cell>
          <table:table-cell table:number-columns-repeated="1023"/>
        </table:table-row>
        <table:table-row table:style-name="ro3">
          <table:table-cell office:value-type="string" calcext:value-type="string">
            <text:p>đã nhận usb, khâu giao hàng tốt. tuy nhiên hoá đơn vat hỗ trợ xuất quá chậm. 20 ngày vẫn chưa nhận được hoá đơn. khiếu nại 4 lần vẫn chưa xử lý được. tiki báo vendor này xuất hoá đơn điện tử, vậy mà cần thời gian lâu vậy sao.</text:p>
          </table:table-cell>
          <table:table-cell table:number-columns-repeated="1023"/>
        </table:table-row>
        <table:table-row table:style-name="ro2">
          <table:table-cell office:value-type="string" calcext:value-type="string">
            <text:p>đã nhận và kết nối không lên hình, mong được trả lời để có hướng giải quyết</text:p>
          </table:table-cell>
          <table:table-cell table:number-columns-repeated="1023"/>
        </table:table-row>
        <table:table-row table:style-name="ro2">
          <table:table-cell office:value-type="string" calcext:value-type="string">
            <text:p>đã sạc pin nhưng không thể nghe được bluetooth, thiếtu mất dây nối điện thoại với tai nghe. có thể chuyển tới đây cái dây được không?</text:p>
          </table:table-cell>
          <table:table-cell table:number-columns-repeated="1023"/>
        </table:table-row>
        <table:table-row table:style-name="ro2">
          <table:table-cell office:value-type="string" calcext:value-type="string">
            <text:p>đã sử dụng 1 thời gian cảm thấy chuột nhạy nhưng vật liệu nhựa của sản phẩm không được tốt</text:p>
          </table:table-cell>
          <table:table-cell table:number-columns-repeated="1023"/>
        </table:table-row>
        <table:table-row table:style-name="ro2">
          <table:table-cell office:value-type="string" calcext:value-type="string">
            <text:p>đã sử dụng để sạc ipadmin, bị nóng chỗ nối với củ sạc</text:p>
          </table:table-cell>
          <table:table-cell table:number-columns-repeated="1023"/>
        </table:table-row>
        <table:table-row table:style-name="ro3">
          <table:table-cell office:value-type="string" calcext:value-type="string">
            <text:p>đã thử đổi giữa các cáp displayport/hdmi, đổi các cổng khác nhau trên pc, thay đổi preset mode các kiểu, nhưng màu vẫn cứ bị nhạt, ngả vàng, không chuẩn màu bằng màn hình cũ (dell u2312hm).</text:p>
          </table:table-cell>
          <table:table-cell table:number-columns-repeated="1023"/>
        </table:table-row>
        <table:table-row table:style-name="ro2">
          <table:table-cell office:value-type="string" calcext:value-type="string">
            <text:p>đang bị lỗi không lên nguồn sạc không vào có đổi được không?</text:p>
          </table:table-cell>
          <table:table-cell table:number-columns-repeated="1023"/>
        </table:table-row>
        <table:table-row table:style-name="ro2">
          <table:table-cell office:value-type="string" calcext:value-type="string">
            <text:p>đang cần gấp, chấp nhận mua con chuột mắc sài cho chắc chắn mà giờ kết nối k dc???</text:p>
          </table:table-cell>
          <table:table-cell table:number-columns-repeated="1023"/>
        </table:table-row>
        <table:table-row table:style-name="ro2">
          <table:table-cell office:value-type="string" calcext:value-type="string">
            <text:p>dang cho bao hanh tu tiki, hien gio vong tay bi sap nguon va khong su dung duoc nua.</text:p>
          </table:table-cell>
          <table:table-cell table:number-columns-repeated="1023"/>
        </table:table-row>
        <table:table-row table:style-name="ro2">
          <table:table-cell office:value-type="string" calcext:value-type="string">
            <text:p>đang dùng, tuy nhiêm bộ nhớ thấp gần 4gb so với thông số</text:p>
          </table:table-cell>
          <table:table-cell table:number-columns-repeated="1023"/>
        </table:table-row>
        <table:table-row table:style-name="ro2">
          <table:table-cell office:value-type="string" calcext:value-type="string">
            <text:p>đang gọi mà nó cứ chuyển qua màn hung giờ</text:p>
          </table:table-cell>
          <table:table-cell table:number-columns-repeated="1023"/>
        </table:table-row>
        <table:table-row table:style-name="ro2">
          <table:table-cell office:value-type="string" calcext:value-type="string">
            <text:p>đang hào hứng thì bật lên cụ bị lỗi màn hình trên thiếtu, dưới thừa... cần yêu cầu đổi trả...</text:p>
          </table:table-cell>
          <table:table-cell table:number-columns-repeated="1023"/>
        </table:table-row>
        <table:table-row table:style-name="ro4">
          <table:table-cell office:value-type="string" calcext:value-type="string">
            <text:p>đang test chất lượng cáp nhưng khó hiểu không biết bảo hành theo tem hay bảo hành theo gì, tem thì gián giấy hờ vào đó 3 hôm thì rách thế này thì chắc được 1 tuần mất bảo hành</text:p>
            <text:p>đầu cáp cắm khá trơn. không có nhám nên rút khó rút</text:p>
          </table:table-cell>
          <table:table-cell table:number-columns-repeated="1023"/>
        </table:table-row>
        <table:table-row table:style-name="ro4">
          <table:table-cell office:value-type="string" calcext:value-type="string">
            <text:p>đang video call thì màn hình máy giật giật. gửi đi bảo hành thì tiki báo do rơi vỡ nên từ chối bảo hành. máy tôi chỉ dùng trên đệm nghe nhạc buổi tối đeo ốp đàng hoàng chứ không có rơi rớt gì. và nguyên một khối to như thế thì khi rơi không thể chỉ trầy nhẹ 1 góc được. tiki từ chối yêu cầu bảo hành của tôi là rất vô lí. yêu cầu tiki bảo hành lại sản phẩm cho tôi.</text:p>
          </table:table-cell>
          <table:table-cell table:number-columns-repeated="1023"/>
        </table:table-row>
        <table:table-row table:style-name="ro4">
          <table:table-cell office:value-type="string" calcext:value-type="string">
            <text:p>đánh giá sau khi vừa mua xong. + tiki giao hàng cực nhanh, tối đặt sáng có. + tổng quan, nghe nhạc tạm, thiết kế có phong cách. + nhược điểm cực lớn: có vẻ treble rất tệ, nghe như thể rất chua chát, ví dụ khi mình dùng test karaoke / sound-card / live stream : giọng nói mình ghi và phát ra tai nghe như bị tra tấn nhức nhối. (bass thì chưa để ý lắm). không phù hợp nên mình <text:s/></text:p>
          </table:table-cell>
          <table:table-cell table:number-columns-repeated="1023"/>
        </table:table-row>
        <table:table-row table:style-name="ro2">
          <table:table-cell office:value-type="string" calcext:value-type="string">
            <text:p>đặt <text:s/>màu đen <text:s/>mà <text:s/>giao <text:s/>màu <text:s/>trắng. <text:s/>cảm <text:s/>thấy <text:s/>không <text:s/>hài lòng</text:p>
          </table:table-cell>
          <table:table-cell table:number-columns-repeated="1023"/>
        </table:table-row>
        <table:table-row table:style-name="ro2">
          <table:table-cell office:value-type="string" calcext:value-type="string">
            <text:p>đặt 2 cái màu đen mà ra 1 đen 1 hồng</text:p>
          </table:table-cell>
          <table:table-cell table:number-columns-repeated="1023"/>
        </table:table-row>
        <table:table-row table:style-name="ro2">
          <table:table-cell office:value-type="string" calcext:value-type="string">
            <text:p>đặt đế vuông nhưng lại nhận được đế tròn và cây trụ không điều chỉnh được chiều cao như quảng cáo</text:p>
          </table:table-cell>
          <table:table-cell table:number-columns-repeated="1023"/>
        </table:table-row>
        <table:table-row table:style-name="ro4">
          <table:table-cell office:value-type="string" calcext:value-type="string">
            <text:p>đặt giao hàng nhanh now, trả thêm phí để giao cho kịp. vậy mà trễ tới 4,5 ngày mới giao tới tay, không 1 lời thông báo, email về thông tin giao trễ. trả thêm để giao nhanh mà nhận hàng còn trễ hơn dv giao tiêu chuẩn miễn phí. <text:s/>phải chat rồi gọi tổng đài thì 2 hôm sau mới giao. giao trễ xong gửi mail xin lỗi là xong. <text:s/>đã vậy phí ship now còn nuốt luôn.</text:p>
          </table:table-cell>
          <table:table-cell table:number-columns-repeated="1023"/>
        </table:table-row>
        <table:table-row table:style-name="ro3">
          <table:table-cell office:value-type="string" calcext:value-type="string">
            <text:p>đặt hàng 4 ngày vẫn chưa thấy gì, thật sự có việc phải cần mà cứ ngóng mãi thế này ,mong có câu trả lời <text:s/>thích đáng từ shop . chất lượng sản phẩm mình sẽ phản hồi sau khi sử dụng <text:s/>, điên quá mà</text:p>
          </table:table-cell>
          <table:table-cell table:number-columns-repeated="1023"/>
        </table:table-row>
        <table:table-row table:style-name="ro4">
          <table:table-cell office:value-type="string" calcext:value-type="string">
            <text:p>đặt hàng của shop, mà không biết hàng này của shop bạn <text:s/>hay của của shop khác, có để số <text:s/>điện thoại trên cuống sim luôn. gọi điện theo số trên sim và đọc mã đơn hàng thì lại nói không phải, và nói lại rằng tiki giao nhầm. bỏ sim <text:s/>vào <text:s/>điện thoại không lên cột sóng luôn, vẫn hiện chữ vinaphone (sim khác vẫn bình thường) gọi cho 1800 - 6035 <text:s/>cũng làm theo vẫn không được. rất mong được giải quyết <text:s/>xin cảm ơn!</text:p>
          </table:table-cell>
          <table:table-cell table:number-columns-repeated="1023"/>
        </table:table-row>
        <table:table-row table:style-name="ro3">
          <table:table-cell office:value-type="string" calcext:value-type="string">
            <text:p>đặt hàng lúc 4h giao nhanh 3 tiếng tầm gần 7h nhận được. tuy nhiên lưng máy xước và bảo hành đã kích hoạt ngày 28/11 trong khi máy mình mua ngày 29/11. trường hợp này giải quyết sao tiki?</text:p>
          </table:table-cell>
          <table:table-cell table:number-columns-repeated="1023"/>
        </table:table-row>
        <table:table-row table:style-name="ro3">
          <table:table-cell office:value-type="string" calcext:value-type="string">
            <text:p>đặt hàng từ 03/03 mà tới 13/03 mới giao hàng. thật sự không hài lòng với tiki lần này. loa nghe trung bình ở tầm giá này, tiếng bass nghe không chắc. phù hợp nghe nhạc nhẹ văn phòng.</text:p>
          </table:table-cell>
          <table:table-cell table:number-columns-repeated="1023"/>
        </table:table-row>
        <table:table-row table:style-name="ro3">
          <table:table-cell office:value-type="string" calcext:value-type="string">
            <text:p>đặt hàng từ 16/7 mà đến 23/7 vẫn chưa có thông tin giao hàng, liên hệ hỗ trợ qua 24/7 vẫn không có tin tức, điện thoại tổng đài 2 lần đơn hàng mới xác nhận vận chuyển và đến 27/7 mới nhận được hàng. hàng tốt, chất lượng nhưng giao hàng quá chậm chỉ có thể cho 2 sao.</text:p>
          </table:table-cell>
          <table:table-cell table:number-columns-repeated="1023"/>
        </table:table-row>
        <table:table-row table:style-name="ro2">
          <table:table-cell office:value-type="string" calcext:value-type="string">
            <text:p>đặt hàng từ 22/7 và đã thanh toán trực tiếp trên momo mà sao mãi shop không gửi hàng vậy ạ</text:p>
          </table:table-cell>
          <table:table-cell table:number-columns-repeated="1023"/>
        </table:table-row>
        <table:table-row table:style-name="ro2">
          <table:table-cell office:value-type="string" calcext:value-type="string">
            <text:p>đặt hàng từ hôm 17/11 mà hôm nay là 28/11 rồi vẫn không thấy hàng đâu?</text:p>
          </table:table-cell>
          <table:table-cell table:number-columns-repeated="1023"/>
        </table:table-row>
        <table:table-row table:style-name="ro2">
          <table:table-cell office:value-type="string" calcext:value-type="string">
            <text:p>đặt màu đen nhưng giao hàng màu xanh , xài gần 2 tháng nhưng tầm 2 tuần gần đây sạc nhiều lúc không lên pin</text:p>
          </table:table-cell>
          <table:table-cell table:number-columns-repeated="1023"/>
        </table:table-row>
        <table:table-row table:style-name="ro2">
          <table:table-cell office:value-type="string" calcext:value-type="string">
            <text:p>đặt màu đen nhưng shop giao màu xanh, miếng lót rất cũ, không được đẹp như hình mình đặt hai cái 1 xám 1 đen nhưng màu xám chất lượng khác hẳn</text:p>
          </table:table-cell>
          <table:table-cell table:number-columns-repeated="1023"/>
        </table:table-row>
        <table:table-row table:style-name="ro2">
          <table:table-cell office:value-type="string" calcext:value-type="string">
            <text:p>đặt màu đen, nhưng tiki giao hàng màu xanh</text:p>
          </table:table-cell>
          <table:table-cell table:number-columns-repeated="1023"/>
        </table:table-row>
        <table:table-row table:style-name="ro3">
          <table:table-cell office:value-type="string" calcext:value-type="string">
            <text:p>đặt mua bản có nfc cho vui dùng 1 thời gian nay mở lên thử vài tính năng thì phát hiện là vòng không có nfc cảm thấy có sự gian dối không nhẹ từ nhà bán hàng. nhưng giờ khó kiểm chứng đựng nên cảnh báo người mua sau cẩn thận thôi</text:p>
          </table:table-cell>
          <table:table-cell table:number-columns-repeated="1023"/>
        </table:table-row>
        <table:table-row table:style-name="ro2">
          <table:table-cell office:value-type="string" calcext:value-type="string">
            <text:p>đặt mua máy trắng, nhận máy vỏ tím?</text:p>
          </table:table-cell>
          <table:table-cell table:number-columns-repeated="1023"/>
        </table:table-row>
        <table:table-row table:style-name="ro3">
          <table:table-cell office:value-type="string" calcext:value-type="string">
            <text:p>đặt mua wifi và cáp mạng cùng nhau. wifi thì về rồi mà cáp mạng vẫn đang trong tình trạng "tiki đã tiếp nhận" muốn test cái wifi xem có lỗi lầm gì k mà k có cáp để test</text:p>
          </table:table-cell>
          <table:table-cell table:number-columns-repeated="1023"/>
        </table:table-row>
        <table:table-row table:style-name="ro2">
          <table:table-cell office:value-type="string" calcext:value-type="string">
            <text:p>đặt ngày 19 mà tận 29 mới giao hàng.trong khi đã thanh toán trước.màn hở sáng 3 góc khá khó chịu dù biết ips là sẽ hở</text:p>
          </table:table-cell>
          <table:table-cell table:number-columns-repeated="1023"/>
        </table:table-row>
        <table:table-row table:style-name="ro3">
          <table:table-cell office:value-type="string" calcext:value-type="string">
            <text:p>đặt xanh lá nhưng nhận hàng thì xanh da trời. cũng may là mình cũng không quá khó khăn về màu sắc, miễn nghe được. shop phải kiểm tra hàng kỹ càng trước khi giao cho khách nhé!</text:p>
          </table:table-cell>
          <table:table-cell table:number-columns-repeated="1023"/>
        </table:table-row>
        <table:table-row table:style-name="ro2">
          <table:table-cell office:value-type="string" calcext:value-type="string">
            <text:p>đầu bút bự quá khó chú thích pdf</text:p>
          </table:table-cell>
          <table:table-cell table:number-columns-repeated="1023"/>
        </table:table-row>
        <table:table-row table:style-name="ro2">
          <table:table-cell office:value-type="string" calcext:value-type="string">
            <text:p>đầu cắm dây sạc vào cục lỏng ngoét. không sạc được. tôi cần khiếu nại đổi cục sạc khác</text:p>
          </table:table-cell>
          <table:table-cell table:number-columns-repeated="1023"/>
        </table:table-row>
        <table:table-row table:style-name="ro2">
          <table:table-cell office:value-type="string" calcext:value-type="string">
            <text:p>đầu máy bên kia nghe ù ù</text:p>
          </table:table-cell>
          <table:table-cell table:number-columns-repeated="1023"/>
        </table:table-row>
        <table:table-row table:style-name="ro4">
          <table:table-cell office:value-type="string" calcext:value-type="string">
            <text:p>đầu tiên mình ấn tượng về thời gian giao hàng phải nói là nhanh. còn về chất lượng sản phảm tai nghe 1 hộp không có ấn tượng gì cả phải nói là đơn xơ như hàng tàu chợ vậy, 2 mẫu mã nhìn chung đẹp nhưng phần kết nối tai nghe với quai nhì mong manh dễ vơ quá không biết dùng dc bao lâu...3 phần dây và jac cắm tương đối ổn thôi không dc sắc nét lắm, 4 chất lượng âm thanh theo mình là tốt.</text:p>
          </table:table-cell>
          <table:table-cell table:number-columns-repeated="1023"/>
        </table:table-row>
        <table:table-row table:style-name="ro2">
          <table:table-cell office:value-type="string" calcext:value-type="string">
            <text:p>đầu tiếp nối không ổn định thì có đổi sản phẩm khác không ? lúc được lúc khoing là sao</text:p>
          </table:table-cell>
          <table:table-cell table:number-columns-repeated="1023"/>
        </table:table-row>
        <table:table-row table:style-name="ro2">
          <table:table-cell office:value-type="string" calcext:value-type="string">
            <text:p>dây 1 bên ngắn xíu 1 bên siu dài</text:p>
          </table:table-cell>
          <table:table-cell table:number-columns-repeated="1023"/>
        </table:table-row>
        <table:table-row table:style-name="ro2">
          <table:table-cell office:value-type="string" calcext:value-type="string">
            <text:p>dây bị đứt thì thay thế nào ạ? có bán dây thay k ạ?</text:p>
          </table:table-cell>
          <table:table-cell table:number-columns-repeated="1023"/>
        </table:table-row>
        <table:table-row table:style-name="ro2">
          <table:table-cell office:value-type="string" calcext:value-type="string">
            <text:p>dây bị méo, nhìn lệch tay rất khó chịu</text:p>
          </table:table-cell>
          <table:table-cell table:number-columns-repeated="1023"/>
        </table:table-row>
        <table:table-row table:style-name="ro2">
          <table:table-cell office:value-type="string" calcext:value-type="string">
            <text:p>dây cable cứng chắc, đẹp, nhưng không sạc nhanh được, không truyền dữ liệu được. có phải sản phẩm mình bị lỗi. ở xa mà giờ đổi trả cũng nhác.</text:p>
          </table:table-cell>
          <table:table-cell table:number-columns-repeated="1023"/>
        </table:table-row>
        <table:table-row table:style-name="ro2">
          <table:table-cell office:value-type="string" calcext:value-type="string">
            <text:p>dây cáp có không ổn định, khi mình cắm vào tv thì phải chỉnh đi chỉnh lại mới truyền được hình ảnh chứ không phải cắm vào là truyền được luôn</text:p>
          </table:table-cell>
          <table:table-cell table:number-columns-repeated="1023"/>
        </table:table-row>
        <table:table-row table:style-name="ro2">
          <table:table-cell office:value-type="string" calcext:value-type="string">
            <text:p>dây chắc chắn nhưng không hỗ trợ sạc nhanh,đã thử 2 cục sạc nhanh lg và 3a qualcomm 3.0 mbest và chỉ sạc 1 thiết bị. rất thất vọng và cho vào tủ</text:p>
          </table:table-cell>
          <table:table-cell table:number-columns-repeated="1023"/>
        </table:table-row>
        <table:table-row table:style-name="ro2">
          <table:table-cell office:value-type="string" calcext:value-type="string">
            <text:p>dây chất lượng không tốt.</text:p>
          </table:table-cell>
          <table:table-cell table:number-columns-repeated="1023"/>
        </table:table-row>
        <table:table-row table:style-name="ro2">
          <table:table-cell office:value-type="string" calcext:value-type="string">
            <text:p>dây cứng</text:p>
          </table:table-cell>
          <table:table-cell table:number-columns-repeated="1023"/>
        </table:table-row>
        <table:table-row table:style-name="ro2">
          <table:table-cell office:value-type="string" calcext:value-type="string">
            <text:p>dây cứng.sạc chậm.</text:p>
          </table:table-cell>
          <table:table-cell table:number-columns-repeated="1023"/>
        </table:table-row>
        <table:table-row table:style-name="ro2">
          <table:table-cell office:value-type="string" calcext:value-type="string">
            <text:p>dây đeo cứng, dễ bị hư nút bấm</text:p>
          </table:table-cell>
          <table:table-cell table:number-columns-repeated="1023"/>
        </table:table-row>
        <table:table-row table:style-name="ro2">
          <table:table-cell office:value-type="string" calcext:value-type="string">
            <text:p>dây đeo khá bẩn</text:p>
          </table:table-cell>
          <table:table-cell table:number-columns-repeated="1023"/>
        </table:table-row>
        <table:table-row table:style-name="ro2">
          <table:table-cell office:value-type="string" calcext:value-type="string">
            <text:p>dây gắn tai nghe vào máy rất dễ rớt ra, dây hơi ngắn nữa</text:p>
          </table:table-cell>
          <table:table-cell table:number-columns-repeated="1023"/>
        </table:table-row>
        <table:table-row table:style-name="ro2">
          <table:table-cell office:value-type="string" calcext:value-type="string">
            <text:p>dây hơi mỏng, dễ đứt. đối với người hay nghe nhạc như mình thì chất âm bình thường vậy mà trước giờ cứ đánh giá cao sony. thêm nữa là giao hàng lâu!</text:p>
          </table:table-cell>
          <table:table-cell table:number-columns-repeated="1023"/>
        </table:table-row>
        <table:table-row table:style-name="ro2">
          <table:table-cell office:value-type="string" calcext:value-type="string">
            <text:p>dây kết nối <text:s/>đế với laptop ngắn quá. đối với các máy đầu cắm usb xa không thể dùng dc, phải đảo đầu tốc độ qoạt rất lờ đờ</text:p>
          </table:table-cell>
          <table:table-cell table:number-columns-repeated="1023"/>
        </table:table-row>
        <table:table-row table:style-name="ro3">
          <table:table-cell office:value-type="string" calcext:value-type="string">
            <text:p>đây là đơn hàng tôi đặt và sản phẩm tôi nhận được. lần đầu tiên đặt hàng mà thực sự không hài lòng tí nào. làm ơn đổi hàng hộ tôi cái. thực sự rất cần sạc mà lại làm ăn như này </text:p>
          </table:table-cell>
          <table:table-cell table:number-columns-repeated="1023"/>
        </table:table-row>
        <table:table-row table:style-name="ro2">
          <table:table-cell office:value-type="string" calcext:value-type="string">
            <text:p>đây là hàng chính hãng, chưa kích hoạt đăng ký bảo hành tuy nhiên khi nhận hàng lại nhận được 2 tem??? tem bên trong đã mở????? mở bên trong thiếtu cấp</text:p>
          </table:table-cell>
          <table:table-cell table:number-columns-repeated="1023"/>
        </table:table-row>
        <table:table-row table:style-name="ro2">
          <table:table-cell office:value-type="string" calcext:value-type="string">
            <text:p>đây là hình ảnh về tốc độ ghi/ chép dữ liệu của usb 3.0. tốc độ chẳng khác gì như khi chưa đổi, vẫn tốc độ cao nhất là 10 đến 11 mb/s . chán vô cùng chán.</text:p>
          </table:table-cell>
          <table:table-cell table:number-columns-repeated="1023"/>
        </table:table-row>
        <table:table-row table:style-name="ro4">
          <table:table-cell office:value-type="string" calcext:value-type="string">
            <text:p>đây là lần đầu mình mua hàng tiki nhưng hơi thất vọng <text:s/>về sản phẩm tuy giao sớm hơn 2 ngày nhưng chất lượng âm thanh thì quá tệ , mở nhạc lớn hay nhỏ đều bị rè kiểu như bị lỗi hoặc đã bị làm rớt , mình có quay video khi mình test thử loa và bên ngoài thì có dấu như bị móp . mong tiki đổi lại giúp mình sớm nhất nhé ! many thanks!</text:p>
          </table:table-cell>
          <table:table-cell table:number-columns-repeated="1023"/>
        </table:table-row>
        <table:table-row table:style-name="ro4">
          <table:table-cell office:value-type="string" calcext:value-type="string">
            <text:p>đây là lần thứ n mua hàng của tiki mà được giao bằng đơn vị giao hàng nhanh. nhận được hàng mà hộp ngoài móp muốn dẹp luôn. đóng gói không chắc chắn như trước đây. hỏi thì nhân viên giao hàng nói tại đóng gói hàng nhỏ mà hộp to. nhưng đã để cảnh báo hàng dễ vỡ mà đơn vị giao hàng nhanh làm ăn thế thì từ nay k mua tiki nữa nhé.</text:p>
          </table:table-cell>
          <table:table-cell table:number-columns-repeated="1023"/>
        </table:table-row>
        <table:table-row table:style-name="ro2">
          <table:table-cell office:value-type="string" calcext:value-type="string">
            <text:p>đây là sim f500 và theo như hạn thì không đủ 12 tháng</text:p>
          </table:table-cell>
          <table:table-cell table:number-columns-repeated="1023"/>
        </table:table-row>
        <table:table-row table:style-name="ro2">
          <table:table-cell office:value-type="string" calcext:value-type="string">
            <text:p>dây mic bị hư trong <text:s/>lần sử dụng đầu tiên, tôi muốn đổi dây có được không</text:p>
          </table:table-cell>
          <table:table-cell table:number-columns-repeated="1023"/>
        </table:table-row>
        <table:table-row table:style-name="ro2">
          <table:table-cell office:value-type="string" calcext:value-type="string">
            <text:p>dây sạc bị lỗi, sạc k vào pin, củ thì ok</text:p>
          </table:table-cell>
          <table:table-cell table:number-columns-repeated="1023"/>
        </table:table-row>
        <table:table-row table:style-name="ro2">
          <table:table-cell office:value-type="string" calcext:value-type="string">
            <text:p>dây sạc nhanh hỏng rất không được</text:p>
          </table:table-cell>
          <table:table-cell table:number-columns-repeated="1023"/>
        </table:table-row>
        <table:table-row table:style-name="ro2">
          <table:table-cell office:value-type="string" calcext:value-type="string">
            <text:p>dây sạc về lúc đầu khoảng 1 tuần sạc ổn định. qua tuần sạc chậm, không ổn định</text:p>
          </table:table-cell>
          <table:table-cell table:number-columns-repeated="1023"/>
        </table:table-row>
        <table:table-row table:style-name="ro2">
          <table:table-cell office:value-type="string" calcext:value-type="string">
            <text:p>được vài ngày thì hỏng 1 bên tai nha các bạn.lừa đảo</text:p>
          </table:table-cell>
          <table:table-cell table:number-columns-repeated="1023"/>
        </table:table-row>
        <table:table-row table:style-name="ro2">
          <table:table-cell office:value-type="string" calcext:value-type="string">
            <text:p>dễ hỏnh quá</text:p>
          </table:table-cell>
          <table:table-cell table:number-columns-repeated="1023"/>
        </table:table-row>
        <table:table-row table:style-name="ro2">
          <table:table-cell office:value-type="string" calcext:value-type="string">
            <text:p>đế không điều chỉnh độ cao, không giống phần mô tả.</text:p>
          </table:table-cell>
          <table:table-cell table:number-columns-repeated="1023"/>
        </table:table-row>
        <table:table-row table:style-name="ro2">
          <table:table-cell office:value-type="string" calcext:value-type="string">
            <text:p>đề nghị tiki tradmining cho bảo hành hoặc xử lí lỗi này , tai nghe 1 bên trái k thể kết nối, chưa qua sữa chữa . lỗi chung của airpod 2</text:p>
          </table:table-cell>
          <table:table-cell table:number-columns-repeated="1023"/>
        </table:table-row>
        <table:table-row table:style-name="ro3">
          <table:table-cell office:value-type="string" calcext:value-type="string">
            <text:p>để sim vào thì sim đã được kích hoạt từ trước rồi nên không được hưởng ưu đãi, 17/4 giao hàng mà sim lại hết hạn ngày 15/4, tải app về đăng kí xong thì lại thấy đứng tên người khác. có cảm giác lấy sim người khác đi bán lại hay sao đấy.</text:p>
          </table:table-cell>
          <table:table-cell table:number-columns-repeated="1023"/>
        </table:table-row>
        <table:table-row table:style-name="ro2">
          <table:table-cell office:value-type="string" calcext:value-type="string">
            <text:p>delay giao hàng 4 ngày. giao chậm thêm một ngày. nhạc nghe ổn trong tầm giá..... nghe giá phù hợp cho ae học sinh sinh viên</text:p>
          </table:table-cell>
          <table:table-cell table:number-columns-repeated="1023"/>
        </table:table-row>
        <table:table-row table:style-name="ro2">
          <table:table-cell office:value-type="string" calcext:value-type="string">
            <text:p>đến hôm nay sau khi sử dụng thì xạc đã chập chờn</text:p>
          </table:table-cell>
          <table:table-cell table:number-columns-repeated="1023"/>
        </table:table-row>
        <table:table-row table:style-name="ro2">
          <table:table-cell office:value-type="string" calcext:value-type="string">
            <text:p>đèn xanh báo sóng khỏe mà yếu gần như chỉ hơn k dùng bộ này được 1 tí</text:p>
          </table:table-cell>
          <table:table-cell table:number-columns-repeated="1023"/>
        </table:table-row>
        <table:table-row table:style-name="ro2">
          <table:table-cell office:value-type="string" calcext:value-type="string">
            <text:p>đẹp nhưng k an toàn vì lớp vỏ nhôm bị nhiễm điện, bị giật điện mỗi khi ghim vào máy tính.</text:p>
          </table:table-cell>
          <table:table-cell table:number-columns-repeated="1023"/>
        </table:table-row>
        <table:table-row table:style-name="ro2">
          <table:table-cell office:value-type="string" calcext:value-type="string">
            <text:p>đẹp nhưng tai nghe hơi to</text:p>
          </table:table-cell>
          <table:table-cell table:number-columns-repeated="1023"/>
        </table:table-row>
        <table:table-row table:style-name="ro2">
          <table:table-cell office:value-type="string" calcext:value-type="string">
            <text:p>đẹp...nhung màn chữ kì dễ vỡ do khong co kính bảo vệ như các dòng cùi bắp khác ....</text:p>
          </table:table-cell>
          <table:table-cell table:number-columns-repeated="1023"/>
        </table:table-row>
        <table:table-row table:style-name="ro2">
          <table:table-cell office:value-type="string" calcext:value-type="string">
            <text:p>di chuột bồng bềnh như đi trên mây, cập cẫng, di thế này thì chuột nó chạy chỗ khác</text:p>
          </table:table-cell>
          <table:table-cell table:number-columns-repeated="1023"/>
        </table:table-row>
        <table:table-row table:style-name="ro2">
          <table:table-cell office:value-type="string" calcext:value-type="string">
            <text:p>đích sạc bin không vào nó rồi thêm bị dựt <text:s/>không tốt</text:p>
          </table:table-cell>
          <table:table-cell table:number-columns-repeated="1023"/>
        </table:table-row>
        <table:table-row table:style-name="ro2">
          <table:table-cell office:value-type="string" calcext:value-type="string">
            <text:p>dịch vụ ship hàng quá tệ shipper làm việc chưa tốt</text:p>
          </table:table-cell>
          <table:table-cell table:number-columns-repeated="1023"/>
        </table:table-row>
        <table:table-row table:style-name="ro4">
          <table:table-cell office:value-type="string" calcext:value-type="string">
            <text:p>điểm cộng: kết nối nhanh, setup dễ dàng, wifi full vạch điểm trừ cực lớn: kết nối được vài tiếng là văng, dùng bao nhiêu thiết bị thì văng hết bấy nhiêu. dùng pc thì no internet access, dùng android thì cannot find ip admindress, dùng iphone thì disconnected, mỗi lần như thế phải tháo ra cắm vào thì nó sẽ bình thường thêm vài tiếng rồi lại disconnect tiếp. nếu được thì xin phép trả hàng hoặc đổi lấy hàng khác. cảm ơn tiki</text:p>
          </table:table-cell>
          <table:table-cell table:number-columns-repeated="1023"/>
        </table:table-row>
        <table:table-row table:style-name="ro4">
          <table:table-cell office:value-type="string" calcext:value-type="string">
            <text:p>điểm mạnh: - dễ dùng, cắm vào là máy sẽ nhận và tự cài driver thích hợp. - kích thước nhỏ gọn, giá rẻ. điểm yếu: - kết nối rất thiếtu ổn định, nếu ai có thói quen để máy sleep thì sau lần bật lại thứ 4-5 thiết bị sẽ không kết nối được với wifi nữa. cách duy nhất là rút ra cắm lại mới được. <text:s/>nhìn chung thì thiết bị sẽ ổn định cho những người ít bật tắt máy tính. còn với nhu cầu của mình thì không phù hợp với sản phẩm này.</text:p>
          </table:table-cell>
          <table:table-cell table:number-columns-repeated="1023"/>
        </table:table-row>
        <table:table-row table:style-name="ro2">
          <table:table-cell office:value-type="string" calcext:value-type="string">
            <text:p>điện thoại bị lỗi,máy mới mà không biết sao lại dán sẵn màn hình.vô face book với ulike để tầm 10 giây tự thoát ra màn hình chính.cảm ứng lúc bấm không ăn</text:p>
          </table:table-cell>
          <table:table-cell table:number-columns-repeated="1023"/>
        </table:table-row>
        <table:table-row table:style-name="ro2">
          <table:table-cell office:value-type="string" calcext:value-type="string">
            <text:p>điện thoại của mình không kết nối được cứ báo như vậy hoài, cả 2 điện thoại đều không được</text:p>
          </table:table-cell>
          <table:table-cell table:number-columns-repeated="1023"/>
        </table:table-row>
        <table:table-row table:style-name="ro2">
          <table:table-cell office:value-type="string" calcext:value-type="string">
            <text:p>điện thoại màn hình cảm ứng bị lỗi vuốt không dc phím bị chạm tự nhay và liệt không bấm nghe gọi dc</text:p>
          </table:table-cell>
          <table:table-cell table:number-columns-repeated="1023"/>
        </table:table-row>
        <table:table-row table:style-name="ro2">
          <table:table-cell office:value-type="string" calcext:value-type="string">
            <text:p>điện thoại mình có pin dung lượng 3300mah, tuy nhiên dùng sạc dự phòng chỉ sạc dc 3,5 lần. thất vọng cực kỳ!!!</text:p>
          </table:table-cell>
          <table:table-cell table:number-columns-repeated="1023"/>
        </table:table-row>
        <table:table-row table:style-name="ro2">
          <table:table-cell office:value-type="string" calcext:value-type="string">
            <text:p>điện thoại mới mua lúc chiều nhưng mở khoá không được . shop liên lạc lại với mình gấp nhé</text:p>
          </table:table-cell>
          <table:table-cell table:number-columns-repeated="1023"/>
        </table:table-row>
        <table:table-row table:style-name="ro2">
          <table:table-cell office:value-type="string" calcext:value-type="string">
            <text:p>điện thoại mới mua nhưng đồ sạc lỏng, cắm không vào điện</text:p>
          </table:table-cell>
          <table:table-cell table:number-columns-repeated="1023"/>
        </table:table-row>
        <table:table-row table:style-name="ro2">
          <table:table-cell office:value-type="string" calcext:value-type="string">
            <text:p>điện thoại siêu nhỏ. không nghe gì. kêu bảo hành đem đi mấy ngày xong trả lại vẫn bị. y như đem đi rồi thôi á. đừng mua dòng này.</text:p>
          </table:table-cell>
          <table:table-cell table:number-columns-repeated="1023"/>
        </table:table-row>
        <table:table-row table:style-name="ro2">
          <table:table-cell office:value-type="string" calcext:value-type="string">
            <text:p>điện thọi thì rất ok nhưng sử dụng một thời gian la cái mít nói chuyện nghe không được rè như sói kieu</text:p>
          </table:table-cell>
          <table:table-cell table:number-columns-repeated="1023"/>
        </table:table-row>
        <table:table-row table:style-name="ro2">
          <table:table-cell office:value-type="string" calcext:value-type="string">
            <text:p>định vị kém</text:p>
          </table:table-cell>
          <table:table-cell table:number-columns-repeated="1023"/>
        </table:table-row>
        <table:table-row table:style-name="ro3">
          <table:table-cell office:value-type="string" calcext:value-type="string">
            <text:p>do chuột không có receiver nên khi không sử dụng, nếu không tắt nguồn của chuột máy tính sẽ bị tắt wifi khi mở trở lại. để bật network trở lại phải tắt bluetooth, khởi động lại máy tính, vào network bật wifi manual.</text:p>
          </table:table-cell>
          <table:table-cell table:number-columns-repeated="1023"/>
        </table:table-row>
        <table:table-row table:style-name="ro3">
          <table:table-cell office:value-type="string" calcext:value-type="string">
            <text:p>đồ của logitech thì khỏi bàn rồi, chất lượng camera rất tốt. nhưng sản phẩm khi đến tay mình thì bị trầy xước rất nhiều, do làm biếng đổi tra nên sử dụng luôn chứ thực sự rất bực mình</text:p>
          </table:table-cell>
          <table:table-cell table:number-columns-repeated="1023"/>
        </table:table-row>
        <table:table-row table:style-name="ro3">
          <table:table-cell office:value-type="string" calcext:value-type="string">
            <text:p>đồ điện tử mà gói hàng không chèn xốp chống sốc, cục sạc bé xíu mà để trong cái hộp dẹp to đùng, giao đến nơi không biết va chạm bao nhiêu thứ. <text:s/>chất lượng sản phẩm: sạc chậm. 1h30p mà lên được có 40%. chán thật sự</text:p>
          </table:table-cell>
          <table:table-cell table:number-columns-repeated="1023"/>
        </table:table-row>
        <table:table-row table:style-name="ro2">
          <table:table-cell office:value-type="string" calcext:value-type="string">
            <text:p>đồ dùng thua keo 15k. nhiệt độ cực nóng</text:p>
          </table:table-cell>
          <table:table-cell table:number-columns-repeated="1023"/>
        </table:table-row>
        <table:table-row table:style-name="ro3">
          <table:table-cell office:value-type="string" calcext:value-type="string">
            <text:p>đồ này chỉ dành cho sinh viên, mua về mới vỡ lẽ, công suất nó cũng cỡ cái loa tivi, tức là nó chỉ hay hơn cái loa tivi rẻ tiền chút xíu. so với tivi cao cấp thì nghe nhạc trực tiếp trên tivi còn hay hơn. 600k tiền ngu.</text:p>
          </table:table-cell>
          <table:table-cell table:number-columns-repeated="1023"/>
        </table:table-row>
        <table:table-row table:style-name="ro2">
          <table:table-cell office:value-type="string" calcext:value-type="string">
            <text:p>dở tệ khởi động không lên nguồn sạc gần cả giờ đồng hồ cục sạc vẫn lạnh tanh không lên nổi cục pin</text:p>
          </table:table-cell>
          <table:table-cell table:number-columns-repeated="1023"/>
        </table:table-row>
        <table:table-row table:style-name="ro3">
          <table:table-cell office:value-type="string" calcext:value-type="string">
            <text:p>đọc phần chú thích biết là usb có kích thước nhỏ nhưng không nghĩ là nó nhỏ đến như vậy. mình chưa dùng thử nên không biết có tốt hay không nhưng nhìn nó bé bé xinh xinh thì thấy thích lắm. mong là sản phẩm này dùng tốt. sẽ ủng hộ tiki</text:p>
          </table:table-cell>
          <table:table-cell table:number-columns-repeated="1023"/>
        </table:table-row>
        <table:table-row table:style-name="ro2">
          <table:table-cell office:value-type="string" calcext:value-type="string">
            <text:p>dock sạc hết pin nhanh, sạc tai nghe chưa đầy dock đã hết pin. có khản năng bị chai pin. như vậy có thể đổi dock sạc khác không shop?</text:p>
          </table:table-cell>
          <table:table-cell table:number-columns-repeated="1023"/>
        </table:table-row>
        <table:table-row table:style-name="ro2">
          <table:table-cell office:value-type="string" calcext:value-type="string">
            <text:p>đôi khi bị đứng chuột, tiki xem lại bảo hành đổi mới</text:p>
          </table:table-cell>
          <table:table-cell table:number-columns-repeated="1023"/>
        </table:table-row>
        <table:table-row table:style-name="ro2">
          <table:table-cell office:value-type="string" calcext:value-type="string">
            <text:p>đôi lúc mạng k ổn định</text:p>
          </table:table-cell>
          <table:table-cell table:number-columns-repeated="1023"/>
        </table:table-row>
        <table:table-row table:style-name="ro5">
          <table:table-cell office:value-type="string" calcext:value-type="string">
            <text:p>đợi mấy ngày để nhận được tai nghe thì lại bị tiki giao cho đúng cái tai nghe bị lỗi " 1 tai nghe thấy bass, 1 tai chỉ chỉ có tiếng treble mà <text:s/>không có âm bass (cực kì khó chịu khi nghe). vì vậy đề nghị tiki và shop nhanh chóng cho người qua sớm để thu hồi đơn hàng và đổi cho mình 1 chiếc tai nghe khác để mình có cái mà dùng nhé. <text:s/>mất tiền mà lấy phải cái tai lỗi, lại mất thêm thời gian đổi trả - lần sau shop để ý kiểm tra sản phẩm trước khi giao cho khách dùm phát đi nhé, phiền quá đi mất . thanks mã đơn của mình là : 931746735</text:p>
          </table:table-cell>
          <table:table-cell table:number-columns-repeated="1023"/>
        </table:table-row>
        <table:table-row table:style-name="ro2">
          <table:table-cell office:value-type="string" calcext:value-type="string">
            <text:p>dỏm, kết nối không được với airpod 2, có vẻ chỉ xài được với các thiết bị profile bluetooth cũ</text:p>
          </table:table-cell>
          <table:table-cell table:number-columns-repeated="1023"/>
        </table:table-row>
        <table:table-row table:style-name="ro2">
          <table:table-cell office:value-type="string" calcext:value-type="string">
            <text:p>đơn #723992369 của mình giao trễ so với dự kiến. không cập nhật thông tin đơn hàng, không thông báo cho kh</text:p>
          </table:table-cell>
          <table:table-cell table:number-columns-repeated="1023"/>
        </table:table-row>
        <table:table-row table:style-name="ro2">
          <table:table-cell office:value-type="string" calcext:value-type="string">
            <text:p>đơn hàng bị lỗi. <text:s text:c="2"/>không kết nối đuoẹc với mạng wan</text:p>
          </table:table-cell>
          <table:table-cell table:number-columns-repeated="1023"/>
        </table:table-row>
        <table:table-row table:style-name="ro2">
          <table:table-cell office:value-type="string" calcext:value-type="string">
            <text:p>đơn hàng hẹn giao 19/10 mà đến hiện nay vẫn chưa nhận được</text:p>
          </table:table-cell>
          <table:table-cell table:number-columns-repeated="1023"/>
        </table:table-row>
        <table:table-row table:style-name="ro2">
          <table:table-cell office:value-type="string" calcext:value-type="string">
            <text:p>đơn hàng mình đặt cả tuần rồi mà vẫn trong tình trạng "đang lấy hàng". tiki dạo này đi xuống quá</text:p>
          </table:table-cell>
          <table:table-cell table:number-columns-repeated="1023"/>
        </table:table-row>
        <table:table-row table:style-name="ro2">
          <table:table-cell office:value-type="string" calcext:value-type="string">
            <text:p>đơn hàng số 458837018 trên app ghi trạng thái giao hàng thành công. thực tế chưa nhận được hàng. nhờ admin kiểm tra</text:p>
          </table:table-cell>
          <table:table-cell table:number-columns-repeated="1023"/>
        </table:table-row>
        <table:table-row table:style-name="ro2">
          <table:table-cell office:value-type="string" calcext:value-type="string">
            <text:p>đóng gói cẩn thận nhưng khi kết nối tai nghe bên phải bị lỗi không nghe dc dù các tính năng cảm ứng vẫn sử dụng bình thường</text:p>
          </table:table-cell>
          <table:table-cell table:number-columns-repeated="1023"/>
        </table:table-row>
        <table:table-row table:style-name="ro2">
          <table:table-cell office:value-type="string" calcext:value-type="string">
            <text:p>đóng gói cẩn thận nhưng mua size cho ap size 5 loại 38/40 mn về bỏ k vừa</text:p>
          </table:table-cell>
          <table:table-cell table:number-columns-repeated="1023"/>
        </table:table-row>
        <table:table-row table:style-name="ro3">
          <table:table-cell office:value-type="string" calcext:value-type="string">
            <text:p>đóng gói hàng điện tử nhất là ổ cứng dễ hư hỏng do va đập và nhiều người cũng đã phản ánh rồi nhưng vẫn đóng gói chỉ bỏ vào cái hộp không. trong đó mình còn đặt thêm nước ngọt cũng bỏ chung vào cho nó va đập vs nhau luôn. gói hàng quá tệ quá ẩu.</text:p>
          </table:table-cell>
          <table:table-cell table:number-columns-repeated="1023"/>
        </table:table-row>
        <table:table-row table:style-name="ro2">
          <table:table-cell office:value-type="string" calcext:value-type="string">
            <text:p>đóng gói hàng quá kém hàng đến mà chỉ có mỗi một lớp hộp cạc tông rỗng bên ngoài và hộp loa ở bên trong.</text:p>
          </table:table-cell>
          <table:table-cell table:number-columns-repeated="1023"/>
        </table:table-row>
        <table:table-row table:style-name="ro2">
          <table:table-cell office:value-type="string" calcext:value-type="string">
            <text:p>đóng gói kỹ càng, chuột đẹp dùng tương đối trơn tru so với cái giá 99k</text:p>
          </table:table-cell>
          <table:table-cell table:number-columns-repeated="1023"/>
        </table:table-row>
        <table:table-row table:style-name="ro2">
          <table:table-cell office:value-type="string" calcext:value-type="string">
            <text:p>đóng gói ổn, giao hàng đúng hẹn, nhưng quảng cáo là cáp sạc nhanh về sạc thì không đúng nhanh</text:p>
          </table:table-cell>
          <table:table-cell table:number-columns-repeated="1023"/>
        </table:table-row>
        <table:table-row table:style-name="ro2">
          <table:table-cell office:value-type="string" calcext:value-type="string">
            <text:p>đóng gói tốt, nhưng lúc in kẹt giấy, đã liên hệ tiki, đang đợi thu hồi</text:p>
          </table:table-cell>
          <table:table-cell table:number-columns-repeated="1023"/>
        </table:table-row>
        <table:table-row table:style-name="ro2">
          <table:table-cell office:value-type="string" calcext:value-type="string">
            <text:p>đồng hồ đếm số bước đi không chuẩn. mình đi 2 vòng quanh nhà vẫn không nảy số thì có được đổi 1 1 không?</text:p>
          </table:table-cell>
          <table:table-cell table:number-columns-repeated="1023"/>
        </table:table-row>
        <table:table-row table:style-name="ro3">
          <table:table-cell office:value-type="string" calcext:value-type="string">
            <text:p>đồng hồ mua về không khởi động được. nhấn nút nguồn mãi vẫn không lên. găm vào đế <text:s/>sạc mới kết nối với điện thoại thành công, nhưng màn hình đồng hồ vẫn tối thui. đang đợi thông tin phản hồi từ shop. mua hàng tiki nhiều mà lần đầu tiên có sự cố</text:p>
          </table:table-cell>
          <table:table-cell table:number-columns-repeated="1023"/>
        </table:table-row>
        <table:table-row table:style-name="ro2">
          <table:table-cell office:value-type="string" calcext:value-type="string">
            <text:p>đồng hồ thông minh trẻ em chống nước tặng sim 4g mình mua không xài được, bật nút khởi động xong tự tắt. nhờ tiki kiểm tra giùm</text:p>
          </table:table-cell>
          <table:table-cell table:number-columns-repeated="1023"/>
        </table:table-row>
        <table:table-row table:style-name="ro2">
          <table:table-cell office:value-type="string" calcext:value-type="string">
            <text:p>dong ho xài tốt nhung pin nay co van de rất nhanh hét pin mac du xài rất ít yeu cau gửi doi cho 1v pin khác</text:p>
          </table:table-cell>
          <table:table-cell table:number-columns-repeated="1023"/>
        </table:table-row>
        <table:table-row table:style-name="ro3">
          <table:table-cell office:value-type="string" calcext:value-type="string">
            <text:p><text:s/>điện thoại bỏ vào cái hộp to hơn. không chèn lót. hộp <text:s/>điện thoại có thể bị lắc qua lại trong quá trình vận chuyển. chưa kể là bị rớt trong quá trình vận chuyển. đóng gói sơ xài như quyển truyện trann</text:p>
          </table:table-cell>
          <table:table-cell table:number-columns-repeated="1023"/>
        </table:table-row>
        <table:table-row table:style-name="ro2">
          <table:table-cell office:value-type="string" calcext:value-type="string">
            <text:p>dt không giữ pin lâu mau hết pin</text:p>
          </table:table-cell>
          <table:table-cell table:number-columns-repeated="1023"/>
        </table:table-row>
        <table:table-row table:style-name="ro2">
          <table:table-cell office:value-type="string" calcext:value-type="string">
            <text:p><text:s/>điện thoại mua về đang sáng xem phim tự dưng cứ tắt màn hình rội hiện chấm trắng giửa màn hình.yêu cầu đổi trả,bán <text:s/>điện thoại lổi vậy sao sài.</text:p>
          </table:table-cell>
          <table:table-cell table:number-columns-repeated="1023"/>
        </table:table-row>
        <table:table-row table:style-name="ro2">
          <table:table-cell office:value-type="string" calcext:value-type="string">
            <text:p><text:s/>điện thoại mua về dùng được 1 tháng bị đơ là sao nhỉ</text:p>
          </table:table-cell>
          <table:table-cell table:number-columns-repeated="1023"/>
        </table:table-row>
        <table:table-row table:style-name="ro2">
          <table:table-cell office:value-type="string" calcext:value-type="string">
            <text:p><text:s/>điện thoại nghe nhạc bị rung mạnh. đề nghị đổi cái khác</text:p>
          </table:table-cell>
          <table:table-cell table:number-columns-repeated="1023"/>
        </table:table-row>
        <table:table-row table:style-name="ro2">
          <table:table-cell office:value-type="string" calcext:value-type="string">
            <text:p>dù đã làm theo hướng dẫn vẫn không cài được tiếng việt</text:p>
          </table:table-cell>
          <table:table-cell table:number-columns-repeated="1023"/>
        </table:table-row>
        <table:table-row table:style-name="ro2">
          <table:table-cell office:value-type="string" calcext:value-type="string">
            <text:p>đưa sim mà không có số <text:s/>điện thoại sao đăng ký my mobi được đại ca</text:p>
          </table:table-cell>
          <table:table-cell table:number-columns-repeated="1023"/>
        </table:table-row>
        <table:table-row table:style-name="ro2">
          <table:table-cell office:value-type="string" calcext:value-type="string">
            <text:p>dùng 2 máy 1 lúc là không thể sạc được, kém chất lượng</text:p>
          </table:table-cell>
          <table:table-cell table:number-columns-repeated="1023"/>
        </table:table-row>
        <table:table-row table:style-name="ro2">
          <table:table-cell office:value-type="string" calcext:value-type="string">
            <text:p>dùng 30p đã hết pin rồi</text:p>
          </table:table-cell>
          <table:table-cell table:number-columns-repeated="1023"/>
        </table:table-row>
        <table:table-row table:style-name="ro2">
          <table:table-cell office:value-type="string" calcext:value-type="string">
            <text:p>dùng bình thường nhưng tốc độ yếu hơn repeater của tp-link</text:p>
          </table:table-cell>
          <table:table-cell table:number-columns-repeated="1023"/>
        </table:table-row>
        <table:table-row table:style-name="ro2">
          <table:table-cell office:value-type="string" calcext:value-type="string">
            <text:p>dùng chưa được 3 tháng nhưng không thấy sự siêu bền ở đâu cả, cáp xoắn, thường xuyên bị hiện tượng không tương thích với thiết bị và đã chết hẳn 1 tuần nay.</text:p>
          </table:table-cell>
          <table:table-cell table:number-columns-repeated="1023"/>
        </table:table-row>
        <table:table-row table:style-name="ro2">
          <table:table-cell office:value-type="string" calcext:value-type="string">
            <text:p>dùng chưa được tháng không sạc được nưa</text:p>
          </table:table-cell>
          <table:table-cell table:number-columns-repeated="1023"/>
        </table:table-row>
        <table:table-row table:style-name="ro4">
          <table:table-cell office:value-type="string" calcext:value-type="string">
            <text:p>dùng còn cùi bắp hơn con xiaomi gen 4a nữa, mình mua dùng để chơi game liên quân, pubg mặc dù chỉ 1 cái ipadmin sử dụng nhưng mạng chập chờn không thể nào chơi dc, còn nếu dùng adminroi thì mỗi lần kết nối đều bắt đăng nhập vào modem vẫn không có mạng. vậy nên mình khuyên nếu ai có ý định mua con này về chiến game thì dẹp đi nha. nếu để lướt wep, facebook sương sương thì dc. lỡ ngu rồi nên để lướt facebook chơi vậy.</text:p>
          </table:table-cell>
          <table:table-cell table:number-columns-repeated="1023"/>
        </table:table-row>
        <table:table-row table:style-name="ro2">
          <table:table-cell office:value-type="string" calcext:value-type="string">
            <text:p>dùng được 3 tháng thì hỏng, tem bảo hành là tem vỡ lại dán ở vị trí rất khó để có thể giữ được nguyên vẹn. coi như là xong</text:p>
          </table:table-cell>
          <table:table-cell table:number-columns-repeated="1023"/>
        </table:table-row>
        <table:table-row table:style-name="ro2">
          <table:table-cell office:value-type="string" calcext:value-type="string">
            <text:p>dùng được 6 tháng thì hỏng đèn hồng ngoại, bảo hành xong thì con lăn đơ đơ.</text:p>
          </table:table-cell>
          <table:table-cell table:number-columns-repeated="1023"/>
        </table:table-row>
        <table:table-row table:style-name="ro2">
          <table:table-cell office:value-type="string" calcext:value-type="string">
            <text:p>dùng đến tháng thứ 6 thì bắt đầu chuột phải không nhạy nữa, mình bảo quản tốt vẫn còn mới lắm luôn, bảo hành bảo hành sao nhỉ</text:p>
          </table:table-cell>
          <table:table-cell table:number-columns-repeated="1023"/>
        </table:table-row>
        <table:table-row table:style-name="ro2">
          <table:table-cell office:value-type="string" calcext:value-type="string">
            <text:p>dùng được 1 năm thì double click tưởng hang logitech thì thế nào ai ngờ cũng không hơn mấy hàng china mấy</text:p>
          </table:table-cell>
          <table:table-cell table:number-columns-repeated="1023"/>
        </table:table-row>
        <table:table-row table:style-name="ro2">
          <table:table-cell office:value-type="string" calcext:value-type="string">
            <text:p>dùng được 1 tuần hỏng mất mic với nút nhận cuộc gọi</text:p>
          </table:table-cell>
          <table:table-cell table:number-columns-repeated="1023"/>
        </table:table-row>
        <table:table-row table:style-name="ro2">
          <table:table-cell office:value-type="string" calcext:value-type="string">
            <text:p>dùng được 1 tuần và sau khi trải nghiệm thấy tốc độ khá kém và lag . trong khi wifi chính nhà mình dũng vẫn rất tốc</text:p>
          </table:table-cell>
          <table:table-cell table:number-columns-repeated="1023"/>
        </table:table-row>
        <table:table-row table:style-name="ro3">
          <table:table-cell office:value-type="string" calcext:value-type="string">
            <text:p>dùng được 1,5 tuần là nát 2 đầu. rất dễ đứt 2 cái núm viết đó. tóm lại dù rẻ hơn hàng khác nhưng mấy trăm nghìn ngu cho sản phẩm như thế này thì... ai thích cứ mua xem bài học thế nào</text:p>
          </table:table-cell>
          <table:table-cell table:number-columns-repeated="1023"/>
        </table:table-row>
        <table:table-row table:style-name="ro2">
          <table:table-cell office:value-type="string" calcext:value-type="string">
            <text:p>dùng được 2 tuần thì hỏng.</text:p>
          </table:table-cell>
          <table:table-cell table:number-columns-repeated="1023"/>
        </table:table-row>
        <table:table-row table:style-name="ro2">
          <table:table-cell office:value-type="string" calcext:value-type="string">
            <text:p>dùng được 3 tháng thì đơ liên tục</text:p>
          </table:table-cell>
          <table:table-cell table:number-columns-repeated="1023"/>
        </table:table-row>
        <table:table-row table:style-name="ro3">
          <table:table-cell office:value-type="string" calcext:value-type="string">
            <text:p>dùng được 5 lần thì rớt nắp, kết nối bluetooth lúc được lúc không. dùng để đi đường nghe gọi không được, chỉ dùng để nghe nhạc. âm thanh chất lượng bình thường, vặn max volume cũng k to hơn được</text:p>
          </table:table-cell>
          <table:table-cell table:number-columns-repeated="1023"/>
        </table:table-row>
        <table:table-row table:style-name="ro3">
          <table:table-cell office:value-type="string" calcext:value-type="string">
            <text:p>dùng được 7 tháng 10 ngày hôm nay thì chính thức báo hỏng. cắm điện vào lúc được lúc không. đoạn nối dây với củ chuyển đổ phát ra ta lửa điện. dùng tạm còn được chứ lâu dài thì thôi vậy.</text:p>
          </table:table-cell>
          <table:table-cell table:number-columns-repeated="1023"/>
        </table:table-row>
        <table:table-row table:style-name="ro2">
          <table:table-cell office:value-type="string" calcext:value-type="string">
            <text:p>dùng được vài lần là hư, sản phẩm mau hư đúng với giá tiền.</text:p>
          </table:table-cell>
          <table:table-cell table:number-columns-repeated="1023"/>
        </table:table-row>
        <table:table-row table:style-name="ro2">
          <table:table-cell office:value-type="string" calcext:value-type="string">
            <text:p>dùng gần được 2 tuần, chuột trở chứng chập chờn lúc được lúc không. sản phẩm thấy review ổn mình mua nhưng thất vọng!</text:p>
          </table:table-cell>
          <table:table-cell table:number-columns-repeated="1023"/>
        </table:table-row>
        <table:table-row table:style-name="ro2">
          <table:table-cell office:value-type="string" calcext:value-type="string">
            <text:p>dùng hay bị lag. vào facebook thỉnh thoảng bị out ra không hiểu lý do.</text:p>
          </table:table-cell>
          <table:table-cell table:number-columns-repeated="1023"/>
        </table:table-row>
        <table:table-row table:style-name="ro2">
          <table:table-cell office:value-type="string" calcext:value-type="string">
            <text:p>dùng hơn 1 tháng sạc bị rè như sắp nổ</text:p>
          </table:table-cell>
          <table:table-cell table:number-columns-repeated="1023"/>
        </table:table-row>
        <table:table-row table:style-name="ro2">
          <table:table-cell office:value-type="string" calcext:value-type="string">
            <text:p>dùng khoảng tầm 3 tháng thì in 2 mặt bị lỗi chỉ in được 1 mặt, mỗi lần in 2 mặt thì bị kẹt giấy, đang chờ bảo hảnh</text:p>
          </table:table-cell>
          <table:table-cell table:number-columns-repeated="1023"/>
        </table:table-row>
        <table:table-row table:style-name="ro2">
          <table:table-cell office:value-type="string" calcext:value-type="string">
            <text:p>dùng không biết được lâu không. âm thanh cũng ok nếu ai không có nhu cầu quá cao</text:p>
          </table:table-cell>
          <table:table-cell table:number-columns-repeated="1023"/>
        </table:table-row>
        <table:table-row table:style-name="ro2">
          <table:table-cell office:value-type="string" calcext:value-type="string">
            <text:p>đúng là tiền nào của nấy mà</text:p>
          </table:table-cell>
          <table:table-cell table:number-columns-repeated="1023"/>
        </table:table-row>
        <table:table-row table:style-name="ro3">
          <table:table-cell office:value-type="string" calcext:value-type="string">
            <text:p>đúng là tự ngắt khi pin 100%. nhận hàng thì thấy có ai khui hộp trước rồi. sạc thì phải rút ra cắm cào vài lần mới ăn. nhưng lúc thì sạc được lúc không nhận được sạc</text:p>
          </table:table-cell>
          <table:table-cell table:number-columns-repeated="1023"/>
        </table:table-row>
        <table:table-row table:style-name="ro2">
          <table:table-cell office:value-type="string" calcext:value-type="string">
            <text:p>dung lượng pin không như mong đợi, sạc ip6+ được 2 lần là hết (pin <text:s/>điện thoại còn trên 15%)</text:p>
          </table:table-cell>
          <table:table-cell table:number-columns-repeated="1023"/>
        </table:table-row>
        <table:table-row table:style-name="ro2">
          <table:table-cell office:value-type="string" calcext:value-type="string">
            <text:p>đúng lượng pin quá thấp cứ 30 phút là hết pin nghe nhạc không được nhiều</text:p>
          </table:table-cell>
          <table:table-cell table:number-columns-repeated="1023"/>
        </table:table-row>
        <table:table-row table:style-name="ro2">
          <table:table-cell office:value-type="string" calcext:value-type="string">
            <text:p>dung lượng pin thấp. âm thanh nhỏ</text:p>
          </table:table-cell>
          <table:table-cell table:number-columns-repeated="1023"/>
        </table:table-row>
        <table:table-row table:style-name="ro4">
          <table:table-cell office:value-type="string" calcext:value-type="string">
            <text:p>dung lượng thực 57gb ( tiêu chuẩn thường vậy không gì phải bàn ), tốc độ đọc và ghi thấp hơn quảng cáo và 1 số người mua trước rất nhiều. test thực tế trên 2 phần mềm crystaldiskmark và usb flash benchmark <text:s/>tốc độ readmin ~ 30 - 35mb/s và write 20-25mb/s. mình dùng cổng usb 3.0 trên 2 laptop khác nhau để test luôn. hơi thất vọng !</text:p>
          </table:table-cell>
          <table:table-cell table:number-columns-repeated="1023"/>
        </table:table-row>
        <table:table-row table:style-name="ro2">
          <table:table-cell office:value-type="string" calcext:value-type="string">
            <text:p>dùng mang tốc độ thường hơi kém</text:p>
          </table:table-cell>
          <table:table-cell table:number-columns-repeated="1023"/>
        </table:table-row>
        <table:table-row table:style-name="ro2">
          <table:table-cell office:value-type="string" calcext:value-type="string">
            <text:p>dùng một thời gian bị mất lõi. mất hết dữ liệu. còn mỗi cái vỏ inox</text:p>
          </table:table-cell>
          <table:table-cell table:number-columns-repeated="1023"/>
        </table:table-row>
        <table:table-row table:style-name="ro3">
          <table:table-cell office:value-type="string" calcext:value-type="string">
            <text:p>dùng một thời gian thì cục sạc mình có hiện tượng rò điện! khi sạc điện thoại thì có điện, hoặc khi cắm dây sạc ở ngay đầu dây có điện, giật ngứa ngứa! cảm thấy bất ổn và nguy hiểm.</text:p>
          </table:table-cell>
          <table:table-cell table:number-columns-repeated="1023"/>
        </table:table-row>
        <table:table-row table:style-name="ro3">
          <table:table-cell office:value-type="string" calcext:value-type="string">
            <text:p>đúng nghĩa tiền nào của nấy, không thể đòi hỏi 1 sản phẩm băng tần kép, giá rẻ mà lại có chất lượng sóng tốt được. <text:s/>cách 10m là đã thấy muốn đập cục wifi. phải mua đổi ngay thiết bị khác rồi <text:s/></text:p>
          </table:table-cell>
          <table:table-cell table:number-columns-repeated="1023"/>
        </table:table-row>
        <table:table-row table:style-name="ro2">
          <table:table-cell office:value-type="string" calcext:value-type="string">
            <text:p>dùng sạc cho ipadmin, cục sạc rất nóng, hỏng 2 dây sạc (dây sạc chính hãng). xin hỏi muốn bảo hành hay đổi phải làm như thế nào??</text:p>
          </table:table-cell>
          <table:table-cell table:number-columns-repeated="1023"/>
        </table:table-row>
        <table:table-row table:style-name="ro2">
          <table:table-cell office:value-type="string" calcext:value-type="string">
            <text:p>dùng software của samsung không kiểm tra được thông tin sản phẩm <text:s/>chính hảng. có lẻ đây là sản phảm fake.</text:p>
          </table:table-cell>
          <table:table-cell table:number-columns-repeated="1023"/>
        </table:table-row>
        <table:table-row table:style-name="ro2">
          <table:table-cell office:value-type="string" calcext:value-type="string">
            <text:p>dùng tệ, tầm 15p là rớt mạng, rút ra cắm vào vẫn xài bình thường, rồi vẫn xảy ra tình trạng đó</text:p>
          </table:table-cell>
          <table:table-cell table:number-columns-repeated="1023"/>
        </table:table-row>
        <table:table-row table:style-name="ro2">
          <table:table-cell office:value-type="string" calcext:value-type="string">
            <text:p>đúng thật đồ rẻ tiền thì chỉ có vậy thôi. âm thanh nhỏ xíu, nghe thì rè rè không ra gì. cho 2 sao vì thương thôi, với cả mình hiền lắm. haizzz... cũng khá tiếc tiền.</text:p>
          </table:table-cell>
          <table:table-cell table:number-columns-repeated="1023"/>
        </table:table-row>
        <table:table-row table:style-name="ro2">
          <table:table-cell office:value-type="string" calcext:value-type="string">
            <text:p>dùng tốt được 1 tháng, sau thì hơi bị lờn nút bấm, mình thấy k ăn lắm. k biết bảo hành như thế nào</text:p>
          </table:table-cell>
          <table:table-cell table:number-columns-repeated="1023"/>
        </table:table-row>
        <table:table-row table:style-name="ro2">
          <table:table-cell office:value-type="string" calcext:value-type="string">
            <text:p>dùng tròn 1 năm thì hỏng. hàng không được như kì vọng với số tiền bỏ ra.</text:p>
          </table:table-cell>
          <table:table-cell table:number-columns-repeated="1023"/>
        </table:table-row>
        <table:table-row table:style-name="ro2">
          <table:table-cell office:value-type="string" calcext:value-type="string">
            <text:p>được thôi</text:p>
          </table:table-cell>
          <table:table-cell table:number-columns-repeated="1023"/>
        </table:table-row>
        <table:table-row table:style-name="ro2">
          <table:table-cell office:value-type="string" calcext:value-type="string">
            <text:p>e mua 2 món mà sao về cái nào cx chỉ nghe được 1 bên ls ạ mong shop giải thích hộ e vs ak</text:p>
          </table:table-cell>
          <table:table-cell table:number-columns-repeated="1023"/>
        </table:table-row>
        <table:table-row table:style-name="ro2">
          <table:table-cell office:value-type="string" calcext:value-type="string">
            <text:p>e nhận được hàng ma co một cái không mở len</text:p>
          </table:table-cell>
          <table:table-cell table:number-columns-repeated="1023"/>
        </table:table-row>
        <table:table-row table:style-name="ro2">
          <table:table-cell office:value-type="string" calcext:value-type="string">
            <text:p>em có mua bên shop này một con ssd, sử dụng được vài tháng thì mới phát sinh lỗi không nhận hệ thống chơi game thì bị đơ máy, em phải làm sao đây ạ</text:p>
          </table:table-cell>
          <table:table-cell table:number-columns-repeated="1023"/>
        </table:table-row>
        <table:table-row table:style-name="ro2">
          <table:table-cell office:value-type="string" calcext:value-type="string">
            <text:p>em đặt mua màu xanh lá giao em màu hồng tai nghe chỉ nghe được một bên</text:p>
          </table:table-cell>
          <table:table-cell table:number-columns-repeated="1023"/>
        </table:table-row>
        <table:table-row table:style-name="ro2">
          <table:table-cell office:value-type="string" calcext:value-type="string">
            <text:p>em dùng khoảng 1 2 ngày rất hay không thể kết nối vào dc thiết bị có thể giúp em dc không???</text:p>
          </table:table-cell>
          <table:table-cell table:number-columns-repeated="1023"/>
        </table:table-row>
        <table:table-row table:style-name="ro5">
          <table:table-cell office:value-type="string" calcext:value-type="string">
            <text:p>em không hiểu vì sao lại như thế? mặc dù em đã viết email tận 2 lần cho tiki care nhưng hình như tiki không có care em. chất lượng sản phẩm em chưa test nhưng mẫu mã và cảm nhận bên ngoài rất ổn. vì em đặt nhầm đầu ra type c nên vẫn chưa sử dụng được. (em muốn hỏi là sản phẩm vẫn còn nguyên seal, em mong được đổi trả được không ạ?) em cũng thắc mắc vì sao loại cổng ra là 1 trong những thông tin của sản phẩm nhưng không được tiki đề cập trong phần discription? ít nhất tiki nên đề cập màu nào sẽ là cổng ra nào cho người mua biết đường mà chọn. <text:s/>mong tiki sớm hồi âm review này giùm em. rất dám ơn ạ.</text:p>
          </table:table-cell>
          <table:table-cell table:number-columns-repeated="1023"/>
        </table:table-row>
        <table:table-row table:style-name="ro2">
          <table:table-cell office:value-type="string" calcext:value-type="string">
            <text:p>em mới mua dùng có 2 tháng mà hư rồi. không biết bên shop có bảo hành j k ạ?</text:p>
          </table:table-cell>
          <table:table-cell table:number-columns-repeated="1023"/>
        </table:table-row>
        <table:table-row table:style-name="ro2">
          <table:table-cell office:value-type="string" calcext:value-type="string">
            <text:p>em mới mua mà một bên tai phải không nghe được, còn bên trái nghe bình thường, giờ bảo hành như thế nào vậy shop ạ.</text:p>
          </table:table-cell>
          <table:table-cell table:number-columns-repeated="1023"/>
        </table:table-row>
        <table:table-row table:style-name="ro2">
          <table:table-cell office:value-type="string" calcext:value-type="string">
            <text:p>em mới nhận hàng sáng nay lúc 8h30, nhưng về kết nối hdmi không lên màn, dù nguồn vẫn xanh đèn là tại sao ạ?</text:p>
          </table:table-cell>
          <table:table-cell table:number-columns-repeated="1023"/>
        </table:table-row>
        <table:table-row table:style-name="ro2">
          <table:table-cell office:value-type="string" calcext:value-type="string">
            <text:p>em mua hồi tháng 2/2020, mà đến giữa tháng 4/2020 đã hỏng. em làm mấy bảo hành, liệu có cách nào xử lý không ạ? em cám ơn.</text:p>
          </table:table-cell>
          <table:table-cell table:number-columns-repeated="1023"/>
        </table:table-row>
        <table:table-row table:style-name="ro2">
          <table:table-cell office:value-type="string" calcext:value-type="string">
            <text:p>em mua nhung ma no bi chuc chat roi nen bay gio em không biet phai lam sao nua .co the doi cai khac bu tien dc không vay .</text:p>
          </table:table-cell>
          <table:table-cell table:number-columns-repeated="1023"/>
        </table:table-row>
        <table:table-row table:style-name="ro2">
          <table:table-cell office:value-type="string" calcext:value-type="string">
            <text:p>em mua sản phẩm sử dụng được mới 4 ngày mà tai nghe bên trái không sử dụng được nữa</text:p>
          </table:table-cell>
          <table:table-cell table:number-columns-repeated="1023"/>
        </table:table-row>
        <table:table-row table:style-name="ro2">
          <table:table-cell office:value-type="string" calcext:value-type="string">
            <text:p>em mua sản phẩm từ tháng 7 đến tháng 12 đã bị hỏng, cả 2 loa đều mất tiếng hoàn toàn. mong nhận được phản hồi</text:p>
          </table:table-cell>
          <table:table-cell table:number-columns-repeated="1023"/>
        </table:table-row>
        <table:table-row table:style-name="ro2">
          <table:table-cell office:value-type="string" calcext:value-type="string">
            <text:p>em mua về được hơn 1 tuần nghe được 3 4 lần thì bị lỗi chỉ nghe được tai trái, giờ không biết phải làm sao để khắc phục ạ : (</text:p>
          </table:table-cell>
          <table:table-cell table:number-columns-repeated="1023"/>
        </table:table-row>
        <table:table-row table:style-name="ro2">
          <table:table-cell office:value-type="string" calcext:value-type="string">
            <text:p>em vừa đặt mua hàng nhưng cắm sạc mãi vẫn không hiển thị màn hình</text:p>
          </table:table-cell>
          <table:table-cell table:number-columns-repeated="1023"/>
        </table:table-row>
        <table:table-row table:style-name="ro2">
          <table:table-cell office:value-type="string" calcext:value-type="string">
            <text:p>em xài có mấy tuần em quên sạc giờ sạc sao không vô vậy ạ</text:p>
          </table:table-cell>
          <table:table-cell table:number-columns-repeated="1023"/>
        </table:table-row>
        <table:table-row table:style-name="ro2">
          <table:table-cell office:value-type="string" calcext:value-type="string">
            <text:p>em xài được gần 1 tháng nay xong giờ kết nối thì cứ hiện như này thì khắc phục sao ạ, mặc dù em đã resert lại rồi ạ</text:p>
          </table:table-cell>
          <table:table-cell table:number-columns-repeated="1023"/>
        </table:table-row>
        <table:table-row table:style-name="ro3">
          <table:table-cell office:value-type="string" calcext:value-type="string">
            <text:p>gai nghe blu i11 giao hàng thì ok mà sản phẩm bị lỗi hay gì tai nghe nghe được có 1 tai còn tai còn lại thì nóng thôi rồi đeo mà cứ sợ sợ nổ. kết nối thì lúc được lúc không. giá như vậy cũg k đòi hỏi gì nhiều nhưng mà tệ quá</text:p>
          </table:table-cell>
          <table:table-cell table:number-columns-repeated="1023"/>
        </table:table-row>
        <table:table-row table:style-name="ro2">
          <table:table-cell office:value-type="string" calcext:value-type="string">
            <text:p>gắn vào 6030 sao máy cứ xoay kêu liên tục không ngừng, không xài dc</text:p>
          </table:table-cell>
          <table:table-cell table:number-columns-repeated="1023"/>
        </table:table-row>
        <table:table-row table:style-name="ro2">
          <table:table-cell office:value-type="string" calcext:value-type="string">
            <text:p>ghi 8000dpi mà gửi chuột 6000dpi, nói chung dùng tạm</text:p>
          </table:table-cell>
          <table:table-cell table:number-columns-repeated="1023"/>
        </table:table-row>
        <table:table-row table:style-name="ro2">
          <table:table-cell office:value-type="string" calcext:value-type="string">
            <text:p>ghi có dây optical nhưng lúc giao hàng thì lại không thấy <text:s/></text:p>
          </table:table-cell>
          <table:table-cell table:number-columns-repeated="1023"/>
        </table:table-row>
        <table:table-row table:style-name="ro2">
          <table:table-cell office:value-type="string" calcext:value-type="string">
            <text:p>ghi là 10.000mah, nhưng sạc không đầy cho 2 lần galaxy note4 (3200mah). mẫu mã thì đẹp nhưng chất luong khong đúng. <text:s/>không nen mua.</text:p>
          </table:table-cell>
          <table:table-cell table:number-columns-repeated="1023"/>
        </table:table-row>
        <table:table-row table:style-name="ro2">
          <table:table-cell office:value-type="string" calcext:value-type="string">
            <text:p>giá cả hơi mắc mà chất lượng bình thường cảm giác thấy cũng không nhạy mấy</text:p>
          </table:table-cell>
          <table:table-cell table:number-columns-repeated="1023"/>
        </table:table-row>
        <table:table-row table:style-name="ro2">
          <table:table-cell office:value-type="string" calcext:value-type="string">
            <text:p>giá rẻ nên không đòi hỏi nhiều nhưng không chắc, tai nghe bị nứt trong quá trình sử dụng. âm thanh rè</text:p>
          </table:table-cell>
          <table:table-cell table:number-columns-repeated="1023"/>
        </table:table-row>
        <table:table-row table:style-name="ro2">
          <table:table-cell office:value-type="string" calcext:value-type="string">
            <text:p>giá rẻ! cấu hình cao! tiếc là cam chụp mờ quá!</text:p>
          </table:table-cell>
          <table:table-cell table:number-columns-repeated="1023"/>
        </table:table-row>
        <table:table-row table:style-name="ro3">
          <table:table-cell office:value-type="string" calcext:value-type="string">
            <text:p>giá thành: 5/5 chất lượng gia công: 4/5, độ cao của click trái phải hơi chênh nhau cảm giác bấm: 4.5/5, rất ổn, không quá clicky nhưng cũng không phải yên lặng =)), lực bấm rất ổn đặc biệt là 2 phím 2 bên ai bàn tay to nên cân nhắc kỹ vẻ ngoài: 4.5/5, in tạm được pin: đoán chừng 3/5 vì cảm biến cùi mía</text:p>
          </table:table-cell>
          <table:table-cell table:number-columns-repeated="1023"/>
        </table:table-row>
        <table:table-row table:style-name="ro2">
          <table:table-cell office:value-type="string" calcext:value-type="string">
            <text:p>giao 2 h mà quá hơn 1h35 phút không thấy đến nơi shop gọi số điện thoại nv máy bận không nghe máy là sao</text:p>
          </table:table-cell>
          <table:table-cell table:number-columns-repeated="1023"/>
        </table:table-row>
        <table:table-row table:style-name="ro2">
          <table:table-cell office:value-type="string" calcext:value-type="string">
            <text:p>giao hàng chậm 1 ngày so với dự kiến 17 nhưg 18/1 mới giao.</text:p>
          </table:table-cell>
          <table:table-cell table:number-columns-repeated="1023"/>
        </table:table-row>
        <table:table-row table:style-name="ro2">
          <table:table-cell office:value-type="string" calcext:value-type="string">
            <text:p>giao hàng chậm 3 ngày. sản phẩm chất lượng kém. kết nối chập chờn. không nên mua sản phẩm này.</text:p>
          </table:table-cell>
          <table:table-cell table:number-columns-repeated="1023"/>
        </table:table-row>
        <table:table-row table:style-name="ro2">
          <table:table-cell office:value-type="string" calcext:value-type="string">
            <text:p>giao hàng chậm mất 2 ngày </text:p>
          </table:table-cell>
          <table:table-cell table:number-columns-repeated="1023"/>
        </table:table-row>
        <table:table-row table:style-name="ro2">
          <table:table-cell office:value-type="string" calcext:value-type="string">
            <text:p>giao hàng chậm. chuột rách túi bọc. thân <text:s/>chuột bị xước và có vết bám bẩn.</text:p>
          </table:table-cell>
          <table:table-cell table:number-columns-repeated="1023"/>
        </table:table-row>
        <table:table-row table:style-name="ro3">
          <table:table-cell office:value-type="string" calcext:value-type="string">
            <text:p>giao hàng chậm. đặt tiki now quảng cáo giao trong <text:s/>2 giờ nhưng gần 2 ngày mới nhận hàng. làm mất phí 29k. đơn hàng mình hơn 1tr đúng ra free ship nếu giao chậm như giao hàng tiêu chuẩn. <text:s text:c="2"/>đề nghị tiki xem lại những mặt hàng giao nhanh 2 giờ có đáp ứng kịp cho khách như quảng cáo hay không để điều chỉnh.</text:p>
          </table:table-cell>
          <table:table-cell table:number-columns-repeated="1023"/>
        </table:table-row>
        <table:table-row table:style-name="ro2">
          <table:table-cell office:value-type="string" calcext:value-type="string">
            <text:p>giao hàng đúng hẹn, sản phẩm nguyên seal, nhưng nắp lắp pin không khít, gây tiếng động mỗi khi rê.</text:p>
          </table:table-cell>
          <table:table-cell table:number-columns-repeated="1023"/>
        </table:table-row>
        <table:table-row table:style-name="ro2">
          <table:table-cell office:value-type="string" calcext:value-type="string">
            <text:p>giao hang dung mau nhung mau het bin</text:p>
          </table:table-cell>
          <table:table-cell table:number-columns-repeated="1023"/>
        </table:table-row>
        <table:table-row table:style-name="ro2">
          <table:table-cell office:value-type="string" calcext:value-type="string">
            <text:p>giao hàng k đúng lịch hẹn</text:p>
          </table:table-cell>
          <table:table-cell table:number-columns-repeated="1023"/>
        </table:table-row>
        <table:table-row table:style-name="ro3">
          <table:table-cell office:value-type="string" calcext:value-type="string">
            <text:p>giao hàng khá lâu, gần 2 tuần. màn hình của tôi hiện lỗi như hình, trong khi màn hình lg vẫn dùng bình thường. tiki có thể cho tôi trả hàng để mua sản phẩm khác không?</text:p>
          </table:table-cell>
          <table:table-cell table:number-columns-repeated="1023"/>
        </table:table-row>
        <table:table-row table:style-name="ro3">
          <table:table-cell office:value-type="string" calcext:value-type="string">
            <text:p>giao hàng khá nhanh, đúng màu sắc yêu cầu. tuy nhiên <text:s/>sau 5 ngày <text:s/>sử dụng mình không hài lòng với chất lượng sản phẩm, chuột không nhạy dù mình đã thay pin khác cho chuột, click và quét các điểm không chính xác và hay thực hiện nhầm thao tác.</text:p>
          </table:table-cell>
          <table:table-cell table:number-columns-repeated="1023"/>
        </table:table-row>
        <table:table-row table:style-name="ro2">
          <table:table-cell office:value-type="string" calcext:value-type="string">
            <text:p>giao hàng không đúng màu đặt hàng màu hồng giao màu vàng</text:p>
          </table:table-cell>
          <table:table-cell table:number-columns-repeated="1023"/>
        </table:table-row>
        <table:table-row table:style-name="ro2">
          <table:table-cell office:value-type="string" calcext:value-type="string">
            <text:p>giao hàng không được nhanh</text:p>
          </table:table-cell>
          <table:table-cell table:number-columns-repeated="1023"/>
        </table:table-row>
        <table:table-row table:style-name="ro2">
          <table:table-cell office:value-type="string" calcext:value-type="string">
            <text:p>giao hàng lâu hơn các trang thương mại khác mog cải thiện tốt hơn</text:p>
          </table:table-cell>
          <table:table-cell table:number-columns-repeated="1023"/>
        </table:table-row>
        <table:table-row table:style-name="ro2">
          <table:table-cell office:value-type="string" calcext:value-type="string">
            <text:p>giao hàng lâu quá</text:p>
          </table:table-cell>
          <table:table-cell table:number-columns-repeated="1023"/>
        </table:table-row>
        <table:table-row table:style-name="ro2">
          <table:table-cell office:value-type="string" calcext:value-type="string">
            <text:p>giao hàng lâu quá, mình đặt từ 2/5 mà bây h lại có thông báo giao chậm, đến 15/5 mới giao hàng được</text:p>
          </table:table-cell>
          <table:table-cell table:number-columns-repeated="1023"/>
        </table:table-row>
        <table:table-row table:style-name="ro3">
          <table:table-cell office:value-type="string" calcext:value-type="string">
            <text:p>giao hàng lỗi, tiki không kiểm tra giúp, đề nghị trả hàng. giao ram gắn vào kêu bip bip, đã vậy ram đất bụi không ah, trên ram có 6 cái tem dán của 6 nhà bán lẻ, chắc ram này đã qua 6 cửa hàng....???? bó tay.com</text:p>
          </table:table-cell>
          <table:table-cell table:number-columns-repeated="1023"/>
        </table:table-row>
        <table:table-row table:style-name="ro2">
          <table:table-cell office:value-type="string" calcext:value-type="string">
            <text:p>giao hàng muộn 3 ngày mà không được thông báo( lại còn phải 50 ký tự nữa định cho 4 sao nhưng phải viết thêm nên cho 2 sao)</text:p>
          </table:table-cell>
          <table:table-cell table:number-columns-repeated="1023"/>
        </table:table-row>
        <table:table-row table:style-name="ro2">
          <table:table-cell office:value-type="string" calcext:value-type="string">
            <text:p>giáo hàng muộn so với hẹn mà không có thông tin hay thông báo gì cho khách hàng.</text:p>
          </table:table-cell>
          <table:table-cell table:number-columns-repeated="1023"/>
        </table:table-row>
        <table:table-row table:style-name="ro2">
          <table:table-cell office:value-type="string" calcext:value-type="string">
            <text:p>giao hàng nhanh - phím nhẹ nhưng bị lỗi ấn tổ hợp phím 2 3 nút di chuyển kết hợp ( trong game fifa ) lâu lâu bị đơ rất ưc chế -</text:p>
          </table:table-cell>
          <table:table-cell table:number-columns-repeated="1023"/>
        </table:table-row>
        <table:table-row table:style-name="ro2">
          <table:table-cell office:value-type="string" calcext:value-type="string">
            <text:p>giao hàng nhanh hơn dự kiến nhưng hàng mới mua về rất nhạy , mà chưa xài được 1 ngày đã bung giản xù hết ra thật không hài lòng tý nào</text:p>
          </table:table-cell>
          <table:table-cell table:number-columns-repeated="1023"/>
        </table:table-row>
        <table:table-row table:style-name="ro2">
          <table:table-cell office:value-type="string" calcext:value-type="string">
            <text:p>giao hàng nhanh nhưng sản phẩm có lỗi. báo phụ kiện không tương thích</text:p>
          </table:table-cell>
          <table:table-cell table:number-columns-repeated="1023"/>
        </table:table-row>
        <table:table-row table:style-name="ro2">
          <table:table-cell office:value-type="string" calcext:value-type="string">
            <text:p>giao hàng nhanh nhưng thông tin ghi sản phẩm được bảo hành 36 tháng, tem bảo hành của nova lại ghi 6 tháng? tiki trả lời giúp mình.</text:p>
          </table:table-cell>
          <table:table-cell table:number-columns-repeated="1023"/>
        </table:table-row>
        <table:table-row table:style-name="ro3">
          <table:table-cell office:value-type="string" calcext:value-type="string">
            <text:p>giao hàng nhanh, bao bì bên ngoài còn tem và băng dính dán, nhưng khi mở hộp thì bao nilon bên trong bị cắt 1 góc rất rõ ràng như thế này, cảm thấy nghi ngờ về nguồn gốc hàng hoá.</text:p>
          </table:table-cell>
          <table:table-cell table:number-columns-repeated="1023"/>
        </table:table-row>
        <table:table-row table:style-name="ro3">
          <table:table-cell office:value-type="string" calcext:value-type="string">
            <text:p>giao hàng nhanh, đóng gói chắc chắn, mình mới mua cục phát nhận được hôm 11/8/2020, mấy ngày đầu pin dùng nhanh hết, cục phát nóng, và đến hôm 1/9/2020 thì sạc pin không vào nữa, giờ chưa biết liên hệ bảo hành kiểu gì nữa, thất vọng luôn</text:p>
          </table:table-cell>
          <table:table-cell table:number-columns-repeated="1023"/>
        </table:table-row>
        <table:table-row table:style-name="ro2">
          <table:table-cell office:value-type="string" calcext:value-type="string">
            <text:p>giao hàng nhanh, nhưng giao không đúng sản phẩm đã đặt...tiki vui lòng hỗ trợ giúp!</text:p>
          </table:table-cell>
          <table:table-cell table:number-columns-repeated="1023"/>
        </table:table-row>
        <table:table-row table:style-name="ro4">
          <table:table-cell office:value-type="string" calcext:value-type="string">
            <text:p>giao hàng nhanh,âm thanh ghe tốt nhưng chống ồn không được như airpod 2. noise cancelling chỉnh tay kéo lên xuống gần như không có gi khác biệt.phân khúc này mà tính năng vầy thì khá thất vọng. gửi về thẩm định mà tiki làm việc thực sự quá lâu hơn 1 tuần rồi chưa nhận được phản hồi chính xác không biết khi nào mới nhận được hàng</text:p>
          </table:table-cell>
          <table:table-cell table:number-columns-repeated="1023"/>
        </table:table-row>
        <table:table-row table:style-name="ro2">
          <table:table-cell office:value-type="string" calcext:value-type="string">
            <text:p>giao hàng nhanh,đóng gói kỹ nhưng không xài được. đế đỡ điện thoại bị ngược.</text:p>
          </table:table-cell>
          <table:table-cell table:number-columns-repeated="1023"/>
        </table:table-row>
        <table:table-row table:style-name="ro2">
          <table:table-cell office:value-type="string" calcext:value-type="string">
            <text:p>giao hàng nhanh,nhưng chất lượng sản phẩm không hài lòng,lắp sim không nhận sim,bực bội hết sức</text:p>
          </table:table-cell>
          <table:table-cell table:number-columns-repeated="1023"/>
        </table:table-row>
        <table:table-row table:style-name="ro3">
          <table:table-cell office:value-type="string" calcext:value-type="string">
            <text:p>giao hàng nhanh. giá tốt. mới sử dụng nên chưa biết ra sao. <text:s/>không có củ sạc nhưng tiki có tặng kèm nên không sao. <text:s/>máy nguyên seal mà sao <text:s/>sạc bị trầy một đường rõ to.</text:p>
          </table:table-cell>
          <table:table-cell table:number-columns-repeated="1023"/>
        </table:table-row>
        <table:table-row table:style-name="ro3">
          <table:table-cell office:value-type="string" calcext:value-type="string">
            <text:p>giao hàng nhanh. nguyên hộp. hài lòng khi mở ra. nhưng đến khi lắp sim vào. không hiểu vì sao. sóng sim rất yếu. mạng hơi chậm lag. thấy sản phẩm mới. có thể chuyển băng tần 5ghz được. nhưng sản phẩm không chuyển được. mong tiki kiểm tra. tư vấn lại</text:p>
          </table:table-cell>
          <table:table-cell table:number-columns-repeated="1023"/>
        </table:table-row>
        <table:table-row table:style-name="ro2">
          <table:table-cell office:value-type="string" calcext:value-type="string">
            <text:p>giao hàng nhanh. sản phẩm đẹp mới, nhưng không đủ gb</text:p>
          </table:table-cell>
          <table:table-cell table:number-columns-repeated="1023"/>
        </table:table-row>
        <table:table-row table:style-name="ro3">
          <table:table-cell office:value-type="string" calcext:value-type="string">
            <text:p>giao hàng nhiệt tình, nhanh. gói hàng đẹp lắm. <text:s/>nhưng mà shop oi. internet kết nối được nhưng tốc độ chạy phải nói quá chậm. vào gmail không tải nỗi mail nữa ạ. <text:s text:c="2"/>mình đổi <text:s/>lại dc không?</text:p>
          </table:table-cell>
          <table:table-cell table:number-columns-repeated="1023"/>
        </table:table-row>
        <table:table-row table:style-name="ro2">
          <table:table-cell office:value-type="string" calcext:value-type="string">
            <text:p>giao hàng okê. sản phẩm bị lỗi mất chức năng nẽt bài.</text:p>
          </table:table-cell>
          <table:table-cell table:number-columns-repeated="1023"/>
        </table:table-row>
        <table:table-row table:style-name="ro2">
          <table:table-cell office:value-type="string" calcext:value-type="string">
            <text:p>giao hàng quá chậm so với dự kiến! phải gọi hỏi 2 lần mới giao!</text:p>
          </table:table-cell>
          <table:table-cell table:number-columns-repeated="1023"/>
        </table:table-row>
        <table:table-row table:style-name="ro2">
          <table:table-cell office:value-type="string" calcext:value-type="string">
            <text:p>giao hàng quá lâu vượt thời gian dự kiến cả tuần trời, email cho nhân viên thì bị bơ không được trả lời!</text:p>
          </table:table-cell>
          <table:table-cell table:number-columns-repeated="1023"/>
        </table:table-row>
        <table:table-row table:style-name="ro2">
          <table:table-cell office:value-type="string" calcext:value-type="string">
            <text:p>giao hàng quá lâu, hơn 5 ngày mới nhận được hàng</text:p>
          </table:table-cell>
          <table:table-cell table:number-columns-repeated="1023"/>
        </table:table-row>
        <table:table-row table:style-name="ro2">
          <table:table-cell office:value-type="string" calcext:value-type="string">
            <text:p>giao hàng rất chậm</text:p>
          </table:table-cell>
          <table:table-cell table:number-columns-repeated="1023"/>
        </table:table-row>
        <table:table-row table:style-name="ro2">
          <table:table-cell office:value-type="string" calcext:value-type="string">
            <text:p>giao hàng rất chậm, gần 10 ngày sau mới nhận được hàng. chất lượng sản phẩm thì ok</text:p>
          </table:table-cell>
          <table:table-cell table:number-columns-repeated="1023"/>
        </table:table-row>
        <table:table-row table:style-name="ro2">
          <table:table-cell office:value-type="string" calcext:value-type="string">
            <text:p>giao hàng rất lâu. mất gần 1 tuần. linh kiện khác mua ở chỗ khác đã nhận hết rồi mà đợi mãi cái main.</text:p>
          </table:table-cell>
          <table:table-cell table:number-columns-repeated="1023"/>
        </table:table-row>
        <table:table-row table:style-name="ro3">
          <table:table-cell office:value-type="string" calcext:value-type="string">
            <text:p>giao hàng rất nhanh. chưa biết chất lượng thế nào. thấy ghi bảo hành bằng hóa đơn mua hàng nhưng không thấy hóa đơn mua hàng trong hộp ?? vậy bảo hành thế nào đây ????</text:p>
          </table:table-cell>
          <table:table-cell table:number-columns-repeated="1023"/>
        </table:table-row>
        <table:table-row table:style-name="ro3">
          <table:table-cell office:value-type="string" calcext:value-type="string">
            <text:p>giao hàng sớm 1 ngày, sản phẩm có tem bảo hành đầy đủ. bọc có nylon chống sốc đầy đủ nhưng bọc rất ẩu. cho 2 sao để rút kinh nghiệm, cái ổ cứng chuyển từ sg ra hn mà cũng bọc ẩu.</text:p>
          </table:table-cell>
          <table:table-cell table:number-columns-repeated="1023"/>
        </table:table-row>
        <table:table-row table:style-name="ro2">
          <table:table-cell office:value-type="string" calcext:value-type="string">
            <text:p>giao hàng trễ hơn so với dự kiến</text:p>
          </table:table-cell>
          <table:table-cell table:number-columns-repeated="1023"/>
        </table:table-row>
        <table:table-row table:style-name="ro2">
          <table:table-cell office:value-type="string" calcext:value-type="string">
            <text:p>giao hơi chậm , đặt từ thứ 5 nhưng t2 tuần sau mới giao do sản phẩm không thuộc tikinow. chất lượng sản phẩm xứng đáng với số tiền</text:p>
          </table:table-cell>
          <table:table-cell table:number-columns-repeated="1023"/>
        </table:table-row>
        <table:table-row table:style-name="ro2">
          <table:table-cell office:value-type="string" calcext:value-type="string">
            <text:p>giao k đúng màu</text:p>
          </table:table-cell>
          <table:table-cell table:number-columns-repeated="1023"/>
        </table:table-row>
        <table:table-row table:style-name="ro3">
          <table:table-cell office:value-type="string" calcext:value-type="string">
            <text:p>giao rất nhanh so với đơn hàng. nhưng pin xài 2 ngày hết 40%. vậy 1 tuần chưa đủ huống chi 2 tuần. vậy mà giới thiệu là xài dc 20 ngày. giới thiệu cho đúng nghen tiki! <text:s/>tôi muốn đổi <text:s/>đúng sản phẩm. dc không?</text:p>
          </table:table-cell>
          <table:table-cell table:number-columns-repeated="1023"/>
        </table:table-row>
        <table:table-row table:style-name="ro2">
          <table:table-cell office:value-type="string" calcext:value-type="string">
            <text:p>giao sai gói data, đặt c90n mà giao sim gói c120n</text:p>
          </table:table-cell>
          <table:table-cell table:number-columns-repeated="1023"/>
        </table:table-row>
        <table:table-row table:style-name="ro2">
          <table:table-cell office:value-type="string" calcext:value-type="string">
            <text:p>giao sim ngày 6/1, qua 8/1 kích hoạt chu kỳ mới, người dùng bị mất gần 1 tháng (28 ngày) và người bán xem chuyện đó là hiển nhiên!</text:p>
          </table:table-cell>
          <table:table-cell table:number-columns-repeated="1023"/>
        </table:table-row>
        <table:table-row table:style-name="ro2">
          <table:table-cell office:value-type="string" calcext:value-type="string">
            <text:p>giao thiếtu micro. 5 ngày rồi vẫn chưa thấy giao bổ sung</text:p>
          </table:table-cell>
          <table:table-cell table:number-columns-repeated="1023"/>
        </table:table-row>
        <table:table-row table:style-name="ro2">
          <table:table-cell office:value-type="string" calcext:value-type="string">
            <text:p>giấy in ra chất lượng rất kém</text:p>
          </table:table-cell>
          <table:table-cell table:number-columns-repeated="1023"/>
        </table:table-row>
        <table:table-row table:style-name="ro2">
          <table:table-cell office:value-type="string" calcext:value-type="string">
            <text:p>gõ được thôi chứ thua xa con bàn phím thần thánh mitsumi. độ bật phím kém, phím hơi lỏng lẻo và nhỏ, không có độ lõm</text:p>
          </table:table-cell>
          <table:table-cell table:number-columns-repeated="1023"/>
        </table:table-row>
        <table:table-row table:style-name="ro2">
          <table:table-cell office:value-type="string" calcext:value-type="string">
            <text:p>gói hàng chậm, tiki cập nhật không sát tình trạng giao hàng, gửi link tra cứu bên vận chuyển không vào được</text:p>
          </table:table-cell>
          <table:table-cell table:number-columns-repeated="1023"/>
        </table:table-row>
        <table:table-row table:style-name="ro3">
          <table:table-cell office:value-type="string" calcext:value-type="string">
            <text:p>gói hàng không chắc chắn, chỉ đựng hộp bàn phím vào trong hộp của tiki, không bao bọc gì, khi di chuyển còn nghe tiếng lắc của hộp bàn phím đập vô hộp tiki. hộp bàn phím dơ và hơi ộp ẹp</text:p>
          </table:table-cell>
          <table:table-cell table:number-columns-repeated="1023"/>
        </table:table-row>
        <table:table-row table:style-name="ro2">
          <table:table-cell office:value-type="string" calcext:value-type="string">
            <text:p>gói hàng kỹ nhưng không thấy cục sạc tặng kèm như trên bài viết nói</text:p>
          </table:table-cell>
          <table:table-cell table:number-columns-repeated="1023"/>
        </table:table-row>
        <table:table-row table:style-name="ro2">
          <table:table-cell office:value-type="string" calcext:value-type="string">
            <text:p>good</text:p>
          </table:table-cell>
          <table:table-cell table:number-columns-repeated="1023"/>
        </table:table-row>
        <table:table-row table:style-name="ro2">
          <table:table-cell office:value-type="string" calcext:value-type="string">
            <text:p>gửi sản phẩm không thể sử dụng được ( không thể kết nối kết nối bluetooth được thì tự out ) <text:s/>tin tưởng tiki nhất mà lại như vậy <text:s/>thấy hơi thất vọng một xíu</text:p>
          </table:table-cell>
          <table:table-cell table:number-columns-repeated="1023"/>
        </table:table-row>
        <table:table-row table:style-name="ro2">
          <table:table-cell office:value-type="string" calcext:value-type="string">
            <text:p>hài lòng</text:p>
          </table:table-cell>
          <table:table-cell table:number-columns-repeated="1023"/>
        </table:table-row>
        <table:table-row table:style-name="ro3">
          <table:table-cell office:value-type="string" calcext:value-type="string">
            <text:p>hài lòng 90%, giao hàng mất khoảng 4h (có tiki now), mã vn/a, máy mới, hộp mới, chưa active, nhưng seal hộp đã bị bung rồi (điểm trừ ở đây). còn lại ok, mới xài chưa thấy có vấn đề</text:p>
          </table:table-cell>
          <table:table-cell table:number-columns-repeated="1023"/>
        </table:table-row>
        <table:table-row table:style-name="ro2">
          <table:table-cell office:value-type="string" calcext:value-type="string">
            <text:p>hai tai nghe l và r không đồng bộ được với nhau. nếu tai này nghe thì tai kia tắt. nhưng vẫn kết nối được với hai tai cùng lúc.</text:p>
          </table:table-cell>
          <table:table-cell table:number-columns-repeated="1023"/>
        </table:table-row>
        <table:table-row table:style-name="ro2">
          <table:table-cell office:value-type="string" calcext:value-type="string">
            <text:p>hai thanh chốt rất lỏng không được chắc chắn lắm, tiền nào của đấy thôi</text:p>
          </table:table-cell>
          <table:table-cell table:number-columns-repeated="1023"/>
        </table:table-row>
        <table:table-row table:style-name="ro3">
          <table:table-cell office:value-type="string" calcext:value-type="string">
            <text:p>haiz, quảng cáo nói có mấy chế độ báo thức rồi cả tính giờ ngủ mà chẳng có. gọi lên tổng đài bảo chờ, mấy ngày vẫn chẳng có hồi âm. quảng cáo đỉnk thậy đấy tiki :)</text:p>
          </table:table-cell>
          <table:table-cell table:number-columns-repeated="1023"/>
        </table:table-row>
        <table:table-row table:style-name="ro2">
          <table:table-cell office:value-type="string" calcext:value-type="string">
            <text:p>hàng <text:s/>đã giao nhưng không có sản phẩm <text:s/>tặng kèm, <text:s/>theo dõi <text:s/>đơn hàng <text:s/>ghi là giao hàng <text:s/>trước <text:s/>10h 25/6 mà đến nay không thấy <text:s/>liên hệ giao hàng</text:p>
          </table:table-cell>
          <table:table-cell table:number-columns-repeated="1023"/>
        </table:table-row>
        <table:table-row table:style-name="ro4">
          <table:table-cell office:value-type="string" calcext:value-type="string">
            <text:p>hàng bán không đúng với mô tả. sản phẩm trong mô tả là hàng quốc tế, nên có logo tiếng anh “nova”. còn hàng khi nhận là bản dành cho nội địa trung quốc, nên có logo tiếng trung quốc. bản nội địa trung quốc thì hướng dẫn sử dụng toàn là tiếng trung. thêm vào đó không có gì đảm bảo là họ sẽ hỗ trợ lâu dài những thiết bị đang nằm ngoài trung quốc. như không có cập nhập bảo mật. tóm lại shop bán hàng không đúng với mô tả</text:p>
          </table:table-cell>
          <table:table-cell table:number-columns-repeated="1023"/>
        </table:table-row>
        <table:table-row table:style-name="ro2">
          <table:table-cell office:value-type="string" calcext:value-type="string">
            <text:p>hàng bị hỏng không sử dụng được?</text:p>
          </table:table-cell>
          <table:table-cell table:number-columns-repeated="1023"/>
        </table:table-row>
        <table:table-row table:style-name="ro2">
          <table:table-cell office:value-type="string" calcext:value-type="string">
            <text:p>hàng bị lỗi 1 bên rồi, nghe lúc được lúc không, chán vãi luôn</text:p>
          </table:table-cell>
          <table:table-cell table:number-columns-repeated="1023"/>
        </table:table-row>
        <table:table-row table:style-name="ro2">
          <table:table-cell office:value-type="string" calcext:value-type="string">
            <text:p>hàng bị lỗi một bên mong shop sớm bảo hành linh động đổi giùm</text:p>
          </table:table-cell>
          <table:table-cell table:number-columns-repeated="1023"/>
        </table:table-row>
        <table:table-row table:style-name="ro2">
          <table:table-cell office:value-type="string" calcext:value-type="string">
            <text:p>hàng bị thiếtu phần công tắc</text:p>
          </table:table-cell>
          <table:table-cell table:number-columns-repeated="1023"/>
        </table:table-row>
        <table:table-row table:style-name="ro3">
          <table:table-cell office:value-type="string" calcext:value-type="string">
            <text:p>hàng chậm không như quảng cáo.gọi điện thoại để tư vấn hỗ trợ vẻ khó chịu và không giúp đỡ khách?máy này dùng ở nước nào dùng tiếng anh chứ dân nghèo mua máy này về chỉ vứt đi...</text:p>
          </table:table-cell>
          <table:table-cell table:number-columns-repeated="1023"/>
        </table:table-row>
        <table:table-row table:style-name="ro2">
          <table:table-cell office:value-type="string" calcext:value-type="string">
            <text:p>hàng chín hăng hay hàng liên kết với sony vậy, mà có quà tặng đi kèm không shop</text:p>
          </table:table-cell>
          <table:table-cell table:number-columns-repeated="1023"/>
        </table:table-row>
        <table:table-row table:style-name="ro3">
          <table:table-cell office:value-type="string" calcext:value-type="string">
            <text:p>hàng chuẩn nguyên seal. nhưng mình xài không có hiệu quả khi bắt sóng từ trệt lên lầu 2. sóng căng nhưng không vào mạng được. đã trả hàng và mua 1 con router 1200mps.</text:p>
          </table:table-cell>
          <table:table-cell table:number-columns-repeated="1023"/>
        </table:table-row>
        <table:table-row table:style-name="ro3">
          <table:table-cell office:value-type="string" calcext:value-type="string">
            <text:p>hàng cũ, seal vỏ hộp không còn, tem bảo hành dán chồng lên nhau , đã dán ít nhất 1 lần rồi. chưa test ổ nhưng nhận định ban đầu cảm thấy không hài lòng về sản phẩm</text:p>
          </table:table-cell>
          <table:table-cell table:number-columns-repeated="1023"/>
        </table:table-row>
        <table:table-row table:style-name="ro2">
          <table:table-cell office:value-type="string" calcext:value-type="string">
            <text:p>hàng của mình là loại bị đổi trả rồi thì phải thấy hộp đã bị bóc, có một phần khoảng trống chắc để chứa gì đó mà k còn nữa</text:p>
          </table:table-cell>
          <table:table-cell table:number-columns-repeated="1023"/>
        </table:table-row>
        <table:table-row table:style-name="ro2">
          <table:table-cell office:value-type="string" calcext:value-type="string">
            <text:p>hàng của mình sao mãi k đổi lại vậy. <text:s text:c="3"/></text:p>
          </table:table-cell>
          <table:table-cell table:number-columns-repeated="1023"/>
        </table:table-row>
        <table:table-row table:style-name="ro3">
          <table:table-cell office:value-type="string" calcext:value-type="string">
            <text:p>hàng của tiki tradmining mình tưởng giao lẹ ai ngờ phải chờ gần 1 tuần, ngoài ra lúc mở hộp thấy có vết rách tưởng không sao, ai ngờ bật lên thấy có vết nứt trong màn hình (dưới chữ a trong hình), chẳng lẽ giờ phải đối trả, mình hơi bị thất vọng về sản phẩm này</text:p>
          </table:table-cell>
          <table:table-cell table:number-columns-repeated="1023"/>
        </table:table-row>
        <table:table-row table:style-name="ro2">
          <table:table-cell office:value-type="string" calcext:value-type="string">
            <text:p>hàng đã nhận được nhưng không cài được tiếng việt shop có cách nào hổ trợ không shop ???</text:p>
          </table:table-cell>
          <table:table-cell table:number-columns-repeated="1023"/>
        </table:table-row>
        <table:table-row table:style-name="ro2">
          <table:table-cell office:value-type="string" calcext:value-type="string">
            <text:p>hàng đã nhận, nhưng chỉ nghe được 1 bên 1 bên khong nghe, em muốn đổi hàng, a/c hỗ trợ. với ạ</text:p>
          </table:table-cell>
          <table:table-cell table:number-columns-repeated="1023"/>
        </table:table-row>
        <table:table-row table:style-name="ro2">
          <table:table-cell office:value-type="string" calcext:value-type="string">
            <text:p>hàng đặt sau thì về trước. mà hàng đặt cả tuần r chưa thấy đâu. chán</text:p>
          </table:table-cell>
          <table:table-cell table:number-columns-repeated="1023"/>
        </table:table-row>
        <table:table-row table:style-name="ro2">
          <table:table-cell office:value-type="string" calcext:value-type="string">
            <text:p>hàng đầy đủ nhưng hiện tại chưa sử dụng được, test ở cả máy nhà và máy công ty, nếu có hướng dẫn sử dụng đầy đủ để sử dụng được thì tốt hơn</text:p>
          </table:table-cell>
          <table:table-cell table:number-columns-repeated="1023"/>
        </table:table-row>
        <table:table-row table:style-name="ro3">
          <table:table-cell office:value-type="string" calcext:value-type="string">
            <text:p>hàng đẹp dùng tốt cho 2 sao do nhân viên giao hàng đã đưa thừa hàng cho mình đã gửi lại đàng hoàng vậy mà còn khó chịu trách mình như kiểu mình làm mất thời gian vậy. mà giao đúng lúc đi học nữa tối về mới thấy chứ thấy ngay mình đã trả luôn</text:p>
          </table:table-cell>
          <table:table-cell table:number-columns-repeated="1023"/>
        </table:table-row>
        <table:table-row table:style-name="ro3">
          <table:table-cell office:value-type="string" calcext:value-type="string">
            <text:p>hàng đóng gói cẩn thận,máy đúng như hình mẫu .nhưng chất lượng sản phẩm không biết có phải của nokia c2 của nhật không,hàng kém...không có mục tin nhắn sms ,mà chỉ có massenger đàm thoại thôi?</text:p>
          </table:table-cell>
          <table:table-cell table:number-columns-repeated="1023"/>
        </table:table-row>
        <table:table-row table:style-name="ro2">
          <table:table-cell office:value-type="string" calcext:value-type="string">
            <text:p>hàng đóng gói kĩ, chuẩn, có tem của fpt. nhưng giao hàng rất chậm !!!</text:p>
          </table:table-cell>
          <table:table-cell table:number-columns-repeated="1023"/>
        </table:table-row>
        <table:table-row table:style-name="ro2">
          <table:table-cell office:value-type="string" calcext:value-type="string">
            <text:p>hàng đóng gói như này thì cũng chấp nhận được mong tiki giải thích vấn đề ssd đọc chỉ trên 200 mb do lỗi hay vấn đề gì ở đây ạ</text:p>
          </table:table-cell>
          <table:table-cell table:number-columns-repeated="1023"/>
        </table:table-row>
        <table:table-row table:style-name="ro2">
          <table:table-cell office:value-type="string" calcext:value-type="string">
            <text:p>hàng dùng được nhưng pin thì chỉ nge được 20phút</text:p>
          </table:table-cell>
          <table:table-cell table:number-columns-repeated="1023"/>
        </table:table-row>
        <table:table-row table:style-name="ro2">
          <table:table-cell office:value-type="string" calcext:value-type="string">
            <text:p>hàng dùng không chắc chắn. dù sao tiền nào của đấy</text:p>
          </table:table-cell>
          <table:table-cell table:number-columns-repeated="1023"/>
        </table:table-row>
        <table:table-row table:style-name="ro2">
          <table:table-cell office:value-type="string" calcext:value-type="string">
            <text:p>hàng dùng không tốt lắm. nhanh hết pin. loa nghe dè</text:p>
          </table:table-cell>
          <table:table-cell table:number-columns-repeated="1023"/>
        </table:table-row>
        <table:table-row table:style-name="ro2">
          <table:table-cell office:value-type="string" calcext:value-type="string">
            <text:p>hàng đúng như hình, nhưng dùng thời gian thì nó hay bị ngắt mạng...</text:p>
          </table:table-cell>
          <table:table-cell table:number-columns-repeated="1023"/>
        </table:table-row>
        <table:table-row table:style-name="ro2">
          <table:table-cell office:value-type="string" calcext:value-type="string">
            <text:p>hàng gì mà bị bốc ra rồi kì vậy shop trong hộp thì phải giữ trọn vẹn chứ</text:p>
          </table:table-cell>
          <table:table-cell table:number-columns-repeated="1023"/>
        </table:table-row>
        <table:table-row table:style-name="ro2">
          <table:table-cell office:value-type="string" calcext:value-type="string">
            <text:p>hàng giá rẻ nên độ hoàn thiện không cao. chuột ok nhưng bàn phím đánh không mướt. khi type nghe tiếng nhựa không được êm.</text:p>
          </table:table-cell>
          <table:table-cell table:number-columns-repeated="1023"/>
        </table:table-row>
        <table:table-row table:style-name="ro2">
          <table:table-cell office:value-type="string" calcext:value-type="string">
            <text:p>hàng giao có màu khác so với ảnh trên mạng.</text:p>
          </table:table-cell>
          <table:table-cell table:number-columns-repeated="1023"/>
        </table:table-row>
        <table:table-row table:style-name="ro3">
          <table:table-cell office:value-type="string" calcext:value-type="string">
            <text:p>hàng giao đúng hẹn tuy nhiên đã dặn nhân viên tiki và đã note giao hàng giờ hành chính nhưng vẫn giao vào chủ nhật. mới mấy hôm đầu có hiện tượng dùng bị nóng rồi máy tự tắt mặc dù chỉ lướt web k hề chạy ứng dụng nào quá tải. mong tiki xem xét lại về chất lượng sản phẩm</text:p>
          </table:table-cell>
          <table:table-cell table:number-columns-repeated="1023"/>
        </table:table-row>
        <table:table-row table:style-name="ro2">
          <table:table-cell office:value-type="string" calcext:value-type="string">
            <text:p>hàng giao lần 1 lỗi không như hình. mua tikinow mà đổi trả mất hơn 1 tuần</text:p>
          </table:table-cell>
          <table:table-cell table:number-columns-repeated="1023"/>
        </table:table-row>
        <table:table-row table:style-name="ro3">
          <table:table-cell office:value-type="string" calcext:value-type="string">
            <text:p>hàng giao nhanh. tuy nhiên sạc không vào điện, mặc dù có hiển thị tín hiệu đang sạc. đã test bằng cách sử dụng các củ sạc khác nhau, và sạc cho các <text:s/>điện thoại khác nhau. đề nghị tiki cho trả lại hàng, hoặc đổi sảng loại cáp khác. thanks!</text:p>
          </table:table-cell>
          <table:table-cell table:number-columns-repeated="1023"/>
        </table:table-row>
        <table:table-row table:style-name="ro3">
          <table:table-cell office:value-type="string" calcext:value-type="string">
            <text:p>hàng giao thiếtu cổng usb, đã gửi yêu cầu đổi trả. trước giờ đều rất hài lòng và yên tâm khi đặt hàng trên tiki, đây là lần đầu m thấy xảy ra tình trạng này, và rất muốn biết tiki sẽ xử lý như thế nào khi đã gửi yêu cầu đổi trả. :)</text:p>
          </table:table-cell>
          <table:table-cell table:number-columns-repeated="1023"/>
        </table:table-row>
        <table:table-row table:style-name="ro4">
          <table:table-cell office:value-type="string" calcext:value-type="string">
            <text:p>hàng giao tới sau 3 ngày làm việc. hộp không được mới cho lắm, chắc khui ra trong quá trình nhập khẩu. bảo hành đã được kích hoạt từ hai tháng trước. mấy điểm này ok mình hiểu và chấp nhận được. tuy nhiên màn hình hở sáng cũng hơi nhiều. có hơi thất vọng. vì quan trọng nhất là cốt lõi sản phẩm dòng utral là dùng cho đồ hoạ, mà đụng vào thấy hở sáng là hết chuẩn màu làm thiết kế rồi. không vui. ngán nhất khâu đổi trả tiki.</text:p>
          </table:table-cell>
          <table:table-cell table:number-columns-repeated="1023"/>
        </table:table-row>
        <table:table-row table:style-name="ro2">
          <table:table-cell office:value-type="string" calcext:value-type="string">
            <text:p>hàng kh giống trong mẫu</text:p>
          </table:table-cell>
          <table:table-cell table:number-columns-repeated="1023"/>
        </table:table-row>
        <table:table-row table:style-name="ro2">
          <table:table-cell office:value-type="string" calcext:value-type="string">
            <text:p>hàng không còn mới nguyên, đã bị bóc trước, hay hàng lỗi rồi cho vào.</text:p>
          </table:table-cell>
          <table:table-cell table:number-columns-repeated="1023"/>
        </table:table-row>
        <table:table-row table:style-name="ro2">
          <table:table-cell office:value-type="string" calcext:value-type="string">
            <text:p>hàng không mới 100%, bị xướt nhẹ ở mặt dưới, chỗ đệm cao su!</text:p>
          </table:table-cell>
          <table:table-cell table:number-columns-repeated="1023"/>
        </table:table-row>
        <table:table-row table:style-name="ro2">
          <table:table-cell office:value-type="string" calcext:value-type="string">
            <text:p>hàng không tốt lam</text:p>
          </table:table-cell>
          <table:table-cell table:number-columns-repeated="1023"/>
        </table:table-row>
        <table:table-row table:style-name="ro3">
          <table:table-cell office:value-type="string" calcext:value-type="string">
            <text:p>hàng không xác định được chính hãng hay không do không có tem, không nhã gì của nhà phân phối viscom. buồn vô cùng. mắc công gửi đổi trả. sợ sau này sẽ khó khăn trong việc bảo hành sản phẩm, nên đành chờ. hy vọng tiki hỗ trợ tốt hơn và nhanh chóng.</text:p>
          </table:table-cell>
          <table:table-cell table:number-columns-repeated="1023"/>
        </table:table-row>
        <table:table-row table:style-name="ro2">
          <table:table-cell office:value-type="string" calcext:value-type="string">
            <text:p>hàng khuyến giao rất nhanh, chất lượng chỉ được 2 sao thôi vì lỏng lẽo kêu quá trời</text:p>
          </table:table-cell>
          <table:table-cell table:number-columns-repeated="1023"/>
        </table:table-row>
        <table:table-row table:style-name="ro2">
          <table:table-cell office:value-type="string" calcext:value-type="string">
            <text:p>hàng không có hổ trợ xem iptv .không như mình mong muốn.</text:p>
          </table:table-cell>
          <table:table-cell table:number-columns-repeated="1023"/>
        </table:table-row>
        <table:table-row table:style-name="ro2">
          <table:table-cell office:value-type="string" calcext:value-type="string">
            <text:p>hàng không còn nguyên seal. đã bị bóc ra. thiếtu phụ kiện. đang cần nếu không đã gửi trả hàng. nói chung ai mua nên cẩn thận kiểm tra</text:p>
          </table:table-cell>
          <table:table-cell table:number-columns-repeated="1023"/>
        </table:table-row>
        <table:table-row table:style-name="ro2">
          <table:table-cell office:value-type="string" calcext:value-type="string">
            <text:p>hàng không dk như mong đợi, yêu cầu <text:s/>gửi cái khác, nhân viên giao hàng rất ok</text:p>
          </table:table-cell>
          <table:table-cell table:number-columns-repeated="1023"/>
        </table:table-row>
        <table:table-row table:style-name="ro2">
          <table:table-cell office:value-type="string" calcext:value-type="string">
            <text:p>hàng không đúng rồi shop ......lỗi r</text:p>
          </table:table-cell>
          <table:table-cell table:number-columns-repeated="1023"/>
        </table:table-row>
        <table:table-row table:style-name="ro3">
          <table:table-cell office:value-type="string" calcext:value-type="string">
            <text:p>hàng không nguyên seal có dấu hiệu đã bóc hộp và được dán lại, pin aa được tặng kèm thì hết pin hay s mà không dùng được. giao hàng trễ 2 ngày so với dự kiến. nhìn chung sản phẩm là v còn chất lượng sản phẩm thì đợi phải trải nghiệm</text:p>
          </table:table-cell>
          <table:table-cell table:number-columns-repeated="1023"/>
        </table:table-row>
        <table:table-row table:style-name="ro2">
          <table:table-cell office:value-type="string" calcext:value-type="string">
            <text:p>hàng lỗi nghe k được mong shop hỗ trợ lại</text:p>
          </table:table-cell>
          <table:table-cell table:number-columns-repeated="1023"/>
        </table:table-row>
        <table:table-row table:style-name="ro2">
          <table:table-cell office:value-type="string" calcext:value-type="string">
            <text:p>hàng lỗi nhấn nút xuống+phải+s và xuống+trái+a không ăn</text:p>
          </table:table-cell>
          <table:table-cell table:number-columns-repeated="1023"/>
        </table:table-row>
        <table:table-row table:style-name="ro2">
          <table:table-cell office:value-type="string" calcext:value-type="string">
            <text:p>hàng lởm <text:s text:c="2"/>hay không kết nối được. sau mua hàng chính hãng vậy</text:p>
          </table:table-cell>
          <table:table-cell table:number-columns-repeated="1023"/>
        </table:table-row>
        <table:table-row table:style-name="ro2">
          <table:table-cell office:value-type="string" calcext:value-type="string">
            <text:p>hàng max đểu , sạc đầy pin mà dùng được 15p sập nguồn</text:p>
          </table:table-cell>
          <table:table-cell table:number-columns-repeated="1023"/>
        </table:table-row>
        <table:table-row table:style-name="ro2">
          <table:table-cell office:value-type="string" calcext:value-type="string">
            <text:p>hàng mình nhận có lỗi, khi cắm điện thoại nhảy loạn xạ</text:p>
          </table:table-cell>
          <table:table-cell table:number-columns-repeated="1023"/>
        </table:table-row>
        <table:table-row table:style-name="ro3">
          <table:table-cell office:value-type="string" calcext:value-type="string">
            <text:p>hàng mình tháo ra có dấu hiệu đã tháo từ trước. hàng thì giao cực kì chậm. thanh toán ngày 24/07 và đến 12/8 mới nhận được hàng. mong bạn check lại với nhà cung cấp! thanks!</text:p>
          </table:table-cell>
          <table:table-cell table:number-columns-repeated="1023"/>
        </table:table-row>
        <table:table-row table:style-name="ro2">
          <table:table-cell office:value-type="string" calcext:value-type="string">
            <text:p>hàng mở ra móp hộp và rách bên trong hộp, có dấu hiệu trầy xước hộp</text:p>
          </table:table-cell>
          <table:table-cell table:number-columns-repeated="1023"/>
        </table:table-row>
        <table:table-row table:style-name="ro3">
          <table:table-cell office:value-type="string" calcext:value-type="string">
            <text:p>hàng mới nhận được vừa nãy. có dấu hiệu bị rạch phía dưới sản phẩm bị khui trươac khi tới tay khách hàng. không biết có bị tráo sản phẩm không. cực kì khó chịu nếu tiki giao hàng như thế nào.</text:p>
          </table:table-cell>
          <table:table-cell table:number-columns-repeated="1023"/>
        </table:table-row>
        <table:table-row table:style-name="ro3">
          <table:table-cell office:value-type="string" calcext:value-type="string">
            <text:p>hàng mới, nhưng tôi không thấy phiếu bảo hành của cannon / hay của lê bảo minh phân phối ? làm thế nào để đăng ký bảo hành ở việt nam ? sản phẩm được bảo hành như thế nào ?</text:p>
          </table:table-cell>
          <table:table-cell table:number-columns-repeated="1023"/>
        </table:table-row>
        <table:table-row table:style-name="ro2">
          <table:table-cell office:value-type="string" calcext:value-type="string">
            <text:p>hàng mua ở tiki traning mà mới khui chưa làm gì đã thấy trầy ở đáy chuột.</text:p>
          </table:table-cell>
          <table:table-cell table:number-columns-repeated="1023"/>
        </table:table-row>
        <table:table-row table:style-name="ro2">
          <table:table-cell office:value-type="string" calcext:value-type="string">
            <text:p>hàng này mua số lượng chỉ được 1 chiếc tốn phí vận chuyển</text:p>
          </table:table-cell>
          <table:table-cell table:number-columns-repeated="1023"/>
        </table:table-row>
        <table:table-row table:style-name="ro3">
          <table:table-cell office:value-type="string" calcext:value-type="string">
            <text:p>hàng nguyên siu đóng gói cẩn thận. mà lỗi cái là sai hẹn. trên tiki hẹn thứ 5 giao mà thứ 2 đã giao rồi. giao sớm hơn tận 4 ngày. định không nhận vì không biết có đúng hàng mua hay không, giờ lừa đảo nhiều lắm, biết được trong gói hàng có gì nguy hiểm, quá không ổn</text:p>
          </table:table-cell>
          <table:table-cell table:number-columns-repeated="1023"/>
        </table:table-row>
        <table:table-row table:style-name="ro2">
          <table:table-cell office:value-type="string" calcext:value-type="string">
            <text:p>hàng nguyên vẹn, hộp không cấn móp. <text:s/>sản phẩm có jack cắm bị lỏng lẻo, lung lay không chắc chắn.</text:p>
          </table:table-cell>
          <table:table-cell table:number-columns-repeated="1023"/>
        </table:table-row>
        <table:table-row table:style-name="ro4">
          <table:table-cell office:value-type="string" calcext:value-type="string">
            <text:p>hàng nhận 11h30 kiểm tra kết nối 2 bên nghe thử ok. cắm sạc pin và tai 100% đây đủ chiều nghe 2-3 cuộc điện thoại thấy báo cạn pin trên màn hình góc tai nghe iphone 7 plus đưa vào ổ sạc được hơn tiếng sau đó kiểm tra thấy tai l nháy sạc tai r không nháy nhấc tai ra khỏi ổ sạc tai l nháy đèn xanh đỏ ta r không thấy lên đèn gì và không kết nối. đề nghị tiki và shop cho quy trình nhận đổi và bảo hành. xin cảm ơn</text:p>
          </table:table-cell>
          <table:table-cell table:number-columns-repeated="1023"/>
        </table:table-row>
        <table:table-row table:style-name="ro2">
          <table:table-cell office:value-type="string" calcext:value-type="string">
            <text:p>hàng nhận được đã cũ, hộp lem nhem, bút không trơn lại còn giao hàng chậm 2 ngày so với thông báo</text:p>
          </table:table-cell>
          <table:table-cell table:number-columns-repeated="1023"/>
        </table:table-row>
        <table:table-row table:style-name="ro2">
          <table:table-cell office:value-type="string" calcext:value-type="string">
            <text:p>hàng nhận không giống như hình mô tả sản phẩm.</text:p>
          </table:table-cell>
          <table:table-cell table:number-columns-repeated="1023"/>
        </table:table-row>
        <table:table-row table:style-name="ro2">
          <table:table-cell office:value-type="string" calcext:value-type="string">
            <text:p>hàng nhận ngày 18.1.2019 mà khi kiểm tra máy báo bạn sử dụng dữ liệu wifii từ ngày 21.12 đến ngay 18.1 là 1.17g</text:p>
          </table:table-cell>
          <table:table-cell table:number-columns-repeated="1023"/>
        </table:table-row>
        <table:table-row table:style-name="ro3">
          <table:table-cell office:value-type="string" calcext:value-type="string">
            <text:p>hàng nhận vỏ bọc hộp bên ngoài đã bị bóc. điện thoại mới mà có dán kính cường lực lun là sao, nhìn như đã qua sử dụng ..test sơ thì thấy tạm ổn, chụp màn hình không được(thông báo <text:s/>gì gì...) .chưa test pin..nếu pin ok thì không sao...chứ pin dỏm thì thôi coi như mất tiền ngu.</text:p>
          </table:table-cell>
          <table:table-cell table:number-columns-repeated="1023"/>
        </table:table-row>
        <table:table-row table:style-name="ro2">
          <table:table-cell office:value-type="string" calcext:value-type="string">
            <text:p>hàng nhìn hình thức thì ok mà bắt mạng kém quá còn kém hơn điện thoại điện thoại bắt dk wifi mà nó không bắt dk . thấy vọng</text:p>
          </table:table-cell>
          <table:table-cell table:number-columns-repeated="1023"/>
        </table:table-row>
        <table:table-row table:style-name="ro2">
          <table:table-cell office:value-type="string" calcext:value-type="string">
            <text:p>hàng nhìn không mới, có vết xước. pin đi kèm chỉ còn hai vạch.</text:p>
          </table:table-cell>
          <table:table-cell table:number-columns-repeated="1023"/>
        </table:table-row>
        <table:table-row table:style-name="ro3">
          <table:table-cell office:value-type="string" calcext:value-type="string">
            <text:p>hàng như hình nhưng không có dây, giờ chẳng lẽ mình tự nhiên phải đi mua thêm cọng dây usb, đã check hộp rất kỹ nhưng vẫn không thấy, phiền quá có khi xài nó làm giá chống luôn khỏi dùng quạt, haiz...</text:p>
          </table:table-cell>
          <table:table-cell table:number-columns-repeated="1023"/>
        </table:table-row>
        <table:table-row table:style-name="ro2">
          <table:table-cell office:value-type="string" calcext:value-type="string">
            <text:p>hàng oke. giao chậm quá. giao quận 12, tphcm mà tới 7 ngày mới nhận</text:p>
          </table:table-cell>
          <table:table-cell table:number-columns-repeated="1023"/>
        </table:table-row>
        <table:table-row table:style-name="ro2">
          <table:table-cell office:value-type="string" calcext:value-type="string">
            <text:p>hàng rởm nhanh hỏng</text:p>
          </table:table-cell>
          <table:table-cell table:number-columns-repeated="1023"/>
        </table:table-row>
        <table:table-row table:style-name="ro2">
          <table:table-cell office:value-type="string" calcext:value-type="string">
            <text:p>hàng sạc pin đầy dùng hai ngày hết pin. không đứng thực tế quảng cáo</text:p>
          </table:table-cell>
          <table:table-cell table:number-columns-repeated="1023"/>
        </table:table-row>
        <table:table-row table:style-name="ro2">
          <table:table-cell office:value-type="string" calcext:value-type="string">
            <text:p>hàng sài bền nhưng giờ lại gặp vấn đề.đầu sạc không kết nối,bị cong. xin hỏi có đổi trả được không ạ??</text:p>
          </table:table-cell>
          <table:table-cell table:number-columns-repeated="1023"/>
        </table:table-row>
        <table:table-row table:style-name="ro2">
          <table:table-cell office:value-type="string" calcext:value-type="string">
            <text:p>hàng sao không đúng như quảng cáo vậy ạ</text:p>
          </table:table-cell>
          <table:table-cell table:number-columns-repeated="1023"/>
        </table:table-row>
        <table:table-row table:style-name="ro2">
          <table:table-cell office:value-type="string" calcext:value-type="string">
            <text:p>hàng t ốt,dùng ok,giao hàng khá lâu</text:p>
          </table:table-cell>
          <table:table-cell table:number-columns-repeated="1023"/>
        </table:table-row>
        <table:table-row table:style-name="ro2">
          <table:table-cell office:value-type="string" calcext:value-type="string">
            <text:p>hàng trung quốc, hoàn thiện kém, sạc 1 lần là hết pin. quá thất vọng</text:p>
          </table:table-cell>
          <table:table-cell table:number-columns-repeated="1023"/>
        </table:table-row>
        <table:table-row table:style-name="ro2">
          <table:table-cell office:value-type="string" calcext:value-type="string">
            <text:p>hàng trung quốc,không và loại bỏ.</text:p>
          </table:table-cell>
          <table:table-cell table:number-columns-repeated="1023"/>
        </table:table-row>
        <table:table-row table:style-name="ro2">
          <table:table-cell office:value-type="string" calcext:value-type="string">
            <text:p>hàng vận chuyển xa mà đóng gói bằng 1 lớp nilòng quá mỏng. hộp bị móp méo. may mà không bị gãy vỡ bên trong. shop nên cẩn thận cho những người mua sau.</text:p>
          </table:table-cell>
          <table:table-cell table:number-columns-repeated="1023"/>
        </table:table-row>
        <table:table-row table:style-name="ro4">
          <table:table-cell office:value-type="string" calcext:value-type="string">
            <text:p>hàng xuất kho vào 25/04/2019 dù mình mua ngày 24/07/2020. nên dù hàng chính hãng nhưng sony chỉ bảo hành tối đa 03 tháng (18 tháng từ ngày xuất kho) . tiki có phản hồi là tiki sẽ bảo hành đủ 12 tháng nhưng vẫn thích bảo hành chính hãng hơn. chia sẽ để các bạn sắp mua cân nhắc. sản phẩm test ngày đầu ổn, chỉ không hài lòng vì không được bảo hành chính hãng và hàng đã xuất kho quá lâu.</text:p>
          </table:table-cell>
          <table:table-cell table:number-columns-repeated="1023"/>
        </table:table-row>
        <table:table-row table:style-name="ro2">
          <table:table-cell office:value-type="string" calcext:value-type="string">
            <text:p>hao pin rất nhanh, không ổn lắm</text:p>
          </table:table-cell>
          <table:table-cell table:number-columns-repeated="1023"/>
        </table:table-row>
        <table:table-row table:style-name="ro2">
          <table:table-cell office:value-type="string" calcext:value-type="string">
            <text:p>hay bị lỗi scroll, đã dừng scroll rồi mà vẫn còn kéo xuống, đôi khi tự chạy lăn chuột luôn. lúc bị lúc không, không biết sao liên hệ bảo hành.</text:p>
          </table:table-cell>
          <table:table-cell table:number-columns-repeated="1023"/>
        </table:table-row>
        <table:table-row table:style-name="ro2">
          <table:table-cell office:value-type="string" calcext:value-type="string">
            <text:p>hay bị ngắt kết nối 2 tai với nhau</text:p>
          </table:table-cell>
          <table:table-cell table:number-columns-repeated="1023"/>
        </table:table-row>
        <table:table-row table:style-name="ro2">
          <table:table-cell office:value-type="string" calcext:value-type="string">
            <text:p>hay bị tạm dừng . chất lượng âm thanh bé</text:p>
          </table:table-cell>
          <table:table-cell table:number-columns-repeated="1023"/>
        </table:table-row>
        <table:table-row table:style-name="ro2">
          <table:table-cell office:value-type="string" calcext:value-type="string">
            <text:p>hay hết pin ạ</text:p>
          </table:table-cell>
          <table:table-cell table:number-columns-repeated="1023"/>
        </table:table-row>
        <table:table-row table:style-name="ro2">
          <table:table-cell office:value-type="string" calcext:value-type="string">
            <text:p>hdd chất lượng không ổn. mình mua 3 cái mà bị hư hết 2 cái.</text:p>
          </table:table-cell>
          <table:table-cell table:number-columns-repeated="1023"/>
        </table:table-row>
        <table:table-row table:style-name="ro2">
          <table:table-cell office:value-type="string" calcext:value-type="string">
            <text:p>hệ thống bảo hành gửi số imei mà hệ thống không thống báo lại</text:p>
          </table:table-cell>
          <table:table-cell table:number-columns-repeated="1023"/>
        </table:table-row>
        <table:table-row table:style-name="ro2">
          <table:table-cell office:value-type="string" calcext:value-type="string">
            <text:p>hệ thống chạy phầm mềm chậm dùng không ổn lắm <text:s text:c="5"/>a c có được đổi máy không ạ .</text:p>
          </table:table-cell>
          <table:table-cell table:number-columns-repeated="1023"/>
        </table:table-row>
        <table:table-row table:style-name="ro4">
          <table:table-cell office:value-type="string" calcext:value-type="string">
            <text:p>hẹn ngày 28/12 giao hàng đến ngày 4/1 vẫn chưa giao, gọi điện tổng đài nói sẽ giục bên giao hàng phát nhanh nhất, 3 hôm sau 7/1 đúng hôm chủ nhật lại gọi điện để giao hàng, thái độ nhân viên thì khó chịu, còn nói là hàng quá hạn rồi không nhận được hôm nay thì hủy đơn. trong khi lỗi không phải do mình??? cuối cùng đến ngày 9 mới giao được hàng. mình đặt 1 lần địa chỉ ở quê mà còn nhận được nhanh hơn địa chỉ ở nội thành hà nội. tiki nên xem lại</text:p>
          </table:table-cell>
          <table:table-cell table:number-columns-repeated="1023"/>
        </table:table-row>
        <table:table-row table:style-name="ro2">
          <table:table-cell office:value-type="string" calcext:value-type="string">
            <text:p>hết 4gb , mạng không dùng được. có thể nói như này, 98k / 4gb/1 tháng/ 1 năm</text:p>
          </table:table-cell>
          <table:table-cell table:number-columns-repeated="1023"/>
        </table:table-row>
        <table:table-row table:style-name="ro3">
          <table:table-cell office:value-type="string" calcext:value-type="string">
            <text:p>hí hửng nhận hàng sớm bao nhiêu, mở ra thất vọng bấy nhiêu. thứ 1: model thì nhỏ, để trong hộp cát tông to mà không hề có xốp chèn để cố định, không biết trong quá trình vận chuyển có ảnh hưởng gì không??? thứ 2: không hề còn deal, máy đã lòi 1 phần ra khỏi hộp <text:s text:c="3"/>thứ 3: không hề có tem bảo hành <text:s text:c="2"/></text:p>
          </table:table-cell>
          <table:table-cell table:number-columns-repeated="1023"/>
        </table:table-row>
        <table:table-row table:style-name="ro2">
          <table:table-cell office:value-type="string" calcext:value-type="string">
            <text:p>hi shop, <text:s/>minh đã kích hoạt sim nhưng nhận được thông tin phải nạp tiền vào tài khoản. nhờ shop kiểm tra lại thông tin giúp minh.</text:p>
          </table:table-cell>
          <table:table-cell table:number-columns-repeated="1023"/>
        </table:table-row>
        <table:table-row table:style-name="ro2">
          <table:table-cell office:value-type="string" calcext:value-type="string">
            <text:p>hi shop. điện thoại nokia hôm nay mình mới nhận hàng. nhưng điện thoại không nhận sạc nhờ tiki và shop phản hồi gấp</text:p>
          </table:table-cell>
          <table:table-cell table:number-columns-repeated="1023"/>
        </table:table-row>
        <table:table-row table:style-name="ro2">
          <table:table-cell office:value-type="string" calcext:value-type="string">
            <text:p>hi tiki, mình đã mua cái ipod này nhưng khi nhập serial để check bảo hành thì thấy apple.com báo "purchase date not validated". vui lòng giải thích</text:p>
          </table:table-cell>
          <table:table-cell table:number-columns-repeated="1023"/>
        </table:table-row>
        <table:table-row table:style-name="ro2">
          <table:table-cell office:value-type="string" calcext:value-type="string">
            <text:p>hic hơi không hài lòng về màu lắm ạ , đặt màu mosaic mà lại gửi màu xanh dương bình thườngh thui <text:s/></text:p>
          </table:table-cell>
          <table:table-cell table:number-columns-repeated="1023"/>
        </table:table-row>
        <table:table-row table:style-name="ro2">
          <table:table-cell office:value-type="string" calcext:value-type="string">
            <text:p>hiện tại 2 tai nghe của mình không thể kết nối được với nhau. điện thoại chỉ nhận được tai nghe bên phải. lúc mới mua thì cả 2 tai hoạt động bình thường</text:p>
          </table:table-cell>
          <table:table-cell table:number-columns-repeated="1023"/>
        </table:table-row>
        <table:table-row table:style-name="ro2">
          <table:table-cell office:value-type="string" calcext:value-type="string">
            <text:p>hiện tại củ sạc này còn dùng dc chỉ 1 cổng sau khi dùng dc 9 tháng, không biết có bảo hành dc không tiki ????</text:p>
          </table:table-cell>
          <table:table-cell table:number-columns-repeated="1023"/>
        </table:table-row>
        <table:table-row table:style-name="ro2">
          <table:table-cell office:value-type="string" calcext:value-type="string">
            <text:p>hiện tại mình sử dụng nhưng tín hiệu rất chập chờn đôi với macbook pro. không biết thiết bị khác thì như nào.</text:p>
          </table:table-cell>
          <table:table-cell table:number-columns-repeated="1023"/>
        </table:table-row>
        <table:table-row table:style-name="ro3">
          <table:table-cell office:value-type="string" calcext:value-type="string">
            <text:p>hiện tại ở nhà mình có 3 thiết bị, laptop và hai thiết bị di động là điện thoại xiaomi + ipadmin. laptop thì thấy tên bluetooth và kết nối bình thường, nhưng hai thiết bị di động của mình là điện thoại và ipadmin thì không tìm thấy bluetooth để kết nối. mong được hỗ trợ</text:p>
          </table:table-cell>
          <table:table-cell table:number-columns-repeated="1023"/>
        </table:table-row>
        <table:table-row table:style-name="ro2">
          <table:table-cell office:value-type="string" calcext:value-type="string">
            <text:p>hiển thị và giá cả ok, chỉ có đều bị lỗi không có âm thanh</text:p>
          </table:table-cell>
          <table:table-cell table:number-columns-repeated="1023"/>
        </table:table-row>
        <table:table-row table:style-name="ro3">
          <table:table-cell office:value-type="string" calcext:value-type="string">
            <text:p>hình ảnh trên trang một màu. khi nhận hàng lại là màu khác. vì là mua trực tuyến nên rất cần tính trung thực. mà chưa nói đến chất lượng thì màu sắc là cái cơ bản dễ đáp ứng mà không đúng thì cũng nên suy ngẫm. còn chất lượng phục vụ tiki nói chúng thì ok</text:p>
          </table:table-cell>
          <table:table-cell table:number-columns-repeated="1023"/>
        </table:table-row>
        <table:table-row table:style-name="ro2">
          <table:table-cell office:value-type="string" calcext:value-type="string">
            <text:p>hình chụp bị out nét không như trải nghiệm thực tế.</text:p>
          </table:table-cell>
          <table:table-cell table:number-columns-repeated="1023"/>
        </table:table-row>
        <table:table-row table:style-name="ro3">
          <table:table-cell office:value-type="string" calcext:value-type="string">
            <text:p>hình dáng mẫu mã đẹp. đèn hiện giờ sáng. phát bluetooth tốt. âm lượng phát nhạc to rõ. tuy nhiên chức năng báo thức không tốt chỉ có một kiểu nhạc êm ái k đủ đánh thức. âm lượng báo thức nhỏ</text:p>
          </table:table-cell>
          <table:table-cell table:number-columns-repeated="1023"/>
        </table:table-row>
        <table:table-row table:style-name="ro2">
          <table:table-cell office:value-type="string" calcext:value-type="string">
            <text:p>hình thức đẹp nhưng tiếng chuông rất nhỏ, hết pin nhanh; ngày nào cũng xạc quá bất tiện</text:p>
          </table:table-cell>
          <table:table-cell table:number-columns-repeated="1023"/>
        </table:table-row>
        <table:table-row table:style-name="ro2">
          <table:table-cell office:value-type="string" calcext:value-type="string">
            <text:p>hình thức đẹp. ở bắc chắc giao hàng chậm. mới dùng được chưa đầy tháng đã bị dính chuột trái vs phải. bực thật</text:p>
          </table:table-cell>
          <table:table-cell table:number-columns-repeated="1023"/>
        </table:table-row>
        <table:table-row table:style-name="ro3">
          <table:table-cell office:value-type="string" calcext:value-type="string">
            <text:p>hình thức ổn nhưng độ chính xác của chuột không tốt. khi di chuyển chuột click chọn 1 phần nào đó thì thường không chính xác, ví dụ muốn chọn folder thứ 1 thì thực tế lại chọn vào folder thứ 2 ở phía dưới.</text:p>
          </table:table-cell>
          <table:table-cell table:number-columns-repeated="1023"/>
        </table:table-row>
        <table:table-row table:style-name="ro3">
          <table:table-cell office:value-type="string" calcext:value-type="string">
            <text:p>hình thức ổn, màu mè cũng được so vs nhu cầu sử dụng bình thường của mình. k có dây kết nối vga chỉ có dây hdmi tuy nhiên, điều quan trọng nhất mình k ưng ở sản phẩm này là khi mình sử dụng lâu bị chảy nước mắt và cảm thấy mỏi mắt nhé mọi người nhận xét chân thực cho ae quyết định khi mua sản phẩm</text:p>
          </table:table-cell>
          <table:table-cell table:number-columns-repeated="1023"/>
        </table:table-row>
        <table:table-row table:style-name="ro2">
          <table:table-cell office:value-type="string" calcext:value-type="string">
            <text:p>hình thức sản phẩm ok, chất lượng dịch vụ giao hàng tốt. chất lượng sản phẩm kém pin dược hơn 1h</text:p>
          </table:table-cell>
          <table:table-cell table:number-columns-repeated="1023"/>
        </table:table-row>
        <table:table-row table:style-name="ro2">
          <table:table-cell office:value-type="string" calcext:value-type="string">
            <text:p>hình thức thì được, giao hàng cũng ok. nhưng loa rất kém</text:p>
          </table:table-cell>
          <table:table-cell table:number-columns-repeated="1023"/>
        </table:table-row>
        <table:table-row table:style-name="ro2">
          <table:table-cell office:value-type="string" calcext:value-type="string">
            <text:p>hỗ trợ hoá đơn gtgt kém, chưa thiện chí với khách hàng</text:p>
          </table:table-cell>
          <table:table-cell table:number-columns-repeated="1023"/>
        </table:table-row>
        <table:table-row table:style-name="ro2">
          <table:table-cell office:value-type="string" calcext:value-type="string">
            <text:p>hoa văn hai bên thân chuột dễ bám bẩn và rất khó vệ sinh, chỗ này cũng bị bong ra sau một thời gian sử dụng</text:p>
          </table:table-cell>
          <table:table-cell table:number-columns-repeated="1023"/>
        </table:table-row>
        <table:table-row table:style-name="ro3">
          <table:table-cell office:value-type="string" calcext:value-type="string">
            <text:p>hoàn thiện kém quá. hàng mới đập hộp mà hở keo bung nắp 1 bên. giờ lấy dây cố định lại không biết có dính không. mới nhận chẳng lẽ phải đi bảo hành cái lỗi ngớ ngẩn này.</text:p>
          </table:table-cell>
          <table:table-cell table:number-columns-repeated="1023"/>
        </table:table-row>
        <table:table-row table:style-name="ro2">
          <table:table-cell office:value-type="string" calcext:value-type="string">
            <text:p>hơi đau tai nghe ít chứ dễ ù tai </text:p>
          </table:table-cell>
          <table:table-cell table:number-columns-repeated="1023"/>
        </table:table-row>
        <table:table-row table:style-name="ro2">
          <table:table-cell office:value-type="string" calcext:value-type="string">
            <text:p>hơi dè mà kết nối yếu có lúc kết nối được có 1 bên.tiển nào của đấy ae ạ lỡ mua mất r</text:p>
          </table:table-cell>
          <table:table-cell table:number-columns-repeated="1023"/>
        </table:table-row>
        <table:table-row table:style-name="ro2">
          <table:table-cell office:value-type="string" calcext:value-type="string">
            <text:p>hơi dít</text:p>
          </table:table-cell>
          <table:table-cell table:number-columns-repeated="1023"/>
        </table:table-row>
        <table:table-row table:style-name="ro2">
          <table:table-cell office:value-type="string" calcext:value-type="string">
            <text:p>hơi lỏng vs tai nghe <text:s/>bluetooth i7s ạ</text:p>
          </table:table-cell>
          <table:table-cell table:number-columns-repeated="1023"/>
        </table:table-row>
        <table:table-row table:style-name="ro4">
          <table:table-cell office:value-type="string" calcext:value-type="string">
            <text:p>hồi mới mua cũng có cảm giác như mọi nhận xét dưới đây nhưng tự nhiên 1 tháng đố lại đây thì nó lúc đọc được lúc đọc không được, tới giờ thì ngỏm luôn. không biết chính sách bảo hành như nào, khó coi quá. usb của mình không ngâm nước, không va đập, không móp méo. chả hiểu sao, usb chỉ có ảnh và 1 số file quan trọng, giờ mất cả rồi, mình không nghĩ là do virus vì mình không cắm vào máy lung tung. chán quá, lần đâu mua đồ trên tiki mà không hài lòng như thế này.</text:p>
          </table:table-cell>
          <table:table-cell table:number-columns-repeated="1023"/>
        </table:table-row>
        <table:table-row table:style-name="ro2">
          <table:table-cell office:value-type="string" calcext:value-type="string">
            <text:p>hơi thất vọng. kết nối dạng access point để không dùng wifi của gpon nhưng tín hiệu, tốc độ, và độ ổn định còn tệ hơn thiết bị gpon của nhà mạng fpt.</text:p>
          </table:table-cell>
          <table:table-cell table:number-columns-repeated="1023"/>
        </table:table-row>
        <table:table-row table:style-name="ro3">
          <table:table-cell office:value-type="string" calcext:value-type="string">
            <text:p>hôm nay mình vừa nhận máy. máy check series thì thông báo như hình đính kèm nên chưa hiểu là như thế nào ? ngoài ra máy bọc không có xốp chống sốc mở ra toàn để trong hộp bìa carton sợ thế, máy thì mua bao nhiêu tiền mà khâu bọc sơ sài <text:s/></text:p>
          </table:table-cell>
          <table:table-cell table:number-columns-repeated="1023"/>
        </table:table-row>
        <table:table-row table:style-name="ro2">
          <table:table-cell office:value-type="string" calcext:value-type="string">
            <text:p>hơn 1 tuần mới giao hàng, bàn phím logitech thì dùng tốt.</text:p>
          </table:table-cell>
          <table:table-cell table:number-columns-repeated="1023"/>
        </table:table-row>
        <table:table-row table:style-name="ro2">
          <table:table-cell office:value-type="string" calcext:value-type="string">
            <text:p>hỏng trước khi viết đánh giá :)))</text:p>
          </table:table-cell>
          <table:table-cell table:number-columns-repeated="1023"/>
        </table:table-row>
        <table:table-row table:style-name="ro2">
          <table:table-cell office:value-type="string" calcext:value-type="string">
            <text:p>hộp bìa các tông móp méo, bên trong không có chống sốc, dễ gây hư hại sản phẩm</text:p>
          </table:table-cell>
          <table:table-cell table:number-columns-repeated="1023"/>
        </table:table-row>
        <table:table-row table:style-name="ro2">
          <table:table-cell office:value-type="string" calcext:value-type="string">
            <text:p>hộp của sản phẩm như kiểu đã bị rách và được băng dính dán lại một cách qua loa. shop còn tặng 1 co ruồi ở trên vỏ. sản phẩm chưa dùng nên chưa biết</text:p>
          </table:table-cell>
          <table:table-cell table:number-columns-repeated="1023"/>
        </table:table-row>
        <table:table-row table:style-name="ro2">
          <table:table-cell office:value-type="string" calcext:value-type="string">
            <text:p>hộp đựng bộ dụng cụ bị mở ra và rách từ trước. máy hút bụi mini khi hoạt động cánh quạt kêu rất to, và bị rung ở phía tay cầm. không hút được bụi.</text:p>
          </table:table-cell>
          <table:table-cell table:number-columns-repeated="1023"/>
        </table:table-row>
        <table:table-row table:style-name="ro2">
          <table:table-cell office:value-type="string" calcext:value-type="string">
            <text:p>hợp lý trong tầm giá này. sản phẩm ổn</text:p>
          </table:table-cell>
          <table:table-cell table:number-columns-repeated="1023"/>
        </table:table-row>
        <table:table-row table:style-name="ro2">
          <table:table-cell office:value-type="string" calcext:value-type="string">
            <text:p>hộp mực trầy xước như hàng cũ mặc dù ghi sx 2018, còn lại đều tốt.</text:p>
          </table:table-cell>
          <table:table-cell table:number-columns-repeated="1023"/>
        </table:table-row>
        <table:table-row table:style-name="ro2">
          <table:table-cell office:value-type="string" calcext:value-type="string">
            <text:p>hộp nát. hàng bong.. chưa test được. không hài lòng lắm</text:p>
          </table:table-cell>
          <table:table-cell table:number-columns-repeated="1023"/>
        </table:table-row>
        <table:table-row table:style-name="ro2">
          <table:table-cell office:value-type="string" calcext:value-type="string">
            <text:p>hộp usb bị cắt, usb 16gb xem trên máy tính chỉ có 14,4 gb</text:p>
          </table:table-cell>
          <table:table-cell table:number-columns-repeated="1023"/>
        </table:table-row>
        <table:table-row table:style-name="ro2">
          <table:table-cell office:value-type="string" calcext:value-type="string">
            <text:p>hộp vận chuyển không còn nguyên, sản phẩn thì còn nguyên</text:p>
          </table:table-cell>
          <table:table-cell table:number-columns-repeated="1023"/>
        </table:table-row>
        <table:table-row table:style-name="ro2">
          <table:table-cell office:value-type="string" calcext:value-type="string">
            <text:p>hủy cho tôi đơn này <text:s text:c="2"/>tôi không thể hủy trên hệ thống của tôi</text:p>
          </table:table-cell>
          <table:table-cell table:number-columns-repeated="1023"/>
        </table:table-row>
        <table:table-row table:style-name="ro2">
          <table:table-cell office:value-type="string" calcext:value-type="string">
            <text:p>ime sản phẩm không trùng với vỏ hộp , bảo hành bằng cách nào</text:p>
          </table:table-cell>
          <table:table-cell table:number-columns-repeated="1023"/>
        </table:table-row>
        <table:table-row table:style-name="ro4">
          <table:table-cell office:value-type="string" calcext:value-type="string">
            <text:p>in màu bị các gạch sọc xanh rất đều nhau cách khoảng 1cm, đều như table trong excel ấy. mình được giao hôm 23/5, hôm 24/5 lắp và in màu thử trên giấy a4 lẫn giấy ảnh bóng mua thêm đều bị. liên hệ tổng đài nhờ hỗ trợ, được báo là sẽ báo kỹ thuật liên hệ. nhờ shop cho kt tra sớm, với lỗi này ngay trong 4 ảnh in đầu tiên mình cảm thấy có lẻ bị lỗi sản xuất. rất mong được đổi mới như quy định, chứ đợi chờ bảo hành ảnh hưởng đến công việc.</text:p>
          </table:table-cell>
          <table:table-cell table:number-columns-repeated="1023"/>
        </table:table-row>
        <table:table-row table:style-name="ro2">
          <table:table-cell office:value-type="string" calcext:value-type="string">
            <text:p>in thấy không đậm hơn là đi bơm mực ở ngoài mấy. được cái giao nhanh và đóng gói kĩ càng</text:p>
          </table:table-cell>
          <table:table-cell table:number-columns-repeated="1023"/>
        </table:table-row>
        <table:table-row table:style-name="ro2">
          <table:table-cell office:value-type="string" calcext:value-type="string">
            <text:p>ipadmin mới mua nhưng không sạc được</text:p>
          </table:table-cell>
          <table:table-cell table:number-columns-repeated="1023"/>
        </table:table-row>
        <table:table-row table:style-name="ro2">
          <table:table-cell office:value-type="string" calcext:value-type="string">
            <text:p>k chất lượng</text:p>
          </table:table-cell>
          <table:table-cell table:number-columns-repeated="1023"/>
        </table:table-row>
        <table:table-row table:style-name="ro2">
          <table:table-cell office:value-type="string" calcext:value-type="string">
            <text:p>k có apdater cắm vào ổ điện, bất tiện</text:p>
          </table:table-cell>
          <table:table-cell table:number-columns-repeated="1023"/>
        </table:table-row>
        <table:table-row table:style-name="ro2">
          <table:table-cell office:value-type="string" calcext:value-type="string">
            <text:p>k đủ dung lượng 32gb, cắm vào xài mà có 28gb, k biết là của mình bị lỗi hay sao, liệu tiki có hỗ trợ đổi trả hay không?</text:p>
          </table:table-cell>
          <table:table-cell table:number-columns-repeated="1023"/>
        </table:table-row>
        <table:table-row table:style-name="ro2">
          <table:table-cell office:value-type="string" calcext:value-type="string">
            <text:p>k hiện cài đặt thành công. bước cuối cùng đèn extend chỉ sáng vài giây rồi tắt hoặc chuyển sảng đỏ rồi cũng tắt luôn</text:p>
          </table:table-cell>
          <table:table-cell table:number-columns-repeated="1023"/>
        </table:table-row>
        <table:table-row table:style-name="ro2">
          <table:table-cell office:value-type="string" calcext:value-type="string">
            <text:p>k lắp được pin, k có hướng dẫn sử dụng , k thấy phần cài đặt, nói chung thấy thất vọng</text:p>
          </table:table-cell>
          <table:table-cell table:number-columns-repeated="1023"/>
        </table:table-row>
        <table:table-row table:style-name="ro2">
          <table:table-cell office:value-type="string" calcext:value-type="string">
            <text:p>k nhậy, giá quá đắt so với chất lượng</text:p>
          </table:table-cell>
          <table:table-cell table:number-columns-repeated="1023"/>
        </table:table-row>
        <table:table-row table:style-name="ro2">
          <table:table-cell office:value-type="string" calcext:value-type="string">
            <text:p>k tốt lắm mà k cho kiểm tra hg trc khi nhận</text:p>
          </table:table-cell>
          <table:table-cell table:number-columns-repeated="1023"/>
        </table:table-row>
        <table:table-row table:style-name="ro2">
          <table:table-cell office:value-type="string" calcext:value-type="string">
            <text:p>k vững :) k cao như mình nghĩ lỏng lẻo! tiền nào cử đấy! suy nghĩ kĩ trc khi mua</text:p>
          </table:table-cell>
          <table:table-cell table:number-columns-repeated="1023"/>
        </table:table-row>
        <table:table-row table:style-name="ro2">
          <table:table-cell office:value-type="string" calcext:value-type="string">
            <text:p>keo không dính, miếng dán dính các bụi linh tinh, tôi từng tự dán qua rất nhiều nhưng miếng này tệ thâth, tiền nào của nấy! <text:s/>ship đúng hẹn là điểm cộng duy nhất</text:p>
          </table:table-cell>
          <table:table-cell table:number-columns-repeated="1023"/>
        </table:table-row>
        <table:table-row table:style-name="ro3">
          <table:table-cell office:value-type="string" calcext:value-type="string">
            <text:p>kết nối bình thường dễ dàng tuy nhiên: - hơi đau và cảm giác không vừa khi đeo - nghe nhạc có vẻ 1 tai to 1 tai nhỏ - khi nghe nhạc, 1 tai có nhạc trước 1 tai có sâu (delay 1-2s)</text:p>
          </table:table-cell>
          <table:table-cell table:number-columns-repeated="1023"/>
        </table:table-row>
        <table:table-row table:style-name="ro2">
          <table:table-cell office:value-type="string" calcext:value-type="string">
            <text:p>kết nối châm và hay bi mất kết nối và đăt màu đen giơ thanh màu trắng</text:p>
          </table:table-cell>
          <table:table-cell table:number-columns-repeated="1023"/>
        </table:table-row>
        <table:table-row table:style-name="ro2">
          <table:table-cell office:value-type="string" calcext:value-type="string">
            <text:p>kết nối chập chờn với tay cầm xbox one s</text:p>
          </table:table-cell>
          <table:table-cell table:number-columns-repeated="1023"/>
        </table:table-row>
        <table:table-row table:style-name="ro2">
          <table:table-cell office:value-type="string" calcext:value-type="string">
            <text:p>kết nối chỉ dc 1</text:p>
          </table:table-cell>
          <table:table-cell table:number-columns-repeated="1023"/>
        </table:table-row>
        <table:table-row table:style-name="ro3">
          <table:table-cell office:value-type="string" calcext:value-type="string">
            <text:p>kết nối đâu khoảng 3m đổ lại mà giật kinh khủng. để sát với usb thì kết nói tốt di chuyển ra xa đâu dc 2-3m là bắt đầu giật nge nhạc giật giật chả dc j. kết nối thế thì dùng dây cho lành</text:p>
          </table:table-cell>
          <table:table-cell table:number-columns-repeated="1023"/>
        </table:table-row>
        <table:table-row table:style-name="ro2">
          <table:table-cell office:value-type="string" calcext:value-type="string">
            <text:p>kết nối được một lần đầu tiên, lầu sau không bắt được nữa</text:p>
          </table:table-cell>
          <table:table-cell table:number-columns-repeated="1023"/>
        </table:table-row>
        <table:table-row table:style-name="ro2">
          <table:table-cell office:value-type="string" calcext:value-type="string">
            <text:p>kết nối được, chạy bình thường nhưng cứ khoảng 1 tiếng là tự nhiên tịt, phải rút ra cắm lại mới được, xong lại kết nối lại. rất phiền</text:p>
          </table:table-cell>
          <table:table-cell table:number-columns-repeated="1023"/>
        </table:table-row>
        <table:table-row table:style-name="ro2">
          <table:table-cell office:value-type="string" calcext:value-type="string">
            <text:p>kết nối khá là yếu, thời gian đầu còn tạm ổn đến tầm 2 tháng thì kết nối hay lỗi</text:p>
          </table:table-cell>
          <table:table-cell table:number-columns-repeated="1023"/>
        </table:table-row>
        <table:table-row table:style-name="ro2">
          <table:table-cell office:value-type="string" calcext:value-type="string">
            <text:p>kết nối không liên tục. laptop bị mất wifi mua về dùng thay mà ức thêm</text:p>
          </table:table-cell>
          <table:table-cell table:number-columns-repeated="1023"/>
        </table:table-row>
        <table:table-row table:style-name="ro2">
          <table:table-cell office:value-type="string" calcext:value-type="string">
            <text:p>kết nối không ổn định, hay bị mất kết nối khi chuyển động</text:p>
          </table:table-cell>
          <table:table-cell table:number-columns-repeated="1023"/>
        </table:table-row>
        <table:table-row table:style-name="ro3">
          <table:table-cell office:value-type="string" calcext:value-type="string">
            <text:p>kết nối không ổn định, chỉ cần chạm vào vành tai là mất kết nối, thỉnh thoảng mất kết nối giữa 2 tai nghe, phải reset. bass rất yếu, trải nghiệm nghe nhạc khá thất vọng. tiền nào của nấy, mua rẻ chủ yếu đàm thoại và thi thoảng chơi game nên không đòi hỏi gì hơn.</text:p>
          </table:table-cell>
          <table:table-cell table:number-columns-repeated="1023"/>
        </table:table-row>
        <table:table-row table:style-name="ro2">
          <table:table-cell office:value-type="string" calcext:value-type="string">
            <text:p>kết nối mãi không được với cái loa bl cách 2m :)))))</text:p>
          </table:table-cell>
          <table:table-cell table:number-columns-repeated="1023"/>
        </table:table-row>
        <table:table-row table:style-name="ro2">
          <table:table-cell office:value-type="string" calcext:value-type="string">
            <text:p>kết nối một lần <text:s text:c="2"/>chỉ dc 1 tai nghe <text:s text:c="7"/>kết nối 2 tai nghe <text:s/>rồi <text:s text:c="2"/>nhưng vẩn nghe dc 1 bên <text:s text:c="6"/>tôi muốn hoàn trả lại cho tiki <text:s/>có được k</text:p>
          </table:table-cell>
          <table:table-cell table:number-columns-repeated="1023"/>
        </table:table-row>
        <table:table-row table:style-name="ro2">
          <table:table-cell office:value-type="string" calcext:value-type="string">
            <text:p>kết nối nhưng không lên đèn báo j hết</text:p>
          </table:table-cell>
          <table:table-cell table:number-columns-repeated="1023"/>
        </table:table-row>
        <table:table-row table:style-name="ro2">
          <table:table-cell office:value-type="string" calcext:value-type="string">
            <text:p>kết nối với lap xem video bị chập chờn, ngắt nhạc liên tục</text:p>
          </table:table-cell>
          <table:table-cell table:number-columns-repeated="1023"/>
        </table:table-row>
        <table:table-row table:style-name="ro2">
          <table:table-cell office:value-type="string" calcext:value-type="string">
            <text:p>kết nối với tai nghe không dây tín hiệu bị gián đoạn liên tục.</text:p>
          </table:table-cell>
          <table:table-cell table:number-columns-repeated="1023"/>
        </table:table-row>
        <table:table-row table:style-name="ro2">
          <table:table-cell office:value-type="string" calcext:value-type="string">
            <text:p>kết nối với wi-fi khó, tốc độ mạng quá kém so với mạng wi-fi gốc</text:p>
          </table:table-cell>
          <table:table-cell table:number-columns-repeated="1023"/>
        </table:table-row>
        <table:table-row table:style-name="ro2">
          <table:table-cell office:value-type="string" calcext:value-type="string">
            <text:p>kết nối wifi kém, chậm và không ổn định.</text:p>
          </table:table-cell>
          <table:table-cell table:number-columns-repeated="1023"/>
        </table:table-row>
        <table:table-row table:style-name="ro2">
          <table:table-cell office:value-type="string" calcext:value-type="string">
            <text:p>kết nối xong thấy lỗi bên tai trái.chán luôn</text:p>
          </table:table-cell>
          <table:table-cell table:number-columns-repeated="1023"/>
        </table:table-row>
        <table:table-row table:style-name="ro2">
          <table:table-cell office:value-type="string" calcext:value-type="string">
            <text:p>kêu nghe được 5 đến 6 tiếng mà mới có nghe được 1 tiếng là hết pin rồi</text:p>
          </table:table-cell>
          <table:table-cell table:number-columns-repeated="1023"/>
        </table:table-row>
        <table:table-row table:style-name="ro2">
          <table:table-cell office:value-type="string" calcext:value-type="string">
            <text:p>khá dơ còn nhiều bụi dính vào <text:s/>có 1 vết xước giống như bị cắt hay rạch vào</text:p>
          </table:table-cell>
          <table:table-cell table:number-columns-repeated="1023"/>
        </table:table-row>
        <table:table-row table:style-name="ro2">
          <table:table-cell office:value-type="string" calcext:value-type="string">
            <text:p>khá dỏm. lỏng lẽo k chặt chẽ. mới dùng có 1 lần mà gãy luôn cái dùng kẹp điện thoại. k đáng mua.</text:p>
          </table:table-cell>
          <table:table-cell table:number-columns-repeated="1023"/>
        </table:table-row>
        <table:table-row table:style-name="ro2">
          <table:table-cell office:value-type="string" calcext:value-type="string">
            <text:p>khá lỏng lẻo, lắp tai nghe dùng k cẩn thận có thể rơi ra</text:p>
          </table:table-cell>
          <table:table-cell table:number-columns-repeated="1023"/>
        </table:table-row>
        <table:table-row table:style-name="ro2">
          <table:table-cell office:value-type="string" calcext:value-type="string">
            <text:p>khá tệ</text:p>
          </table:table-cell>
          <table:table-cell table:number-columns-repeated="1023"/>
        </table:table-row>
        <table:table-row table:style-name="ro2">
          <table:table-cell office:value-type="string" calcext:value-type="string">
            <text:p>khá tệ , không giống quảng cáo</text:p>
          </table:table-cell>
          <table:table-cell table:number-columns-repeated="1023"/>
        </table:table-row>
        <table:table-row table:style-name="ro2">
          <table:table-cell office:value-type="string" calcext:value-type="string">
            <text:p>khá yếu và không ổn định , nên mua dòng cao hơn để đảm bảo công việc trừ khi ngồi cạnh cục wifi</text:p>
          </table:table-cell>
          <table:table-cell table:number-columns-repeated="1023"/>
        </table:table-row>
        <table:table-row table:style-name="ro2">
          <table:table-cell office:value-type="string" calcext:value-type="string">
            <text:p>khi chơi <text:s/>game không đeo được <text:s/>bật bluetooth lên là tự thoát game</text:p>
          </table:table-cell>
          <table:table-cell table:number-columns-repeated="1023"/>
        </table:table-row>
        <table:table-row table:style-name="ro2">
          <table:table-cell office:value-type="string" calcext:value-type="string">
            <text:p>khi chuyển file vào usb thì tốc độ lên xuống liên tục, không ổn định</text:p>
          </table:table-cell>
          <table:table-cell table:number-columns-repeated="1023"/>
        </table:table-row>
        <table:table-row table:style-name="ro2">
          <table:table-cell office:value-type="string" calcext:value-type="string">
            <text:p>khi gọi điện nghệ bằng tai nghe này k ổn định lúc nghe được lúc k</text:p>
          </table:table-cell>
          <table:table-cell table:number-columns-repeated="1023"/>
        </table:table-row>
        <table:table-row table:style-name="ro2">
          <table:table-cell office:value-type="string" calcext:value-type="string">
            <text:p>khi kết nối với điện thoại tai nghe hay bị lỗi kết nối, kết nối ok thì nghe nhạc cứ bị đứt quoãng chập trờn. có cách nào khắc phục lỗi như này k ạ?</text:p>
          </table:table-cell>
          <table:table-cell table:number-columns-repeated="1023"/>
        </table:table-row>
        <table:table-row table:style-name="ro2">
          <table:table-cell office:value-type="string" calcext:value-type="string">
            <text:p>khi mình nhận hàng thì vỏ đã bị rạch trước, team thì k nhìn thấy chữ fpt đâu nhìn như hàng nhái vậy ?. với nước sx là china. k giống như hình là taiwan</text:p>
          </table:table-cell>
          <table:table-cell table:number-columns-repeated="1023"/>
        </table:table-row>
        <table:table-row table:style-name="ro2">
          <table:table-cell office:value-type="string" calcext:value-type="string">
            <text:p>khi mở hàng ra. lấy thẻ gắn vào điện thoại . thẻ gắn vào camera thì không nhận được tín hiệu. đề nghị shop đổi lại cho tôi</text:p>
          </table:table-cell>
          <table:table-cell table:number-columns-repeated="1023"/>
        </table:table-row>
        <table:table-row table:style-name="ro5">
          <table:table-cell office:value-type="string" calcext:value-type="string">
            <text:p>khi mới nhận được sản phẩm thì chuột đã có dấu hiệu bị chênh dẫn tới việc khi click sẽ bị trựơt và cản giác rất không tốt mặc dù 3 tấm mút để cân bằng vẫn còn. lúc đầu mình vẫn nghĩ là cấu tạo chuột hoặc cảm giác sai nhưng sau khi check khoảng 3 con chuột của đồng nghiệp thì đúng là chuột bị lỗi. mình lập thức báo với tiki vào ngày thứ 2 sau đó (22/4) tuy nhiên tới hôm nay (29/4) mình vẫn phải chịu đưng việc này dù đã có thông báo sẽ tới lấy chuột đi bảo hành. thực sự thất vọng về đơn hàng này. tuy không thể đánh giá tổng quan nhưng qua việc này mình sẽ cân nhắc hơn khi mua tiki, đặc biệt với những đơn có giá trị lớn.</text:p>
          </table:table-cell>
          <table:table-cell table:number-columns-repeated="1023"/>
        </table:table-row>
        <table:table-row table:style-name="ro2">
          <table:table-cell office:value-type="string" calcext:value-type="string">
            <text:p>khi mua sản phẩm đã được tháo ra.lớp bọc bên ngoài đã bị bóc chỉ còn một phần.</text:p>
          </table:table-cell>
          <table:table-cell table:number-columns-repeated="1023"/>
        </table:table-row>
        <table:table-row table:style-name="ro2">
          <table:table-cell office:value-type="string" calcext:value-type="string">
            <text:p>khi mua sim về lại không kích hoạt được là như thế nào vậy làm theo hướng dẫn rồi mà sao vẫn không được vậy</text:p>
          </table:table-cell>
          <table:table-cell table:number-columns-repeated="1023"/>
        </table:table-row>
        <table:table-row table:style-name="ro2">
          <table:table-cell office:value-type="string" calcext:value-type="string">
            <text:p>khi mua về kết nối với một router viettel thì mạng bị chập chờn.chạy khoảng 5-10 phút thì bị mất mạng.cần được hỗ trợ</text:p>
          </table:table-cell>
          <table:table-cell table:number-columns-repeated="1023"/>
        </table:table-row>
        <table:table-row table:style-name="ro2">
          <table:table-cell office:value-type="string" calcext:value-type="string">
            <text:p>khi nghe bị rè và max volume chỉ khoảng 60-70% so với tai nghe khác</text:p>
          </table:table-cell>
          <table:table-cell table:number-columns-repeated="1023"/>
        </table:table-row>
        <table:table-row table:style-name="ro2">
          <table:table-cell office:value-type="string" calcext:value-type="string">
            <text:p>khi nhân hàng đã thấy bị bóc seal, mở ra thì cảm giác không được mới, kí hiệu trên mặt phím cảm giác bị mờ và không sắc nét!</text:p>
          </table:table-cell>
          <table:table-cell table:number-columns-repeated="1023"/>
        </table:table-row>
        <table:table-row table:style-name="ro2">
          <table:table-cell office:value-type="string" calcext:value-type="string">
            <text:p>khi nhận hàng thì đã bị rạch, không còn nguyên seal.</text:p>
          </table:table-cell>
          <table:table-cell table:number-columns-repeated="1023"/>
        </table:table-row>
        <table:table-row table:style-name="ro3">
          <table:table-cell office:value-type="string" calcext:value-type="string">
            <text:p>khi nhận hàng tiki đóng gói khá cẩn thận, bề ngoài nhìn cũng được nhưng vỏ usb hơi mỏng, dễ vỡ nếu va đập mạnh, tốc độ ghi không được như quảng cáo, mình copy file từ mt sảng usb mà thấy tốc độ ghi tầm 10mb/s th, không biết có phải do máy hay không nữa. nói chung là với tầm giá này thì nv cũng tạm chấp nhận được.</text:p>
          </table:table-cell>
          <table:table-cell table:number-columns-repeated="1023"/>
        </table:table-row>
        <table:table-row table:style-name="ro3">
          <table:table-cell office:value-type="string" calcext:value-type="string">
            <text:p>khi nhận không được kiểm tra bên trong hộp để biết chắc chắn là nhận đúng sản phẩm đặt mua. chất lượng sản phẩm không thoả mãn nhưng không được test thử sản phẩm</text:p>
          </table:table-cell>
          <table:table-cell table:number-columns-repeated="1023"/>
        </table:table-row>
        <table:table-row table:style-name="ro2">
          <table:table-cell office:value-type="string" calcext:value-type="string">
            <text:p>khi vào thì nó để như vậy thì phải làm sao đây ???</text:p>
          </table:table-cell>
          <table:table-cell table:number-columns-repeated="1023"/>
        </table:table-row>
        <table:table-row table:style-name="ro2">
          <table:table-cell office:value-type="string" calcext:value-type="string">
            <text:p>khó cài đặt.</text:p>
          </table:table-cell>
          <table:table-cell table:number-columns-repeated="1023"/>
        </table:table-row>
        <table:table-row table:style-name="ro2">
          <table:table-cell office:value-type="string" calcext:value-type="string">
            <text:p>khoản cách bắt sóng kém hơn điện thoại thông thường ở cùng khoản cách. không đề xuất mua thiết bị giá rẻ này</text:p>
          </table:table-cell>
          <table:table-cell table:number-columns-repeated="1023"/>
        </table:table-row>
        <table:table-row table:style-name="ro2">
          <table:table-cell office:value-type="string" calcext:value-type="string">
            <text:p>không áp dụng in với điện thoại, chẳng hiểu sao liên hệ với bên <text:s text:c="3"/>các anh chỉnh máy luôn vẫn không in dc.</text:p>
          </table:table-cell>
          <table:table-cell table:number-columns-repeated="1023"/>
        </table:table-row>
        <table:table-row table:style-name="ro2">
          <table:table-cell office:value-type="string" calcext:value-type="string">
            <text:p>không bền</text:p>
          </table:table-cell>
          <table:table-cell table:number-columns-repeated="1023"/>
        </table:table-row>
        <table:table-row table:style-name="ro2">
          <table:table-cell office:value-type="string" calcext:value-type="string">
            <text:p>không biết bị hư hay không sử dụng được <text:s/>,mà không thấy cục sóng hiện , không biết phát sóng có vấn đề không ,mình muốn chỉ cho mình cách sử dụng</text:p>
          </table:table-cell>
          <table:table-cell table:number-columns-repeated="1023"/>
        </table:table-row>
        <table:table-row table:style-name="ro2">
          <table:table-cell office:value-type="string" calcext:value-type="string">
            <text:p>không biết chất lượng sử dụng sao chứ 1 ổ cứng mà đóng gói thế này thì không dc, ổ cứng k có đóng gói,k có chống sốc gì cả. đề nghị lại vấn đề này.</text:p>
          </table:table-cell>
          <table:table-cell table:number-columns-repeated="1023"/>
        </table:table-row>
        <table:table-row table:style-name="ro2">
          <table:table-cell office:value-type="string" calcext:value-type="string">
            <text:p>không biết cổng wan có bị gì không .không su dung được chỉ sử dụng được bằng sống wifi thôi</text:p>
          </table:table-cell>
          <table:table-cell table:number-columns-repeated="1023"/>
        </table:table-row>
        <table:table-row table:style-name="ro2">
          <table:table-cell office:value-type="string" calcext:value-type="string">
            <text:p>không biết do cổng chuyển dổi hdmi hay sao nhưng màn mình bị nhiễu ít . có khi nhoè hẳn màn muỗi muỗi</text:p>
          </table:table-cell>
          <table:table-cell table:number-columns-repeated="1023"/>
        </table:table-row>
        <table:table-row table:style-name="ro2">
          <table:table-cell office:value-type="string" calcext:value-type="string">
            <text:p>không biết phải chính hãng không mà khởi động lên phải xóa hàng loạt ứng dụng được tải xuống từ ch play</text:p>
          </table:table-cell>
          <table:table-cell table:number-columns-repeated="1023"/>
        </table:table-row>
        <table:table-row table:style-name="ro2">
          <table:table-cell office:value-type="string" calcext:value-type="string">
            <text:p>không biết sản phẩm mọi người mua có ồn k ạ, chuột ghi slient, quiet mark mà lúc mình cuộn lên xuống nó kêu rất to.</text:p>
          </table:table-cell>
          <table:table-cell table:number-columns-repeated="1023"/>
        </table:table-row>
        <table:table-row table:style-name="ro2">
          <table:table-cell office:value-type="string" calcext:value-type="string">
            <text:p>không biết sử dụng</text:p>
          </table:table-cell>
          <table:table-cell table:number-columns-repeated="1023"/>
        </table:table-row>
        <table:table-row table:style-name="ro2">
          <table:table-cell office:value-type="string" calcext:value-type="string">
            <text:p>không cài đặt được. máy cứ báo lỗi paper empty mà lại không biết gọi cho ai. tiki giao hàng nên để lại số hỗ trợ khách hàng để hướng dẫn cho khách</text:p>
          </table:table-cell>
          <table:table-cell table:number-columns-repeated="1023"/>
        </table:table-row>
        <table:table-row table:style-name="ro2">
          <table:table-cell office:value-type="string" calcext:value-type="string">
            <text:p>không chắc chắn như quảng cáo, điều kiện cắm giá đỡ rất hạn chế, nên khi sử dụng k yên tâm vì được một lúc giá đã tuột dần và mất đi lực siết ban đầu</text:p>
          </table:table-cell>
          <table:table-cell table:number-columns-repeated="1023"/>
        </table:table-row>
        <table:table-row table:style-name="ro2">
          <table:table-cell office:value-type="string" calcext:value-type="string">
            <text:p>không chất lượng, chỉ dùng được vài bữa là hư, không nghe được nữa</text:p>
          </table:table-cell>
          <table:table-cell table:number-columns-repeated="1023"/>
        </table:table-row>
        <table:table-row table:style-name="ro2">
          <table:table-cell office:value-type="string" calcext:value-type="string">
            <text:p>không chia output rõ ràng mà chỉ thể hiện max output.</text:p>
          </table:table-cell>
          <table:table-cell table:number-columns-repeated="1023"/>
        </table:table-row>
        <table:table-row table:style-name="ro2">
          <table:table-cell office:value-type="string" calcext:value-type="string">
            <text:p>không chuyên nghiêp của nhân viên giao nhận</text:p>
          </table:table-cell>
          <table:table-cell table:number-columns-repeated="1023"/>
        </table:table-row>
        <table:table-row table:style-name="ro2">
          <table:table-cell office:value-type="string" calcext:value-type="string">
            <text:p>không có cổng 3.5 như trong thông tin sản phẩm. màn dùng đau mắt, lâu dài có thể gây hại.</text:p>
          </table:table-cell>
          <table:table-cell table:number-columns-repeated="1023"/>
        </table:table-row>
        <table:table-row table:style-name="ro2">
          <table:table-cell office:value-type="string" calcext:value-type="string">
            <text:p>không có đèn nháy khi sử dụng</text:p>
          </table:table-cell>
          <table:table-cell table:number-columns-repeated="1023"/>
        </table:table-row>
        <table:table-row table:style-name="ro2">
          <table:table-cell office:value-type="string" calcext:value-type="string">
            <text:p>không có gì để nhận xét cả’ chất lượng sảne phẩm kém, nhưng phù hợp với giá tiền!</text:p>
          </table:table-cell>
          <table:table-cell table:number-columns-repeated="1023"/>
        </table:table-row>
        <table:table-row table:style-name="ro2">
          <table:table-cell office:value-type="string" calcext:value-type="string">
            <text:p>không có gì tốt không nên mua</text:p>
          </table:table-cell>
          <table:table-cell table:number-columns-repeated="1023"/>
        </table:table-row>
        <table:table-row table:style-name="ro2">
          <table:table-cell office:value-type="string" calcext:value-type="string">
            <text:p>không có jack cắm mic nên xài rất chán, không thể call facebook dc</text:p>
          </table:table-cell>
          <table:table-cell table:number-columns-repeated="1023"/>
        </table:table-row>
        <table:table-row table:style-name="ro2">
          <table:table-cell office:value-type="string" calcext:value-type="string">
            <text:p>không có nút nguồn</text:p>
          </table:table-cell>
          <table:table-cell table:number-columns-repeated="1023"/>
        </table:table-row>
        <table:table-row table:style-name="ro2">
          <table:table-cell office:value-type="string" calcext:value-type="string">
            <text:p>không có phiếu bảo hành, cáp sạc không có. tại sao vậy ạ.</text:p>
          </table:table-cell>
          <table:table-cell table:number-columns-repeated="1023"/>
        </table:table-row>
        <table:table-row table:style-name="ro2">
          <table:table-cell office:value-type="string" calcext:value-type="string">
            <text:p>không có tai nghe à shop. thấy có mỗi cục sạc.</text:p>
          </table:table-cell>
          <table:table-cell table:number-columns-repeated="1023"/>
        </table:table-row>
        <table:table-row table:style-name="ro2">
          <table:table-cell office:value-type="string" calcext:value-type="string">
            <text:p>khong có tai nghe that vọng qua tại sao lai không có tai nghe vay</text:p>
          </table:table-cell>
          <table:table-cell table:number-columns-repeated="1023"/>
        </table:table-row>
        <table:table-row table:style-name="ro2">
          <table:table-cell office:value-type="string" calcext:value-type="string">
            <text:p>không có team như hình, dùng với samsung nhưng tăng giảm âm lượng khó, ấn mãi mới được, mic bị rè</text:p>
          </table:table-cell>
          <table:table-cell table:number-columns-repeated="1023"/>
        </table:table-row>
        <table:table-row table:style-name="ro2">
          <table:table-cell office:value-type="string" calcext:value-type="string">
            <text:p>không có tem bảo hành. gọi điện thì tiki nói sẽ bảo hành bằng đơn hàng phải giữ lại đơn hàn. sản phẩm xài tạm dc chưa ưng lắm.</text:p>
          </table:table-cell>
          <table:table-cell table:number-columns-repeated="1023"/>
        </table:table-row>
        <table:table-row table:style-name="ro3">
          <table:table-cell office:value-type="string" calcext:value-type="string">
            <text:p>không đáng để cho 1 sao nào cho nhà cung cấp này.nhận được đơn hàng đầu tiên,đã nhầm màu,lại bị lỗi k kết nối được.đổi hàng thì lại nhận nguyên xi hàng lỗi đó.làm ăn tắc trách.bực mình.</text:p>
          </table:table-cell>
          <table:table-cell table:number-columns-repeated="1023"/>
        </table:table-row>
        <table:table-row table:style-name="ro2">
          <table:table-cell office:value-type="string" calcext:value-type="string">
            <text:p>không được như quảng cáo, khoảng cách ngắn. truyền bị trễ, chậm, không ổn định. không nên bán sản phẩm này nữa.</text:p>
          </table:table-cell>
          <table:table-cell table:number-columns-repeated="1023"/>
        </table:table-row>
        <table:table-row table:style-name="ro3">
          <table:table-cell office:value-type="string" calcext:value-type="string">
            <text:p>không đẹp như hình, nhìn có vẻ cũ cũ thế nào ấy. chắc cũng không phải loại làm bằng sợi kaviar (vật liệu sản xuất áo giáp chống đạn) ra làm cáp như quảng cáo đâu.tốc độ thì cũng bình thường như nhiều loại cáp sạc khác thôi.gọn lại là không hài lòng lắm, không như mong đợi!</text:p>
          </table:table-cell>
          <table:table-cell table:number-columns-repeated="1023"/>
        </table:table-row>
        <table:table-row table:style-name="ro2">
          <table:table-cell office:value-type="string" calcext:value-type="string">
            <text:p>không do vận chuyển hay sao mà mới mở ra thấy thế này</text:p>
          </table:table-cell>
          <table:table-cell table:number-columns-repeated="1023"/>
        </table:table-row>
        <table:table-row table:style-name="ro2">
          <table:table-cell office:value-type="string" calcext:value-type="string">
            <text:p>không dùng được.... sóng mạnh nhung tín hiệu không có...</text:p>
          </table:table-cell>
          <table:table-cell table:number-columns-repeated="1023"/>
        </table:table-row>
        <table:table-row table:style-name="ro2">
          <table:table-cell office:value-type="string" calcext:value-type="string">
            <text:p>không dùng được.loè mắt lắm.hại mắt vô cùng</text:p>
          </table:table-cell>
          <table:table-cell table:number-columns-repeated="1023"/>
        </table:table-row>
        <table:table-row table:style-name="ro2">
          <table:table-cell office:value-type="string" calcext:value-type="string">
            <text:p>không đúng như quảng cáo <text:s/>không ăn cảm ứng <text:s/>tạo cảm giác ngón tay to khó chơi haizz</text:p>
          </table:table-cell>
          <table:table-cell table:number-columns-repeated="1023"/>
        </table:table-row>
        <table:table-row table:style-name="ro2">
          <table:table-cell office:value-type="string" calcext:value-type="string">
            <text:p>không đúng như thực tế.</text:p>
          </table:table-cell>
          <table:table-cell table:number-columns-repeated="1023"/>
        </table:table-row>
        <table:table-row table:style-name="ro2">
          <table:table-cell office:value-type="string" calcext:value-type="string">
            <text:p>không ghi rõ version. đã có ver 4 còn bán ver 2. mua nhầm ver 2 không có tiếng việt rất khó cài đặt nâng cao.</text:p>
          </table:table-cell>
          <table:table-cell table:number-columns-repeated="1023"/>
        </table:table-row>
        <table:table-row table:style-name="ro2">
          <table:table-cell office:value-type="string" calcext:value-type="string">
            <text:p>không giống hình <text:s/>thực tế chỉ là miếng vải may lót phía trên</text:p>
          </table:table-cell>
          <table:table-cell table:number-columns-repeated="1023"/>
        </table:table-row>
        <table:table-row table:style-name="ro3">
          <table:table-cell office:value-type="string" calcext:value-type="string">
            <text:p>không giống trong giới thiệu, hàng mình nhận được chỉ nghe được một bên tai trái, còn tai phải không có dấu hiệu gì dùng được cả. mình đã thử sạc dock và mọi cách đều không được.</text:p>
          </table:table-cell>
          <table:table-cell table:number-columns-repeated="1023"/>
        </table:table-row>
        <table:table-row table:style-name="ro2">
          <table:table-cell office:value-type="string" calcext:value-type="string">
            <text:p>không hài lòng . hàng nhận chỉ nghe được tai phải , vài tiếng sau không xài được cả 2 ? vui lòng cho gửi trả . thật phiền !</text:p>
          </table:table-cell>
          <table:table-cell table:number-columns-repeated="1023"/>
        </table:table-row>
        <table:table-row table:style-name="ro2">
          <table:table-cell office:value-type="string" calcext:value-type="string">
            <text:p>không hài lòng cho lắm. chuột không ngon, đôi lúc bị chậm</text:p>
          </table:table-cell>
          <table:table-cell table:number-columns-repeated="1023"/>
        </table:table-row>
        <table:table-row table:style-name="ro3">
          <table:table-cell office:value-type="string" calcext:value-type="string">
            <text:p>không hài lòng lắm, tai nghe ốp chặt vào tai, cảm giác hơi khó chịu, nhất là khi call skype, về chất lượng âm thanh thì cũng được nhưng khi đeo lâu thì hơi nóng và vấn đau tai.</text:p>
          </table:table-cell>
          <table:table-cell table:number-columns-repeated="1023"/>
        </table:table-row>
        <table:table-row table:style-name="ro2">
          <table:table-cell office:value-type="string" calcext:value-type="string">
            <text:p>không hài lòng về sản phẩm lắm. trong quá trình sạc cốc sạc khá nóng, và xài được 1 tuần thì hư 1 cổng sạc.</text:p>
          </table:table-cell>
          <table:table-cell table:number-columns-repeated="1023"/>
        </table:table-row>
        <table:table-row table:style-name="ro2">
          <table:table-cell office:value-type="string" calcext:value-type="string">
            <text:p>không hài lòng vì chuột không hoạt động. có đổi trả sản phẩm được không?</text:p>
          </table:table-cell>
          <table:table-cell table:number-columns-repeated="1023"/>
        </table:table-row>
        <table:table-row table:style-name="ro2">
          <table:table-cell office:value-type="string" calcext:value-type="string">
            <text:p>không hài lòng vì không còn nguyên trạng. do bị mở ra trước đó.</text:p>
          </table:table-cell>
          <table:table-cell table:number-columns-repeated="1023"/>
        </table:table-row>
        <table:table-row table:style-name="ro2">
          <table:table-cell office:value-type="string" calcext:value-type="string">
            <text:p>không hài lòng vì mua 2 dây lightning sạc iphone mà lại giao nhầm mất 1 dây cổng mini usb hay type c gì đó. giờ bên shop giao lại hay thế nào?</text:p>
          </table:table-cell>
          <table:table-cell table:number-columns-repeated="1023"/>
        </table:table-row>
        <table:table-row table:style-name="ro3">
          <table:table-cell office:value-type="string" calcext:value-type="string">
            <text:p>không hài lòng vì nhấn thì êm, không tiếng động, nhưng cuộn thì gây ồn, đặc biệt là khi cuộn bánh xe chạy kêu "bực bực" và như bên trong có nhiều nấc, khi cuộn gây tê tay cực kì khó chịu. thất vọng</text:p>
          </table:table-cell>
          <table:table-cell table:number-columns-repeated="1023"/>
        </table:table-row>
        <table:table-row table:style-name="ro2">
          <table:table-cell office:value-type="string" calcext:value-type="string">
            <text:p>không hài lòng với tốc độ đọc và ghi của sản phẩm <text:s/>hơi thất vọng</text:p>
          </table:table-cell>
          <table:table-cell table:number-columns-repeated="1023"/>
        </table:table-row>
        <table:table-row table:style-name="ro2">
          <table:table-cell office:value-type="string" calcext:value-type="string">
            <text:p>không hiểu cấu hình thế nào. nhưng mình đo tốc độ tối đa chỉ được 100mbps cho mạng 5ghz. kết nối từ cổng lan modem qua.</text:p>
          </table:table-cell>
          <table:table-cell table:number-columns-repeated="1023"/>
        </table:table-row>
        <table:table-row table:style-name="ro2">
          <table:table-cell office:value-type="string" calcext:value-type="string">
            <text:p>không hiểu sao chuột vẫn chạy nhưng không click vào taskbar và start menu được</text:p>
          </table:table-cell>
          <table:table-cell table:number-columns-repeated="1023"/>
        </table:table-row>
        <table:table-row table:style-name="ro2">
          <table:table-cell office:value-type="string" calcext:value-type="string">
            <text:p>không hiểu sao mình thay 2 thanh 8gb (tốtal 16gb) này vào, máy lại bị chậm hơn lúc chưa sử dụng (lúc còn 4gb)...hay do trúng cây ram không ổn định ta!</text:p>
          </table:table-cell>
          <table:table-cell table:number-columns-repeated="1023"/>
        </table:table-row>
        <table:table-row table:style-name="ro2">
          <table:table-cell office:value-type="string" calcext:value-type="string">
            <text:p>không hiểu sao sản phẩm của mình cứ vài ngày lại phải tắt-bật lại 1 lần. nếu không tốc độ sẽ cực kỳ chậm, giảm ~500kb/s (bình thường ~20mb/s)</text:p>
          </table:table-cell>
          <table:table-cell table:number-columns-repeated="1023"/>
        </table:table-row>
        <table:table-row table:style-name="ro3">
          <table:table-cell office:value-type="string" calcext:value-type="string">
            <text:p>không hiểu sao sau khi mua về, sạc được 1 2 lần, sau đó mình sạc thì rất lâu đầy pin, có lần mình cắm sạc để qua đêm tới sáng dậy mới chỉ được 56% pin. mong tiki có hồi đáp sớm giúp mình</text:p>
          </table:table-cell>
          <table:table-cell table:number-columns-repeated="1023"/>
        </table:table-row>
        <table:table-row table:style-name="ro2">
          <table:table-cell office:value-type="string" calcext:value-type="string">
            <text:p>không hiểu sao tai nghe jbl <text:s/>đơn hàng của mình ít bas <text:s/>nghe nhạc edm cảm thấy không ổn cho lắm</text:p>
          </table:table-cell>
          <table:table-cell table:number-columns-repeated="1023"/>
        </table:table-row>
        <table:table-row table:style-name="ro3">
          <table:table-cell office:value-type="string" calcext:value-type="string">
            <text:p>không hiểu tiki và bên nhà cung cấp làm ăn kiểu gì mà hộp thì méo xẹp, tem thì bị rách, ai biết là đã từng bị bóc ra hay chưa, như kiểu đã từng mở ra dùng rồi lại nhét vào, rất không hài lòng</text:p>
          </table:table-cell>
          <table:table-cell table:number-columns-repeated="1023"/>
        </table:table-row>
        <table:table-row table:style-name="ro3">
          <table:table-cell office:value-type="string" calcext:value-type="string">
            <text:p>không hiểu vì lý do gì mà đơn hàng của mình dự kiến là hôm nay (13/08/2019) là giao đến, mà lại nhận được thông báo là giao trễ tận ngày 17/08 thật sự khá là thất vọng ấy, hơn nữa ngày giao lại vào t7 không hề tiện cho việc nhận hàng chút nào. mình cần một lý do cho việc giao trễ như vậy !</text:p>
          </table:table-cell>
          <table:table-cell table:number-columns-repeated="1023"/>
        </table:table-row>
        <table:table-row table:style-name="ro2">
          <table:table-cell office:value-type="string" calcext:value-type="string">
            <text:p>không hỗ trợ quick charge. thử với note8 và củ có qc.</text:p>
          </table:table-cell>
          <table:table-cell table:number-columns-repeated="1023"/>
        </table:table-row>
        <table:table-row table:style-name="ro2">
          <table:table-cell office:value-type="string" calcext:value-type="string">
            <text:p>không kết nối được thì đổi trả như thế nào vậy shop</text:p>
          </table:table-cell>
          <table:table-cell table:number-columns-repeated="1023"/>
        </table:table-row>
        <table:table-row table:style-name="ro2">
          <table:table-cell office:value-type="string" calcext:value-type="string">
            <text:p>không kết nối được với chuột logitech m590. chỉ kết nối <text:s/>với tai nghe</text:p>
          </table:table-cell>
          <table:table-cell table:number-columns-repeated="1023"/>
        </table:table-row>
        <table:table-row table:style-name="ro2">
          <table:table-cell office:value-type="string" calcext:value-type="string">
            <text:p>không kết nối được với tai nghe, với điện thoại chia sẻ file....tôi đã gỡ ra bỏ không dùng.</text:p>
          </table:table-cell>
          <table:table-cell table:number-columns-repeated="1023"/>
        </table:table-row>
        <table:table-row table:style-name="ro2">
          <table:table-cell office:value-type="string" calcext:value-type="string">
            <text:p>không kích được sóng, chập chờn</text:p>
          </table:table-cell>
          <table:table-cell table:number-columns-repeated="1023"/>
        </table:table-row>
        <table:table-row table:style-name="ro2">
          <table:table-cell office:value-type="string" calcext:value-type="string">
            <text:p>không mạnh như kỹ vọng. chắc tường nhà mình dày quá. <text:s/>tiki chưa giao hóa đơn cho mình.</text:p>
          </table:table-cell>
          <table:table-cell table:number-columns-repeated="1023"/>
        </table:table-row>
        <table:table-row table:style-name="ro2">
          <table:table-cell office:value-type="string" calcext:value-type="string">
            <text:p>không nên mua bởi vì tôi mua máy chạy rất chậm lướt facebook bị giật lag</text:p>
          </table:table-cell>
          <table:table-cell table:number-columns-repeated="1023"/>
        </table:table-row>
        <table:table-row table:style-name="ro2">
          <table:table-cell office:value-type="string" calcext:value-type="string">
            <text:p>không nên mua sản phẩm này để hút bụi, vì thiết bị hút bụi hầu như không hút được bụi. còn bộ vệ sinh thì ổn.</text:p>
          </table:table-cell>
          <table:table-cell table:number-columns-repeated="1023"/>
        </table:table-row>
        <table:table-row table:style-name="ro2">
          <table:table-cell office:value-type="string" calcext:value-type="string">
            <text:p>không nhanh lắm</text:p>
          </table:table-cell>
          <table:table-cell table:number-columns-repeated="1023"/>
        </table:table-row>
        <table:table-row table:style-name="ro3">
          <table:table-cell office:value-type="string" calcext:value-type="string">
            <text:p>không như mong đợi để trên bàn máy tính trước mặt kiểm tra tốc độ mạng cả 2 băng tần, tốc độ còn không bằng wifi nhà mạng để sau lưng cách 5m <text:s text:c="3"/>hình 1 băng tần 2.4 ghz hình 2 băng tần 5 ghz hình 3 wifi moden nhà mạng</text:p>
          </table:table-cell>
          <table:table-cell table:number-columns-repeated="1023"/>
        </table:table-row>
        <table:table-row table:style-name="ro2">
          <table:table-cell office:value-type="string" calcext:value-type="string">
            <text:p>không như quãng cáo nhanh hết pin 2 tai có cái âm thanh nhỏ có cái âm thanh lớn</text:p>
          </table:table-cell>
          <table:table-cell table:number-columns-repeated="1023"/>
        </table:table-row>
        <table:table-row table:style-name="ro2">
          <table:table-cell office:value-type="string" calcext:value-type="string">
            <text:p>không nói được khi cắm vào máy tính. cần phải mua thêm adminapter để cắm vào cây máy tính. nghe bình thường</text:p>
          </table:table-cell>
          <table:table-cell table:number-columns-repeated="1023"/>
        </table:table-row>
        <table:table-row table:style-name="ro2">
          <table:table-cell office:value-type="string" calcext:value-type="string">
            <text:p>không ổn định cho lắm. mạng chập chờn, lúc có lúc không.</text:p>
          </table:table-cell>
          <table:table-cell table:number-columns-repeated="1023"/>
        </table:table-row>
        <table:table-row table:style-name="ro2">
          <table:table-cell office:value-type="string" calcext:value-type="string">
            <text:p>không ổn định, hay bị rớt mạng mặc dù khoảng cách không xa 4 5 m</text:p>
          </table:table-cell>
          <table:table-cell table:number-columns-repeated="1023"/>
        </table:table-row>
        <table:table-row table:style-name="ro2">
          <table:table-cell office:value-type="string" calcext:value-type="string">
            <text:p>không ổn định. sóng chập chờn</text:p>
          </table:table-cell>
          <table:table-cell table:number-columns-repeated="1023"/>
        </table:table-row>
        <table:table-row table:style-name="ro2">
          <table:table-cell office:value-type="string" calcext:value-type="string">
            <text:p>không ổn lắm, mới được ít ngày đã hỏng một bên tai nghe rồi.</text:p>
          </table:table-cell>
          <table:table-cell table:number-columns-repeated="1023"/>
        </table:table-row>
        <table:table-row table:style-name="ro2">
          <table:table-cell office:value-type="string" calcext:value-type="string">
            <text:p>không ổn, in bị sọc ngang</text:p>
          </table:table-cell>
          <table:table-cell table:number-columns-repeated="1023"/>
        </table:table-row>
        <table:table-row table:style-name="ro2">
          <table:table-cell office:value-type="string" calcext:value-type="string">
            <text:p>không phải hàng chính hãng, không check được mã vạch, sạc lâu, thất vọng không như quảng cáo.</text:p>
          </table:table-cell>
          <table:table-cell table:number-columns-repeated="1023"/>
        </table:table-row>
        <table:table-row table:style-name="ro2">
          <table:table-cell office:value-type="string" calcext:value-type="string">
            <text:p>không quay trở lại trang chính được</text:p>
          </table:table-cell>
          <table:table-cell table:number-columns-repeated="1023"/>
        </table:table-row>
        <table:table-row table:style-name="ro3">
          <table:table-cell office:value-type="string" calcext:value-type="string">
            <text:p>không rõ có phải thiết bị mới 100% không nhưng mở hộp ra không đủ phụ kiện như ghi chú trên hộp, thiếtu sách hướng dẫn và dây mạng, chân cắm điện vào thiết bị thì khá lỏng lẻo, chạm nhẹ dây là tuột nguồn. app cài đặt rất hay mất kết nối với thiết bị, mạng không được nhanh như mong đợi.</text:p>
          </table:table-cell>
          <table:table-cell table:number-columns-repeated="1023"/>
        </table:table-row>
        <table:table-row table:style-name="ro2">
          <table:table-cell office:value-type="string" calcext:value-type="string">
            <text:p>không sạc được đầy pin, đến 70% là ngừng sạc. khi sạc đến 70%, rút sạc ra pin rớt xuống 25%. mong shop hỗ trợ thanks</text:p>
          </table:table-cell>
          <table:table-cell table:number-columns-repeated="1023"/>
        </table:table-row>
        <table:table-row table:style-name="ro2">
          <table:table-cell office:value-type="string" calcext:value-type="string">
            <text:p>không sài được</text:p>
          </table:table-cell>
          <table:table-cell table:number-columns-repeated="1023"/>
        </table:table-row>
        <table:table-row table:style-name="ro2">
          <table:table-cell office:value-type="string" calcext:value-type="string">
            <text:p>không sử dụng được kết nối không được cần khắc phục</text:p>
          </table:table-cell>
          <table:table-cell table:number-columns-repeated="1023"/>
        </table:table-row>
        <table:table-row table:style-name="ro2">
          <table:table-cell office:value-type="string" calcext:value-type="string">
            <text:p>không thấy bill và giấy tờ bảo hành ?</text:p>
          </table:table-cell>
          <table:table-cell table:number-columns-repeated="1023"/>
        </table:table-row>
        <table:table-row table:style-name="ro2">
          <table:table-cell office:value-type="string" calcext:value-type="string">
            <text:p>không thấy có tác dụng</text:p>
          </table:table-cell>
          <table:table-cell table:number-columns-repeated="1023"/>
        </table:table-row>
        <table:table-row table:style-name="ro2">
          <table:table-cell office:value-type="string" calcext:value-type="string">
            <text:p>không thấy đèn rồi sao xài</text:p>
          </table:table-cell>
          <table:table-cell table:number-columns-repeated="1023"/>
        </table:table-row>
        <table:table-row table:style-name="ro2">
          <table:table-cell office:value-type="string" calcext:value-type="string">
            <text:p>không thấy hiệu quả khi dùng thiết bị này. mức sóng wifi không thấy cải thiện ở những vị trí bắt sóng yếu.</text:p>
          </table:table-cell>
          <table:table-cell table:number-columns-repeated="1023"/>
        </table:table-row>
        <table:table-row table:style-name="ro2">
          <table:table-cell office:value-type="string" calcext:value-type="string">
            <text:p>không thế bấm 4 nút cùng 1 lúc</text:p>
          </table:table-cell>
          <table:table-cell table:number-columns-repeated="1023"/>
        </table:table-row>
        <table:table-row table:style-name="ro2">
          <table:table-cell office:value-type="string" calcext:value-type="string">
            <text:p>không thể cài được tiếng việt dù đã thử mọi cách </text:p>
          </table:table-cell>
          <table:table-cell table:number-columns-repeated="1023"/>
        </table:table-row>
        <table:table-row table:style-name="ro2">
          <table:table-cell office:value-type="string" calcext:value-type="string">
            <text:p>không thể kết nối được toàn bị lỗi thôi</text:p>
          </table:table-cell>
          <table:table-cell table:number-columns-repeated="1023"/>
        </table:table-row>
        <table:table-row table:style-name="ro2">
          <table:table-cell office:value-type="string" calcext:value-type="string">
            <text:p>không thể kết nối được với wifi. mặc dù đã reset.</text:p>
          </table:table-cell>
          <table:table-cell table:number-columns-repeated="1023"/>
        </table:table-row>
        <table:table-row table:style-name="ro2">
          <table:table-cell office:value-type="string" calcext:value-type="string">
            <text:p>không thể pair được 2 tai nghe, quá tệ, đề nghị xử lý ngay cho khách hàng</text:p>
          </table:table-cell>
          <table:table-cell table:number-columns-repeated="1023"/>
        </table:table-row>
        <table:table-row table:style-name="ro2">
          <table:table-cell office:value-type="string" calcext:value-type="string">
            <text:p>không thể thiết lập được tiếng việt dù đã làm lại theo các hướng dẫn rất nhiều lần <text:s text:c="3"/></text:p>
          </table:table-cell>
          <table:table-cell table:number-columns-repeated="1023"/>
        </table:table-row>
        <table:table-row table:style-name="ro2">
          <table:table-cell office:value-type="string" calcext:value-type="string">
            <text:p>không thích</text:p>
          </table:table-cell>
          <table:table-cell table:number-columns-repeated="1023"/>
        </table:table-row>
        <table:table-row table:style-name="ro3">
          <table:table-cell office:value-type="string" calcext:value-type="string">
            <text:p>không thực sự tốt. kết nối không ổn định nhất là phần chuột. bàn phím ok nhưng chuột liên tục trôi và không phản hồi. vứt xó luôn sau 6 tiếng sử dụng. quay vêc dùng chuột có dây. hiện tượng xảy ra ở cự ly từ 1m trở lên.</text:p>
          </table:table-cell>
          <table:table-cell table:number-columns-repeated="1023"/>
        </table:table-row>
        <table:table-row table:style-name="ro2">
          <table:table-cell office:value-type="string" calcext:value-type="string">
            <text:p>không tương thích với các thiết bị khác nhau, không tương thích với máy ảnh và camera. chỉ dùng được cho điện thoại và laptop.</text:p>
          </table:table-cell>
          <table:table-cell table:number-columns-repeated="1023"/>
        </table:table-row>
        <table:table-row table:style-name="ro2">
          <table:table-cell office:value-type="string" calcext:value-type="string">
            <text:p>không vào được trang như hướng dẫn. kể cả đánh ip, không hiện ra trang để nhập password wifi. tôi vẫn chưa thể dùng được.</text:p>
          </table:table-cell>
          <table:table-cell table:number-columns-repeated="1023"/>
        </table:table-row>
        <table:table-row table:style-name="ro2">
          <table:table-cell office:value-type="string" calcext:value-type="string">
            <text:p>không xử đủng được phải trả ngay</text:p>
          </table:table-cell>
          <table:table-cell table:number-columns-repeated="1023"/>
        </table:table-row>
        <table:table-row table:style-name="ro2">
          <table:table-cell office:value-type="string" calcext:value-type="string">
            <text:p>khúc gấp rất yếu, đỡ mỗi khung thôi đã không nổi huống chi đến cái ipadmin.</text:p>
          </table:table-cell>
          <table:table-cell table:number-columns-repeated="1023"/>
        </table:table-row>
        <table:table-row table:style-name="ro2">
          <table:table-cell office:value-type="string" calcext:value-type="string">
            <text:p>khuếch đại kém quá,hay bị lag,mất mạng nửa chừng .</text:p>
          </table:table-cell>
          <table:table-cell table:number-columns-repeated="1023"/>
        </table:table-row>
        <table:table-row table:style-name="ro2">
          <table:table-cell office:value-type="string" calcext:value-type="string">
            <text:p>khui hộp của tiki và gặp tình trạng như hình: có vết cắt đủ để tác động sản phẩm bên trong.</text:p>
          </table:table-cell>
          <table:table-cell table:number-columns-repeated="1023"/>
        </table:table-row>
        <table:table-row table:style-name="ro2">
          <table:table-cell office:value-type="string" calcext:value-type="string">
            <text:p>khuyên là không nên mua. kết nối bluetooth kém, cách có 20cm mà vài phút lại mất kết nối, pin 55% mà cứ báo low battery</text:p>
          </table:table-cell>
          <table:table-cell table:number-columns-repeated="1023"/>
        </table:table-row>
        <table:table-row table:style-name="ro2">
          <table:table-cell office:value-type="string" calcext:value-type="string">
            <text:p>kích sóng được thêm vạch mà mạng vẫn yếu, nê lắp modem</text:p>
          </table:table-cell>
          <table:table-cell table:number-columns-repeated="1023"/>
        </table:table-row>
        <table:table-row table:style-name="ro2">
          <table:table-cell office:value-type="string" calcext:value-type="string">
            <text:p>kích sóng wifi không ổn định, lâu lâu hay bị rớt mạng</text:p>
          </table:table-cell>
          <table:table-cell table:number-columns-repeated="1023"/>
        </table:table-row>
        <table:table-row table:style-name="ro2">
          <table:table-cell office:value-type="string" calcext:value-type="string">
            <text:p>kích thước quá nhỏ, chỉ bằng ngón tay út em bé. dùng không thuận tiện lắm</text:p>
          </table:table-cell>
          <table:table-cell table:number-columns-repeated="1023"/>
        </table:table-row>
        <table:table-row table:style-name="ro2">
          <table:table-cell office:value-type="string" calcext:value-type="string">
            <text:p>kích thước sản phẩm không như tôi mong muốn, quá thô.</text:p>
          </table:table-cell>
          <table:table-cell table:number-columns-repeated="1023"/>
        </table:table-row>
        <table:table-row table:style-name="ro2">
          <table:table-cell office:value-type="string" calcext:value-type="string">
            <text:p>kính nhám sao khi dán vào nhìn nó giỗ giỗ máy xịn bình thường nhìn đã mịn dán cái màn vào nhìn màn hình không thấy mịn</text:p>
          </table:table-cell>
          <table:table-cell table:number-columns-repeated="1023"/>
        </table:table-row>
        <table:table-row table:style-name="ro3">
          <table:table-cell office:value-type="string" calcext:value-type="string">
            <text:p>kn xuyên tường khá kém. thua cả wifi tốto link n200re chưa đến 200k cũ. wifi 5g thấy có mỗi con mibox đặt cạnh kết nối ổn định, các tbi khác kết nối vào hơi chập chờn</text:p>
          </table:table-cell>
          <table:table-cell table:number-columns-repeated="1023"/>
        </table:table-row>
        <table:table-row table:style-name="ro2">
          <table:table-cell office:value-type="string" calcext:value-type="string">
            <text:p>không ăn thua phải cắm sạc nữa mới kết hợp được với tai nghe</text:p>
          </table:table-cell>
          <table:table-cell table:number-columns-repeated="1023"/>
        </table:table-row>
        <table:table-row table:style-name="ro2">
          <table:table-cell office:value-type="string" calcext:value-type="string">
            <text:p>không bình thường có phải hàng nó vậy không nhưng mà bên trong không có đồ đựng tai nghe</text:p>
          </table:table-cell>
          <table:table-cell table:number-columns-repeated="1023"/>
        </table:table-row>
        <table:table-row table:style-name="ro3">
          <table:table-cell office:value-type="string" calcext:value-type="string">
            <text:p>không có gì đặc biệt. được cái đơn giản setup như bao repeater khác. chỉ cần pairing với modem wifi lúc đầu xong những lần sau chỉ cần cắm vào ổ điện là tự động pairing. sóng angten không xa nếu không muốn nói là quá ngắn. chỉ nối dc 1 tầng. mọi người nên mua mắc hơn, ít nhất là angten đôi 5dbi trở lên .</text:p>
          </table:table-cell>
          <table:table-cell table:number-columns-repeated="1023"/>
        </table:table-row>
        <table:table-row table:style-name="ro2">
          <table:table-cell office:value-type="string" calcext:value-type="string">
            <text:p>không có nhận thức về màu, đặt trắng giao màu xám. mà trên nhãn vẫn dám ghi là trắng!</text:p>
          </table:table-cell>
          <table:table-cell table:number-columns-repeated="1023"/>
        </table:table-row>
        <table:table-row table:style-name="ro2">
          <table:table-cell office:value-type="string" calcext:value-type="string">
            <text:p>không đủ độ dẻo, cuộn lại khi giao hàng nên giờ nó còn lượn soang lun, không thẳng lại được nữa. chất lượng hơi chán.</text:p>
          </table:table-cell>
          <table:table-cell table:number-columns-repeated="1023"/>
        </table:table-row>
        <table:table-row table:style-name="ro2">
          <table:table-cell office:value-type="string" calcext:value-type="string">
            <text:p>không đúng màu và bấm không ăn</text:p>
          </table:table-cell>
          <table:table-cell table:number-columns-repeated="1023"/>
        </table:table-row>
        <table:table-row table:style-name="ro2">
          <table:table-cell office:value-type="string" calcext:value-type="string">
            <text:p>không đung màu. đặt màu tím đen ra màu xanh da trời, cò bị méo mó</text:p>
          </table:table-cell>
          <table:table-cell table:number-columns-repeated="1023"/>
        </table:table-row>
        <table:table-row table:style-name="ro2">
          <table:table-cell office:value-type="string" calcext:value-type="string">
            <text:p>không đúng muốn trả lại dgk không sk</text:p>
          </table:table-cell>
          <table:table-cell table:number-columns-repeated="1023"/>
        </table:table-row>
        <table:table-row table:style-name="ro2">
          <table:table-cell office:value-type="string" calcext:value-type="string">
            <text:p>không giống trong ảnh</text:p>
          </table:table-cell>
          <table:table-cell table:number-columns-repeated="1023"/>
        </table:table-row>
        <table:table-row table:style-name="ro2">
          <table:table-cell office:value-type="string" calcext:value-type="string">
            <text:p>không hài lòng mấy bựa đầu nghe hay sau đó thì bị lỗi loa bas không cắm vào điện thoại nó đập bọp bọp vậy được bảo hành không vậy</text:p>
          </table:table-cell>
          <table:table-cell table:number-columns-repeated="1023"/>
        </table:table-row>
        <table:table-row table:style-name="ro2">
          <table:table-cell office:value-type="string" calcext:value-type="string">
            <text:p>không hại lòng mới mua mà mở không lên nguồn</text:p>
          </table:table-cell>
          <table:table-cell table:number-columns-repeated="1023"/>
        </table:table-row>
        <table:table-row table:style-name="ro2">
          <table:table-cell office:value-type="string" calcext:value-type="string">
            <text:p>không hiểu đặt được chưa mà chẳng thấy nói gì. cũng không thấy gọi điện xác nhận. muốn hủy đơn hàng mà k biết hủy như nào??</text:p>
          </table:table-cell>
          <table:table-cell table:number-columns-repeated="1023"/>
        </table:table-row>
        <table:table-row table:style-name="ro2">
          <table:table-cell office:value-type="string" calcext:value-type="string">
            <text:p>không hiểu hình ảnh chỉ minh hoạ thui hay sao?? admin xem lại nha</text:p>
          </table:table-cell>
          <table:table-cell table:number-columns-repeated="1023"/>
        </table:table-row>
        <table:table-row table:style-name="ro2">
          <table:table-cell office:value-type="string" calcext:value-type="string">
            <text:p>không khi'ch tai.de bi tuot du da thay doi nhieu nut lon nho</text:p>
          </table:table-cell>
          <table:table-cell table:number-columns-repeated="1023"/>
        </table:table-row>
        <table:table-row table:style-name="ro2">
          <table:table-cell office:value-type="string" calcext:value-type="string">
            <text:p>không kích hoạt bảo hành dc</text:p>
          </table:table-cell>
          <table:table-cell table:number-columns-repeated="1023"/>
        </table:table-row>
        <table:table-row table:style-name="ro2">
          <table:table-cell office:value-type="string" calcext:value-type="string">
            <text:p>không nghe được</text:p>
          </table:table-cell>
          <table:table-cell table:number-columns-repeated="1023"/>
        </table:table-row>
        <table:table-row table:style-name="ro2">
          <table:table-cell office:value-type="string" calcext:value-type="string">
            <text:p>không nhận chuột để dùng, dò bluetooth không thấy, cắm vào không sáng, đề nghị hoàn</text:p>
          </table:table-cell>
          <table:table-cell table:number-columns-repeated="1023"/>
        </table:table-row>
        <table:table-row table:style-name="ro2">
          <table:table-cell office:value-type="string" calcext:value-type="string">
            <text:p>không nhận được hoá đơn điện tử <text:s text:c="2"/>điện thoại thì dùng ok, nhưng k được free ốp như các hãng khác</text:p>
          </table:table-cell>
          <table:table-cell table:number-columns-repeated="1023"/>
        </table:table-row>
        <table:table-row table:style-name="ro2">
          <table:table-cell office:value-type="string" calcext:value-type="string">
            <text:p>không nhận được vs ip vs sạc pin không đầy <text:s/>cần đổi hàng hàng kém</text:p>
          </table:table-cell>
          <table:table-cell table:number-columns-repeated="1023"/>
        </table:table-row>
        <table:table-row table:style-name="ro2">
          <table:table-cell office:value-type="string" calcext:value-type="string">
            <text:p>không như mong đợi, pin rất tệ và báo ảo</text:p>
          </table:table-cell>
          <table:table-cell table:number-columns-repeated="1023"/>
        </table:table-row>
        <table:table-row table:style-name="ro2">
          <table:table-cell office:value-type="string" calcext:value-type="string">
            <text:p>không ổn định</text:p>
          </table:table-cell>
          <table:table-cell table:number-columns-repeated="1023"/>
        </table:table-row>
        <table:table-row table:style-name="ro2">
          <table:table-cell office:value-type="string" calcext:value-type="string">
            <text:p>không phải usb 3.0 và như quảng cáo đã ghi</text:p>
          </table:table-cell>
          <table:table-cell table:number-columns-repeated="1023"/>
        </table:table-row>
        <table:table-row table:style-name="ro2">
          <table:table-cell office:value-type="string" calcext:value-type="string">
            <text:p>không reset được shop ơi , có vấn đề ở nút nhỏ</text:p>
          </table:table-cell>
          <table:table-cell table:number-columns-repeated="1023"/>
        </table:table-row>
        <table:table-row table:style-name="ro2">
          <table:table-cell office:value-type="string" calcext:value-type="string">
            <text:p>không sạc dc và không nghe độc lập 1 bên tai phải dc. mong tiki xem xét đổi trả</text:p>
          </table:table-cell>
          <table:table-cell table:number-columns-repeated="1023"/>
        </table:table-row>
        <table:table-row table:style-name="ro2">
          <table:table-cell office:value-type="string" calcext:value-type="string">
            <text:p>không tốt cho lắm cục chuyển đổi bị lỏng lúc có đèn xanh lúc không</text:p>
          </table:table-cell>
          <table:table-cell table:number-columns-repeated="1023"/>
        </table:table-row>
        <table:table-row table:style-name="ro3">
          <table:table-cell office:value-type="string" calcext:value-type="string">
            <text:p>là trang thương mại điện tử hàng đầu việt nam nên viết thông tin chính xác về sản phẩm giao bán, quá thất vọng. chưa nhận sản phẩm xem phim khuyến mại cùng lúc.</text:p>
          </table:table-cell>
          <table:table-cell table:number-columns-repeated="1023"/>
        </table:table-row>
        <table:table-row table:style-name="ro2">
          <table:table-cell office:value-type="string" calcext:value-type="string">
            <text:p>làm sao để chỉnh âm lượng,không có hướng dẩn tiếg việt nên rất khó sử dụng</text:p>
          </table:table-cell>
          <table:table-cell table:number-columns-repeated="1023"/>
        </table:table-row>
        <table:table-row table:style-name="ro2">
          <table:table-cell office:value-type="string" calcext:value-type="string">
            <text:p>lần 1 mua thì rất ok. lần 2 mua thì không ăn khớp lắm với điện thoại. cắm vô thì nghe chập chờn, điện thoại thì đứng.</text:p>
          </table:table-cell>
          <table:table-cell table:number-columns-repeated="1023"/>
        </table:table-row>
        <table:table-row table:style-name="ro2">
          <table:table-cell office:value-type="string" calcext:value-type="string">
            <text:p>lần đầu cắm vào nge được lần sau chỉ sạc được chứ cắm tai nghe vào không nghe được nữa</text:p>
          </table:table-cell>
          <table:table-cell table:number-columns-repeated="1023"/>
        </table:table-row>
        <table:table-row table:style-name="ro3">
          <table:table-cell office:value-type="string" calcext:value-type="string">
            <text:p>lần đầu dùng được 2 tháng thì bị double click, tiki đổi cho con khác dùng được 6 tháng lại bị. vứt luôn vỏ đi rồi nên ngại chẳng mang bảo hành nữa. con này cầm rất vừa tay, nhạy, bấm mượt, nhược điểm duy nhất đó mà khắc phục được thì mình chỉ dùng loại này thôi, rất tiếc lại không, giờ phải mua hàng cty khác</text:p>
          </table:table-cell>
          <table:table-cell table:number-columns-repeated="1023"/>
        </table:table-row>
        <table:table-row table:style-name="ro7">
          <table:table-cell office:value-type="string" calcext:value-type="string">
            <text:p>lần đầu mình dùng chuột không dây gaming và cũng là lần cuối cùng. vì gaming cần sự ổn định khi chơi, nhưng con chuột này cứ mất tín hiệu liên tục, xài được 5-10 phút là mất 1 lần trong khi khoảng cách tín hiệu từ chuột đến cục usb chưa tới 50 cm, rất khó chịu khi chơi game. pin thì rất mau hết, do chuột có chế độ gaming nên xài được 1 tháng hơn là hết pin rồi, còn nếu tắt tính năng này đi thì kéo dài được thêm 9 tháng (theo quảng cáo của nsx) phải downloadmin chương trình của logitech về, rất rườm rà và phức tạp. những ai muốn chơi game mà dùng chuột wireless thì từ bỏ ý định đó đi, mua chuột có dây dùng cho ổn định và bền hơn, không cần phải lo lắng về kết nối hay pin gì cả. <text:s text:c="2"/>ưu điểm thì chuột di rất mượt, độ trễ 1mới nên gaming rất rốt. nhưng ưu điểm này không đủ đế bù đắp được những nhược điểm chí mạng mà mình đã nêu ra.</text:p>
          </table:table-cell>
          <table:table-cell table:number-columns-repeated="1023"/>
        </table:table-row>
        <table:table-row table:style-name="ro3">
          <table:table-cell office:value-type="string" calcext:value-type="string">
            <text:p>lần này không đánh giá cao việc đóng gói các thiết bị điện tử của tiki. thiết bị hoạt động được nhưng chưa biết tuổi thọ có bị ảnh hưởng bởi việc đóng gói và vận chuyển như thế nào.</text:p>
          </table:table-cell>
          <table:table-cell table:number-columns-repeated="1023"/>
        </table:table-row>
        <table:table-row table:style-name="ro2">
          <table:table-cell office:value-type="string" calcext:value-type="string">
            <text:p>lần sao nhạy dc hối rất nhạy hài lòng cách giao hàng</text:p>
          </table:table-cell>
          <table:table-cell table:number-columns-repeated="1023"/>
        </table:table-row>
        <table:table-row table:style-name="ro2">
          <table:table-cell office:value-type="string" calcext:value-type="string">
            <text:p>lắp hộp hơi bị lung lay một tí,chưa được khít <text:s/>ổn so với tầm giá</text:p>
          </table:table-cell>
          <table:table-cell table:number-columns-repeated="1023"/>
        </table:table-row>
        <table:table-row table:style-name="ro2">
          <table:table-cell office:value-type="string" calcext:value-type="string">
            <text:p>lắp k thu sóng</text:p>
          </table:table-cell>
          <table:table-cell table:number-columns-repeated="1023"/>
        </table:table-row>
        <table:table-row table:style-name="ro2">
          <table:table-cell office:value-type="string" calcext:value-type="string">
            <text:p>lăp vao camera nhạy sử dụng dc</text:p>
          </table:table-cell>
          <table:table-cell table:number-columns-repeated="1023"/>
        </table:table-row>
        <table:table-row table:style-name="ro2">
          <table:table-cell office:value-type="string" calcext:value-type="string">
            <text:p>lắp vào không nhận ổ cứng và đơ máy khi khởi động. yêu cầu tiki liên hệ thu hồi sản phẩm!</text:p>
          </table:table-cell>
          <table:table-cell table:number-columns-repeated="1023"/>
        </table:table-row>
        <table:table-row table:style-name="ro2">
          <table:table-cell office:value-type="string" calcext:value-type="string">
            <text:p>lâu lâu còn chuột đứng lách k đi !!! lọt mấy chuỗi game cho khách hơi bực</text:p>
          </table:table-cell>
          <table:table-cell table:number-columns-repeated="1023"/>
        </table:table-row>
        <table:table-row table:style-name="ro2">
          <table:table-cell office:value-type="string" calcext:value-type="string">
            <text:p>lâu lâu xài tự dưng cảm ứng bị đơ vài giây. nhiều khi chơi game khá ức chế</text:p>
          </table:table-cell>
          <table:table-cell table:number-columns-repeated="1023"/>
        </table:table-row>
        <table:table-row table:style-name="ro2">
          <table:table-cell office:value-type="string" calcext:value-type="string">
            <text:p>lên ảnh nhìn lung linh hơn, hình in trên vỏ chuột nhìn lởm</text:p>
          </table:table-cell>
          <table:table-cell table:number-columns-repeated="1023"/>
        </table:table-row>
        <table:table-row table:style-name="ro2">
          <table:table-cell office:value-type="string" calcext:value-type="string">
            <text:p>lí do là gì . sạc chính hãng mới mua về sạc 2 lần hết pin <text:s/>. báo còn 3 chấm pin mà sạc không vô với báo phụ kiện không phù hợp là sao !!! tiki trả lời</text:p>
          </table:table-cell>
          <table:table-cell table:number-columns-repeated="1023"/>
        </table:table-row>
        <table:table-row table:style-name="ro2">
          <table:table-cell office:value-type="string" calcext:value-type="string">
            <text:p>liên hệ bảo hành với bên nào đây shop. mình mới mua được 3 tháng mà bảo hành k sạc được nữa r</text:p>
          </table:table-cell>
          <table:table-cell table:number-columns-repeated="1023"/>
        </table:table-row>
        <table:table-row table:style-name="ro2">
          <table:table-cell office:value-type="string" calcext:value-type="string">
            <text:p>loa âm thanh ổn nhưng bass không trầm cho lắm, bạn nào thích âm thanh bass trầm nên chuyển sảng dòng gl hoặc chính hãng khác sẽ ok hơn</text:p>
          </table:table-cell>
          <table:table-cell table:number-columns-repeated="1023"/>
        </table:table-row>
        <table:table-row table:style-name="ro2">
          <table:table-cell office:value-type="string" calcext:value-type="string">
            <text:p>loa bị hư không nghe được, mới mua được vài ngày cho hỏi có đổi lại được không?!?...</text:p>
          </table:table-cell>
          <table:table-cell table:number-columns-repeated="1023"/>
        </table:table-row>
        <table:table-row table:style-name="ro2">
          <table:table-cell office:value-type="string" calcext:value-type="string">
            <text:p>loa bị lỗi nút tăng giảm volume. nhấn vào không có rác dụng.</text:p>
          </table:table-cell>
          <table:table-cell table:number-columns-repeated="1023"/>
        </table:table-row>
        <table:table-row table:style-name="ro2">
          <table:table-cell office:value-type="string" calcext:value-type="string">
            <text:p>loa bị rè nhiều lắm shop khi cắm điện là bị rè cho dù k cắm nguồn âm thanh vào vẫn bị rè <text:s/>bị liên tục k ngớt. mong được shop hỗ trợ</text:p>
          </table:table-cell>
          <table:table-cell table:number-columns-repeated="1023"/>
        </table:table-row>
        <table:table-row table:style-name="ro3">
          <table:table-cell office:value-type="string" calcext:value-type="string">
            <text:p>loa chập vườn, lúc được lúc không, yêu cầu cải thiện chất lượng loa tai nghe trước khi chuyển hàng, tạo niềm tin cho người tiêu dùng về chất lượng thì mới gọi là sản phẩm đạt chuẩn.</text:p>
          </table:table-cell>
          <table:table-cell table:number-columns-repeated="1023"/>
        </table:table-row>
        <table:table-row table:style-name="ro2">
          <table:table-cell office:value-type="string" calcext:value-type="string">
            <text:p>loa của mình mua từ cuối tháng 2, h mới lôi ra dùng. hình thức bên ngoài không vấn đề j, nhưng loa bị dè, quà đem tặng mà ngại quá!! tiki hỗ trợ giúp mình với!!</text:p>
          </table:table-cell>
          <table:table-cell table:number-columns-repeated="1023"/>
        </table:table-row>
        <table:table-row table:style-name="ro2">
          <table:table-cell office:value-type="string" calcext:value-type="string">
            <text:p>loa của mình sau khi set up giờ thì đồng hồ không chạy mà đứng im như hình. nhờ shop và tiki hỗ trợ giúp mình nhé</text:p>
          </table:table-cell>
          <table:table-cell table:number-columns-repeated="1023"/>
        </table:table-row>
        <table:table-row table:style-name="ro2">
          <table:table-cell office:value-type="string" calcext:value-type="string">
            <text:p>loa đã kết nối nhưng không phát ra âm thanh cảm thấy uổng tiền</text:p>
          </table:table-cell>
          <table:table-cell table:number-columns-repeated="1023"/>
        </table:table-row>
        <table:table-row table:style-name="ro3">
          <table:table-cell office:value-type="string" calcext:value-type="string">
            <text:p>loa mình mua về nghe được vài lần, mỗi lần 10-15 phút thì đem sạc. lần sạc đầu tiên loa đã bị đơ rồi. nút bấm không nhận, đèn đỏ lúc sạc không tắt sau khi rút dây sạc. không kết nối được với điện thoại.</text:p>
          </table:table-cell>
          <table:table-cell table:number-columns-repeated="1023"/>
        </table:table-row>
        <table:table-row table:style-name="ro2">
          <table:table-cell office:value-type="string" calcext:value-type="string">
            <text:p>loa mua về nghe được 1 tuần thì bị lỗi gửi lại bảo hành mà hơn 1 tháng vẫn chưa xong, thật thất vọng chế độ bảo hành.</text:p>
          </table:table-cell>
          <table:table-cell table:number-columns-repeated="1023"/>
        </table:table-row>
        <table:table-row table:style-name="ro3">
          <table:table-cell office:value-type="string" calcext:value-type="string">
            <text:p>loa mua về xài được. nhưng mình mua từ 13/3 tới nay mới 1 tháng. nay mình xài nó đứng hình luôn. không lên tiếng nữa. đèn sáng nhưng có tiếng, không tắt được luôn. bên mình bảo hành sao ạ.</text:p>
          </table:table-cell>
          <table:table-cell table:number-columns-repeated="1023"/>
        </table:table-row>
        <table:table-row table:style-name="ro3">
          <table:table-cell office:value-type="string" calcext:value-type="string">
            <text:p>loa này mình mua 2 lần( không biết có phải của 2 shop khác nhau hay không), lần đầu rất hàng tốt, nên mua thêm cho bạn 1 cái nữa. thế nhưng cái thứ 2 mình phải đổi lại 3 lần xong hàng vẫn đểu. may mà tiki hỗ trợ hoàn tiền</text:p>
          </table:table-cell>
          <table:table-cell table:number-columns-repeated="1023"/>
        </table:table-row>
        <table:table-row table:style-name="ro2">
          <table:table-cell office:value-type="string" calcext:value-type="string">
            <text:p>loa nghe ban đầu khá ổn nhưng sau 2 tháng thì 1 bên không nghe được nữa</text:p>
          </table:table-cell>
          <table:table-cell table:number-columns-repeated="1023"/>
        </table:table-row>
        <table:table-row table:style-name="ro2">
          <table:table-cell office:value-type="string" calcext:value-type="string">
            <text:p>loa nghe bị ngắt quãng dù sạc pin đầy, đề nghị shop hỗ trợ tư vấn thêm</text:p>
          </table:table-cell>
          <table:table-cell table:number-columns-repeated="1023"/>
        </table:table-row>
        <table:table-row table:style-name="ro2">
          <table:table-cell office:value-type="string" calcext:value-type="string">
            <text:p>loa nghe bị rè khi có tiếng bass mạnh. âm thanh nghe không được hay lắm. thất vọng.</text:p>
          </table:table-cell>
          <table:table-cell table:number-columns-repeated="1023"/>
        </table:table-row>
        <table:table-row table:style-name="ro3">
          <table:table-cell office:value-type="string" calcext:value-type="string">
            <text:p>loa nghe hay nhưng vừa mua hơn 1 tuần đã bị lỗi kết nối bluetooj sau đó là mất nguồn! không biết hơn 1 tuần tiki có hỗ trợ đổi mới sản phẩm khác hay phải đi bảo hành tại hãng?</text:p>
          </table:table-cell>
          <table:table-cell table:number-columns-repeated="1023"/>
        </table:table-row>
        <table:table-row table:style-name="ro3">
          <table:table-cell office:value-type="string" calcext:value-type="string">
            <text:p>loa nghe khá kém, không bằng cái loa 2nd nhà mình, tiếng nghe không trong. khi về nó cứ tự bắt sóng fm và có tiếng rè rè nhỏ, có lẽ do nhà mình cao và microlab không chịu nối đất cho nó. tuy nhiên loa khá đẹp và tiết kiệm không gian nếu kẹp nó dưới viền màn hình máy tính.</text:p>
          </table:table-cell>
          <table:table-cell table:number-columns-repeated="1023"/>
        </table:table-row>
        <table:table-row table:style-name="ro3">
          <table:table-cell office:value-type="string" calcext:value-type="string">
            <text:p>loa nghe nhạc hay. xài được khoảng 6 tháng hàng xài chưa hết bảo hành xạc không vào điện, loa không lên. gọi hỗ trợ bảo hành thu hồi thì không hẹn giờ trước. nhờ thu hồi báo thời gian trước thì em chỉ làm giờ hành chính, tiki không có dịch vụ gọi hẹn trước khách hàng để nhận. cảm thấy thất vọng</text:p>
          </table:table-cell>
          <table:table-cell table:number-columns-repeated="1023"/>
        </table:table-row>
        <table:table-row table:style-name="ro2">
          <table:table-cell office:value-type="string" calcext:value-type="string">
            <text:p>loa nhanh hết pin</text:p>
          </table:table-cell>
          <table:table-cell table:number-columns-repeated="1023"/>
        </table:table-row>
        <table:table-row table:style-name="ro2">
          <table:table-cell office:value-type="string" calcext:value-type="string">
            <text:p>loa nhỏ gọn, đẹp. nhưng khi không nghe nhạc vẫn nghe tiếng rè rè nên rất khó chịu.</text:p>
          </table:table-cell>
          <table:table-cell table:number-columns-repeated="1023"/>
        </table:table-row>
        <table:table-row table:style-name="ro2">
          <table:table-cell office:value-type="string" calcext:value-type="string">
            <text:p>loa nhỏ nghe không rõ thì cái dt coi như bỏ đi . phí tiền quá</text:p>
          </table:table-cell>
          <table:table-cell table:number-columns-repeated="1023"/>
        </table:table-row>
        <table:table-row table:style-name="ro2">
          <table:table-cell office:value-type="string" calcext:value-type="string">
            <text:p>loa nhỏ quá,nghe nhỏ hơn e mở nhạc máy tính nữa ạ</text:p>
          </table:table-cell>
          <table:table-cell table:number-columns-repeated="1023"/>
        </table:table-row>
        <table:table-row table:style-name="ro2">
          <table:table-cell office:value-type="string" calcext:value-type="string">
            <text:p>loa ổm mic hát được một chút là hỏng luôn</text:p>
          </table:table-cell>
          <table:table-cell table:number-columns-repeated="1023"/>
        </table:table-row>
        <table:table-row table:style-name="ro2">
          <table:table-cell office:value-type="string" calcext:value-type="string">
            <text:p>loa rè. có dây 3.5mm mà còn thua loa bluetooth đang sử dụng. âm bass dường nhu</text:p>
          </table:table-cell>
          <table:table-cell table:number-columns-repeated="1023"/>
        </table:table-row>
        <table:table-row table:style-name="ro2">
          <table:table-cell office:value-type="string" calcext:value-type="string">
            <text:p>loa thật sự bé, mình mua cho con học tiếng anh nhưng loa bé quá chả nghe được</text:p>
          </table:table-cell>
          <table:table-cell table:number-columns-repeated="1023"/>
        </table:table-row>
        <table:table-row table:style-name="ro2">
          <table:table-cell office:value-type="string" calcext:value-type="string">
            <text:p>loa thoại hơi nhỏ nói trung là tạm được thôi</text:p>
          </table:table-cell>
          <table:table-cell table:number-columns-repeated="1023"/>
        </table:table-row>
        <table:table-row table:style-name="ro2">
          <table:table-cell office:value-type="string" calcext:value-type="string">
            <text:p>loại này là siêu dày nhé, không có nắp nhựa che. máy mình không lắp được.</text:p>
          </table:table-cell>
          <table:table-cell table:number-columns-repeated="1023"/>
        </table:table-row>
        <table:table-row table:style-name="ro2">
          <table:table-cell office:value-type="string" calcext:value-type="string">
            <text:p>lời khuyên là không nên mua, chất lượng âm thanh không hay. buồn cho jbl khi ra sản phẩm này.</text:p>
          </table:table-cell>
          <table:table-cell table:number-columns-repeated="1023"/>
        </table:table-row>
        <table:table-row table:style-name="ro2">
          <table:table-cell office:value-type="string" calcext:value-type="string">
            <text:p>lỗi loa trong khi đàm thoại? <text:s/>phải sử dụng tai nghe hoặc mở loa ngoài..</text:p>
          </table:table-cell>
          <table:table-cell table:number-columns-repeated="1023"/>
        </table:table-row>
        <table:table-row table:style-name="ro2">
          <table:table-cell office:value-type="string" calcext:value-type="string">
            <text:p>lỗi và phải đổi lại. thời gian đợi sản phẩm đổi lại quá lâu</text:p>
          </table:table-cell>
          <table:table-cell table:number-columns-repeated="1023"/>
        </table:table-row>
        <table:table-row table:style-name="ro3">
          <table:table-cell office:value-type="string" calcext:value-type="string">
            <text:p>lót chuột mỏng hơn so với mình nghĩ, giao hàng thì hơi chậm. rõ ràng đơn hàng ghi 25-21 mà có 25-20 thành ra nó bé quá, để dùng 1 thời gian nếu bền thì tăng sao đánh giá</text:p>
          </table:table-cell>
          <table:table-cell table:number-columns-repeated="1023"/>
        </table:table-row>
        <table:table-row table:style-name="ro2">
          <table:table-cell office:value-type="string" calcext:value-type="string">
            <text:p>lúc đầu chuột xài nhạy, về sau bị đơ cả 2 bên. sản phẩm giá cao nhưng chất lượng chưa tốt.</text:p>
          </table:table-cell>
          <table:table-cell table:number-columns-repeated="1023"/>
        </table:table-row>
        <table:table-row table:style-name="ro3">
          <table:table-cell office:value-type="string" calcext:value-type="string">
            <text:p>lúc đầu mình mua xài cũng rất được, chất lượng khá ok so với giá tiền. tuy nhiên xài được 2 tháng thì bắt đầu rè và không nghe được nữa dù đã cố giữ gìn cẩn thận. hi vọng shop có chế độ bảo hành.</text:p>
          </table:table-cell>
          <table:table-cell table:number-columns-repeated="1023"/>
        </table:table-row>
        <table:table-row table:style-name="ro3">
          <table:table-cell office:value-type="string" calcext:value-type="string">
            <text:p>lúc đầu mới nhận hàng về nghe oke cả 2 tai , qua 1 time nghe tự nhiên tai bên phải không còn kết nối được nữa , tai bên trái thì kết nối chậm , admin xử lú giúp mình vẫn đề này , mình thấy hầu hết các bạn đều phản ánh giống mình , mình có rết các kiểu nhưng tai bên phải đềukhông thể nghe được .</text:p>
          </table:table-cell>
          <table:table-cell table:number-columns-repeated="1023"/>
        </table:table-row>
        <table:table-row table:style-name="ro2">
          <table:table-cell office:value-type="string" calcext:value-type="string">
            <text:p>lúc đầu nhận được hàng thì mừng vô cùng, nhưng lấy nghe thử thì bên được, bên nghe nhỏ xíu. tiếc dễ sợ <text:s/></text:p>
          </table:table-cell>
          <table:table-cell table:number-columns-repeated="1023"/>
        </table:table-row>
        <table:table-row table:style-name="ro2">
          <table:table-cell office:value-type="string" calcext:value-type="string">
            <text:p>lúc đầu thì khá ổn nhưng xài chưa được quá 4 tháng là cắm sạc không vào nữa , thử rất nhiều lần vẫn không sạc được ! thất vọng</text:p>
          </table:table-cell>
          <table:table-cell table:number-columns-repeated="1023"/>
        </table:table-row>
        <table:table-row table:style-name="ro2">
          <table:table-cell office:value-type="string" calcext:value-type="string">
            <text:p>lúc mới mua thì ghi 6gb 1 ngày, mua về thì check gói c90n 4gb 1 ngày thôi ae nhé</text:p>
          </table:table-cell>
          <table:table-cell table:number-columns-repeated="1023"/>
        </table:table-row>
        <table:table-row table:style-name="ro3">
          <table:table-cell office:value-type="string" calcext:value-type="string">
            <text:p>lúc mới mua về mở máy thấy có dán sẳn lớp bảo vệ màn hình, thấy lạ lạ tháo ra thì thấy mặt kính trầy như vậy. thất vọng. được cái giá rẻ hơn thị trường, đúng tiền nào của nấy</text:p>
          </table:table-cell>
          <table:table-cell table:number-columns-repeated="1023"/>
        </table:table-row>
        <table:table-row table:style-name="ro2">
          <table:table-cell office:value-type="string" calcext:value-type="string">
            <text:p>lúc mới mua về thì tai nghe bên phải không nghe được và khi khởi động lại thì được nhưng một chút thì lại mất tiếng</text:p>
          </table:table-cell>
          <table:table-cell table:number-columns-repeated="1023"/>
        </table:table-row>
        <table:table-row table:style-name="ro3">
          <table:table-cell office:value-type="string" calcext:value-type="string">
            <text:p>lúc mới nhận sản phẩm thì mình rất hài lòng về mẫu mã, cắm vào máy xài thử thì rất ưng độ nhạy của chuột, riêng nút back forward lại không dùng được, cảm thấy thất vọng , đang dự định sẽ đổi trả lại.</text:p>
          </table:table-cell>
          <table:table-cell table:number-columns-repeated="1023"/>
        </table:table-row>
        <table:table-row table:style-name="ro2">
          <table:table-cell office:value-type="string" calcext:value-type="string">
            <text:p>lúc mua 5150k, 4 ngày sau còn 4440k, thiệt hại gần 800k <text:s/></text:p>
          </table:table-cell>
          <table:table-cell table:number-columns-repeated="1023"/>
        </table:table-row>
        <table:table-row table:style-name="ro2">
          <table:table-cell office:value-type="string" calcext:value-type="string">
            <text:p>lúc nghe được 2 tai, lúc không. kết nối kém. pin nhanh hết. âm thanh k rõ</text:p>
          </table:table-cell>
          <table:table-cell table:number-columns-repeated="1023"/>
        </table:table-row>
        <table:table-row table:style-name="ro2">
          <table:table-cell office:value-type="string" calcext:value-type="string">
            <text:p>lúc nghe ok lúc nghe bị giựt giựt, sạc thì cái được cái không.</text:p>
          </table:table-cell>
          <table:table-cell table:number-columns-repeated="1023"/>
        </table:table-row>
        <table:table-row table:style-name="ro3">
          <table:table-cell office:value-type="string" calcext:value-type="string">
            <text:p>lúc trước mua tai nghe sony thấy tốt lắm... nhưng sản phẩm gây thất vọng. kết nối với điện thoại galaxy m30s được nhưng âm thanh ồn... mua để nghe bolero mà giờ nghe còn tệ hơn điện thoại... không lẽ mình xui...</text:p>
          </table:table-cell>
          <table:table-cell table:number-columns-repeated="1023"/>
        </table:table-row>
        <table:table-row table:style-name="ro2">
          <table:table-cell office:value-type="string" calcext:value-type="string">
            <text:p>lúc vô lúc không... chả hiểu dùng kiểu gì <text:s/></text:p>
          </table:table-cell>
          <table:table-cell table:number-columns-repeated="1023"/>
        </table:table-row>
        <table:table-row table:style-name="ro2">
          <table:table-cell office:value-type="string" calcext:value-type="string">
            <text:p>lượng pin 3500ma mà còn yếu hơn cái máy cũ 3300ma. máy cũ 3300 m</text:p>
          </table:table-cell>
          <table:table-cell table:number-columns-repeated="1023"/>
        </table:table-row>
        <table:table-row table:style-name="ro2">
          <table:table-cell office:value-type="string" calcext:value-type="string">
            <text:p>lướt thì không nhạy, lúc thì chập chờn. xài được có 10 tháng thì tạch mặc dù tần suất sử dụng của mình là rất ít. quá tệ cho 1 sản phẩm</text:p>
          </table:table-cell>
          <table:table-cell table:number-columns-repeated="1023"/>
        </table:table-row>
        <table:table-row table:style-name="ro2">
          <table:table-cell office:value-type="string" calcext:value-type="string">
            <text:p>m đã nhận hàng. nhưng sao bật tất cả thông báo mà mesenger lại k được shop nhỉ</text:p>
          </table:table-cell>
          <table:table-cell table:number-columns-repeated="1023"/>
        </table:table-row>
        <table:table-row table:style-name="ro2">
          <table:table-cell office:value-type="string" calcext:value-type="string">
            <text:p>m mới mua từ tháng 9, dùng ổn đinh khoản 4 tháng thì hư không xài được. mua từ hà nội nên muốn bảo hành cũng khó!</text:p>
          </table:table-cell>
          <table:table-cell table:number-columns-repeated="1023"/>
        </table:table-row>
        <table:table-row table:style-name="ro2">
          <table:table-cell office:value-type="string" calcext:value-type="string">
            <text:p>m7350 sao khi sạc nó hay ngắt nguồn điện vậy ạ</text:p>
          </table:table-cell>
          <table:table-cell table:number-columns-repeated="1023"/>
        </table:table-row>
        <table:table-row table:style-name="ro3">
          <table:table-cell office:value-type="string" calcext:value-type="string">
            <text:p>mã đơn hàng: 283568920 <text:s text:c="4"/>25/10/2019 trong phần mô tả sản phẩm thì mình thấy là có thể cài đặt giờ báo thức 2 loại, <text:s/>nhưng sản phẩm mình nhận được chỉ có được 1 loại thôi. mong tiki xem xét giúp mình</text:p>
          </table:table-cell>
          <table:table-cell table:number-columns-repeated="1023"/>
        </table:table-row>
        <table:table-row table:style-name="ro4">
          <table:table-cell office:value-type="string" calcext:value-type="string">
            <text:p>mặc dù bị giao hàng chậm 11 ngày (đặt hàng 03/06 dự kiến 10/6 giao hàng nhưng 20/06 mình mới nhận được hàng) nhưng mình khá hài lòng với nhân viên tổng đài hỗ trợ. có 01 điều mình không hài lòng do nhân viên giao hàng: - khi thấy mình đi tới lấy hàng bạn nv đã vứt hàng xuống đất mà không quan tâm dưới đất có vũng nước. - khi mình cầm nên thấy có bẩn + ướt thì nói là do vận chuyển rồi phóng xe đi luôn. mong rằng tiki sẽ điều chỉnh lại quy trình giao hàng.</text:p>
          </table:table-cell>
          <table:table-cell table:number-columns-repeated="1023"/>
        </table:table-row>
        <table:table-row table:style-name="ro2">
          <table:table-cell office:value-type="string" calcext:value-type="string">
            <text:p>mặc dù có yêu cầu và đã mua được 2 tuần nhưng không thấy email hóa đơn đỏ cho khách hàng. đề nghị tiki kiểm tra lại.</text:p>
          </table:table-cell>
          <table:table-cell table:number-columns-repeated="1023"/>
        </table:table-row>
        <table:table-row table:style-name="ro3">
          <table:table-cell office:value-type="string" calcext:value-type="string">
            <text:p>mặc dù ghi là usb wifi chuẩn n tốc độ 150mbps nhưng thực tế chỉ được 72mbps. tốc độ thực tế khi mình đo khi sử dụng sản phẩmeedtest server vietnam chỉ đạt 5 - 7 mbps. cao nhất là khoảng 10mbps. mạng nhà mình khoảng 22mbps. sản phẩm tuy có ưu điểm là nhỏ gọn nhưng với tốc độ mạng chậm khá khó để chấp nhận</text:p>
          </table:table-cell>
          <table:table-cell table:number-columns-repeated="1023"/>
        </table:table-row>
        <table:table-row table:style-name="ro2">
          <table:table-cell office:value-type="string" calcext:value-type="string">
            <text:p>màn hình bị chấm màu khi ở vùng đen mong shop phản hồi lại</text:p>
          </table:table-cell>
          <table:table-cell table:number-columns-repeated="1023"/>
        </table:table-row>
        <table:table-row table:style-name="ro2">
          <table:table-cell office:value-type="string" calcext:value-type="string">
            <text:p>màn hình bị nhòe, nhìn một lúc đã thấy mỏi mắt. không biết do màn hình chán thật hay rẻ tiền nên vậy</text:p>
          </table:table-cell>
          <table:table-cell table:number-columns-repeated="1023"/>
        </table:table-row>
        <table:table-row table:style-name="ro2">
          <table:table-cell office:value-type="string" calcext:value-type="string">
            <text:p>màn hình có 1 điểm chết, đang chờ nhà cung cấp xử lý</text:p>
          </table:table-cell>
          <table:table-cell table:number-columns-repeated="1023"/>
        </table:table-row>
        <table:table-row table:style-name="ro3">
          <table:table-cell office:value-type="string" calcext:value-type="string">
            <text:p>màn hình có chất lượng hiện thị khá ổn. tuy nhiên giá đỡ màn hình gia công chưa tốt khiến màn hình bị chúi xuống rất khó chịu. shop có cách nào xử lí thay mới hoặc khắc phục không?</text:p>
          </table:table-cell>
          <table:table-cell table:number-columns-repeated="1023"/>
        </table:table-row>
        <table:table-row table:style-name="ro2">
          <table:table-cell office:value-type="string" calcext:value-type="string">
            <text:p>màn hình đã qua sử dụng, kiểm tra dell thì chính hãng nhưng đã kích hoạt bảo hành 1 năm trước, màn hình thỉnh thoảng bị chớp chớp, không nên mua.</text:p>
          </table:table-cell>
          <table:table-cell table:number-columns-repeated="1023"/>
        </table:table-row>
        <table:table-row table:style-name="ro2">
          <table:table-cell office:value-type="string" calcext:value-type="string">
            <text:p>màn hình hở sáng nhiều ở bốn góc, có ám vàng ở góc hở sáng, màn dell u2518d mình mua năm ngoái thì không hở sáng tí nào. chất lượng chán quá</text:p>
          </table:table-cell>
          <table:table-cell table:number-columns-repeated="1023"/>
        </table:table-row>
        <table:table-row table:style-name="ro2">
          <table:table-cell office:value-type="string" calcext:value-type="string">
            <text:p>màn hình hở sáng, bị điểm ảnh đỏ . nội dung chứa ít nhất 50 ký tự</text:p>
          </table:table-cell>
          <table:table-cell table:number-columns-repeated="1023"/>
        </table:table-row>
        <table:table-row table:style-name="ro3">
          <table:table-cell office:value-type="string" calcext:value-type="string">
            <text:p>màn hình hở sáng, hắt màu vàng gốc trên dưới màn hình gây cảm giác khó chiệu. hộp không thấy tem seal hãng mà thấy dán keo. chưa hài lòng chất lượng so với màn hình có giá cao như vậy. mình đang đợi tiki đổi hàng.</text:p>
          </table:table-cell>
          <table:table-cell table:number-columns-repeated="1023"/>
        </table:table-row>
        <table:table-row table:style-name="ro2">
          <table:table-cell office:value-type="string" calcext:value-type="string">
            <text:p>màn hình khá ổn nhưng không tích hợp loa như quảng cáo. tiki cần sửa phần giới thiệu. đang suy nghĩ có bắt đền tiki không.</text:p>
          </table:table-cell>
          <table:table-cell table:number-columns-repeated="1023"/>
        </table:table-row>
        <table:table-row table:style-name="ro5">
          <table:table-cell office:value-type="string" calcext:value-type="string">
            <text:p>màn hình lúc nhận về xài chưa được 3 ngày bị điểm sáng gửi về, mất khoảng 1 tuần có người gọi lại bảo kĩ thuật check không có issue phải &gt; 3 điểm sáng mới gọi là lỗi, xong báo gửi về lại tới giờ vẫn không thấy <text:s/>- thứ nhất lúc mua hàng, mình không được báo trước về vụ số lượng điểm sáng này, mình trả tiền cho sản phẩm với chất lượng nguyên vẹn chứ k phải kiểu secondhand vầy. - thứ hai cách giải thích với khách hàng là nhà cung cấp bảo "sản phẩm không lỗi" của tiki mình k đồng ý.</text:p>
          </table:table-cell>
          <table:table-cell table:number-columns-repeated="1023"/>
        </table:table-row>
        <table:table-row table:style-name="ro2">
          <table:table-cell office:value-type="string" calcext:value-type="string">
            <text:p>màn hình mình mua sử dụng khoảng 15 ngày bây giờ nó hiện sọc đen như thế, lúc hiện lúc mất giờ phải làm sao</text:p>
          </table:table-cell>
          <table:table-cell table:number-columns-repeated="1023"/>
        </table:table-row>
        <table:table-row table:style-name="ro2">
          <table:table-cell office:value-type="string" calcext:value-type="string">
            <text:p>màn hình mới giao nhưng bị hở sáng cần đổi lại</text:p>
          </table:table-cell>
          <table:table-cell table:number-columns-repeated="1023"/>
        </table:table-row>
        <table:table-row table:style-name="ro3">
          <table:table-cell office:value-type="string" calcext:value-type="string">
            <text:p>màn hình như lỗi, độ sáng default thua xa màn hình 24in cùng loại, chỉnh lên max cũng không sáng hơn, lâu lâu còn nghe cái tạch phát ra, không biết bị gì, yêu cầu trả hàng</text:p>
          </table:table-cell>
          <table:table-cell table:number-columns-repeated="1023"/>
        </table:table-row>
        <table:table-row table:style-name="ro2">
          <table:table-cell office:value-type="string" calcext:value-type="string">
            <text:p>màn hinh sao thấy nó bị giật giật sao sao ấy. giống như không đúng tần số vậy đó</text:p>
          </table:table-cell>
          <table:table-cell table:number-columns-repeated="1023"/>
        </table:table-row>
        <table:table-row table:style-name="ro4">
          <table:table-cell office:value-type="string" calcext:value-type="string">
            <text:p>màn mới mua về test thử thì hở sáng quá nặng, mình hay xem phim và chỉnh ảnh lightroom thì khi mở một đoạn phim đến cảnh tối thì 2 bên góc màn hình sáng chói làm phân tâm và không thể tập trung vào giữa màn hình để xem phim. kết luận là sáng mai mình sẽ mang ra dell đổi con màn khác vì không thể chấp nhận được màn này!</text:p>
          </table:table-cell>
          <table:table-cell table:number-columns-repeated="1023"/>
        </table:table-row>
        <table:table-row table:style-name="ro2">
          <table:table-cell office:value-type="string" calcext:value-type="string">
            <text:p>mạng quá yếu</text:p>
          </table:table-cell>
          <table:table-cell table:number-columns-repeated="1023"/>
        </table:table-row>
        <table:table-row table:style-name="ro2">
          <table:table-cell office:value-type="string" calcext:value-type="string">
            <text:p>mạng rất yếu và hay bị mất mạng và phải rút nguồn khởi động lại. cách ~8m, không vật cản, mà không bắt được sóng.</text:p>
          </table:table-cell>
          <table:table-cell table:number-columns-repeated="1023"/>
        </table:table-row>
        <table:table-row table:style-name="ro2">
          <table:table-cell office:value-type="string" calcext:value-type="string">
            <text:p>mạnh là phát sóng khoẻ, dễ sử dụng yếu là pin mau hết, sạc lần thứ 2 trở đi không lên được quá 63%, 25% pin dùng trong 10phút thì cạn</text:p>
          </table:table-cell>
          <table:table-cell table:number-columns-repeated="1023"/>
        </table:table-row>
        <table:table-row table:style-name="ro2">
          <table:table-cell office:value-type="string" calcext:value-type="string">
            <text:p>mặt di khá thô.nếu bạn nào tác vụ nhiều như photoshop không nên mua.</text:p>
          </table:table-cell>
          <table:table-cell table:number-columns-repeated="1023"/>
        </table:table-row>
        <table:table-row table:style-name="ro3">
          <table:table-cell office:value-type="string" calcext:value-type="string">
            <text:p>mật khẩu wifi chính của mình có dấu sản phẩmace, nên kết nối với bộ tăng sóng không được. trên trang cài đặt báo lỗi quá tối nghĩa, nên mình không tự xử lý được, mà phải gọi điện đến tổng đài. lúc gọi lần đầu, bên tổng đài không có ai trực, suýt nữa mình đã trả hàng rồi.</text:p>
          </table:table-cell>
          <table:table-cell table:number-columns-repeated="1023"/>
        </table:table-row>
        <table:table-row table:style-name="ro3">
          <table:table-cell office:value-type="string" calcext:value-type="string">
            <text:p>mặt sau bao bì bị rạch một đường dài, nghi ngờ đã bị tráo đổi bằng loại thẻ nhớ khác, vết rạch nằm dưới tem phụ tiếng việt nên chắc chắn không phải do phía vận chuyển mà là từ khâu chuẩn bị hàng, mình đã yêu cầu đổi trả, nhân viên đến lấy lại hàng trong ngày, đang chờ thông tin phản hồi!</text:p>
          </table:table-cell>
          <table:table-cell table:number-columns-repeated="1023"/>
        </table:table-row>
        <table:table-row table:style-name="ro2">
          <table:table-cell office:value-type="string" calcext:value-type="string">
            <text:p>mặt trước trầy xước, lỗ lỗ dăm dăm nhìn khó chịu. <text:s/>mặt dưới nhìn sáng đẹp.</text:p>
          </table:table-cell>
          <table:table-cell table:number-columns-repeated="1023"/>
        </table:table-row>
        <table:table-row table:style-name="ro2">
          <table:table-cell office:value-type="string" calcext:value-type="string">
            <text:p>màu bị lem ngay phần khớp nối, nhìn kỹ thấy rất lởm chởm nên mình không ưng lắm. các chức năng khác hiện tại dùng rất tốt.</text:p>
          </table:table-cell>
          <table:table-cell table:number-columns-repeated="1023"/>
        </table:table-row>
        <table:table-row table:style-name="ro2">
          <table:table-cell office:value-type="string" calcext:value-type="string">
            <text:p>màu cưng <text:s/>cứ tưởng chuột êm , nhưng lại có tiếng động to , chuột lắc có tiếng , nhựa ộp ẹp <text:s/>với mức giá này trc có mua của bên logitech xài ok hơn nhiều</text:p>
          </table:table-cell>
          <table:table-cell table:number-columns-repeated="1023"/>
        </table:table-row>
        <table:table-row table:style-name="ro2">
          <table:table-cell office:value-type="string" calcext:value-type="string">
            <text:p>mau hết pin quá</text:p>
          </table:table-cell>
          <table:table-cell table:number-columns-repeated="1023"/>
        </table:table-row>
        <table:table-row table:style-name="ro3">
          <table:table-cell office:value-type="string" calcext:value-type="string">
            <text:p>mẫu mã chuột đẹp, kích thước nhỏ gọn phù hợp tay nhỏ, tuy nhiên độ nhạy của chuột thì k thích lắm, di chuột điều hướng khó dùng --&gt; rất thích ngắm nhưng vẫn phải nghiên cứu mua em chuột khác về dùng. chẹp</text:p>
          </table:table-cell>
          <table:table-cell table:number-columns-repeated="1023"/>
        </table:table-row>
        <table:table-row table:style-name="ro2">
          <table:table-cell office:value-type="string" calcext:value-type="string">
            <text:p>mẫu mã đẹp, chắc tay. nhưng sao khi đầy full 4 vạch rồi chỉ sạc được 1con a51 pin 4000 với 60% con j7 pro pin 3600 là hết pin. (vậy đâu đủ 10k như mô tả)</text:p>
          </table:table-cell>
          <table:table-cell table:number-columns-repeated="1023"/>
        </table:table-row>
        <table:table-row table:style-name="ro3">
          <table:table-cell office:value-type="string" calcext:value-type="string">
            <text:p>mẫu mã đẹp, giá không cao. khi mới sử dụng thì chuột rất nhạy, nhưng tuổi thọ của sản phẩm không cao. mình mua cùng lúc với chuột của hiệu khác nhưng chuột này đã đi tong trong khi chuột kia còn dùng tốt. giống với đa số đồ điện tử thì khi vừa hết bảo hành, chuột bắt đầu có trục trặc.</text:p>
          </table:table-cell>
          <table:table-cell table:number-columns-repeated="1023"/>
        </table:table-row>
        <table:table-row table:style-name="ro2">
          <table:table-cell office:value-type="string" calcext:value-type="string">
            <text:p>mẫu mã đẹp, nhưng loa cho âm lượng thấp, giá cả vậy không bằng cái loa cũ soundcore motion b rẻ hơn</text:p>
          </table:table-cell>
          <table:table-cell table:number-columns-repeated="1023"/>
        </table:table-row>
        <table:table-row table:style-name="ro3">
          <table:table-cell office:value-type="string" calcext:value-type="string">
            <text:p>mẫu mã và màu sắc cực dễ thương. nhưng chất lượng có vấn đề, mình mua máy để nghe tiếng anh nhưng khi mở âm lượng lớn thì chỉ duy trì âm thanh được khoản 10 phút, sau đó tự động chuyển nhỏ đến mức nhỏ hơn nhiều lần so với âm thanh bình thường của điện thoại.</text:p>
          </table:table-cell>
          <table:table-cell table:number-columns-repeated="1023"/>
        </table:table-row>
        <table:table-row table:style-name="ro2">
          <table:table-cell office:value-type="string" calcext:value-type="string">
            <text:p>màu nhạt, dùng lâu chảy nước mắt và đau mắt, bạn nào cận k nên dùng! miễn cưỡng chỉnh độ sáng phù hợp thì vẫn dùng được. tiền nào của đó</text:p>
          </table:table-cell>
          <table:table-cell table:number-columns-repeated="1023"/>
        </table:table-row>
        <table:table-row table:style-name="ro2">
          <table:table-cell office:value-type="string" calcext:value-type="string">
            <text:p>màu sắc không giống mẫu nè shop ơi ??? chỗ xanh lá thành vàng rồi</text:p>
          </table:table-cell>
          <table:table-cell table:number-columns-repeated="1023"/>
        </table:table-row>
        <table:table-row table:style-name="ro2">
          <table:table-cell office:value-type="string" calcext:value-type="string">
            <text:p>màu sắc không tốt <text:s/>màu sắc không tốt <text:s/>màu sắc không tốt không nên mua</text:p>
          </table:table-cell>
          <table:table-cell table:number-columns-repeated="1023"/>
        </table:table-row>
        <table:table-row table:style-name="ro2">
          <table:table-cell office:value-type="string" calcext:value-type="string">
            <text:p>màu sắc sản phẩm thật bên ngoài nhìn không tươi, in lem luốc nhìn cảm giá như bị dơ vậy. <text:s/>nói chung xấu.</text:p>
          </table:table-cell>
          <table:table-cell table:number-columns-repeated="1023"/>
        </table:table-row>
        <table:table-row table:style-name="ro2">
          <table:table-cell office:value-type="string" calcext:value-type="string">
            <text:p>máy bảo hành nhiều lần</text:p>
          </table:table-cell>
          <table:table-cell table:number-columns-repeated="1023"/>
        </table:table-row>
        <table:table-row table:style-name="ro3">
          <table:table-cell office:value-type="string" calcext:value-type="string">
            <text:p>máy bắt wifi không ổn định, cứ một lúc là mất kết nối 1 lần. khi chơi game sẽ thấy rõ, ping bị nhảy lên cao khiến không thể chơi game. gây ra cảm giác rất khó chịu. máy only wifi mà không bắt được wifi tốt thử hỏi có được không. không hiểu do phần cứng hay phần mềm. thất vọng so với ipadmin mini 4 đều mua ở tiki..</text:p>
          </table:table-cell>
          <table:table-cell table:number-columns-repeated="1023"/>
        </table:table-row>
        <table:table-row table:style-name="ro2">
          <table:table-cell office:value-type="string" calcext:value-type="string">
            <text:p>máy bị ám đỏ như hình khi hiển thị màu đen hoặc màu tối. <text:s/>đề nghị tiki hỗ trợ đổi máy mới cho mình.</text:p>
          </table:table-cell>
          <table:table-cell table:number-columns-repeated="1023"/>
        </table:table-row>
        <table:table-row table:style-name="ro2">
          <table:table-cell office:value-type="string" calcext:value-type="string">
            <text:p>máy bị dỗ phản quan 1 góc màn hình. muốn được bảo hành thì làm thế nào</text:p>
          </table:table-cell>
          <table:table-cell table:number-columns-repeated="1023"/>
        </table:table-row>
        <table:table-row table:style-name="ro2">
          <table:table-cell office:value-type="string" calcext:value-type="string">
            <text:p>máy bị hư pin hay gì đó pin sài được 30% pin đã hết và tắt nguồn luôn shop cho mình đôi lại máy khác đi</text:p>
          </table:table-cell>
          <table:table-cell table:number-columns-repeated="1023"/>
        </table:table-row>
        <table:table-row table:style-name="ro2">
          <table:table-cell office:value-type="string" calcext:value-type="string">
            <text:p>máy bị lỗi hở khe màn hình, xước chân cổng sạc và khe màn phía trên cổng sạc</text:p>
          </table:table-cell>
          <table:table-cell table:number-columns-repeated="1023"/>
        </table:table-row>
        <table:table-row table:style-name="ro2">
          <table:table-cell office:value-type="string" calcext:value-type="string">
            <text:p>máy bị lỗi vân tay với mật khẩu màn hình làm sao khắc phục ạ!!! chế độ bảo hành như thế nào vậy ạ!!!</text:p>
          </table:table-cell>
          <table:table-cell table:number-columns-repeated="1023"/>
        </table:table-row>
        <table:table-row table:style-name="ro2">
          <table:table-cell office:value-type="string" calcext:value-type="string">
            <text:p>máy bị lỗi.tôi muốn đổi máy mới</text:p>
          </table:table-cell>
          <table:table-cell table:number-columns-repeated="1023"/>
        </table:table-row>
        <table:table-row table:style-name="ro2">
          <table:table-cell office:value-type="string" calcext:value-type="string">
            <text:p>máy chạy ram ddr3 , không để ý mua ddr3l, gắn vào không chạy được có đổi qua ddr3 dùm được không shop</text:p>
          </table:table-cell>
          <table:table-cell table:number-columns-repeated="1023"/>
        </table:table-row>
        <table:table-row table:style-name="ro2">
          <table:table-cell office:value-type="string" calcext:value-type="string">
            <text:p>máy đẹp, giao hàng nhanh. tuy nhiên máy chỉ nhận được cuộc gọi tới mà không gọi đi được!</text:p>
          </table:table-cell>
          <table:table-cell table:number-columns-repeated="1023"/>
        </table:table-row>
        <table:table-row table:style-name="ro2">
          <table:table-cell office:value-type="string" calcext:value-type="string">
            <text:p>may dep.nhung rat tiec loa hoi nho nghe dien thoai khong duoc ro lam</text:p>
          </table:table-cell>
          <table:table-cell table:number-columns-repeated="1023"/>
        </table:table-row>
        <table:table-row table:style-name="ro2">
          <table:table-cell office:value-type="string" calcext:value-type="string">
            <text:p>máy giật lag không đáp ứng đủ nhu cầu có thể trả máy lại được không</text:p>
          </table:table-cell>
          <table:table-cell table:number-columns-repeated="1023"/>
        </table:table-row>
        <table:table-row table:style-name="ro2">
          <table:table-cell office:value-type="string" calcext:value-type="string">
            <text:p>máy hoạt động thì ok ! nhưng giao sai màu đặt trắng , chuột bàn phím trắng lại giao đen! và cái đèn số 7 sáng được 2 ngày thì tắt queo nên cho 2 sao !</text:p>
          </table:table-cell>
          <table:table-cell table:number-columns-repeated="1023"/>
        </table:table-row>
        <table:table-row table:style-name="ro2">
          <table:table-cell office:value-type="string" calcext:value-type="string">
            <text:p>máy hút rất yếu, không hút được bụi. xài giống y chang đô chơi</text:p>
          </table:table-cell>
          <table:table-cell table:number-columns-repeated="1023"/>
        </table:table-row>
        <table:table-row table:style-name="ro2">
          <table:table-cell office:value-type="string" calcext:value-type="string">
            <text:p>máy in bị lỗi in chữ bị đứt đoạn chữ lỗi cần bảo hành gấp</text:p>
          </table:table-cell>
          <table:table-cell table:number-columns-repeated="1023"/>
        </table:table-row>
        <table:table-row table:style-name="ro2">
          <table:table-cell office:value-type="string" calcext:value-type="string">
            <text:p>máy in mực mờ...lỗi mong tiki sử lý nhanh giúp mình ạ</text:p>
          </table:table-cell>
          <table:table-cell table:number-columns-repeated="1023"/>
        </table:table-row>
        <table:table-row table:style-name="ro2">
          <table:table-cell office:value-type="string" calcext:value-type="string">
            <text:p>máy in xài bị kêu làm sao để gửi bảo hành. chỉ giúp mình</text:p>
          </table:table-cell>
          <table:table-cell table:number-columns-repeated="1023"/>
        </table:table-row>
        <table:table-row table:style-name="ro2">
          <table:table-cell office:value-type="string" calcext:value-type="string">
            <text:p>máy lác, vào facebook không lướt được. cần hỗ trợ đổi trả. xin giải quyết trường hợp này giúp mình. mình cảm ơn</text:p>
          </table:table-cell>
          <table:table-cell table:number-columns-repeated="1023"/>
        </table:table-row>
        <table:table-row table:style-name="ro2">
          <table:table-cell office:value-type="string" calcext:value-type="string">
            <text:p>máy lỗi phát wifi chập chờn. tự động ngắt kết nối <text:s/></text:p>
          </table:table-cell>
          <table:table-cell table:number-columns-repeated="1023"/>
        </table:table-row>
        <table:table-row table:style-name="ro2">
          <table:table-cell office:value-type="string" calcext:value-type="string">
            <text:p>máy lỗi phông k viết tin nhắn được tiếng việt , k khôi phục được hệ thống vì yêu cầu mật khẩu ?</text:p>
          </table:table-cell>
          <table:table-cell table:number-columns-repeated="1023"/>
        </table:table-row>
        <table:table-row table:style-name="ro2">
          <table:table-cell office:value-type="string" calcext:value-type="string">
            <text:p>máy mình bị rớt xuống nước tràn vô màn hình, không biết tiki có chế độ bảo hành không?</text:p>
          </table:table-cell>
          <table:table-cell table:number-columns-repeated="1023"/>
        </table:table-row>
        <table:table-row table:style-name="ro2">
          <table:table-cell office:value-type="string" calcext:value-type="string">
            <text:p>máy mới mua dc 3tháng giờ không sáng màn hình giờ mình phải làm sao?</text:p>
          </table:table-cell>
          <table:table-cell table:number-columns-repeated="1023"/>
        </table:table-row>
        <table:table-row table:style-name="ro3">
          <table:table-cell office:value-type="string" calcext:value-type="string">
            <text:p>máy mới mua mà lúc mới tải pubg bị thoát màn hình, chơi trò chơi xong cũng bị đứng màn 1 lúc k làm gì được. khá lo lắng sau này có làm sao không. vì mới mua đã thấy chưa thực sự hài lòng.</text:p>
          </table:table-cell>
          <table:table-cell table:number-columns-repeated="1023"/>
        </table:table-row>
        <table:table-row table:style-name="ro3">
          <table:table-cell office:value-type="string" calcext:value-type="string">
            <text:p>máy mới mua về màn hình đã bị ám vàng, làm cho camera cũng bị ám vàng theo. phải dùng cách trên mạng để chỉnh màu lại nhưng không thích lắm. đề nghị tiki liên hệ để bảo hành.</text:p>
          </table:table-cell>
          <table:table-cell table:number-columns-repeated="1023"/>
        </table:table-row>
        <table:table-row table:style-name="ro2">
          <table:table-cell office:value-type="string" calcext:value-type="string">
            <text:p>máy mơi, chạy êm. tuy nhiên không có bất cứ thông tin gì về nhà cung cấp, nếu máy hư thì không biết liên hệ ai.</text:p>
          </table:table-cell>
          <table:table-cell table:number-columns-repeated="1023"/>
        </table:table-row>
        <table:table-row table:style-name="ro2">
          <table:table-cell office:value-type="string" calcext:value-type="string">
            <text:p>máy mua về gắn sim gphone, hiển thị như vậy, không gọi được, nhờ shop hỗ trợ</text:p>
          </table:table-cell>
          <table:table-cell table:number-columns-repeated="1023"/>
        </table:table-row>
        <table:table-row table:style-name="ro3">
          <table:table-cell office:value-type="string" calcext:value-type="string">
            <text:p>máy mua về xài tạm được . có điều hộp mực đi kèm quá tệ, mới in chưa được 20 tờ thì hộp mực màu cl-811 đã hết màu. lên tiki kiếm mua hộp màu thấy giá 550k . nản</text:p>
          </table:table-cell>
          <table:table-cell table:number-columns-repeated="1023"/>
        </table:table-row>
        <table:table-row table:style-name="ro2">
          <table:table-cell office:value-type="string" calcext:value-type="string">
            <text:p>máy nghe nhạc tốt. pin trâu nhưng khi gọi và nói chuyện thì bên kia chả nghe gì cả</text:p>
          </table:table-cell>
          <table:table-cell table:number-columns-repeated="1023"/>
        </table:table-row>
        <table:table-row table:style-name="ro2">
          <table:table-cell office:value-type="string" calcext:value-type="string">
            <text:p>máy nhận usb 54m khong phải loai 150m <text:s/>yêu cầu đổi cái khác . cái này cài đặt các kiểu con đà điểu vẫn không sử dụng dc</text:p>
          </table:table-cell>
          <table:table-cell table:number-columns-repeated="1023"/>
        </table:table-row>
        <table:table-row table:style-name="ro2">
          <table:table-cell office:value-type="string" calcext:value-type="string">
            <text:p>máy nhanh nóng. sai tâm 5p là nóng</text:p>
          </table:table-cell>
          <table:table-cell table:number-columns-repeated="1023"/>
        </table:table-row>
        <table:table-row table:style-name="ro2">
          <table:table-cell office:value-type="string" calcext:value-type="string">
            <text:p>máy nóng, sụt pin nhanh</text:p>
          </table:table-cell>
          <table:table-cell table:number-columns-repeated="1023"/>
        </table:table-row>
        <table:table-row table:style-name="ro4">
          <table:table-cell office:value-type="string" calcext:value-type="string">
            <text:p>máy ổn, nhanh, màn hình đẹp. bàn phím và touchpadmin okay. touchpadmin màn hình hơi loằn ngoằn, nhiều khi thừa thải nhưng làm quen cũng vui. <text:s/>laptop bị kích hoạt trước 6 tháng. hộp đầy rác li ti phía trong như để trong kho quá lâu bị côn trùng tha vào. vỏ bị trầy xước 1 đường. <text:s/>không hài lòng lắm với các cam kết của tiki và tiki tradmining.</text:p>
          </table:table-cell>
          <table:table-cell table:number-columns-repeated="1023"/>
        </table:table-row>
        <table:table-row table:style-name="ro2">
          <table:table-cell office:value-type="string" calcext:value-type="string">
            <text:p>máy quá tệ. mới mua 15 ngày đã lỗi</text:p>
          </table:table-cell>
          <table:table-cell table:number-columns-repeated="1023"/>
        </table:table-row>
        <table:table-row table:style-name="ro2">
          <table:table-cell office:value-type="string" calcext:value-type="string">
            <text:p>máy sạc k vào sạc cả đêm k lên tí % nào admin xin liên hệ lại hỗ trợ kỹ thuật mình vs</text:p>
          </table:table-cell>
          <table:table-cell table:number-columns-repeated="1023"/>
        </table:table-row>
        <table:table-row table:style-name="ro2">
          <table:table-cell office:value-type="string" calcext:value-type="string">
            <text:p>máy sử dụng được chưa đến 1 tháng không lên bảo hành sao vậy shop ?</text:p>
          </table:table-cell>
          <table:table-cell table:number-columns-repeated="1023"/>
        </table:table-row>
        <table:table-row table:style-name="ro3">
          <table:table-cell office:value-type="string" calcext:value-type="string">
            <text:p>máy sx từ 2018, gọi điện lên tổng đài asus nói gần hết hạn bảo hành, yêu cầu tiki update hoá đơn cho sản phẩm để được bảo hành. quan trọng hơn đây có vẻ là hàng lỗi: 3/4 góc màn hình bị yếu đèn nền ( đen) đề nghị tiki đưa ra hướng giải quyết!</text:p>
          </table:table-cell>
          <table:table-cell table:number-columns-repeated="1023"/>
        </table:table-row>
        <table:table-row table:style-name="ro2">
          <table:table-cell office:value-type="string" calcext:value-type="string">
            <text:p>máy tạm ổn. nghe gọi bình thường</text:p>
          </table:table-cell>
          <table:table-cell table:number-columns-repeated="1023"/>
        </table:table-row>
        <table:table-row table:style-name="ro3">
          <table:table-cell office:value-type="string" calcext:value-type="string">
            <text:p>máy tính mình bị hư ổ cứng nên mua ổ mới. nhận được hàng, vô nhà mở ra thì thấy hợp bị khui trước rồi. gắn vào máy cài win thì chưa thấy lỗi gì. hy vọng là ổn! không thích hàng bị khui trước nha!</text:p>
          </table:table-cell>
          <table:table-cell table:number-columns-repeated="1023"/>
        </table:table-row>
        <table:table-row table:style-name="ro2">
          <table:table-cell office:value-type="string" calcext:value-type="string">
            <text:p>máy tồn kho 1 năm r hay sao mà pin phồng v trời , mới bóc seal thôi sờ sờ mặt sau cứ có cảm giác to to</text:p>
          </table:table-cell>
          <table:table-cell table:number-columns-repeated="1023"/>
        </table:table-row>
        <table:table-row table:style-name="ro2">
          <table:table-cell office:value-type="string" calcext:value-type="string">
            <text:p>mic hú quá đổi được không ạ ốc mặt trc muốn bung ra</text:p>
          </table:table-cell>
          <table:table-cell table:number-columns-repeated="1023"/>
        </table:table-row>
        <table:table-row table:style-name="ro2">
          <table:table-cell office:value-type="string" calcext:value-type="string">
            <text:p>mic k hát được á. hát được hai ba lần rồi thôi.giờ im luôn rồi</text:p>
          </table:table-cell>
          <table:table-cell table:number-columns-repeated="1023"/>
        </table:table-row>
        <table:table-row table:style-name="ro2">
          <table:table-cell office:value-type="string" calcext:value-type="string">
            <text:p>mích k sài. được</text:p>
          </table:table-cell>
          <table:table-cell table:number-columns-repeated="1023"/>
        </table:table-row>
        <table:table-row table:style-name="ro2">
          <table:table-cell office:value-type="string" calcext:value-type="string">
            <text:p>miếng dán 3m dày, thấy rõ khi dán lên bàn, làm mất thẩm mỹ.</text:p>
          </table:table-cell>
          <table:table-cell table:number-columns-repeated="1023"/>
        </table:table-row>
        <table:table-row table:style-name="ro2">
          <table:table-cell office:value-type="string" calcext:value-type="string">
            <text:p>miếng lót captain america bị lem và đúng là không tròn đều như 1 bạn nhận xét. nói chung là không hài lòng.</text:p>
          </table:table-cell>
          <table:table-cell table:number-columns-repeated="1023"/>
        </table:table-row>
        <table:table-row table:style-name="ro3">
          <table:table-cell office:value-type="string" calcext:value-type="string">
            <text:p>miếng lót chuột quá mỏng, bé xíu, không giống với các sản phẩm tương tự, hình ảnh giống thôi chứ chất lượng không bằng. tuy nhiên đường may chắc chắn. mua giá 19k nên không dám đòi hỏi, chứ nếu mắc hơn thì không đáng tiền.</text:p>
          </table:table-cell>
          <table:table-cell table:number-columns-repeated="1023"/>
        </table:table-row>
        <table:table-row table:style-name="ro2">
          <table:table-cell office:value-type="string" calcext:value-type="string">
            <text:p>miếng ốp chỗ lắp pin bị lỏng, không chặt vào chuột nên khi di chuyển chuột sẽ bị rơi ra</text:p>
          </table:table-cell>
          <table:table-cell table:number-columns-repeated="1023"/>
        </table:table-row>
        <table:table-row table:style-name="ro3">
          <table:table-cell office:value-type="string" calcext:value-type="string">
            <text:p>mih có mua 2 sản phẩm mà có 1 sử dụng không dc yêu cầu khác phục cho khác hàng còn cái kia thì rất ok nhân tôi vẫn để 2 sao vì chưa liên hệ với tôi để giải quyết vấn đề 1 cái lỗi</text:p>
          </table:table-cell>
          <table:table-cell table:number-columns-repeated="1023"/>
        </table:table-row>
        <table:table-row table:style-name="ro4">
          <table:table-cell office:value-type="string" calcext:value-type="string">
            <text:p>mik chọn con họa tiết hình ngựa vằn hồng phần lớn vì dòng chữ trên đầu ngựa để tặng bạn. nhưng khi nhận sản phẩm thì không hề có 1 tí chữ nào luôn. mà sản phẩm cũng cũ cũ, họa tiết bị cắt xén vs cả màu sắc nhợt nhạt không tươi như minh họa trong phần giới thiệu của tiki. (các bn có thể xem hình mình ghép từ qc của tiki vs sản phẩm thật). thất vọng nhưng vì giá trị sản phẩm k quá lớn nên cũng k muốn trả hàng. sau này chắc né cái shop an an strore này ra.</text:p>
          </table:table-cell>
          <table:table-cell table:number-columns-repeated="1023"/>
        </table:table-row>
        <table:table-row table:style-name="ro2">
          <table:table-cell office:value-type="string" calcext:value-type="string">
            <text:p>mik ở đống đa hn. mua về lắp vào không dùng được mạng e không loadmin nổi</text:p>
          </table:table-cell>
          <table:table-cell table:number-columns-repeated="1023"/>
        </table:table-row>
        <table:table-row table:style-name="ro2">
          <table:table-cell office:value-type="string" calcext:value-type="string">
            <text:p>mìn mới đk gio hàng về hôm qua mà sáng mai dùng k biết sao tại phone chỉ nghe dsky một bên là tiếng 1 bên là nhạc. gây khó chịu</text:p>
          </table:table-cell>
          <table:table-cell table:number-columns-repeated="1023"/>
        </table:table-row>
        <table:table-row table:style-name="ro2">
          <table:table-cell office:value-type="string" calcext:value-type="string">
            <text:p>mình <text:s/>có mua tai nghe bluetooth 47p màu đen mà sao giao cho mình màu đỏ vậy mà còn bị trầy xước tùm lum hết rồi nhìn giống đồ cũ quá</text:p>
          </table:table-cell>
          <table:table-cell table:number-columns-repeated="1023"/>
        </table:table-row>
        <table:table-row table:style-name="ro2">
          <table:table-cell office:value-type="string" calcext:value-type="string">
            <text:p>mình bị limited service khi lắp sim gphone làm sao bây giờ <text:s text:c="3"/>có ai giúp mình với</text:p>
          </table:table-cell>
          <table:table-cell table:number-columns-repeated="1023"/>
        </table:table-row>
        <table:table-row table:style-name="ro2">
          <table:table-cell office:value-type="string" calcext:value-type="string">
            <text:p>mình bị lỗi vệt ám màu như hình sau một thời gian ngắn sử dụng. liệu lỗi này có được đổi trả không?</text:p>
          </table:table-cell>
          <table:table-cell table:number-columns-repeated="1023"/>
        </table:table-row>
        <table:table-row table:style-name="ro2">
          <table:table-cell office:value-type="string" calcext:value-type="string">
            <text:p>mình bị nhầm cỡ dây 40, không để ý, liệu có đổi lấy cỡ 42 được không</text:p>
          </table:table-cell>
          <table:table-cell table:number-columns-repeated="1023"/>
        </table:table-row>
        <table:table-row table:style-name="ro2">
          <table:table-cell office:value-type="string" calcext:value-type="string">
            <text:p>mình bỏ qua không đọc các comment khác của mọi người, đến nay mới có hơn 4 tháng mà đã liệt 6,7 phím rồi. chất lượng rất kém.</text:p>
          </table:table-cell>
          <table:table-cell table:number-columns-repeated="1023"/>
        </table:table-row>
        <table:table-row table:style-name="ro2">
          <table:table-cell office:value-type="string" calcext:value-type="string">
            <text:p>mình bỏ tiền mua mà lại nhận hàng đã qua sử dụng không còn nguyên seal. mình yêu cầu đổi lại hàng mới</text:p>
          </table:table-cell>
          <table:table-cell table:number-columns-repeated="1023"/>
        </table:table-row>
        <table:table-row table:style-name="ro3">
          <table:table-cell office:value-type="string" calcext:value-type="string">
            <text:p>mình cắm sạc không ban đầu thấy nháy nhưng có vẻ không vào điện vừa mua xong thử sạc <text:s/>điện thoại thì nhanh nhưng cắm sạc thì mãi vẫn 1 vạch. mà củ sạc lại nóng ran lên, mong được giải đáp hoặc có chính sách đổi trả</text:p>
          </table:table-cell>
          <table:table-cell table:number-columns-repeated="1023"/>
        </table:table-row>
        <table:table-row table:style-name="ro2">
          <table:table-cell office:value-type="string" calcext:value-type="string">
            <text:p>mình cắm tai nghe vô nghe nhạc được mà gọi zalo nó lại phát loa ngoài k cho qua tai nghe k hiểu được lun</text:p>
          </table:table-cell>
          <table:table-cell table:number-columns-repeated="1023"/>
        </table:table-row>
        <table:table-row table:style-name="ro2">
          <table:table-cell office:value-type="string" calcext:value-type="string">
            <text:p>mình chỉ mới mua về 1 tháng, bảo vệ dây kĩ cực. vậy mà dùng chẳng được mấy lần đã hư, thật sự rất thất vọng về sản phẩm lần này của tiki</text:p>
          </table:table-cell>
          <table:table-cell table:number-columns-repeated="1023"/>
        </table:table-row>
        <table:table-row table:style-name="ro3">
          <table:table-cell office:value-type="string" calcext:value-type="string">
            <text:p>mình chủ yếu đánh máy, vì thấy nhiều nhận xét bàn phím êm nên mua về, bàn phím khá cứng, đánh máy nhiều khá đau đầu ngón tay. tiki có thể đổi cho mình sản phẩm khác thì tốt!</text:p>
          </table:table-cell>
          <table:table-cell table:number-columns-repeated="1023"/>
        </table:table-row>
        <table:table-row table:style-name="ro2">
          <table:table-cell office:value-type="string" calcext:value-type="string">
            <text:p>mình chưa nhận hàng mà sao trên hệ thống lại báo giao hàng thành công nhỉ?!</text:p>
          </table:table-cell>
          <table:table-cell table:number-columns-repeated="1023"/>
        </table:table-row>
        <table:table-row table:style-name="ro5">
          <table:table-cell office:value-type="string" calcext:value-type="string">
            <text:p>mình có đặt mua con chuột này vào 12.12 flash sale của tiki. hàng giao đến rất nhanh. mình có mở ra kiểm tra hàng thì thấy có băng keo dán ngay hộp nhựa nhưng nghĩ chắc các bạn cẩn thận nên đóng gói kĩ. <text:s/>mình mang vào kiểm tra thì thấy chuột đã qua sử dụng, còn rất mới nhưng đã có dấu hiệu sử dụng do bên dưới chuột các nút đệm đều bị trầy xước và dính bẩn cho ma xát chuột nhiều. <text:s/>khá thất vọng vì các bạn sale giá tốt, giao hàng nhanh nhưng lại giao hàng dùng rồi :) <text:s/>đang đợi tiki đổi trả lại sản phẩm mới.</text:p>
          </table:table-cell>
          <table:table-cell table:number-columns-repeated="1023"/>
        </table:table-row>
        <table:table-row table:style-name="ro4">
          <table:table-cell office:value-type="string" calcext:value-type="string">
            <text:p>mình có mua của shop sản phẩm tốtolink ex200 sử dụng không bao lâu thì bị con mình làm gãy ăngten nhưng vẫn còn sử dụng dc, sau khoảng 1 tháng thì nó hư không nhận wifi, mình đã reset lại nhưng vẫn không nhận, mình có đem đến địa chỉ 009 cc 21-41 đường tản đà p.10-q.5 vì thấy địa chỉ hãng này gần nhà mình nhưng nhân viên từ chối bảo hành vì bị gãy 1 bên ăngten. vậy trường hợp of mình có dc bảo hành không shop?</text:p>
          </table:table-cell>
          <table:table-cell table:number-columns-repeated="1023"/>
        </table:table-row>
        <table:table-row table:style-name="ro2">
          <table:table-cell office:value-type="string" calcext:value-type="string">
            <text:p>mình có mua một cục switch 7 cổng trước xài thì ổn. nhưng giao hàng lần này không ổn định lắm. thường xuyên phải rút điện cắm lại mới chạy được</text:p>
          </table:table-cell>
          <table:table-cell table:number-columns-repeated="1023"/>
        </table:table-row>
        <table:table-row table:style-name="ro3">
          <table:table-cell office:value-type="string" calcext:value-type="string">
            <text:p>mình có mua sản phẩm này ngày 29/11 và nhận ngay trong ngày, tuy nhiên khi cắm thẻ nhớ vào thì loa không phát nhạc như hdsử dụng, mình có gọi lên tiki nhờ hỗ trợ nhưng đến nay vẫn chưa có hỗ trợ kỹ thuật liên lạc lại với mình</text:p>
          </table:table-cell>
          <table:table-cell table:number-columns-repeated="1023"/>
        </table:table-row>
        <table:table-row table:style-name="ro4">
          <table:table-cell office:value-type="string" calcext:value-type="string">
            <text:p>mình có thử xem các clip hướng dẫn để kết nối 2 tai nghe lại, nhưng bằng 1 cách thần kì nào đó mà chúng vẫn k kết nối dc. dù chất âm cả 2 tai khá ổn nhưng thật lòng rất khó chịu. vì đang trong khoảng thời gian bận nên chắc khó lòng làm đổi trả dc. cũng tiếc nhưng chắc tiền nào của nấy, chịu vậy! ( mình mua của nhà phân phối leng keng hay gì đấy)</text:p>
          </table:table-cell>
          <table:table-cell table:number-columns-repeated="1023"/>
        </table:table-row>
        <table:table-row table:style-name="ro2">
          <table:table-cell office:value-type="string" calcext:value-type="string">
            <text:p>mình cũng bị purchase not available , sau khi phản hồi thì đến ngày thứ 3 mình đã actived được. và giờ thì chưa update dc firmware mói !!! cũng thấy nản ....</text:p>
          </table:table-cell>
          <table:table-cell table:number-columns-repeated="1023"/>
        </table:table-row>
        <table:table-row table:style-name="ro2">
          <table:table-cell office:value-type="string" calcext:value-type="string">
            <text:p>mình cũng không kỳ vọng gì nhiều mà không ngờ chất âm lại tệ đến vậy </text:p>
          </table:table-cell>
          <table:table-cell table:number-columns-repeated="1023"/>
        </table:table-row>
        <table:table-row table:style-name="ro2">
          <table:table-cell office:value-type="string" calcext:value-type="string">
            <text:p>mình đã đặt và đã nhận hàng mà nghe bị chậm nhịp nay mình muốn đổi lại thì phải làm sao ạ</text:p>
          </table:table-cell>
          <table:table-cell table:number-columns-repeated="1023"/>
        </table:table-row>
        <table:table-row table:style-name="ro3">
          <table:table-cell office:value-type="string" calcext:value-type="string">
            <text:p>mình đã dùng ex200u nguồn usb bắt sóng còn tốt hơn con này. sóng gốc con samsung s7 bắt được 2 vạch mà con ex200 này không scan được luôn trong khi ex200u thì bình thường. sóng 2,4ghz nha không phải 5ghz đâu</text:p>
          </table:table-cell>
          <table:table-cell table:number-columns-repeated="1023"/>
        </table:table-row>
        <table:table-row table:style-name="ro4">
          <table:table-cell office:value-type="string" calcext:value-type="string">
            <text:p>mình đã dùng qua 3 airpod nhưng chỉ có cái mua ở tiki là chất lượng thấp nhất: - hoàn thiện không hoàn toàn chắc chắn như chỗ khác (không hiểu tại sao) - pin tuột nhanh hơn, pin sạc mau hết hơn - mất kết nối nhiều lần hơn, thiếtu ổn định hơn mình mua hàng tiki rất nhiều nhưng sau lần mua airpod này thì không dám mua đồ giá trị cao ở tiki nữa. <text:s/>:)</text:p>
          </table:table-cell>
          <table:table-cell table:number-columns-repeated="1023"/>
        </table:table-row>
        <table:table-row table:style-name="ro3">
          <table:table-cell office:value-type="string" calcext:value-type="string">
            <text:p>mình đã dùng thử mấy hôm. chỉ cần cắm vào laptop là có bluetooth nhưng khi kết nối với tai nghe chỉ được khoảng 1 phút là bị ngắt xong chờ mấy phút lại kết nối lại xong lại ngắt. chắc sản phẩm không hỏng hẳn thì không thể bảo hành được</text:p>
          </table:table-cell>
          <table:table-cell table:number-columns-repeated="1023"/>
        </table:table-row>
        <table:table-row table:style-name="ro2">
          <table:table-cell office:value-type="string" calcext:value-type="string">
            <text:p>mình đã làm đầy đủ các bước theo hướng dẫn nhưng vẫn k thể bắt được wifi</text:p>
          </table:table-cell>
          <table:table-cell table:number-columns-repeated="1023"/>
        </table:table-row>
        <table:table-row table:style-name="ro3">
          <table:table-cell office:value-type="string" calcext:value-type="string">
            <text:p>mình đã mua dùng, có nhận xét như sau : đóng gói kỹ, giao hàng nhanh. sản phẩm đúng như mô tả. tuy nhiên, chất lượng không tốt lắm : bắt sóng chập chờn; được tốt vài ngày rồi báo đèn đỏ (không bắt được sóng) dù chỉ cách 1 tầng.</text:p>
          </table:table-cell>
          <table:table-cell table:number-columns-repeated="1023"/>
        </table:table-row>
        <table:table-row table:style-name="ro3">
          <table:table-cell office:value-type="string" calcext:value-type="string">
            <text:p>mình đã mua mấy cục phát wifi hiệu tp-link model này từ tiki và sử dụng tốt nhưng cục lần này mình mua thì phát sóng wifi không ổn định, mặc dù mình đã thử nhiều lần. cho nên mình chỉ đánh giá 2 sao cho sản phẩm này.</text:p>
          </table:table-cell>
          <table:table-cell table:number-columns-repeated="1023"/>
        </table:table-row>
        <table:table-row table:style-name="ro2">
          <table:table-cell office:value-type="string" calcext:value-type="string">
            <text:p>mình đã mua nhưng chỉ nghe được một tai còn tai kia không sáng đèn và cũng không nghe được. mong tiki hỗ trợ đổi hàng</text:p>
          </table:table-cell>
          <table:table-cell table:number-columns-repeated="1023"/>
        </table:table-row>
        <table:table-row table:style-name="ro8">
          <table:table-cell office:value-type="string" calcext:value-type="string">
            <text:p>mình đã mua sản phẩm này được đúng 1 năm,rất ít sử dụng,toàn để trong túi được tặng kèm.nói về chất lượng âm thanh thì không có j phải chê cả nhưng về chất lượng gia công thì quá tệ.rất không hài lòng với sản phẩm của sony. như hình ảnh mình post lên,đệm mút của tai nghe đã bị tự bung ra ở điểm nối.mặc dù tai nghe mình rất ít khi sử dụng và giữ gìn rất cẩn thận. mình viết bài đánh giá này gửi đến những bạn đang có ý định mua thì nên cân nhắc hoặc đã mua và đang sử dụng thì sau 1 năm xem có bị lỗi giống như mình không nhé. lúc mới mua mình còn nghĩ,tai nghe tốt thế này dùng bao giờ mới hỏng cơ chứ.ai ngờ,quá thất vọng về chất lượng gia công của tai nghe xb550ap.</text:p>
          </table:table-cell>
          <table:table-cell table:number-columns-repeated="1023"/>
        </table:table-row>
        <table:table-row table:style-name="ro3">
          <table:table-cell office:value-type="string" calcext:value-type="string">
            <text:p>mình đã mua sản phẩm này và đây là bản việt nam sản xuất. phải nói là chất lượng cực kì kém. sóng bắt rất kém. không ổn định như bản china đã mua trước đây. phải nói hàng vn chất lượng cực kì kém</text:p>
          </table:table-cell>
          <table:table-cell table:number-columns-repeated="1023"/>
        </table:table-row>
        <table:table-row table:style-name="ro2">
          <table:table-cell office:value-type="string" calcext:value-type="string">
            <text:p>mình đã mua, mình gắn thẻ nhớ vào nhưng sao noa ở chế độ hát có 1 bài hát hoài. không chuyển bài khác. chỉnh thế nào ạ <text:s/></text:p>
          </table:table-cell>
          <table:table-cell table:number-columns-repeated="1023"/>
        </table:table-row>
        <table:table-row table:style-name="ro3">
          <table:table-cell office:value-type="string" calcext:value-type="string">
            <text:p>mình đã nhận được hàng nhưng mà hôm nay mình mới phát hiện là chỉ có cục sạc và dây sạc. không thấy tay nghe đâu hết. bình thường 1 bộ phải có tai nghe chứ ạ. mong tiki xem xét giùm ạ.</text:p>
          </table:table-cell>
          <table:table-cell table:number-columns-repeated="1023"/>
        </table:table-row>
        <table:table-row table:style-name="ro2">
          <table:table-cell office:value-type="string" calcext:value-type="string">
            <text:p>mình đã nhận được hàng và sản phẩm bị mòn feet chuột như vài người mua khác, giờ đang chờ thu đổi từ tiki rồi sẽ review lại</text:p>
          </table:table-cell>
          <table:table-cell table:number-columns-repeated="1023"/>
        </table:table-row>
        <table:table-row table:style-name="ro2">
          <table:table-cell office:value-type="string" calcext:value-type="string">
            <text:p>mình đã rất vất vả để kết nối vào mạng gốc. nhưng tín hiệu rất chập chờn và không ổn định</text:p>
          </table:table-cell>
          <table:table-cell table:number-columns-repeated="1023"/>
        </table:table-row>
        <table:table-row table:style-name="ro3">
          <table:table-cell office:value-type="string" calcext:value-type="string">
            <text:p>mình đã set default loa của tivi, unmute máy tính nhưng không hiểu sao khi truyền dữ liệu từ máy tính sảng tivi thì vẫn không có âm thanh. <text:s/>mình không dám chắc là do chất lượng dây cáp hdmi hay do gì khác nữa.</text:p>
          </table:table-cell>
          <table:table-cell table:number-columns-repeated="1023"/>
        </table:table-row>
        <table:table-row table:style-name="ro5">
          <table:table-cell office:value-type="string" calcext:value-type="string">
            <text:p>mình đã sử dụng sản phẩm được 3 tháng và có 1 số nhận xét sau: 1. tốc độ k được nhanh như mình từng dùng các modem khác(cùng mạng dây), tuy nhiên có thể vì rẻ nên chỉ được vậy, trong phòng vẫn dùng ổn. 2. rất bực mình vì hay bị lỗi khi dùng điện thoại iphone, android ... nhiều khi kết nối được wifi full vạch nhưng hiển thị thông báo k có kết nối internet. k biế lỗi do phần cứng hay firmware. <text:s/>lời khuyên chân thành các bạn nên thêm tiền để mua những sản phẩm ở phân khúc cao hơn, mình đã dùng các sản phẩm khác 4 râu, có băng tần 5ghz, dùng sướng hơn nhiều.</text:p>
          </table:table-cell>
          <table:table-cell table:number-columns-repeated="1023"/>
        </table:table-row>
        <table:table-row table:style-name="ro2">
          <table:table-cell office:value-type="string" calcext:value-type="string">
            <text:p>mình đã thử kết nối bằng cổng sata 3 và sata 2 đều không được, vào bios không thấy thông báo đã nhận ổ cứng. mình rất mong được hỗ trợ.</text:p>
          </table:table-cell>
          <table:table-cell table:number-columns-repeated="1023"/>
        </table:table-row>
        <table:table-row table:style-name="ro2">
          <table:table-cell office:value-type="string" calcext:value-type="string">
            <text:p>mình đã xài 3 cái bb rồi, điện thoại đẹp nhưng cái này xài hay bị đơ máy, lâu lâu đang xài tự khóa màn hình, <text:s/>không biết bảo hành có hết tình trạng này không nữa</text:p>
          </table:table-cell>
          <table:table-cell table:number-columns-repeated="1023"/>
        </table:table-row>
        <table:table-row table:style-name="ro2">
          <table:table-cell office:value-type="string" calcext:value-type="string">
            <text:p>mình đang dùng bình thường thì tai nghe k nhận tai bên trái, reset lại tai nghe không được, không kết nối với điện thoại được.</text:p>
          </table:table-cell>
          <table:table-cell table:number-columns-repeated="1023"/>
        </table:table-row>
        <table:table-row table:style-name="ro2">
          <table:table-cell office:value-type="string" calcext:value-type="string">
            <text:p>minh đang xài bình thường đến khi hết pin tai nghe bên phải mình sạt lại thì không iphone không nhân tai bên phảy bên trái nghe bình thường</text:p>
          </table:table-cell>
          <table:table-cell table:number-columns-repeated="1023"/>
        </table:table-row>
        <table:table-row table:style-name="ro2">
          <table:table-cell office:value-type="string" calcext:value-type="string">
            <text:p>mình đặt cáp sạc micro nhưng lại giao cáp sạc dành cho iphone... mong tiki sau này đọc kĩ đơn hàng trước khi giao</text:p>
          </table:table-cell>
          <table:table-cell table:number-columns-repeated="1023"/>
        </table:table-row>
        <table:table-row table:style-name="ro2">
          <table:table-cell office:value-type="string" calcext:value-type="string">
            <text:p>mình đặt dây màu đen và vàng. tuy nhiên, shop lại giao màu vàng hồng. còn dây màu đen thì okie.</text:p>
          </table:table-cell>
          <table:table-cell table:number-columns-repeated="1023"/>
        </table:table-row>
        <table:table-row table:style-name="ro4">
          <table:table-cell office:value-type="string" calcext:value-type="string">
            <text:p>mình đặt được hôm 10/3 xài được 1 tuần thì sản phẩm rất tốt, đủ chức năng nhưng đến khoảng 25/3 thì sản phẩm bắt đầu có dấu hiệu bị lỗi khi tai nghe bên trái bị rè và thường xuyên chỉnh bừa vào các thứ mặc dù các thứ đó mình không bấm vào còn tai nghe phải nghe rất bình thường. đến hôm nay thì nó chính thức không còn nghe được nữa và hơn nữa là nó vẫn chỉnh bừa như vậy khi mình ghim thử tai nghe vào</text:p>
          </table:table-cell>
          <table:table-cell table:number-columns-repeated="1023"/>
        </table:table-row>
        <table:table-row table:style-name="ro2">
          <table:table-cell office:value-type="string" calcext:value-type="string">
            <text:p>mình đặt hàng cái đồng hồ x6 màu trắng. sau lại giao cho mình màu đen vậy shop</text:p>
          </table:table-cell>
          <table:table-cell table:number-columns-repeated="1023"/>
        </table:table-row>
        <table:table-row table:style-name="ro2">
          <table:table-cell office:value-type="string" calcext:value-type="string">
            <text:p>mình đặt hàng màu đen mà sao lại giao màu đỏ</text:p>
          </table:table-cell>
          <table:table-cell table:number-columns-repeated="1023"/>
        </table:table-row>
        <table:table-row table:style-name="ro2">
          <table:table-cell office:value-type="string" calcext:value-type="string">
            <text:p>mình đặt hàng mua loa sản xuất ở việt nam, nhưng khi nhận hàng xem thì thấy sản xuất ở trung quốc???</text:p>
          </table:table-cell>
          <table:table-cell table:number-columns-repeated="1023"/>
        </table:table-row>
        <table:table-row table:style-name="ro3">
          <table:table-cell office:value-type="string" calcext:value-type="string">
            <text:p>mình đặt hàng tiki từ 2012 đến giờ, tiki luôn đóng gói cẩn thận, giao hàng nhanh chóng. nhưng lần này thật sự thất vọng, hàng lâu đến có thể là kho ở xa tỉnh của mình nhưng hộp đựng bị cắt ra trước như thế này là không chấp nhận được. tiki cần xem lại, để xây dựng lòng tin của khách hàng!</text:p>
          </table:table-cell>
          <table:table-cell table:number-columns-repeated="1023"/>
        </table:table-row>
        <table:table-row table:style-name="ro2">
          <table:table-cell office:value-type="string" calcext:value-type="string">
            <text:p>mình đặt hàng trên này là phiên bản nfc giờ giao hàng lại không có nfc tiki giải quyết thế nào?</text:p>
          </table:table-cell>
          <table:table-cell table:number-columns-repeated="1023"/>
        </table:table-row>
        <table:table-row table:style-name="ro2">
          <table:table-cell office:value-type="string" calcext:value-type="string">
            <text:p>mình đặt mua 2 sợi, 1 sợi mới sạc được 3 lần đã hư không sạc được nữa. đã kiểm tra lại kỹ rồi, tiki vui lòng đổi sợi khác giùm!</text:p>
          </table:table-cell>
          <table:table-cell table:number-columns-repeated="1023"/>
        </table:table-row>
        <table:table-row table:style-name="ro9">
          <table:table-cell office:value-type="string" calcext:value-type="string">
            <text:p>mình đặt mua router từ t7 và tiki báo lại thời gian dự kiến giao hàng là vào t6 của tuần sau ( nghe tiki nói là do hàng ở kho cần thơ) . dù thời gian dự kiến lâu như vậy nhưng tiki vẫn giao trễ. mình chờ đến t7 nhưng vẫn không có bất kì cuộc gọi nào về giao hàng. gọi cho tiki thì bên tiki báo lại đã chuyển qua đối tác giao hàng và sẽ giao trong t7, nhưng rốt cuộc vẫn không có bất kì cuộc gọi nào. rồi t2 mình cũng làm 2 cuộc gọi đến tiki nhưng đổi lại vẫn là bên tiki không thể liên lạc được với bên vận chuyển. mãi đến t3 thì sau bao ngày chờ đợi hàng cũng về. qua đó mình rất không hài lòng với cách làm việc của tiki, thời gian giao dự kiến lâu như vậy nhưng vẫn giao trễ đến mấy ngày. đã vậy khi hỏi đến hàng đã được vận chuyển đến đâu thì tiki không biết, chỉ biết là đã giao hàng cho đối tác, tiki đã phản hồi cho đối tác nhưng đối tác im lặng thì việc của chúng ta là cứ chờ thôi ??? thật sự mua cái router này mà phải chờ đến hơn cả tuần. <text:s/>p/s : sau khi có hàng, t4 mình setting router thì cắm dây wan vô đèn không sáng, thế là phải gọi cho bên tiki để tiki gọi cho bên bán hỗ trợ. giờ thì mình vẫn đang chờ hỗ trợ đây...</text:p>
          </table:table-cell>
          <table:table-cell table:number-columns-repeated="1023"/>
        </table:table-row>
        <table:table-row table:style-name="ro2">
          <table:table-cell office:value-type="string" calcext:value-type="string">
            <text:p>mình đặt mua sản phẩm cuối tháng 4/2020 nhưng nay sạc pin thì không vào. hỗ trợ giúp mình</text:p>
          </table:table-cell>
          <table:table-cell table:number-columns-repeated="1023"/>
        </table:table-row>
        <table:table-row table:style-name="ro2">
          <table:table-cell office:value-type="string" calcext:value-type="string">
            <text:p>mình đặt sản phẩm tai nghe akg jack 3.5 sao shop lại giao cho mình jack type c, thế này thì mình cắm vào laptop kiểu gì??? tiki liên hệ đối hàng giúp mình!</text:p>
          </table:table-cell>
          <table:table-cell table:number-columns-repeated="1023"/>
        </table:table-row>
        <table:table-row table:style-name="ro5">
          <table:table-cell office:value-type="string" calcext:value-type="string">
            <text:p>mình đi tặng quà nên không biết chất lượng sản phẩm như thế nào, nhưng chất lượng chắc không đến nỗi tệ. nhưng thời gian giao hàng quá lâu, khác xa với dự kiến giao hàng. nếu không chắc giao được vào 1 ngày nào đó thì ít ra dự kiến giao hàng cũng chỉ xê dịch từ 2-3 ngày, đây từ ngày đặt hàng đến 7 ngày sau vẫn chỉ ở trang thái đang đóng gói. may mắn mình đặt trc chứ nếu tặng quà kiểu này chắc đến sau ngày sn của bạn mình thì họ mới nhận được. mình luôn tin tưởng sản phẩm của tiki nhưng mình đã bị trường hợp này 2 lần. nếu lần sau mình mua hàng ở tiki mình sẽ cân nhắc thật kỹ.</text:p>
          </table:table-cell>
          <table:table-cell table:number-columns-repeated="1023"/>
        </table:table-row>
        <table:table-row table:style-name="ro3">
          <table:table-cell office:value-type="string" calcext:value-type="string">
            <text:p>mình đọc review rồi mới mua, thấy khen nhiều mà sao lúc mua về lại không được như reviews ?? 1. đeo lỏng lẻo, dễ rớt 2. không nghe được cùng lúc 2 bên, nghe 1 bên thì ok - nghe 2 bên thì nó bị cà giựt cà giựt <text:s/>hơi tiếc tiền ạ </text:p>
          </table:table-cell>
          <table:table-cell table:number-columns-repeated="1023"/>
        </table:table-row>
        <table:table-row table:style-name="ro2">
          <table:table-cell office:value-type="string" calcext:value-type="string">
            <text:p>mình dùng 3 ngày đầu thì nghe ổn !!! mà sảng hôm sau tự dung 1 bên tai nghe nó tịt luôn !!! cắm sạc mãi mà k lên</text:p>
          </table:table-cell>
          <table:table-cell table:number-columns-repeated="1023"/>
        </table:table-row>
        <table:table-row table:style-name="ro3">
          <table:table-cell office:value-type="string" calcext:value-type="string">
            <text:p>mình dùng được 2 tháng thì chuột bị double click (mình đã kiểm tra qua mouse event test page). mình muốn bảo hành thì làm sao vậy ạ, mong được tiki support mình cảm ơn.</text:p>
          </table:table-cell>
          <table:table-cell table:number-columns-repeated="1023"/>
        </table:table-row>
        <table:table-row table:style-name="ro3">
          <table:table-cell office:value-type="string" calcext:value-type="string">
            <text:p>mình dùng được 2-3 tuần và ròii hôm qua đến giờ nó cứ bị hiện lên màu xanh lá đậm không vào được mạng trong khi kết nối sóng vẫn 3 cọc.mạng chủ vẫn dùng bình thườnghuong.thỉnh thoảng lên xanh lá nhưng không thể kết nối</text:p>
          </table:table-cell>
          <table:table-cell table:number-columns-repeated="1023"/>
        </table:table-row>
        <table:table-row table:style-name="ro2">
          <table:table-cell office:value-type="string" calcext:value-type="string">
            <text:p>mình dùng được gần 3 tháng, dây xuống màu, và mắc dây bắt đầu tưa, gây vướn vào áo quần! các bạn cân nhắc khi mua!</text:p>
          </table:table-cell>
          <table:table-cell table:number-columns-repeated="1023"/>
        </table:table-row>
        <table:table-row table:style-name="ro3">
          <table:table-cell office:value-type="string" calcext:value-type="string">
            <text:p>mình dùng được hơn 1 năm thì cap có hiện tưởng chảy đứt như trong hình. mình thường sạc xong là quấn lại cho vào hộp cẩn thận mà không hiểu sao nó bị vậy. <text:s/>không biết còn thời gian bảo hành không? <text:s/></text:p>
          </table:table-cell>
          <table:table-cell table:number-columns-repeated="1023"/>
        </table:table-row>
        <table:table-row table:style-name="ro3">
          <table:table-cell office:value-type="string" calcext:value-type="string">
            <text:p>mình dùng không thể kết nối được. các thiết bị bluetooth reciever hoặc loa bluetooth không thể kết nối được thông qua thiết bị này, 5/7 thiết bị của mình không thực hiện được kết nối. thất vọng.</text:p>
          </table:table-cell>
          <table:table-cell table:number-columns-repeated="1023"/>
        </table:table-row>
        <table:table-row table:style-name="ro2">
          <table:table-cell office:value-type="string" calcext:value-type="string">
            <text:p>mình dùng xs max mà shop gửi xs. giờ mình cần đổi lại có được k?</text:p>
          </table:table-cell>
          <table:table-cell table:number-columns-repeated="1023"/>
        </table:table-row>
        <table:table-row table:style-name="ro3">
          <table:table-cell office:value-type="string" calcext:value-type="string">
            <text:p>mình hài lòng tất cả, từ khâu đóng gói, vận chuyển, tới sản phẩm và quà tặng. một điều thất vọng duy nhất cái phiếu bảo hành. ngày xuất kho là 20/6/2016 và có giá trị không quá 18 tháng kể từ ngày xuất kho. nhưng mình mua là năm 2018 rồi. nên không được bảo hành nữa. <text:s/></text:p>
          </table:table-cell>
          <table:table-cell table:number-columns-repeated="1023"/>
        </table:table-row>
        <table:table-row table:style-name="ro2">
          <table:table-cell office:value-type="string" calcext:value-type="string">
            <text:p>mình hơi nghi ngờ hàng đểu vì logitech gaming k nhận được, nếu được mình xin trả lại được k?</text:p>
          </table:table-cell>
          <table:table-cell table:number-columns-repeated="1023"/>
        </table:table-row>
        <table:table-row table:style-name="ro3">
          <table:table-cell office:value-type="string" calcext:value-type="string">
            <text:p>mình không biết do vấn đề gì mà mình đã sạc từ 6h tối ngày hôm qua, đến bây giờ đã là 1h trưa ngày hôm nay nhưng đèn vẫn chỉ cứ nhấp nháy ở mức 3, mãi không chịu đầy? mình rất cần sự hỗ trợ từ tiki!</text:p>
          </table:table-cell>
          <table:table-cell table:number-columns-repeated="1023"/>
        </table:table-row>
        <table:table-row table:style-name="ro3">
          <table:table-cell office:value-type="string" calcext:value-type="string">
            <text:p>mình không hiểu sao tai nghe luôn trong tình trạng 1 bên có đèn đỏ, 1 bên không (bên tai phải) không hiểu do bị lỗi hay kết nối kém hay gì nữa. mình tháo ra lắp lại thì bên tai đấy hiện lên đèn đỏ được 2 phút thì lại nhảy đèn trắng và rồi được 2 phút sau lại thành tắt đèn như ban đầu</text:p>
          </table:table-cell>
          <table:table-cell table:number-columns-repeated="1023"/>
        </table:table-row>
        <table:table-row table:style-name="ro2">
          <table:table-cell office:value-type="string" calcext:value-type="string">
            <text:p>mình không kết nối được với <text:s/>điện thoại gọi hổ trợ munhf với</text:p>
          </table:table-cell>
          <table:table-cell table:number-columns-repeated="1023"/>
        </table:table-row>
        <table:table-row table:style-name="ro2">
          <table:table-cell office:value-type="string" calcext:value-type="string">
            <text:p>mình không kết nối được với laptop. ban chỉ mình với nhe</text:p>
          </table:table-cell>
          <table:table-cell table:number-columns-repeated="1023"/>
        </table:table-row>
        <table:table-row table:style-name="ro3">
          <table:table-cell office:value-type="string" calcext:value-type="string">
            <text:p>mình không kịp kiểm tra hàng mà lấy luôn, đến tối mở ra thì thấy điện thoại dùng cũng ok nhưng cam không đẹp và tai nghe bị đứt dây không dùng được, mình muốn đổi tai nghe shop giúp mình với.</text:p>
          </table:table-cell>
          <table:table-cell table:number-columns-repeated="1023"/>
        </table:table-row>
        <table:table-row table:style-name="ro4">
          <table:table-cell office:value-type="string" calcext:value-type="string">
            <text:p>mình không quá rành về công nghệ, nhưng usb xài mấy con kia khá ổn. đợt này mua usb này, cắm máy tính, ban đầu nhận, đang copy giữa chừng usb tự động ngắt kết nối, thử đi thử lại rất nhiều lần kết quả vẫn vậy, sau đó thử cái usb cũ của mình thì copy bình thường, nên chắc chắn không phải máy tính có vấn đề. mà usb chép được thì xài nó lag lag, giật giật, vẫn như cũ, đổi cái usb 8gb cũ thì xài trơn tru không sao cả. mình muốn được trả hàng, mong tiki sớm giải quyết cho mình.</text:p>
          </table:table-cell>
          <table:table-cell table:number-columns-repeated="1023"/>
        </table:table-row>
        <table:table-row table:style-name="ro4">
          <table:table-cell office:value-type="string" calcext:value-type="string">
            <text:p>mình không thấy mục đánh giá nhân viên giao hàng nên xin phép thông tim vào đây <text:s/>chuột mình nhận rất ok, nhưng thái độ giao hàng của nhân viên không chấp nhận được <text:s/>khi tới địa chỉ giao, gọi cho khách chỉ nói kiểu “em đến rồi” - wtf? ai đến, đến làm gì, từ đâu đến? sao không thông tin đủ luôn cho khách mà phải phiền gọi lại. <text:s/>xuống nhận hàng không nhìn khách, không nói gì, quay mặt ra ngoài đưa hàng một tay cho khách rồi đi luôn. <text:s/>trải nghiệm tệ nhất vs tiki trước tới giờ.</text:p>
          </table:table-cell>
          <table:table-cell table:number-columns-repeated="1023"/>
        </table:table-row>
        <table:table-row table:style-name="ro2">
          <table:table-cell office:value-type="string" calcext:value-type="string">
            <text:p>mình không thể kết nối được với tai nghe bên trái thực sự rất buồn mình hy vọng được đổi lại để nghe được cả 2 tai</text:p>
          </table:table-cell>
          <table:table-cell table:number-columns-repeated="1023"/>
        </table:table-row>
        <table:table-row table:style-name="ro2">
          <table:table-cell office:value-type="string" calcext:value-type="string">
            <text:p>mình không active được serial? , tiki tư vấn giúp mình nha</text:p>
          </table:table-cell>
          <table:table-cell table:number-columns-repeated="1023"/>
        </table:table-row>
        <table:table-row table:style-name="ro5">
          <table:table-cell office:value-type="string" calcext:value-type="string">
            <text:p>mình không có vấn đề gì với tiki khi mua ổ này, chỉ là wd quá làm mình thất vọng. ngày xưa lap mình xài wd cũng hư ổ cứng, mình nghĩ do xui, wd cũng nổi tiếng mà. nhưng mua thêm ổ cứng này cóp phim coi thì được vài bộ cái ổ cứng chậm như rùa, đọc ghi được vài kb, đem ra trung tâm bảo hành họ đổi cho cái mới hoàn toàn. về xài được 2 lần nữa bị y chang : )) thiệt sự thề, mình cũng mua cái box orico 120k gắn ổ toshiba 2 năm tuổi vào còn bền hơn con này, đọc ghi còn được 70mb. hết sức nản, các bạn nên chuyển qua hãng khác mà xài cho bền</text:p>
          </table:table-cell>
          <table:table-cell table:number-columns-repeated="1023"/>
        </table:table-row>
        <table:table-row table:style-name="ro2">
          <table:table-cell office:value-type="string" calcext:value-type="string">
            <text:p>mình không dùng được sản phẩm này. nó k hiện con chuột lên màn hình. làm thế nào để đổi sản phẩm vậy</text:p>
          </table:table-cell>
          <table:table-cell table:number-columns-repeated="1023"/>
        </table:table-row>
        <table:table-row table:style-name="ro3">
          <table:table-cell office:value-type="string" calcext:value-type="string">
            <text:p>mình không hiểu sao wifi thì vẵn full vạch mà khi sử dụng mạng rất chậm. mở safari gần như không chạy nổi. mình cũng không biết xử lý thế nào hay thiết bị có bị lỗi gì không nữa</text:p>
          </table:table-cell>
          <table:table-cell table:number-columns-repeated="1023"/>
        </table:table-row>
        <table:table-row table:style-name="ro2">
          <table:table-cell office:value-type="string" calcext:value-type="string">
            <text:p>mình không nhận tiếu mất dây sạc mà 1 bên tai không nghe được yêu cầu đổi lại</text:p>
          </table:table-cell>
          <table:table-cell table:number-columns-repeated="1023"/>
        </table:table-row>
        <table:table-row table:style-name="ro2">
          <table:table-cell office:value-type="string" calcext:value-type="string">
            <text:p>mình không thể sử dụng được chứ năng bluetooth trên máy tính bảng dell</text:p>
          </table:table-cell>
          <table:table-cell table:number-columns-repeated="1023"/>
        </table:table-row>
        <table:table-row table:style-name="ro3">
          <table:table-cell office:value-type="string" calcext:value-type="string">
            <text:p>mình là "fan" của tiki. nhưng , mình mua sản phẩm tháng 4/2019 và bàn phím này mình dùng khá ít, ít lắm luôn vậy mà bị liệt mất 2 phím. mình mua vì sản phẩm <text:s/>kèm theo dòng chữ "hàng chính hãng" hơi "ức" vì bàn phím này. mình <text:s/>mong tiki kiểm tra nguồn nhập.</text:p>
          </table:table-cell>
          <table:table-cell table:number-columns-repeated="1023"/>
        </table:table-row>
        <table:table-row table:style-name="ro3">
          <table:table-cell office:value-type="string" calcext:value-type="string">
            <text:p>mình làm cho fpt,thấy có sản phẩm tplink archer c5 fpt dùng rất tốt,cứ nghĩ c50 dùng cũng vậy,nhug quá thất vọng,sóng 2,4ghz còn tạm , sóng 5ghz rất kém ngồi gần modem test còn nửa băng thông ,chạy ppoe khi xem truyền hình thì giật,sản phẩm không đáng tiền so với giá</text:p>
          </table:table-cell>
          <table:table-cell table:number-columns-repeated="1023"/>
        </table:table-row>
        <table:table-row table:style-name="ro3">
          <table:table-cell office:value-type="string" calcext:value-type="string">
            <text:p>mình mở video 4k trên youtube ở pc kết nối với tv 4k 55 samsung thì bị giật, nói chung là không xem được 4k. 1080 thì ok. không biết do cable hay do gì nữa. mình dùng qua cổng display port.</text:p>
          </table:table-cell>
          <table:table-cell table:number-columns-repeated="1023"/>
        </table:table-row>
        <table:table-row table:style-name="ro3">
          <table:table-cell office:value-type="string" calcext:value-type="string">
            <text:p>mình mới đặt mua và nhận hàng trong ngày hôm nay. lúc lấy ra mình sạc pin đầy mà có mở nguồn được. nhưng khi ngừng sạc thì lại không mở được nút nguồn. k kích hoạt được.</text:p>
          </table:table-cell>
          <table:table-cell table:number-columns-repeated="1023"/>
        </table:table-row>
        <table:table-row table:style-name="ro2">
          <table:table-cell office:value-type="string" calcext:value-type="string">
            <text:p>mình mới dùng chuột được mấy bữa mà bị hư h không dùng được, cho mình hỏi làm thế nào để bảo hành, mình bị mất hóa đơn mua hàng chỉ còn con chuột</text:p>
          </table:table-cell>
          <table:table-cell table:number-columns-repeated="1023"/>
        </table:table-row>
        <table:table-row table:style-name="ro2">
          <table:table-cell office:value-type="string" calcext:value-type="string">
            <text:p>mình mới dùng được có mấy tiếng đồng hồ mà đã hết 10% pin rồi , n có vấn đề gì vậy ???</text:p>
          </table:table-cell>
          <table:table-cell table:number-columns-repeated="1023"/>
        </table:table-row>
        <table:table-row table:style-name="ro3">
          <table:table-cell office:value-type="string" calcext:value-type="string">
            <text:p>mình mới dùng được 2 ngày nhưng đã có dấu hiệu bị đơ, kết nối chậm, đặc biệt là phím sản phẩmace, phím c và phím v. <text:s/>rất gây khó chịu và phiền toái trong quá trình sử dụng, không biết đây có phải lỗi kỹ thuật của sản phẩm?</text:p>
          </table:table-cell>
          <table:table-cell table:number-columns-repeated="1023"/>
        </table:table-row>
        <table:table-row table:style-name="ro5">
          <table:table-cell office:value-type="string" calcext:value-type="string">
            <text:p>mình mới khui hộp hôm nay và sử dụng trong khoảng 2 tiếng. lúc đầu thì chuột sử dụng bình thường và khá mượt nhưng sau 2 tiếng thì bắt đầu lag, lúc mình rê chuột nhanh độ lag rất rõ và khó chịu, mình nghĩ không phải do máy mình vì mình rê bằng touchpadmin vẫn mượt bình thường, mình sử dụng chuột không dây khác loại rẻ hơn của bạn mình cũng không bị như vậy. dù là do chuột hay do pin thì mình nghĩ trải nghiệm này cũng rất tệ và không nên xảy ra. ngoài ra phần click chuột cũng bị kênh và không đều hai bên trái phải, tuy nhiên lỗi này mình bỏ qua được. mình sẽ thử thay pin, mong shop phản hồi cho mình ạ.</text:p>
          </table:table-cell>
          <table:table-cell table:number-columns-repeated="1023"/>
        </table:table-row>
        <table:table-row table:style-name="ro2">
          <table:table-cell office:value-type="string" calcext:value-type="string">
            <text:p>mình mới kua được tầm 1 tuần mà tới nay dùng chuột nó cứ nhảy loạn xạ, tiki có hỗ trợ đổi không ạ?</text:p>
          </table:table-cell>
          <table:table-cell table:number-columns-repeated="1023"/>
        </table:table-row>
        <table:table-row table:style-name="ro2">
          <table:table-cell office:value-type="string" calcext:value-type="string">
            <text:p>mình mới lấy hàng 2 ngày, nhưng quạt rất kêu. nghe rất đâu đầu. mong được đổi hàng. check lại hàng trước khi gửi giúp mình.</text:p>
          </table:table-cell>
          <table:table-cell table:number-columns-repeated="1023"/>
        </table:table-row>
        <table:table-row table:style-name="ro2">
          <table:table-cell office:value-type="string" calcext:value-type="string">
            <text:p>mình mới mua 1 ngày đã không sử dụng dc, bảo hành làm sao đổi lại cho mình .</text:p>
          </table:table-cell>
          <table:table-cell table:number-columns-repeated="1023"/>
        </table:table-row>
        <table:table-row table:style-name="ro2">
          <table:table-cell office:value-type="string" calcext:value-type="string">
            <text:p>mình mới mua con này mới nhận chiều hôm qua nhưng máy chạy chậm quá, không đáng với giá thành, có thể đổi trả không tiki?</text:p>
          </table:table-cell>
          <table:table-cell table:number-columns-repeated="1023"/>
        </table:table-row>
        <table:table-row table:style-name="ro2">
          <table:table-cell office:value-type="string" calcext:value-type="string">
            <text:p>mình mới mua được 3 hôm thì tai nghe bị rè tai trái. tai phải nghe bình thường. chế độ bảo hành thế nào nhỉ?</text:p>
          </table:table-cell>
          <table:table-cell table:number-columns-repeated="1023"/>
        </table:table-row>
        <table:table-row table:style-name="ro2">
          <table:table-cell office:value-type="string" calcext:value-type="string">
            <text:p>mình mới mua được 1 tháng trong sạc có nc gì đó như nhựa thông chảy ra sạc không vào luôn. hỏng sạc</text:p>
          </table:table-cell>
          <table:table-cell table:number-columns-repeated="1023"/>
        </table:table-row>
        <table:table-row table:style-name="ro2">
          <table:table-cell office:value-type="string" calcext:value-type="string">
            <text:p>mình mới mua được đúng 1 tuần và màn hình bị vầy mình muốn được đổi hàng chứ chưa gì đã có lỗi thì dùng lâu hơn sẽ thế nào</text:p>
          </table:table-cell>
          <table:table-cell table:number-columns-repeated="1023"/>
        </table:table-row>
        <table:table-row table:style-name="ro2">
          <table:table-cell office:value-type="string" calcext:value-type="string">
            <text:p>mình mới mua hàng trưa nay 20/10. và không bắt được sóng wf, không kết nối được. <text:s/>có hỗ trợ đổi trả không ạh?</text:p>
          </table:table-cell>
          <table:table-cell table:number-columns-repeated="1023"/>
        </table:table-row>
        <table:table-row table:style-name="ro2">
          <table:table-cell office:value-type="string" calcext:value-type="string">
            <text:p>mình mới mua hôm 11/09, dùng đến nay được 1 tháng thì thấy điểm chết chính giữa màn hình, cho hỏi chế độ bảo hành như thế nào vậy ạ?</text:p>
          </table:table-cell>
          <table:table-cell table:number-columns-repeated="1023"/>
        </table:table-row>
        <table:table-row table:style-name="ro3">
          <table:table-cell office:value-type="string" calcext:value-type="string">
            <text:p>mình mới mua hôm qua, về bên ngoài thì ok mọi thứ, tiki ship nhanh. nhưng khi mình test sạc, thì dù chỉ dùng 1 cổng nhưg sản phẩm chỉ sau 1h thì nóng hổi và ghê hơn là nóng cả điện thoại mình đag sạc (mình sạc iphone, dây zin của hãng). mình mong muốn được trả hàng. mong tiki phản hồi và xử lý sớm giúp mình! cảm ơn</text:p>
          </table:table-cell>
          <table:table-cell table:number-columns-repeated="1023"/>
        </table:table-row>
        <table:table-row table:style-name="ro2">
          <table:table-cell office:value-type="string" calcext:value-type="string">
            <text:p>mình mới mua hôm thứ 5 thì hôm nay loa ngoài bị rè shop và tiki hỗ trợ đổi hàng giúp mình với đang háo hức vì có điện thoại mới dùng mà đã hỏng rồi <text:s/></text:p>
          </table:table-cell>
          <table:table-cell table:number-columns-repeated="1023"/>
        </table:table-row>
        <table:table-row table:style-name="ro3">
          <table:table-cell office:value-type="string" calcext:value-type="string">
            <text:p>mình mới mua i12 sao mình không thấy hiển thị phần trăm như trong hình mình đã gửi vậy b, mong b hướng dẫn cho mình, làm sao có thể biết được phần trăm khi hết pin???</text:p>
          </table:table-cell>
          <table:table-cell table:number-columns-repeated="1023"/>
        </table:table-row>
        <table:table-row table:style-name="ro2">
          <table:table-cell office:value-type="string" calcext:value-type="string">
            <text:p>mình mới mua loa, sử dụng chưa được 3 lần . đã gặp trục trặc ở phần cắm sạc không vào. mình cần hỗ trợ</text:p>
          </table:table-cell>
          <table:table-cell table:number-columns-repeated="1023"/>
        </table:table-row>
        <table:table-row table:style-name="ro3">
          <table:table-cell office:value-type="string" calcext:value-type="string">
            <text:p>mình mới mua máy , còn nguyên seal , nhưng khi boc mở máy đê đăng nhập icloud thì mình lại thấy có sẵn 1 cái mã icloud trong máy . cho mình hỏi đây là hàng mơi hay là 99% like new ??</text:p>
          </table:table-cell>
          <table:table-cell table:number-columns-repeated="1023"/>
        </table:table-row>
        <table:table-row table:style-name="ro3">
          <table:table-cell office:value-type="string" calcext:value-type="string">
            <text:p>mình mới mua máy thôi, nhưng không hiển thị được số trang. vào cài đặt thì phần hiển thị số trang bị bôi xám không chọn được. đọc mà không biết đến trang nào khó chịu chết đi được. cài đặt từ điển anh - việt cũng không được luôn. help me!</text:p>
          </table:table-cell>
          <table:table-cell table:number-columns-repeated="1023"/>
        </table:table-row>
        <table:table-row table:style-name="ro2">
          <table:table-cell office:value-type="string" calcext:value-type="string">
            <text:p>mình mới mua sạc hồi tháng 1. đến giờ khoảng 7 tháng thì hỏng. sạc không vào nữa.</text:p>
          </table:table-cell>
          <table:table-cell table:number-columns-repeated="1023"/>
        </table:table-row>
        <table:table-row table:style-name="ro3">
          <table:table-cell office:value-type="string" calcext:value-type="string">
            <text:p>mình mới mua sản phẩm chưa được 1 tuần mà pin ban đầu hiển thị 80% giờ mới có 5 ngày mà còn 44%, trong khi ngày đầu nhận thì chỉ cài đặt mifit liên kết điện thoại ngoài ra không làm gì nữa mà giảm vậy có phải bị lỗi không, mong tiki kiểm tra giúp <text:s text:c="2"/></text:p>
          </table:table-cell>
          <table:table-cell table:number-columns-repeated="1023"/>
        </table:table-row>
        <table:table-row table:style-name="ro2">
          <table:table-cell office:value-type="string" calcext:value-type="string">
            <text:p>mình mới mua sản phẩm dùng được vài tiếng thì tai nghe bên phải không nhận</text:p>
          </table:table-cell>
          <table:table-cell table:number-columns-repeated="1023"/>
        </table:table-row>
        <table:table-row table:style-name="ro3">
          <table:table-cell office:value-type="string" calcext:value-type="string">
            <text:p>mình mới mua sản phẩm này được gần một tuần. mình không hài lòng 1 điểm là hộp đã bị mở ra từ trước và số ghi chỉ có 28gb không giống như số gb của sản phẩm được bán ra. mình mua vào đúng đợt giảm giá sốc nên mua được giá khá rẻ so với các nơi khác.</text:p>
          </table:table-cell>
          <table:table-cell table:number-columns-repeated="1023"/>
        </table:table-row>
        <table:table-row table:style-name="ro10">
          <table:table-cell office:value-type="string" calcext:value-type="string">
            <text:p>mình mới mua sản phẩm này và có vài đánh giá như sau: - đóng gói: mình không thích cách mà nova rạch hộp để dán tem và dán lại và ký tay một cách thiếtu thẩm mỹ như thế này, không khác hàng tồn. đây cũng là thiếtu sót của mình, đáng nhẽ mình nên chọn nhà phân phối là tiki tradmining ở cùng mức giá. mình vẫn thích cách tiki tradmining phục vụ khách hàng hơn. - tem bảo hành: dán 2 tem chồng lên nhau nhìn rất thiếtu mỹ quan. - chất lượng sản phẩm: đúng như bình luận của bạn bên dưới là logo trên chuột và bộ thu tín hiệu khác nhau. điều này mình có thể hiểu do logitech thay đổi logo nhưng seri trên 2 thiết bị là khác nhau cho dù sản phẩm vẫn hoạt động bình thường nhưng mình không thích. - trải nghiệm: vì là dòng slient nên ấn rất nhẹ và không ồn, nói về cảm giác thì không thể bằng những con chuột gaming trước đây mình đã từng dùng nên bạn nào kỳ vọng cảm giác ấn có phản hồi thì nên chọn dòng khác của logitech. mình hướng tới thiết kế thanh lịch đi cùng bàn phím k380 nên chọn mẫu này để cùng logo và phong cách thiết kế. <text:s/>cuối bài: mình định mua thêm 1 bàn phím k380 nữa để dành vì mặc dù bàn phím ra đời đã lâu nhưng trải nghiệm rất tuyệt trong tầm giá. nhưng chắc chắn không phải mua của <text:s/>nova</text:p>
          </table:table-cell>
          <table:table-cell table:number-columns-repeated="1023"/>
        </table:table-row>
        <table:table-row table:style-name="ro2">
          <table:table-cell office:value-type="string" calcext:value-type="string">
            <text:p>mình mới mua và không thể connect với macbook pro 2015 thông qua bluetooth, còn qua đầu usb thì vẫn nhận <text:s/></text:p>
          </table:table-cell>
          <table:table-cell table:number-columns-repeated="1023"/>
        </table:table-row>
        <table:table-row table:style-name="ro2">
          <table:table-cell office:value-type="string" calcext:value-type="string">
            <text:p>mình mới mua về dùng được 1 tuần , mà mic bị hỏng không nói được nữa , với tầm giá rẻ thì mình cx chỉ góp ý vậy chứ k phàn nàn gì</text:p>
          </table:table-cell>
          <table:table-cell table:number-columns-repeated="1023"/>
        </table:table-row>
        <table:table-row table:style-name="ro2">
          <table:table-cell office:value-type="string" calcext:value-type="string">
            <text:p>mình mới mua về xách đây một tháng, lấy củ sạc gấm vào, lúc đầu hiện đỏ, được 1p thì tắt và không thấy sạc được nữa, hết pin, không xài được</text:p>
          </table:table-cell>
          <table:table-cell table:number-columns-repeated="1023"/>
        </table:table-row>
        <table:table-row table:style-name="ro2">
          <table:table-cell office:value-type="string" calcext:value-type="string">
            <text:p>mình mới nhận dc hàng hôm nay. khi bóc hộp thấy sản phẩm không có tem bảo hành. cho hỏi là tại sao ạ?</text:p>
          </table:table-cell>
          <table:table-cell table:number-columns-repeated="1023"/>
        </table:table-row>
        <table:table-row table:style-name="ro2">
          <table:table-cell office:value-type="string" calcext:value-type="string">
            <text:p>mình mới nhận được tai nghe nhìn thì hơi cũ còn 1 bên tai thì nghe không được mong shop đổi lại cho mình</text:p>
          </table:table-cell>
          <table:table-cell table:number-columns-repeated="1023"/>
        </table:table-row>
        <table:table-row table:style-name="ro2">
          <table:table-cell office:value-type="string" calcext:value-type="string">
            <text:p>mình mới nhận được em nó và khá thất vọng về tình trạng hộp đựng, không có seal, tem bảo hành thì bị rách, thật đáng thất vọng.</text:p>
          </table:table-cell>
          <table:table-cell table:number-columns-repeated="1023"/>
        </table:table-row>
        <table:table-row table:style-name="ro3">
          <table:table-cell office:value-type="string" calcext:value-type="string">
            <text:p>mình mới nhận được hàng hôm nay từ tiki. khi khui hộp và mở máy ra thì gặp lỗi màn hình, xuất hiện 1 chấm đen bên góc trái như ảnh mình chụp. mình muốn được hỗ trợ bảo hành đổi máy sớm nhất có thể vì mình mua làm quà tặng. cảm ơn tiki!</text:p>
          </table:table-cell>
          <table:table-cell table:number-columns-repeated="1023"/>
        </table:table-row>
        <table:table-row table:style-name="ro2">
          <table:table-cell office:value-type="string" calcext:value-type="string">
            <text:p>mình mới nhận được hàng, vừa mở hộp đã hư 1 bên tai phải.. cái này xử lý cho mình sao đây?</text:p>
          </table:table-cell>
          <table:table-cell table:number-columns-repeated="1023"/>
        </table:table-row>
        <table:table-row table:style-name="ro2">
          <table:table-cell office:value-type="string" calcext:value-type="string">
            <text:p>mình mới nhận được nhưng cắm 2 ổ cứng mà không nhận không thấy đèn báo gì cả có đổi lại không tiki</text:p>
          </table:table-cell>
          <table:table-cell table:number-columns-repeated="1023"/>
        </table:table-row>
        <table:table-row table:style-name="ro2">
          <table:table-cell office:value-type="string" calcext:value-type="string">
            <text:p>mình mới nhận được tai nghe hồi sáng, chất lượng cũng ok nhưng mà không được tặng túi vải nên hơi thất vọng</text:p>
          </table:table-cell>
          <table:table-cell table:number-columns-repeated="1023"/>
        </table:table-row>
        <table:table-row table:style-name="ro2">
          <table:table-cell office:value-type="string" calcext:value-type="string">
            <text:p>mình mới nhận được tai nghe trưa nay! tai nghe 0 nghe dc bên phải! sạc pin bên trái lúc vào lúc ngắt mặc dù sạc chưa đầy!</text:p>
          </table:table-cell>
          <table:table-cell table:number-columns-repeated="1023"/>
        </table:table-row>
        <table:table-row table:style-name="ro2">
          <table:table-cell office:value-type="string" calcext:value-type="string">
            <text:p>mình mới nhận hàng chiều nay, hàng mới mà tại sao pin lại lỏng không vào và vẫn chưa xài được</text:p>
          </table:table-cell>
          <table:table-cell table:number-columns-repeated="1023"/>
        </table:table-row>
        <table:table-row table:style-name="ro8">
          <table:table-cell office:value-type="string" calcext:value-type="string">
            <text:p>mình mới nhận hàng được 2 hôm. tai nghe chất lượng âm thanh khá ổn. nhưng chỉ xài được 1 lần đầu nghe tầm 2 giờ, không liên tục. sau đó mình để tai nghe vào dock sạc thì nó không tự sạc đầy được nữa. dù mình đã sạc dock sạc lên 100% pin luôn, nhưng tai nghe dường như không tự nạp pin được. hiển thị như trên đèn thì mình hiểu là tai nghe sạc được 80%, sáng đèn báo sạc được tầm 10 giây là tắt, không nạp thêm được mà còn tuột pin trên đèn hiển thị nữa. khi kết nối bluetooth với điện thoại thì nghe chưa hết 1 bài hát là pin tuột rất nhanh, tầm 3 phút là tai nghe báo pin yếu, rồi tự ngắt kết nối. mình cũng thử để tai nghe trong dock sạc đủ thời gian 3 giờ, tối qua thử cả đêm, nhưng tình trạng cũng tương tự. mua hàng tiki nhiều lần, nhưng lần này thất vọng quá.</text:p>
          </table:table-cell>
          <table:table-cell table:number-columns-repeated="1023"/>
        </table:table-row>
        <table:table-row table:style-name="ro2">
          <table:table-cell office:value-type="string" calcext:value-type="string">
            <text:p>mình mới nhận hàng được mấy ngày, tai nghe chỉ được 1 bên. thất vọng vô cùng</text:p>
          </table:table-cell>
          <table:table-cell table:number-columns-repeated="1023"/>
        </table:table-row>
        <table:table-row table:style-name="ro3">
          <table:table-cell office:value-type="string" calcext:value-type="string">
            <text:p>mình mới nhận hàng hôm 5/3 nhưng từ hai hôm trước dùng chuột đã bị lỗi, bấm chuột trái thì lại thanh chuột phải, chuột tự động di chuyển và click lung tung trên màn hình</text:p>
          </table:table-cell>
          <table:table-cell table:number-columns-repeated="1023"/>
        </table:table-row>
        <table:table-row table:style-name="ro2">
          <table:table-cell office:value-type="string" calcext:value-type="string">
            <text:p>mình mới nhận hàng hôm nay và router chạy khá chập chờn. mạng khoảng cách cũng tạm thôi nhưng mình k hài lòng về khoản hay bị mất kết nối.</text:p>
          </table:table-cell>
          <table:table-cell table:number-columns-repeated="1023"/>
        </table:table-row>
        <table:table-row table:style-name="ro3">
          <table:table-cell office:value-type="string" calcext:value-type="string">
            <text:p>mình mới nhận hàng hôm nay, đế loa bị lỗi đế có 4 gờ, nhưng 2 gờ bị lỗi giống như hình tiki hướng dẫn mình đổi lại cái mới sớm nhé vì mình cần liền nên mua tikinow, giờ đổi trả lâu quá thì bất tiện lắm. cảm ơn tiki.</text:p>
          </table:table-cell>
          <table:table-cell table:number-columns-repeated="1023"/>
        </table:table-row>
        <table:table-row table:style-name="ro3">
          <table:table-cell office:value-type="string" calcext:value-type="string">
            <text:p>mình mới nhận hàng hôm nay, hàng chưa sử dụng mà bao kính ngoài lẫn bì trong nhựa lại bị xé rách như dao rạch? cả lỗ chuột cũng bị rách xung quanh nhìn như có người móc chuột ra thế chuột khác vào? không có ý gì nhưng buôn bán thì đừng thất đức quá :)</text:p>
          </table:table-cell>
          <table:table-cell table:number-columns-repeated="1023"/>
        </table:table-row>
        <table:table-row table:style-name="ro3">
          <table:table-cell office:value-type="string" calcext:value-type="string">
            <text:p>mình mới nhận hàng hôm nay, khi bóc hộp ngoài thì thấy vỏ hộp logitech đã bị "đập hộp", dưới đáy chuột bị rất nhiều vết sướt (như hình), hàng có dấu hiệu là hàng cũ. mình rất thích tiki nhưng thật sự không hài lòng trong lần này.</text:p>
          </table:table-cell>
          <table:table-cell table:number-columns-repeated="1023"/>
        </table:table-row>
        <table:table-row table:style-name="ro3">
          <table:table-cell office:value-type="string" calcext:value-type="string">
            <text:p>mình mới nhận hàng hôm nay. hộp không nguyên seal và mặt sau có vết bẩn nhẹ và trầy xước nên mình không biết tiki lấy hàng thế nào. <text:s/>tạm thời chưa khui sử dụng xem tiki phản hồi thế nào.</text:p>
          </table:table-cell>
          <table:table-cell table:number-columns-repeated="1023"/>
        </table:table-row>
        <table:table-row table:style-name="ro3">
          <table:table-cell office:value-type="string" calcext:value-type="string">
            <text:p>mình mới nhận hàng hôm qua (22/7), hnay mới bóc để thử thì chỉ nghe được 1 bên, hai bên đều kết nối dc ma khi nghe, 1 tai nghe duoc, 1 tai không nghe duoc. yeu cau doi bao hanh bo khac. tks</text:p>
          </table:table-cell>
          <table:table-cell table:number-columns-repeated="1023"/>
        </table:table-row>
        <table:table-row table:style-name="ro2">
          <table:table-cell office:value-type="string" calcext:value-type="string">
            <text:p>mình mới nhận hàng hôm qua, cào tem và check trên web thì không chính hãng, tiki bán hàng nhái ah</text:p>
          </table:table-cell>
          <table:table-cell table:number-columns-repeated="1023"/>
        </table:table-row>
        <table:table-row table:style-name="ro2">
          <table:table-cell office:value-type="string" calcext:value-type="string">
            <text:p>mình mới nhận hàng sáng nay, nhưng mở nút nguồn không lên, sạc pin không vào. mình phải làm sao?</text:p>
          </table:table-cell>
          <table:table-cell table:number-columns-repeated="1023"/>
        </table:table-row>
        <table:table-row table:style-name="ro2">
          <table:table-cell office:value-type="string" calcext:value-type="string">
            <text:p>mình mới nhận hàng vào buổi chiều, tai bên phải tự động ngắt kết nối rồi kết nối lị liên tục, trong khi pin mình sạc 70% đề nghị shop xem xét lại dùm mình.</text:p>
          </table:table-cell>
          <table:table-cell table:number-columns-repeated="1023"/>
        </table:table-row>
        <table:table-row table:style-name="ro3">
          <table:table-cell office:value-type="string" calcext:value-type="string">
            <text:p>mình mới nhận màn hình dell p2719h 27inch, sản phẩm đi kèm không có dây hdmi kết nối nên không thể test được màn hình? vậy có cách nào nhà cung cấp liên hệ mình không?</text:p>
          </table:table-cell>
          <table:table-cell table:number-columns-repeated="1023"/>
        </table:table-row>
        <table:table-row table:style-name="ro2">
          <table:table-cell office:value-type="string" calcext:value-type="string">
            <text:p>mình mới nhận máy hồi trưa và không biết máy bị lỗi gì mà tải ứng dụng từ ch play về máy không được</text:p>
          </table:table-cell>
          <table:table-cell table:number-columns-repeated="1023"/>
        </table:table-row>
        <table:table-row table:style-name="ro3">
          <table:table-cell office:value-type="string" calcext:value-type="string">
            <text:p>mình mới sử dụng được 3 ngày, thường xuyên kết nối với macbook pro 13" 2015 và hay bị tình trạng tạm dừng video youtube khoảng 1 2 phút là tự disconnect xong 1 2 phút lúc lại tự connect nhưng chập chờn có lúc nhận lúc không, phải tắt đi bật lại mới được</text:p>
          </table:table-cell>
          <table:table-cell table:number-columns-repeated="1023"/>
        </table:table-row>
        <table:table-row table:style-name="ro2">
          <table:table-cell office:value-type="string" calcext:value-type="string">
            <text:p>mình mới vừa nhận được sản phẩm nhưng thử kết nối nhưng không được mặc dù đã thử lại nhiều lần mong shop có thể cho đổi hàng hoặc thu hồi lại</text:p>
          </table:table-cell>
          <table:table-cell table:number-columns-repeated="1023"/>
        </table:table-row>
        <table:table-row table:style-name="ro2">
          <table:table-cell office:value-type="string" calcext:value-type="string">
            <text:p>mình mới vừa nhận được sản phẩm và mở ra cài đặt mình không thể bấm kết nối được bấm hủy kết nối thì nó thoát ra lrj làng luôn</text:p>
          </table:table-cell>
          <table:table-cell table:number-columns-repeated="1023"/>
        </table:table-row>
        <table:table-row table:style-name="ro2">
          <table:table-cell office:value-type="string" calcext:value-type="string">
            <text:p>mình mua 03 cái nhưng có một chiếc bị hỏng sau hơn 1 tháng. không biết bảo hành thế nào?</text:p>
          </table:table-cell>
          <table:table-cell table:number-columns-repeated="1023"/>
        </table:table-row>
        <table:table-row table:style-name="ro2">
          <table:table-cell office:value-type="string" calcext:value-type="string">
            <text:p>mình mua 1 cái mà 1 bên nghe được 1 bên không làm sao để liên hệ với bên bán được ạ <text:s/></text:p>
          </table:table-cell>
          <table:table-cell table:number-columns-repeated="1023"/>
        </table:table-row>
        <table:table-row table:style-name="ro4">
          <table:table-cell office:value-type="string" calcext:value-type="string">
            <text:p>mình mua 1 cái về dùng. chất lượng thì do mình không chuyên về đồ đạc kỹ thuật lắm nên nhận xét theo thực tế mình sử dụng nhé. hay bị nóng/treo ạ. dùng 1 ngày thì tối tắt đi nhé, mai bật thì mới ok. để qua đêm thì mai không vào được mạng nữa. modem cũ của mình của mình cũng hãng này, trông thì không đẹp bằng nhưng dùng lại ổn hơn. sóng phát thì do mình sử dụng 1 tầng và khoảng 30m2 nên thấy tạm ổn.</text:p>
          </table:table-cell>
          <table:table-cell table:number-columns-repeated="1023"/>
        </table:table-row>
        <table:table-row table:style-name="ro2">
          <table:table-cell office:value-type="string" calcext:value-type="string">
            <text:p>mình mua 1 chuột màu đen, nút click bên phải phát ra âm thanh vừa phải, nhưng nút bên trái ồn không thua gì chuột bình thường hết.</text:p>
          </table:table-cell>
          <table:table-cell table:number-columns-repeated="1023"/>
        </table:table-row>
        <table:table-row table:style-name="ro3">
          <table:table-cell office:value-type="string" calcext:value-type="string">
            <text:p>mình mua 2 cái đen, giao một đến một trắng, cái trắng sạc lên đèn đỏ nhưng không vô điện không sài bluetooth được, cái đen sài bình thường, 2 cái chỉ có một dây sạc, không có dây nối</text:p>
          </table:table-cell>
          <table:table-cell table:number-columns-repeated="1023"/>
        </table:table-row>
        <table:table-row table:style-name="ro2">
          <table:table-cell office:value-type="string" calcext:value-type="string">
            <text:p>mình mua 2 cái nhưng chỉ xài được có 1 cái, giá rẻ nên cũng nhác đổi trả</text:p>
          </table:table-cell>
          <table:table-cell table:number-columns-repeated="1023"/>
        </table:table-row>
        <table:table-row table:style-name="ro10">
          <table:table-cell office:value-type="string" calcext:value-type="string">
            <text:p>mình mua active 3 trên tiki hôm 11/02 trong quá trình sử dụng mình gặp 1 số vấn đề như sau: <text:s/>1. khi bật điểm phát sóng thì phải bật đi bật lại nhiều lần, lapstop mới có thể nhìn thấy tên của điểm phát sóng ( test vs điện thoại ss a10 có thay sim 4g vào thì không xảy ra trường hợp tương tự). <text:s/>2.gặp lỗi liên tục trong quá trình sử dụng 4g trong 1 khoảng thời gian nhất định active 3 dù được bật chế độ 4g nhưng không thể bắt được 4g, 3g và tệ nhất là 2g cũng không bắt được, dù tắt đi bật lại nhiều lần ( có trong video). <text:s/>mình đã liên lạc với tổng đài vinaphone (vnp) trong vòng 20 ngày ( để từ 30.4.2020) với nghi ngờ do chất lượng đường truyền của vnp. <text:s text:c="4"/>+ mình làm theo hướng dẫn của tổng đài, xóa tất cả bộ nhớ đệm trong máy, soạn tin data off gửi 888, data on gửi 888 và khởi động lại máy khi gặp sự cố thì lại sử dụng 4g tốc độ cao được. <text:s text:c="4"/>+ mình đã test thử live, joy 3 và active 3 tại cùng 1 vị trí thì live, joy3 chạy sản phẩmeed test 4 g vẫn được không khi active 3 không thể kết nối đến server để test tốc độ. <text:s text:c="4"/>+ mình chuyển sim 4g sảng ss a10 dùng thử thì không xảy ra vấn đề tương tự, nhưng khi chuyển sim lại active 3 thì liền xảy ra lỗi. <text:s/>việc lỗi liên tục xảy ra và lặp đi lặp lại nhiều lần khiến mình cảm thấy không hài lòng khi sử dụng sản phẩm.</text:p>
          </table:table-cell>
          <table:table-cell table:number-columns-repeated="1023"/>
        </table:table-row>
        <table:table-row table:style-name="ro2">
          <table:table-cell office:value-type="string" calcext:value-type="string">
            <text:p>mình mua bên tiki, giao hàng nhanh. nhưng sau một thời gian ngắn sử sụng ssd bị trục trặc. tốc độ đọc rất chậm. mình thay ssd khác vào thì không bị như vậy nữa.</text:p>
          </table:table-cell>
          <table:table-cell table:number-columns-repeated="1023"/>
        </table:table-row>
        <table:table-row table:style-name="ro4">
          <table:table-cell office:value-type="string" calcext:value-type="string">
            <text:p>mình mua bộ này cắm usb vào máy tính, case để dưới chân còn bàn phìm và chuột trên bàn, lúc binh thường không sao, nhưng lúc chơi game thì di chuột để xoay màn hình nhanh chút toàn bị khựng hình, đơ hình. như kiểu chuột không đáp ứng được tốc độ hay sao đó. khi dùng 1 con chuột không dây khác, không dùng chung với bàn phím thì lại bình thường. nên thấy không hài lòng lắm. p/s : mình chơi world of warships</text:p>
          </table:table-cell>
          <table:table-cell table:number-columns-repeated="1023"/>
        </table:table-row>
        <table:table-row table:style-name="ro3">
          <table:table-cell office:value-type="string" calcext:value-type="string">
            <text:p>mình mua cách đây 6 tháng rồi, lúc đó k biết j chỉ biết lắp vô sài, nay dc ông a chỉ cho cách test sao thấy tốc độ ghi cách xa với giới thiệu quá còn tốc độ đọc vậy thì tạm chấp nhận vì dùng nhìu thì nó giảm</text:p>
          </table:table-cell>
          <table:table-cell table:number-columns-repeated="1023"/>
        </table:table-row>
        <table:table-row table:style-name="ro3">
          <table:table-cell office:value-type="string" calcext:value-type="string">
            <text:p>mình mua cho người nhà sử dụng hồi tháng 12-2019. hôm nay có dịp ra ngoài thì sim không xài được data. kiểm tra theo cú pháp thì không được cái nào. mong shop hướng dẫn cách khắc phục.</text:p>
          </table:table-cell>
          <table:table-cell table:number-columns-repeated="1023"/>
        </table:table-row>
        <table:table-row table:style-name="ro4">
          <table:table-cell office:value-type="string" calcext:value-type="string">
            <text:p>mình mua chuột này tầm tháng 10/2017, ban đầu hoạt động rất tốt, mình rất thích. pin thì đúng là cả năm mới hết viên pin bán kèm theo chuột. sau tầm 1 năm thì bắt đầu xuất hiện vấn đề ở cục receiver (cục cắm vào máy tính ấy). kiểu nó bị lỏng hay sao mà chuột thỉnh thoảng bị disconnect, sau đó là disconnect thường xuyền. mình đã thử uốn lại cái receiver bằng tay nhưng cắm vào một tí lại bị. tóm lại cho 1 năm đầu tiên thì sản phẩm này đáng 5 sao, nhưng sau đó thì mình hơi thất vọng.</text:p>
          </table:table-cell>
          <table:table-cell table:number-columns-repeated="1023"/>
        </table:table-row>
        <table:table-row table:style-name="ro3">
          <table:table-cell office:value-type="string" calcext:value-type="string">
            <text:p>mình mua cpu này mà tiki giao model 7010 <text:s/>và 2/10/2019 tiki alô báo model này đã hết vậy mà 2/10 vẫn <text:s/>thấy tiki trả lời trên đây bình thường, không nói hết hàng, đồng hồ khuyến mãi cũng vẫn chạy bình thường. vậy tóm lại là hết hay là không hết hàng vậy?</text:p>
          </table:table-cell>
          <table:table-cell table:number-columns-repeated="1023"/>
        </table:table-row>
        <table:table-row table:style-name="ro2">
          <table:table-cell office:value-type="string" calcext:value-type="string">
            <text:p>mình mua dây milan màu đen mà shop lại gửi tới màu vàng mà không có báo trước cho mình biết. làm ăn chán quá</text:p>
          </table:table-cell>
          <table:table-cell table:number-columns-repeated="1023"/>
        </table:table-row>
        <table:table-row table:style-name="ro2">
          <table:table-cell office:value-type="string" calcext:value-type="string">
            <text:p>mình mua điện thoại và dùng chưa được 2 tuần thì sạc cáp bị hư, liên hệ lên tổng đài mới biết không được bảo hành phụ kiện. mọi người lưu ý và cân nhắc nhé</text:p>
          </table:table-cell>
          <table:table-cell table:number-columns-repeated="1023"/>
        </table:table-row>
        <table:table-row table:style-name="ro3">
          <table:table-cell office:value-type="string" calcext:value-type="string">
            <text:p>mình mua dùng được 1 ngày, lúc mới thử thì vẫn tăng giảm âm lượng được, nhưng giờ bấm vào tăng hoặc giảm thì điều không có gì thay đổi, bấm ngừng bài với chuyển bài thì vẫn được, nhưng tăng giảm âm lượng thì không được. xin hỏi đây là lỗi của mi band 4 đúng không ạ? có thể đổi trả không ạ?</text:p>
          </table:table-cell>
          <table:table-cell table:number-columns-repeated="1023"/>
        </table:table-row>
        <table:table-row table:style-name="ro2">
          <table:table-cell office:value-type="string" calcext:value-type="string">
            <text:p>mình mua được 1 ngày đầu sài ok qua hôm sau không dùng được nữa</text:p>
          </table:table-cell>
          <table:table-cell table:number-columns-repeated="1023"/>
        </table:table-row>
        <table:table-row table:style-name="ro2">
          <table:table-cell office:value-type="string" calcext:value-type="string">
            <text:p>mình mua được 1 tuần mà nghe được 1 bên ah. mong shop hổ trợ bảo hành sớm</text:p>
          </table:table-cell>
          <table:table-cell table:number-columns-repeated="1023"/>
        </table:table-row>
        <table:table-row table:style-name="ro2">
          <table:table-cell office:value-type="string" calcext:value-type="string">
            <text:p>mình mua được chưa đến một tháng không làm rơi hay dính nước thì bên trái không nghe được nữa</text:p>
          </table:table-cell>
          <table:table-cell table:number-columns-repeated="1023"/>
        </table:table-row>
        <table:table-row table:style-name="ro4">
          <table:table-cell office:value-type="string" calcext:value-type="string">
            <text:p>mình mua được vài tháng, mỗi ngày in 2-3 trang (khá ít) <text:s/>1. cài drive khó khăn, hay gặp lỗi không tìm thấy cổng usb. mình cài trên các dòng máy hp hoặc epson (đã từng sử dụng) thì không gặp lỗi này. <text:s text:c="2"/>2. con lăn kéo giấy không tốt, thường xuyên bị tình trạng kéo vào nhiều tờ cho 1 trang in, rất khó chịu. điều này làm cho bản in có những trang trắng vô duyên. nặng hơn thì có thể gây kẹt giấy bên trong máy.</text:p>
          </table:table-cell>
          <table:table-cell table:number-columns-repeated="1023"/>
        </table:table-row>
        <table:table-row table:style-name="ro3">
          <table:table-cell office:value-type="string" calcext:value-type="string">
            <text:p>mình mua hàng 28/7/2019, gởi bảo hành 2 lần, vẫn lỗi. thời gian bảo bành nhiều hơn thời gian sử dụng. đang suy nghĩ không biết có nên gởi bảo hành lần 3 hay vất đi luôn :-( chất lượng thiết bị: *, dịch vụ tiki tốt. tổng đánh giá **</text:p>
          </table:table-cell>
          <table:table-cell table:number-columns-repeated="1023"/>
        </table:table-row>
        <table:table-row table:style-name="ro3">
          <table:table-cell office:value-type="string" calcext:value-type="string">
            <text:p>mình mua hàng do tiki phân phối luôn. mình cẩn thận hỏi câu hỏi về sản phẩm ở trên. mà khi nhận hàng thì thấy hộp đã mở, đế có vết mòn như một số bạn đã nói. nhưng mặt trên, đồ cắm thì còn mới. <text:s/>mình không rõ là do lý do gì mà đế mòn. chắc hàng sài rồi chăng.</text:p>
          </table:table-cell>
          <table:table-cell table:number-columns-repeated="1023"/>
        </table:table-row>
        <table:table-row table:style-name="ro3">
          <table:table-cell office:value-type="string" calcext:value-type="string">
            <text:p>mình mua hàng dùng được hơn 1 tháng, trong quá trình dùng không có bất cứ tác động nào. nhưng đến hôm nay tự dưng hai góc dưới mang hình bị hở sáng mạnh, trên màng hình xuất hiện nhiều dấu chấm đen như hình. chẳng lẽ hàng tiki chất lượng chỉ đến thế thôi sao, thật thất vọng.</text:p>
          </table:table-cell>
          <table:table-cell table:number-columns-repeated="1023"/>
        </table:table-row>
        <table:table-row table:style-name="ro3">
          <table:table-cell office:value-type="string" calcext:value-type="string">
            <text:p>mình mua hàng tiki nhiều rồi, nhưng 2 đơn hàng gần đây làm thất vọng quá, đóng gói vận chuyển móp méo hết. ổ cứng thì bị bị bóc tem như hình thì sao mà bảo hành được? tiki xem lại khâu đóng gói và vận chuyển.</text:p>
          </table:table-cell>
          <table:table-cell table:number-columns-repeated="1023"/>
        </table:table-row>
        <table:table-row table:style-name="ro3">
          <table:table-cell office:value-type="string" calcext:value-type="string">
            <text:p>mình mua hàng trên tiki cũng nhiều, về cơ bản là nền tảng tốt, sản phẩm dc đảm bảo chất lượng. và có một điều mình cực kỳ khó chịu là mỗi lần gọi lên tổng đài cskh, mình chờ rất lâu mà không có ai kết nối, trong khi vẫn phải chịu cước phí trong thời gian chờ.</text:p>
          </table:table-cell>
          <table:table-cell table:number-columns-repeated="1023"/>
        </table:table-row>
        <table:table-row table:style-name="ro4">
          <table:table-cell office:value-type="string" calcext:value-type="string">
            <text:p>mình mua hàng vào ngày 15/08/2020, khi nhận được hàng thì đã bị tháo tem như hình và chỉ dán 1 miếng băng keo trong để che chỗ bị mở, sau đó khi lắp vào máy tính thì máy không nhận được ổ cứng, mình phải nhờ đến ông anh nhưng sửa 3 ngày liên tục vẫn chưa được, mình muốn đổi sản phẩm nhưng đã lố số ngày đổi trả, không biết giờ có đổi lại được hay không ạ? sản phẩm rating cao nhưng mình đánh giá thấp về mặt hàng lần này của tiki!</text:p>
          </table:table-cell>
          <table:table-cell table:number-columns-repeated="1023"/>
        </table:table-row>
        <table:table-row table:style-name="ro2">
          <table:table-cell office:value-type="string" calcext:value-type="string">
            <text:p>mình mua hàng về mà không cài được. bạn nào hướng dẫn mình với tuấn 0971628282</text:p>
          </table:table-cell>
          <table:table-cell table:number-columns-repeated="1023"/>
        </table:table-row>
        <table:table-row table:style-name="ro2">
          <table:table-cell office:value-type="string" calcext:value-type="string">
            <text:p>minh mua hàng,trong hộp không có củ sạc.mình lên youtube coi khui seal,lại thấy có.mua bữa h mới biết thiếtu củ sạc</text:p>
          </table:table-cell>
          <table:table-cell table:number-columns-repeated="1023"/>
        </table:table-row>
        <table:table-row table:style-name="ro3">
          <table:table-cell office:value-type="string" calcext:value-type="string">
            <text:p>mình mua hôm 31/5, máy active ngày 30/5. 1/6 mình sạc pin từ 37% lến 82% thì bị chậm lại (gần như không thể sạc thêm nữa). mình khởi động lại máy thì sạc được đến 87% và tiếp tục đứng (thời gian từ 13:49’ tới 14:29’). nhờ bên tiki hổ trợ kiểm tra lại máy giúp mình</text:p>
          </table:table-cell>
          <table:table-cell table:number-columns-repeated="1023"/>
        </table:table-row>
        <table:table-row table:style-name="ro3">
          <table:table-cell office:value-type="string" calcext:value-type="string">
            <text:p>mình mua ip 11 nhưng khi lấy về gam màu màn hình và camera hơi vàng không trong như máy khác. mình đã tắt true tone nhưng so với máy khác vẫn không trong bằng. admin liên hệ ho tro gấp. tks</text:p>
          </table:table-cell>
          <table:table-cell table:number-columns-repeated="1023"/>
        </table:table-row>
        <table:table-row table:style-name="ro5">
          <table:table-cell office:value-type="string" calcext:value-type="string">
            <text:p>mình mua kindle paperwhite 2019 được tầm cỡ 2 tháng( kể cả thời gian gửi đi bảo hành). lúc lần sạc đầu tiên dùng được rất lâu, mình đọc nhiều, và kindle dùng tận 5 tuần. sau đó lần sạc 2 thì sau 1 tuần không đọc lại tụt xuống 50%( mình sạc cẩn thận). mình gửi đi bảo hành thì hẹn là 18/06 là dự kiến hoàn thành bảo hành tới giờ hơn 25 rồi vẫn chưa có thông tin gì mới. cho nên mình nghĩ đồ trên mạng rẻ hơn một xíu nhưng để an toàn thì nên mua đồ ở ngoài thì hơn, đắt hơn một xíu nhưng an tâm hơn. mong tiki cũng có thể check lại trạng thái bảo hành cho đơn hàng của mình</text:p>
          </table:table-cell>
          <table:table-cell table:number-columns-repeated="1023"/>
        </table:table-row>
        <table:table-row table:style-name="ro3">
          <table:table-cell office:value-type="string" calcext:value-type="string">
            <text:p>mình mua loa này về để dùng thay cho loa onboard của laptop đang bị lỗi, tuy nhiên khi kết nối với laptop thì không điều trỉnh được âm lượng, không biết do lỗi của cả dòng loa hay loa mình mua của tiki bị lỗi. đã liên hệ bảo hành những vẫn chưa thấy người tới thu hồi hay đưa ra phương án giải quyết phù hợp.</text:p>
          </table:table-cell>
          <table:table-cell table:number-columns-repeated="1023"/>
        </table:table-row>
        <table:table-row table:style-name="ro2">
          <table:table-cell office:value-type="string" calcext:value-type="string">
            <text:p>mình mua màu bạc và thật sự rất thất vọng về box này, ssd hay hdd 2.5 gắn vào rất dễ nhưng không chặt, dẫn đến dễ rung lắc trong quá trình sử dụng, còn lại thì ok</text:p>
          </table:table-cell>
          <table:table-cell table:number-columns-repeated="1023"/>
        </table:table-row>
        <table:table-row table:style-name="ro2">
          <table:table-cell office:value-type="string" calcext:value-type="string">
            <text:p>mình mua màu xanh dương đậm mà giao màu xanh dương nhạt?</text:p>
          </table:table-cell>
          <table:table-cell table:number-columns-repeated="1023"/>
        </table:table-row>
        <table:table-row table:style-name="ro3">
          <table:table-cell office:value-type="string" calcext:value-type="string">
            <text:p>mình mua mới khoảng hơn tuần, nhưng khi chuyển file từ bộ nhớ máy qua thẻ nhớ <text:s/>thì hầu hết file khi chuyển qua đều bị corrupt. mình lấy thẻ format cũng không được. cứ format là thẻ lại khôi phục những file mình đã xóa. không chuyển từ định dạng exfat sảng ntfs. mình muốn đổi thẻ.</text:p>
          </table:table-cell>
          <table:table-cell table:number-columns-repeated="1023"/>
        </table:table-row>
        <table:table-row table:style-name="ro2">
          <table:table-cell office:value-type="string" calcext:value-type="string">
            <text:p>mình mua ngày 11/09/2019 hạn sử dụng là 21/09/2019 là sao mọi người , sao sim lại để là thuê bao trả sao nợ cước gì tùm lum <text:s/>sim minh mua gói 1 năm không hiểu</text:p>
          </table:table-cell>
          <table:table-cell table:number-columns-repeated="1023"/>
        </table:table-row>
        <table:table-row table:style-name="ro3">
          <table:table-cell office:value-type="string" calcext:value-type="string">
            <text:p>mình mua ngày 30/9, thấy hộp bị mở, không thấy giấy key, mà có đĩa, mình tưởng nay cày key trong đĩa, loay hoay nay 30/10 mới cài, phát hiện yêu cầu key bình thường, rất thất vọng</text:p>
          </table:table-cell>
          <table:table-cell table:number-columns-repeated="1023"/>
        </table:table-row>
        <table:table-row table:style-name="ro3">
          <table:table-cell office:value-type="string" calcext:value-type="string">
            <text:p>mình mua ổ cứng, mở hộp thấy đã được mở, miếng nem phong màu vàng <text:s/>ghi chữ attention cũng bị cắt, sản phầm có đúng hay bị đổi không, mình cũng không thấy giấy bảo hành, vậy sẽ lấy ở đâu</text:p>
          </table:table-cell>
          <table:table-cell table:number-columns-repeated="1023"/>
        </table:table-row>
        <table:table-row table:style-name="ro8">
          <table:table-cell office:value-type="string" calcext:value-type="string">
            <text:p>mình mua ở vinet shop. chắc mỗi shop bán 1 kiểu, đã cố tình chọn shop đắt hơn vì mình phân vân giữa dalgugi và vinet. đánh giá: - không hộp đựng, tem nhãn chỉ để trong 1 cái bọc có seal. - mình nghĩ sạc được 3 dây cùng lúc mới mua. thật ra chỉ sạc được 1 đầu, mình vừa sạc android và typec thì nó nhận sạc <text:s/>1 trong 2 thôi. - không hỗ trợ sạc nhanh cho samsung. trước khi mua mình đã đọc review kỹ lắm. nghe bạn nào bảo dây không hỗ trợ sạc nhanh cho samsung là sai, vì sạc nhanh hay không do cái cục chứ không phải do dây. mình thử cắm dây chính hãng vào cục thì máy báo 1h30 phút sẽ đầy, cắm dây này vào cùng cục đó thì nó báo 8 tiếng mới đầy. <text:s/>tiền nào của đó vậy.</text:p>
          </table:table-cell>
          <table:table-cell table:number-columns-repeated="1023"/>
        </table:table-row>
        <table:table-row table:style-name="ro3">
          <table:table-cell office:value-type="string" calcext:value-type="string">
            <text:p>mình mua sản phẩm cũng được vài tuần mình đánh giá như sau: đầu tiên là thời gian giao hàng nhanh chóng so với dự tính, đóng gói cẩn thận đó là điểm mình đánh giá tốt. về sản phẩm thì qua thời gian mình sử dụng thấy bắt sóng wi-fi khá tốt dùng lâu chỉ ấm nhẹ, không nóng lắm, nói chung đáng mua so với tầm giá.</text:p>
          </table:table-cell>
          <table:table-cell table:number-columns-repeated="1023"/>
        </table:table-row>
        <table:table-row table:style-name="ro2">
          <table:table-cell office:value-type="string" calcext:value-type="string">
            <text:p>mình mua sản phẩm được ba tháng rồi, giờ một bên bị lỗi nghe nhỏ hơn bên kia. cskh tiki hướng dẫn mình gửi bảo hảnh nhé. thank you</text:p>
          </table:table-cell>
          <table:table-cell table:number-columns-repeated="1023"/>
        </table:table-row>
        <table:table-row table:style-name="ro2">
          <table:table-cell office:value-type="string" calcext:value-type="string">
            <text:p>mình mua sản phẩm gần được 1 năm và dùng rất ít, vừa rồi lấy ra sử dụng thì bị liệt mất 6 phím. không biết chính sách bảo hành thế nào bạn nhỉ?</text:p>
          </table:table-cell>
          <table:table-cell table:number-columns-repeated="1023"/>
        </table:table-row>
        <table:table-row table:style-name="ro7">
          <table:table-cell office:value-type="string" calcext:value-type="string">
            <text:p>mình mua sản phẩm này hồi tháng 5 dùng được khoảng 4 tháng thì máy có chết một điểm ảnh và đã được tiki thu hồi để bảo hành vào ngày 27/9 sau 12 ngày máy được trả lại cho mình vào ngày 10/10 nhưng đến tối hôm nay ngày 11/10 máy lại bị chết một điểm ảnh và đúng ở khu vực đã bị chết trước đó. mình không hiểu tiki đem về hãng bảo hành kiểu gì mà ngay hôm sau đã bị lỗi lại còn ngay khu vực cũ. mình muốn tiki giải quyết ngay vấn đề này cho mình, mình có nhiều việc phải làm nên không thể cứ gửi máy đi 1-2 tuần mãi được. mình đề nghị bên tiki cho kỹ thuật viên tới nhà mình đề kiểm tra và xác nhận lại việc bảo hành và quá trình bảo hành chiếc máy của mình vì bảo hành mà như không. nếu không sửa chữa được thì làm ơn đổi cho mình một thiết bị khác chứ mình không thể chấp nhận được việc máy lỗi mà gửi đi bảo hành lại như không !!! mình cảm ơn.</text:p>
          </table:table-cell>
          <table:table-cell table:number-columns-repeated="1023"/>
        </table:table-row>
        <table:table-row table:style-name="ro3">
          <table:table-cell office:value-type="string" calcext:value-type="string">
            <text:p>mình mua sản phẩm này hồi tháng 7 năm ngoái, và bây giờ đang là tháng 4 (chưa được 1 năm) thì con chuột của mình đang có dấu hiệu liệt nút trái rồi <text:s/>(. <text:s/>khi nhận hàng, mình cũng không nhận được giấy bảo hành nữa!</text:p>
          </table:table-cell>
          <table:table-cell table:number-columns-repeated="1023"/>
        </table:table-row>
        <table:table-row table:style-name="ro7">
          <table:table-cell office:value-type="string" calcext:value-type="string">
            <text:p>mình mua sản phẩm từ tháng 8/2019 xài khá tốt tuy nhiên sạc chưa được chục lần thì cục sạc bị lỗi. ngày 19/11/2019 mình có gửi bảo hành cho tiki tuy nhiên sau khi nhân hàng tiki không hề có thông tin phản hồi. sau đó mình có gọi hotline hỏi tình hình thì cskh thông báo đã nhận hàng dự kiến 03/12/2019 sẽ xong. <text:s/>ngày 05/12/2019 mình tiếp tục gọi hotline vì không thấy thông tin thì cskh báo mình chờ thêm 2-3 tuần làm việc nữa -&gt; cũng không báo hàng mình có vấn đề gì. thực tế trước khi gởi tiki bảo hành mình có gởi cho bạn mình đi nhật du lịch để vào store để kiểm tra, họ báo cần 5-7 ngày để kiểm tra nhưng bạn mình đi du lịch có 6 ngày nên không có thời gian ở lại để nhận kết quả. cuối cùng phải mang về vn cho tiki bảo hành. trước h xài hàng ok tuy nhiên lần này rất thất vọng về khâu cskh của tiki. vì vậy khuyên các bạn nên ráng mua hàng vna để nếu có vấn đề mang ra fpt bảo hành cho nhanh gọn.</text:p>
          </table:table-cell>
          <table:table-cell table:number-columns-repeated="1023"/>
        </table:table-row>
        <table:table-row table:style-name="ro2">
          <table:table-cell office:value-type="string" calcext:value-type="string">
            <text:p>mình mua sim nay moi nhân dc ktra thay bao t5 nay het hạn la sao bạn nhi mong dc phan hồi</text:p>
          </table:table-cell>
          <table:table-cell table:number-columns-repeated="1023"/>
        </table:table-row>
        <table:table-row table:style-name="ro2">
          <table:table-cell office:value-type="string" calcext:value-type="string">
            <text:p>mình mua sản phẩm từ tháng 4 nay mới check imei thấy ghi purchase date not validated mua 4 tháng mà chưa dc active là sao vậy tiki</text:p>
          </table:table-cell>
          <table:table-cell table:number-columns-repeated="1023"/>
        </table:table-row>
        <table:table-row table:style-name="ro3">
          <table:table-cell office:value-type="string" calcext:value-type="string">
            <text:p>mình mua tai nghe cho s10 jack 3.5 mà giao thành cho note 10. cũng may là dt mình có thể sử dụng dc tai nghe type c nên tạm sử dụng được. shop nên cẩn thận hơn khi soạn hàng giao cho khách.</text:p>
          </table:table-cell>
          <table:table-cell table:number-columns-repeated="1023"/>
        </table:table-row>
        <table:table-row table:style-name="ro2">
          <table:table-cell office:value-type="string" calcext:value-type="string">
            <text:p>mình mua tai nghe này nhưng k connect được cả 2 tai phone, mà 1 lúc chỉ connect được 1 cái. shop tư vấn trường hợp này giúp mình nhé</text:p>
          </table:table-cell>
          <table:table-cell table:number-columns-repeated="1023"/>
        </table:table-row>
        <table:table-row table:style-name="ro3">
          <table:table-cell office:value-type="string" calcext:value-type="string">
            <text:p>mình mua tai nghe ngay đợt flash sale. giảm còn 869k nhưng lại không tặng hộp đựng tai nghe. sau đợt giảm giá thì lại tặng hộp đựng. giống trừ hộp quà ra chứ không phải giảm giá</text:p>
          </table:table-cell>
          <table:table-cell table:number-columns-repeated="1023"/>
        </table:table-row>
        <table:table-row table:style-name="ro2">
          <table:table-cell office:value-type="string" calcext:value-type="string">
            <text:p>mình mua trên tiki dùng hơn 1 năm đã hỏng, được cái pin dùng lâu.</text:p>
          </table:table-cell>
          <table:table-cell table:number-columns-repeated="1023"/>
        </table:table-row>
        <table:table-row table:style-name="ro3">
          <table:table-cell office:value-type="string" calcext:value-type="string">
            <text:p>mình mua từ 17/1 đến nay được khoảng 1 tháng, thời gian đầu điện thoại hiển thị đầy đủ thông báo cuộc gọi, tin nhắn,...nhưng gần đây thì không thông báo nữa. tính năng quan trọng như vậy mà không xài được thì còn gì là đồng hồ thông minh nữa </text:p>
          </table:table-cell>
          <table:table-cell table:number-columns-repeated="1023"/>
        </table:table-row>
        <table:table-row table:style-name="ro2">
          <table:table-cell office:value-type="string" calcext:value-type="string">
            <text:p>mình mua từ 9/2018. hiện tại tháng 11/2018, cục usb bluetooth đã ngã xuống không nhận chuột nữa, thôi tèo rồi :)</text:p>
          </table:table-cell>
          <table:table-cell table:number-columns-repeated="1023"/>
        </table:table-row>
        <table:table-row table:style-name="ro3">
          <table:table-cell office:value-type="string" calcext:value-type="string">
            <text:p>mình mua và sử dụng chuột cũng hơn 1.5 tháng rồi. <text:s/>chuột chạy êm nhạy phát ra tiếng nhưng khá khó xài, kén bề mặt. m có mua thêm miếng lót chuột thì chuột đôi khi lại nhạy nhạy hoặc chạy loạn cả lên. dạo gần đây thì chuột bên phải hay bị đơ, phải click nhiều lần mới được.</text:p>
          </table:table-cell>
          <table:table-cell table:number-columns-repeated="1023"/>
        </table:table-row>
        <table:table-row table:style-name="ro3">
          <table:table-cell office:value-type="string" calcext:value-type="string">
            <text:p>mình mua về dùng được khoảng hơn 10 ngày, mọi thứ vẫn ổn nhưng nút tắt bật nguồn hay bị lỗi, có lúc mình ấn tắt màn hình không được, có lúc bật màn hình không được phải ấn giữ thì thấy khởi động lại, nếu nháy đúp 2 lần thì vẫn lên camera như bình thường. cần thông tin chi tiết từ shop</text:p>
          </table:table-cell>
          <table:table-cell table:number-columns-repeated="1023"/>
        </table:table-row>
        <table:table-row table:style-name="ro2">
          <table:table-cell office:value-type="string" calcext:value-type="string">
            <text:p>mình mua về dùng hơn 1 tháng thì tai nghe bên trái không hoạt động, tìm mọi cách cũng không có kết quả</text:p>
          </table:table-cell>
          <table:table-cell table:number-columns-repeated="1023"/>
        </table:table-row>
        <table:table-row table:style-name="ro2">
          <table:table-cell office:value-type="string" calcext:value-type="string">
            <text:p>mình mua về mà chưa gì đã có dấu hiệu cắt miếng kiếng đậy. giống như usb đã sử dụng rồi. làm ăn như vậy k tốt</text:p>
          </table:table-cell>
          <table:table-cell table:number-columns-repeated="1023"/>
        </table:table-row>
        <table:table-row table:style-name="ro2">
          <table:table-cell office:value-type="string" calcext:value-type="string">
            <text:p>mình mua về nhưng bị lỗi. chỉ thông báo cuộc gọi đến f không thông báo các nội dung khác. tiki có cho đổi hành không ạ</text:p>
          </table:table-cell>
          <table:table-cell table:number-columns-repeated="1023"/>
        </table:table-row>
        <table:table-row table:style-name="ro2">
          <table:table-cell office:value-type="string" calcext:value-type="string">
            <text:p>mình mua về r kích hoạt 26/6 thì biết được là đã kích hoạt 13/6 rồi. hàng cỡ 2 ngày giao tới</text:p>
          </table:table-cell>
          <table:table-cell table:number-columns-repeated="1023"/>
        </table:table-row>
        <table:table-row table:style-name="ro2">
          <table:table-cell office:value-type="string" calcext:value-type="string">
            <text:p>mình mua về sử dụng được vài lần thì thấy usb có virus shortcut đã fix nhiều lần không được không biết shop có hỗ trợ gì không ạ???</text:p>
          </table:table-cell>
          <table:table-cell table:number-columns-repeated="1023"/>
        </table:table-row>
        <table:table-row table:style-name="ro2">
          <table:table-cell office:value-type="string" calcext:value-type="string">
            <text:p>mình muốn được xác nhận là sản phẩm này có tem phân phối của sản phẩmc không?</text:p>
          </table:table-cell>
          <table:table-cell table:number-columns-repeated="1023"/>
        </table:table-row>
        <table:table-row table:style-name="ro3">
          <table:table-cell office:value-type="string" calcext:value-type="string">
            <text:p>mình ngày đầu tiên xài rất oke, nhưng tự dưng sáng sau mở không lên nữa. màn hình có sáng nhưng mà lỗi gì, không hiển thị màu, bấm bàn phím vẫn kêu tạch tạch.</text:p>
          </table:table-cell>
          <table:table-cell table:number-columns-repeated="1023"/>
        </table:table-row>
        <table:table-row table:style-name="ro2">
          <table:table-cell office:value-type="string" calcext:value-type="string">
            <text:p>mình nghe hơi rẻ nha tiki</text:p>
          </table:table-cell>
          <table:table-cell table:number-columns-repeated="1023"/>
        </table:table-row>
        <table:table-row table:style-name="ro2">
          <table:table-cell office:value-type="string" calcext:value-type="string">
            <text:p>mình nghe ng khác nói thì rõ nhưg mình nói qua mic tai nghe ng nghe không nghe được...rất chập chờn. mình cần số liên hệ để gửi đi bảo hành hoặc sửa chữa.</text:p>
          </table:table-cell>
          <table:table-cell table:number-columns-repeated="1023"/>
        </table:table-row>
        <table:table-row table:style-name="ro7">
          <table:table-cell office:value-type="string" calcext:value-type="string">
            <text:p>mình nghĩ tiki là nơi bán hàng uy tín nên an tâm, nào ngờ đến lúc mở hàng ra thì... ôi thôi!! chán, thất vọng vô cùng, rồi quay ra nhìn lại hộp bên ngoài còn móp 1 trong 4 cạnh. cái hộp bên ngoài thì ghi rõ to dòng chữ: chú ý ! hàng dễ vỡ. mà bên trong thì không bọc , lót chống sốc đủ để giữ cố định cái điện thoại, giảm thiểu đập trong quá trình vận chuyển. vì cái hộp bên ngoài to hơn hộp bên trong khá nhiều, nên khoảng trống là khá lớn. khi di chuyển chắc chắn sẽ có dao động, mà dao động thì sẽ làm cho hộp điện thoại bên trong bị va đập. mình là ng tiêu dùng không dư dả gì về tiền bạc, nên khi mua điện thoại phải chọn lựa rất kỹ , nhất là hàng mới. có lẽ không phải riêng mình chọn mua hàng online vì giá cả cạnh tranh, và dc nhiều ưu đãi hơn các cửa hàng bán lẻ truyền thống. mong tiki hãy đóng gói sản phẩm đến tay khách hàng như cho chính bản thân và gia đình người đóng gói sử dụng vậy!!! xin cảm ơn !!!</text:p>
          </table:table-cell>
          <table:table-cell table:number-columns-repeated="1023"/>
        </table:table-row>
        <table:table-row table:style-name="ro5">
          <table:table-cell office:value-type="string" calcext:value-type="string">
            <text:p>mình nhận được hàng ngày 17/12 thì dung lượng còn pin còn 44%, qua ngay hôm sau 24h pin tụt còn 31%, rồi đến ngày 20/12 mình còn 9%, mình đem sạc pin đầy sáng rút ra và mình để ở nhà, chiều về thì thấy tụt còn 99% , khoang 6 rưỡi mình cầm theo chạy bộ khoảng 1 tiếng tụt xuống 98%, cảm thấy pin đang có vấn đề, bình thường minh mua tiki rất nhiều tuy nhiên đây là lần đầu mình mua đồ công nghệ, coa tìm hiểu qua thì dòng này có thể sử dụng khoảng 20 ngay k sạc, nhưng mình mới mấy ngày là hết, mong tiki kiểm tra để mình đổi lại chứ xài mà sạc vậy rất khó chịu</text:p>
          </table:table-cell>
          <table:table-cell table:number-columns-repeated="1023"/>
        </table:table-row>
        <table:table-row table:style-name="ro2">
          <table:table-cell office:value-type="string" calcext:value-type="string">
            <text:p>mình nhận được hàng ngày 21-2, dùng rất ok, nhưng hôm nay là được 2 tháng, thì nó đã tự hỏng 1 bên tai nghe trái</text:p>
          </table:table-cell>
          <table:table-cell table:number-columns-repeated="1023"/>
        </table:table-row>
        <table:table-row table:style-name="ro2">
          <table:table-cell office:value-type="string" calcext:value-type="string">
            <text:p>mình nhận được hàng nhưng khi test thì 1 tai nghe được và 1 tai nghe không được, rất mong tiki hỗ trợ đổi lại ạ.</text:p>
          </table:table-cell>
          <table:table-cell table:number-columns-repeated="1023"/>
        </table:table-row>
        <table:table-row table:style-name="ro2">
          <table:table-cell office:value-type="string" calcext:value-type="string">
            <text:p>mình nhận được hàng rồi, nhưng tại sao không có pin đi kèm điện thoại</text:p>
          </table:table-cell>
          <table:table-cell table:number-columns-repeated="1023"/>
        </table:table-row>
        <table:table-row table:style-name="ro2">
          <table:table-cell office:value-type="string" calcext:value-type="string">
            <text:p>minh nhan duoc hang sau 2 ngay order. nhung cho minh hoi chuot không kem bao đựng nhu hinh ban ha ? minh mua hinh gấu làm115g</text:p>
          </table:table-cell>
          <table:table-cell table:number-columns-repeated="1023"/>
        </table:table-row>
        <table:table-row table:style-name="ro5">
          <table:table-cell office:value-type="string" calcext:value-type="string">
            <text:p>mình nhận được hàng vào ngày 7/5 tức cách đây hơn 1 tháng rồi, khi mở hộp ra thì thấy không có tem bảo hành trên thân máy, chỉ có tem của digiworld trên hộp nhưng serial number của thân máy và của hộp lại khác nhau. vì thế nên mình không biết trong trường hợp cần bảo hành mình phải làm như thế nào? mình đã 3 lần đăng lên mục hỏi/đáp của sản phẩm này nhưng câu hỏi của mình vẫn không được duyệt. trong suốt 5 năm đồng hành cùng tiki, mình luôn hài lòng về chất lượng sản phẩm cũng như dịch vụ chăm sóc khách hàng, mong rằng lần này tiki cũng sẽ không làm mình thất vọng.</text:p>
          </table:table-cell>
          <table:table-cell table:number-columns-repeated="1023"/>
        </table:table-row>
        <table:table-row table:style-name="ro8">
          <table:table-cell office:value-type="string" calcext:value-type="string">
            <text:p>mình nhận được sài khoảng 1 tháng, thật sự mình khá thất vọng: - thiết kế cũng khá đẹp mắt, bo tròn từng phím bấm - cái tệ đầu tiên là bàn phím không thể thay đổi độ nghiêng, đặt trên bàn phảng lì chẳng bấm thoải mái, - các nút bấm vô cùng, vô cùng tệ, mình bấm thường xuyên bị kẹt phím và cmar giác không nảy, mình đã thử đủ mọi góc nghiên và bằng cũng không thể có cảm gác khá hơn, <text:s/>- khi bấm tổ hợp các phím nó rất hay bị kẹt kẹt, bấm không ăn và thường xuyên bị cứng - khi đánh mình lúc nào cũng phải kê 1 đầu lên để thoải mái hơn <text:s text:c="2"/>không biết có phải bàn phím của mình bị lỗi hay không, nhưng thật sự nói về cảm giác bấm mình rất rất thất vọng, thậm chí còn thua xa bàn phím cho pc dỏm mua hơn 100k.</text:p>
          </table:table-cell>
          <table:table-cell table:number-columns-repeated="1023"/>
        </table:table-row>
        <table:table-row table:style-name="ro2">
          <table:table-cell office:value-type="string" calcext:value-type="string">
            <text:p>mình nhận gói hàng nhưng chỉ có đĩa và dây, k thấy có usb wifi đâu cả</text:p>
          </table:table-cell>
          <table:table-cell table:number-columns-repeated="1023"/>
        </table:table-row>
        <table:table-row table:style-name="ro4">
          <table:table-cell office:value-type="string" calcext:value-type="string">
            <text:p>mình nhận hàg hôm 21/09. xong dùng 1 đêm thì thấy còn 20 mấy % pin. mình gắm sạc để qua đêm. sáng dậy thấy pin còn 86%. cứ nghĩ là vì sáng h dùng nên tuột pin mặc dù chưa rút sạc. để quên sạc nguyên buổi tới chiều cũng vẫn 86%. hàng new 100% nhưng pin gì 86%. mua hàng tiki không phải lần đầu, nhưng chất lượng hàng kiểu như zậy thì chắc xin byebye sớm.</text:p>
          </table:table-cell>
          <table:table-cell table:number-columns-repeated="1023"/>
        </table:table-row>
        <table:table-row table:style-name="ro2">
          <table:table-cell office:value-type="string" calcext:value-type="string">
            <text:p>mình nhận hàng chiều nay.kết nối nghe được 1 tai.được tai này lại mất tai kia. xạc thì lúc được lúc k. giờ mình có thể đổi trả k shop</text:p>
          </table:table-cell>
          <table:table-cell table:number-columns-repeated="1023"/>
        </table:table-row>
        <table:table-row table:style-name="ro3">
          <table:table-cell office:value-type="string" calcext:value-type="string">
            <text:p>mình nhận hàng hôm 08/05/2020, sử dụng chưa được 01 tháng, hôm nay bị lỗi nguồn không lên, thay lại nguồn cũ thì chạy vô tư. đề nghị shop cho đổi và bảo hành. thanks shop</text:p>
          </table:table-cell>
          <table:table-cell table:number-columns-repeated="1023"/>
        </table:table-row>
        <table:table-row table:style-name="ro3">
          <table:table-cell office:value-type="string" calcext:value-type="string">
            <text:p>mình nhận hàng lúc hơn 13g30 hôm nay. bao bì đóng gói cẩn thận kết nối nhanh không rắc rối. tuy nhiên trong quá trình sử dụng tính hiệu âm thanh bị đứt quãng liên tục không hiểu vì lý do gì mong nhà cung cấp cho tôi câu trả lời</text:p>
          </table:table-cell>
          <table:table-cell table:number-columns-repeated="1023"/>
        </table:table-row>
        <table:table-row table:style-name="ro2">
          <table:table-cell office:value-type="string" calcext:value-type="string">
            <text:p>mình nhận hàng sản phẩm không giống hình đăng, nghe nhỏ.</text:p>
          </table:table-cell>
          <table:table-cell table:number-columns-repeated="1023"/>
        </table:table-row>
        <table:table-row table:style-name="ro8">
          <table:table-cell office:value-type="string" calcext:value-type="string">
            <text:p>mình nhận hàng trưa nay, sản phẩm không đúng như quảng cáo. - thứ 1 : quảng cáo là cảm ứng nhưng thực chất là nút nhấn vật lý -&gt; ok cái này có thể bỏ qua nhưng vấn đề thứ 2 làm mình không hài lòng 1 chút nào - thứ 2 đó là quảng cáo là tự động kết nối lại khi lấy 1 hoặc 2 tai ra khỏi hộp sạc nhưng mình lấy ra không tự động kết nối lại dù là 1 hoặc 2 tai đã thử trên 3 điện thoại khác nhau cả iphone hoặc android đều bị lỗi vậy, đã tham khảo các cách hướng dẫn trên nhóm cộng đồng xiaomi, youtube, diễn đàn đều không được. nhiều bạn báo không kết nối được 2 tai nhưng mình thì có thể kết nối được, vậy nên cho 2 sao mong tiki phản hồi lại và có hướng xử lý cho mình</text:p>
          </table:table-cell>
          <table:table-cell table:number-columns-repeated="1023"/>
        </table:table-row>
        <table:table-row table:style-name="ro2">
          <table:table-cell office:value-type="string" calcext:value-type="string">
            <text:p>mình nhận hôm qua, nhưng thấy có vết sứt. đề nghị tiki cho biết thủ tục đổi lại như thế nào nhé!</text:p>
          </table:table-cell>
          <table:table-cell table:number-columns-repeated="1023"/>
        </table:table-row>
        <table:table-row table:style-name="ro2">
          <table:table-cell office:value-type="string" calcext:value-type="string">
            <text:p>mình nhận sản phẩm ngày hôm qua. nhưng kiểm tra bảo hành sản phẩm thì chỉ cuối t8/2020 là sao vậy????</text:p>
          </table:table-cell>
          <table:table-cell table:number-columns-repeated="1023"/>
        </table:table-row>
        <table:table-row table:style-name="ro2">
          <table:table-cell office:value-type="string" calcext:value-type="string">
            <text:p>mình nhận thấy màn hình có hở sáng các góc, xin bảo hành màn hình hoặc thay màn hình khác tốt hơn</text:p>
          </table:table-cell>
          <table:table-cell table:number-columns-repeated="1023"/>
        </table:table-row>
        <table:table-row table:style-name="ro2">
          <table:table-cell office:value-type="string" calcext:value-type="string">
            <text:p>mình nhận thì thấy tình hình hộp hơi cũ,mở ra thì sản phẩm không lên nguồn do hết pin phải sạc. không biết phải hàng qua sử dụng không.</text:p>
          </table:table-cell>
          <table:table-cell table:number-columns-repeated="1023"/>
        </table:table-row>
        <table:table-row table:style-name="ro2">
          <table:table-cell office:value-type="string" calcext:value-type="string">
            <text:p>mình nhìn ảnh cứ tưởng có cả cáp và dây sạc. nhưng lúc nhận hàng chỉ có mỗi cáp. hơi bất ngờ và thất vọng. không biết shop gửi thiếtu. hay hàng chỉ có vậy</text:p>
          </table:table-cell>
          <table:table-cell table:number-columns-repeated="1023"/>
        </table:table-row>
        <table:table-row table:style-name="ro4">
          <table:table-cell office:value-type="string" calcext:value-type="string">
            <text:p>mình rất kì vọng về dòng ultrasharp của dell. công nhận dell thiết kế rất đẹp,chắc chắn, viền màn hình sexy. <text:s/>tuy nhiên sau khi mở màn hình <text:s/>thì sản phẩm bị hở sáng nhiều trên nền tối. màu sắc không đẹp, màu mờ nhạt, độ sáng và độ tương phản thấp mặc dù mình đã chỉnh trên thanh công cụ và ứng dụng calibration display color. <text:s/>đã gửi yêu cầu đến tiki cho mình đổi sản phẩm hoặc thay thế sản phẩm khác.</text:p>
          </table:table-cell>
          <table:table-cell table:number-columns-repeated="1023"/>
        </table:table-row>
        <table:table-row table:style-name="ro2">
          <table:table-cell office:value-type="string" calcext:value-type="string">
            <text:p>mình sạc 2 ngày mà giờ mới lên chấm sáng thứ 3, mọi người mua về dùng có bị sạc chậm thế này không ạ? <text:s/></text:p>
          </table:table-cell>
          <table:table-cell table:number-columns-repeated="1023"/>
        </table:table-row>
        <table:table-row table:style-name="ro2">
          <table:table-cell office:value-type="string" calcext:value-type="string">
            <text:p>mình sạc rùi mà nó không lên </text:p>
          </table:table-cell>
          <table:table-cell table:number-columns-repeated="1023"/>
        </table:table-row>
        <table:table-row table:style-name="ro4">
          <table:table-cell office:value-type="string" calcext:value-type="string">
            <text:p>mình sử dụng được 2 tuần này. chuột có những điều mà mình chưa hài lòng. thứ nhất là chuột không tự tắt khi lâu không sử dụng mà sáng đèn liên tục. thứ 2 là cảm giác chuột chạy không chính xác. khi rê trên các bề mặt phản quang thì cảm giác chuột chạy khá lung tung. lúc trước mình có mua chuột bornd trên tiki thì cảm giác chuột chính xác hơn. và có tự tắt khi lâu không sử dụng</text:p>
          </table:table-cell>
          <table:table-cell table:number-columns-repeated="1023"/>
        </table:table-row>
        <table:table-row table:style-name="ro3">
          <table:table-cell office:value-type="string" calcext:value-type="string">
            <text:p>mình sử dụng được 2,3 lần thì usb bị dở chứng: tốc độ độc cực kì chậm và hay mất kết nối với máy (tự ngắt dù không đụng chạm rục rịch gì). đến nay thì dùng để lưu hình ảnh (ít) thì được và một lần chuyển tệp không thể chuyển nhiều (mấy usb trước của mình thì chuyển nhiêu đó vẫn rất nhanh)</text:p>
          </table:table-cell>
          <table:table-cell table:number-columns-repeated="1023"/>
        </table:table-row>
        <table:table-row table:style-name="ro4">
          <table:table-cell office:value-type="string" calcext:value-type="string">
            <text:p>mình sử dụng sim được 1 tháng rồi, này qua tháng thứ 2 mới dùng 163mb thôi, mà cả tuần rồi không vô nổi web, inbox hỏi web thì web trả lời vô trách nhiệm lắm, mình hay di chuyển ở q5, q3, ở những nơi mà wifi cực tốt, cùng từng sài sim 4g hơn 1 năm rồi, ok lắm, nên mới mua sài tiếp nè, mà nói do chỗ mình bắt sóng wifi yếu, kiểu như ngta bán mỹ phẩm mà mình sài có chuyện gì thì đổ lỗi do khách hàng dị ứng mỹ phẩm vậy ý, vì đâu ai chứng minh được là do gì đâu.</text:p>
          </table:table-cell>
          <table:table-cell table:number-columns-repeated="1023"/>
        </table:table-row>
        <table:table-row table:style-name="ro4">
          <table:table-cell office:value-type="string" calcext:value-type="string">
            <text:p>mình thất vọng vì chất lượng âm thanh của tai nghe. <text:s/>tuy rằng chính hãng sony, tem, nhãn, bảo hành đầy đủ nhưng âm thanh nghe vô cùng chán. âm lượng nhỏ, rè, không rõ bass, nghe bằng tai nghe khiến chất lượng âm thanh của bản nhạc bị giảm mất 2/3. bên cạnh đó tai nghe cũng nhỏ, dễ rơi khi đeo. <text:s/>vì giá thành rẻ nên đành chấp nhận, mình mua về và nghe thử 1 lần sau đó bỏ xó luôn. rút kinh nghiệm không nên mua tai nghe sony quá rẻ!</text:p>
          </table:table-cell>
          <table:table-cell table:number-columns-repeated="1023"/>
        </table:table-row>
        <table:table-row table:style-name="ro2">
          <table:table-cell office:value-type="string" calcext:value-type="string">
            <text:p>mình thất vọng với sim 3g này, mua sử dụng được 2 ngày đã yếu chạy không nổi, những đợt trc mình sử dung rất ok nhưng lần này mình quá thất vọng</text:p>
          </table:table-cell>
          <table:table-cell table:number-columns-repeated="1023"/>
        </table:table-row>
        <table:table-row table:style-name="ro3">
          <table:table-cell office:value-type="string" calcext:value-type="string">
            <text:p>mình thấy trên hình ảnh sản phẩm trên mình có hộp đóng gói rất ổn, nhưng sao đến khi giao cho mình lại chỉ có sợi tai nghe trống không vậy ạ. mình mua cho người khác mà giao thế này thì mình cho kiểu gì ạ.</text:p>
          </table:table-cell>
          <table:table-cell table:number-columns-repeated="1023"/>
        </table:table-row>
        <table:table-row table:style-name="ro2">
          <table:table-cell office:value-type="string" calcext:value-type="string">
            <text:p>mình thử với mấy chiếc điện thoại khác cũng không kết nối được là sao vậy a, điện thoại mình bình vẫn kết nối với tai nghe ổn</text:p>
          </table:table-cell>
          <table:table-cell table:number-columns-repeated="1023"/>
        </table:table-row>
        <table:table-row table:style-name="ro3">
          <table:table-cell office:value-type="string" calcext:value-type="string">
            <text:p>mình từng xem loa của mấy đứa bạn rồi mới đặt, riêng cái mình đặt không có chữ technology sau dòng with meridian như hình ảnh hay cái loa thực tế của bạn mình. liệu có phải hàng chuẩn ??? tiki không có chức năng chat với shop sao???</text:p>
          </table:table-cell>
          <table:table-cell table:number-columns-repeated="1023"/>
        </table:table-row>
        <table:table-row table:style-name="ro2">
          <table:table-cell office:value-type="string" calcext:value-type="string">
            <text:p>mình vừa đặt 2 sản phẩm ở shop ,shop gom lại 1đơn hàng rồi chuyển cho mình nhé</text:p>
          </table:table-cell>
          <table:table-cell table:number-columns-repeated="1023"/>
        </table:table-row>
        <table:table-row table:style-name="ro2">
          <table:table-cell office:value-type="string" calcext:value-type="string">
            <text:p>mình vừa lấy xong. sao không hiển thị được tiếng việt?</text:p>
          </table:table-cell>
          <table:table-cell table:number-columns-repeated="1023"/>
        </table:table-row>
        <table:table-row table:style-name="ro2">
          <table:table-cell office:value-type="string" calcext:value-type="string">
            <text:p>mình vừa mở hộp ra nhé, sản phẩm trông như được dùng rồi vậy??</text:p>
          </table:table-cell>
          <table:table-cell table:number-columns-repeated="1023"/>
        </table:table-row>
        <table:table-row table:style-name="ro2">
          <table:table-cell office:value-type="string" calcext:value-type="string">
            <text:p>mình vừa mua <text:s/>apple watch size 42. giao trong hôm nay. trong bài viết có tặng cáp sạc, sao lúc nhận k có vậy</text:p>
          </table:table-cell>
          <table:table-cell table:number-columns-repeated="1023"/>
        </table:table-row>
        <table:table-row table:style-name="ro3">
          <table:table-cell office:value-type="string" calcext:value-type="string">
            <text:p>mình vừa mua sản phẩm cách đây 8 ngày. mọi thứ đều tốt nhưng đến sáng ngày thứ 8 thì gặp vấn đề máy không mở lên được dù đã hard reset. mình đã gọi tiki hỗ trợ bảo hành và hy vọng tiki sẽ giải quyết tốt và nhanh ở khâu bảo hành hoặc đổi máy cho mình.</text:p>
          </table:table-cell>
          <table:table-cell table:number-columns-repeated="1023"/>
        </table:table-row>
        <table:table-row table:style-name="ro4">
          <table:table-cell office:value-type="string" calcext:value-type="string">
            <text:p>mình vừa mua sản phẩm này được 1 tuần. nếu dùng dưới 5 thiết bị ở băng tần 2.4 ghz thì tốc độ ổn định và không có dấu hiệu giật lag. tuy nhiên, khi dùng 5 thiết bị trở lên dù ở bất kỳ băng tần nào đều chỉ dùng được 2-3 phút là sập mạng. có vẻ không được như mong đợi. không biết đây có phải lỗi do nhà sản xuất hay không nhưng không được mượt cho lắm</text:p>
          </table:table-cell>
          <table:table-cell table:number-columns-repeated="1023"/>
        </table:table-row>
        <table:table-row table:style-name="ro2">
          <table:table-cell office:value-type="string" calcext:value-type="string">
            <text:p>mình vừa mua tai nghe này và 1 tai không nghe được.tiki đổi giúp mình với</text:p>
          </table:table-cell>
          <table:table-cell table:number-columns-repeated="1023"/>
        </table:table-row>
        <table:table-row table:style-name="ro2">
          <table:table-cell office:value-type="string" calcext:value-type="string">
            <text:p>mình vừa mua thì test thử, gọi cho người khác thì lúc mình nói, nguời ta tiếng nghe tiếng không.</text:p>
          </table:table-cell>
          <table:table-cell table:number-columns-repeated="1023"/>
        </table:table-row>
        <table:table-row table:style-name="ro3">
          <table:table-cell office:value-type="string" calcext:value-type="string">
            <text:p>mình vừa mua usb này, nhưng cho mình hỏi vì sao usb 3.0 này tốc độ copy chỉ 11mb/s và copy file lớn hơn 4gb không được? xem dung lượng thì chỉ có 28.8g. cái này có được bảo hành đổi trả hay hướng dẫn cụ thể được không. trước đây mình đã mua loại này xài rất tốt</text:p>
          </table:table-cell>
          <table:table-cell table:number-columns-repeated="1023"/>
        </table:table-row>
        <table:table-row table:style-name="ro3">
          <table:table-cell office:value-type="string" calcext:value-type="string">
            <text:p>mình vừa mua và nhận hàng, kích hoạt máy ngày 24/4/2019. sau đó kiểm tra lại trên web của apple thì lại thấy ngày mua là 14/1/2019, các ngày hết hạn hỗ trợ, bảo hành là 23/7/2019, 23/4/2020. mong tiki kiểm tra và giải thích giúp!</text:p>
          </table:table-cell>
          <table:table-cell table:number-columns-repeated="1023"/>
        </table:table-row>
        <table:table-row table:style-name="ro3">
          <table:table-cell office:value-type="string" calcext:value-type="string">
            <text:p>mình vừa mua về xài được 2 ngày thì pin sạc không lên được nữa! máy chạy mạng thì được, ổn định nhưng về pin như thế nào thì quá tệ! tiki bảo hành viên pin này thế nào đây ạ???</text:p>
          </table:table-cell>
          <table:table-cell table:number-columns-repeated="1023"/>
        </table:table-row>
        <table:table-row table:style-name="ro3">
          <table:table-cell office:value-type="string" calcext:value-type="string">
            <text:p>mình vừa nhận được hàng, chất lượng âm thanh quá ổn so vs giá nhưng sao đang nghe thì nó tự dưng tắt âm lượng, vào gg như trên ảnh vậy ạ, có cách nào giải quyết không ạ chứ nghe cỡ 2-3ph là bị như vầy rồi ạ</text:p>
          </table:table-cell>
          <table:table-cell table:number-columns-repeated="1023"/>
        </table:table-row>
        <table:table-row table:style-name="ro7">
          <table:table-cell office:value-type="string" calcext:value-type="string">
            <text:p>mình vừa nhận được chuột về tay, mở hộp đóng gói tiki thì thấy hộp đựng chuột đã bị rạch ra từ trước (như ảnh chụp) là đã cảm thấy không hài lòng rồi đằng sau có tem dán nhưng không thấy ghi tháng bảo hành cụ thể thì không biết có được áp dụng nhận bảo hành không? trong có sẵn pin để có thể sử dụng được ngay dùng thử thì thấy chuột êm, kết nối nhanh (cả bluetooth cũng nhanh). <text:s/>con lăn thì lăn không được đầm như mình nghĩ, còn 2 nút bên trái (forward <text:s text:c="3"/>back) thì lúc đầu mình thử ấn khi dùng văn bản nhưng không thấy hiện tượng gì, tưởng bị hỏng, sau tải và cài logitech options và set lệch khác cho 2 nút này thì dùng ok ngoài việc hộp bị rạch ra từ trước thì mọi thứ từ sản phẩm mình thấy chấp nhận được hy vọng tiki xem lại việc ktra kỹ và đóng gói sản phẩm sao cho chuyên nghiệp để khiến khách hàng hài lòng hơn. mình cảm ơn!</text:p>
          </table:table-cell>
          <table:table-cell table:number-columns-repeated="1023"/>
        </table:table-row>
        <table:table-row table:style-name="ro2">
          <table:table-cell office:value-type="string" calcext:value-type="string">
            <text:p>mình vừa nhận được hàng . mọi thứ đều ổn , nhưng pin thì 1 phút giảm 5% . không tin luôn ấy <text:s text:c="2"/></text:p>
          </table:table-cell>
          <table:table-cell table:number-columns-repeated="1023"/>
        </table:table-row>
        <table:table-row table:style-name="ro2">
          <table:table-cell office:value-type="string" calcext:value-type="string">
            <text:p>mình vừa nhận được hàng thì sản phẩm bị vỡ nứt 1 bên không biết do vận chuyển hay gì. đề nghị tiki đổi sản phẩm mới</text:p>
          </table:table-cell>
          <table:table-cell table:number-columns-repeated="1023"/>
        </table:table-row>
        <table:table-row table:style-name="ro4">
          <table:table-cell office:value-type="string" calcext:value-type="string">
            <text:p>mình vừa nhận được hàng, nhân viên giao hàng không nhẹ nhàng với sản phẩm giao, lục tìm sản phẩm mà vứt lên vứt xuống như vậy thì không ổn. mở hộp ra thì chỉ thấy cái ổ cứng được bọc trong bao nilòng, không có bất kì lớp sốp hay bọc chống sốc nào cả, mặc dù ổ cứng là thứ dễ bị hư khi va đập nhất. chưa test thử, hi vọng nó còn hoạt động.</text:p>
          </table:table-cell>
          <table:table-cell table:number-columns-repeated="1023"/>
        </table:table-row>
        <table:table-row table:style-name="ro3">
          <table:table-cell office:value-type="string" calcext:value-type="string">
            <text:p>mình vừa nhận được hàng. <text:s/>mình cảm thấy thất vọng. 2 thiết bị kết nối rất lâu và khi kết nối được thì lại không kết ns được với máy. còn không đợi 2 tai phone kết ns thì nghe được 1 bên. mình mong tiki sẽ có chính sách bồi thường hoặc đổi mới giúp mình . đợi hỗm nay . hôm nay nhận được thì lại bị như vậy .</text:p>
          </table:table-cell>
          <table:table-cell table:number-columns-repeated="1023"/>
        </table:table-row>
        <table:table-row table:style-name="ro2">
          <table:table-cell office:value-type="string" calcext:value-type="string">
            <text:p>mình vừa nhận được lúc trưa. nhưng khi lại không dùng được bên r. bỏ vào hộp thì đèn chớp trắng đỏ liên tục. lấy ra ngoài thì không tắt hay reset gì được.</text:p>
          </table:table-cell>
          <table:table-cell table:number-columns-repeated="1023"/>
        </table:table-row>
        <table:table-row table:style-name="ro2">
          <table:table-cell office:value-type="string" calcext:value-type="string">
            <text:p>mình vừa nhận hàng chỉ 1 tai nghe nghe được còn là thì k ! không biết có thể đổi hàng k vậy shop? về phần đóng gói và giao hàng thì rất tốt .......</text:p>
          </table:table-cell>
          <table:table-cell table:number-columns-repeated="1023"/>
        </table:table-row>
        <table:table-row table:style-name="ro2">
          <table:table-cell office:value-type="string" calcext:value-type="string">
            <text:p>mình vừa nhận hàng nhưng không dùng được.làm sao đổi lại ạ</text:p>
          </table:table-cell>
          <table:table-cell table:number-columns-repeated="1023"/>
        </table:table-row>
        <table:table-row table:style-name="ro2">
          <table:table-cell office:value-type="string" calcext:value-type="string">
            <text:p>mình vừa nhận hàng sáng nay nhưng kết nối với mifit không được. mình đã bật bluetooth và thử nhiều cách nhưg vẫn không được vậy là sao ạ?</text:p>
          </table:table-cell>
          <table:table-cell table:number-columns-repeated="1023"/>
        </table:table-row>
        <table:table-row table:style-name="ro5">
          <table:table-cell office:value-type="string" calcext:value-type="string">
            <text:p>mình vừa nhận hàng sáng nay. có một vài ý kiến cũng như thắc mắc mong tiki giải đáp giúp: - mình hài lòng về thời gian giao hàng của tiki. - sản phẩm bị hở sáng, mình không biết trước khi giao hàng tiki tradmining có kiểm tra sản phẩm cho khách hàng không? và giờ bị hở sáng như hình đính kèm mình bảo hành hoặc đổi sảng sản phẩm khác được không? <text:s/>khi mua đồ điện tử qua mạng mình lo ngại nhưng đã tin tưởng tiki tradmining, lần này hơi thất vọng. mong tiki giải đáp sớm giúp mình.</text:p>
          </table:table-cell>
          <table:table-cell table:number-columns-repeated="1023"/>
        </table:table-row>
        <table:table-row table:style-name="ro3">
          <table:table-cell office:value-type="string" calcext:value-type="string">
            <text:p>mình vừa nhận hàng, sử dụng lần đầu ( cả 2 bên tai) thấy tín hiệu không tốt, nghe không mượt, hay bị tắt <text:s text:c="3"/>rè. không biết sau các lần sử dụng tiếp theo có khả quan hơn không. haizz</text:p>
          </table:table-cell>
          <table:table-cell table:number-columns-repeated="1023"/>
        </table:table-row>
        <table:table-row table:style-name="ro3">
          <table:table-cell office:value-type="string" calcext:value-type="string">
            <text:p>mình vừa nhận tối hôm 17 nay mới giở ra check thì màn hình hở sáng rất nhiều.. tikitradmining cũng rất uy tín. mình nghĩ đây là trường hợp nhầm lẫn gì đó.. rất mong tiki kiểm tra lại và đổi hàng cho mình</text:p>
          </table:table-cell>
          <table:table-cell table:number-columns-repeated="1023"/>
        </table:table-row>
        <table:table-row table:style-name="ro2">
          <table:table-cell office:value-type="string" calcext:value-type="string">
            <text:p>mình xài dc 1 thời gian thì bây giờ chỉ còn nghe dc 1 bên. bên mình có bảo hành không vậy admin?</text:p>
          </table:table-cell>
          <table:table-cell table:number-columns-repeated="1023"/>
        </table:table-row>
        <table:table-row table:style-name="ro3">
          <table:table-cell office:value-type="string" calcext:value-type="string">
            <text:p>mình xài được khoảng 1 năm thì bị double click chuột trái, mặc dù chuột nhìn còn rất đẹp do mình dùng cẩn thận. với mức giá hơn 400k mà chất lượng như vầy thì thật thất vọng</text:p>
          </table:table-cell>
          <table:table-cell table:number-columns-repeated="1023"/>
        </table:table-row>
        <table:table-row table:style-name="ro2">
          <table:table-cell office:value-type="string" calcext:value-type="string">
            <text:p>mình xài hơn 3 tháng chuột hay có dấu hiệu mất kết nối không tốt với máy tính</text:p>
          </table:table-cell>
          <table:table-cell table:number-columns-repeated="1023"/>
        </table:table-row>
        <table:table-row table:style-name="ro3">
          <table:table-cell office:value-type="string" calcext:value-type="string">
            <text:p>mình đặt 2 cái thì 1 cái có vấn đề về chất lượng còn 1 cái thì bình thường. cái có vấn đề bị tai nghe bên trái không sao còn tai phải thì nghe nhỏ lên bị lệch âm mong shop tìm cái khắc phục cái này được không.</text:p>
          </table:table-cell>
          <table:table-cell table:number-columns-repeated="1023"/>
        </table:table-row>
        <table:table-row table:style-name="ro3">
          <table:table-cell office:value-type="string" calcext:value-type="string">
            <text:p>mình đặt mua tai nghe trắng mà mới mở ra đã thấy tai nghe và phần loa ngả màu xanh nhạt rồi (như ảnh). thất vọng l1, test thử tai nghe rất bé và tiếng truyền ra không rõ. microphone cũng bé nốt. ghi âm chả nghe thấy gì. mong được trả hàng.</text:p>
          </table:table-cell>
          <table:table-cell table:number-columns-repeated="1023"/>
        </table:table-row>
        <table:table-row table:style-name="ro2">
          <table:table-cell office:value-type="string" calcext:value-type="string">
            <text:p>mình mới nhận được mở ra thì thấy n bị bong ở góc chán thật</text:p>
          </table:table-cell>
          <table:table-cell table:number-columns-repeated="1023"/>
        </table:table-row>
        <table:table-row table:style-name="ro2">
          <table:table-cell office:value-type="string" calcext:value-type="string">
            <text:p>mình mua tai nghe mà <text:s/>bên <text:s/>trong <text:s/>không <text:s/>có <text:s/>gì</text:p>
          </table:table-cell>
          <table:table-cell table:number-columns-repeated="1023"/>
        </table:table-row>
        <table:table-row table:style-name="ro2">
          <table:table-cell office:value-type="string" calcext:value-type="string">
            <text:p>mình vừa mới nhận hàng xong tai nghe đóng gói cẩn thận, kết nối đk vs điện thoại, nhưng không kết nối đk với laptop không hiểu tại sao nữa( lap có bluetooth). </text:p>
          </table:table-cell>
          <table:table-cell table:number-columns-repeated="1023"/>
        </table:table-row>
        <table:table-row table:style-name="ro3">
          <table:table-cell office:value-type="string" calcext:value-type="string">
            <text:p>mở hộp ra thấy giấy gói riêng, chuột riêng, không rõ mục đích của giấy gói ở đây là gì? khi so sánh với chuột đã mua ở nguyễn kim thì con lăn của chuột rít hơn, cầm nặng tay hơn. không rõ là số lô khác hay sao.</text:p>
          </table:table-cell>
          <table:table-cell table:number-columns-repeated="1023"/>
        </table:table-row>
        <table:table-row table:style-name="ro3">
          <table:table-cell office:value-type="string" calcext:value-type="string">
            <text:p>mô tả là dùng được cho ssd, nhưng chỉ nhận hdd cắm ssd vào không nhận làm mất công tháo máy đổi vị trí 2 ổ cứng, với giá này mua cái cadmindy bay mấy chục xài cho lành</text:p>
          </table:table-cell>
          <table:table-cell table:number-columns-repeated="1023"/>
        </table:table-row>
        <table:table-row table:style-name="ro2">
          <table:table-cell office:value-type="string" calcext:value-type="string">
            <text:p>mô tả sản xuất tại mỹ. mà trên sản phẩm <text:s/>made in china.</text:p>
          </table:table-cell>
          <table:table-cell table:number-columns-repeated="1023"/>
        </table:table-row>
        <table:table-row table:style-name="ro2">
          <table:table-cell office:value-type="string" calcext:value-type="string">
            <text:p>mô tả sản phẩm có độ dày 3mm nhưng nhận lại không được như vậy. vì hơi mỏng nên khi dùng lâu tay sẻ hơi đau không khác gì với rê chuột trên mặt bàn.</text:p>
          </table:table-cell>
          <table:table-cell table:number-columns-repeated="1023"/>
        </table:table-row>
        <table:table-row table:style-name="ro2">
          <table:table-cell office:value-type="string" calcext:value-type="string">
            <text:p>mở thì vẫn được nhưng nó không cho kết nối. <text:s/>lâu lâu nó vào được thì nghe cứ giật giật rồi nó ngắt luôn. mình phải làm sao đây?</text:p>
          </table:table-cell>
          <table:table-cell table:number-columns-repeated="1023"/>
        </table:table-row>
        <table:table-row table:style-name="ro2">
          <table:table-cell office:value-type="string" calcext:value-type="string">
            <text:p>mở to nghe không khác gì phèng phèng đám ma</text:p>
          </table:table-cell>
          <table:table-cell table:number-columns-repeated="1023"/>
        </table:table-row>
        <table:table-row table:style-name="ro2">
          <table:table-cell office:value-type="string" calcext:value-type="string">
            <text:p>mới chạy chưa gì đã đứng rồi</text:p>
          </table:table-cell>
          <table:table-cell table:number-columns-repeated="1023"/>
        </table:table-row>
        <table:table-row table:style-name="ro2">
          <table:table-cell office:value-type="string" calcext:value-type="string">
            <text:p>mới đầu mua về dùng ok, nhưng sau 3 tháng sử dụng thì mạng chập chờn, tải hay bị ngưng giữa chừng rất bực mình</text:p>
          </table:table-cell>
          <table:table-cell table:number-columns-repeated="1023"/>
        </table:table-row>
        <table:table-row table:style-name="ro2">
          <table:table-cell office:value-type="string" calcext:value-type="string">
            <text:p>mới đầu mua về thì nghe rất tốt nhưng mới xài chưa được 1 tháng nữa là hư rồi</text:p>
          </table:table-cell>
          <table:table-cell table:number-columns-repeated="1023"/>
        </table:table-row>
        <table:table-row table:style-name="ro2">
          <table:table-cell office:value-type="string" calcext:value-type="string">
            <text:p>mới dùng 1 lần, bị gãy luôn đầu sạc! sản phẩm không chất lượng</text:p>
          </table:table-cell>
          <table:table-cell table:number-columns-repeated="1023"/>
        </table:table-row>
        <table:table-row table:style-name="ro3">
          <table:table-cell office:value-type="string" calcext:value-type="string">
            <text:p>mới dùng 2 ngày nhưng cảm nhận là pin hết rất nhanh dù phần lớn thời gian bật airplane mode. không dùng nổi 1 nửa ngày. nếu là lỗi sản phẩm thì rất mong tiki hỗ trợ</text:p>
          </table:table-cell>
          <table:table-cell table:number-columns-repeated="1023"/>
        </table:table-row>
        <table:table-row table:style-name="ro3">
          <table:table-cell office:value-type="string" calcext:value-type="string">
            <text:p>mới dùng chơi pugb đã bị kiểu mất tiếng bên tai phải xong lại có tiếng rồi. không ổn định. lúc bắn tiếng súng còn rè với mất tiếng súng nữa. nói chung là chán. phí mất 200k</text:p>
          </table:table-cell>
          <table:table-cell table:number-columns-repeated="1023"/>
        </table:table-row>
        <table:table-row table:style-name="ro2">
          <table:table-cell office:value-type="string" calcext:value-type="string">
            <text:p>mới dùng được vài tháng mà hỏng 1 bên rồi</text:p>
          </table:table-cell>
          <table:table-cell table:number-columns-repeated="1023"/>
        </table:table-row>
        <table:table-row table:style-name="ro2">
          <table:table-cell office:value-type="string" calcext:value-type="string">
            <text:p>mới dùng mà bị mất một bên loa rồi</text:p>
          </table:table-cell>
          <table:table-cell table:number-columns-repeated="1023"/>
        </table:table-row>
        <table:table-row table:style-name="ro2">
          <table:table-cell office:value-type="string" calcext:value-type="string">
            <text:p>mỗi lần kết nối rất khó khăn, sạc không được, 2 tai nghe không đồng đều</text:p>
          </table:table-cell>
          <table:table-cell table:number-columns-repeated="1023"/>
        </table:table-row>
        <table:table-row table:style-name="ro2">
          <table:table-cell office:value-type="string" calcext:value-type="string">
            <text:p>mọi lần mua đều có xốp hay bao bọc chống sốc nhưng lần này <text:s/>có mỗi hộp sản phẩm.test tốc độ ổ cứng thì thấy tốc độ write thấp.</text:p>
          </table:table-cell>
          <table:table-cell table:number-columns-repeated="1023"/>
        </table:table-row>
        <table:table-row table:style-name="ro2">
          <table:table-cell office:value-type="string" calcext:value-type="string">
            <text:p>mới lấy về đã hư hết 1 bên</text:p>
          </table:table-cell>
          <table:table-cell table:number-columns-repeated="1023"/>
        </table:table-row>
        <table:table-row table:style-name="ro2">
          <table:table-cell office:value-type="string" calcext:value-type="string">
            <text:p>mới mở hộp 1 bên nghe được một bên không. chán chẳng muốn nói. từ đây không bao giờ mua đồ điện tử trên đây nữa</text:p>
          </table:table-cell>
          <table:table-cell table:number-columns-repeated="1023"/>
        </table:table-row>
        <table:table-row table:style-name="ro2">
          <table:table-cell office:value-type="string" calcext:value-type="string">
            <text:p>mới mởi ra 1 bên sử dụng dc 1 bên đèn đỏ liên tục không tắt, không kết nối được</text:p>
          </table:table-cell>
          <table:table-cell table:number-columns-repeated="1023"/>
        </table:table-row>
        <table:table-row table:style-name="ro2">
          <table:table-cell office:value-type="string" calcext:value-type="string">
            <text:p>mới mua <text:s text:c="3"/>tải win vào nhưng usb lại không nhận bị hư rồi,có đổi lại được không ?</text:p>
          </table:table-cell>
          <table:table-cell table:number-columns-repeated="1023"/>
        </table:table-row>
        <table:table-row table:style-name="ro2">
          <table:table-cell office:value-type="string" calcext:value-type="string">
            <text:p>mới mua 1 cái cách đây 2 tháng, sau 1 tháng thấy khá ok, nên đặt thêm 2 cái nữa, giờ cái đầu cắm không nhận sạc nữa. k biết 2 cái sau có chung số phận không <text:s text:c="3"/></text:p>
          </table:table-cell>
          <table:table-cell table:number-columns-repeated="1023"/>
        </table:table-row>
        <table:table-row table:style-name="ro3">
          <table:table-cell office:value-type="string" calcext:value-type="string">
            <text:p>mới mua chưa được 1 tháng, xài 2, 3 lần đầu thì rất ổn, nhưng sau đó thì có vấn đề: âm lượng cứ bị auto về mức thấp nhất, chỉnh lên xong lại bị như cũ, không điều chỉnh được.đầu ghim vào <text:s/>điện thoại có khi không ăn.</text:p>
          </table:table-cell>
          <table:table-cell table:number-columns-repeated="1023"/>
        </table:table-row>
        <table:table-row table:style-name="ro2">
          <table:table-cell office:value-type="string" calcext:value-type="string">
            <text:p>mới mua có hơn tuần mà nút tăng giảm âm lượng không hoạt động nữa!!! có vẻ chất lượng đồ điện tử trên tiki tradminiing ngày càng giảm</text:p>
          </table:table-cell>
          <table:table-cell table:number-columns-repeated="1023"/>
        </table:table-row>
        <table:table-row table:style-name="ro3">
          <table:table-cell office:value-type="string" calcext:value-type="string">
            <text:p>mới mua có tháng rưỡi mà tai nghe đã hỏng, cấm vào điện thoại thì không kết nối, cấm vào máy tính thì nghe rè, nhỏ. chả hiểu sao tệ vậy. mình cũng không dùng gì nhiều. à shop có ghi bảo hành mà lúc giao nhận sản phẩm chẳng thấy giấy bảo hành đâu. chán thế shop?</text:p>
          </table:table-cell>
          <table:table-cell table:number-columns-repeated="1023"/>
        </table:table-row>
        <table:table-row table:style-name="ro2">
          <table:table-cell office:value-type="string" calcext:value-type="string">
            <text:p>mới mua con này, tốc độ ghi mình kiểm tra là 17m/s . bộ nhớ trống là 119gb. <text:s/>nhưng dù sao mua mặt hàng này trên tiki cũng rất an tâm không sợ bị hàng giả.</text:p>
          </table:table-cell>
          <table:table-cell table:number-columns-repeated="1023"/>
        </table:table-row>
        <table:table-row table:style-name="ro4">
          <table:table-cell office:value-type="string" calcext:value-type="string">
            <text:p>mới mua được mấy ngày.tai nghe đeo dễ rớt.mà rớt thì dễ vỡ.mình mới mua được mới ngày đeo rớt nứt hết rồi. âm thanh nghe rất chán. mà cái vô lí nhất là khi chơi game âm thanh nó bị chậm hơn thực tế khoảng gần 1 giây. không biết do tai nghe mình bị lỗi hay tai nghe nó vậy. vì bị rơi nứt rồi nên mình cũng thôi k bảo hành được.ngậm ngùi quăn xó 1 bên. sản phẩm đáng thất vọng so với giá 490k. không nên mua.</text:p>
          </table:table-cell>
          <table:table-cell table:number-columns-repeated="1023"/>
        </table:table-row>
        <table:table-row table:style-name="ro3">
          <table:table-cell office:value-type="string" calcext:value-type="string">
            <text:p>mới mua được # 3 tháng <text:s/>ít dùng đã bị lỗi không dùng được. không biết có được bảo hành hay không nữa ?!? các sản phẩm trước dùng ngon mà cục sạc này sao dở tệ !</text:p>
          </table:table-cell>
          <table:table-cell table:number-columns-repeated="1023"/>
        </table:table-row>
        <table:table-row table:style-name="ro2">
          <table:table-cell office:value-type="string" calcext:value-type="string">
            <text:p>mới mua được 1 ngày, mọi thứ ok. tuy bị hở màn hình rất khó chịu. đã gửi đơn đổi trả hôm qua. và giừo đang đợi phản hồi từ tiki <text:s text:c="2"/></text:p>
          </table:table-cell>
          <table:table-cell table:number-columns-repeated="1023"/>
        </table:table-row>
        <table:table-row table:style-name="ro2">
          <table:table-cell office:value-type="string" calcext:value-type="string">
            <text:p>mới mua được 1 tháng mà bị điểm chết nhìn rất khó chịu</text:p>
          </table:table-cell>
          <table:table-cell table:number-columns-repeated="1023"/>
        </table:table-row>
        <table:table-row table:style-name="ro2">
          <table:table-cell office:value-type="string" calcext:value-type="string">
            <text:p>moi mua đưoc tháng 9 mà tháng 10 hết hạn là sao</text:p>
          </table:table-cell>
          <table:table-cell table:number-columns-repeated="1023"/>
        </table:table-row>
        <table:table-row table:style-name="ro2">
          <table:table-cell office:value-type="string" calcext:value-type="string">
            <text:p>mới mua hơn một tháng mà tai nghe bên trái lúc nhận lúc không</text:p>
          </table:table-cell>
          <table:table-cell table:number-columns-repeated="1023"/>
        </table:table-row>
        <table:table-row table:style-name="ro2">
          <table:table-cell office:value-type="string" calcext:value-type="string">
            <text:p>mới mua hơn tháng mà một số phím bị liệt rồi</text:p>
          </table:table-cell>
          <table:table-cell table:number-columns-repeated="1023"/>
        </table:table-row>
        <table:table-row table:style-name="ro4">
          <table:table-cell office:value-type="string" calcext:value-type="string">
            <text:p>mới mua kích hoạt vào lúc khui hộp (27/08) và có tin nhắn của samsung báo ngày kích hoạt 27/08, nhưng sau 1 tuần sử dụng thì bên samsung gửi tin nhắn lại báo là máy đã kích hoạt bảo hành trước 1 tuần (20/08), tra thông tin bảo hành bên samsung cũng hiện là kích hoạt ngày 20/08. mua máy hàng chính hãng với giá cao hơn so với các máy đã kích hoạt bảo hành của tiki đang bán mà bây giờ nhận cái máy báo đã kích hoạt trước 1 tuần????</text:p>
          </table:table-cell>
          <table:table-cell table:number-columns-repeated="1023"/>
        </table:table-row>
        <table:table-row table:style-name="ro2">
          <table:table-cell office:value-type="string" calcext:value-type="string">
            <text:p>mới mua mấy ngày về nghe được 1 bên , cảm thấy không vui</text:p>
          </table:table-cell>
          <table:table-cell table:number-columns-repeated="1023"/>
        </table:table-row>
        <table:table-row table:style-name="ro2">
          <table:table-cell office:value-type="string" calcext:value-type="string">
            <text:p>mới mua mấy tháng mà nó hư rồi ! đem bảo hành ở đâu đây ???</text:p>
          </table:table-cell>
          <table:table-cell table:number-columns-repeated="1023"/>
        </table:table-row>
        <table:table-row table:style-name="ro2">
          <table:table-cell office:value-type="string" calcext:value-type="string">
            <text:p>mới mua sảng tuần thứ 2 đã lỗi chỉ ngang màn hình, thất vọng</text:p>
          </table:table-cell>
          <table:table-cell table:number-columns-repeated="1023"/>
        </table:table-row>
        <table:table-row table:style-name="ro2">
          <table:table-cell office:value-type="string" calcext:value-type="string">
            <text:p>mới mua về dùng được hơn 1 tuần thì máy bị treo logo k vào màn hình chính được yêu cầu được trả hàng <text:s/>,lúc gửi về hàng có đóng gói đầy đủ, giao hàng nhanh .</text:p>
          </table:table-cell>
          <table:table-cell table:number-columns-repeated="1023"/>
        </table:table-row>
        <table:table-row table:style-name="ro2">
          <table:table-cell office:value-type="string" calcext:value-type="string">
            <text:p>mới mua về mà có cuộc gọi đến đều không bấm được phím gọi và phím tắt , chất lượng kém quá làm thế nào hả tiki ?</text:p>
          </table:table-cell>
          <table:table-cell table:number-columns-repeated="1023"/>
        </table:table-row>
        <table:table-row table:style-name="ro2">
          <table:table-cell office:value-type="string" calcext:value-type="string">
            <text:p>mới mua về sạc được 2 lần thị các chân tiếp xúc bị nám đen, không biết tiki có thể hỗ trợ vấn đề này không</text:p>
          </table:table-cell>
          <table:table-cell table:number-columns-repeated="1023"/>
        </table:table-row>
        <table:table-row table:style-name="ro2">
          <table:table-cell office:value-type="string" calcext:value-type="string">
            <text:p>mới mua về tìm không thấy blutooth. haizzzz đèn vẫn nháy. tiki cho hướng xử lý cái. chưa dùng được tí nào.</text:p>
          </table:table-cell>
          <table:table-cell table:number-columns-repeated="1023"/>
        </table:table-row>
        <table:table-row table:style-name="ro2">
          <table:table-cell office:value-type="string" calcext:value-type="string">
            <text:p>mới mua xài chưa được 1 tháng đã bị lỗi không kết nối được bluetooth với mac. không biết liên hệ bảo hành sao luôn.</text:p>
          </table:table-cell>
          <table:table-cell table:number-columns-repeated="1023"/>
        </table:table-row>
        <table:table-row table:style-name="ro3">
          <table:table-cell office:value-type="string" calcext:value-type="string">
            <text:p>mới mua, chạy củng nhanh..để test thời gian mới biết.....mà để trong hộp không chất lượng.cái hộp ngoài thì bự mà trong có cái ssd không cầm hộp lên nghiên qua lại là nó kiu cọc cọc(do cái ssd đi chuyển, không có định ở trong)</text:p>
          </table:table-cell>
          <table:table-cell table:number-columns-repeated="1023"/>
        </table:table-row>
        <table:table-row table:style-name="ro2">
          <table:table-cell office:value-type="string" calcext:value-type="string">
            <text:p>mới nghe được 3 lần 1 loa vệ tinh có vẻ bị lỏng dây hay bị rè và có lúc kh nghe được.</text:p>
          </table:table-cell>
          <table:table-cell table:number-columns-repeated="1023"/>
        </table:table-row>
        <table:table-row table:style-name="ro2">
          <table:table-cell office:value-type="string" calcext:value-type="string">
            <text:p>mới nhận chưa dùng thử nhưng thiếtu mất dây cắm không biết sao dùng</text:p>
          </table:table-cell>
          <table:table-cell table:number-columns-repeated="1023"/>
        </table:table-row>
        <table:table-row table:style-name="ro4">
          <table:table-cell office:value-type="string" calcext:value-type="string">
            <text:p>mới nhận được xài ổn nhưng hôm qua mình kết nối bluetooth thử, xài được nhưng đôi khi vẫn bị đứng 2-3s cho đến khi mình tắt kết nối bluetooth và cắm đầu usb vô thì không xài được nữa. mình tắt bluetooth cũng không được luôn, nó cứ phát sáng. có ai hỗ trợ mình không ạ, không có chuột thì mình không thể làm được gì hết admin ơi huhu</text:p>
          </table:table-cell>
          <table:table-cell table:number-columns-repeated="1023"/>
        </table:table-row>
        <table:table-row table:style-name="ro4">
          <table:table-cell office:value-type="string" calcext:value-type="string">
            <text:p>mới nhận được hàng nên có đánh giá như sau hài lòng: 1. hàng nguyên seal 2. âm thanh, bass nghe rất oke 3. pin đúng như đã quảng cáo không hài lòng: hộp sạc có một vấn đề là “chân sạc” và “thiết kế” ở bên tai phải bị lệch nên lúc thả cả 2 tai nghe vào hộp thì chỉ có tai trái là sạc oke, tai phải chưa nhận sạc được, phải chỉnh bằng tay mới được, đây là lỗi của nhà sản xuất nên không biết chính sách đổi trả hàng lỗi như thế nào. tạm thời cho 2*</text:p>
          </table:table-cell>
          <table:table-cell table:number-columns-repeated="1023"/>
        </table:table-row>
        <table:table-row table:style-name="ro2">
          <table:table-cell office:value-type="string" calcext:value-type="string">
            <text:p>mới nhận hàng bi hư từ trước muốn đoi lại làm thế nao</text:p>
          </table:table-cell>
          <table:table-cell table:number-columns-repeated="1023"/>
        </table:table-row>
        <table:table-row table:style-name="ro2">
          <table:table-cell office:value-type="string" calcext:value-type="string">
            <text:p>mới nhận hàng lắp vào kiểm tra thì màn bị chết pixel to đùng ngay giữa màn nhờ tiki cho nv kiểm tra và đổi sản phẩm</text:p>
          </table:table-cell>
          <table:table-cell table:number-columns-repeated="1023"/>
        </table:table-row>
        <table:table-row table:style-name="ro2">
          <table:table-cell office:value-type="string" calcext:value-type="string">
            <text:p>mới nhận hàng mà pin đã bị phù, nhờ tiki đổi lại giúp</text:p>
          </table:table-cell>
          <table:table-cell table:number-columns-repeated="1023"/>
        </table:table-row>
        <table:table-row table:style-name="ro2">
          <table:table-cell office:value-type="string" calcext:value-type="string">
            <text:p>mới nhận hôm. nay nhưng mở ra thì 1 bên tai nghe đã bị vỡ không dùng được</text:p>
          </table:table-cell>
          <table:table-cell table:number-columns-repeated="1023"/>
        </table:table-row>
        <table:table-row table:style-name="ro3">
          <table:table-cell office:value-type="string" calcext:value-type="string">
            <text:p>mới nhận máy và test liền, máy không in/photo được. lỗi: không thể kéo giấy vào bên trong để in/photo. đã báo cho tổng đài cskh và đang chờ bộ phận kỹ thuật hỗ trợ.</text:p>
          </table:table-cell>
          <table:table-cell table:number-columns-repeated="1023"/>
        </table:table-row>
        <table:table-row table:style-name="ro5">
          <table:table-cell office:value-type="string" calcext:value-type="string">
            <text:p>mới nhận sản phẩm được 2 ngày, dùng được nửa ngày và mình có nhận xét như sau. <text:s/>mình mua của tiki tradmining cho yên tâm, ai ngờ tới lúc nhận sản phẩm, con chuột đã bị người khác mở hộp và dùng thử trước đó (hộp rách, đế bị trầy, có vết mồ hôi dính trên chuột), tem niêm phong bị dán chồng lên (tem 2 chồng lên tem 1 bị rách), mình không biết con chuột của mình có phải bị lỗi và sửa chửa hay không, thất vọng tập 1. khi dùng thử được nửa ngày, thất vọng tập 2, chuột <text:s/>di chuyển không chuẩn, giống như bị lag. dùng thua con chuột có dây mình mua 100k, <text:s/>chuột cầm nhẹ tay.</text:p>
          </table:table-cell>
          <table:table-cell table:number-columns-repeated="1023"/>
        </table:table-row>
        <table:table-row table:style-name="ro3">
          <table:table-cell office:value-type="string" calcext:value-type="string">
            <text:p>mới nhận sản phẩm lúc 9h30 sáng 3/9 . <text:s/>tai nghe hết pin xạc gần 2 tiếng nghe 15 phút tắt . chiều 14h22 mở ra nghe lại thì pin không còn . anh / chị có thể giúp mình sản phẩm này bị sao vậy ạ . xin chân thành cảm ơn !</text:p>
          </table:table-cell>
          <table:table-cell table:number-columns-repeated="1023"/>
        </table:table-row>
        <table:table-row table:style-name="ro3">
          <table:table-cell office:value-type="string" calcext:value-type="string">
            <text:p>mới nhận về mở hộ ra thì thấy thẻ nhớ bị bóc và gán băng dinh lại , k hài lòng 1 tý nào cả <text:s/>chưa dùng nên cũng chưa biết nó sử dụng được bao lâu <text:s/>( shop nên luu ý về vấn về hàng k còn nguyên vẹn , e chỉ đánh giá được 2 sao thôi.)</text:p>
          </table:table-cell>
          <table:table-cell table:number-columns-repeated="1023"/>
        </table:table-row>
        <table:table-row table:style-name="ro2">
          <table:table-cell office:value-type="string" calcext:value-type="string">
            <text:p>mới nhận, nhìn như chuột cũ, để xài xem sao</text:p>
          </table:table-cell>
          <table:table-cell table:number-columns-repeated="1023"/>
        </table:table-row>
        <table:table-row table:style-name="ro2">
          <table:table-cell office:value-type="string" calcext:value-type="string">
            <text:p>mới nhận. hàng đặt size 38/40 lại giao size 42/44. yêu cầu đổi lại.</text:p>
          </table:table-cell>
          <table:table-cell table:number-columns-repeated="1023"/>
        </table:table-row>
        <table:table-row table:style-name="ro4">
          <table:table-cell office:value-type="string" calcext:value-type="string">
            <text:p>mới sài 2 hôm đã bị hư 1 bên, bật bluetooth k thấy hiện... chất lượng kết nối rất tệ, cầm điện thoại ở tay mà nghe còn chập chờn <text:s text:c="2"/>thấy mọi người đánh giá tích cực nên mua chứ cũng không có săn đón gì, thất vọng thật sự. thiết kế như này phù hợp đeo thể dục, chạy bộ trong thời gian ngắn thôi, mình đeo lúc chuẩn bị ngủ nên khi nằm cảm giác rất đau tai. không biết hư 1 bên vậy có bảo hành hay đổi trả gì k nữa <text:s/></text:p>
          </table:table-cell>
          <table:table-cell table:number-columns-repeated="1023"/>
        </table:table-row>
        <table:table-row table:style-name="ro2">
          <table:table-cell office:value-type="string" calcext:value-type="string">
            <text:p>mới sử dụng được 1 tháng mà đã k nhận usb. vậy bảo hành như thế nào v shop</text:p>
          </table:table-cell>
          <table:table-cell table:number-columns-repeated="1023"/>
        </table:table-row>
        <table:table-row table:style-name="ro2">
          <table:table-cell office:value-type="string" calcext:value-type="string">
            <text:p>mọi thứ điều ok, mic điện thoại không có cảm thấy hoàn toàn không hài lòng, mục đích sử dụng không có, mua tai nghe về đàm thoại vô dụng</text:p>
          </table:table-cell>
          <table:table-cell table:number-columns-repeated="1023"/>
        </table:table-row>
        <table:table-row table:style-name="ro2">
          <table:table-cell office:value-type="string" calcext:value-type="string">
            <text:p>mới về dùng liền mạng mạnh lắm sau ấn nhầm wps xong reset lại mạng quá tê</text:p>
          </table:table-cell>
          <table:table-cell table:number-columns-repeated="1023"/>
        </table:table-row>
        <table:table-row table:style-name="ro2">
          <table:table-cell office:value-type="string" calcext:value-type="string">
            <text:p>mới vừa hết bảo hành thì chuột phải bị multiple click.</text:p>
          </table:table-cell>
          <table:table-cell table:number-columns-repeated="1023"/>
        </table:table-row>
        <table:table-row table:style-name="ro4">
          <table:table-cell office:value-type="string" calcext:value-type="string">
            <text:p>mới vui về test qua 2h rồi thì tai nghe xài được nhưng đèn trong hộp sạc và tai bên phải khó thấy đèn và cảm ứng bên tai phải khó mà sử dụng, chạm phải giữ lâu hơn bên trái và chậm. cái hộp sạc thì đèn khó thấy ít nhất phải có cái lỗ nhỏ cho đèn chiếu qua thêm còn về cái cổng sạc kết nối thì vô không hết. ngoài hai thứ ra thì trải nghiệm cũng tương đương tốt nhạc nghe rõ.</text:p>
          </table:table-cell>
          <table:table-cell table:number-columns-repeated="1023"/>
        </table:table-row>
        <table:table-row table:style-name="ro2">
          <table:table-cell office:value-type="string" calcext:value-type="string">
            <text:p>mới xài 5 6 tháng đơ rồi, chuột chạy không chắc, cứ lắc lắc</text:p>
          </table:table-cell>
          <table:table-cell table:number-columns-repeated="1023"/>
        </table:table-row>
        <table:table-row table:style-name="ro2">
          <table:table-cell office:value-type="string" calcext:value-type="string">
            <text:p>mới xài có 2 tuần loa đã rè.. trong khi mình k mở to hết công suất... buồn thật sự</text:p>
          </table:table-cell>
          <table:table-cell table:number-columns-repeated="1023"/>
        </table:table-row>
        <table:table-row table:style-name="ro2">
          <table:table-cell office:value-type="string" calcext:value-type="string">
            <text:p>mới xài có hơn 2 tháng, từ 05/03 -&gt; 23/05 mà chuột trái có hiện tượng bị click double <text:s/></text:p>
          </table:table-cell>
          <table:table-cell table:number-columns-repeated="1023"/>
        </table:table-row>
        <table:table-row table:style-name="ro3">
          <table:table-cell office:value-type="string" calcext:value-type="string">
            <text:p>mong shop đổi lại hàng cho mình <text:s/>vì khi mình khởi động thì chỉ nghe được 1 bên tai phải còn tai trái lại không nghe được mình đã gọi cho shop để mong shop có thể hỗ trợ nhưng đã gọi mấy lần rồi và làm theo hướng dẫn nhưng vẫn không được mong shop có thể đổi cho mình cái khác cho mình được hay không</text:p>
          </table:table-cell>
          <table:table-cell table:number-columns-repeated="1023"/>
        </table:table-row>
        <table:table-row table:style-name="ro2">
          <table:table-cell office:value-type="string" calcext:value-type="string">
            <text:p>mong tiki xem xét mình thấy về hàng lỗi rất là ức chế tiền bạc k quan trọng nhưng làm ăn thế này là k được</text:p>
          </table:table-cell>
          <table:table-cell table:number-columns-repeated="1023"/>
        </table:table-row>
        <table:table-row table:style-name="ro2">
          <table:table-cell office:value-type="string" calcext:value-type="string">
            <text:p>mot ben khong nghe duoc qua te !</text:p>
          </table:table-cell>
          <table:table-cell table:number-columns-repeated="1023"/>
        </table:table-row>
        <table:table-row table:style-name="ro2">
          <table:table-cell office:value-type="string" calcext:value-type="string">
            <text:p>một bên tai bị hư</text:p>
          </table:table-cell>
          <table:table-cell table:number-columns-repeated="1023"/>
        </table:table-row>
        <table:table-row table:style-name="ro2">
          <table:table-cell office:value-type="string" calcext:value-type="string">
            <text:p>một bên tai không kết nối được, hộp cũng không có lớp bọc bảo vệ như mới mà bị xước, hi vọng tiki đổi sản phẩm cho mình.</text:p>
          </table:table-cell>
          <table:table-cell table:number-columns-repeated="1023"/>
        </table:table-row>
        <table:table-row table:style-name="ro3">
          <table:table-cell office:value-type="string" calcext:value-type="string">
            <text:p>một bên tai nghe k nghe được, báo lên tổng đài 2 tuần sau chưa thấy ai tới lấy hàng, báo lần 2 mới có ng tới pick. dây nghe mỏng manh. k có phần mic nói. nói chung giá tiền rẻ nên k mong đợi nhìu được</text:p>
          </table:table-cell>
          <table:table-cell table:number-columns-repeated="1023"/>
        </table:table-row>
        <table:table-row table:style-name="ro2">
          <table:table-cell office:value-type="string" calcext:value-type="string">
            <text:p>một bên tai nghe không hoạt động, một bên hoạt động</text:p>
          </table:table-cell>
          <table:table-cell table:number-columns-repeated="1023"/>
        </table:table-row>
        <table:table-row table:style-name="ro2">
          <table:table-cell office:value-type="string" calcext:value-type="string">
            <text:p>một bết trái tai nghe <text:s/>lúc bỏ trong hộp thì vẫn sáng đèn đỏ đèn xanh nhưng lấy ra k còn sáng , chớp nữa . k cảm ứng được <text:s/>nghe k đk</text:p>
          </table:table-cell>
          <table:table-cell table:number-columns-repeated="1023"/>
        </table:table-row>
        <table:table-row table:style-name="ro2">
          <table:table-cell office:value-type="string" calcext:value-type="string">
            <text:p>một tai bị hỏng, không kết nối được. nhờ tiki hỗ trợ đổi hàng giúp mình</text:p>
          </table:table-cell>
          <table:table-cell table:number-columns-repeated="1023"/>
        </table:table-row>
        <table:table-row table:style-name="ro2">
          <table:table-cell office:value-type="string" calcext:value-type="string">
            <text:p>một tai nghe được một tai không</text:p>
          </table:table-cell>
          <table:table-cell table:number-columns-repeated="1023"/>
        </table:table-row>
        <table:table-row table:style-name="ro3">
          <table:table-cell office:value-type="string" calcext:value-type="string">
            <text:p>một tuần mới mua về mạng tuyệt vời, sau đó thì không còn sau đó nữa. thấy nhiều bác review toàn mới mua về dùng chứ chưa trải nghiệm lâu. cũng có khi hàng mình xui bị hư sau 1 tuần, vì vậy vẫn chọn đánh giá 2 sao.</text:p>
          </table:table-cell>
          <table:table-cell table:number-columns-repeated="1023"/>
        </table:table-row>
        <table:table-row table:style-name="ro2">
          <table:table-cell office:value-type="string" calcext:value-type="string">
            <text:p>mua <text:s/>hàng <text:s/>ở <text:s/>kiti <text:s/>đồng <text:s/>hồ <text:s/>không nhận <text:s/>sim</text:p>
          </table:table-cell>
          <table:table-cell table:number-columns-repeated="1023"/>
        </table:table-row>
        <table:table-row table:style-name="ro2">
          <table:table-cell office:value-type="string" calcext:value-type="string">
            <text:p>mua 02 cái, 01 cái thấy wifi nhưng không bắt, 01 cái thì kết nối nhưng no internet access, làm theo các cách trên google chỉ vẫn không vào được</text:p>
          </table:table-cell>
          <table:table-cell table:number-columns-repeated="1023"/>
        </table:table-row>
        <table:table-row table:style-name="ro3">
          <table:table-cell office:value-type="string" calcext:value-type="string">
            <text:p>mua 11 pro max mà trong viền máy bụi rất nhiều, phản hồi lên vẫn chưa thấy trả lời, tặng voucher 500k vẫn chưa thấy đâu mà chỉ sử dụng trong 48h khi nhận máy mà sắp hết 48h mà vẫn chưa thấy voucher</text:p>
          </table:table-cell>
          <table:table-cell table:number-columns-repeated="1023"/>
        </table:table-row>
        <table:table-row table:style-name="ro2">
          <table:table-cell office:value-type="string" calcext:value-type="string">
            <text:p>mua 2 cái đều không có nắp đậy như hình quảng cáo.</text:p>
          </table:table-cell>
          <table:table-cell table:number-columns-repeated="1023"/>
        </table:table-row>
        <table:table-row table:style-name="ro2">
          <table:table-cell office:value-type="string" calcext:value-type="string">
            <text:p>mua 2 cái giao có 1 cái thôi à, 5 hôm sau lại đòi thêm giao thêm 1 cái, pó tay</text:p>
          </table:table-cell>
          <table:table-cell table:number-columns-repeated="1023"/>
        </table:table-row>
        <table:table-row table:style-name="ro2">
          <table:table-cell office:value-type="string" calcext:value-type="string">
            <text:p>mua 2 cặp,một cặp xài được,một cặp hư một bên,cho hỏi shop đổi dùm được không?</text:p>
          </table:table-cell>
          <table:table-cell table:number-columns-repeated="1023"/>
        </table:table-row>
        <table:table-row table:style-name="ro2">
          <table:table-cell office:value-type="string" calcext:value-type="string">
            <text:p>mua 2 con, 5 ngày sau hư 1 con đem trả. giờ con thứ 2 hư chuẩn bị trả lain tiếp này. hàng quá tệ</text:p>
          </table:table-cell>
          <table:table-cell table:number-columns-repeated="1023"/>
        </table:table-row>
        <table:table-row table:style-name="ro2">
          <table:table-cell office:value-type="string" calcext:value-type="string">
            <text:p>mua 3 cục nhưng dùng 1 thời gian bị hư 1 cục</text:p>
          </table:table-cell>
          <table:table-cell table:number-columns-repeated="1023"/>
        </table:table-row>
        <table:table-row table:style-name="ro2">
          <table:table-cell office:value-type="string" calcext:value-type="string">
            <text:p>mua 3 sợi chỉ dùng được 1 sợi..</text:p>
          </table:table-cell>
          <table:table-cell table:number-columns-repeated="1023"/>
        </table:table-row>
        <table:table-row table:style-name="ro2">
          <table:table-cell office:value-type="string" calcext:value-type="string">
            <text:p>mua 4 thẻ! 3 thẻ bị cắt ra! không thèm hỏi chi mất công! hỏi lại nói mở ra bảo hành! vậy là có 1 cái không được bảo hành rồi</text:p>
          </table:table-cell>
          <table:table-cell table:number-columns-repeated="1023"/>
        </table:table-row>
        <table:table-row table:style-name="ro2">
          <table:table-cell office:value-type="string" calcext:value-type="string">
            <text:p>mua của tiki tradmining nên giờ gặp trouble không biết hỏi ai,</text:p>
          </table:table-cell>
          <table:table-cell table:number-columns-repeated="1023"/>
        </table:table-row>
        <table:table-row table:style-name="ro2">
          <table:table-cell office:value-type="string" calcext:value-type="string">
            <text:p>mua đã 10 ngày, chưa thấy giao 2 vé xem phim tặng kèm, tiki cũng im ru bữa giờ không báo gì luôn.</text:p>
          </table:table-cell>
          <table:table-cell table:number-columns-repeated="1023"/>
        </table:table-row>
        <table:table-row table:style-name="ro2">
          <table:table-cell office:value-type="string" calcext:value-type="string">
            <text:p>mua đã 2 tháng xài đúng 3 lần giờ 1 bên loa nghe 1 bên không, loa không nghe lại nằm ngay phần nút bật</text:p>
          </table:table-cell>
          <table:table-cell table:number-columns-repeated="1023"/>
        </table:table-row>
        <table:table-row table:style-name="ro2">
          <table:table-cell office:value-type="string" calcext:value-type="string">
            <text:p>mua dây iphone lại đưa dây adminroid mặc dù ở ngoài vỏ ghi rõ là dây iphone</text:p>
          </table:table-cell>
          <table:table-cell table:number-columns-repeated="1023"/>
        </table:table-row>
        <table:table-row table:style-name="ro2">
          <table:table-cell office:value-type="string" calcext:value-type="string">
            <text:p>mua để kê laptop thì được chứ để tản nhiệt thì ... chán. dí sát mặt vào quạt gió cx không thấy hơi gió đâu. 300k không đòi hỏi nhiều <text:s text:c="2"/></text:p>
          </table:table-cell>
          <table:table-cell table:number-columns-repeated="1023"/>
        </table:table-row>
        <table:table-row table:style-name="ro3">
          <table:table-cell office:value-type="string" calcext:value-type="string">
            <text:p>mua điện thoại và nồi cơm điện cùng lúc mất 2 lần phí vận chuyển là 35k x2 =70k nhưng sau đó tiki báo 1 món hàng không có nên huỷ. tuy nhiên vẫn tính phí vận chuyển 1 món hàng của mình là 70k. giao hàng chậm 1 ngày.</text:p>
          </table:table-cell>
          <table:table-cell table:number-columns-repeated="1023"/>
        </table:table-row>
        <table:table-row table:style-name="ro5">
          <table:table-cell office:value-type="string" calcext:value-type="string">
            <text:p>mua được 1 ngày, ngày hôm sau thì hết pin (không thấy ghi chú <text:s/>việc này trong trang sản phẩm). gọi điện lên hỏi thì khẳng định đó là hàng mới (dù <text:s/>phía dưới feet chuột có vết trầy), bên em phân 2 kho mới và cũ riêng (ai chứng mình?). vậy bỏ cùng một số tiền, lại có thể nhận được sản phẩm với chất lượng khác nhau. ở đây, không phải tiền một cục pin mà mình gọi lên, đó là sự phiền hà khi mua sản phẩm. ít nhất thì cũng phải xin lỗi khách vì sự bất tiện, đằng này lại nói kiểu như tránh trách nhiệm. nói chuyện một lúc thì tự ý cho thu hồi sản phẩm <text:s text:c="2"/>. sai thì ai cũng sai nhưng cái mình cần ở một công ty lớn là thái độ, là thái độ.</text:p>
          </table:table-cell>
          <table:table-cell table:number-columns-repeated="1023"/>
        </table:table-row>
        <table:table-row table:style-name="ro2">
          <table:table-cell office:value-type="string" calcext:value-type="string">
            <text:p>mua được 20 ngày, sử dụng chắc cỡ 10 ngày. giờ đã bị hư 1 bên rồi. chất lượng 60k nên cũng không khỏi bất ngờ. thôi thế vậy cũng dc.</text:p>
          </table:table-cell>
          <table:table-cell table:number-columns-repeated="1023"/>
        </table:table-row>
        <table:table-row table:style-name="ro4">
          <table:table-cell office:value-type="string" calcext:value-type="string">
            <text:p>mua hàng chốt đơn nhận tiền rất nhanh, không kịp hủy để đặt lại đơn khác. nhưng nhận hàng thì 5 ngày rồi chưa kích foajt bảo hành được, sắp hết 7 ngày đổi trả, mà tiki mỗi ngày trả lời 1 email nội dung đang xử lý, dù mình đã làm theo hướng dẫn nhập ngày mua trên web https://checkcoverage.apple.com/updatedop vẫm không được, chắc tiki đợi hết 7 ngày đổi trả mới bắt đầu xem xét hỗ trợ. rất không hài lòng với hậu mãi như tiki.</text:p>
          </table:table-cell>
          <table:table-cell table:number-columns-repeated="1023"/>
        </table:table-row>
        <table:table-row table:style-name="ro3">
          <table:table-cell office:value-type="string" calcext:value-type="string">
            <text:p>mua hàng là logitech m331 silent plus ( theo mã trên trang web của hãng là 910-004915) kết quả : 1. hóa đơn xuất mã 910 2. hộp mã 910 3. tem ngoài mã 910 4. sản phẩm - &gt; mã 810 <text:s/>5. tra seri number trên web của logitech không còn hỗ trợ sản phẩm này. như vậy tôi sẽ bảo hành sản phẩm này như thế nào ????</text:p>
          </table:table-cell>
          <table:table-cell table:number-columns-repeated="1023"/>
        </table:table-row>
        <table:table-row table:style-name="ro4">
          <table:table-cell office:value-type="string" calcext:value-type="string">
            <text:p>mua hàng mới nhưng 4 miếng nhựa ở dưới chuột trầy rất nhiều, giống như hàng cũ đã qua sử dụng vậy. về con chuột này thì nhận xét tí cho bạn nào định mua: hơi nhỏ nếu tay lớn cầm sẽ mỏi, con lăn không ổn định lắm, lăn xuống xong thả ra nó tự lăn ngược lên lại 1 tí, nút chuyển đổi thiết bị nằm dưới đáy, bạn này chuyển đổi thường xuyên sẽ thấy bất tiện.</text:p>
          </table:table-cell>
          <table:table-cell table:number-columns-repeated="1023"/>
        </table:table-row>
        <table:table-row table:style-name="ro4">
          <table:table-cell office:value-type="string" calcext:value-type="string">
            <text:p>mua hàng tiki đã 6 năm nay nhưng gần đây tiki chuyển sảng dịch vụ giao hàng của ninja van thật sự mỗi lần nhìn thấy hộp đựng sản phẩm của tiki mình lại thấy bực mình.ít nhất 3 lần gần đây mình được giao bởi ninja van đều trong tình trạng hộp móp méo cảm giác không tôn trọng sản phẩm mình đặt mua khi vận chuyển,trước có ghn và vận chuyển của tiki luôn trong tình trạng phẳng phiu đẹp.</text:p>
          </table:table-cell>
          <table:table-cell table:number-columns-repeated="1023"/>
        </table:table-row>
        <table:table-row table:style-name="ro2">
          <table:table-cell office:value-type="string" calcext:value-type="string">
            <text:p>mua hồi t3 mà giờ bị lỗi đúp chuột r(7 tháng), phải đi bảo hành nữa.</text:p>
          </table:table-cell>
          <table:table-cell table:number-columns-repeated="1023"/>
        </table:table-row>
        <table:table-row table:style-name="ro2">
          <table:table-cell office:value-type="string" calcext:value-type="string">
            <text:p>mua hồi tháng 11/2018 sử dụng đến tháng 02/2019 không còn nhận usb, đang chời bảo hành</text:p>
          </table:table-cell>
          <table:table-cell table:number-columns-repeated="1023"/>
        </table:table-row>
        <table:table-row table:style-name="ro3">
          <table:table-cell office:value-type="string" calcext:value-type="string">
            <text:p>mua hồi tháng 5/2018. lúc mới mua về xài tốt, sạc siêu nhanh, 2 tháng gần đây dây giở chứng sạc siêu siêu chậm. cắm <text:s/>điện thoại để cả đêm chỉ lên được 6%, thử trên nhiều thiết bị ( điện thoại, ipadmin, headminphone, loa bluetooth) tốc độ chậm như nhau. <text:s/>đã liên hệ tiki bảo hành mấy ngày rồi vẫn chưa thấy động tĩnh gì.</text:p>
          </table:table-cell>
          <table:table-cell table:number-columns-repeated="1023"/>
        </table:table-row>
        <table:table-row table:style-name="ro3">
          <table:table-cell office:value-type="string" calcext:value-type="string">
            <text:p>mua loa <text:s/>tháng 11 tới tháng 3 loa bị hư bass. lở bỏ cái thùng với phiếu bảo hành nên k bảo hành dc hơi tiếc, nhưng chất lượng loa thì k good cho lắm. cho 2 sao là đúng nha.</text:p>
          </table:table-cell>
          <table:table-cell table:number-columns-repeated="1023"/>
        </table:table-row>
        <table:table-row table:style-name="ro2">
          <table:table-cell office:value-type="string" calcext:value-type="string">
            <text:p>mua màu đỏ giao màu xanh. k có dây gắn vào laptop</text:p>
          </table:table-cell>
          <table:table-cell table:number-columns-repeated="1023"/>
        </table:table-row>
        <table:table-row table:style-name="ro5">
          <table:table-cell office:value-type="string" calcext:value-type="string">
            <text:p>mua máy lúc 18h, tiki báo giao trước 21h cùng ngày. tới 20h15 không thấy gì, gọi tổng đài thì ok sẽ chuyển thông tin nhắc nhở bên giao nhận. 20h55 vẫn không có động tĩnh gì, lại phải gọi tổng đài, tiếp tục nhận được phản hồi là đã báo bên ship, còn ship được hay không, và lí do vì sao ship muộn cũng không nói được, <text:s text:c="2"/>và trách nhiệm của tổng đài chỉ đến thế. thậm chí một lời xin lỗi tới khách hàng cũng không có (về sau khách nhắc mới ok cũng xin lỗi chút). kết quả, gần 10h sáng hôm sau mới nhận được hàng.</text:p>
          </table:table-cell>
          <table:table-cell table:number-columns-repeated="1023"/>
        </table:table-row>
        <table:table-row table:style-name="ro3">
          <table:table-cell office:value-type="string" calcext:value-type="string">
            <text:p>mua nhận được hàng không check bề ngoài, do còn đóng hộp. về nhà mở ra xem thì, cảm nhận như đã bị xài rồi chứ không phải mới 100%, vì các núm nhựa bên dưới chuột bị trầy trụa khá nhiều. phần đổi trả hơi phiền phức và cũng xài bình thường nên sẽ không đổi trả. nhưng vẫn chưa hài lòng.</text:p>
          </table:table-cell>
          <table:table-cell table:number-columns-repeated="1023"/>
        </table:table-row>
        <table:table-row table:style-name="ro2">
          <table:table-cell office:value-type="string" calcext:value-type="string">
            <text:p>mua nhận được hnay và không được hài lòng vì tai nghe bên to bên bé. nắp hộp thì nỏng shop xm nào đổi</text:p>
          </table:table-cell>
          <table:table-cell table:number-columns-repeated="1023"/>
        </table:table-row>
        <table:table-row table:style-name="ro2">
          <table:table-cell office:value-type="string" calcext:value-type="string">
            <text:p>mua sài được hơn 1 tuần thì không vô pin nữa , phí tiền mua quá .</text:p>
          </table:table-cell>
          <table:table-cell table:number-columns-repeated="1023"/>
        </table:table-row>
        <table:table-row table:style-name="ro3">
          <table:table-cell office:value-type="string" calcext:value-type="string">
            <text:p>mua sản phẩm dc vài tháng thì phát sinh lỗi, không thể sử dụng. đã gủi bảo hành mà tới nay vẫn chưa nhận được. bảo hành quá lâu cho 1 sản phẩm của nhà phân phối trong nước, <text:s/>-&gt; không hài lòng!!</text:p>
          </table:table-cell>
          <table:table-cell table:number-columns-repeated="1023"/>
        </table:table-row>
        <table:table-row table:style-name="ro3">
          <table:table-cell office:value-type="string" calcext:value-type="string">
            <text:p>mua sản phẩm lần 2. mua lần thu 2 cục kích sóng không kết nối được với tốtolink nên k thể kết nối với sóng chính. khá thất vọng. xin hỏi sản phẩm lỗi bảo hành thế nao?</text:p>
          </table:table-cell>
          <table:table-cell table:number-columns-repeated="1023"/>
        </table:table-row>
        <table:table-row table:style-name="ro2">
          <table:table-cell office:value-type="string" calcext:value-type="string">
            <text:p>mua sản phẩm mà lại có dòng chữ "hàng tặng không bảo hành", nhờ tiki đổi lại sản phẩm khác vì mua để tặng bạn, nhưng tiki vẫn đưa lại sản phẩm có dòng chữ đó.</text:p>
          </table:table-cell>
          <table:table-cell table:number-columns-repeated="1023"/>
        </table:table-row>
        <table:table-row table:style-name="ro2">
          <table:table-cell office:value-type="string" calcext:value-type="string">
            <text:p>mua sản phẩm tháng 5, sản phẩm bắt đầu bảo hành từ tháng 4. tiki không giao phiếu mua hàng như mọi khi.</text:p>
          </table:table-cell>
          <table:table-cell table:number-columns-repeated="1023"/>
        </table:table-row>
        <table:table-row table:style-name="ro2">
          <table:table-cell office:value-type="string" calcext:value-type="string">
            <text:p>mua tai nghe bị lỗi sạc pin không đều, gọi điện hotline nói sẽ liên lạc lại, chờ mấy ngày vẫn không thấy gì</text:p>
          </table:table-cell>
          <table:table-cell table:number-columns-repeated="1023"/>
        </table:table-row>
        <table:table-row table:style-name="ro3">
          <table:table-cell office:value-type="string" calcext:value-type="string">
            <text:p>mua tai nghe này tròn 1 năm rồi, chất lượng âm thanh ổn phù hợp mức giá, tuy nhiên hiện tại 1 bên tai đã bị hỏng! giờ không biết đem đi sửa hay bảo hành ở đâu đây!!!</text:p>
          </table:table-cell>
          <table:table-cell table:number-columns-repeated="1023"/>
        </table:table-row>
        <table:table-row table:style-name="ro2">
          <table:table-cell office:value-type="string" calcext:value-type="string">
            <text:p>mua từ 24/12/2020 đến nay 17/2/2020 thì sài rất tốt. dễ dàng kết nối. nhưng từ ngày 18/2/2020 tức chưa đầy 2 tháng thì đã không sài được nữa. tại sao vậy?</text:p>
          </table:table-cell>
          <table:table-cell table:number-columns-repeated="1023"/>
        </table:table-row>
        <table:table-row table:style-name="ro2">
          <table:table-cell office:value-type="string" calcext:value-type="string">
            <text:p>mua từ 29/3, hẹn giao hàng 3/4, hẹn lại 5/4, cuối cùng đến 8/4 giao hàng, mất đúng 10 ngày. bay không có miếng đệm cao su để tránh lỏng ổ.</text:p>
          </table:table-cell>
          <table:table-cell table:number-columns-repeated="1023"/>
        </table:table-row>
        <table:table-row table:style-name="ro2">
          <table:table-cell office:value-type="string" calcext:value-type="string">
            <text:p>mua từ tháng 3 <text:s/>về dùng dc gần 3 tháng. mọi thứ ok còn chuột trái tự nhiên kích đúp. chán quá . k biết được đổi k nữa :3</text:p>
          </table:table-cell>
          <table:table-cell table:number-columns-repeated="1023"/>
        </table:table-row>
        <table:table-row table:style-name="ro2">
          <table:table-cell office:value-type="string" calcext:value-type="string">
            <text:p>mua về đã bị hư 1 bên, có bảo hành đổi không ạ. nghe rất là rè, bắt tín hiệu không tốt như cái trước e mua</text:p>
          </table:table-cell>
          <table:table-cell table:number-columns-repeated="1023"/>
        </table:table-row>
        <table:table-row table:style-name="ro3">
          <table:table-cell office:value-type="string" calcext:value-type="string">
            <text:p>mua về dùng chuột khá nhạy và có nút chỉnh độ nhạy khá vừa tay nhưng được 5 6 ngày thì đang dùng không dùng được tưởng hết pin nhưng thay pin mới thử đi thử lại không được đang định đổi lại nhưng không còn hộp của sản phẩm chỉ còn hộp tiki và đơn hàng ,giờ không biết đổi được k nữa.</text:p>
          </table:table-cell>
          <table:table-cell table:number-columns-repeated="1023"/>
        </table:table-row>
        <table:table-row table:style-name="ro2">
          <table:table-cell office:value-type="string" calcext:value-type="string">
            <text:p>mua về dùng được vài hôm lại hư, k hài lòng vào sản phẩm lắm</text:p>
          </table:table-cell>
          <table:table-cell table:number-columns-repeated="1023"/>
        </table:table-row>
        <table:table-row table:style-name="ro3">
          <table:table-cell office:value-type="string" calcext:value-type="string">
            <text:p>mua về dùng được 2 tuần giờ thì cắm k vào điện. k lên đèn báo xanh như ban đầu. đang làm thủ tục gửi lại</text:p>
            <text:p>tiki</text:p>
          </table:table-cell>
          <table:table-cell table:number-columns-repeated="1023"/>
        </table:table-row>
        <table:table-row table:style-name="ro2">
          <table:table-cell office:value-type="string" calcext:value-type="string">
            <text:p>mua về dùng được 3 tháng thì thấy tín hiệu bluetooth cực kỳ chập chờn. chán lắm. rất chán.</text:p>
          </table:table-cell>
          <table:table-cell table:number-columns-repeated="1023"/>
        </table:table-row>
        <table:table-row table:style-name="ro2">
          <table:table-cell office:value-type="string" calcext:value-type="string">
            <text:p>mua về dùng được hai tháng và hiện tại không kết nối được, tính hiệu chập chờn</text:p>
          </table:table-cell>
          <table:table-cell table:number-columns-repeated="1023"/>
        </table:table-row>
        <table:table-row table:style-name="ro2">
          <table:table-cell office:value-type="string" calcext:value-type="string">
            <text:p>mua về dùng được mấy tuần hư một bên tai nghe</text:p>
          </table:table-cell>
          <table:table-cell table:number-columns-repeated="1023"/>
        </table:table-row>
        <table:table-row table:style-name="ro3">
          <table:table-cell office:value-type="string" calcext:value-type="string">
            <text:p>mua về dùng phát wifi cho laptop nhưng tốc độ quá chậm. không được 100kb/s. đã thử hết các sim vietnam, viettel và di chuyển khu vực nhưng vẫn chậm. <text:s/>không biết do nguyên nhân gì khác không mà tốc độ chậm quá.</text:p>
          </table:table-cell>
          <table:table-cell table:number-columns-repeated="1023"/>
        </table:table-row>
        <table:table-row table:style-name="ro2">
          <table:table-cell office:value-type="string" calcext:value-type="string">
            <text:p>mua về được gần 1 tháng pin nhanh hết và hiện giờ là k sử dụng được nữa. tiki có giải quyết về việc đổi trả được k?</text:p>
          </table:table-cell>
          <table:table-cell table:number-columns-repeated="1023"/>
        </table:table-row>
        <table:table-row table:style-name="ro3">
          <table:table-cell office:value-type="string" calcext:value-type="string">
            <text:p>mua về ít xài, cắm vào thử 1-2 lần thấy ok và cất vào tủ. một ngày đẹp trời lấy ra cắm thử đèn xanh không sáng, không báo kết nối. cắm vào máy tính khác thử cũng không được. hôm nay mới ra bưu điện gửi về tiki để bảo hành</text:p>
          </table:table-cell>
          <table:table-cell table:number-columns-repeated="1023"/>
        </table:table-row>
        <table:table-row table:style-name="ro2">
          <table:table-cell office:value-type="string" calcext:value-type="string">
            <text:p>mua về k hít được vào mặt dưới laptop, có thì xài tạm vậy thôi</text:p>
          </table:table-cell>
          <table:table-cell table:number-columns-repeated="1023"/>
        </table:table-row>
        <table:table-row table:style-name="ro2">
          <table:table-cell office:value-type="string" calcext:value-type="string">
            <text:p>mua về không để ý lắm. vài bữa sau thấy gập ghềnh. 4 đế máy không đều. giờ khắc phục sao tiki?</text:p>
          </table:table-cell>
          <table:table-cell table:number-columns-repeated="1023"/>
        </table:table-row>
        <table:table-row table:style-name="ro3">
          <table:table-cell office:value-type="string" calcext:value-type="string">
            <text:p>mua về lắp chưa được 1 ngày đã bị hư, gọi lên tiki để nhờ bảo hành thì bên tiki bảo khách tự mang tới trung tâm bảo hành của wd chứ không hề giúp gửi đi bảo hành.</text:p>
          </table:table-cell>
          <table:table-cell table:number-columns-repeated="1023"/>
        </table:table-row>
        <table:table-row table:style-name="ro3">
          <table:table-cell office:value-type="string" calcext:value-type="string">
            <text:p>mua về mấy hôm nhưng làm theo các kiểu hướng dẫn trên mạng nhưng không thể connect được. đến đoạn chọn wifi từ mi pro xong back về mi home thì chả thấy nó xử lý gì cả!!!</text:p>
          </table:table-cell>
          <table:table-cell table:number-columns-repeated="1023"/>
        </table:table-row>
        <table:table-row table:style-name="ro2">
          <table:table-cell office:value-type="string" calcext:value-type="string">
            <text:p>mua về mới dùng 2 tháng đã bị double click không biết có đáng k nữa.</text:p>
          </table:table-cell>
          <table:table-cell table:number-columns-repeated="1023"/>
        </table:table-row>
        <table:table-row table:style-name="ro3">
          <table:table-cell office:value-type="string" calcext:value-type="string">
            <text:p>mua về một cái để tặng. mới mở lên chưa cài gì hết mà cảm giác máy nặng nặng đặt biệt là delay dữ thần. hơi không hài lòng. để sài 1 thời gian xem sao rồi đánh giá lại. tạm thời cho 2 sao.</text:p>
          </table:table-cell>
          <table:table-cell table:number-columns-repeated="1023"/>
        </table:table-row>
        <table:table-row table:style-name="ro2">
          <table:table-cell office:value-type="string" calcext:value-type="string">
            <text:p>mua về nghe chỉ được một bên phải, bên trái kh chớp đèn cũng kh nghe được</text:p>
          </table:table-cell>
          <table:table-cell table:number-columns-repeated="1023"/>
        </table:table-row>
        <table:table-row table:style-name="ro2">
          <table:table-cell office:value-type="string" calcext:value-type="string">
            <text:p>mua về nhưng không thể kết nối được với máy. thử lên tra gg nhưng ấn mãi cũng không được.</text:p>
          </table:table-cell>
          <table:table-cell table:number-columns-repeated="1023"/>
        </table:table-row>
        <table:table-row table:style-name="ro3">
          <table:table-cell office:value-type="string" calcext:value-type="string">
            <text:p>mua về nút âm lượng chỉnh lớn nhỏ không thấy tác dụng, âm thanh nghe bình thường, sạc bin không thấy đấu hiệu sạc xong, bin dùng mau hết mặc dù mở nhạc chỉ có 1h</text:p>
          </table:table-cell>
          <table:table-cell table:number-columns-repeated="1023"/>
        </table:table-row>
        <table:table-row table:style-name="ro2">
          <table:table-cell office:value-type="string" calcext:value-type="string">
            <text:p>mua về r chất lượng sản phẩm k tốt</text:p>
          </table:table-cell>
          <table:table-cell table:number-columns-repeated="1023"/>
        </table:table-row>
        <table:table-row table:style-name="ro4">
          <table:table-cell office:value-type="string" calcext:value-type="string">
            <text:p>mua về sạc pin xong mình tắt máy gắn sim vô thì đồng hồ chỉ mở lên dc 2 3 giây là tự tắt, mình cố làm nhiều lần thì vẫn như vậy. mình đã thử tắt và mở máy lên lại nhưng vẫn không được. mình có gọi cho sử dụngt hotline trong tờ hướng dẫn thì anh đó nói sẽ gửi đổi cái khác cho mình nhưng mình vẫn chưa nhận được. không biết tiki có giúp gì cho mình trong th này không?</text:p>
          </table:table-cell>
          <table:table-cell table:number-columns-repeated="1023"/>
        </table:table-row>
        <table:table-row table:style-name="ro2">
          <table:table-cell office:value-type="string" calcext:value-type="string">
            <text:p>mua về sài được 1 tuần</text:p>
          </table:table-cell>
          <table:table-cell table:number-columns-repeated="1023"/>
        </table:table-row>
        <table:table-row table:style-name="ro2">
          <table:table-cell office:value-type="string" calcext:value-type="string">
            <text:p>mua về sài dc 1tuần thì bị nuc màn hình không rõ nguyên nhân</text:p>
          </table:table-cell>
          <table:table-cell table:number-columns-repeated="1023"/>
        </table:table-row>
        <table:table-row table:style-name="ro2">
          <table:table-cell office:value-type="string" calcext:value-type="string">
            <text:p>mua về sao bật được có 1 cái thoii</text:p>
          </table:table-cell>
          <table:table-cell table:number-columns-repeated="1023"/>
        </table:table-row>
        <table:table-row table:style-name="ro3">
          <table:table-cell office:value-type="string" calcext:value-type="string">
            <text:p>mua về sau khi ổ ssd wd 120gb bị hỏng. thấy mọi người đánh giá tốt nên hy vọng sẽ có một ổ cứng ssd ổn nhưng khi đo tốc độ write lại cực thấp, thấp hơn rất nhiều so với ổ hdd sẵn trong máy. máy mình là pc dell i5-7400, 16g ram nhé. cảm thấy thất vọng với dòng sản phẩm này.</text:p>
          </table:table-cell>
          <table:table-cell table:number-columns-repeated="1023"/>
        </table:table-row>
        <table:table-row table:style-name="ro2">
          <table:table-cell office:value-type="string" calcext:value-type="string">
            <text:p>mua về sim trắng không có gì hết mất tiêu 200k. đừng trách cửa hàng mà trách thằng tiky.</text:p>
          </table:table-cell>
          <table:table-cell table:number-columns-repeated="1023"/>
        </table:table-row>
        <table:table-row table:style-name="ro2">
          <table:table-cell office:value-type="string" calcext:value-type="string">
            <text:p>mua về thì 1 trân sạc tai không vào 1 bên kia bình thường mong shop đổi cho.mình cái khác</text:p>
          </table:table-cell>
          <table:table-cell table:number-columns-repeated="1023"/>
        </table:table-row>
        <table:table-row table:style-name="ro5">
          <table:table-cell office:value-type="string" calcext:value-type="string">
            <text:p>mua về trước khi sử dụng mình làm phép thử như sau: <text:s/>đặt repeater ngay cạnh laptop, setup mạng nối sóng với tên mới. mọi thứ hoạt động bình thường <text:s/>mình kết nối <text:s/>với wifi chính, dùng website check tốc độ, tốc độ 21 mbps kết nối với wifi nối sóng mới, tốc độ 4.5 mbps <text:s/>đã thử đi thử lại vài lần. về mặt nối sóng tốt như thế nào thì chưa biết, nhưng tốc độ kết nối bị giảm đáng kể như thế này thì thật sự rất tệ. không biết có phải do hàng rẻ 200k không? giao diện thiết lập tiếng việt, thân thiện, dễ cấu hình.</text:p>
          </table:table-cell>
          <table:table-cell table:number-columns-repeated="1023"/>
        </table:table-row>
        <table:table-row table:style-name="ro2">
          <table:table-cell office:value-type="string" calcext:value-type="string">
            <text:p>mua về usb đã bị bóc sẵn, kiểm tra tốc độ thì tốc độ quá thấp giống của usb 2.0. có lẽ hàng rẻ nên nó thế!</text:p>
          </table:table-cell>
          <table:table-cell table:number-columns-repeated="1023"/>
        </table:table-row>
        <table:table-row table:style-name="ro2">
          <table:table-cell office:value-type="string" calcext:value-type="string">
            <text:p>mua về xài diên thoại k dổ chuông k biết bảo hành như thế nào</text:p>
          </table:table-cell>
          <table:table-cell table:number-columns-repeated="1023"/>
        </table:table-row>
        <table:table-row table:style-name="ro2">
          <table:table-cell office:value-type="string" calcext:value-type="string">
            <text:p>mua về xài được đúng 1 ngày, hôm sau không kết nối lại được luôn. máy báo :” thiết bị tự ngắt kết nối “. </text:p>
          </table:table-cell>
          <table:table-cell table:number-columns-repeated="1023"/>
        </table:table-row>
        <table:table-row table:style-name="ro2">
          <table:table-cell office:value-type="string" calcext:value-type="string">
            <text:p>mua về xài không được nên bỏ luôn, tưởng rẻ mà ngon ai dè không phải!</text:p>
          </table:table-cell>
          <table:table-cell table:number-columns-repeated="1023"/>
        </table:table-row>
        <table:table-row table:style-name="ro2">
          <table:table-cell office:value-type="string" calcext:value-type="string">
            <text:p>mua vs giá gốc + tặng kèm pin 300k. do chip cùi nên máy chạy khá chậm, k mượt. cần brand samsung thì mua thôi</text:p>
          </table:table-cell>
          <table:table-cell table:number-columns-repeated="1023"/>
        </table:table-row>
        <table:table-row table:style-name="ro2">
          <table:table-cell office:value-type="string" calcext:value-type="string">
            <text:p>mua xài mấy tháng nay vẫn chưa hỏng. nhưng tốc độ thì siêu chậm, laptop thinkpadmin t480 xài ssd, cổng usb 3.1 luôn, máy không tải mà ghi được tầm 5mb/s.</text:p>
          </table:table-cell>
          <table:table-cell table:number-columns-repeated="1023"/>
        </table:table-row>
        <table:table-row table:style-name="ro5">
          <table:table-cell office:value-type="string" calcext:value-type="string">
            <text:p>mua xài thử! đầu bút là 1 miếng nhựa tròn bán kính vài mm, áp sát màn <text:s/>hình! đầu bút là tâm của các miếng nhựa tròn đó! cảm giác dùng không tự nhiên như 1 cái bút thường viết trên giấy hay apple pencil! nói chung là với giá dưới 500k rất khó kiếm 1 bút cảm ứng đầu nhỏ có độ nhạy tốt, chỉ có loại đầu tròn dẹp kiểu này và đầu hình bầu bằng cao su thôi! cảm ứng chập chờn! tiền nào của đó! mua về vọc vài ngày rồi bỏ xó! không hơn việc quẹt tay! cũng chuẩn bị tinh thần rồi nhưng vẫn khá thất vọng! bác nào mua về xài nghiêm túc, để ghi chép, họp hành và vẽ thì rất không nên!</text:p>
          </table:table-cell>
          <table:table-cell table:number-columns-repeated="1023"/>
        </table:table-row>
        <table:table-row table:style-name="ro2">
          <table:table-cell office:value-type="string" calcext:value-type="string">
            <text:p>mua xong qua thấy lotte với nguyễn kim rẻ hơn, lúc order thì free phí vận chuyển, tới lúc hoàn thành đơn hàng lại có 29k. sẽ cận thận hơn khi mua vào lần sau!</text:p>
          </table:table-cell>
          <table:table-cell table:number-columns-repeated="1023"/>
        </table:table-row>
        <table:table-row table:style-name="ro2">
          <table:table-cell office:value-type="string" calcext:value-type="string">
            <text:p>mùng 1 nhận hàng đã bị nỗi chán quá shop ạ hỏng 1 tai</text:p>
          </table:table-cell>
          <table:table-cell table:number-columns-repeated="1023"/>
        </table:table-row>
        <table:table-row table:style-name="ro2">
          <table:table-cell office:value-type="string" calcext:value-type="string">
            <text:p>nay tôi mua chuột này. không <text:s/>co cục căm vào ti vi</text:p>
          </table:table-cell>
          <table:table-cell table:number-columns-repeated="1023"/>
        </table:table-row>
        <table:table-row table:style-name="ro2">
          <table:table-cell office:value-type="string" calcext:value-type="string">
            <text:p>nay tôi vừa nhận được, nhưng nghe bị rè không rõ. nói bên kia không nghe được gì.</text:p>
          </table:table-cell>
          <table:table-cell table:number-columns-repeated="1023"/>
        </table:table-row>
        <table:table-row table:style-name="ro4">
          <table:table-cell office:value-type="string" calcext:value-type="string">
            <text:p>nếu bạn chỉ có ý định truy cập wifi để đọc báo thì có thể mua thiết bị này, còn xem phim thì đừng mua. mình đã test, thấy thiết bị nhận sóng wifi full nhưng khi xem phim thì sẽ bị chậm, bạn sẽ cảm giác như mình đg xem slow motion vậy, chán lắm. lúc đầu mình tưởng là do đường truyền mạng có vấn đề, sau đó chuyển qua dùng laptop để xem lại thì thấy tốc độ bình thường.</text:p>
          </table:table-cell>
          <table:table-cell table:number-columns-repeated="1023"/>
        </table:table-row>
        <table:table-row table:style-name="ro2">
          <table:table-cell office:value-type="string" calcext:value-type="string">
            <text:p>nếu dùng để ra đường nghe điện thoại thì ok, còn nghe nhạc thì quá tệ, 2 bên tai chập chờn.</text:p>
          </table:table-cell>
          <table:table-cell table:number-columns-repeated="1023"/>
        </table:table-row>
        <table:table-row table:style-name="ro3">
          <table:table-cell office:value-type="string" calcext:value-type="string">
            <text:p>nếu sử dụng chỉ để trình chiếu không âm thanh thì ok nhưng mình có chèn vid vào pp và kết nối với máy chiếu lại không có âm thanh, cấm vào thì không chỉnh được âm lượng của máy tính. nên cân nhắc trước khi mua.</text:p>
          </table:table-cell>
          <table:table-cell table:number-columns-repeated="1023"/>
        </table:table-row>
        <table:table-row table:style-name="ro2">
          <table:table-cell office:value-type="string" calcext:value-type="string">
            <text:p>nếu xanh lá cây là lỗi thì mình cũng chỉ có màu này thôi tiki! mình thấy đủ sóng luôn, nhưng mà kết nối thì cũng không khác. giải quyết giúp mình vấn đề này nha!</text:p>
          </table:table-cell>
          <table:table-cell table:number-columns-repeated="1023"/>
        </table:table-row>
        <table:table-row table:style-name="ro2">
          <table:table-cell office:value-type="string" calcext:value-type="string">
            <text:p>ngày đầu tiên mua về test thử ok, đến ngày thứ 2 chỉ còn nghe được 1 bên tai trái. tiền nào của nấy nên không đòi hỏi gì về chất lượng</text:p>
          </table:table-cell>
          <table:table-cell table:number-columns-repeated="1023"/>
        </table:table-row>
        <table:table-row table:style-name="ro2">
          <table:table-cell office:value-type="string" calcext:value-type="string">
            <text:p>nge dược có một bên ạ</text:p>
          </table:table-cell>
          <table:table-cell table:number-columns-repeated="1023"/>
        </table:table-row>
        <table:table-row table:style-name="ro2">
          <table:table-cell office:value-type="string" calcext:value-type="string">
            <text:p>nghe 3 hôm bị lỗi</text:p>
          </table:table-cell>
          <table:table-cell table:number-columns-repeated="1023"/>
        </table:table-row>
        <table:table-row table:style-name="ro2">
          <table:table-cell office:value-type="string" calcext:value-type="string">
            <text:p>nghe bên điện thoại thì ok nhưng nghe bên laptop thì bị rè</text:p>
          </table:table-cell>
          <table:table-cell table:number-columns-repeated="1023"/>
        </table:table-row>
        <table:table-row table:style-name="ro2">
          <table:table-cell office:value-type="string" calcext:value-type="string">
            <text:p>nghe bị chói tai và đâu nhức</text:p>
          </table:table-cell>
          <table:table-cell table:number-columns-repeated="1023"/>
        </table:table-row>
        <table:table-row table:style-name="ro2">
          <table:table-cell office:value-type="string" calcext:value-type="string">
            <text:p>nghe cũng được nhưng không có ni nông bọc ở ngoài hộp</text:p>
          </table:table-cell>
          <table:table-cell table:number-columns-repeated="1023"/>
        </table:table-row>
        <table:table-row table:style-name="ro2">
          <table:table-cell office:value-type="string" calcext:value-type="string">
            <text:p>nghe cũng okay nhé, giá đó nghe vậy mình thấy là tốt rồi. nhưng chỉ xài được hai tháng hư</text:p>
          </table:table-cell>
          <table:table-cell table:number-columns-repeated="1023"/>
        </table:table-row>
        <table:table-row table:style-name="ro2">
          <table:table-cell office:value-type="string" calcext:value-type="string">
            <text:p>nghe được 1 2 lần đã bị hư 1 bên </text:p>
          </table:table-cell>
          <table:table-cell table:number-columns-repeated="1023"/>
        </table:table-row>
        <table:table-row table:style-name="ro2">
          <table:table-cell office:value-type="string" calcext:value-type="string">
            <text:p>nghe được 1 bên thôi</text:p>
          </table:table-cell>
          <table:table-cell table:number-columns-repeated="1023"/>
        </table:table-row>
        <table:table-row table:style-name="ro2">
          <table:table-cell office:value-type="string" calcext:value-type="string">
            <text:p>nghe được 1 đoạn xong lỗi không nghe được nữa <text:s/>trả hàng kiểu j vậy ?</text:p>
          </table:table-cell>
          <table:table-cell table:number-columns-repeated="1023"/>
        </table:table-row>
        <table:table-row table:style-name="ro2">
          <table:table-cell office:value-type="string" calcext:value-type="string">
            <text:p>nghe được 3 ngày đầu, mấy ngày sau bị rè rè âm thanh cần đổi/trả hàng</text:p>
          </table:table-cell>
          <table:table-cell table:number-columns-repeated="1023"/>
        </table:table-row>
        <table:table-row table:style-name="ro2">
          <table:table-cell office:value-type="string" calcext:value-type="string">
            <text:p>nghe được tý đã hết pin r, chưa oke lắm. shop cải thiện thêm</text:p>
          </table:table-cell>
          <table:table-cell table:number-columns-repeated="1023"/>
        </table:table-row>
        <table:table-row table:style-name="ro2">
          <table:table-cell office:value-type="string" calcext:value-type="string">
            <text:p>nghe đk mà nhỏ quá không nghe nhạc sàn dk,âm lượng bình thường quá</text:p>
          </table:table-cell>
          <table:table-cell table:number-columns-repeated="1023"/>
        </table:table-row>
        <table:table-row table:style-name="ro2">
          <table:table-cell office:value-type="string" calcext:value-type="string">
            <text:p>nghe được không miccro được</text:p>
          </table:table-cell>
          <table:table-cell table:number-columns-repeated="1023"/>
        </table:table-row>
        <table:table-row table:style-name="ro2">
          <table:table-cell office:value-type="string" calcext:value-type="string">
            <text:p>nghe được tuần đầu ok. qua tới giờ thì lúc nnhe được một bên lúc nghe được cả hai.</text:p>
          </table:table-cell>
          <table:table-cell table:number-columns-repeated="1023"/>
        </table:table-row>
        <table:table-row table:style-name="ro2">
          <table:table-cell office:value-type="string" calcext:value-type="string">
            <text:p>nghe được vài bữa thì bên to bên nhỏ</text:p>
          </table:table-cell>
          <table:table-cell table:number-columns-repeated="1023"/>
        </table:table-row>
        <table:table-row table:style-name="ro2">
          <table:table-cell office:value-type="string" calcext:value-type="string">
            <text:p>nghe được xíu rồi lại bị lỗi cứ onl off gì đó rồi văng ra luôn</text:p>
          </table:table-cell>
          <table:table-cell table:number-columns-repeated="1023"/>
        </table:table-row>
        <table:table-row table:style-name="ro2">
          <table:table-cell office:value-type="string" calcext:value-type="string">
            <text:p>nghe hơi nhỏ không như mong đợi</text:p>
          </table:table-cell>
          <table:table-cell table:number-columns-repeated="1023"/>
        </table:table-row>
        <table:table-row table:style-name="ro2">
          <table:table-cell office:value-type="string" calcext:value-type="string">
            <text:p>nghe không ổn định .lúc được lúc mất.</text:p>
          </table:table-cell>
          <table:table-cell table:number-columns-repeated="1023"/>
        </table:table-row>
        <table:table-row table:style-name="ro2">
          <table:table-cell office:value-type="string" calcext:value-type="string">
            <text:p>nghe lâu cảm giác rất chói tai. trap nhiều không thấy bass đâu. quá thất vọng</text:p>
          </table:table-cell>
          <table:table-cell table:number-columns-repeated="1023"/>
        </table:table-row>
        <table:table-row table:style-name="ro5">
          <table:table-cell office:value-type="string" calcext:value-type="string">
            <text:p>nghe nhạc thật sự dỡ tệ. nếu cần để rãnh tay khi gọi điện thoại thì không cần thiết phải bỏ ra số tiền khá lớn để có cái tai nghe này, có nhiều lựa chọn khác phù hợp hơn nhiều. mình khá hụt hẫng khi mua về và nghe nhạc dỡ đến dưới mức trung bình, thua xa cái tai nghe cũ bằng dây của apple 5s. tiếng bổng thì mất nét, tiếng bass thì bị hụt, nghe lossless mà tiếng nó mất nét hết, khi nghe mất nét thì tai bạn sẽ mau bị nhức và khó chịu. vậy mà không biết ai nghe từ sáng đến chiều được? thiệt bái phục. bạn nào định mua để nghe nhạc thì nên suy nghĩ lại, chọn tai nghe sony sẽ tốt hơn.</text:p>
          </table:table-cell>
          <table:table-cell table:number-columns-repeated="1023"/>
        </table:table-row>
        <table:table-row table:style-name="ro2">
          <table:table-cell office:value-type="string" calcext:value-type="string">
            <text:p>nghe nhạc và coi phim được con choi game âm thanh châm hơn chong gem</text:p>
          </table:table-cell>
          <table:table-cell table:number-columns-repeated="1023"/>
        </table:table-row>
        <table:table-row table:style-name="ro2">
          <table:table-cell office:value-type="string" calcext:value-type="string">
            <text:p>nghề nhỏ quá có đổi lại được không</text:p>
          </table:table-cell>
          <table:table-cell table:number-columns-repeated="1023"/>
        </table:table-row>
        <table:table-row table:style-name="ro2">
          <table:table-cell office:value-type="string" calcext:value-type="string">
            <text:p>nghe nhỏ và rè, âm thanh kém, màu hết pin!</text:p>
          </table:table-cell>
          <table:table-cell table:number-columns-repeated="1023"/>
        </table:table-row>
        <table:table-row table:style-name="ro2">
          <table:table-cell office:value-type="string" calcext:value-type="string">
            <text:p>nghe ổn nhưng sau 2 ngày đã bị bung phần tai, không biết sản phẩm có được bảo hành không nữa</text:p>
          </table:table-cell>
          <table:table-cell table:number-columns-repeated="1023"/>
        </table:table-row>
        <table:table-row table:style-name="ro2">
          <table:table-cell office:value-type="string" calcext:value-type="string">
            <text:p>nghe rất nhỏ, chỉnh điện thoại và phone lớn hết mức mà vẫn rất nhỏ. có nên đổi lại không?</text:p>
          </table:table-cell>
          <table:table-cell table:number-columns-repeated="1023"/>
        </table:table-row>
        <table:table-row table:style-name="ro2">
          <table:table-cell office:value-type="string" calcext:value-type="string">
            <text:p>nghe tạm được trong tầm giá, chuyển hàng nhanh, nhiệt tình</text:p>
          </table:table-cell>
          <table:table-cell table:number-columns-repeated="1023"/>
        </table:table-row>
        <table:table-row table:style-name="ro2">
          <table:table-cell office:value-type="string" calcext:value-type="string">
            <text:p>nghe tạm được, chất lượng phải chờ thời gian giao hàng thiếtu mấy tiếng là đủ 10 ngày , nói chung là đảm bảo được thời gian để kiểm tra độ kiên trì của khách hàng</text:p>
          </table:table-cell>
          <table:table-cell table:number-columns-repeated="1023"/>
        </table:table-row>
        <table:table-row table:style-name="ro2">
          <table:table-cell office:value-type="string" calcext:value-type="string">
            <text:p>nghe thì quá nhỏ nhanh hết pin nút nguồn thì bấm vài lần rồi hỏng</text:p>
          </table:table-cell>
          <table:table-cell table:number-columns-repeated="1023"/>
        </table:table-row>
        <table:table-row table:style-name="ro2">
          <table:table-cell office:value-type="string" calcext:value-type="string">
            <text:p>nghi ngờ không phải hàng chính hãng vì đăng ký bảo hành điện tử báo lỗi. nhìn sản phẩm thì có vẻ ổn</text:p>
          </table:table-cell>
          <table:table-cell table:number-columns-repeated="1023"/>
        </table:table-row>
        <table:table-row table:style-name="ro3">
          <table:table-cell office:value-type="string" calcext:value-type="string">
            <text:p>ngoài cái nhận đầy thủ driver, không cần cài đặt gì thêm thì thiết bị có chất lượng kết nối quá kém, cắm dưới pc, chỉ bị khuất bởi mặt bàn mà chất lượng kết nối rất chập chờn, nói chung trong điều kiện lý tưởng không bị che khuất còn được, cự ly chắc cũng không được 10m như nhà sản xuất nói</text:p>
          </table:table-cell>
          <table:table-cell table:number-columns-repeated="1023"/>
        </table:table-row>
        <table:table-row table:style-name="ro3">
          <table:table-cell office:value-type="string" calcext:value-type="string">
            <text:p>ngoài giá rẻ thì k có ưu điểm gì. âm lượng nghe rất nhỏ, dùng được đúng 1 tháng phát hiện tai nghe bị hỏng, 1 bên trái rất nhỏ, lắc lắc thì lớn lại được. nói chung là không nên mua.</text:p>
          </table:table-cell>
          <table:table-cell table:number-columns-repeated="1023"/>
        </table:table-row>
        <table:table-row table:style-name="ro2">
          <table:table-cell office:value-type="string" calcext:value-type="string">
            <text:p>ngoại hình đẹp, nhưng con mắt đọc của chuột không tốt, rê chuột hay bị đứt quãng</text:p>
          </table:table-cell>
          <table:table-cell table:number-columns-repeated="1023"/>
        </table:table-row>
        <table:table-row table:style-name="ro4">
          <table:table-cell office:value-type="string" calcext:value-type="string">
            <text:p>ngoại hình: máy in bị hỏng bản lề nấp khai giấy ra tính năng: máy in bị lỗi trong quá trình khởi động, không in được. đèn wifi không sáng mặc dù đã kết nối. <text:s/>mình là khách hàng thường xuyên của tiki và thường xuyên hài lòng với sản phẩm nhận được, nhưng lần này thì không. gọi báo tổng đài thì bảo chờ kỹ thuật support trong vòng 48h (quá lâu) và trong ngày đầu tiên không thấy liên hệ. mong tiki hỗ trợ sớm để mình có máy in thay thế cho công việc. <text:s/>thân mến!</text:p>
          </table:table-cell>
          <table:table-cell table:number-columns-repeated="1023"/>
        </table:table-row>
        <table:table-row table:style-name="ro3">
          <table:table-cell office:value-type="string" calcext:value-type="string">
            <text:p>ngoại quan của máy đẹp. tuy nhiêncỡ chữ quá to, tràn ra hết màn hình. tốc độ xử lý chậm, độ trễ khoảng 3-5 giây mỗi khi thực hiện một thao tác, nhất là khi mở khóa bàn phím.</text:p>
          </table:table-cell>
          <table:table-cell table:number-columns-repeated="1023"/>
        </table:table-row>
        <table:table-row table:style-name="ro3">
          <table:table-cell office:value-type="string" calcext:value-type="string">
            <text:p>ngoài việc chất lượng âm thanh tốt thì những cái còn lại t thực không hài lòng lắm. trông cái tai nghe thật yếu ớt và cái quai nhựa đến chất liệu miếng bọc chỗ tai trông khá lởm! giá chát so với 1 chiếc tai nghe như vậy!</text:p>
          </table:table-cell>
          <table:table-cell table:number-columns-repeated="1023"/>
        </table:table-row>
        <table:table-row table:style-name="ro2">
          <table:table-cell office:value-type="string" calcext:value-type="string">
            <text:p>người nhà nhận hàng, vẫn chưa kiểm tra, nhưng giao hàng k cho kiểm tra sản phẩm, vậy nếu như giao máy k đúng thì làm sao? claim ở đâu</text:p>
          </table:table-cell>
          <table:table-cell table:number-columns-repeated="1023"/>
        </table:table-row>
        <table:table-row table:style-name="ro2">
          <table:table-cell office:value-type="string" calcext:value-type="string">
            <text:p>nguồn vừa cắm điện vào cái chạy luôn, sau dùng nguồn khác thì dùng được mấy hôm thì dây cáp quang lại hỏng không chuyền tín hiệu được nữa</text:p>
          </table:table-cell>
          <table:table-cell table:number-columns-repeated="1023"/>
        </table:table-row>
        <table:table-row table:style-name="ro2">
          <table:table-cell office:value-type="string" calcext:value-type="string">
            <text:p>nha ban hang may nghe khong co go va mau het pin nua</text:p>
          </table:table-cell>
          <table:table-cell table:number-columns-repeated="1023"/>
        </table:table-row>
        <table:table-row table:style-name="ro3">
          <table:table-cell office:value-type="string" calcext:value-type="string">
            <text:p>nhà sản xuất thiết kế phím phẳng và thấp nên rất dễ gõ nhầm phím. sau 4 tháng sử dụng thì xuất hiện tình trạng delay hoặc mất kết nối (rất khiến người dùng bực mình khi xử lý công việc).</text:p>
          </table:table-cell>
          <table:table-cell table:number-columns-repeated="1023"/>
        </table:table-row>
        <table:table-row table:style-name="ro2">
          <table:table-cell office:value-type="string" calcext:value-type="string">
            <text:p>nhạc kết nối bị dè liên tục ngắt âm , âm thanh tốt nhưng vấn đề là nó dè và ngắt âm</text:p>
          </table:table-cell>
          <table:table-cell table:number-columns-repeated="1023"/>
        </table:table-row>
        <table:table-row table:style-name="ro2">
          <table:table-cell office:value-type="string" calcext:value-type="string">
            <text:p>nhận được hàng chỉ có hộp nhựa như vậy. không có hộp giấy thông tin của hãng như full box như quảng cáo. lắp vào máy nhận chạy bình thường</text:p>
          </table:table-cell>
          <table:table-cell table:number-columns-repeated="1023"/>
        </table:table-row>
        <table:table-row table:style-name="ro3">
          <table:table-cell office:value-type="string" calcext:value-type="string">
            <text:p>nhận được 2 sản phẩm của tiki. tiki gói hàng cẩn thận. lúc đặt hàng gần dịp lễ nên đơn hàng này mình nhận hơi muộn so với các lần trước.</text:p>
            <text:p>về sản phẩm usb khá nhỏ gọn nhưng tốc độ hơi chậm. với giá tiền vậy cũng khá ok rồi. thiết kế sản phẩm khá đẹp nhìn rất bắt mắt. sản phẩm khá ổn với giá tiền.</text:p>
          </table:table-cell>
          <table:table-cell table:number-columns-repeated="1023"/>
        </table:table-row>
        <table:table-row table:style-name="ro8">
          <table:table-cell office:value-type="string" calcext:value-type="string">
            <text:p>nhận được điểm 10 về tốc độ giao hàng, trong vòng 2 ngày là bên giao hàng gọi ròi. trước 1 ngày so vs dự kiến, cảm thấy háo hức lắm nhưng nhận hàng xong kiểm tra cảm xúc tụt cái vèo: <text:s/>+ đầu tiên là màu điện thoại : chọn màu xám mà lại đi giao màu xanh, shop k hề báo gì cho mình biết, shop có biết tôn trọng khách hàng là gì đâu chứ? dù gì tui cũng bỏ tiền ra mua chớ có xin đâu. + thứ 2 là điện thoại 2 viền bị trầy, giống như có ai đã từng dùng, hoặc giống hàng trưng bày ở ngoài thế giới di động z. + thứ 3 là bụi bám xung quang điện thoại quá trời. + thứ 4 là âm lượng hơi nhỏ, volum hết cỡ mà cứ như là mới 50%, nhưng dù sao thì cũng nghe được. + cuối cùng là pin, cứ nghĩ là trâu, hơn 5000 cơ mà, chiến trận game là hết 15%. nói chung là không như mình mong đợi</text:p>
          </table:table-cell>
          <table:table-cell table:number-columns-repeated="1023"/>
        </table:table-row>
        <table:table-row table:style-name="ro3">
          <table:table-cell office:value-type="string" calcext:value-type="string">
            <text:p>nhận được hàng nhưng không phải nguyên vẹn mà đã khui ra, có lẽ dán tem bảo hành hay sao, nhưng nhiều mẫu hàng khác mình mua vẫn <text:s/>nguyên vẹn hộp chât lượng sài cũng tạm ổn, tuy nhiên thỉnh thoảng vẫn bị lag chạy tùm lum.</text:p>
          </table:table-cell>
          <table:table-cell table:number-columns-repeated="1023"/>
        </table:table-row>
        <table:table-row table:style-name="ro3">
          <table:table-cell office:value-type="string" calcext:value-type="string">
            <text:p>nhận đươc loa từ sáng, mò mẩm mải cả ngày mà không thể kích hoạt được tiếng việt mặc dù đã lên mang tham khảo rất kỉ. tiếng anh thì không biết nên coi như là vất loa rồi. phải làm sao đây?</text:p>
          </table:table-cell>
          <table:table-cell table:number-columns-repeated="1023"/>
        </table:table-row>
        <table:table-row table:style-name="ro2">
          <table:table-cell office:value-type="string" calcext:value-type="string">
            <text:p>nhận được sản phẩm ghi trên vỏ hộp là 8000dpi thực chất tôi chỉ dùng được 3200dpi cần 1 lời giải thích</text:p>
          </table:table-cell>
          <table:table-cell table:number-columns-repeated="1023"/>
        </table:table-row>
        <table:table-row table:style-name="ro3">
          <table:table-cell office:value-type="string" calcext:value-type="string">
            <text:p>nhận hàng hôm 25-3 . hôm nay 14-4 mới bóc máy sử dụng . điện thoại sử dụng bình thường nhưng không báo nhận xạc , pin yếu , xạc không vào . đã khiển tra xạc ở máy khác . cần shop hỗ trợ</text:p>
          </table:table-cell>
          <table:table-cell table:number-columns-repeated="1023"/>
        </table:table-row>
        <table:table-row table:style-name="ro9">
          <table:table-cell office:value-type="string" calcext:value-type="string">
            <text:p>nhận hàng lỗi tè le (mua của fantasy), mất cả buổi chat với amazo không khắc phục được nên yêu cầu đổi trả hàng với tiki. sau đó là chuỗi ngày dài với những bực bội không hề nhỏ. các bạn lưu ý là chính sách đổi trả 7 ngày của tiki nghĩa là bạn phải trả hàng lại cho tiki trong vòng 7 ngày, còn tiki trả cho bạn hay không, mau hay chậm thì có trời mới biết (tiki cũng không biết đâu). mình hên là sau đúng 3 tuần nhận lại máy đã sửa lỗi (không phải máy mới nha) sau khi đã mất hết kiên nhẫn với cách làm việc kiểu hứa lèo của tiki. mình phải tự gọi mỗi khi chờ quá lâu và không thấy cuộc gọi nào từ tiki như đã hứa, mỗi lần gọi lên lại nhận được yêu cầu hãy bình tĩnh và kiên nhẫn chờ thêm. tới khi cạn kiên nhẫn và nói muốn lấy lại tiền thì hàng ngay lập tức được gửi lại. ngoài tikicare, khi đổi trả hàng bạn sẽ được trải nghiệm tiki_don't_care nhé. nếu biết hàng sẽ được sửa rồi trả lại chứ không phải sẽ nhận được hàng mới, mình đã tự đi bảo hành chắc mất vài ngày mà còn khỏi bực bội.</text:p>
          </table:table-cell>
          <table:table-cell table:number-columns-repeated="1023"/>
        </table:table-row>
        <table:table-row table:style-name="ro2">
          <table:table-cell office:value-type="string" calcext:value-type="string">
            <text:p>nhận hàng mà thiếtu 1 viên pin. dạo này shop có vẽ bất cẩn vậy</text:p>
          </table:table-cell>
          <table:table-cell table:number-columns-repeated="1023"/>
        </table:table-row>
        <table:table-row table:style-name="ro2">
          <table:table-cell office:value-type="string" calcext:value-type="string">
            <text:p>nhận hàng nhanh, bao bì tikinow ok. tuy nhiên, mua 2 sản phẩm thì 1 sản phẩm không có ống nghe nói và bao bì rách nát như hình.</text:p>
          </table:table-cell>
          <table:table-cell table:number-columns-repeated="1023"/>
        </table:table-row>
        <table:table-row table:style-name="ro2">
          <table:table-cell office:value-type="string" calcext:value-type="string">
            <text:p>nhận hàng nhưng mở ra pin bị phồng, xử lý như nào shop ơi?</text:p>
          </table:table-cell>
          <table:table-cell table:number-columns-repeated="1023"/>
        </table:table-row>
        <table:table-row table:style-name="ro2">
          <table:table-cell office:value-type="string" calcext:value-type="string">
            <text:p>nhận hàng ok, tiếng to rõ đúng như quảng cáo, tuy nhiên định vị không đúng lắm, lệch cả cây chuối ;)</text:p>
          </table:table-cell>
          <table:table-cell table:number-columns-repeated="1023"/>
        </table:table-row>
        <table:table-row table:style-name="ro2">
          <table:table-cell office:value-type="string" calcext:value-type="string">
            <text:p>nhận hàng rồi sao lắp vào máy k được. y cầu cho thông tin ncc để họ hướng dẫn</text:p>
          </table:table-cell>
          <table:table-cell table:number-columns-repeated="1023"/>
        </table:table-row>
        <table:table-row table:style-name="ro3">
          <table:table-cell office:value-type="string" calcext:value-type="string">
            <text:p>nhận hàng sáng thứ 7 18/04/2020 giá 7.590.000, tối qua chủ nhật 19/4, tiki mở khuyến mãi mới có 5h từ 19h-24h giá còn 6.999.000, làm mất hết 600k, buồn tiki ghê, biết vậy khoan đăng ký mua sớm.</text:p>
          </table:table-cell>
          <table:table-cell table:number-columns-repeated="1023"/>
        </table:table-row>
        <table:table-row table:style-name="ro2">
          <table:table-cell office:value-type="string" calcext:value-type="string">
            <text:p>nhận hàng test xong thất vọng hết nói</text:p>
          </table:table-cell>
          <table:table-cell table:number-columns-repeated="1023"/>
        </table:table-row>
        <table:table-row table:style-name="ro2">
          <table:table-cell office:value-type="string" calcext:value-type="string">
            <text:p>nhận hàng từ ngày 3/2. số lượng in không nhiều nhưng từ tháng trước may in chậm lại, có mùi hôi. không biết trường hợp này có bảo hành được không?</text:p>
          </table:table-cell>
          <table:table-cell table:number-columns-repeated="1023"/>
        </table:table-row>
        <table:table-row table:style-name="ro2">
          <table:table-cell office:value-type="string" calcext:value-type="string">
            <text:p>nhận nguyên cái hàng hư đã sài rồi...........................................................................................................................!</text:p>
          </table:table-cell>
          <table:table-cell table:number-columns-repeated="1023"/>
        </table:table-row>
        <table:table-row table:style-name="ro2">
          <table:table-cell office:value-type="string" calcext:value-type="string">
            <text:p>nhận phải sản phẩm lỗi nên không hài lòng lắm (không chắc chắn, còn rung lắc). các miếng đệm sử dụng một thời gian bị tróc keo.</text:p>
          </table:table-cell>
          <table:table-cell table:number-columns-repeated="1023"/>
        </table:table-row>
        <table:table-row table:style-name="ro3">
          <table:table-cell office:value-type="string" calcext:value-type="string">
            <text:p>nhận ssd xong, cài đặt hệ điều hành. rất bất ngờ là ssd luôn ở trạng thái nóng như thế này. chạy 0% disk mà đã 61 độ. trong khi máy dùng ssd của wd thì chỉ tầm 38~45 độ có tải. chắc không dám dùng hàng của crucial lần thứ 2.</text:p>
          </table:table-cell>
          <table:table-cell table:number-columns-repeated="1023"/>
        </table:table-row>
        <table:table-row table:style-name="ro2">
          <table:table-cell office:value-type="string" calcext:value-type="string">
            <text:p>nhân viên giao hàng quá tệ tiki nên đổi đối tác giao hàng</text:p>
          </table:table-cell>
          <table:table-cell table:number-columns-repeated="1023"/>
        </table:table-row>
        <table:table-row table:style-name="ro2">
          <table:table-cell office:value-type="string" calcext:value-type="string">
            <text:p>nhân viên giao hàng thái độ khó chịu.</text:p>
          </table:table-cell>
          <table:table-cell table:number-columns-repeated="1023"/>
        </table:table-row>
        <table:table-row table:style-name="ro2">
          <table:table-cell office:value-type="string" calcext:value-type="string">
            <text:p>nhanh đơ máy không có phiếu bảo hành</text:p>
          </table:table-cell>
          <table:table-cell table:number-columns-repeated="1023"/>
        </table:table-row>
        <table:table-row table:style-name="ro2">
          <table:table-cell office:value-type="string" calcext:value-type="string">
            <text:p>nhanh hết pin 80% mà nghe có tí là hết pin <text:s/>hơi thất vọng</text:p>
          </table:table-cell>
          <table:table-cell table:number-columns-repeated="1023"/>
        </table:table-row>
        <table:table-row table:style-name="ro2">
          <table:table-cell office:value-type="string" calcext:value-type="string">
            <text:p>nhanh hết pin nghe nhạc không hay chỉ tốt xem bóng đá</text:p>
          </table:table-cell>
          <table:table-cell table:number-columns-repeated="1023"/>
        </table:table-row>
        <table:table-row table:style-name="ro2">
          <table:table-cell office:value-type="string" calcext:value-type="string">
            <text:p>nhanh hết pin quá. mà sạc mãi k đầy</text:p>
          </table:table-cell>
          <table:table-cell table:number-columns-repeated="1023"/>
        </table:table-row>
        <table:table-row table:style-name="ro2">
          <table:table-cell office:value-type="string" calcext:value-type="string">
            <text:p>nhanh hết pin, loa nghe gọi nhỏ</text:p>
          </table:table-cell>
          <table:table-cell table:number-columns-repeated="1023"/>
        </table:table-row>
        <table:table-row table:style-name="ro2">
          <table:table-cell office:value-type="string" calcext:value-type="string">
            <text:p>nhanh hỏng quá. thất vọng</text:p>
          </table:table-cell>
          <table:table-cell table:number-columns-repeated="1023"/>
        </table:table-row>
        <table:table-row table:style-name="ro2">
          <table:table-cell office:value-type="string" calcext:value-type="string">
            <text:p>nhanh hỏng, không nhận máy tính</text:p>
          </table:table-cell>
          <table:table-cell table:number-columns-repeated="1023"/>
        </table:table-row>
        <table:table-row table:style-name="ro2">
          <table:table-cell office:value-type="string" calcext:value-type="string">
            <text:p>nhanh hư quá không bền cần khắc phục</text:p>
          </table:table-cell>
          <table:table-cell table:number-columns-repeated="1023"/>
        </table:table-row>
        <table:table-row table:style-name="ro3">
          <table:table-cell office:value-type="string" calcext:value-type="string">
            <text:p>nhẹ, rẻ nhưng cũng chả hơn gì mấy con chuột tq. mới 6 tháng đã hỏng mắt thần. trước đó dùng cũng k tốt lắm khi click chuột tiếng to và lăn chuột hoàn toàn không chính xác</text:p>
          </table:table-cell>
          <table:table-cell table:number-columns-repeated="1023"/>
        </table:table-row>
        <table:table-row table:style-name="ro3">
          <table:table-cell office:value-type="string" calcext:value-type="string">
            <text:p>nhìn 3 râu, nghe quảng cáo, nhưng mua về sử dụng đúng là thất vọng, không hơn được router igate gpon của vnpt là bao nhiêu. để ở lầu 1, lên lầu 2 là sóng còn 1 vạch, chập chờn.</text:p>
          </table:table-cell>
          <table:table-cell table:number-columns-repeated="1023"/>
        </table:table-row>
        <table:table-row table:style-name="ro5">
          <table:table-cell office:value-type="string" calcext:value-type="string">
            <text:p>nhìn bề ngoài khá ổn nhưng thanh cuộn không chắc chắn, có tiếng kêu khi cuộn, mình vẫn đang sử dụng đúng model này được hơn 1 năm nhưng thanh cuộn vẫn trơn chu và êm hơn với chuột mới vừa nhận được vài giờ. số seri trên vỏ hộp có tem dán digiworld với seri của chuột là 2 dãy số hoàn toàn khác nhau, vỏ hộp cũ và bị bẩn, không biết có phải hàng sửa do lỗi bảo hành hay nguyên nhân khác. hy vọng tiki nhận và đổi lại cho mình đúng chuột chính hãng như đã giới thiệu trên trang web từ nhà bán hàng nova computer</text:p>
          </table:table-cell>
          <table:table-cell table:number-columns-repeated="1023"/>
        </table:table-row>
        <table:table-row table:style-name="ro2">
          <table:table-cell office:value-type="string" calcext:value-type="string">
            <text:p>nhìn bên ngoài hơi xấu, các phím cứng và thỉnh thoảng có hiện tượng kẹt phím không rõ lý do. kết nối với máy tính khá chậm.</text:p>
          </table:table-cell>
          <table:table-cell table:number-columns-repeated="1023"/>
        </table:table-row>
        <table:table-row table:style-name="ro2">
          <table:table-cell office:value-type="string" calcext:value-type="string">
            <text:p>nhìn hình ảnh với chữ bị mờ, nhoè, nhìn lâu đau mắt.. nhưng được cái nhám, nên vuốt không cảm thấy rít</text:p>
          </table:table-cell>
          <table:table-cell table:number-columns-repeated="1023"/>
        </table:table-row>
        <table:table-row table:style-name="ro2">
          <table:table-cell office:value-type="string" calcext:value-type="string">
            <text:p>nhìn hình thức có vẻ đẹp nhưng khớp kéo ra kéo vào lỏng lẻo. tốc độ chậm. coppy dữ liệu khoảng 5 6mb/s</text:p>
          </table:table-cell>
          <table:table-cell table:number-columns-repeated="1023"/>
        </table:table-row>
        <table:table-row table:style-name="ro2">
          <table:table-cell office:value-type="string" calcext:value-type="string">
            <text:p>nhìn mong manh</text:p>
          </table:table-cell>
          <table:table-cell table:number-columns-repeated="1023"/>
        </table:table-row>
        <table:table-row table:style-name="ro2">
          <table:table-cell office:value-type="string" calcext:value-type="string">
            <text:p>nhờ các bạn cho bảo hành đổi ngay máy giúp tôi vì tình trạng sài thử 1 ngày với vài ứng dụng đơn giản nhưng máy phát sinh nhiệt quá nóng, không chấp nhận nổi.</text:p>
          </table:table-cell>
          <table:table-cell table:number-columns-repeated="1023"/>
        </table:table-row>
        <table:table-row table:style-name="ro2">
          <table:table-cell office:value-type="string" calcext:value-type="string">
            <text:p>nhỏ gọn, đẹp nhưng lúc k phát nhạc thì rè. không rõ là do điện áp của máy tính hay loa</text:p>
          </table:table-cell>
          <table:table-cell table:number-columns-repeated="1023"/>
        </table:table-row>
        <table:table-row table:style-name="ro3">
          <table:table-cell office:value-type="string" calcext:value-type="string">
            <text:p>nhờ tiki hỗ trợ giúp xử lý máy k sử dụng được.tôi đã cố gắng sạc đủ để dùng trg vòng vài tiếng đồng hồ nhg khi vừa nghe chưa được 5 phút thì nguồn đã hết pin ngay</text:p>
          </table:table-cell>
          <table:table-cell table:number-columns-repeated="1023"/>
        </table:table-row>
        <table:table-row table:style-name="ro4">
          <table:table-cell office:value-type="string" calcext:value-type="string">
            <text:p>nhờ tiki kiểm tra dùm, mình mới mua hôm qua 12-08 và thử các chức năng, hướng dẫn là bảo là bật nắp hộp và để gần iphone là sẽ kết nối được, nhhueng mình để bên phải thì ok, còn lệch qua trái thì hoàn toàn không tự kết nối được, mình không thấy hướng dẫn cài đặt đặc biệt gì cho phần này, với lại cảm ứng gõ 2 lần bên l hầu như không nhạy, double tap và đợi và đợi, trong khi bên r thì hoạt động oki. hy vọng nhận được phản hồi từ tiki.</text:p>
          </table:table-cell>
          <table:table-cell table:number-columns-repeated="1023"/>
        </table:table-row>
        <table:table-row table:style-name="ro2">
          <table:table-cell office:value-type="string" calcext:value-type="string">
            <text:p>nhỏ, gọn. xài được 3 tháng pin bị phồng, sóng lúc mạnh lúc yếu</text:p>
          </table:table-cell>
          <table:table-cell table:number-columns-repeated="1023"/>
        </table:table-row>
        <table:table-row table:style-name="ro5">
          <table:table-cell office:value-type="string" calcext:value-type="string">
            <text:p>như mọi người thấy: <text:s/>t1: không thể mở khóa sim. tôi đã nhấn gửi *770# như shop dính kèm đã chỉ và đó là kết quả. t2: tài khoản đủ 50k, có thê gói data 3g kèm vs gói up unlimited đó. này chưa biết mạnh yếu ra sao và quá trình sử dụng phát sinh hay tiêu phí thêm gì nên chưa thể nói. t3: quan trọng nhất, tài khỉan đã có kích hoạt trước hay sao xin cho biết thông tin đi ạ. còn 2 tháng 4 hết hạn nữa! hết là hết thế nào! hết là hết cái gì! có ảnh hưởng hay lộ thông tin nếu sau này có đùng số <text:s/>điện thoại này làm việc không ạ?!</text:p>
          </table:table-cell>
          <table:table-cell table:number-columns-repeated="1023"/>
        </table:table-row>
        <table:table-row table:style-name="ro3">
          <table:table-cell office:value-type="string" calcext:value-type="string">
            <text:p>như tiêu đề, chất lượng hoàn thiện rất tệ, dù âm thanh hay nhưng sau 1 thời gian ngắn sử dụng thì bị gãy khớp nối 2 bên tay, lớp da bọc tai bị bung ngay vết may, nói chung là tệ</text:p>
          </table:table-cell>
          <table:table-cell table:number-columns-repeated="1023"/>
        </table:table-row>
        <table:table-row table:style-name="ro2">
          <table:table-cell office:value-type="string" calcext:value-type="string">
            <text:p>nhưng mà kính dc nhưng màn hình hơi mời mong sao sử lại</text:p>
          </table:table-cell>
          <table:table-cell table:number-columns-repeated="1023"/>
        </table:table-row>
        <table:table-row table:style-name="ro2">
          <table:table-cell office:value-type="string" calcext:value-type="string">
            <text:p>nó làm mờ màn hình k thấy rõ làm mắt tôi nhìn nhoè khó thấy</text:p>
          </table:table-cell>
          <table:table-cell table:number-columns-repeated="1023"/>
        </table:table-row>
        <table:table-row table:style-name="ro3">
          <table:table-cell office:value-type="string" calcext:value-type="string">
            <text:p>nó lên.mau hết pin xài chưa được 1tiếng mà hết pin.không gắn sim lên được.xài mau nóng điện thoại.được 1cái hài lòng là đóng gói kĩ giao hàng mau hơn mình tưởng.</text:p>
          </table:table-cell>
          <table:table-cell table:number-columns-repeated="1023"/>
        </table:table-row>
        <table:table-row table:style-name="ro2">
          <table:table-cell office:value-type="string" calcext:value-type="string">
            <text:p>nói chung chất lượng sản phẩm tệ. nhiều lỗi. được mỗi màu mè nhìn ưng</text:p>
          </table:table-cell>
          <table:table-cell table:number-columns-repeated="1023"/>
        </table:table-row>
        <table:table-row table:style-name="ro2">
          <table:table-cell office:value-type="string" calcext:value-type="string">
            <text:p>nói chung là không hài lòng vì không vừa với airpod của mình. chắc do hàng rẻ tiền. lần sau không bao giờ mua loại này nữa</text:p>
          </table:table-cell>
          <table:table-cell table:number-columns-repeated="1023"/>
        </table:table-row>
        <table:table-row table:style-name="ro2">
          <table:table-cell office:value-type="string" calcext:value-type="string">
            <text:p>nói chung nghe cũng dc nhưng cắm vào máy bàn thì bị rè, cắm vào laptop thì không sao.</text:p>
          </table:table-cell>
          <table:table-cell table:number-columns-repeated="1023"/>
        </table:table-row>
        <table:table-row table:style-name="ro2">
          <table:table-cell office:value-type="string" calcext:value-type="string">
            <text:p>nỗi sản phẩm</text:p>
          </table:table-cell>
          <table:table-cell table:number-columns-repeated="1023"/>
        </table:table-row>
        <table:table-row table:style-name="ro2">
          <table:table-cell office:value-type="string" calcext:value-type="string">
            <text:p>nước vẫn vào thậm chí mới được 1 hô đã ăn 1 cái kẻ sọc rồi</text:p>
          </table:table-cell>
          <table:table-cell table:number-columns-repeated="1023"/>
        </table:table-row>
        <table:table-row table:style-name="ro2">
          <table:table-cell office:value-type="string" calcext:value-type="string">
            <text:p>nuốt lăn chuột có vẻ hơi chậm còn lại xài ổn để sử dụng thêm 1 thời gian mới biết được chất lượng như thế nào</text:p>
          </table:table-cell>
          <table:table-cell table:number-columns-repeated="1023"/>
        </table:table-row>
        <table:table-row table:style-name="ro2">
          <table:table-cell office:value-type="string" calcext:value-type="string">
            <text:p>nút bấm bên trái bị chênh số với bên phải, gây khó bấm, mỏi tay</text:p>
          </table:table-cell>
          <table:table-cell table:number-columns-repeated="1023"/>
        </table:table-row>
        <table:table-row table:style-name="ro2">
          <table:table-cell office:value-type="string" calcext:value-type="string">
            <text:p>nút cứng nên phải nhấn mạnh. form chuột dùng rất mỏi tay. dây nối rất cứng và đơ, không mềm, rất khó chịu</text:p>
          </table:table-cell>
          <table:table-cell table:number-columns-repeated="1023"/>
        </table:table-row>
        <table:table-row table:style-name="ro2">
          <table:table-cell office:value-type="string" calcext:value-type="string">
            <text:p>nút điều khiển âm lượng bằng thanh trượt quá rườm rà, hay lỗi làm đứng clip. xin hỏi tôi có thể đổi lại loại tai nghe khác chứ</text:p>
          </table:table-cell>
          <table:table-cell table:number-columns-repeated="1023"/>
        </table:table-row>
        <table:table-row table:style-name="ro3">
          <table:table-cell office:value-type="string" calcext:value-type="string">
            <text:p>nút trái và phải chuột êm, nhẹ.</text:p>
            <text:p>nút giữ lăn kêu ken két (nhất là khi ấn nhẹ trong quá trình lăn chuột). hơi thất vọng với 1 thương hiệu và tầm mức tiền.</text:p>
          </table:table-cell>
          <table:table-cell table:number-columns-repeated="1023"/>
        </table:table-row>
        <table:table-row table:style-name="ro3">
          <table:table-cell office:value-type="string" calcext:value-type="string">
            <text:p>ở công ty cũng đang dùng 1 con k120 này, thấy cũng hợp nên mua thêm 1 con nữa dùng ở nhà. chất lượng khác hẳn nhau, hành trình phím nông gõ rất khó chịu, phím kém nẩy tôi thực sự nghi ngờ về chất lượng sản phẩm của tiki tradmining.</text:p>
          </table:table-cell>
          <table:table-cell table:number-columns-repeated="1023"/>
        </table:table-row>
        <table:table-row table:style-name="ro3">
          <table:table-cell office:value-type="string" calcext:value-type="string">
            <text:p>ổ cứng không sử dụng được,gắn vào máy tính không nhận.đóng gói không cẩn thận không có chống sóc lấy ổ cứng ra lắc kêu cóc cóc bên trong.cho tôi đổi hàng lại.tiki hỗ trợ</text:p>
          </table:table-cell>
          <table:table-cell table:number-columns-repeated="1023"/>
        </table:table-row>
        <table:table-row table:style-name="ro2">
          <table:table-cell office:value-type="string" calcext:value-type="string">
            <text:p>ổ cứng mình mới mua có mấy ngày mà sử dụng nó treo hoài, bạn cho mình hỏi chế độ bảo hành thì như thế nào bạn?</text:p>
          </table:table-cell>
          <table:table-cell table:number-columns-repeated="1023"/>
        </table:table-row>
        <table:table-row table:style-name="ro2">
          <table:table-cell office:value-type="string" calcext:value-type="string">
            <text:p>o gjong hinh ti nao o hinh co 8 nut ma mo ra co 6 nut. mo bình thường thi khong ket noi dk</text:p>
          </table:table-cell>
          <table:table-cell table:number-columns-repeated="1023"/>
        </table:table-row>
        <table:table-row table:style-name="ro2">
          <table:table-cell office:value-type="string" calcext:value-type="string">
            <text:p>ổ mua về mình test trước cắm vào box có hỗ trợ sata iii thì không đọc được, cắm vào không nhận ổ ? cho mình lý do ?</text:p>
          </table:table-cell>
          <table:table-cell table:number-columns-repeated="1023"/>
        </table:table-row>
        <table:table-row table:style-name="ro2">
          <table:table-cell office:value-type="string" calcext:value-type="string">
            <text:p>ổ wifi kém. lúc có mạng lúc không mặc dù dây mạng rất ổn định. và tôi không hiểu lý do tại sao. rắc cắm dây mạng cũng không ổn lắm</text:p>
          </table:table-cell>
          <table:table-cell table:number-columns-repeated="1023"/>
        </table:table-row>
        <table:table-row table:style-name="ro2">
          <table:table-cell office:value-type="string" calcext:value-type="string">
            <text:p>ốc mặt trước rơi ra ngoài 2 con</text:p>
          </table:table-cell>
          <table:table-cell table:number-columns-repeated="1023"/>
        </table:table-row>
        <table:table-row table:style-name="ro2">
          <table:table-cell office:value-type="string" calcext:value-type="string">
            <text:p>pc, máy tính bảng, <text:s/>điện thoại đều k nhận được thẻ. shop cho người đến đổi lại hàng. mã #649032720</text:p>
          </table:table-cell>
          <table:table-cell table:number-columns-repeated="1023"/>
        </table:table-row>
        <table:table-row table:style-name="ro2">
          <table:table-cell office:value-type="string" calcext:value-type="string">
            <text:p>phải nói là mua mới sài chưa đuọc bao lâu mak một bên tai đã không kết nối được rồi. tiki có cách nào giải quyết giúp em không ạ...</text:p>
          </table:table-cell>
          <table:table-cell table:number-columns-repeated="1023"/>
        </table:table-row>
        <table:table-row table:style-name="ro4">
          <table:table-cell office:value-type="string" calcext:value-type="string">
            <text:p>phần nhô cao ở gần cổ tay cao hơi quá nên tay nữ hơi nhỏ sẽ bị mỏi khi thao tác chuột nhiều như mình . phần con lăn thì hơi lỏng lẻo kiểu như nó k nằm ở trục mà lắc lư trái phải khi mình thao tác lăn . còn tốc độ con lăn thì cũng đi hơi quá - ví dụ như 1 trang giao diện khi mình dùng chuột khác or tay thì có thể control được lăn đến 1/3 ngưng còn loại này thì lăn nhẹ 1 phát nó đi đến cuối trang luôn .</text:p>
          </table:table-cell>
          <table:table-cell table:number-columns-repeated="1023"/>
        </table:table-row>
        <table:table-row table:style-name="ro3">
          <table:table-cell office:value-type="string" calcext:value-type="string">
            <text:p>phát wifi rất chập chờn, đang sử dụng thì không có internet, kết nối qua cục modem cáp quang thì ổn định nhưng mở rộng qua cục này thì mất internet liên tục, xài được một lúc lại phải tắt đi mở lại.</text:p>
          </table:table-cell>
          <table:table-cell table:number-columns-repeated="1023"/>
        </table:table-row>
        <table:table-row table:style-name="ro2">
          <table:table-cell office:value-type="string" calcext:value-type="string">
            <text:p>phát wifi yếu và không ổn định.</text:p>
          </table:table-cell>
          <table:table-cell table:number-columns-repeated="1023"/>
        </table:table-row>
        <table:table-row table:style-name="ro2">
          <table:table-cell office:value-type="string" calcext:value-type="string">
            <text:p>phát xa hạn chế làm mình hơn buồn, còn lại độ ổn định thì chấp nhận được</text:p>
          </table:table-cell>
          <table:table-cell table:number-columns-repeated="1023"/>
        </table:table-row>
        <table:table-row table:style-name="ro3">
          <table:table-cell office:value-type="string" calcext:value-type="string">
            <text:p>phiên bản mình nhận được là version 4 , giao hàng nhanh nhưng hộp máy không có seal của tiki, nắp lưng thì trong trạng thái tháo nửa vời , mong có lời giải thích từ tiki.</text:p>
          </table:table-cell>
          <table:table-cell table:number-columns-repeated="1023"/>
        </table:table-row>
        <table:table-row table:style-name="ro2">
          <table:table-cell office:value-type="string" calcext:value-type="string">
            <text:p>phím bấm nặng</text:p>
          </table:table-cell>
          <table:table-cell table:number-columns-repeated="1023"/>
        </table:table-row>
        <table:table-row table:style-name="ro2">
          <table:table-cell office:value-type="string" calcext:value-type="string">
            <text:p>phím bật tắt phím số không xài được chỉ sáng được đèn caplock</text:p>
          </table:table-cell>
          <table:table-cell table:number-columns-repeated="1023"/>
        </table:table-row>
        <table:table-row table:style-name="ro3">
          <table:table-cell office:value-type="string" calcext:value-type="string">
            <text:p>phím thuộc lại nhỏ gọn, gõ không có gì đặc biệt, như bàn phím laptop, tuy nhiên kết nối với mac pro không được mượt, gõ phím bị delay nhiều quá, dùng với máy bàn thì không hợp lắm vì bàn phím bé, nói chung chỉ để dùng kiểu sơ cua thôi.</text:p>
          </table:table-cell>
          <table:table-cell table:number-columns-repeated="1023"/>
        </table:table-row>
        <table:table-row table:style-name="ro3">
          <table:table-cell office:value-type="string" calcext:value-type="string">
            <text:p>phone nay là ngày thứ 3. 2ngay đầu kết nối 2 bên 1 kênh bình thường ngày thứ 3 2 kênh kết nối riêng lẻ. nghe chỉ được 1 bên ah <text:s/>shop <text:s/>tại sao hiện tượng kì vậy <text:s/>không thể gộp lại được giờ chỉ nghe được 1 bên</text:p>
          </table:table-cell>
          <table:table-cell table:number-columns-repeated="1023"/>
        </table:table-row>
        <table:table-row table:style-name="ro2">
          <table:table-cell office:value-type="string" calcext:value-type="string">
            <text:p>phone thì xạc đầy dùng chưa được 5 phút thì hết pin. chất lượng quá kém</text:p>
          </table:table-cell>
          <table:table-cell table:number-columns-repeated="1023"/>
        </table:table-row>
        <table:table-row table:style-name="ro2">
          <table:table-cell office:value-type="string" calcext:value-type="string">
            <text:p>phù hợp trong không gian vừa phải, ít ngăn chia bởi vách tường. nếu nhà 2-3 tầng thì sóng khá yếu cân nhắc mua nếu nhà có ngăn chia phòng ốc nhiều</text:p>
          </table:table-cell>
          <table:table-cell table:number-columns-repeated="1023"/>
        </table:table-row>
        <table:table-row table:style-name="ro2">
          <table:table-cell office:value-type="string" calcext:value-type="string">
            <text:p>phù hợp với bạn nào có ngón tay dài như chơi guita hoặc piano. còn bàn tay nải chuốt sứ thì sẽ mỏi.</text:p>
          </table:table-cell>
          <table:table-cell table:number-columns-repeated="1023"/>
        </table:table-row>
        <table:table-row table:style-name="ro2">
          <table:table-cell office:value-type="string" calcext:value-type="string">
            <text:p>phụ kiện kèm theo thiếtu tai nghe, yêu cầu gửi đủ</text:p>
          </table:table-cell>
          <table:table-cell table:number-columns-repeated="1023"/>
        </table:table-row>
        <table:table-row table:style-name="ro2">
          <table:table-cell office:value-type="string" calcext:value-type="string">
            <text:p>pin chán lắm</text:p>
          </table:table-cell>
          <table:table-cell table:number-columns-repeated="1023"/>
        </table:table-row>
        <table:table-row table:style-name="ro2">
          <table:table-cell office:value-type="string" calcext:value-type="string">
            <text:p>pin chỉ được vạch đầu rồi hết rất nhanh. sạc được rất ít</text:p>
          </table:table-cell>
          <table:table-cell table:number-columns-repeated="1023"/>
        </table:table-row>
        <table:table-row table:style-name="ro2">
          <table:table-cell office:value-type="string" calcext:value-type="string">
            <text:p>pin đi kèm theo máy chỉ dùng được khoảng 2h wifi 4g hay disconnet phải khởi động lại</text:p>
          </table:table-cell>
          <table:table-cell table:number-columns-repeated="1023"/>
        </table:table-row>
        <table:table-row table:style-name="ro2">
          <table:table-cell office:value-type="string" calcext:value-type="string">
            <text:p>pin dùng chất lượng rất kém, nếu dùng gọi video zalo liên tục khoản 4-5h là hết pin màn hình khi gọi thì nóng rang.</text:p>
          </table:table-cell>
          <table:table-cell table:number-columns-repeated="1023"/>
        </table:table-row>
        <table:table-row table:style-name="ro2">
          <table:table-cell office:value-type="string" calcext:value-type="string">
            <text:p>pin dùng không bền chỉ được 3 ngày đã gần hết điện</text:p>
          </table:table-cell>
          <table:table-cell table:number-columns-repeated="1023"/>
        </table:table-row>
        <table:table-row table:style-name="ro2">
          <table:table-cell office:value-type="string" calcext:value-type="string">
            <text:p>pin hết quá nhanh</text:p>
          </table:table-cell>
          <table:table-cell table:number-columns-repeated="1023"/>
        </table:table-row>
        <table:table-row table:style-name="ro2">
          <table:table-cell office:value-type="string" calcext:value-type="string">
            <text:p>pin k sạc 100% được cứ 80% là đầy rồi . sài tạm ổn . tiền nào của nấy .</text:p>
          </table:table-cell>
          <table:table-cell table:number-columns-repeated="1023"/>
        </table:table-row>
        <table:table-row table:style-name="ro2">
          <table:table-cell office:value-type="string" calcext:value-type="string">
            <text:p>pin kém , loa nhah rè kém hiệu quả</text:p>
          </table:table-cell>
          <table:table-cell table:number-columns-repeated="1023"/>
        </table:table-row>
        <table:table-row table:style-name="ro2">
          <table:table-cell office:value-type="string" calcext:value-type="string">
            <text:p>pin kem, dung mua dc may thang roi pin chua dc 3h. khong biet duoc bao hanh không</text:p>
          </table:table-cell>
          <table:table-cell table:number-columns-repeated="1023"/>
        </table:table-row>
        <table:table-row table:style-name="ro2">
          <table:table-cell office:value-type="string" calcext:value-type="string">
            <text:p>pin kém. mua làm máy phụ mà 2 ngày sạc 1 lần mặc dù chả dùng gì</text:p>
          </table:table-cell>
          <table:table-cell table:number-columns-repeated="1023"/>
        </table:table-row>
        <table:table-row table:style-name="ro2">
          <table:table-cell office:value-type="string" calcext:value-type="string">
            <text:p>pin mau hết , không phát được wifi khi đang sạc là một bất tiện cực lớn .</text:p>
          </table:table-cell>
          <table:table-cell table:number-columns-repeated="1023"/>
        </table:table-row>
        <table:table-row table:style-name="ro3">
          <table:table-cell office:value-type="string" calcext:value-type="string">
            <text:p>pin máy dùng tốt, nhưng máy hay bị tình trạng tự tắt nguồn, phím số 4 không nhạy. mic nói thiết kế không hợp lý nên khi nói chuyện âm thanh không thu tốt. nắm đậy che khe sạc và khe mở rộng không khớp được nên không có tác dụng chống nước. loa nghe rõ</text:p>
          </table:table-cell>
          <table:table-cell table:number-columns-repeated="1023"/>
        </table:table-row>
        <table:table-row table:style-name="ro2">
          <table:table-cell office:value-type="string" calcext:value-type="string">
            <text:p>pin rất kém . dùng cảm thấy không được mượt</text:p>
          </table:table-cell>
          <table:table-cell table:number-columns-repeated="1023"/>
        </table:table-row>
        <table:table-row table:style-name="ro2">
          <table:table-cell office:value-type="string" calcext:value-type="string">
            <text:p>pin sạc lần đầu xài lâu, lần sau rất mau hết pin, không biết có cách nào khắc phục?</text:p>
          </table:table-cell>
          <table:table-cell table:number-columns-repeated="1023"/>
        </table:table-row>
        <table:table-row table:style-name="ro3">
          <table:table-cell office:value-type="string" calcext:value-type="string">
            <text:p>pin sử dụng ngày sạc 2 lần, không như sản phẩm nói 6000 nhưng mình chỉ lướt mạng và chụp hình bình thường thôi nhưng 1 tiếng hao gần 10% pin và thân máy rất nóng, chưa kể chơi game thì sẽ rất nóng máy và hết pin nhanh. giao hàng nhanh gói đẹp</text:p>
          </table:table-cell>
          <table:table-cell table:number-columns-repeated="1023"/>
        </table:table-row>
        <table:table-row table:style-name="ro2">
          <table:table-cell office:value-type="string" calcext:value-type="string">
            <text:p>pin tệ chỉ chưa tới 3h trong khi 3 mức âm lượng.</text:p>
          </table:table-cell>
          <table:table-cell table:number-columns-repeated="1023"/>
        </table:table-row>
        <table:table-row table:style-name="ro2">
          <table:table-cell office:value-type="string" calcext:value-type="string">
            <text:p>pin thấp quá chưa gì hết pin</text:p>
          </table:table-cell>
          <table:table-cell table:number-columns-repeated="1023"/>
        </table:table-row>
        <table:table-row table:style-name="ro2">
          <table:table-cell office:value-type="string" calcext:value-type="string">
            <text:p>pin trâu hơn con s10 đang xài nhưng hết rất nhanh. dùng chưa được 1 ngày đả hết sạch pin. nhờ tiki kiểm tra lại xem máy có vấn đề gì không</text:p>
          </table:table-cell>
          <table:table-cell table:number-columns-repeated="1023"/>
        </table:table-row>
        <table:table-row table:style-name="ro2">
          <table:table-cell office:value-type="string" calcext:value-type="string">
            <text:p>pin tuột qá nhanh. sạc full pin xài được tầm hơn 1h</text:p>
          </table:table-cell>
          <table:table-cell table:number-columns-repeated="1023"/>
        </table:table-row>
        <table:table-row table:style-name="ro2">
          <table:table-cell office:value-type="string" calcext:value-type="string">
            <text:p>pin yếu quá.</text:p>
          </table:table-cell>
          <table:table-cell table:number-columns-repeated="1023"/>
        </table:table-row>
        <table:table-row table:style-name="ro2">
          <table:table-cell office:value-type="string" calcext:value-type="string">
            <text:p>pin yếu thì loa bị rè rất khó chịu</text:p>
          </table:table-cell>
          <table:table-cell table:number-columns-repeated="1023"/>
        </table:table-row>
        <table:table-row table:style-name="ro3">
          <table:table-cell office:value-type="string" calcext:value-type="string">
            <text:p>qc đen nhám mà mình nhận được đen bóng (ok cái này chấp nhận được). một tai nghe bên trái rè to hơn cả tiếng nhạc. tai bên phải thì có lúc nghe có lúc không. max volume mà 1 bên nghe nhỏ, 1 bên rè thì to. mong sớm nhận được phản hồi về việc đổi hàng hoặc trả hàng. thanks tiki.</text:p>
          </table:table-cell>
          <table:table-cell table:number-columns-repeated="1023"/>
        </table:table-row>
        <table:table-row table:style-name="ro2">
          <table:table-cell office:value-type="string" calcext:value-type="string">
            <text:p>quá chậm trong cách thức vận chuyển ! đề nghị công ty nghiên cứu thay đổi cách thức, sẽ ok trong việc khách hàng quay lại mua tiếp lần nữa</text:p>
          </table:table-cell>
          <table:table-cell table:number-columns-repeated="1023"/>
        </table:table-row>
        <table:table-row table:style-name="ro2">
          <table:table-cell office:value-type="string" calcext:value-type="string">
            <text:p>quá chán, kết nối kém, pin yếu, dùng loè người khác thì được</text:p>
          </table:table-cell>
          <table:table-cell table:number-columns-repeated="1023"/>
        </table:table-row>
        <table:table-row table:style-name="ro2">
          <table:table-cell office:value-type="string" calcext:value-type="string">
            <text:p>quá kém. lúc được luc không. chất lượng mang tính chất hàng mã.</text:p>
          </table:table-cell>
          <table:table-cell table:number-columns-repeated="1023"/>
        </table:table-row>
        <table:table-row table:style-name="ro2">
          <table:table-cell office:value-type="string" calcext:value-type="string">
            <text:p>quá tệ</text:p>
          </table:table-cell>
          <table:table-cell table:number-columns-repeated="1023"/>
        </table:table-row>
        <table:table-row table:style-name="ro2">
          <table:table-cell office:value-type="string" calcext:value-type="string">
            <text:p>quá tệ hàng không đúng mô tả</text:p>
          </table:table-cell>
          <table:table-cell table:number-columns-repeated="1023"/>
        </table:table-row>
        <table:table-row table:style-name="ro2">
          <table:table-cell office:value-type="string" calcext:value-type="string">
            <text:p>quá thất vọng khi mua 1 sản phẩm usb 3.0 nhưng tốc độ không <text:s/>bằng 1 usb 2.0 đã sử dụng gần 10 năm.</text:p>
          </table:table-cell>
          <table:table-cell table:number-columns-repeated="1023"/>
        </table:table-row>
        <table:table-row table:style-name="ro2">
          <table:table-cell office:value-type="string" calcext:value-type="string">
            <text:p>quá trình vận chuyển gẫy và hỏng hết tôi yêu cầu shop xem sét và đổi lại sản phẩm cho tôi</text:p>
          </table:table-cell>
          <table:table-cell table:number-columns-repeated="1023"/>
        </table:table-row>
        <table:table-row table:style-name="ro2">
          <table:table-cell office:value-type="string" calcext:value-type="string">
            <text:p>quảng <text:s/>cáo thì nói có cổng audio 3.5 mà về chả thấy đây. đề nghị nhà phân phối lên sửa lại quảng cáo đi nhé.</text:p>
          </table:table-cell>
          <table:table-cell table:number-columns-repeated="1023"/>
        </table:table-row>
        <table:table-row table:style-name="ro2">
          <table:table-cell office:value-type="string" calcext:value-type="string">
            <text:p>quảng cáo dây 2m bán 1m mua màu đỏ giao màu đen</text:p>
          </table:table-cell>
          <table:table-cell table:number-columns-repeated="1023"/>
        </table:table-row>
        <table:table-row table:style-name="ro3">
          <table:table-cell office:value-type="string" calcext:value-type="string">
            <text:p>quảng cáo là dùng được tất cả nhà mạng, mà mình lắp sim mobi thì không dùng được. đã thử nhiều sim khác nhau đều không được. sim khác lại được. rất mong tiki phản hồi sớm!</text:p>
          </table:table-cell>
          <table:table-cell table:number-columns-repeated="1023"/>
        </table:table-row>
        <table:table-row table:style-name="ro2">
          <table:table-cell office:value-type="string" calcext:value-type="string">
            <text:p>quạt quá yếu so với tưởng tượng có mà như không có vậy, hàng hoá được đóng gói không cẩn thận</text:p>
          </table:table-cell>
          <table:table-cell table:number-columns-repeated="1023"/>
        </table:table-row>
        <table:table-row table:style-name="ro2">
          <table:table-cell office:value-type="string" calcext:value-type="string">
            <text:p>quay yếu quá,chẵn thấy mát gì hết trơn</text:p>
          </table:table-cell>
          <table:table-cell table:number-columns-repeated="1023"/>
        </table:table-row>
        <table:table-row table:style-name="ro3">
          <table:table-cell office:value-type="string" calcext:value-type="string">
            <text:p>quên mật khẩu facebook và muốn đặt lại thì không nhận được mã của facebook. trong khi gắn sim vào <text:s/>điện thoại cũ chưa mất 10s đã nhận lại được mã facebook. không biết phải lỗi phần mềm không</text:p>
          </table:table-cell>
          <table:table-cell table:number-columns-repeated="1023"/>
        </table:table-row>
        <table:table-row table:style-name="ro3">
          <table:table-cell office:value-type="string" calcext:value-type="string">
            <text:p>ram 4g ddr3l bus 1600 đả nhận được hàng, hàng đóng gói cẩn thận đáng mua với tầm giá. chất lượng thì phải chờ thời gian nửa xem sao. nhân viên giao hàng không chuyên nghiệp. bắt chạy đi mấy km để tìm ông nhân viên giửa trời nắng. bực mình thật</text:p>
          </table:table-cell>
          <table:table-cell table:number-columns-repeated="1023"/>
        </table:table-row>
        <table:table-row table:style-name="ro3">
          <table:table-cell office:value-type="string" calcext:value-type="string">
            <text:p>ram nguyên seal, <text:s/>made in phillipin, ngoại quan ok. nhưng gắn vào không nhận <text:s/>(( mình xài laptop dell e5430 _ core i5 3320m mong admin giải quyết hỗ trợ kỹ thuật giúp mình nha! <text:s/>tks!</text:p>
          </table:table-cell>
          <table:table-cell table:number-columns-repeated="1023"/>
        </table:table-row>
        <table:table-row table:style-name="ro3">
          <table:table-cell office:value-type="string" calcext:value-type="string">
            <text:p>rất bất ngờ về chất âm quá kém. đặc biệt không có bass tí nào. tiếc vì không trả được hàng chứ mình chắc chắn sẽ không dùng nữa. được cái nhỏ gọn, gắn được trên màn hình.</text:p>
          </table:table-cell>
          <table:table-cell table:number-columns-repeated="1023"/>
        </table:table-row>
        <table:table-row table:style-name="ro2">
          <table:table-cell office:value-type="string" calcext:value-type="string">
            <text:p>rất chậm không đạt hiệu năng hỗ trợ cho công việc,mình cần đổi sản phẩm khác card wifi pci mong shop hỗ trợ đổi sản phẩm giúp mình.thank</text:p>
          </table:table-cell>
          <table:table-cell table:number-columns-repeated="1023"/>
        </table:table-row>
        <table:table-row table:style-name="ro2">
          <table:table-cell office:value-type="string" calcext:value-type="string">
            <text:p>rất dở, chân yếu và lỏng lẻo, không chắc chắn.</text:p>
          </table:table-cell>
          <table:table-cell table:number-columns-repeated="1023"/>
        </table:table-row>
        <table:table-row table:style-name="ro2">
          <table:table-cell office:value-type="string" calcext:value-type="string">
            <text:p>rất hay cháy mua mấy cái toàn cháy! mà chẳng biết bảo hành ở đâu! không bõ mang đi bảo hành</text:p>
          </table:table-cell>
          <table:table-cell table:number-columns-repeated="1023"/>
        </table:table-row>
        <table:table-row table:style-name="ro2">
          <table:table-cell office:value-type="string" calcext:value-type="string">
            <text:p>rất hay đơ , lag , máy chậm , dành cho ai mua nên nhìn đánh giá kẻo mua nhầm hàng dờ</text:p>
          </table:table-cell>
          <table:table-cell table:number-columns-repeated="1023"/>
        </table:table-row>
        <table:table-row table:style-name="ro2">
          <table:table-cell office:value-type="string" calcext:value-type="string">
            <text:p>rất hay rớt mạng, dùng 1 tý là rớt mạng và mạng thì thật sự không nhanh như m nghĩ măc dù chỉ có 2 người dùng.</text:p>
          </table:table-cell>
          <table:table-cell table:number-columns-repeated="1023"/>
        </table:table-row>
        <table:table-row table:style-name="ro2">
          <table:table-cell office:value-type="string" calcext:value-type="string">
            <text:p>rất không hài lòng đơn hàng lần này hụt gì mà những 1,6 gb lận so với những lần mua usb khác mình chỉ bị hụt cùng lắm 0,5 gb</text:p>
          </table:table-cell>
          <table:table-cell table:number-columns-repeated="1023"/>
        </table:table-row>
        <table:table-row table:style-name="ro2">
          <table:table-cell office:value-type="string" calcext:value-type="string">
            <text:p>rất mau hết pin, không biết có bán pin để thầy không, như vậy mang đi sử dụng được.</text:p>
          </table:table-cell>
          <table:table-cell table:number-columns-repeated="1023"/>
        </table:table-row>
        <table:table-row table:style-name="ro2">
          <table:table-cell office:value-type="string" calcext:value-type="string">
            <text:p>rất thất vọng khi mua về thì 1 bên nghe được còn 1 bên thì không. mong tiki phản hồi.</text:p>
          </table:table-cell>
          <table:table-cell table:number-columns-repeated="1023"/>
        </table:table-row>
        <table:table-row table:style-name="ro2">
          <table:table-cell office:value-type="string" calcext:value-type="string">
            <text:p>s mua về sử dụng được có bên v shop còn bên mở k lên</text:p>
          </table:table-cell>
          <table:table-cell table:number-columns-repeated="1023"/>
        </table:table-row>
        <table:table-row table:style-name="ro2">
          <table:table-cell office:value-type="string" calcext:value-type="string">
            <text:p>sạc cho ipadmin 10.5 vân tay kém nhận . có khi không nhận . <text:s/>mong shop phản hồi</text:p>
          </table:table-cell>
          <table:table-cell table:number-columns-repeated="1023"/>
        </table:table-row>
        <table:table-row table:style-name="ro3">
          <table:table-cell office:value-type="string" calcext:value-type="string">
            <text:p>sạc chưa đầy 20' mà cầm củ sạc nóng quá. mình sạc cho pin dự phòng 20000mah của xiaomi. không biết sạc đầy có bị sao không. trước giờ vẫn tin tưởng tiki mong là hàng chuẩn. mình cũng không muốn chờ đổi trả. nếu như không ổn mình sẽ yêu cầu trả hàng. tiki xem xét giúp mình.</text:p>
          </table:table-cell>
          <table:table-cell table:number-columns-repeated="1023"/>
        </table:table-row>
        <table:table-row table:style-name="ro2">
          <table:table-cell office:value-type="string" calcext:value-type="string">
            <text:p>sạc của mình bị sao mà sạc mãi mà vẫn không lên đèn mong tiki sớm giải quyết</text:p>
          </table:table-cell>
          <table:table-cell table:number-columns-repeated="1023"/>
        </table:table-row>
        <table:table-row table:style-name="ro2">
          <table:table-cell office:value-type="string" calcext:value-type="string">
            <text:p>sạc của mình sạc pin khá lâu. tầm 9 tiếng mới đầy pin nhưng chỉ sạc được 2,5 lần cho điện thoại. nhờ tiki hỗ trợ về vấn đề này</text:p>
          </table:table-cell>
          <table:table-cell table:number-columns-repeated="1023"/>
        </table:table-row>
        <table:table-row table:style-name="ro2">
          <table:table-cell office:value-type="string" calcext:value-type="string">
            <text:p>sạc gần 9h vẫn pin như vậy. thậm trí còn giảm. sạc không vô pin...</text:p>
          </table:table-cell>
          <table:table-cell table:number-columns-repeated="1023"/>
        </table:table-row>
        <table:table-row table:style-name="ro2">
          <table:table-cell office:value-type="string" calcext:value-type="string">
            <text:p>sạc không được không có tính hiệu vậy giờ tôi phải làm sao đây</text:p>
          </table:table-cell>
          <table:table-cell table:number-columns-repeated="1023"/>
        </table:table-row>
        <table:table-row table:style-name="ro2">
          <table:table-cell office:value-type="string" calcext:value-type="string">
            <text:p>sạc không vào pin</text:p>
          </table:table-cell>
          <table:table-cell table:number-columns-repeated="1023"/>
        </table:table-row>
        <table:table-row table:style-name="ro2">
          <table:table-cell office:value-type="string" calcext:value-type="string">
            <text:p>sạc lâu , mà chưa bao giờ full cục sạc cả</text:p>
          </table:table-cell>
          <table:table-cell table:number-columns-repeated="1023"/>
        </table:table-row>
        <table:table-row table:style-name="ro2">
          <table:table-cell office:value-type="string" calcext:value-type="string">
            <text:p>sạc lúc vào lúc không sài xs max 500k mà không thấy ổn định chán ghê <text:s/>đang sài cóc cùng hãng anker nữa mua bộ hơn 1tr mà chán thế đang sài cáp thường</text:p>
          </table:table-cell>
          <table:table-cell table:number-columns-repeated="1023"/>
        </table:table-row>
        <table:table-row table:style-name="ro3">
          <table:table-cell office:value-type="string" calcext:value-type="string">
            <text:p>sạc này đã bị cắt seal, dán băng keo ở phía trên và dán tem shop của mặt dưới (có đưa cho shiper xem). sạc không đầy được con ipadmin, có phải đây là hàng cũ nên dung lượng đã bị giảm không còn đủ 10000 mah không ạ?</text:p>
          </table:table-cell>
          <table:table-cell table:number-columns-repeated="1023"/>
        </table:table-row>
        <table:table-row table:style-name="ro2">
          <table:table-cell office:value-type="string" calcext:value-type="string">
            <text:p>sạc nhanh nhưng cũng nhanh hỏng, mình dùng tới giờ là đã hỏng mất một đầu sạc nhanh còn lại 3 đầu thôi.</text:p>
          </table:table-cell>
          <table:table-cell table:number-columns-repeated="1023"/>
        </table:table-row>
        <table:table-row table:style-name="ro2">
          <table:table-cell office:value-type="string" calcext:value-type="string">
            <text:p>sạc nhanh nhưng không bền, nhanh hỏng, dễ chai pin điện thoại</text:p>
          </table:table-cell>
          <table:table-cell table:number-columns-repeated="1023"/>
        </table:table-row>
        <table:table-row table:style-name="ro2">
          <table:table-cell office:value-type="string" calcext:value-type="string">
            <text:p>sạc nhìn chắc chắn nhưng cổng micro usb lại sạc k được, các cổng khác thì lại sạc ngon. hi vọng tiki cho ng liên hệ đổi hàng.</text:p>
          </table:table-cell>
          <table:table-cell table:number-columns-repeated="1023"/>
        </table:table-row>
        <table:table-row table:style-name="ro2">
          <table:table-cell office:value-type="string" calcext:value-type="string">
            <text:p>sạc ok ổn cho iphone, nhưng mới xài 2 tháng hư 1 cổng sạc <text:s/>(</text:p>
          </table:table-cell>
          <table:table-cell table:number-columns-repeated="1023"/>
        </table:table-row>
        <table:table-row table:style-name="ro3">
          <table:table-cell office:value-type="string" calcext:value-type="string">
            <text:p>sai dây kết nối, chả biết quạt hư không nữa.. trước thấy có người phản hồi về việc giao lộn dây, giờ lại như thế tiếp, bán hàng, kiểm hàng, đóng gói có tâm chút nhé shop. thân</text:p>
          </table:table-cell>
          <table:table-cell table:number-columns-repeated="1023"/>
        </table:table-row>
        <table:table-row table:style-name="ro2">
          <table:table-cell office:value-type="string" calcext:value-type="string">
            <text:p>sài mới 3 ngày đã có dấu hiệu muốn hỏng, phải chạm vào phần nút bấm mới nghe được.</text:p>
          </table:table-cell>
          <table:table-cell table:number-columns-repeated="1023"/>
        </table:table-row>
        <table:table-row table:style-name="ro2">
          <table:table-cell office:value-type="string" calcext:value-type="string">
            <text:p>sai mục đích</text:p>
          </table:table-cell>
          <table:table-cell table:number-columns-repeated="1023"/>
        </table:table-row>
        <table:table-row table:style-name="ro2">
          <table:table-cell office:value-type="string" calcext:value-type="string">
            <text:p>sài tạm được, nhưng nhựa không bền, như vậy là giá hơi cao nhé</text:p>
          </table:table-cell>
          <table:table-cell table:number-columns-repeated="1023"/>
        </table:table-row>
        <table:table-row table:style-name="ro2">
          <table:table-cell office:value-type="string" calcext:value-type="string">
            <text:p>sản nhẩm nhận được thấy hộp đã bị khui, tem niêm phong đã bị mở ra. rất không hài lòng giống xài hàng cũ quá</text:p>
          </table:table-cell>
          <table:table-cell table:number-columns-repeated="1023"/>
        </table:table-row>
        <table:table-row table:style-name="ro2">
          <table:table-cell office:value-type="string" calcext:value-type="string">
            <text:p>sạn nhanh nhưng không nhanh. sài tạm</text:p>
          </table:table-cell>
          <table:table-cell table:number-columns-repeated="1023"/>
        </table:table-row>
        <table:table-row table:style-name="ro2">
          <table:table-cell office:value-type="string" calcext:value-type="string">
            <text:p>sản phẩm 1tai bên trái không nghe được ,cho mình đổi</text:p>
          </table:table-cell>
          <table:table-cell table:number-columns-repeated="1023"/>
        </table:table-row>
        <table:table-row table:style-name="ro2">
          <table:table-cell office:value-type="string" calcext:value-type="string">
            <text:p>sản phẩm bắt sóng wifi kém, chỉ được tầm dưới 10mb, không đúng như quảng cáo.</text:p>
          </table:table-cell>
          <table:table-cell table:number-columns-repeated="1023"/>
        </table:table-row>
        <table:table-row table:style-name="ro2">
          <table:table-cell office:value-type="string" calcext:value-type="string">
            <text:p>sản phẩm bé không như kì vọng khả năng bị lỗi là cao</text:p>
          </table:table-cell>
          <table:table-cell table:number-columns-repeated="1023"/>
        </table:table-row>
        <table:table-row table:style-name="ro2">
          <table:table-cell office:value-type="string" calcext:value-type="string">
            <text:p>sản phẩm bị cắt phần vỏ bao bên ngoài, dán băng keo ngay mép vỏ, bề mặt feed chuột bị trầy xước. kính đề nghị tiki nên xem xét lại vấn đề này</text:p>
          </table:table-cell>
          <table:table-cell table:number-columns-repeated="1023"/>
        </table:table-row>
        <table:table-row table:style-name="ro2">
          <table:table-cell office:value-type="string" calcext:value-type="string">
            <text:p>sản phẩm bị cắt. ở ngoài bao ghi <text:s/>made in philipines, <text:s/>sản phẩm ở trong là <text:s/>made in china.</text:p>
          </table:table-cell>
          <table:table-cell table:number-columns-repeated="1023"/>
        </table:table-row>
        <table:table-row table:style-name="ro2">
          <table:table-cell office:value-type="string" calcext:value-type="string">
            <text:p>sản phẩm bị hở một bên mép màn hình. chạm vào khá lỏng. cái này đổi trả như thế nào tiki nhỉ</text:p>
          </table:table-cell>
          <table:table-cell table:number-columns-repeated="1023"/>
        </table:table-row>
        <table:table-row table:style-name="ro2">
          <table:table-cell office:value-type="string" calcext:value-type="string">
            <text:p>sản phẩm bị hư một bên sạc giờ chỉ sạc được một bên nghe được một bên thôi</text:p>
          </table:table-cell>
          <table:table-cell table:number-columns-repeated="1023"/>
        </table:table-row>
        <table:table-row table:style-name="ro2">
          <table:table-cell office:value-type="string" calcext:value-type="string">
            <text:p>sản phẩm bị lỗi</text:p>
          </table:table-cell>
          <table:table-cell table:number-columns-repeated="1023"/>
        </table:table-row>
        <table:table-row table:style-name="ro2">
          <table:table-cell office:value-type="string" calcext:value-type="string">
            <text:p>sản phẩm bị lỗi , đã hoàn trả <text:s/>đang chờ kiểm tra từ bộ phận kĩ thuật</text:p>
          </table:table-cell>
          <table:table-cell table:number-columns-repeated="1023"/>
        </table:table-row>
        <table:table-row table:style-name="ro3">
          <table:table-cell office:value-type="string" calcext:value-type="string">
            <text:p>sản phẩm bị lỗi phím number bên phải nhưng không dùng được - không đảm bảo chất lượng <text:s text:c="3"/>không test khi chuyển cho kh - ngoài ra, cửa hàng có thể đổi hay sửa cho kh hay không? và sửa thì cần làm như thế nào?</text:p>
          </table:table-cell>
          <table:table-cell table:number-columns-repeated="1023"/>
        </table:table-row>
        <table:table-row table:style-name="ro3">
          <table:table-cell office:value-type="string" calcext:value-type="string">
            <text:p>sản phẩm bị lỗi sau một khoảng thời gian sử dụng. khi mình bấm nút shift bên trái và nút h hoặc p thì không nhận được. mình chỉ sử dụng trong phòng làm việc tại nhà, không có tác động nhiều từ môi trường.</text:p>
          </table:table-cell>
          <table:table-cell table:number-columns-repeated="1023"/>
        </table:table-row>
        <table:table-row table:style-name="ro2">
          <table:table-cell office:value-type="string" calcext:value-type="string">
            <text:p>sản pham bi loi, 2 lan giao 2 version khac nhau, lần đầu ok, cái thứ 2 bị lỗi</text:p>
          </table:table-cell>
          <table:table-cell table:number-columns-repeated="1023"/>
        </table:table-row>
        <table:table-row table:style-name="ro2">
          <table:table-cell office:value-type="string" calcext:value-type="string">
            <text:p>sản phẩm bị lỗi. đặt mua 15/11. tới nay đã bị lỗi không sạc được!</text:p>
          </table:table-cell>
          <table:table-cell table:number-columns-repeated="1023"/>
        </table:table-row>
        <table:table-row table:style-name="ro2">
          <table:table-cell office:value-type="string" calcext:value-type="string">
            <text:p>sản phẩm bị mất tiếng bên trái và chưa khắc phục được</text:p>
          </table:table-cell>
          <table:table-cell table:number-columns-repeated="1023"/>
        </table:table-row>
        <table:table-row table:style-name="ro2">
          <table:table-cell office:value-type="string" calcext:value-type="string">
            <text:p>sản phẩm bình thường, không đẹp, giao hàng tính bằng tuần, nói chung không hài lòng về sản phẩm và cả hàng giao</text:p>
          </table:table-cell>
          <table:table-cell table:number-columns-repeated="1023"/>
        </table:table-row>
        <table:table-row table:style-name="ro3">
          <table:table-cell office:value-type="string" calcext:value-type="string">
            <text:p>sản phẩm black panther in hình bị nhoè, một số chỗ không thấy rõ, đã đổi trả sảng sản phẩm mới nhưng lại nhận được chính sản phẩm bị lỗi mà mình đã phản hồi, chỉ khác là có gắn lại hộp và tem như mới (?) định cho 1 sao nhưng bù lại giao hàng và giải quyết khiếu nại rất nhanh, vote 2 sao!</text:p>
          </table:table-cell>
          <table:table-cell table:number-columns-repeated="1023"/>
        </table:table-row>
        <table:table-row table:style-name="ro2">
          <table:table-cell office:value-type="string" calcext:value-type="string">
            <text:p>sản phẩm cắm vào thì chỉ nghe rẹt rẹt, yêu cầu đổi sản phẩm</text:p>
          </table:table-cell>
          <table:table-cell table:number-columns-repeated="1023"/>
        </table:table-row>
        <table:table-row table:style-name="ro2">
          <table:table-cell office:value-type="string" calcext:value-type="string">
            <text:p>sản pham chat luong am thanh khong duoc tốt. nghe tam duoc.</text:p>
          </table:table-cell>
          <table:table-cell table:number-columns-repeated="1023"/>
        </table:table-row>
        <table:table-row table:style-name="ro2">
          <table:table-cell office:value-type="string" calcext:value-type="string">
            <text:p>sản phẩm chất lượng thấp.</text:p>
          </table:table-cell>
          <table:table-cell table:number-columns-repeated="1023"/>
        </table:table-row>
        <table:table-row table:style-name="ro2">
          <table:table-cell office:value-type="string" calcext:value-type="string">
            <text:p>sản phẩm chầy xước nhiều quá lần này hơi thất vọng</text:p>
          </table:table-cell>
          <table:table-cell table:number-columns-repeated="1023"/>
        </table:table-row>
        <table:table-row table:style-name="ro3">
          <table:table-cell office:value-type="string" calcext:value-type="string">
            <text:p>sản phẩm chỉ để trong hộp không có túi giảm sốc hay gì. thứ 2 là sản phẩm đã bị lấy ra do có bị rạch ra không biết vì lý do gì, giao hàng nhanh, chất lượng sản phẩm để xem 1 thời gian nên cho 2 sao</text:p>
          </table:table-cell>
          <table:table-cell table:number-columns-repeated="1023"/>
        </table:table-row>
        <table:table-row table:style-name="ro2">
          <table:table-cell office:value-type="string" calcext:value-type="string">
            <text:p>sản phẩm chỉ kết nối được một bên, cái còn lại không kết nối được. + yêu cầu có giải đáp.</text:p>
          </table:table-cell>
          <table:table-cell table:number-columns-repeated="1023"/>
        </table:table-row>
        <table:table-row table:style-name="ro2">
          <table:table-cell office:value-type="string" calcext:value-type="string">
            <text:p>sản phẩm chỉ nghe được 1 bên tai trái bên tai phải kết nối được nhưng không phát âm thanh <text:s/>mong shop đổi lại sản phẩm</text:p>
          </table:table-cell>
          <table:table-cell table:number-columns-repeated="1023"/>
        </table:table-row>
        <table:table-row table:style-name="ro2">
          <table:table-cell office:value-type="string" calcext:value-type="string">
            <text:p>sản phẩm chỉ nghe được 1 bên, tai nghe bên trái bị hư không nghe được. tôi cần đổi sản phẩm mới.</text:p>
          </table:table-cell>
          <table:table-cell table:number-columns-repeated="1023"/>
        </table:table-row>
        <table:table-row table:style-name="ro2">
          <table:table-cell office:value-type="string" calcext:value-type="string">
            <text:p>sản phẩm chỉ nghe được bên trái bên phải không nghe. được.muốn đổi lại phải làm sao</text:p>
          </table:table-cell>
          <table:table-cell table:number-columns-repeated="1023"/>
        </table:table-row>
        <table:table-row table:style-name="ro2">
          <table:table-cell office:value-type="string" calcext:value-type="string">
            <text:p>sản phẩm cho chất lượng âm không thực sự tốt. so với mức giá tạm chấp nhận được</text:p>
          </table:table-cell>
          <table:table-cell table:number-columns-repeated="1023"/>
        </table:table-row>
        <table:table-row table:style-name="ro2">
          <table:table-cell office:value-type="string" calcext:value-type="string">
            <text:p>sản phẩm chưa đạt nhu cầu còn kèm chất lượng loa hơi nhỏ</text:p>
          </table:table-cell>
          <table:table-cell table:number-columns-repeated="1023"/>
        </table:table-row>
        <table:table-row table:style-name="ro2">
          <table:table-cell office:value-type="string" calcext:value-type="string">
            <text:p>sản phẩm chuột rất tốt nhưng <text:s/>bàn phím nhiều lúc phản ứng chậm. ngồi gõ nhiều lúc ngồi chờ chữ mới ra, test các kiểu vẫn bị.</text:p>
          </table:table-cell>
          <table:table-cell table:number-columns-repeated="1023"/>
        </table:table-row>
        <table:table-row table:style-name="ro2">
          <table:table-cell office:value-type="string" calcext:value-type="string">
            <text:p>sản phẩm có 2 quạt, hoạt động rất rung lắc. khó chịu khi làm việc.</text:p>
          </table:table-cell>
          <table:table-cell table:number-columns-repeated="1023"/>
        </table:table-row>
        <table:table-row table:style-name="ro2">
          <table:table-cell office:value-type="string" calcext:value-type="string">
            <text:p>sản phẩm có dán tem phân phối vĩnh xuân, nhưng phần vỏ nhựa trong đã bị rạch, chưa kiểm tra tới tốc độc đọc ghi.</text:p>
          </table:table-cell>
          <table:table-cell table:number-columns-repeated="1023"/>
        </table:table-row>
        <table:table-row table:style-name="ro2">
          <table:table-cell office:value-type="string" calcext:value-type="string">
            <text:p>sản phẩm có dấu hiệu đã bị bóc, không có team bảo hành</text:p>
          </table:table-cell>
          <table:table-cell table:number-columns-repeated="1023"/>
        </table:table-row>
        <table:table-row table:style-name="ro2">
          <table:table-cell office:value-type="string" calcext:value-type="string">
            <text:p>sản phẩm có dấu hiệu đã qua sử dụng, phần đế nhìn cũ, có nhiều vết xước.</text:p>
          </table:table-cell>
          <table:table-cell table:number-columns-repeated="1023"/>
        </table:table-row>
        <table:table-row table:style-name="ro3">
          <table:table-cell office:value-type="string" calcext:value-type="string">
            <text:p>sản phẩm có dính vết bẩn .. ngoại quan khá là không ổn vui lòng kiểm tra sản phẩm trước khi giao hàng. giống như đã qua sử dụng. khả năng hút sóng kém phạm vi 20m đã không tìm thấy wifi chính. kích sóng tạm được.</text:p>
          </table:table-cell>
          <table:table-cell table:number-columns-repeated="1023"/>
        </table:table-row>
        <table:table-row table:style-name="ro2">
          <table:table-cell office:value-type="string" calcext:value-type="string">
            <text:p>sản phẩm có hiện tượng sạc tai nghe không hiện đèn báo vào pin cả hai tai</text:p>
          </table:table-cell>
          <table:table-cell table:number-columns-repeated="1023"/>
        </table:table-row>
        <table:table-row table:style-name="ro2">
          <table:table-cell office:value-type="string" calcext:value-type="string">
            <text:p>sản phẩm có tín hiệu mạnh.nhưng mạng không chạy được.dùng thấy sóng full cây nhưng không vào được mạng ạ...mong admin giúp em.e cảm ơn</text:p>
          </table:table-cell>
          <table:table-cell table:number-columns-repeated="1023"/>
        </table:table-row>
        <table:table-row table:style-name="ro3">
          <table:table-cell office:value-type="string" calcext:value-type="string">
            <text:p>sản phẩm của tôi bị lỗi chỉ sau vài tháng sử dụng. tiki vui lòng cho biết cách thức đổi/ trả/ bảo hành trong thời gian hạn chế đi lại này. sản phẩm do tiki tradmining phân phối, có hỗ trợ cho người đến thu lại không?</text:p>
          </table:table-cell>
          <table:table-cell table:number-columns-repeated="1023"/>
        </table:table-row>
        <table:table-row table:style-name="ro2">
          <table:table-cell office:value-type="string" calcext:value-type="string">
            <text:p>sản phẩm đã qua sử dụng cũng giao được cho tôi ak??</text:p>
          </table:table-cell>
          <table:table-cell table:number-columns-repeated="1023"/>
        </table:table-row>
        <table:table-row table:style-name="ro2">
          <table:table-cell office:value-type="string" calcext:value-type="string">
            <text:p>sản phẩm đậy lại bị lệch nhẹ do bản lề, không được hỗ trợ đổi trả.</text:p>
          </table:table-cell>
          <table:table-cell table:number-columns-repeated="1023"/>
        </table:table-row>
        <table:table-row table:style-name="ro2">
          <table:table-cell office:value-type="string" calcext:value-type="string">
            <text:p>sản phẩm đến tay không nguyên vẹn, đã bị tháo gỡ vỏ, pin không phải pin logitech đi kèm thay vào đó là pin duracell. hơi thất vọng!</text:p>
          </table:table-cell>
          <table:table-cell table:number-columns-repeated="1023"/>
        </table:table-row>
        <table:table-row table:style-name="ro3">
          <table:table-cell office:value-type="string" calcext:value-type="string">
            <text:p>sản phẩm đẹp, giao hàng nhanh. hqa đặt hnay đã có luôn nhưng khi mình sử dụng cắm cái kết nối với chuột vào xài đến lúc rút ra thì được mỗi cái nhựa <text:s/>cái cổng vẫn còn cắm trong lap, hết hồn... k biết sử dụng được bao lâu nữa là hỏng nếu cứ tình trạng như thế này <text:s/>(( vì điểm trừ này nên đành phải đánh giá 2 sao! ???</text:p>
          </table:table-cell>
          <table:table-cell table:number-columns-repeated="1023"/>
        </table:table-row>
        <table:table-row table:style-name="ro2">
          <table:table-cell office:value-type="string" calcext:value-type="string">
            <text:p>sản phẩm đóng gói kỹ. bàn phím sử dụng tốt nhưng chuột lại lỗi không bắt tín hiệu. ngày nhận hàng 8-5-2019</text:p>
          </table:table-cell>
          <table:table-cell table:number-columns-repeated="1023"/>
        </table:table-row>
        <table:table-row table:style-name="ro2">
          <table:table-cell office:value-type="string" calcext:value-type="string">
            <text:p>sản phẩm đóng gói sơ sài.</text:p>
          </table:table-cell>
          <table:table-cell table:number-columns-repeated="1023"/>
        </table:table-row>
        <table:table-row table:style-name="ro2">
          <table:table-cell office:value-type="string" calcext:value-type="string">
            <text:p>sản phẩm dùng được 6 tháng thì lỗi không phát được sóng, mình có gọi tiki để bảo hành nhưng sau đó nhận lại dùng cũng không được</text:p>
          </table:table-cell>
          <table:table-cell table:number-columns-repeated="1023"/>
        </table:table-row>
        <table:table-row table:style-name="ro3">
          <table:table-cell office:value-type="string" calcext:value-type="string">
            <text:p>sản phẩm dùng được mấy lần kể từ ngày nhận hàng, 1 bên tai nghe có hiện tượng bị rè, ồm (tai trái), <text:s/>mic bị lỗi lặp tiếng rất chói tai, thu âm lúc được lúc không. shop phản hồi sớm giúp mình, mã đơn 783929418</text:p>
          </table:table-cell>
          <table:table-cell table:number-columns-repeated="1023"/>
        </table:table-row>
        <table:table-row table:style-name="ro2">
          <table:table-cell office:value-type="string" calcext:value-type="string">
            <text:p>sản phẩm dùng hay bị rớt xuống 3g tốc độ chậm và rất lag. cần hỗ trợ để bảo hành hoặc cài đặt lại các thông số để cải thiện tình hình. <text:s/>cảm ơn</text:p>
          </table:table-cell>
          <table:table-cell table:number-columns-repeated="1023"/>
        </table:table-row>
        <table:table-row table:style-name="ro2">
          <table:table-cell office:value-type="string" calcext:value-type="string">
            <text:p>sản phẩm dùng mau nóng, khi dùng liên tục 1 thời gian thì sẽ bị rớt mạng liên tục. nếu muốn dùng ổn định thì nên tắt vào lúc đi ngủ, sử dụng thì bật lại.</text:p>
          </table:table-cell>
          <table:table-cell table:number-columns-repeated="1023"/>
        </table:table-row>
        <table:table-row table:style-name="ro2">
          <table:table-cell office:value-type="string" calcext:value-type="string">
            <text:p>sản phẩm đúng như quảng cáo nhưng chất lượng thì quá tệ lúc bật bluetooth thì chỉ có 1 tai nghe là phát nhạc mà thôi <text:s text:c="5"/>!!!!!!!!!!!!</text:p>
          </table:table-cell>
          <table:table-cell table:number-columns-repeated="1023"/>
        </table:table-row>
        <table:table-row table:style-name="ro2">
          <table:table-cell office:value-type="string" calcext:value-type="string">
            <text:p>sản phẩm giao cho mình mòn 4 gốc dưới con chuột như hình. mình mua mới mà như vậy</text:p>
          </table:table-cell>
          <table:table-cell table:number-columns-repeated="1023"/>
        </table:table-row>
        <table:table-row table:style-name="ro2">
          <table:table-cell office:value-type="string" calcext:value-type="string">
            <text:p>sản phẩm giao hàng nhanh, tuy nhiên: 1. không có reiceive trong thân chuột 2. không có pin đi kèm 3. đóng hàng cẩu thả sau khi dán tem.</text:p>
          </table:table-cell>
          <table:table-cell table:number-columns-repeated="1023"/>
        </table:table-row>
        <table:table-row table:style-name="ro2">
          <table:table-cell office:value-type="string" calcext:value-type="string">
            <text:p>sản phẩm giao hàng rất chậm so với thời gian tiki đưa ra, phải gọi điện thoại 3 lần hỏi về đơn hàng, sản phẩm đắt hơn nhiều so với một số cửa hàng!</text:p>
          </table:table-cell>
          <table:table-cell table:number-columns-repeated="1023"/>
        </table:table-row>
        <table:table-row table:style-name="ro2">
          <table:table-cell office:value-type="string" calcext:value-type="string">
            <text:p>sản phẩm giao k đúng theo hình, chất lượng mực k tốt, thất vọng quá.</text:p>
          </table:table-cell>
          <table:table-cell table:number-columns-repeated="1023"/>
        </table:table-row>
        <table:table-row table:style-name="ro2">
          <table:table-cell office:value-type="string" calcext:value-type="string">
            <text:p>sản phẩm giao kg giống như đăng trên tiki</text:p>
          </table:table-cell>
          <table:table-cell table:number-columns-repeated="1023"/>
        </table:table-row>
        <table:table-row table:style-name="ro3">
          <table:table-cell office:value-type="string" calcext:value-type="string">
            <text:p>sản phẩm giao muộn hơn 3 ngày so với kế hoạch. xoay cuộn chuột thì kêu lạch cạch như sắp rơi ra, không biết giờ phải bảo hành thế nào. mua đã phải hàng giao muộn lại lỗi, thật bực mình.</text:p>
          </table:table-cell>
          <table:table-cell table:number-columns-repeated="1023"/>
        </table:table-row>
        <table:table-row table:style-name="ro3">
          <table:table-cell office:value-type="string" calcext:value-type="string">
            <text:p>sản phẩm giống với mô tả, click không kêu, kết nối tối, di mượt. tuy nhiên phần cuộn chuột do thiết kế chưa tối ưu gây đau ngón tay khi lăn con lăn (do có phần mũi nhọn xung quanh 2 đầu con lăn)</text:p>
          </table:table-cell>
          <table:table-cell table:number-columns-repeated="1023"/>
        </table:table-row>
        <table:table-row table:style-name="ro2">
          <table:table-cell office:value-type="string" calcext:value-type="string">
            <text:p>sản phẩm gửi đến móp méo . loa rè khi cắm vào máy tính. tem bảo hành bị rách do dán ở jack cắm 3.5!!!</text:p>
          </table:table-cell>
          <table:table-cell table:number-columns-repeated="1023"/>
        </table:table-row>
        <table:table-row table:style-name="ro2">
          <table:table-cell office:value-type="string" calcext:value-type="string">
            <text:p>sản phẩm gửi về hình như đã bị mở hộp ra, còn chất lượng thì để dùng thử một thời gian mới biết được.</text:p>
          </table:table-cell>
          <table:table-cell table:number-columns-repeated="1023"/>
        </table:table-row>
        <table:table-row table:style-name="ro4">
          <table:table-cell office:value-type="string" calcext:value-type="string">
            <text:p>sản phẩm hình thức đẹp, âm thanh nghe ổn nhưng độ bền quá tệ. mình xài rất kỹ và 1 ngày chỉ xài tầm 1h để meeting hoặc nghe nhạc nhưng xài chưa tới 1 năm thì bị gãy phần gọng mặc dù mình không làm rơi rớt gì cả. mang ra bảo hành sony hỏi xem có sửa được không (mình không yêu cầu bảo hành) thì chỉ trả lời là bó tay xong làm lơ không dòm tới mặt mình luôn, nếu được đánh giá mình cho 0 sao về thái độ nhân viên của sony.</text:p>
          </table:table-cell>
          <table:table-cell table:number-columns-repeated="1023"/>
        </table:table-row>
        <table:table-row table:style-name="ro2">
          <table:table-cell office:value-type="string" calcext:value-type="string">
            <text:p>sản phẩm hoàn toàn k đáp ứng nhu cầu của người dùng bây giờ. nếu mua thì nên mua ở những shop uy tín chuyên bán thì ổn hơn.</text:p>
          </table:table-cell>
          <table:table-cell table:number-columns-repeated="1023"/>
        </table:table-row>
        <table:table-row table:style-name="ro2">
          <table:table-cell office:value-type="string" calcext:value-type="string">
            <text:p>sản phẩm in chất lượng không như mô tả, in ở chế độ cao nhất nhưng màu sắc vẫn nhạt hơn ảnh trên máy tính</text:p>
          </table:table-cell>
          <table:table-cell table:number-columns-repeated="1023"/>
        </table:table-row>
        <table:table-row table:style-name="ro2">
          <table:table-cell office:value-type="string" calcext:value-type="string">
            <text:p>sản phẩm k có gì để nhận xét, kích cỡ tính bằng mm mà bị liệt vào hàng cồng kềnh. tiki nên xem lại có sai sót gì không để mình còn đặt với</text:p>
          </table:table-cell>
          <table:table-cell table:number-columns-repeated="1023"/>
        </table:table-row>
        <table:table-row table:style-name="ro2">
          <table:table-cell office:value-type="string" calcext:value-type="string">
            <text:p>sản phẩm k giống như mô tả</text:p>
          </table:table-cell>
          <table:table-cell table:number-columns-repeated="1023"/>
        </table:table-row>
        <table:table-row table:style-name="ro2">
          <table:table-cell office:value-type="string" calcext:value-type="string">
            <text:p>sản phẩm kém chất lượng mua về thì bên nghe được bên k nghe được !!</text:p>
          </table:table-cell>
          <table:table-cell table:number-columns-repeated="1023"/>
        </table:table-row>
        <table:table-row table:style-name="ro2">
          <table:table-cell office:value-type="string" calcext:value-type="string">
            <text:p>sản phẩm kém chất lượng,tai nghe nghe k được, <text:s/>khi giao sản phẩm bẩn,</text:p>
          </table:table-cell>
          <table:table-cell table:number-columns-repeated="1023"/>
        </table:table-row>
        <table:table-row table:style-name="ro2">
          <table:table-cell office:value-type="string" calcext:value-type="string">
            <text:p>sản phẩm khá ổn nhưng pin hết rất nhanh trc khi hết pin thì có tiếng nói (10p) hết pin</text:p>
          </table:table-cell>
          <table:table-cell table:number-columns-repeated="1023"/>
        </table:table-row>
        <table:table-row table:style-name="ro2">
          <table:table-cell office:value-type="string" calcext:value-type="string">
            <text:p>sản phẩm khi nhậm đã bị rạch 1 đường ngoài hộp, có dấu hiệu ngoại vi không biết là hàng chính hãng g?</text:p>
          </table:table-cell>
          <table:table-cell table:number-columns-repeated="1023"/>
        </table:table-row>
        <table:table-row table:style-name="ro2">
          <table:table-cell office:value-type="string" calcext:value-type="string">
            <text:p>sản phẩm không cách điện. khi cắm usb vào máy tính, bị giật điện đầu ngón tay.</text:p>
          </table:table-cell>
          <table:table-cell table:number-columns-repeated="1023"/>
        </table:table-row>
        <table:table-row table:style-name="ro2">
          <table:table-cell office:value-type="string" calcext:value-type="string">
            <text:p>sản phẩm không có phiếu bảo hành cartridge, không có tem ở các ốc vít cartridge. thân máy thì có tem bảo hành. nghi ngờ đã đổi cartridge không chính hãng.</text:p>
          </table:table-cell>
          <table:table-cell table:number-columns-repeated="1023"/>
        </table:table-row>
        <table:table-row table:style-name="ro3">
          <table:table-cell office:value-type="string" calcext:value-type="string">
            <text:p>sản phẩm không có tính năng ghi âm cuộc gọi! với giá này mình khuyên mọi người nên mua flagship của xiaomi. nhanh hơn và xứng đáng hơn với số tiền bỏ ra thay vì mua điện thoại này.</text:p>
          </table:table-cell>
          <table:table-cell table:number-columns-repeated="1023"/>
        </table:table-row>
        <table:table-row table:style-name="ro2">
          <table:table-cell office:value-type="string" calcext:value-type="string">
            <text:p>sản phẩm không còn nguyên, đã bị cắt, mới nhận liền để sử dụng xem sao, hàng của tikitradmining mà như vậy là hơn buồn đó</text:p>
          </table:table-cell>
          <table:table-cell table:number-columns-repeated="1023"/>
        </table:table-row>
        <table:table-row table:style-name="ro2">
          <table:table-cell office:value-type="string" calcext:value-type="string">
            <text:p>sản phẩm không được bền lâu xài qua mấy ngày thì bị bung chỉ.</text:p>
          </table:table-cell>
          <table:table-cell table:number-columns-repeated="1023"/>
        </table:table-row>
        <table:table-row table:style-name="ro2">
          <table:table-cell office:value-type="string" calcext:value-type="string">
            <text:p>sản phẩm không kết nối được bluetooth với điện thoại cả nhà gồm: samsung note10 plus, samsung j7, iphone 6plus, iphone 6. quá thất vọng</text:p>
          </table:table-cell>
          <table:table-cell table:number-columns-repeated="1023"/>
        </table:table-row>
        <table:table-row table:style-name="ro2">
          <table:table-cell office:value-type="string" calcext:value-type="string">
            <text:p>sản phẩm không mạnh đã vậy cìn rất khó cài đặt hướng dẫn sử dụng và cài đặt có cũng như không.</text:p>
          </table:table-cell>
          <table:table-cell table:number-columns-repeated="1023"/>
        </table:table-row>
        <table:table-row table:style-name="ro2">
          <table:table-cell office:value-type="string" calcext:value-type="string">
            <text:p>sản phẩm không như quản cáo,cáp sạc cũ,pin không sử dụng vẫn hết,ruột máy có dấu hiệu sửa...</text:p>
          </table:table-cell>
          <table:table-cell table:number-columns-repeated="1023"/>
        </table:table-row>
        <table:table-row table:style-name="ro2">
          <table:table-cell office:value-type="string" calcext:value-type="string">
            <text:p>sản phẩm không như quảng cáo,</text:p>
          </table:table-cell>
          <table:table-cell table:number-columns-repeated="1023"/>
        </table:table-row>
        <table:table-row table:style-name="ro3">
          <table:table-cell office:value-type="string" calcext:value-type="string">
            <text:p>sản phẩm không thể được xử lý kết nối bằng ios. điều này không ghi trong hướng dẫn của sản phẩm. thiết bị này phát wifi yếu, không thể xem được video. chất lượng của thiết bị này là kém so với thực tế quảng cáo.</text:p>
          </table:table-cell>
          <table:table-cell table:number-columns-repeated="1023"/>
        </table:table-row>
        <table:table-row table:style-name="ro2">
          <table:table-cell office:value-type="string" calcext:value-type="string">
            <text:p>sản phẩm không thể kết nối dc vs mifit, không thể reset, không xài dc ạ <text:s/>( đề nghị được đổi hàng!</text:p>
          </table:table-cell>
          <table:table-cell table:number-columns-repeated="1023"/>
        </table:table-row>
        <table:table-row table:style-name="ro2">
          <table:table-cell office:value-type="string" calcext:value-type="string">
            <text:p>sản phẩm không tiện dụng, không phù hợp</text:p>
          </table:table-cell>
          <table:table-cell table:number-columns-repeated="1023"/>
        </table:table-row>
        <table:table-row table:style-name="ro2">
          <table:table-cell office:value-type="string" calcext:value-type="string">
            <text:p>sản phẩm không bám vào mặt dưới của máy được. bị trượt xê dịch khó chịu. chất lượng kém.</text:p>
          </table:table-cell>
          <table:table-cell table:number-columns-repeated="1023"/>
        </table:table-row>
        <table:table-row table:style-name="ro2">
          <table:table-cell office:value-type="string" calcext:value-type="string">
            <text:p>sản phẩm không được tốt <text:s/>tôi không hài lòng về sản phẩm này <text:s/></text:p>
          </table:table-cell>
          <table:table-cell table:number-columns-repeated="1023"/>
        </table:table-row>
        <table:table-row table:style-name="ro3">
          <table:table-cell office:value-type="string" calcext:value-type="string">
            <text:p>sản phẩm không kết nối được shop ơi...làm đúng theo hướng dẫn luôn mà cũng không được..mong shop có thể hỗ trợ giúp mình..mình có thể đổi cái khác được không?mình mong ngày mai shop liên hệ với mình..</text:p>
          </table:table-cell>
          <table:table-cell table:number-columns-repeated="1023"/>
        </table:table-row>
        <table:table-row table:style-name="ro2">
          <table:table-cell office:value-type="string" calcext:value-type="string">
            <text:p>sản phầm là m331 silent plus mà tiki lại giao hàng là m331 silent. cảm giác rất thất vọng với tiki !</text:p>
          </table:table-cell>
          <table:table-cell table:number-columns-repeated="1023"/>
        </table:table-row>
        <table:table-row table:style-name="ro2">
          <table:table-cell office:value-type="string" calcext:value-type="string">
            <text:p>sản phẩm lỗi card vga onboard yêu cầu show đổi bạn khác cho tôi</text:p>
          </table:table-cell>
          <table:table-cell table:number-columns-repeated="1023"/>
        </table:table-row>
        <table:table-row table:style-name="ro2">
          <table:table-cell office:value-type="string" calcext:value-type="string">
            <text:p>sản phẩm lỗi hay bị sập nguồn khi sử dụng không khởi động dc lên. phải để lúc lâu mới lên nguồn</text:p>
          </table:table-cell>
          <table:table-cell table:number-columns-repeated="1023"/>
        </table:table-row>
        <table:table-row table:style-name="ro3">
          <table:table-cell office:value-type="string" calcext:value-type="string">
            <text:p>sản phẩm mẫu mã ổn. cài đặt kết nối dùng xong 1 ngày. sảng hôm sau không kết nối được. tín hiệu kết nối internet không hoạt động.... nhà cung cấp xem và hỗ trợ giúp mình.</text:p>
          </table:table-cell>
          <table:table-cell table:number-columns-repeated="1023"/>
        </table:table-row>
        <table:table-row table:style-name="ro2">
          <table:table-cell office:value-type="string" calcext:value-type="string">
            <text:p>sản phẩm mình bị sọc trên màn hình mới mua roi tiki ội </text:p>
          </table:table-cell>
          <table:table-cell table:number-columns-repeated="1023"/>
        </table:table-row>
        <table:table-row table:style-name="ro3">
          <table:table-cell office:value-type="string" calcext:value-type="string">
            <text:p>sản phẩm mình mới mua được hơn 2 tháng. hiện tại màn hình đang bị ám vàng đồng thời thao tác sử dụng bị đơ. hiển thị không hết. mình muốn bảo hảnh sản phẩm như thế nào ạ</text:p>
          </table:table-cell>
          <table:table-cell table:number-columns-repeated="1023"/>
        </table:table-row>
        <table:table-row table:style-name="ro2">
          <table:table-cell office:value-type="string" calcext:value-type="string">
            <text:p>sản phẩm mình mua rất ưngys, nhưng cách đóng gói sản phẩm lần này cực kỳ cẩu thả. sản phẩm đã bị bóc xé khi đến tay mình.</text:p>
          </table:table-cell>
          <table:table-cell table:number-columns-repeated="1023"/>
        </table:table-row>
        <table:table-row table:style-name="ro2">
          <table:table-cell office:value-type="string" calcext:value-type="string">
            <text:p>sản phẩm mình nhận được tai nghe bên trái không nghe được, mong tiki phản hồi ạ</text:p>
          </table:table-cell>
          <table:table-cell table:number-columns-repeated="1023"/>
        </table:table-row>
        <table:table-row table:style-name="ro2">
          <table:table-cell office:value-type="string" calcext:value-type="string">
            <text:p>sản phẩm mới bóc ra có vết xước sâu tại phím nguồn. <text:s/>hy vọng được giải quyết vấn đề 1 cách hợp lý và nhanh nhất !</text:p>
          </table:table-cell>
          <table:table-cell table:number-columns-repeated="1023"/>
        </table:table-row>
        <table:table-row table:style-name="ro2">
          <table:table-cell office:value-type="string" calcext:value-type="string">
            <text:p>sản phẩm mới nhận k kích sóng được nhé</text:p>
          </table:table-cell>
          <table:table-cell table:number-columns-repeated="1023"/>
        </table:table-row>
        <table:table-row table:style-name="ro2">
          <table:table-cell office:value-type="string" calcext:value-type="string">
            <text:p>sản phẩm mới xài hơn 10 ngày pin sạc tới 62% không lên pin nữa sập nguồn khởi động lên thì như trong hình sản phẩm trầy xước như đã qua sử dụng thất vọng</text:p>
          </table:table-cell>
          <table:table-cell table:number-columns-repeated="1023"/>
        </table:table-row>
        <table:table-row table:style-name="ro2">
          <table:table-cell office:value-type="string" calcext:value-type="string">
            <text:p>sản phẩm mua của nhà phân phối tiki tradmining, màn hình bị hở sáng, có một điểm chết (thấy rõ màn hình đen và xanh dương)</text:p>
          </table:table-cell>
          <table:table-cell table:number-columns-repeated="1023"/>
        </table:table-row>
        <table:table-row table:style-name="ro3">
          <table:table-cell office:value-type="string" calcext:value-type="string">
            <text:p>sản phẩm mua hồi tháng 1 2020 mà giờ là tháng 5 2020 đã bị lỗi không thể dùng với các thiết bị đọc (đầu chơi dj). cắm vào máy tính có nhận nhưng không thể ghi/đọc file. và khi cắm vào các thiết bị đọc như đầu đĩa hay trên ô tô đều không nhận được. mong hãng sẽ có chính sách bảo hành sớm cho mình</text:p>
          </table:table-cell>
          <table:table-cell table:number-columns-repeated="1023"/>
        </table:table-row>
        <table:table-row table:style-name="ro2">
          <table:table-cell office:value-type="string" calcext:value-type="string">
            <text:p>sản phẩm mua về bị lỗi, gắn vào máy gây ra lỗi hệ thống và không dùng được, cho xin trả lại ram</text:p>
          </table:table-cell>
          <table:table-cell table:number-columns-repeated="1023"/>
        </table:table-row>
        <table:table-row table:style-name="ro3">
          <table:table-cell office:value-type="string" calcext:value-type="string">
            <text:p>sản phẩm mua xong sau khi sử dụng mình phát hiện ra bị thiếtu tem dán bảo hình, số seri... giờ sản phẩm bị lỗi, mình muốn bảo hành thì cần phải làm như thế nào? mình mua hàng từ tháng 12.2019</text:p>
          </table:table-cell>
          <table:table-cell table:number-columns-repeated="1023"/>
        </table:table-row>
        <table:table-row table:style-name="ro2">
          <table:table-cell office:value-type="string" calcext:value-type="string">
            <text:p>sản phầm này bình thường không được như mong muốn. tiki giao hàng đúng yêu cầu</text:p>
          </table:table-cell>
          <table:table-cell table:number-columns-repeated="1023"/>
        </table:table-row>
        <table:table-row table:style-name="ro2">
          <table:table-cell office:value-type="string" calcext:value-type="string">
            <text:p>sản phẩm này chỉ nên mua dùng làm điện thoại nghe gọi là chính, các chức năng khác như chơi trò chơi thì không nên để chơi vì rất giật lag</text:p>
          </table:table-cell>
          <table:table-cell table:number-columns-repeated="1023"/>
        </table:table-row>
        <table:table-row table:style-name="ro4">
          <table:table-cell office:value-type="string" calcext:value-type="string">
            <text:p>sản phẩm này mình mua lần thứ 2 , lần đầu tiên mua về sử dụng được 7-8 tháng thì hỏng, lần này thì mới mua về dùng được 30 phút thì trở chứng như sau : chuột không nhạy, chạy quá chậm, nhờ tiki xử lý giúp gấp. nếu mua sử dụng được vài ba tháng nó gặp vấn đề này thì mình cũng chấp nhận, nhưng đây mới mua được vài tiếng, mình định bụng sử dụng thêm vài giờ thử xem còn bị như vậy không, nhưng càng sử dụng thêm càng khó chịu.</text:p>
          </table:table-cell>
          <table:table-cell table:number-columns-repeated="1023"/>
        </table:table-row>
        <table:table-row table:style-name="ro2">
          <table:table-cell office:value-type="string" calcext:value-type="string">
            <text:p>sản phẩm này nói sài được cho android tuy nhiên nghe khá nhỏ và kết nối khó khăn. mau hết pin, k hài lòng với sản phẩm này lắm</text:p>
          </table:table-cell>
          <table:table-cell table:number-columns-repeated="1023"/>
        </table:table-row>
        <table:table-row table:style-name="ro2">
          <table:table-cell office:value-type="string" calcext:value-type="string">
            <text:p>sản phẩm này tốc độ không như mong đợi tôi có thể đổi cái khách được không, có thể lấy mẫu khác bù tiền ?</text:p>
          </table:table-cell>
          <table:table-cell table:number-columns-repeated="1023"/>
        </table:table-row>
        <table:table-row table:style-name="ro3">
          <table:table-cell office:value-type="string" calcext:value-type="string">
            <text:p>sản phẩm nhận được không như mong đợi mặc dù bị dời lịch giao vài ngày, không có tem bảo hành, sản phẩm chưa sử dụng mà có nhiều dấu vân tay, không biết có phải giao hàng đã sử dụng cho mình không</text:p>
          </table:table-cell>
          <table:table-cell table:number-columns-repeated="1023"/>
        </table:table-row>
        <table:table-row table:style-name="ro2">
          <table:table-cell office:value-type="string" calcext:value-type="string">
            <text:p>sản phẩm nhanh hết pin, được 30 phút thôi.</text:p>
          </table:table-cell>
          <table:table-cell table:number-columns-repeated="1023"/>
        </table:table-row>
        <table:table-row table:style-name="ro2">
          <table:table-cell office:value-type="string" calcext:value-type="string">
            <text:p>sản phẩm ok , còn người giao hàng nhanh của tiki thì thiếtu tôn trọng rất khó chịu</text:p>
          </table:table-cell>
          <table:table-cell table:number-columns-repeated="1023"/>
        </table:table-row>
        <table:table-row table:style-name="ro2">
          <table:table-cell office:value-type="string" calcext:value-type="string">
            <text:p>sản phẩm ok. nhưng vận chuyển rất chậm. mất tới hơn 1 tuần lễ. lần đầu tiên t đặt ở tiki mà nhận được hàng muộn như vậy. tiki nên khắc phục sớm.</text:p>
          </table:table-cell>
          <table:table-cell table:number-columns-repeated="1023"/>
        </table:table-row>
        <table:table-row table:style-name="ro2">
          <table:table-cell office:value-type="string" calcext:value-type="string">
            <text:p>sản phẩm oke. mà giao hàng cực kì trễ. tiki sát ngày mới cập nhật lấy hàng rồi delay trễ qua ngày hôm sau. lần đầu tiên mua hàng mà bị vậy.</text:p>
          </table:table-cell>
          <table:table-cell table:number-columns-repeated="1023"/>
        </table:table-row>
        <table:table-row table:style-name="ro2">
          <table:table-cell office:value-type="string" calcext:value-type="string">
            <text:p>sản phẩm ọp ẹp, chân đế bằng nhựa rất nhẹ, chỉ có trục đứng bằng nhôm nhưng không giữ độ cao được, chất lượng gia công khá tệ.</text:p>
          </table:table-cell>
          <table:table-cell table:number-columns-repeated="1023"/>
        </table:table-row>
        <table:table-row table:style-name="ro2">
          <table:table-cell office:value-type="string" calcext:value-type="string">
            <text:p>sản phẩm phải cài đặt drive mới có thể sử dụng được trên máy tính. có cho đĩa chạy nhưng một số laptop hiện đại không còn hỗ trợ ổ đĩa rất bất tiện!</text:p>
          </table:table-cell>
          <table:table-cell table:number-columns-repeated="1023"/>
        </table:table-row>
        <table:table-row table:style-name="ro2">
          <table:table-cell office:value-type="string" calcext:value-type="string">
            <text:p>sản phẩm phát sóng wifi yếu. ăng ten 2 cái hơi lỏng lẻo</text:p>
          </table:table-cell>
          <table:table-cell table:number-columns-repeated="1023"/>
        </table:table-row>
        <table:table-row table:style-name="ro2">
          <table:table-cell office:value-type="string" calcext:value-type="string">
            <text:p>sản phẩm pin lâu. hay dính phím, tốc độ xử lý web, facebook chậm</text:p>
          </table:table-cell>
          <table:table-cell table:number-columns-repeated="1023"/>
        </table:table-row>
        <table:table-row table:style-name="ro2">
          <table:table-cell office:value-type="string" calcext:value-type="string">
            <text:p>sản phẩm quá chán .tai nghe vừa mới nhận mà nghe được mỗi 1 bên bực cả người</text:p>
          </table:table-cell>
          <table:table-cell table:number-columns-repeated="1023"/>
        </table:table-row>
        <table:table-row table:style-name="ro2">
          <table:table-cell office:value-type="string" calcext:value-type="string">
            <text:p>sản phẩm quá tệ, bắt sóng kém, không như tiki quảng cáo</text:p>
          </table:table-cell>
          <table:table-cell table:number-columns-repeated="1023"/>
        </table:table-row>
        <table:table-row table:style-name="ro2">
          <table:table-cell office:value-type="string" calcext:value-type="string">
            <text:p>sản phẩm rất chật để cho airpod vào.</text:p>
          </table:table-cell>
          <table:table-cell table:number-columns-repeated="1023"/>
        </table:table-row>
        <table:table-row table:style-name="ro2">
          <table:table-cell office:value-type="string" calcext:value-type="string">
            <text:p>sản phẩm sài không rất khó</text:p>
          </table:table-cell>
          <table:table-cell table:number-columns-repeated="1023"/>
        </table:table-row>
        <table:table-row table:style-name="ro2">
          <table:table-cell office:value-type="string" calcext:value-type="string">
            <text:p>sản phẩm sản xuất từ 2019 nên cũ và thu sóng kém nhất là sóng 5.0 ghz. giới thiệu có app để setup trên điện thoại mà cài xong không nhận diện được.</text:p>
          </table:table-cell>
          <table:table-cell table:number-columns-repeated="1023"/>
        </table:table-row>
        <table:table-row table:style-name="ro2">
          <table:table-cell office:value-type="string" calcext:value-type="string">
            <text:p>sản phẩm tạm được, pin chỉ dùng được 1 ngày và tự cúp nguồn trong khi không sử dụng không biết lý do tại sao! trong khi thông số pin thì lớn.</text:p>
          </table:table-cell>
          <table:table-cell table:number-columns-repeated="1023"/>
        </table:table-row>
        <table:table-row table:style-name="ro2">
          <table:table-cell office:value-type="string" calcext:value-type="string">
            <text:p>sản phẩm tạm ổn với giá tiền, nhưng âm thanh kêu to khi click chuột, không như mô tả của sản phẩm " không gây tiếng ồn khi click chuột".</text:p>
          </table:table-cell>
          <table:table-cell table:number-columns-repeated="1023"/>
        </table:table-row>
        <table:table-row table:style-name="ro2">
          <table:table-cell office:value-type="string" calcext:value-type="string">
            <text:p>sản phẩm thì không chê vì tiền nào của ý . nhưng nhà cung cấp sản phẩm thì quá chán .</text:p>
          </table:table-cell>
          <table:table-cell table:number-columns-repeated="1023"/>
        </table:table-row>
        <table:table-row table:style-name="ro4">
          <table:table-cell office:value-type="string" calcext:value-type="string">
            <text:p>sản phẩm thì mình hài lòng nhưng thái độ nhân viên giao hàng thì không chấp nhận được . mình mua tổng cộng 371k mình đưa 500k mà nhân viên nói " sao không chuẩn bị tiền lẻ" rồi kêu mình chờ để đổi xong cầm tờ 500k mình chay đi đâu làm mình phải dí theo vì sợ mất tiền oan . giao hàng mà không có tiền thối còn nói cái giọng bố láo khó chấp nhận được</text:p>
          </table:table-cell>
          <table:table-cell table:number-columns-repeated="1023"/>
        </table:table-row>
        <table:table-row table:style-name="ro3">
          <table:table-cell office:value-type="string" calcext:value-type="string">
            <text:p>sản phẩm thì sử dụng bình thường, nhưng dường như bộ phận đóng gói của tiki không kiếm tra sản phẩm, hôp móp méo bị đè đến nổi dẹp luôn cả cái hộp vẫn đóng gói và giao cho khách. qua thất vọng.</text:p>
          </table:table-cell>
          <table:table-cell table:number-columns-repeated="1023"/>
        </table:table-row>
        <table:table-row table:style-name="ro2">
          <table:table-cell office:value-type="string" calcext:value-type="string">
            <text:p>sản phẩm thiết kế lỗi nhất mọi thời đại,giá thì cao mà cấu hình thì xấu k thể tả nổi,nói chung k như quảng cáo,khá thất vọng</text:p>
          </table:table-cell>
          <table:table-cell table:number-columns-repeated="1023"/>
        </table:table-row>
        <table:table-row table:style-name="ro2">
          <table:table-cell office:value-type="string" calcext:value-type="string">
            <text:p>sản phẩm thường xuyên bị rớt mạng. và thường xuyên phải cấu hình lại. bực hết cả mình</text:p>
          </table:table-cell>
          <table:table-cell table:number-columns-repeated="1023"/>
        </table:table-row>
        <table:table-row table:style-name="ro3">
          <table:table-cell office:value-type="string" calcext:value-type="string">
            <text:p>sản phẩm tôi mới mua hôm qua cũng tạm nhưng vẫn còn nhiều lỗi như là khóa màn hình rồi mở lên màn hình đen xì mặc dù đã mở khóa vân tay nhiều lần chỉ hiện mỗi cái đồng hồ không ấn được vào để mở khóa bằng mã pin . pin <text:s/>điện thoại cx yếu mong shop giải quyết vấn đề trên</text:p>
          </table:table-cell>
          <table:table-cell table:number-columns-repeated="1023"/>
        </table:table-row>
        <table:table-row table:style-name="ro2">
          <table:table-cell office:value-type="string" calcext:value-type="string">
            <text:p>sản phẩm tôi nhận được bao bì không còn nguyên vẹn</text:p>
          </table:table-cell>
          <table:table-cell table:number-columns-repeated="1023"/>
        </table:table-row>
        <table:table-row table:style-name="ro2">
          <table:table-cell office:value-type="string" calcext:value-type="string">
            <text:p>sản phẩm tốt hang chuyển giao hoi lây</text:p>
          </table:table-cell>
          <table:table-cell table:number-columns-repeated="1023"/>
        </table:table-row>
        <table:table-row table:style-name="ro2">
          <table:table-cell office:value-type="string" calcext:value-type="string">
            <text:p>sản phẩm tốt nhưng phần mềm điều khiển của hãng apacer quá tệ</text:p>
          </table:table-cell>
          <table:table-cell table:number-columns-repeated="1023"/>
        </table:table-row>
        <table:table-row table:style-name="ro2">
          <table:table-cell office:value-type="string" calcext:value-type="string">
            <text:p>sản phẩm tốt nhưng tiki giao hàng quá chậm. 14 ngày cho một đơn hàng ở tphcm thì hơi khó chấp nhận.</text:p>
          </table:table-cell>
          <table:table-cell table:number-columns-repeated="1023"/>
        </table:table-row>
        <table:table-row table:style-name="ro3">
          <table:table-cell office:value-type="string" calcext:value-type="string">
            <text:p>sản phẩm tốt phù hợp trong tầm giá đóng gói cẩn thận, giao hàng hơi chậm! <text:s/>nhân viên giao hàng thái độ thiếtu tôn trọng khách khi liên hệ giao hàng! sản phẩm giá trị cao đã thanh toán nhưng cũng không xác minh, rất không hài lòng về nhân viên giao hàng</text:p>
          </table:table-cell>
          <table:table-cell table:number-columns-repeated="1023"/>
        </table:table-row>
        <table:table-row table:style-name="ro2">
          <table:table-cell office:value-type="string" calcext:value-type="string">
            <text:p>sản phẩm tốt tuy nhiên dịch vụ tiki quá tệ. thông tin không đúng với dịch vụ cung cấp</text:p>
          </table:table-cell>
          <table:table-cell table:number-columns-repeated="1023"/>
        </table:table-row>
        <table:table-row table:style-name="ro3">
          <table:table-cell office:value-type="string" calcext:value-type="string">
            <text:p>sản phẩm tốt, dùng rất thích, đóng gói cũng ok. duy chỉ có nhân viên giao hàng là rất kém, gọi khách giao hàng với 1 giọng bực bội, nói cụt ngủn, vừa đi vừa gào lên toàn nghe tiếng gió, vừa mất lịch sự vừa mất an toàn bản thân.</text:p>
          </table:table-cell>
          <table:table-cell table:number-columns-repeated="1023"/>
        </table:table-row>
        <table:table-row table:style-name="ro3">
          <table:table-cell office:value-type="string" calcext:value-type="string">
            <text:p>sản phẩm tốt, giao hàng chậm hơn so với email thông báo từ tiki. email báo giao trong ngày 14/5/2020 nhưng tới chiều ngày 15/5/2020 mới giao. liên hệ thành công nhưng nhận tin nhắn báo không liên hệ được, công tác giao hàng cần chỉnh chu hơn</text:p>
          </table:table-cell>
          <table:table-cell table:number-columns-repeated="1023"/>
        </table:table-row>
        <table:table-row table:style-name="ro2">
          <table:table-cell office:value-type="string" calcext:value-type="string">
            <text:p>sản phầm trông giống như đã bị khui (như hình) và dán lại rất nham nhở. màn hình tốt, chân đế hơi ộp ẹp. loa tương đối ổn</text:p>
          </table:table-cell>
          <table:table-cell table:number-columns-repeated="1023"/>
        </table:table-row>
        <table:table-row table:style-name="ro2">
          <table:table-cell office:value-type="string" calcext:value-type="string">
            <text:p>sản phẩm vừa lấy mình test âm thanh thì lúc đầu nghe được về sau bị mất hoàn toàn tiếng không nghe được nữa mong được đổi hoặc trả lại</text:p>
          </table:table-cell>
          <table:table-cell table:number-columns-repeated="1023"/>
        </table:table-row>
        <table:table-row table:style-name="ro2">
          <table:table-cell office:value-type="string" calcext:value-type="string">
            <text:p>sản phẩm vừa nhận sáng nay trưa <text:s/>nay cài win thấy lỗi badmin đang cảm thấy không vui.</text:p>
          </table:table-cell>
          <table:table-cell table:number-columns-repeated="1023"/>
        </table:table-row>
        <table:table-row table:style-name="ro3">
          <table:table-cell office:value-type="string" calcext:value-type="string">
            <text:p>sản phẩm xài ok. kết nối bluetooth với laptop xài bình thường. tuy nhiên không hiểu tiki hay bên cung cấp lại dán tem bảo hành ngoài vỏ hộp ngay đoạn cắt. mình chưa bao giờ thấy đơn vị nào dán tem bảo hành kiểu này.</text:p>
          </table:table-cell>
          <table:table-cell table:number-columns-repeated="1023"/>
        </table:table-row>
        <table:table-row table:style-name="ro3">
          <table:table-cell office:value-type="string" calcext:value-type="string">
            <text:p>sản phẩm xài tốt, đáng đồng tiền tuy nhiên sản phẩm mua có tặng kèm bao da và áo mưa, thông báo tách đơn hàng giao nhưng đến nay chưa nhận được áo mưa mà k thấy shop báo như thế nào thất vọng</text:p>
          </table:table-cell>
          <table:table-cell table:number-columns-repeated="1023"/>
        </table:table-row>
        <table:table-row table:style-name="ro2">
          <table:table-cell office:value-type="string" calcext:value-type="string">
            <text:p>sản phẩm yếu quá.gắn cái điện thoại mà cứ rớt len rơt xuống.mặc dù la siết ốc rất chặt.không biet co thể trả lại hàng không.chứ gắn nhu vậy sợ rớt vô đầu em bé.</text:p>
          </table:table-cell>
          <table:table-cell table:number-columns-repeated="1023"/>
        </table:table-row>
        <table:table-row table:style-name="ro2">
          <table:table-cell office:value-type="string" calcext:value-type="string">
            <text:p>sảng phẩm không hữu ích, giá trị kg cao. kém chất lượng khi sử dụng</text:p>
          </table:table-cell>
          <table:table-cell table:number-columns-repeated="1023"/>
        </table:table-row>
        <table:table-row table:style-name="ro2">
          <table:table-cell office:value-type="string" calcext:value-type="string">
            <text:p>sáng xem giá 70k chiều giá 77k <text:s/>sao giờ k có cái chọn free ship giống hồi trước nhỉ</text:p>
          </table:table-cell>
          <table:table-cell table:number-columns-repeated="1023"/>
        </table:table-row>
        <table:table-row table:style-name="ro2">
          <table:table-cell office:value-type="string" calcext:value-type="string">
            <text:p>sao 1 thang su dung <text:s/>may hay dung may</text:p>
          </table:table-cell>
          <table:table-cell table:number-columns-repeated="1023"/>
        </table:table-row>
        <table:table-row table:style-name="ro2">
          <table:table-cell office:value-type="string" calcext:value-type="string">
            <text:p>sao 2 cái kết nối mà 1 lúc chỉ nghe được 1 trong 2 vậy ạ</text:p>
          </table:table-cell>
          <table:table-cell table:number-columns-repeated="1023"/>
        </table:table-row>
        <table:table-row table:style-name="ro4">
          <table:table-cell office:value-type="string" calcext:value-type="string">
            <text:p>sao cách đây 3 hôm tiki cũng chạy khuyến mãi như này, báo thgian giá khuyến mãi chỉ còn vài tiếng với giá 25,990k, vậy là mình vội mua và bây giờ tiki lại tiếp tục chạy kmai như này với giá rẻ hơn chỉ còn 24,900k, mình mua với cảm giác bị tiki đánh lừa vậy, mình vẫn chưa nhận hàng vậy mình có thể hủy để mua lại với giá này không ?? <text:s/>mã đơn hàng mình : 975928400</text:p>
          </table:table-cell>
          <table:table-cell table:number-columns-repeated="1023"/>
        </table:table-row>
        <table:table-row table:style-name="ro2">
          <table:table-cell office:value-type="string" calcext:value-type="string">
            <text:p>sao cắm điện xong hết rồi mở máy vẫn k lên màn hình</text:p>
          </table:table-cell>
          <table:table-cell table:number-columns-repeated="1023"/>
        </table:table-row>
        <table:table-row table:style-name="ro2">
          <table:table-cell office:value-type="string" calcext:value-type="string">
            <text:p>sao chỉ nghe được 1 bên vậy shop , đặt màu đen đưa màu trắng</text:p>
          </table:table-cell>
          <table:table-cell table:number-columns-repeated="1023"/>
        </table:table-row>
        <table:table-row table:style-name="ro2">
          <table:table-cell office:value-type="string" calcext:value-type="string">
            <text:p>sao con chuột của mình lúc ăn, lúc không. chuột bấm êm. nhưng đang rê 1 lúc thì bị đứng mình lại phải sài chuột laptop. k biết có đổi hàng được k ạ?</text:p>
          </table:table-cell>
          <table:table-cell table:number-columns-repeated="1023"/>
        </table:table-row>
        <table:table-row table:style-name="ro2">
          <table:table-cell office:value-type="string" calcext:value-type="string">
            <text:p>sao của e chỉ có 1 dây sạc còn dây phone không có ạ ? kết nối không ổn định lắm ạ</text:p>
          </table:table-cell>
          <table:table-cell table:number-columns-repeated="1023"/>
        </table:table-row>
        <table:table-row table:style-name="ro2">
          <table:table-cell office:value-type="string" calcext:value-type="string">
            <text:p>sao định vị báo sai vị trí vậy? có cách nào điều chỉnh không? mình cài đặt theo hướng dẫn nhưng báo sai vị trí.</text:p>
          </table:table-cell>
          <table:table-cell table:number-columns-repeated="1023"/>
        </table:table-row>
        <table:table-row table:style-name="ro2">
          <table:table-cell office:value-type="string" calcext:value-type="string">
            <text:p>sao đưa thẻ nhớ vào camere hành trình thì camera lại không nhận thẻ vậy shop ơi???</text:p>
          </table:table-cell>
          <table:table-cell table:number-columns-repeated="1023"/>
        </table:table-row>
        <table:table-row table:style-name="ro2">
          <table:table-cell office:value-type="string" calcext:value-type="string">
            <text:p>sao e k dò được ạ? mặc dù đã dò đủ kiểu rồi nhưng vẫn k được</text:p>
          </table:table-cell>
          <table:table-cell table:number-columns-repeated="1023"/>
        </table:table-row>
        <table:table-row table:style-name="ro2">
          <table:table-cell office:value-type="string" calcext:value-type="string">
            <text:p>sao e lắp sim vào kiểm tra tài khoản mà báo lỗi mạng thì không dùng được là sao</text:p>
          </table:table-cell>
          <table:table-cell table:number-columns-repeated="1023"/>
        </table:table-row>
        <table:table-row table:style-name="ro2">
          <table:table-cell office:value-type="string" calcext:value-type="string">
            <text:p>sao e sạc 10 tiếng đồng hồ mà chỉ được có 1 cục v ạ <text:s/></text:p>
          </table:table-cell>
          <table:table-cell table:number-columns-repeated="1023"/>
        </table:table-row>
        <table:table-row table:style-name="ro2">
          <table:table-cell office:value-type="string" calcext:value-type="string">
            <text:p>sao e sạc hoài nó k đầy v shop</text:p>
          </table:table-cell>
          <table:table-cell table:number-columns-repeated="1023"/>
        </table:table-row>
        <table:table-row table:style-name="ro2">
          <table:table-cell office:value-type="string" calcext:value-type="string">
            <text:p>sao em cài đặt driver cho máy đến bước cuối nó để không kết nối usb với máy in được vậy ? e kiểm tra là máy tính đã nhận kết nối với thử khởi động lại máy in rồi</text:p>
          </table:table-cell>
          <table:table-cell table:number-columns-repeated="1023"/>
        </table:table-row>
        <table:table-row table:style-name="ro2">
          <table:table-cell office:value-type="string" calcext:value-type="string">
            <text:p>sao em không nghe được tai nghe bị sao vậy <text:s/>cũng không thấy hiện lên j mong shop phản hồi hộ em vs bao h sạc pin đầy ạ</text:p>
          </table:table-cell>
          <table:table-cell table:number-columns-repeated="1023"/>
        </table:table-row>
        <table:table-row table:style-name="ro2">
          <table:table-cell office:value-type="string" calcext:value-type="string">
            <text:p>sao hàng mình nhận chỉ nghe được 1 bên tai vậy, thủ tục đổi sao ạ</text:p>
          </table:table-cell>
          <table:table-cell table:number-columns-repeated="1023"/>
        </table:table-row>
        <table:table-row table:style-name="ro2">
          <table:table-cell office:value-type="string" calcext:value-type="string">
            <text:p>sao k có tai nghe vậy ban ơi</text:p>
          </table:table-cell>
          <table:table-cell table:number-columns-repeated="1023"/>
        </table:table-row>
        <table:table-row table:style-name="ro2">
          <table:table-cell office:value-type="string" calcext:value-type="string">
            <text:p>sao khi cắm sạc thì không hiện đèn báo sạc. mà chỉ sạc được bên tai phải. tai trái không sạc vào được. mới lấy hàng hôm qua xong.</text:p>
          </table:table-cell>
          <table:table-cell table:number-columns-repeated="1023"/>
        </table:table-row>
        <table:table-row table:style-name="ro2">
          <table:table-cell office:value-type="string" calcext:value-type="string">
            <text:p>sao không cài đặt tiếng việt được vậy... mong tiki tư vấn dùm. mình không thể cài được. mình muốn đổi hàng được không</text:p>
          </table:table-cell>
          <table:table-cell table:number-columns-repeated="1023"/>
        </table:table-row>
        <table:table-row table:style-name="ro2">
          <table:table-cell office:value-type="string" calcext:value-type="string">
            <text:p>sao không thấy bản hd cài đặt nhanh vậy. cục sạc cũng không</text:p>
          </table:table-cell>
          <table:table-cell table:number-columns-repeated="1023"/>
        </table:table-row>
        <table:table-row table:style-name="ro2">
          <table:table-cell office:value-type="string" calcext:value-type="string">
            <text:p>sao không càc đặc dc</text:p>
          </table:table-cell>
          <table:table-cell table:number-columns-repeated="1023"/>
        </table:table-row>
        <table:table-row table:style-name="ro2">
          <table:table-cell office:value-type="string" calcext:value-type="string">
            <text:p>sao không cai đat dc shop oi</text:p>
          </table:table-cell>
          <table:table-cell table:number-columns-repeated="1023"/>
        </table:table-row>
        <table:table-row table:style-name="ro2">
          <table:table-cell office:value-type="string" calcext:value-type="string">
            <text:p>sao lại bảo hành 2 năm nhưng lại đánh dấu từ năm tháng 10/2019 vậy, mình vừa đặt mua vào tháng 4/2020 mà</text:p>
          </table:table-cell>
          <table:table-cell table:number-columns-repeated="1023"/>
        </table:table-row>
        <table:table-row table:style-name="ro2">
          <table:table-cell office:value-type="string" calcext:value-type="string">
            <text:p>sao mau hết pin vậy mới sạc mà đã gân hết pin</text:p>
          </table:table-cell>
          <table:table-cell table:number-columns-repeated="1023"/>
        </table:table-row>
        <table:table-row table:style-name="ro2">
          <table:table-cell office:value-type="string" calcext:value-type="string">
            <text:p>sao máy bỏ sim vào nó k nhận nhỉ????</text:p>
          </table:table-cell>
          <table:table-cell table:number-columns-repeated="1023"/>
        </table:table-row>
        <table:table-row table:style-name="ro2">
          <table:table-cell office:value-type="string" calcext:value-type="string">
            <text:p>sao mình bấm hoài mà nó không sáng vậy</text:p>
          </table:table-cell>
          <table:table-cell table:number-columns-repeated="1023"/>
        </table:table-row>
        <table:table-row table:style-name="ro2">
          <table:table-cell office:value-type="string" calcext:value-type="string">
            <text:p>sao mình cài win toàn báo lỗi</text:p>
          </table:table-cell>
          <table:table-cell table:number-columns-repeated="1023"/>
        </table:table-row>
        <table:table-row table:style-name="ro2">
          <table:table-cell office:value-type="string" calcext:value-type="string">
            <text:p>sao mình dùng tai nghe bluetooth có kết nối được nhưng không có âm thanh v ạ. (đã test các <text:s/>điện thoại thoại khác thì tai nghe vẫn dùng bình thường được</text:p>
          </table:table-cell>
          <table:table-cell table:number-columns-repeated="1023"/>
        </table:table-row>
        <table:table-row table:style-name="ro2">
          <table:table-cell office:value-type="string" calcext:value-type="string">
            <text:p>sao mình mới mua mà về cắm usb xong không chép dc file hay video gì vào luôn, video gần 4gb. có hỗ trợ đổi/trả/bảo hành gì được không ạ?</text:p>
          </table:table-cell>
          <table:table-cell table:number-columns-repeated="1023"/>
        </table:table-row>
        <table:table-row table:style-name="ro2">
          <table:table-cell office:value-type="string" calcext:value-type="string">
            <text:p>sao mới mua về không sài được vậy shop <text:s/>kết nối bluetooth k được lun</text:p>
          </table:table-cell>
          <table:table-cell table:number-columns-repeated="1023"/>
        </table:table-row>
        <table:table-row table:style-name="ro2">
          <table:table-cell office:value-type="string" calcext:value-type="string">
            <text:p>sao mua rồi mà dùng được một bên còn bên kia sử dụng không được</text:p>
          </table:table-cell>
          <table:table-cell table:number-columns-repeated="1023"/>
        </table:table-row>
        <table:table-row table:style-name="ro2">
          <table:table-cell office:value-type="string" calcext:value-type="string">
            <text:p>sao nge được có 1 bên vậy shop khôngi lại đổi cho mìh bên phải với</text:p>
          </table:table-cell>
          <table:table-cell table:number-columns-repeated="1023"/>
        </table:table-row>
        <table:table-row table:style-name="ro2">
          <table:table-cell office:value-type="string" calcext:value-type="string">
            <text:p>sao nhận hàng mà loa mã vạch search không ra là sao</text:p>
          </table:table-cell>
          <table:table-cell table:number-columns-repeated="1023"/>
        </table:table-row>
        <table:table-row table:style-name="ro2">
          <table:table-cell office:value-type="string" calcext:value-type="string">
            <text:p>sao ổ của mình sáng mà không nhận ổ cứng có đổi được không vậy</text:p>
          </table:table-cell>
          <table:table-cell table:number-columns-repeated="1023"/>
        </table:table-row>
        <table:table-row table:style-name="ro2">
          <table:table-cell office:value-type="string" calcext:value-type="string">
            <text:p>sao sac không dc. ??</text:p>
          </table:table-cell>
          <table:table-cell table:number-columns-repeated="1023"/>
        </table:table-row>
        <table:table-row table:style-name="ro2">
          <table:table-cell office:value-type="string" calcext:value-type="string">
            <text:p>sao sản phẩm bên em chỉ nghe được có 1 bên thôi vậy shop ?????</text:p>
          </table:table-cell>
          <table:table-cell table:number-columns-repeated="1023"/>
        </table:table-row>
        <table:table-row table:style-name="ro2">
          <table:table-cell office:value-type="string" calcext:value-type="string">
            <text:p>sao sáng nay nhận hàng, không có nắp đậy chiếc usb của mình vậy</text:p>
          </table:table-cell>
          <table:table-cell table:number-columns-repeated="1023"/>
        </table:table-row>
        <table:table-row table:style-name="ro2">
          <table:table-cell office:value-type="string" calcext:value-type="string">
            <text:p>sao tai bên phải nhỏ hơn bên trái v shop, lắc sợi dây thì âm thanh lớn bằng nhau. mình có được đổi trả không v shop</text:p>
          </table:table-cell>
          <table:table-cell table:number-columns-repeated="1023"/>
        </table:table-row>
        <table:table-row table:style-name="ro2">
          <table:table-cell office:value-type="string" calcext:value-type="string">
            <text:p>sao tai này chỉ hghe được một tai thôi? tai nghe còn lại mình bấm thế nào cũng không nghe được. dù có cắm vô hộp sạc đầy đủ.</text:p>
          </table:table-cell>
          <table:table-cell table:number-columns-repeated="1023"/>
        </table:table-row>
        <table:table-row table:style-name="ro2">
          <table:table-cell office:value-type="string" calcext:value-type="string">
            <text:p>sao tai nghe bên phải sạc thì đèn đang đỏ thì chuyển sảng xanh với lại tai bên phải của <text:s/>mình <text:s/>không nghe được luôn ạ. muốn đổi thì được không ạ</text:p>
          </table:table-cell>
          <table:table-cell table:number-columns-repeated="1023"/>
        </table:table-row>
        <table:table-row table:style-name="ro2">
          <table:table-cell office:value-type="string" calcext:value-type="string">
            <text:p>sao thẻ 32gb mà dung lượng thẻ thật chỉ có 30gb vậy shop. nếu không đúng 32gb thì cũng phải là 31gb chứ. sao có 30gb àk</text:p>
          </table:table-cell>
          <table:table-cell table:number-columns-repeated="1023"/>
        </table:table-row>
        <table:table-row table:style-name="ro2">
          <table:table-cell office:value-type="string" calcext:value-type="string">
            <text:p>sao thông tin ghi nhận thời gian dùng của tai nghe tầm 4h. tôi dùng lúc 10h30, sử dụng được đến 1h thì tai nghe hết pin dù đã sạc đầy??</text:p>
          </table:table-cell>
          <table:table-cell table:number-columns-repeated="1023"/>
        </table:table-row>
        <table:table-row table:style-name="ro2">
          <table:table-cell office:value-type="string" calcext:value-type="string">
            <text:p>sao tôi mua loa sạc 1 đêm. mai dậy lại không nghe dc. no cứ nháy 2 đèn power và blutoot hoài. bắm reset thì cũng không dc</text:p>
          </table:table-cell>
          <table:table-cell table:number-columns-repeated="1023"/>
        </table:table-row>
        <table:table-row table:style-name="ro2">
          <table:table-cell office:value-type="string" calcext:value-type="string">
            <text:p>sao tôi thấy bao bì đựng usb đã bị bóc ra rồi là thế nào vậy</text:p>
          </table:table-cell>
          <table:table-cell table:number-columns-repeated="1023"/>
        </table:table-row>
        <table:table-row table:style-name="ro2">
          <table:table-cell office:value-type="string" calcext:value-type="string">
            <text:p>sao tui mới mua mà sắp hết hạn rồi vậy shop? t báo có nghĩa là gì vậy?</text:p>
          </table:table-cell>
          <table:table-cell table:number-columns-repeated="1023"/>
        </table:table-row>
        <table:table-row table:style-name="ro3">
          <table:table-cell office:value-type="string" calcext:value-type="string">
            <text:p>sau 01 tháng sử dụng thì hư cục adminapter, đưa tiki bảo hành thay cục sạc - đã chuyển tiền thay thế cục sạc mới, nhưng hơn 01 tháng bảo hành rồi vẫn chưa nhận được lại sản phẩm, thất vọng</text:p>
          </table:table-cell>
          <table:table-cell table:number-columns-repeated="1023"/>
        </table:table-row>
        <table:table-row table:style-name="ro2">
          <table:table-cell office:value-type="string" calcext:value-type="string">
            <text:p>sau 1 thời gian dùng thì cảm giác sóng không ổn định, chất lượng truyền tải mạng kém. nhưng mà khả năng chống nước tương đối tốt,</text:p>
          </table:table-cell>
          <table:table-cell table:number-columns-repeated="1023"/>
        </table:table-row>
        <table:table-row table:style-name="ro2">
          <table:table-cell office:value-type="string" calcext:value-type="string">
            <text:p>sau 1 thời gian sử dụng, mình thấy chuột rất mau hết pin. khoảng cách từ đầu usb đến chuột xa 1 tí (&gt;1m) là có hiện tượng kéo chuột bị lag.</text:p>
          </table:table-cell>
          <table:table-cell table:number-columns-repeated="1023"/>
        </table:table-row>
        <table:table-row table:style-name="ro2">
          <table:table-cell office:value-type="string" calcext:value-type="string">
            <text:p>sau 1 thời gian trải nghiệm. mình thấy sản phẩm này dất rễ bị mất kết nối. đường truyền khá tệ. nói chung theo đánh giá của mình thì không bằng tenda</text:p>
          </table:table-cell>
          <table:table-cell table:number-columns-repeated="1023"/>
        </table:table-row>
        <table:table-row table:style-name="ro2">
          <table:table-cell office:value-type="string" calcext:value-type="string">
            <text:p>sau chưa đầy 1 tháng thì em nó có tốc độ như này so với điện thoại cùng ở một chỗ.</text:p>
          </table:table-cell>
          <table:table-cell table:number-columns-repeated="1023"/>
        </table:table-row>
        <table:table-row table:style-name="ro2">
          <table:table-cell office:value-type="string" calcext:value-type="string">
            <text:p>sau hơn 3th mua sử dụng! thiết bị hay mất kết nối, không phát wifi, tự logout bộ phát nguồn! đã mua 3 cái và sẽ không mua tiếp! quá tệ!!</text:p>
          </table:table-cell>
          <table:table-cell table:number-columns-repeated="1023"/>
        </table:table-row>
        <table:table-row table:style-name="ro2">
          <table:table-cell office:value-type="string" calcext:value-type="string">
            <text:p>sau khi mình nhận hàng vào test thử thì một tai bên trái nghe rè khiến mình bị đau tai. mình muốn đổi lại hàng</text:p>
          </table:table-cell>
          <table:table-cell table:number-columns-repeated="1023"/>
        </table:table-row>
        <table:table-row table:style-name="ro2">
          <table:table-cell office:value-type="string" calcext:value-type="string">
            <text:p>sau khi mình xài khoảng 5 tháng thì bị lỗi double click, lúc bị lúc không và đã phải đem đi bảo hành.</text:p>
          </table:table-cell>
          <table:table-cell table:number-columns-repeated="1023"/>
        </table:table-row>
        <table:table-row table:style-name="ro2">
          <table:table-cell office:value-type="string" calcext:value-type="string">
            <text:p>sau khi mua về thì sài tuần đầu vẫn ổn nhưng sau đó mic không hoạt động</text:p>
          </table:table-cell>
          <table:table-cell table:number-columns-repeated="1023"/>
        </table:table-row>
        <table:table-row table:style-name="ro4">
          <table:table-cell office:value-type="string" calcext:value-type="string">
            <text:p>sau khi mua xong sản phẩm thì tiki lại có giảm giá.</text:p>
            <text:p>điều đầu tiêu sau khi nhận được hàng là cảm thấy nhẹ và có vẻ không được chắc chắn cho lắm.</text:p>
            <text:p>quan trọng hơn là tụt pin khá nhanh, không ưng ý sản phẩm này lắm. sài em này chắc phải mua thêm vài cục pin mới đủ dùng, sài 1 lúc thì nóng.</text:p>
          </table:table-cell>
          <table:table-cell table:number-columns-repeated="1023"/>
        </table:table-row>
        <table:table-row table:style-name="ro2">
          <table:table-cell office:value-type="string" calcext:value-type="string">
            <text:p>sau khi nhận hàng, 1 tai được 1 tai mất. mong shop kiểm tra lại</text:p>
          </table:table-cell>
          <table:table-cell table:number-columns-repeated="1023"/>
        </table:table-row>
        <table:table-row table:style-name="ro2">
          <table:table-cell office:value-type="string" calcext:value-type="string">
            <text:p>sau khi trãi nghiệm thì e có nhận xét <text:s/>tay ra mồ hôi thì bắn pubg k được, kiểu dáng rất ok nhưng chất lượng thì k như mong đợi. e cảm ơn</text:p>
          </table:table-cell>
          <table:table-cell table:number-columns-repeated="1023"/>
        </table:table-row>
        <table:table-row table:style-name="ro3">
          <table:table-cell office:value-type="string" calcext:value-type="string">
            <text:p>sau khoảng thời gian thực tế dùng sản phẩm này (khoảng 2 ngày ) . xét về vấn đề bắt sóng và phát sóng khá ok, quản lý user qua app tốt . tuy nhiên có 1 vấn đề khá xấu là pin của sản phẩm không thể sạc đầy chỉ dừng ở khoảng 80-88% , dùng được khoảng 3 tiếng phải sạc.</text:p>
          </table:table-cell>
          <table:table-cell table:number-columns-repeated="1023"/>
        </table:table-row>
        <table:table-row table:style-name="ro2">
          <table:table-cell office:value-type="string" calcext:value-type="string">
            <text:p>setup dễ, nhưng dùng được mấy hôm bị disconnect phải rút điện ra cắm lại, kết nối lại mới chạy lại được. có vẻ k được ổn định bền bỉ lắm???</text:p>
          </table:table-cell>
          <table:table-cell table:number-columns-repeated="1023"/>
        </table:table-row>
        <table:table-row table:style-name="ro2">
          <table:table-cell office:value-type="string" calcext:value-type="string">
            <text:p>setup khó quá cài hoài không được</text:p>
          </table:table-cell>
          <table:table-cell table:number-columns-repeated="1023"/>
        </table:table-row>
        <table:table-row table:style-name="ro2">
          <table:table-cell office:value-type="string" calcext:value-type="string">
            <text:p>setup kiểu gì vậy mn ? mình mua về mà setup trên google mà không được <text:s text:c="2"/></text:p>
          </table:table-cell>
          <table:table-cell table:number-columns-repeated="1023"/>
        </table:table-row>
        <table:table-row table:style-name="ro2">
          <table:table-cell office:value-type="string" calcext:value-type="string">
            <text:p>shipper không tìm được địa chỉ rồi bảo đổi địa chỉ, xong lại đến địa chỉ cũ và cho khách hàng leo cây gần 30p</text:p>
          </table:table-cell>
          <table:table-cell table:number-columns-repeated="1023"/>
        </table:table-row>
        <table:table-row table:style-name="ro3">
          <table:table-cell office:value-type="string" calcext:value-type="string">
            <text:p>shop bảo là miband 5 nội địa sẵn có tiếng việt. nhưng mua về chỉ sử dụng được tiếng trung hoặc tiếng anh thôi. bực mình rứa, thà bảo chỉ hỗ trợ tiếng anh thôi á. shop chỉ cách mình cài tiếng việt đi xem nào!????!!!!?</text:p>
          </table:table-cell>
          <table:table-cell table:number-columns-repeated="1023"/>
        </table:table-row>
        <table:table-row table:style-name="ro2">
          <table:table-cell office:value-type="string" calcext:value-type="string">
            <text:p>shop cho mình đổi được không mua về dùng chưa được 1 ngày đã hỏng tai bên trái</text:p>
          </table:table-cell>
          <table:table-cell table:number-columns-repeated="1023"/>
        </table:table-row>
        <table:table-row table:style-name="ro3">
          <table:table-cell office:value-type="string" calcext:value-type="string">
            <text:p>shop đóng gói cẩn thận, giao hàng nhanh chóng, nhưng máy mới dùng khoảng 6 ngày thì bị lỗi nhiều sọc ngang màn hình, nhưng vì đi du lịch nên không thể liên lạc được với tiki. nay dã về nhà, sau khi mua được 17 ngày có được đổi máy khác không ? nếu không thì phải làm sao ?</text:p>
          </table:table-cell>
          <table:table-cell table:number-columns-repeated="1023"/>
        </table:table-row>
        <table:table-row table:style-name="ro3">
          <table:table-cell office:value-type="string" calcext:value-type="string">
            <text:p>shop đóng gói kỹ càng giao hàng nhanh chóng. nhưng...shop không kiểm tra sản phẩm trước khi giao cho khách hàng gặp trường hợp có lỗi sẽ rất mất thời gian cho đôi bên. hàng bị lỗi nút chữ " a " nhấn luôn bị kẹt.</text:p>
          </table:table-cell>
          <table:table-cell table:number-columns-repeated="1023"/>
        </table:table-row>
        <table:table-row table:style-name="ro2">
          <table:table-cell office:value-type="string" calcext:value-type="string">
            <text:p>shop giao hàng chỉ có sản phẩm không bao gồm cáp sạc và pin sạc. trong khi gọi tổng đài báo là sản phẩm có kèm pin. nhờ shop và tiki xem lại nha!</text:p>
          </table:table-cell>
          <table:table-cell table:number-columns-repeated="1023"/>
        </table:table-row>
        <table:table-row table:style-name="ro2">
          <table:table-cell office:value-type="string" calcext:value-type="string">
            <text:p>shop giao hang không đung nhek..mih đat đơn hàng la mau đen sao shop giao cho mih mau trang..lam an tệ quá</text:p>
          </table:table-cell>
          <table:table-cell table:number-columns-repeated="1023"/>
        </table:table-row>
        <table:table-row table:style-name="ro2">
          <table:table-cell office:value-type="string" calcext:value-type="string">
            <text:p>shop giao nhầm dây sạc của samsung oppo </text:p>
          </table:table-cell>
          <table:table-cell table:number-columns-repeated="1023"/>
        </table:table-row>
        <table:table-row table:style-name="ro3">
          <table:table-cell office:value-type="string" calcext:value-type="string">
            <text:p>shop giao sản phẩm mà cái hộp rách nhàu. mã code trên hộp thì đúng của orico, mã trên sản phẩm thì không phải. mua hàng ngày 8/8/2020 mà tem thì ghi ngày 6/6 không thấy năm. mình hay mua hàng tiki chỉ được cái bán sách là tốt! nản!</text:p>
          </table:table-cell>
          <table:table-cell table:number-columns-repeated="1023"/>
        </table:table-row>
        <table:table-row table:style-name="ro3">
          <table:table-cell office:value-type="string" calcext:value-type="string">
            <text:p>shop kiểm tra lại đơn hàng <text:s/>:914617500 giúp mình ,m yêu cầu hóa đơn điện tử theo địa chỉ m gửi nhưng trên hóa đơn của shop bị sai .m có rep trên mail nhưng chưa thấy phản hồi .kiểm tra và phản hồi lại cho m sớm nhất có thể nhé ,m đang cần hóa đơn gấp.thanks</text:p>
          </table:table-cell>
          <table:table-cell table:number-columns-repeated="1023"/>
        </table:table-row>
        <table:table-row table:style-name="ro2">
          <table:table-cell office:value-type="string" calcext:value-type="string">
            <text:p>shop không thêm cái cáp 3.0 chuẩn b lại phải lọ moj đi tìm mua, rất mất công</text:p>
          </table:table-cell>
          <table:table-cell table:number-columns-repeated="1023"/>
        </table:table-row>
        <table:table-row table:style-name="ro2">
          <table:table-cell office:value-type="string" calcext:value-type="string">
            <text:p>shop ơi .sao <text:s/>tai phone nghe chỉ duoc một pên z shop</text:p>
          </table:table-cell>
          <table:table-cell table:number-columns-repeated="1023"/>
        </table:table-row>
        <table:table-row table:style-name="ro2">
          <table:table-cell office:value-type="string" calcext:value-type="string">
            <text:p>shop ơi mua 4 cái mà 3 cái sài được còn 1 cái hư 1 bên tai</text:p>
          </table:table-cell>
          <table:table-cell table:number-columns-repeated="1023"/>
        </table:table-row>
        <table:table-row table:style-name="ro2">
          <table:table-cell office:value-type="string" calcext:value-type="string">
            <text:p>shop ơi sao có tai nghe được có tai không nghe là sao vậy</text:p>
          </table:table-cell>
          <table:table-cell table:number-columns-repeated="1023"/>
        </table:table-row>
        <table:table-row table:style-name="ro2">
          <table:table-cell office:value-type="string" calcext:value-type="string">
            <text:p>shop oi sao minh mua lại không có cục sạc vậy. mình xem trên youtube hay các bình luận cùng trên tiki đều có cục adminapter sạc</text:p>
          </table:table-cell>
          <table:table-cell table:number-columns-repeated="1023"/>
        </table:table-row>
        <table:table-row table:style-name="ro2">
          <table:table-cell office:value-type="string" calcext:value-type="string">
            <text:p>shop ơi sao pin kém thế nhỉ, chỉ được khoảng 2-3h mà chỉ có 1 máy kết nối vào. bảo hành pin không ạ shop?</text:p>
          </table:table-cell>
          <table:table-cell table:number-columns-repeated="1023"/>
        </table:table-row>
        <table:table-row table:style-name="ro3">
          <table:table-cell office:value-type="string" calcext:value-type="string">
            <text:p>shop ơi vừa nhận hàng. lần đầu dùng tiki thấy giao hàng rất chuẩn. có điều sản phẩm lỗi 1 bên hư nút bấm, bấm không lên shop, cái nút nó tụt luôn à. cái hộp sạc củng không sạc được nha shop. shop hỗ trợ đổi bộ mới dùm.</text:p>
          </table:table-cell>
          <table:table-cell table:number-columns-repeated="1023"/>
        </table:table-row>
        <table:table-row table:style-name="ro3">
          <table:table-cell office:value-type="string" calcext:value-type="string">
            <text:p>shop ơi, mình có mua cây ram 8gb, nhưng gắn vào máy lên màn hình xanh. mình có mua thêm 2 cây 4gb gắn vào thì lại dc. mình có được trả cây 8gb k shop?. 2 cây 4gb mình mua ở đây luôn.</text:p>
          </table:table-cell>
          <table:table-cell table:number-columns-repeated="1023"/>
        </table:table-row>
        <table:table-row table:style-name="ro2">
          <table:table-cell office:value-type="string" calcext:value-type="string">
            <text:p>shop ơi, sim xài mấy ngày đầu thì ok, mấy ngày sau thì chậm quá.</text:p>
          </table:table-cell>
          <table:table-cell table:number-columns-repeated="1023"/>
        </table:table-row>
        <table:table-row table:style-name="ro2">
          <table:table-cell office:value-type="string" calcext:value-type="string">
            <text:p>shops cho dia chi đỗi lại hang di ak hôm nay e nhận dc 2 bộ rôi ma mới thử một bộ tai thi nge nóng và nhanh hết pin nưa</text:p>
          </table:table-cell>
          <table:table-cell table:number-columns-repeated="1023"/>
        </table:table-row>
        <table:table-row table:style-name="ro2">
          <table:table-cell office:value-type="string" calcext:value-type="string">
            <text:p>sim 4g chạy mạng không nổi là sao vậy</text:p>
          </table:table-cell>
          <table:table-cell table:number-columns-repeated="1023"/>
        </table:table-row>
        <table:table-row table:style-name="ro2">
          <table:table-cell office:value-type="string" calcext:value-type="string">
            <text:p>sim chỉ dùng tốt 2 tháng đầu đến tháng thứ 3 thì tra google cũng không chạy nỗi</text:p>
          </table:table-cell>
          <table:table-cell table:number-columns-repeated="1023"/>
        </table:table-row>
        <table:table-row table:style-name="ro2">
          <table:table-cell office:value-type="string" calcext:value-type="string">
            <text:p>sim đã được người khác kích hoạt rồi, tiền không đúng như trong hình, trong khi mình chưa xài thì tkdata còn có 1023mb. yêu cầu đổi trả.</text:p>
          </table:table-cell>
          <table:table-cell table:number-columns-repeated="1023"/>
        </table:table-row>
        <table:table-row table:style-name="ro2">
          <table:table-cell office:value-type="string" calcext:value-type="string">
            <text:p>sim gì đâu yếu quá trời yếu luôn toàn quay với quay không</text:p>
          </table:table-cell>
          <table:table-cell table:number-columns-repeated="1023"/>
        </table:table-row>
        <table:table-row table:style-name="ro2">
          <table:table-cell office:value-type="string" calcext:value-type="string">
            <text:p>sim m đặt về đã bị kích hoạt gần 2 tháng thực sự k hài lòng chút nào</text:p>
          </table:table-cell>
          <table:table-cell table:number-columns-repeated="1023"/>
        </table:table-row>
        <table:table-row table:style-name="ro2">
          <table:table-cell office:value-type="string" calcext:value-type="string">
            <text:p>sim mobi không bằng sim viettel</text:p>
          </table:table-cell>
          <table:table-cell table:number-columns-repeated="1023"/>
        </table:table-row>
        <table:table-row table:style-name="ro2">
          <table:table-cell office:value-type="string" calcext:value-type="string">
            <text:p>sim sài hết 4g là hết đúng k admin....em sài hết 4g và mạng nó k chạy được nữa...e mới mua hồi tháng 10</text:p>
          </table:table-cell>
          <table:table-cell table:number-columns-repeated="1023"/>
        </table:table-row>
        <table:table-row table:style-name="ro2">
          <table:table-cell office:value-type="string" calcext:value-type="string">
            <text:p>sim sử dụng dc 6 ngày, ngày nào tốc độ truy cập mạng của nó chậm và còn hay mất kết nối.</text:p>
          </table:table-cell>
          <table:table-cell table:number-columns-repeated="1023"/>
        </table:table-row>
        <table:table-row table:style-name="ro2">
          <table:table-cell office:value-type="string" calcext:value-type="string">
            <text:p>số hiệu s/n trên hộp khác với con chuột lực ấn ở chuột trái và phải khác nhau. <text:s/>cảm giác là hàng cũ. ship nhanh :))</text:p>
          </table:table-cell>
          <table:table-cell table:number-columns-repeated="1023"/>
        </table:table-row>
        <table:table-row table:style-name="ro2">
          <table:table-cell office:value-type="string" calcext:value-type="string">
            <text:p>số mét không đủ <text:s/>so với <text:s/>công bố.</text:p>
          </table:table-cell>
          <table:table-cell table:number-columns-repeated="1023"/>
        </table:table-row>
        <table:table-row table:style-name="ro3">
          <table:table-cell office:value-type="string" calcext:value-type="string">
            <text:p>so sánh với các usb khác có cùng giá mà mình mua ở tiki thì con này chậm hơn rất nhiều, chép file 1 gb qua usb mất 30 phút trong khi con usb sảndisk mìn mua chép qua chỉ có 5 phút (cũng là mua ở tiki)</text:p>
          </table:table-cell>
          <table:table-cell table:number-columns-repeated="1023"/>
        </table:table-row>
        <table:table-row table:style-name="ro4">
          <table:table-cell office:value-type="string" calcext:value-type="string">
            <text:p>số sn ở vỏ hộp với trong chuột không giống nhau. mặc dù đã được niêm phong. là thế nào mọi người nhỉ? sản phẩm do tiki tradmining cung cấp ạ. tiki có thể giải thích tại sao số sn lại khác nhau không? chuột mới sử dụng được 3 ngày nhưng có hiện tượng giật, lag mặc dù để tấm lót hay không để tấm lót. cảm giác không được mượt. <text:s/>xin hỏi trả lại được không tiki ơi. phần nhận xét tiki để thêm chế độ video thay vì nguyên thêm ảnh để phản ánh được chân thực hơn.</text:p>
          </table:table-cell>
          <table:table-cell table:number-columns-repeated="1023"/>
        </table:table-row>
        <table:table-row table:style-name="ro2">
          <table:table-cell office:value-type="string" calcext:value-type="string">
            <text:p>so với giá tiền thì chất lượng không ổn nghe chói tai khó chịu âm thanh không ấm thua cả tai nghe 100k trở xuống</text:p>
          </table:table-cell>
          <table:table-cell table:number-columns-repeated="1023"/>
        </table:table-row>
        <table:table-row table:style-name="ro2">
          <table:table-cell office:value-type="string" calcext:value-type="string">
            <text:p>sóng 4g khá yếu, nhiều nơi không bắt được sóng và chuyển xuống 3g rất chậm. dùng ở một số nơi vẫn ổn nhất là ở các thành phố lớn</text:p>
          </table:table-cell>
          <table:table-cell table:number-columns-repeated="1023"/>
        </table:table-row>
        <table:table-row table:style-name="ro2">
          <table:table-cell office:value-type="string" calcext:value-type="string">
            <text:p>sóng bắt lúc nào cũng đầy nhưng tốc độ chỉ đạt được 1/4 tốc độ tối đa từ modem phát ra tốc độ internet của mình là 35 mbs/giây</text:p>
          </table:table-cell>
          <table:table-cell table:number-columns-repeated="1023"/>
        </table:table-row>
        <table:table-row table:style-name="ro2">
          <table:table-cell office:value-type="string" calcext:value-type="string">
            <text:p>sóng chập chờn</text:p>
          </table:table-cell>
          <table:table-cell table:number-columns-repeated="1023"/>
        </table:table-row>
        <table:table-row table:style-name="ro2">
          <table:table-cell office:value-type="string" calcext:value-type="string">
            <text:p>sóng chố được chố k độ phủ sóng kém</text:p>
          </table:table-cell>
          <table:table-cell table:number-columns-repeated="1023"/>
        </table:table-row>
        <table:table-row table:style-name="ro2">
          <table:table-cell office:value-type="string" calcext:value-type="string">
            <text:p>sóng điện thoại yếu so với các dòng điện thoại khác.</text:p>
          </table:table-cell>
          <table:table-cell table:number-columns-repeated="1023"/>
        </table:table-row>
        <table:table-row table:style-name="ro2">
          <table:table-cell office:value-type="string" calcext:value-type="string">
            <text:p>sóng không ổn định mạng không nhanh bằng mạng gốc</text:p>
          </table:table-cell>
          <table:table-cell table:number-columns-repeated="1023"/>
        </table:table-row>
        <table:table-row table:style-name="ro2">
          <table:table-cell office:value-type="string" calcext:value-type="string">
            <text:p>song qua yeu</text:p>
          </table:table-cell>
          <table:table-cell table:number-columns-repeated="1023"/>
        </table:table-row>
        <table:table-row table:style-name="ro2">
          <table:table-cell office:value-type="string" calcext:value-type="string">
            <text:p>sóng quá yếu mất mạng liên tục</text:p>
          </table:table-cell>
          <table:table-cell table:number-columns-repeated="1023"/>
        </table:table-row>
        <table:table-row table:style-name="ro2">
          <table:table-cell office:value-type="string" calcext:value-type="string">
            <text:p>sóng thì 4 5 vạch mà truy cập internet chậm. chờ đợi ức chế. mình cần đổi dòng khác tốt hơn hoặc trả sản phẩm.</text:p>
          </table:table-cell>
          <table:table-cell table:number-columns-repeated="1023"/>
        </table:table-row>
        <table:table-row table:style-name="ro2">
          <table:table-cell office:value-type="string" calcext:value-type="string">
            <text:p>sóng wifi khó bắt, mặc dù đặt sát bên cục wifi chính cũng không tìm thấy.</text:p>
          </table:table-cell>
          <table:table-cell table:number-columns-repeated="1023"/>
        </table:table-row>
        <table:table-row table:style-name="ro2">
          <table:table-cell office:value-type="string" calcext:value-type="string">
            <text:p>sóng wifi không ổn định thân vỏ cũ. kết nối ping nhảy chập chờn không bằng chiếc kích wifi tenda cũ giá 200k</text:p>
          </table:table-cell>
          <table:table-cell table:number-columns-repeated="1023"/>
        </table:table-row>
        <table:table-row table:style-name="ro2">
          <table:table-cell office:value-type="string" calcext:value-type="string">
            <text:p>sóng yếu và mau hết pin, không hiểu sao không bắt được 4g mà chỉ có 3g</text:p>
          </table:table-cell>
          <table:table-cell table:number-columns-repeated="1023"/>
        </table:table-row>
        <table:table-row table:style-name="ro2">
          <table:table-cell office:value-type="string" calcext:value-type="string">
            <text:p>sóng yếu, xuyên tầng kém.</text:p>
          </table:table-cell>
          <table:table-cell table:number-columns-repeated="1023"/>
        </table:table-row>
        <table:table-row table:style-name="ro2">
          <table:table-cell office:value-type="string" calcext:value-type="string">
            <text:p>sản phẩm bắt sóng quá yếu (đã từng sử dụng sản phẩm tương tự) còn bắt được thì cũng quá chập chờn trong khi cách wifi chính có 1 búc tường</text:p>
          </table:table-cell>
          <table:table-cell table:number-columns-repeated="1023"/>
        </table:table-row>
        <table:table-row table:style-name="ro2">
          <table:table-cell office:value-type="string" calcext:value-type="string">
            <text:p>sản phẩm bên ngoài óng đẹp nhẹ êm, zài sc 1 tháng hư cổng usb bây giờ muốn đổi sửa thì làm sao đây ?</text:p>
          </table:table-cell>
          <table:table-cell table:number-columns-repeated="1023"/>
        </table:table-row>
        <table:table-row table:style-name="ro2">
          <table:table-cell office:value-type="string" calcext:value-type="string">
            <text:p>sản phẩm bên shop kém 2 bên tai nge vẫn sạc bình thường nhưng khi bỏ ra chỉ 1 bên nhập đèn kết nối dk 1 bên 🙏</text:p>
          </table:table-cell>
          <table:table-cell table:number-columns-repeated="1023"/>
        </table:table-row>
        <table:table-row table:style-name="ro2">
          <table:table-cell office:value-type="string" calcext:value-type="string">
            <text:p>sản phẩm cg được tính năng thì cg được</text:p>
          </table:table-cell>
          <table:table-cell table:number-columns-repeated="1023"/>
        </table:table-row>
        <table:table-row table:style-name="ro2">
          <table:table-cell office:value-type="string" calcext:value-type="string">
            <text:p>sản phẩm chua su dung....giao hang nhanh lam ....tang cho cai the lon <text:s/>de su dung o dau ak</text:p>
          </table:table-cell>
          <table:table-cell table:number-columns-repeated="1023"/>
        </table:table-row>
        <table:table-row table:style-name="ro2">
          <table:table-cell office:value-type="string" calcext:value-type="string">
            <text:p>sản phẩm chua ung y. khi dam thoai nguoi ben kia nghe nho, on, khong thanh, co ve nhu bass nhieu. chac la micro thu không on</text:p>
          </table:table-cell>
          <table:table-cell table:number-columns-repeated="1023"/>
        </table:table-row>
        <table:table-row table:style-name="ro2">
          <table:table-cell office:value-type="string" calcext:value-type="string">
            <text:p>sản phẩm đẹp, nhưng yếu. để <text:s/>điện thoại ip lên là muốn úp xuống. k dùng được nhưng mong muốn. tiền nào của đó.</text:p>
          </table:table-cell>
          <table:table-cell table:number-columns-repeated="1023"/>
        </table:table-row>
        <table:table-row table:style-name="ro2">
          <table:table-cell office:value-type="string" calcext:value-type="string">
            <text:p>sản phẩm dùng tạm được. giao hàng nhanh.</text:p>
          </table:table-cell>
          <table:table-cell table:number-columns-repeated="1023"/>
        </table:table-row>
        <table:table-row table:style-name="ro2">
          <table:table-cell office:value-type="string" calcext:value-type="string">
            <text:p>sản phẩm lúc đầu phát sóng rất khoẻ nhưng dùng dc 1 lúc thì ngắt sóng báo đèn đỏ. rút ra khoảng 5-10 phút cắm vào thì lại dc. đề nghị shop đổi cho cái khác.</text:p>
          </table:table-cell>
          <table:table-cell table:number-columns-repeated="1023"/>
        </table:table-row>
        <table:table-row table:style-name="ro2">
          <table:table-cell office:value-type="string" calcext:value-type="string">
            <text:p>sản phẩm mình mua trong tháng 8 mà tem bảo hành lại tháng 7. nhựa cầm có vẻ hơi mỏng manh rơi xuống có thể sẽ vỡ. mới mua nên chưa biết chất lượng sao</text:p>
          </table:table-cell>
          <table:table-cell table:number-columns-repeated="1023"/>
        </table:table-row>
        <table:table-row table:style-name="ro3">
          <table:table-cell office:value-type="string" calcext:value-type="string">
            <text:p>sản phẩm mua về bị lỗi. không hiện cột sóng, không sử dụng dc. tuy nhiên vẫn cho 2sao vì tiki hỗ trợ đổi trả rát tốt, rất nhiệt tình. đánh giá cao về khoản chăm sóc khách hàng của tiki.</text:p>
          </table:table-cell>
          <table:table-cell table:number-columns-repeated="1023"/>
        </table:table-row>
        <table:table-row table:style-name="ro2">
          <table:table-cell office:value-type="string" calcext:value-type="string">
            <text:p>sản phẩm nhận được chữ in trên usb không giống như hình trên bao bì cũng như hình đăng trên web, không biết có phải chính hãng không nữa???</text:p>
          </table:table-cell>
          <table:table-cell table:number-columns-repeated="1023"/>
        </table:table-row>
        <table:table-row table:style-name="ro2">
          <table:table-cell office:value-type="string" calcext:value-type="string">
            <text:p>sản phẩm như này là nên sạc ạ dùng được 1 tiếng hết pin</text:p>
          </table:table-cell>
          <table:table-cell table:number-columns-repeated="1023"/>
        </table:table-row>
        <table:table-row table:style-name="ro2">
          <table:table-cell office:value-type="string" calcext:value-type="string">
            <text:p>sản phẩm rất to, đường may chắc và tỉ mỉ. nhưng chuột trượt k nhanh, hơi <text:s/>nhám.</text:p>
          </table:table-cell>
          <table:table-cell table:number-columns-repeated="1023"/>
        </table:table-row>
        <table:table-row table:style-name="ro3">
          <table:table-cell office:value-type="string" calcext:value-type="string">
            <text:p>sản phẩm rẻ, ngon. chỉ có điều lên firmware 3.4, không biết nsx giấu chế độ repeater chỗ nào mà mò hoài không thấy. phải flash về lại firm 3.2 thì mới dc. thật khó hiểu cho cách này của nsx</text:p>
          </table:table-cell>
          <table:table-cell table:number-columns-repeated="1023"/>
        </table:table-row>
        <table:table-row table:style-name="ro2">
          <table:table-cell office:value-type="string" calcext:value-type="string">
            <text:p>sản phẩm tốt nhung hop muc kem qua</text:p>
          </table:table-cell>
          <table:table-cell table:number-columns-repeated="1023"/>
        </table:table-row>
        <table:table-row table:style-name="ro2">
          <table:table-cell office:value-type="string" calcext:value-type="string">
            <text:p>sử dụng bình thường, tuy nhiên tốc độ ghi không đúng như quảng cáo, chỉ từ 5-6mb/s. tưởng rằng ngon hơn kington, nào ngờ kington còn có lúc đạt 10-12 mb/s</text:p>
          </table:table-cell>
          <table:table-cell table:number-columns-repeated="1023"/>
        </table:table-row>
        <table:table-row table:style-name="ro2">
          <table:table-cell office:value-type="string" calcext:value-type="string">
            <text:p>sử dụng được 01 tháng thì loa bị rè. kêu lùng bùng rất khó chịu. tôi cần tiki hỗ trợ xử lý trường hợp này.</text:p>
          </table:table-cell>
          <table:table-cell table:number-columns-repeated="1023"/>
        </table:table-row>
        <table:table-row table:style-name="ro2">
          <table:table-cell office:value-type="string" calcext:value-type="string">
            <text:p>sử dụng được 1 tuần, tình trạng quá chậm, lướt facebook, zalo còn không nổi. quá thất vọng</text:p>
          </table:table-cell>
          <table:table-cell table:number-columns-repeated="1023"/>
        </table:table-row>
        <table:table-row table:style-name="ro2">
          <table:table-cell office:value-type="string" calcext:value-type="string">
            <text:p>sử dụng được 3 tháng bị hư 1 bên.</text:p>
          </table:table-cell>
          <table:table-cell table:number-columns-repeated="1023"/>
        </table:table-row>
        <table:table-row table:style-name="ro2">
          <table:table-cell office:value-type="string" calcext:value-type="string">
            <text:p>sử dụng được vài tháng, format xong thì hư luôn. như vậy có bảo hành được không shop?</text:p>
          </table:table-cell>
          <table:table-cell table:number-columns-repeated="1023"/>
        </table:table-row>
        <table:table-row table:style-name="ro2">
          <table:table-cell office:value-type="string" calcext:value-type="string">
            <text:p>sử dụng m590 xong, chuyển qua con này đúng là khó cầm tay, với lại hay bị mất kết nối bluetooth</text:p>
          </table:table-cell>
          <table:table-cell table:number-columns-repeated="1023"/>
        </table:table-row>
        <table:table-row table:style-name="ro2">
          <table:table-cell office:value-type="string" calcext:value-type="string">
            <text:p>sử dụng mau hết pin cực kỳ. dùng chưa tới 40p là hết</text:p>
          </table:table-cell>
          <table:table-cell table:number-columns-repeated="1023"/>
        </table:table-row>
        <table:table-row table:style-name="ro5">
          <table:table-cell office:value-type="string" calcext:value-type="string">
            <text:p>suy nghĩ của tôi là tiện dụng, tuy nhiên không phải như bạn nghĩ, thiết bị này là phát sóng bắt lại từ nguồn sống chính mới là mạnh nhất (modem wifi chính), còn nếu nó bắt sóng wa access point hoặc qua càng nhiều trạm thì hiệu năng là không có <text:s/>thiết bị phát sóng hiển thị full đèn tín hiệu nhưng sóng chập chờn không ổn định dù dùng ngay ở modem wifi chính, tín hiệu mạng là rất yếu, đã test nhiều lần (modem nhà mạng gắn trực tiếp cáp quang) <text:s/>xem xét lại hệ thống set up wifi trong nhà rồi hẵng mua nhé các bạn</text:p>
          </table:table-cell>
          <table:table-cell table:number-columns-repeated="1023"/>
        </table:table-row>
        <table:table-row table:style-name="ro2">
          <table:table-cell office:value-type="string" calcext:value-type="string">
            <text:p>tai bên phải 60% pin đã sập nguồn và không nghe được</text:p>
          </table:table-cell>
          <table:table-cell table:number-columns-repeated="1023"/>
        </table:table-row>
        <table:table-row table:style-name="ro2">
          <table:table-cell office:value-type="string" calcext:value-type="string">
            <text:p>tai bên trái bị nge được 2-3 lần thì giờ bị lỗi k dùng được nữa</text:p>
          </table:table-cell>
          <table:table-cell table:number-columns-repeated="1023"/>
        </table:table-row>
        <table:table-row table:style-name="ro2">
          <table:table-cell office:value-type="string" calcext:value-type="string">
            <text:p>tai bên trái không nghe được. tiki vui lòng kiểm tra lại</text:p>
          </table:table-cell>
          <table:table-cell table:number-columns-repeated="1023"/>
        </table:table-row>
        <table:table-row table:style-name="ro2">
          <table:table-cell office:value-type="string" calcext:value-type="string">
            <text:p>tai mình nhận được hôm nay. chỉ kết nối được tai phải, không kết nối được tai trái. đề nghị tiki đổi sản phẩm mới nghe được cả 2 bên.</text:p>
          </table:table-cell>
          <table:table-cell table:number-columns-repeated="1023"/>
        </table:table-row>
        <table:table-row table:style-name="ro2">
          <table:table-cell office:value-type="string" calcext:value-type="string">
            <text:p>tai nghe âm thanh tốt nhưng không hiểu sao cắm vô điện thoại là nó cứ bị tự động giảm âm lượng/nhạc chuông *rất ư là phiền*, chưa kể là không xài mic được nữa.</text:p>
          </table:table-cell>
          <table:table-cell table:number-columns-repeated="1023"/>
        </table:table-row>
        <table:table-row table:style-name="ro2">
          <table:table-cell office:value-type="string" calcext:value-type="string">
            <text:p>tai nghe bên dây dài tiếng to, bên dây ngắn tiếng bé</text:p>
          </table:table-cell>
          <table:table-cell table:number-columns-repeated="1023"/>
        </table:table-row>
        <table:table-row table:style-name="ro2">
          <table:table-cell office:value-type="string" calcext:value-type="string">
            <text:p>tai nghe bên nghe bên không v shop</text:p>
          </table:table-cell>
          <table:table-cell table:number-columns-repeated="1023"/>
        </table:table-row>
        <table:table-row table:style-name="ro2">
          <table:table-cell office:value-type="string" calcext:value-type="string">
            <text:p>tai nghe bên phải kết nối kém, hay bị tự động ngắt kết nối</text:p>
          </table:table-cell>
          <table:table-cell table:number-columns-repeated="1023"/>
        </table:table-row>
        <table:table-row table:style-name="ro2">
          <table:table-cell office:value-type="string" calcext:value-type="string">
            <text:p>tai nghe bên phải khi lấy ra khỏi dock sạc không sáng đèn và không kết nối.</text:p>
          </table:table-cell>
          <table:table-cell table:number-columns-repeated="1023"/>
        </table:table-row>
        <table:table-row table:style-name="ro2">
          <table:table-cell office:value-type="string" calcext:value-type="string">
            <text:p>tai nghe bên phải không nghe được.làm ăn gì kì vậy <text:s/></text:p>
          </table:table-cell>
          <table:table-cell table:number-columns-repeated="1023"/>
        </table:table-row>
        <table:table-row table:style-name="ro2">
          <table:table-cell office:value-type="string" calcext:value-type="string">
            <text:p>tai nghe bên trái của shop tuy sạc được nhưng lại không nghe được j cả mong shop duyệt</text:p>
          </table:table-cell>
          <table:table-cell table:number-columns-repeated="1023"/>
        </table:table-row>
        <table:table-row table:style-name="ro2">
          <table:table-cell office:value-type="string" calcext:value-type="string">
            <text:p>tai nghe bị delay <text:s/>hình chạy trước tiếng theo sau</text:p>
          </table:table-cell>
          <table:table-cell table:number-columns-repeated="1023"/>
        </table:table-row>
        <table:table-row table:style-name="ro2">
          <table:table-cell office:value-type="string" calcext:value-type="string">
            <text:p>tai nghe bị điếc một bên thất vọng lắm</text:p>
          </table:table-cell>
          <table:table-cell table:number-columns-repeated="1023"/>
        </table:table-row>
        <table:table-row table:style-name="ro2">
          <table:table-cell office:value-type="string" calcext:value-type="string">
            <text:p>tai nghe bị hỏng 1 bên phải shop giúp mình cái được k ạ</text:p>
          </table:table-cell>
          <table:table-cell table:number-columns-repeated="1023"/>
        </table:table-row>
        <table:table-row table:style-name="ro2">
          <table:table-cell office:value-type="string" calcext:value-type="string">
            <text:p>tai nghe bị lỗi chơi game thì nghe bị ngược lại nó chạy bên trái nghe bên phải. mong được shop đổi lại cái khác</text:p>
          </table:table-cell>
          <table:table-cell table:number-columns-repeated="1023"/>
        </table:table-row>
        <table:table-row table:style-name="ro2">
          <table:table-cell office:value-type="string" calcext:value-type="string">
            <text:p>tai nghe bị lỗi, nhưng shop khá nhiệt tình</text:p>
          </table:table-cell>
          <table:table-cell table:number-columns-repeated="1023"/>
        </table:table-row>
        <table:table-row table:style-name="ro2">
          <table:table-cell office:value-type="string" calcext:value-type="string">
            <text:p>tai nghe bị rè bass quá nhiều nghe bị nhức đầu,thua qkz nhiều so với giá</text:p>
          </table:table-cell>
          <table:table-cell table:number-columns-repeated="1023"/>
        </table:table-row>
        <table:table-row table:style-name="ro2">
          <table:table-cell office:value-type="string" calcext:value-type="string">
            <text:p>tai nghe bị rè rè và âm thanh rất nhỏ</text:p>
          </table:table-cell>
          <table:table-cell table:number-columns-repeated="1023"/>
        </table:table-row>
        <table:table-row table:style-name="ro2">
          <table:table-cell office:value-type="string" calcext:value-type="string">
            <text:p>tai nghe bluetooth yếu điện thoại đúc túi quần có lúc còn không ổn định</text:p>
          </table:table-cell>
          <table:table-cell table:number-columns-repeated="1023"/>
        </table:table-row>
        <table:table-row table:style-name="ro2">
          <table:table-cell office:value-type="string" calcext:value-type="string">
            <text:p>tai nghe cách âm không tốt, không như mong đợi, đóng gói cẩn thận</text:p>
          </table:table-cell>
          <table:table-cell table:number-columns-repeated="1023"/>
        </table:table-row>
        <table:table-row table:style-name="ro2">
          <table:table-cell office:value-type="string" calcext:value-type="string">
            <text:p>tai nghe chập chờn, lúc vào tai này, lúc sảng tai kia, lúc có tiếng lẹt dẹt. tai nghe được bảo hành và 1 đổi 1 trong thời gian bao lâu?</text:p>
          </table:table-cell>
          <table:table-cell table:number-columns-repeated="1023"/>
        </table:table-row>
        <table:table-row table:style-name="ro2">
          <table:table-cell office:value-type="string" calcext:value-type="string">
            <text:p>tai nghe chất lượng trung bình so sánh với tai nghe kèm máy thì một 4 một 10</text:p>
          </table:table-cell>
          <table:table-cell table:number-columns-repeated="1023"/>
        </table:table-row>
        <table:table-row table:style-name="ro2">
          <table:table-cell office:value-type="string" calcext:value-type="string">
            <text:p>tai nghe chỉ nghe được một bên nhưng âm cx tạm ổn sản phẩm lỗi</text:p>
          </table:table-cell>
          <table:table-cell table:number-columns-repeated="1023"/>
        </table:table-row>
        <table:table-row table:style-name="ro2">
          <table:table-cell office:value-type="string" calcext:value-type="string">
            <text:p>tai nghe chói tai tệ</text:p>
          </table:table-cell>
          <table:table-cell table:number-columns-repeated="1023"/>
        </table:table-row>
        <table:table-row table:style-name="ro2">
          <table:table-cell office:value-type="string" calcext:value-type="string">
            <text:p>tại nghe của mình chỉ nghe được một bên còn bên còn lại đèn vẫn sáng mà không có nghe được gì cả</text:p>
          </table:table-cell>
          <table:table-cell table:number-columns-repeated="1023"/>
        </table:table-row>
        <table:table-row table:style-name="ro2">
          <table:table-cell office:value-type="string" calcext:value-type="string">
            <text:p>tai nghe đàm thoại bị giật, nghe k rõ tiếng, không biết tai nghe có bị lỗi k nữa, còn nghe nhạc thì vẫn bình thường</text:p>
          </table:table-cell>
          <table:table-cell table:number-columns-repeated="1023"/>
        </table:table-row>
        <table:table-row table:style-name="ro2">
          <table:table-cell office:value-type="string" calcext:value-type="string">
            <text:p>tai nghe đeo không chắc tai, có cảm giác dễ rơi ra ngoài. bạn nào tai nhỏ không nên mua loại này.</text:p>
          </table:table-cell>
          <table:table-cell table:number-columns-repeated="1023"/>
        </table:table-row>
        <table:table-row table:style-name="ro2">
          <table:table-cell office:value-type="string" calcext:value-type="string">
            <text:p>tai nghe dùng được nhưng nghe tai bên trái lộn sảng bên phải và ngược lại</text:p>
          </table:table-cell>
          <table:table-cell table:number-columns-repeated="1023"/>
        </table:table-row>
        <table:table-row table:style-name="ro2">
          <table:table-cell office:value-type="string" calcext:value-type="string">
            <text:p>tai nghe em chỉ nghe được một bên <text:s/>không biết có đổi trả được không ạ</text:p>
          </table:table-cell>
          <table:table-cell table:number-columns-repeated="1023"/>
        </table:table-row>
        <table:table-row table:style-name="ro3">
          <table:table-cell office:value-type="string" calcext:value-type="string">
            <text:p>tai nghe em mua được mười ngày.mọi thứ đều khá ổn cho đến khi em nhận ra tai nghe bị hư một bên.em thấy sản phẩn có bảo hành 6 tháng.cho em hỏi làm sao để đem đi bải hành sản phẩm ạ?</text:p>
          </table:table-cell>
          <table:table-cell table:number-columns-repeated="1023"/>
        </table:table-row>
        <table:table-row table:style-name="ro2">
          <table:table-cell office:value-type="string" calcext:value-type="string">
            <text:p>tai nghe hoi lon khong vua tai</text:p>
          </table:table-cell>
          <table:table-cell table:number-columns-repeated="1023"/>
        </table:table-row>
        <table:table-row table:style-name="ro2">
          <table:table-cell office:value-type="string" calcext:value-type="string">
            <text:p>tai nghe khá rẻ nhưng tầm vài tuần là tai nghe trái lúc được lúc không.</text:p>
          </table:table-cell>
          <table:table-cell table:number-columns-repeated="1023"/>
        </table:table-row>
        <table:table-row table:style-name="ro2">
          <table:table-cell office:value-type="string" calcext:value-type="string">
            <text:p>tai nghe không dùng để nghe nhạc. chơi game thì được chứ nghe nhạc toàn thấy lùng bùng trong tai <text:s/>phiếu bảo hành trong hộp lúc mình mở ra thì bị gấp làm 4.</text:p>
          </table:table-cell>
          <table:table-cell table:number-columns-repeated="1023"/>
        </table:table-row>
        <table:table-row table:style-name="ro2">
          <table:table-cell office:value-type="string" calcext:value-type="string">
            <text:p>tai nghe không kết nối được với máy tính. khá buồn</text:p>
          </table:table-cell>
          <table:table-cell table:number-columns-repeated="1023"/>
        </table:table-row>
        <table:table-row table:style-name="ro2">
          <table:table-cell office:value-type="string" calcext:value-type="string">
            <text:p>tai nghe không kết nối được với macbook ải của tôi</text:p>
          </table:table-cell>
          <table:table-cell table:number-columns-repeated="1023"/>
        </table:table-row>
        <table:table-row table:style-name="ro2">
          <table:table-cell office:value-type="string" calcext:value-type="string">
            <text:p>tai nghe không ổn định, thi thoảng rè hoặc từ tắt, <text:s/>âm lượng 2 tai không đồng đều</text:p>
          </table:table-cell>
          <table:table-cell table:number-columns-repeated="1023"/>
        </table:table-row>
        <table:table-row table:style-name="ro3">
          <table:table-cell office:value-type="string" calcext:value-type="string">
            <text:p>tai nghe không ổn định. ngày đầu tiên nhận dc còn nghe dc cả 2 bên nhưng đến hôm sau bên phải không bật lên dc dù đã sạc đầy. tiki hỗ trợ đổi trả hàng giúp tôi với.</text:p>
          </table:table-cell>
          <table:table-cell table:number-columns-repeated="1023"/>
        </table:table-row>
        <table:table-row table:style-name="ro2">
          <table:table-cell office:value-type="string" calcext:value-type="string">
            <text:p>tai nghe kiểu gì vậy mua về được mấy ngày chỉ nghe được 1 bên tai còn tai bên kia không nháy đèn cx không kết nối được. nghe được có 1 bên mong shop coi lại</text:p>
          </table:table-cell>
          <table:table-cell table:number-columns-repeated="1023"/>
        </table:table-row>
        <table:table-row table:style-name="ro2">
          <table:table-cell office:value-type="string" calcext:value-type="string">
            <text:p>tai nghe mình mua được bên phải, bên trái cứ kết nối dc 2-3s là tự động tắt</text:p>
          </table:table-cell>
          <table:table-cell table:number-columns-repeated="1023"/>
        </table:table-row>
        <table:table-row table:style-name="ro2">
          <table:table-cell office:value-type="string" calcext:value-type="string">
            <text:p>tai nghe mình quên kích hoạt bảo hành, mới nghe được vài tuần mà có tiếng muỗi nghe cực kì khó chịu</text:p>
          </table:table-cell>
          <table:table-cell table:number-columns-repeated="1023"/>
        </table:table-row>
        <table:table-row table:style-name="ro2">
          <table:table-cell office:value-type="string" calcext:value-type="string">
            <text:p>tai nghe mình đang dùng s tự nhiên bên phải k hoạt động nữa</text:p>
          </table:table-cell>
          <table:table-cell table:number-columns-repeated="1023"/>
        </table:table-row>
        <table:table-row table:style-name="ro2">
          <table:table-cell office:value-type="string" calcext:value-type="string">
            <text:p>tai nghe mới đầu nghe được nhưng rè <text:s/>nghe được 1 tiếng thì ngỏm luôn <text:s/>cần đổi lại</text:p>
          </table:table-cell>
          <table:table-cell table:number-columns-repeated="1023"/>
        </table:table-row>
        <table:table-row table:style-name="ro2">
          <table:table-cell office:value-type="string" calcext:value-type="string">
            <text:p>tai nghe mới giao đã bị hiện tượng một bên lúc có tiếng lúc không, không hài lòng lắm</text:p>
          </table:table-cell>
          <table:table-cell table:number-columns-repeated="1023"/>
        </table:table-row>
        <table:table-row table:style-name="ro2">
          <table:table-cell office:value-type="string" calcext:value-type="string">
            <text:p>tai nghe mới mở ra đã bị gấp khúc gãy ở gần hai đầu tai nghe</text:p>
          </table:table-cell>
          <table:table-cell table:number-columns-repeated="1023"/>
        </table:table-row>
        <table:table-row table:style-name="ro2">
          <table:table-cell office:value-type="string" calcext:value-type="string">
            <text:p>tại nghe mới mua có mấy ngày mà bị rè rè , gọi điện thoại bằng tai nghe thì nói người khác nghe không rõ , lúc nghe lúc không</text:p>
          </table:table-cell>
          <table:table-cell table:number-columns-repeated="1023"/>
        </table:table-row>
        <table:table-row table:style-name="ro2">
          <table:table-cell office:value-type="string" calcext:value-type="string">
            <text:p>tai nghe mới mua gần 1 tháng mà tai bên phải không nghe thấy gì nữa rồi <text:s/></text:p>
          </table:table-cell>
          <table:table-cell table:number-columns-repeated="1023"/>
        </table:table-row>
        <table:table-row table:style-name="ro2">
          <table:table-cell office:value-type="string" calcext:value-type="string">
            <text:p>tai nghe mới nhận ngày 16/6 <text:s/>bên tai trái không nghe đươcj nhưng vẫn kết nối mong tiki sớm có giải pháp đổi hàng cho mình và các khách tương tự</text:p>
          </table:table-cell>
          <table:table-cell table:number-columns-repeated="1023"/>
        </table:table-row>
        <table:table-row table:style-name="ro2">
          <table:table-cell office:value-type="string" calcext:value-type="string">
            <text:p>tai nghe mua được 2 ngày thì tai nghe bên phải vừa bị rè, tiếng cũng nhỏ đi. bây giờ tôi muốn đổi thì đổi bằng cách nào?</text:p>
          </table:table-cell>
          <table:table-cell table:number-columns-repeated="1023"/>
        </table:table-row>
        <table:table-row table:style-name="ro2">
          <table:table-cell office:value-type="string" calcext:value-type="string">
            <text:p>tai nghe mua về đeo 1 lúc là đau tai. mình mua được 1 tháng đã bị tịt một bên tai rồi.</text:p>
          </table:table-cell>
          <table:table-cell table:number-columns-repeated="1023"/>
        </table:table-row>
        <table:table-row table:style-name="ro2">
          <table:table-cell office:value-type="string" calcext:value-type="string">
            <text:p>tai nghe này âm thanh nhỏ thế nhỉ nhỏ hơn hản loại nhét tai <text:s/>sony extrabass mdr-xb55ap chán bé thế này chơi sao</text:p>
          </table:table-cell>
          <table:table-cell table:number-columns-repeated="1023"/>
        </table:table-row>
        <table:table-row table:style-name="ro2">
          <table:table-cell office:value-type="string" calcext:value-type="string">
            <text:p>tai nghe này đã bị lỗi rồi</text:p>
          </table:table-cell>
          <table:table-cell table:number-columns-repeated="1023"/>
        </table:table-row>
        <table:table-row table:style-name="ro2">
          <table:table-cell office:value-type="string" calcext:value-type="string">
            <text:p>tai nghe này đeo nhức tai lắm luôn, hối hận khi mua quá</text:p>
          </table:table-cell>
          <table:table-cell table:number-columns-repeated="1023"/>
        </table:table-row>
        <table:table-row table:style-name="ro2">
          <table:table-cell office:value-type="string" calcext:value-type="string">
            <text:p>tai nghe này kg sử dụng được một bên và mau hết pin</text:p>
          </table:table-cell>
          <table:table-cell table:number-columns-repeated="1023"/>
        </table:table-row>
        <table:table-row table:style-name="ro3">
          <table:table-cell office:value-type="string" calcext:value-type="string">
            <text:p>tai nghe này mình mua được khoảng 2 tháng, dùng rất giữ gìn. ban đầu thi khá ổn nhưng sau 2 tháng thì gắn ngoài không còn nhạy như ban đầu, tai nghe có tiếng rè khi có âm và không còn nghe được những âm nhỏ nữa. chắc không có nhu cầu đổi trả vì lâu và cũng làm mất hộp rồi.</text:p>
          </table:table-cell>
          <table:table-cell table:number-columns-repeated="1023"/>
        </table:table-row>
        <table:table-row table:style-name="ro2">
          <table:table-cell office:value-type="string" calcext:value-type="string">
            <text:p>tai nghe nghe tiếng lúc to lúc nhỏ, khó chịu cực mặc dù đã reset theo hướng dẫn của shop . mình muốn tiến hành đổi trả phải làm thế nào ạ</text:p>
          </table:table-cell>
          <table:table-cell table:number-columns-repeated="1023"/>
        </table:table-row>
        <table:table-row table:style-name="ro2">
          <table:table-cell office:value-type="string" calcext:value-type="string">
            <text:p>tai nghe nhạc không hay tí nào, mua theo số đông tưởng chất lượng âm tốt ai ngờ...nghỉ khỏe</text:p>
          </table:table-cell>
          <table:table-cell table:number-columns-repeated="1023"/>
        </table:table-row>
        <table:table-row table:style-name="ro2">
          <table:table-cell office:value-type="string" calcext:value-type="string">
            <text:p>tai nghe nhạc không ổn tý nào nhìn bên trông kha khá nói chung là không được đẹp mắt cho lắm</text:p>
          </table:table-cell>
          <table:table-cell table:number-columns-repeated="1023"/>
        </table:table-row>
        <table:table-row table:style-name="ro4">
          <table:table-cell office:value-type="string" calcext:value-type="string">
            <text:p>tai nghe nhạc ổn. mic khi nghe gọi điện không được tốt không lọc tiếng ồn chỉ nghe nhạc thì chấp nhận. nghe điện thoại trong phòng trong xe oto thì được nghe bên ngoài rất ồn do mic không lọc tiếng ồn. <text:s/>độ nhạy nút điều khiển rất tệ không nhận cuộc gọi được các chức năng điều khiển phức tạp không thuận tiện không có chức năng gọi lại cuộc gọi vừa gọi nghe đniệ thoại rất nhỏ nghe nhạc thì tiếng đủ lớn <text:s/>thất vọng về sản phẩm</text:p>
          </table:table-cell>
          <table:table-cell table:number-columns-repeated="1023"/>
        </table:table-row>
        <table:table-row table:style-name="ro3">
          <table:table-cell office:value-type="string" calcext:value-type="string">
            <text:p>tai nghe nhạc tạm ổn, chạy test âm thanh thì bên trái nhỏ hơn bên phải một tí. mic thì độ nhạy kém quá, gọi điện thoại nói mà bên kia không nghe, dù đã nâng mic lên ngay miệng. tiki hỗ trợ đổi tai nghe giùm, nếu không được thì cho mình trả hàng.</text:p>
          </table:table-cell>
          <table:table-cell table:number-columns-repeated="1023"/>
        </table:table-row>
        <table:table-row table:style-name="ro2">
          <table:table-cell office:value-type="string" calcext:value-type="string">
            <text:p>tai nghe nhận về thì mở hộp ra bẩn thôi rồi . cắm vào tiếp súc sạc quá kém phải lay đi nay lại mới nhận được . âm thanh thì nghe nhỉ không được to . tóm lại 2,5 sao</text:p>
          </table:table-cell>
          <table:table-cell table:number-columns-repeated="1023"/>
        </table:table-row>
        <table:table-row table:style-name="ro2">
          <table:table-cell office:value-type="string" calcext:value-type="string">
            <text:p>tai nghe nhanh hết pin và nghe rất nhỏ có lúc còn k nghe thấy gì</text:p>
          </table:table-cell>
          <table:table-cell table:number-columns-repeated="1023"/>
        </table:table-row>
        <table:table-row table:style-name="ro3">
          <table:table-cell office:value-type="string" calcext:value-type="string">
            <text:p>tai nghe ổn, chất âm, bass ok. nhưng dùng được 2 ngày thì tai nghe bên trái nhỏ hơn bên phải, đã thử rút dây ra cắm lại nhưng không cải thiện được, không biết bị gì.</text:p>
          </table:table-cell>
          <table:table-cell table:number-columns-repeated="1023"/>
        </table:table-row>
        <table:table-row table:style-name="ro2">
          <table:table-cell office:value-type="string" calcext:value-type="string">
            <text:p>tai nghe phải chập chờn không nghe được. tiki hỗ trợ đổi hàng trước tết giùm.</text:p>
          </table:table-cell>
          <table:table-cell table:number-columns-repeated="1023"/>
        </table:table-row>
        <table:table-row table:style-name="ro2">
          <table:table-cell office:value-type="string" calcext:value-type="string">
            <text:p>tai nghe quá tệ, mua về một thời gian là hỏng, hết nghe được. mình chủ yếu đi tàu xe nên nghe âm lượng lớn, vậy mà nó hỏng luôn.</text:p>
          </table:table-cell>
          <table:table-cell table:number-columns-repeated="1023"/>
        </table:table-row>
        <table:table-row table:style-name="ro2">
          <table:table-cell office:value-type="string" calcext:value-type="string">
            <text:p>tai nghe quá to k thể cho vào tai được</text:p>
          </table:table-cell>
          <table:table-cell table:number-columns-repeated="1023"/>
        </table:table-row>
        <table:table-row table:style-name="ro2">
          <table:table-cell office:value-type="string" calcext:value-type="string">
            <text:p>tai nghe rất chập chờn, kết nối không ổn định nên thường xuyên bị giựt giựt khi nghe nhạc ngoài đường. ưu điểm là âm thanh khá to</text:p>
          </table:table-cell>
          <table:table-cell table:number-columns-repeated="1023"/>
        </table:table-row>
        <table:table-row table:style-name="ro2">
          <table:table-cell office:value-type="string" calcext:value-type="string">
            <text:p>tai nghe sau một thời gian mua bị hỏng một bên <text:s text:c="2"/>không có bị đứt hay trầy xước gì</text:p>
          </table:table-cell>
          <table:table-cell table:number-columns-repeated="1023"/>
        </table:table-row>
        <table:table-row table:style-name="ro2">
          <table:table-cell office:value-type="string" calcext:value-type="string">
            <text:p>tai nghe tạm, k có chút bass nên nghe nó cứ rít rít chói chói, k có nút điều chỉnh âm thanh . thấy tai nghe 100k của xiao mi có bass và hay hơn nhiều.</text:p>
          </table:table-cell>
          <table:table-cell table:number-columns-repeated="1023"/>
        </table:table-row>
        <table:table-row table:style-name="ro2">
          <table:table-cell office:value-type="string" calcext:value-type="string">
            <text:p>tai nghe thì nghe tốt nhưng giao hàng quá chậm. từ ngày đặt đến giao là 9 ngày</text:p>
          </table:table-cell>
          <table:table-cell table:number-columns-repeated="1023"/>
        </table:table-row>
        <table:table-row table:style-name="ro2">
          <table:table-cell office:value-type="string" calcext:value-type="string">
            <text:p>tai nghe thiếtu dây sạc, lúc kết nối được lúc không</text:p>
          </table:table-cell>
          <table:table-cell table:number-columns-repeated="1023"/>
        </table:table-row>
        <table:table-row table:style-name="ro2">
          <table:table-cell office:value-type="string" calcext:value-type="string">
            <text:p>tai nghe thường xuyên bị mất kết nối một trong 2 bên. cứ bật lên lại tự tắt.</text:p>
          </table:table-cell>
          <table:table-cell table:number-columns-repeated="1023"/>
        </table:table-row>
        <table:table-row table:style-name="ro2">
          <table:table-cell office:value-type="string" calcext:value-type="string">
            <text:p>tại nghe vỏ ngoài bị trầy xước nhiều , 1 bên tai nghe , nghe không được</text:p>
          </table:table-cell>
          <table:table-cell table:number-columns-repeated="1023"/>
        </table:table-row>
        <table:table-row table:style-name="ro2">
          <table:table-cell office:value-type="string" calcext:value-type="string">
            <text:p>tai nghe vừa mới dùng đã bị rè, được mỗi mẫu mã đẹp</text:p>
          </table:table-cell>
          <table:table-cell table:number-columns-repeated="1023"/>
        </table:table-row>
        <table:table-row table:style-name="ro2">
          <table:table-cell office:value-type="string" calcext:value-type="string">
            <text:p>tai nghe xài dc 3 lần là hỏng. không nghe dc nữa </text:p>
          </table:table-cell>
          <table:table-cell table:number-columns-repeated="1023"/>
        </table:table-row>
        <table:table-row table:style-name="ro2">
          <table:table-cell office:value-type="string" calcext:value-type="string">
            <text:p>tai phone mau hết pin nghe rè rè nhầm khi nghe được nhầm khi không sài chưa được 1 giờ đã hết pin</text:p>
          </table:table-cell>
          <table:table-cell table:number-columns-repeated="1023"/>
        </table:table-row>
        <table:table-row table:style-name="ro2">
          <table:table-cell office:value-type="string" calcext:value-type="string">
            <text:p>tai phone sạc mãi không đầy pin, đèn báo không hiển thị khi sạc pin, không như quảng cáo.</text:p>
          </table:table-cell>
          <table:table-cell table:number-columns-repeated="1023"/>
        </table:table-row>
        <table:table-row table:style-name="ro2">
          <table:table-cell office:value-type="string" calcext:value-type="string">
            <text:p>tại s của mình không có dây sạc ?</text:p>
          </table:table-cell>
          <table:table-cell table:number-columns-repeated="1023"/>
        </table:table-row>
        <table:table-row table:style-name="ro2">
          <table:table-cell office:value-type="string" calcext:value-type="string">
            <text:p>tại sao chỗ extend lại nháy xanh rồi đỏ liên tục ạ</text:p>
          </table:table-cell>
          <table:table-cell table:number-columns-repeated="1023"/>
        </table:table-row>
        <table:table-row table:style-name="ro2">
          <table:table-cell office:value-type="string" calcext:value-type="string">
            <text:p>tại sao của em lại kh có đồ sạc là sao???? mong ac trả lời sớm</text:p>
          </table:table-cell>
          <table:table-cell table:number-columns-repeated="1023"/>
        </table:table-row>
        <table:table-row table:style-name="ro2">
          <table:table-cell office:value-type="string" calcext:value-type="string">
            <text:p>tại sao hàng e vừa lấy về và khi khởi động chỉ nghe được 1 bên. k ai có thể làm hoạt động cả 2 bên được <text:s/></text:p>
          </table:table-cell>
          <table:table-cell table:number-columns-repeated="1023"/>
        </table:table-row>
        <table:table-row table:style-name="ro2">
          <table:table-cell office:value-type="string" calcext:value-type="string">
            <text:p>tại sao lại chỉ nghe được một tai thôi vậy mong tiki trả lời ạ</text:p>
          </table:table-cell>
          <table:table-cell table:number-columns-repeated="1023"/>
        </table:table-row>
        <table:table-row table:style-name="ro2">
          <table:table-cell office:value-type="string" calcext:value-type="string">
            <text:p>tại sao lại không đính kèm cáp vga nhỉ</text:p>
          </table:table-cell>
          <table:table-cell table:number-columns-repeated="1023"/>
        </table:table-row>
        <table:table-row table:style-name="ro2">
          <table:table-cell office:value-type="string" calcext:value-type="string">
            <text:p>tại sao màu trong sản phẩm là màu trắng mà hàng về lại màu đen ạ</text:p>
          </table:table-cell>
          <table:table-cell table:number-columns-repeated="1023"/>
        </table:table-row>
        <table:table-row table:style-name="ro2">
          <table:table-cell office:value-type="string" calcext:value-type="string">
            <text:p>tại sao nó lại không nghe được 1 bên trong khi bên kia vẫn nghe bình thường?</text:p>
          </table:table-cell>
          <table:table-cell table:number-columns-repeated="1023"/>
        </table:table-row>
        <table:table-row table:style-name="ro2">
          <table:table-cell office:value-type="string" calcext:value-type="string">
            <text:p>tại sao ở ngoài ghi là 2tr1 xong lúc ấn thanh toán lên thành 2tr5 vậy ? vô lý <text:s/></text:p>
          </table:table-cell>
          <table:table-cell table:number-columns-repeated="1023"/>
        </table:table-row>
        <table:table-row table:style-name="ro2">
          <table:table-cell office:value-type="string" calcext:value-type="string">
            <text:p>tại sao ở trong nội thành mà tiki ship chậm vậy ak. cả tuần luôn ak, đợi dài cổ luôn</text:p>
          </table:table-cell>
          <table:table-cell table:number-columns-repeated="1023"/>
        </table:table-row>
        <table:table-row table:style-name="ro2">
          <table:table-cell office:value-type="string" calcext:value-type="string">
            <text:p>tại sao sạc pin cho tai nghe thì cỡ 5 giây sau là đèn màu cam tắc vậy là tai nghe có đang sạc không vậy</text:p>
          </table:table-cell>
          <table:table-cell table:number-columns-repeated="1023"/>
        </table:table-row>
        <table:table-row table:style-name="ro2">
          <table:table-cell office:value-type="string" calcext:value-type="string">
            <text:p>tai sao sim khac hinh vay khong giong nhu hinh mn oi nieu de sim bien ngoai lau sao không</text:p>
          </table:table-cell>
          <table:table-cell table:number-columns-repeated="1023"/>
        </table:table-row>
        <table:table-row table:style-name="ro2">
          <table:table-cell office:value-type="string" calcext:value-type="string">
            <text:p>tại sao thẻ 32g mà cắm vào chỉ có 29,8g mà máy nokia 5 của mình nó không nhận thẻ là thế nào thử cả hai máy oppo a9 bố samsung cũng chỉ có 29,8 g</text:p>
          </table:table-cell>
          <table:table-cell table:number-columns-repeated="1023"/>
        </table:table-row>
        <table:table-row table:style-name="ro2">
          <table:table-cell office:value-type="string" calcext:value-type="string">
            <text:p>tại sao toi sạc không dc nai nó sảng đen bây giờ nó không có đen nữa</text:p>
          </table:table-cell>
          <table:table-cell table:number-columns-repeated="1023"/>
        </table:table-row>
        <table:table-row table:style-name="ro2">
          <table:table-cell office:value-type="string" calcext:value-type="string">
            <text:p>tại sao tui mua 1 cái tai nghe bluetootd mà không khởi động được ạ</text:p>
          </table:table-cell>
          <table:table-cell table:number-columns-repeated="1023"/>
        </table:table-row>
        <table:table-row table:style-name="ro2">
          <table:table-cell office:value-type="string" calcext:value-type="string">
            <text:p>tai trái không pair được, nhờ tiki hỗ trợ. tks</text:p>
          </table:table-cell>
          <table:table-cell table:number-columns-repeated="1023"/>
        </table:table-row>
        <table:table-row table:style-name="ro2">
          <table:table-cell office:value-type="string" calcext:value-type="string">
            <text:p>tai trái thường xuyên k mất kết nối thường khó vào pin</text:p>
          </table:table-cell>
          <table:table-cell table:number-columns-repeated="1023"/>
        </table:table-row>
        <table:table-row table:style-name="ro2">
          <table:table-cell office:value-type="string" calcext:value-type="string">
            <text:p>tạm tạm, ốp rất dày, dễ bám bẩn. dùng chán lắm.</text:p>
          </table:table-cell>
          <table:table-cell table:number-columns-repeated="1023"/>
        </table:table-row>
        <table:table-row table:style-name="ro2">
          <table:table-cell office:value-type="string" calcext:value-type="string">
            <text:p>tạm thôi mang lúc vào được lúc không tiền nào của nấy</text:p>
          </table:table-cell>
          <table:table-cell table:number-columns-repeated="1023"/>
        </table:table-row>
        <table:table-row table:style-name="ro2">
          <table:table-cell office:value-type="string" calcext:value-type="string">
            <text:p>tạm, hộp không còn niêm.</text:p>
          </table:table-cell>
          <table:table-cell table:number-columns-repeated="1023"/>
        </table:table-row>
        <table:table-row table:style-name="ro2">
          <table:table-cell office:value-type="string" calcext:value-type="string">
            <text:p>tệ</text:p>
          </table:table-cell>
          <table:table-cell table:number-columns-repeated="1023"/>
        </table:table-row>
        <table:table-row table:style-name="ro2">
          <table:table-cell office:value-type="string" calcext:value-type="string">
            <text:p>tệ quá <text:s/>nghe mau hết bin</text:p>
          </table:table-cell>
          <table:table-cell table:number-columns-repeated="1023"/>
        </table:table-row>
        <table:table-row table:style-name="ro2">
          <table:table-cell office:value-type="string" calcext:value-type="string">
            <text:p>team trên ram <text:s/>made in indo. tem trên hộp <text:s/>made in china. chân ram trầy xước khá nhiều</text:p>
          </table:table-cell>
          <table:table-cell table:number-columns-repeated="1023"/>
        </table:table-row>
        <table:table-row table:style-name="ro2">
          <table:table-cell office:value-type="string" calcext:value-type="string">
            <text:p>tem bảo hành bị xé mất nửa, không có giấy bảo hành kèm theo. chuột thì êm.</text:p>
          </table:table-cell>
          <table:table-cell table:number-columns-repeated="1023"/>
        </table:table-row>
        <table:table-row table:style-name="ro2">
          <table:table-cell office:value-type="string" calcext:value-type="string">
            <text:p>tem dán vào không phải của fpt chỉ hơi giống thôi nhưng nhìn kĩ thì không có chữ fpt chỉ là nhũng ô đơn màu. chất lượng thì cũng được.</text:p>
          </table:table-cell>
          <table:table-cell table:number-columns-repeated="1023"/>
        </table:table-row>
        <table:table-row table:style-name="ro3">
          <table:table-cell office:value-type="string" calcext:value-type="string">
            <text:p>test ngay ngày nhận hàng. copy 30s đầu rất nhanh ~60mb/s. nhưng sau đó tuột xuống ~15mb/s. mình đọc nhiều comment nhưng không ai bị như mình (ổn định ở ~30mb/s). mong tiki và cửa hàng kiểm tra giúp mình.</text:p>
          </table:table-cell>
          <table:table-cell table:number-columns-repeated="1023"/>
        </table:table-row>
        <table:table-row table:style-name="ro2">
          <table:table-cell office:value-type="string" calcext:value-type="string">
            <text:p>test thử 24 phút 16% còn chậm hơn sạc cũ của mình ! để dùng mấy hôm xem sao</text:p>
          </table:table-cell>
          <table:table-cell table:number-columns-repeated="1023"/>
        </table:table-row>
        <table:table-row table:style-name="ro2">
          <table:table-cell office:value-type="string" calcext:value-type="string">
            <text:p>th em hắt hơi vô phát, ngủm củ tỏi luôn :)) liệt lum la sau 3 tuần bóc tem. buồn</text:p>
          </table:table-cell>
          <table:table-cell table:number-columns-repeated="1023"/>
        </table:table-row>
        <table:table-row table:style-name="ro2">
          <table:table-cell office:value-type="string" calcext:value-type="string">
            <text:p>thái độ nhân viên bưu cục rất tệ. giao hàng rất chậm</text:p>
          </table:table-cell>
          <table:table-cell table:number-columns-repeated="1023"/>
        </table:table-row>
        <table:table-row table:style-name="ro2">
          <table:table-cell office:value-type="string" calcext:value-type="string">
            <text:p>thái độ, cách ứng xử của nhân viên khá tệ khi mình liên hệ với shop để kích hoạt sim. gửi ảnh và nhắn tin qua zalo không trả lời</text:p>
          </table:table-cell>
          <table:table-cell table:number-columns-repeated="1023"/>
        </table:table-row>
        <table:table-row table:style-name="ro2">
          <table:table-cell office:value-type="string" calcext:value-type="string">
            <text:p>thảm dày, mặt dưới không bám vào mặt bàn, hay bị trượt.</text:p>
          </table:table-cell>
          <table:table-cell table:number-columns-repeated="1023"/>
        </table:table-row>
        <table:table-row table:style-name="ro2">
          <table:table-cell office:value-type="string" calcext:value-type="string">
            <text:p>thân máy phần nhựa bóng rất nhiều vết xước dăm nhìn như hàng cũ</text:p>
          </table:table-cell>
          <table:table-cell table:number-columns-repeated="1023"/>
        </table:table-row>
        <table:table-row table:style-name="ro2">
          <table:table-cell office:value-type="string" calcext:value-type="string">
            <text:p>thành sim trả sau còn bị nợ cước. shop giải thích giúp mình với nào</text:p>
          </table:table-cell>
          <table:table-cell table:number-columns-repeated="1023"/>
        </table:table-row>
        <table:table-row table:style-name="ro3">
          <table:table-cell office:value-type="string" calcext:value-type="string">
            <text:p>thật buồn khi tiki quảng cáo sản phẩm pin sạc dự phòng samsung eb-p1100 100000mah sạc dc cho điện thoại samsung, mà khi tôi mua về cáp sạc cho samsung a7 2018 lại không vừa, mà khi tiki thu hồi đổi trả cho khách hàng lại không thanh toán tiền cho khách hàng mà không có sự đảm bảo tin tưởng để kh giao sản phẩm cả</text:p>
          </table:table-cell>
          <table:table-cell table:number-columns-repeated="1023"/>
        </table:table-row>
        <table:table-row table:style-name="ro2">
          <table:table-cell office:value-type="string" calcext:value-type="string">
            <text:p>thật buồn vì nghe tầm 10p là tự out ra k nghe được nữa .. hàng mới lấy lúc trưa. tôi không hài lòng về sản phẩm của bạn giao cho tôi</text:p>
          </table:table-cell>
          <table:table-cell table:number-columns-repeated="1023"/>
        </table:table-row>
        <table:table-row table:style-name="ro3">
          <table:table-cell office:value-type="string" calcext:value-type="string">
            <text:p>thật chất không sử dụng tới 30 giờ nói chi 36 giờ, khi pin còn 30% cứ 1 phút là thông báo liên tục pin yếu, tiếng thông báo còn lớn hơn cả.tiếng nhạc nghe cực kì bực mình phải đi sạc pin lại.</text:p>
          </table:table-cell>
          <table:table-cell table:number-columns-repeated="1023"/>
        </table:table-row>
        <table:table-row table:style-name="ro3">
          <table:table-cell office:value-type="string" calcext:value-type="string">
            <text:p>thật đáng tiếc! tai nghe xài được 1 lần, lần thứ 2 là bị mất kết nối tai nghe trái! tôi đã gọi nhờ support và đã làm theo hướng dẫn để reset tai nghe nhưng vẫn không được! tai nghe trái vẫn không kết nối! có vẻ là bị lỗi phần cứng! tiki vui lòng đổi hàng dùm nha!</text:p>
          </table:table-cell>
          <table:table-cell table:number-columns-repeated="1023"/>
        </table:table-row>
        <table:table-row table:style-name="ro11">
          <table:table-cell office:value-type="string" calcext:value-type="string">
            <text:p>thật mình không muốn review sản phẩm mà tình huống khác lại ảnh hưởng đến như vậy, nhưng tiki cần training lại shipper ạ. ủa? đâu phải lúc nào cũng kè kè cái <text:s/>điện thoại theo sát bên mình, đi tolet đi ăn thôi mà không bắt máy kip là quạo, dù gì cũng đến nơi mới gọi mà người nhà mình cũng mở cửa sẵn rồi chứ có đóng cửa hay khó kêu gì đâu?. còn nữa, mình không đủ tiền mặt mới hỏi có quẹt thẻ được không thì lại quạo nói 'anh làm hư máy vô nước, công ty đang kêu anh đền anh còn chưa đền nữa' ? ủa? đó là chuyện của anh. rồi vác hàng vào giỏ lại đóng nắp cái rằm, đứng quanh co với khách 'nãy thà em bắt máy đi để khỏi giao' tôi mới bảo 'thì giờ quẹt thẻ nè có không không thì để mai giờ không đủ tiền mặt làm sao mà nhận'? lại quanh co vụ không nghe máy, tôi hẹn mai không chịu rồi bảo quẹt thẻ thì không được bắt chuyển ib, tôi hẹn mai có tiền mặt rồi nhận hàng. anh shipper làm hư máy cà thẻ là chuyện của anh anh không cà thẻ được thì để ngày mai, hà cớ gì bắt khách phải nhận ngay vậy? lại còn thái độ nạt nộ trước cửa nhà, đứng quanh co um sùm như kiểu khách là người có lỗi vậy? tôi lúc đó thật chẳng muốn nhận hàng với thái độ này. đóng cửa hẹn anh ship mai giao mới có tiền mặt. ôi.. chiều ổng lại gọi năn nỉ đi rút tiền mặt giùm để nhận hàng??????.. ơ.. thế quái nào một mực bắt khách phải nhận hàng ngay vậy? dù tôi cần máy nhưng thái độ này tôi không chấp nhận được! <text:s/>- 3* thái độ shipper. sản phẩm nguyên zin, có điều kết nối wifi loay hoay mãi mới làm được, nên có bản hướng dẫn về cài đặt wifi.</text:p>
          </table:table-cell>
          <table:table-cell table:number-columns-repeated="1023"/>
        </table:table-row>
        <table:table-row table:style-name="ro8">
          <table:table-cell office:value-type="string" calcext:value-type="string">
            <text:p>thật sự là rất bực khi mình liên tục gặp lỗi với cục kích sóng này. mua về những ngày đầu sử dụng vẫn bình thường, nhưng sau đó liên tục gặp lỗi không nhận được địa chỉ ip. mình lên mạng tra thì thấy không chỉ mình mà rất nhiều người đều gặp phải. có 1 <text:s/>diễn đàn trên mạng (có lẽ là nv kỹ thuật của cty lập) được lập ra chuyên để xử lý vấn đề này, mặc dù trả lời rất tận tình nhưng không giải quyết triệt để được lỗi (vài người sau 1 thời gian liền quay lại hỏi), đã vậy cách giải quyết còn khá khó (hỏi firmware phiên bản mấy, dân không rành máy tính thì làm sao biết tìm coi nó là phiên bản mấy); còn chỉ cách dễ thì sao (rút ra cắm lại, để gần cục wifi, xoay anten...) lại chẳng hiệu quả. ban đầu mình mua vì thấy nhận được nhiều sao, bây giờ thì thôi, quá thất vọng.</text:p>
          </table:table-cell>
          <table:table-cell table:number-columns-repeated="1023"/>
        </table:table-row>
        <table:table-row table:style-name="ro3">
          <table:table-cell office:value-type="string" calcext:value-type="string">
            <text:p>thật sự mà nói đây là lần đầu tiên mua sản phẩm điện tử trên tiki. tôi nghĩ không nên mua sản phẩm này. nó chỉ nghe được có 1 tai. khá buồn cho 1 sản phẩm lỗi !! thân ái tiki</text:p>
          </table:table-cell>
          <table:table-cell table:number-columns-repeated="1023"/>
        </table:table-row>
        <table:table-row table:style-name="ro2">
          <table:table-cell office:value-type="string" calcext:value-type="string">
            <text:p>thật sự mà nói thì hơi thất vọng. hàng giao lâu. sài thì chỉ kết nối được chút xíu rồi bị văng ra. không kết nối lại được.hàng đóng gói thì kĩ nhưng sài không được</text:p>
          </table:table-cell>
          <table:table-cell table:number-columns-repeated="1023"/>
        </table:table-row>
        <table:table-row table:style-name="ro8">
          <table:table-cell office:value-type="string" calcext:value-type="string">
            <text:p>thật sự thất vọng với tốc độ thực tế so với quảng cáo. chỉ đạt 30m/100m thôi các bạn ạ</text:p>
            <text:p>cá nhân mình cảm thấy rất thất vọng với chất lượng sản phẩm.</text:p>
            <text:p>kết quả mình benchmark bằng phần mềm và được gửi lên cloud như sau</text:p>
            <text:p>http://usbflashsản phẩmeed.com/181756</text:p>
            <text:p>các bạn tham khảo trước khi mua. đừng để những comment 5 sao về thời gian giao hàng đánh lạc hướng các bạn chú ý đến chất lượng sản phẩm.</text:p>
          </table:table-cell>
          <table:table-cell table:number-columns-repeated="1023"/>
        </table:table-row>
        <table:table-row table:style-name="ro3">
          <table:table-cell office:value-type="string" calcext:value-type="string">
            <text:p>thật thất vọng , mình mới nhận chìu nay, mới sài được vài phút thì đã chập chờn, ngắt quãng liên tục, test lại nhìu lần vẫn bị lỗi. mình muốn shop đổi trả lại sản phẩm khác cho mình</text:p>
          </table:table-cell>
          <table:table-cell table:number-columns-repeated="1023"/>
        </table:table-row>
        <table:table-row table:style-name="ro3">
          <table:table-cell office:value-type="string" calcext:value-type="string">
            <text:p>thất vọng khi mua con này. đặt kế bên cục wifi chính và phát sóng chỉ bằng 1 nửa, chưa nói đến là đem đi ra xa để mà phát (để ra xa phát cũng thua hẳn cái wifi). mua về thật là phí tiền <text:s/></text:p>
          </table:table-cell>
          <table:table-cell table:number-columns-repeated="1023"/>
        </table:table-row>
        <table:table-row table:style-name="ro2">
          <table:table-cell office:value-type="string" calcext:value-type="string">
            <text:p>thật vọng về loa, micro hát quá dỡ không hút giọng, tiếng một đường mà nhạc một đường. chị được cái vẻ bề ngoài là đẹp thui.mọi người đừng mua.rất rất là tệ.</text:p>
          </table:table-cell>
          <table:table-cell table:number-columns-repeated="1023"/>
        </table:table-row>
        <table:table-row table:style-name="ro3">
          <table:table-cell office:value-type="string" calcext:value-type="string">
            <text:p>thất vọng về sản phẩm. buổi trưa lấy hàng thì đến buổi chiều dùng mất 6% pin. dùng thử ngày hôm nay thì mỗi ngày hết hơn 10% pin mặc dù đã hạn chế giao diện các thứ . <text:s text:c="8"/>mới mấy ngày mà đã như vậy thì muốn dùng một thời gian nữa sẽ thế nào</text:p>
          </table:table-cell>
          <table:table-cell table:number-columns-repeated="1023"/>
        </table:table-row>
        <table:table-row table:style-name="ro2">
          <table:table-cell office:value-type="string" calcext:value-type="string">
            <text:p>thất vọng. mua về khi đọc bị lỗi cảm ứng tự nhảy trang loạn xạ, lúc đầu tưởng màn dơ nhưng dùng vải lau chùi kĩ càng vẫn bị. đôi khi bị đơ màn hình nữa</text:p>
          </table:table-cell>
          <table:table-cell table:number-columns-repeated="1023"/>
        </table:table-row>
        <table:table-row table:style-name="ro2">
          <table:table-cell office:value-type="string" calcext:value-type="string">
            <text:p>thấy hàng chỉ dùng tốt được 3-4 ngày đầu chứ h hỏng rồi k kết nối được luôn</text:p>
          </table:table-cell>
          <table:table-cell table:number-columns-repeated="1023"/>
        </table:table-row>
        <table:table-row table:style-name="ro2">
          <table:table-cell office:value-type="string" calcext:value-type="string">
            <text:p>thấy k hài lòng! chất lượng k ổn định! sạc và tai nghe chập chờn k ổn định lúc được lúc k!</text:p>
          </table:table-cell>
          <table:table-cell table:number-columns-repeated="1023"/>
        </table:table-row>
        <table:table-row table:style-name="ro4">
          <table:table-cell office:value-type="string" calcext:value-type="string">
            <text:p>thấy quá trời người khen, e không do dự đặt mua. vì trước đây có xài tai nghe bluetooth rồi nhưng là loại xịn nên thấy em này rẻ đẹp mà nhiều người khen cũng khá hí hửng.cứ rảnh là test, và rất thất vọng là mỗi lần test là 1 lỗi khác nhau. lúc thì không bắt được tai trái. lúc thì nhạc bị nhiễu, lúc thì nhạc đoạn có đoạn không, lúc thì mất hẳn tiếng. nói chung là rất chán. chỉ được cái mã lừa tình. hoặc có thể là em xui. đag gọi tổng đài xin trả hàng không biết có dc không.</text:p>
          </table:table-cell>
          <table:table-cell table:number-columns-repeated="1023"/>
        </table:table-row>
        <table:table-row table:style-name="ro2">
          <table:table-cell office:value-type="string" calcext:value-type="string">
            <text:p>thấy rẻ mua, nhưng tốc độ đọc không như mong đợi. không hài lòng.</text:p>
          </table:table-cell>
          <table:table-cell table:number-columns-repeated="1023"/>
        </table:table-row>
        <table:table-row table:style-name="ro3">
          <table:table-cell office:value-type="string" calcext:value-type="string">
            <text:p>thấy trên sản phẩm có tờ giấy bảo hành, phải giữ tờ giấy này suốt 3 năm để được bảo hành, so với công nghệ bảo hành điện tử hiện tại , quá thất vọng, đã mua hàng từ fantasy.</text:p>
          </table:table-cell>
          <table:table-cell table:number-columns-repeated="1023"/>
        </table:table-row>
        <table:table-row table:style-name="ro2">
          <table:table-cell office:value-type="string" calcext:value-type="string">
            <text:p>thẻ 64g không dán 1 con tem nào hết.giơ thẻ hư,chấu đồng như đã xài rồi giờ bảo hành kiểu gì đây.mình nhập thẻ nhớ trên tiki không dưới 100 thẻ rồi</text:p>
          </table:table-cell>
          <table:table-cell table:number-columns-repeated="1023"/>
        </table:table-row>
        <table:table-row table:style-name="ro2">
          <table:table-cell office:value-type="string" calcext:value-type="string">
            <text:p>the bi loi.shop canh kiem tra lai di</text:p>
          </table:table-cell>
          <table:table-cell table:number-columns-repeated="1023"/>
        </table:table-row>
        <table:table-row table:style-name="ro2">
          <table:table-cell office:value-type="string" calcext:value-type="string">
            <text:p>thẻ lỗi, đề nghị đổi thẻ khác ngay lập tức. trước khi gửi cho kh phải kiểm tra. tránh tình trạng làm mất thời gian, gây bực minh cho kh.</text:p>
          </table:table-cell>
          <table:table-cell table:number-columns-repeated="1023"/>
        </table:table-row>
        <table:table-row table:style-name="ro2">
          <table:table-cell office:value-type="string" calcext:value-type="string">
            <text:p>thẻ mua về test thử chỉ đọc có 52 mb/s mà quảng cáo 95mb/s bao bì lúc nhận thì bị rạch sẵn một đường như hình... <text:s text:c="4"/></text:p>
          </table:table-cell>
          <table:table-cell table:number-columns-repeated="1023"/>
        </table:table-row>
        <table:table-row table:style-name="ro2">
          <table:table-cell office:value-type="string" calcext:value-type="string">
            <text:p>thế này là sao vậy shop. <text:s/>shop có thể giải thích cho <text:s text:c="6"/>rõ giúp minh không</text:p>
          </table:table-cell>
          <table:table-cell table:number-columns-repeated="1023"/>
        </table:table-row>
        <table:table-row table:style-name="ro2">
          <table:table-cell office:value-type="string" calcext:value-type="string">
            <text:p>thẻ nhớ bị lỗi</text:p>
          </table:table-cell>
          <table:table-cell table:number-columns-repeated="1023"/>
        </table:table-row>
        <table:table-row table:style-name="ro2">
          <table:table-cell office:value-type="string" calcext:value-type="string">
            <text:p>thẻ nhớ đôi khi chập chờn khi lắp cùng camera xiaomi. không nên mua cho camera ip thay vào đó hãy chọn các thương hiệu tốt hơn và tốc độ đọc ghi tốt hơn</text:p>
          </table:table-cell>
          <table:table-cell table:number-columns-repeated="1023"/>
        </table:table-row>
        <table:table-row table:style-name="ro3">
          <table:table-cell office:value-type="string" calcext:value-type="string">
            <text:p>theo hẹn là 2/6/2020 giao hàng nhưng đến 4/6 giao hàng. giao trễ hơn dự kiến. khâu đóng gói quá sơ sài, 1 sản phẩm 815.000đ, mặc dù không đắt nhưng cũng không rẻ, vậy mà không chèn thêm bất cứ gì vào để chống sốc, chống dịch chuyển. không hài lòng chút nào cả.</text:p>
          </table:table-cell>
          <table:table-cell table:number-columns-repeated="1023"/>
        </table:table-row>
        <table:table-row table:style-name="ro2">
          <table:table-cell office:value-type="string" calcext:value-type="string">
            <text:p>theo như giới thiệu là có chỗ xả mực, thay mực và được 2,3 lần. nhưng sản phẩm nhận được không như vậy. thật là thất vọng.</text:p>
          </table:table-cell>
          <table:table-cell table:number-columns-repeated="1023"/>
        </table:table-row>
        <table:table-row table:style-name="ro2">
          <table:table-cell office:value-type="string" calcext:value-type="string">
            <text:p>theo tôi cảm nhận được nút bật tất chả có tác dụng gì cả. nút chỉ mang hình thức minh họa thôi chứ chả <text:s/>sử dụng được</text:p>
          </table:table-cell>
          <table:table-cell table:number-columns-repeated="1023"/>
        </table:table-row>
        <table:table-row table:style-name="ro2">
          <table:table-cell office:value-type="string" calcext:value-type="string">
            <text:p>thiết bị không như mong muốn. 8 sợi đồng chỉ có 4 sợi</text:p>
          </table:table-cell>
          <table:table-cell table:number-columns-repeated="1023"/>
        </table:table-row>
        <table:table-row table:style-name="ro2">
          <table:table-cell office:value-type="string" calcext:value-type="string">
            <text:p>thiết bị rớt mạng liên tục , ping request time out</text:p>
          </table:table-cell>
          <table:table-cell table:number-columns-repeated="1023"/>
        </table:table-row>
        <table:table-row table:style-name="ro3">
          <table:table-cell office:value-type="string" calcext:value-type="string">
            <text:p>thiết kế bàn phím quá nặng, hành trình phím sâu làm thao tác gõ phím chậm đi, không hợp với xu thế thị hiếu. nếu các bạn muốn mang theo để dùng kèm với laptop hoặc ipadmin thì càng không nên mua mẫu này.</text:p>
          </table:table-cell>
          <table:table-cell table:number-columns-repeated="1023"/>
        </table:table-row>
        <table:table-row table:style-name="ro2">
          <table:table-cell office:value-type="string" calcext:value-type="string">
            <text:p>thiết kế thì đẹp còn chất thì k đẹp tý nào, vol 80% rè k chấp nhận được, loa mà rè thì xem như vứt</text:p>
          </table:table-cell>
          <table:table-cell table:number-columns-repeated="1023"/>
        </table:table-row>
        <table:table-row table:style-name="ro2">
          <table:table-cell office:value-type="string" calcext:value-type="string">
            <text:p>thời gian đầu mua về nghe rất tốt nhưng chưa đến 1 tháng sau thì một bên tai nghe bị điếc luôn ?</text:p>
          </table:table-cell>
          <table:table-cell table:number-columns-repeated="1023"/>
        </table:table-row>
        <table:table-row table:style-name="ro2">
          <table:table-cell office:value-type="string" calcext:value-type="string">
            <text:p>thời gian đầu sạc rất nhanh nhưng dùng được thời gian lại thấy chậm. sạc ip x mà tận hơn 4h mới đầy.</text:p>
          </table:table-cell>
          <table:table-cell table:number-columns-repeated="1023"/>
        </table:table-row>
        <table:table-row table:style-name="ro2">
          <table:table-cell office:value-type="string" calcext:value-type="string">
            <text:p>thời gian giao hàng nhanh. chất lượng: trung bình. ưebcam này call facebook, màu da nhìn vàng choẹt như bị chỉnh màu. không đáng tiền.</text:p>
          </table:table-cell>
          <table:table-cell table:number-columns-repeated="1023"/>
        </table:table-row>
        <table:table-row table:style-name="ro2">
          <table:table-cell office:value-type="string" calcext:value-type="string">
            <text:p>thời gian gio hàng quá lâu, liên hệ tiki nhưng không phản hồi lại. sản phẩm được trong tầm gí</text:p>
          </table:table-cell>
          <table:table-cell table:number-columns-repeated="1023"/>
        </table:table-row>
        <table:table-row table:style-name="ro2">
          <table:table-cell office:value-type="string" calcext:value-type="string">
            <text:p>thời hạn pin nghe lạc liên tục được 2 giờ 45 phúc. trong khi nghe kết nối không được ổn định nếu được có thể đỏi lại cáu khác nhé shop</text:p>
          </table:table-cell>
          <table:table-cell table:number-columns-repeated="1023"/>
        </table:table-row>
        <table:table-row table:style-name="ro2">
          <table:table-cell office:value-type="string" calcext:value-type="string">
            <text:p>thông tin quảng cáo là 2 báo thức. nhưng về xem lại chỉ có 1. dù biết là hàng tq nhưng cũng phải quảng cáo cho đúng chứ shop. <text:s/>.</text:p>
          </table:table-cell>
          <table:table-cell table:number-columns-repeated="1023"/>
        </table:table-row>
        <table:table-row table:style-name="ro4">
          <table:table-cell office:value-type="string" calcext:value-type="string">
            <text:p>thông tin sản phẩm có ghi là kết nối bluetooth được với mac, mình thử macbook air 2019 mãi không được, nghĩ là do mac khó nên chuyển sảng máy dell dùng win10 cũng lại không kết nối được luôn, vẫn phải dùng cổng usb cắm mới dùng dc. tốt nhất không nên quảng cáo tính năng bluetooth làm gì, chả khác gì chuột không dây bình thường !</text:p>
          </table:table-cell>
          <table:table-cell table:number-columns-repeated="1023"/>
        </table:table-row>
        <table:table-row table:style-name="ro4">
          <table:table-cell office:value-type="string" calcext:value-type="string">
            <text:p>thứ 1 em mong có thể đổi lại sản phẩm cho e tốt hơn, <text:s/>lần đầu e mua hàng của tiki dù biết là tiền nào của nấy nhưng ít nhất cũng cho ngta dùng được chứ thứ 2 e đánh giá hai sao vì chất lượng giao hàng của tiki quá tuyệt vời <text:s/>thứ 3 hàng giao bọc cản thận nhưng lúc e mở hộp ra thì rất vui khi thấy sản phẩm nhưng lúc sử dụng kết nối blutool không được e nghĩ tại chưa sạc r e đã sạch tận ba tiếng và nó vẫn on rồi off</text:p>
          </table:table-cell>
          <table:table-cell table:number-columns-repeated="1023"/>
        </table:table-row>
        <table:table-row table:style-name="ro2">
          <table:table-cell office:value-type="string" calcext:value-type="string">
            <text:p>thu xa con mh410c <text:s/>sony nhé các bác. cũng 170k. nhưng có muc thoại và dây pro hơn</text:p>
          </table:table-cell>
          <table:table-cell table:number-columns-repeated="1023"/>
        </table:table-row>
        <table:table-row table:style-name="ro2">
          <table:table-cell office:value-type="string" calcext:value-type="string">
            <text:p>thực sự nghe nhác rất chán! quá phí tiền vào sản phẩm</text:p>
          </table:table-cell>
          <table:table-cell table:number-columns-repeated="1023"/>
        </table:table-row>
        <table:table-row table:style-name="ro3">
          <table:table-cell office:value-type="string" calcext:value-type="string">
            <text:p>thực sự thì shop giao hàng rất nhanh, nhưng có vấn đề là sau khi tôi tắt tai nghe, nó vẫn phát sáng đèn làm cho pin của đèn bị giảm đi đáng kể ( từ 100% xuống còn 88%) hy vọng shop sẽ có hình thức đổi hàng cho tôi nếu sản phẩm sau khi đổi vẫn bị lỗi thì đành phải dẫn đến việc hoàn lại tiền <text:s/>(</text:p>
          </table:table-cell>
          <table:table-cell table:number-columns-repeated="1023"/>
        </table:table-row>
        <table:table-row table:style-name="ro2">
          <table:table-cell office:value-type="string" calcext:value-type="string">
            <text:p>thường bị mất kết nối internet sau vài giờ cắm vào nguồn điện, phải tháo ra và cắm điện lại mới hoạt động. sau đó tháo ra rồi lại cắm vào ;-(</text:p>
          </table:table-cell>
          <table:table-cell table:number-columns-repeated="1023"/>
        </table:table-row>
        <table:table-row table:style-name="ro2">
          <table:table-cell office:value-type="string" calcext:value-type="string">
            <text:p>thương hiệu của dell mà chất lượng quá kém, chuột có dây mà không nhạy, chỉnh hết các cả các thông số trên pc mà vẫn giật.</text:p>
          </table:table-cell>
          <table:table-cell table:number-columns-repeated="1023"/>
        </table:table-row>
        <table:table-row table:style-name="ro2">
          <table:table-cell office:value-type="string" calcext:value-type="string">
            <text:p>thường xuyên bị không thể kết nối vào wifi, phải rút ra cắm vô lại gần như mỗi ngày.</text:p>
          </table:table-cell>
          <table:table-cell table:number-columns-repeated="1023"/>
        </table:table-row>
        <table:table-row table:style-name="ro3">
          <table:table-cell office:value-type="string" calcext:value-type="string">
            <text:p>thường xuyên phải reset do chập chờn, không ổn định. mỗi lần bị ngắt kết nối với router nhà mạng hay mất điện đều phải reset thêm 1 lần nữa. cần rất nhiều kiên nhẫn khi sử dụng.</text:p>
          </table:table-cell>
          <table:table-cell table:number-columns-repeated="1023"/>
        </table:table-row>
        <table:table-row table:style-name="ro2">
          <table:table-cell office:value-type="string" calcext:value-type="string">
            <text:p>tiền nào của đó thôi dùng được 5 lần <text:s/>hỏng 1 bên rồi :)</text:p>
          </table:table-cell>
          <table:table-cell table:number-columns-repeated="1023"/>
        </table:table-row>
        <table:table-row table:style-name="ro2">
          <table:table-cell office:value-type="string" calcext:value-type="string">
            <text:p>tiền nào của đó thôi mọi người ơi, nghe không rõ, quá dở</text:p>
          </table:table-cell>
          <table:table-cell table:number-columns-repeated="1023"/>
        </table:table-row>
        <table:table-row table:style-name="ro2">
          <table:table-cell office:value-type="string" calcext:value-type="string">
            <text:p>tiền nào của đó, nên không đòi hỏi dc nhiều hơn, tạm thời vẫn còn xài được</text:p>
          </table:table-cell>
          <table:table-cell table:number-columns-repeated="1023"/>
        </table:table-row>
        <table:table-row table:style-name="ro2">
          <table:table-cell office:value-type="string" calcext:value-type="string">
            <text:p>tiền nào của nấy màn chỉ được 1080 ma</text:p>
          </table:table-cell>
          <table:table-cell table:number-columns-repeated="1023"/>
        </table:table-row>
        <table:table-row table:style-name="ro2">
          <table:table-cell office:value-type="string" calcext:value-type="string">
            <text:p>tiền nào của nấy.mua được 3 ngày bị dứt dây.dây dễ đứt quá.ae không nên mua</text:p>
          </table:table-cell>
          <table:table-cell table:number-columns-repeated="1023"/>
        </table:table-row>
        <table:table-row table:style-name="ro2">
          <table:table-cell office:value-type="string" calcext:value-type="string">
            <text:p>tiền nào thì của đó.sản phẩm tạm được</text:p>
          </table:table-cell>
          <table:table-cell table:number-columns-repeated="1023"/>
        </table:table-row>
        <table:table-row table:style-name="ro2">
          <table:table-cell office:value-type="string" calcext:value-type="string">
            <text:p>tiện ở điểm nhỏ gọn nhưng đúng là chỉ để chống điếc được thôi.</text:p>
          </table:table-cell>
          <table:table-cell table:number-columns-repeated="1023"/>
        </table:table-row>
        <table:table-row table:style-name="ro2">
          <table:table-cell office:value-type="string" calcext:value-type="string">
            <text:p>tiếng nhỏ .mau hết pin</text:p>
          </table:table-cell>
          <table:table-cell table:number-columns-repeated="1023"/>
        </table:table-row>
        <table:table-row table:style-name="ro2">
          <table:table-cell office:value-type="string" calcext:value-type="string">
            <text:p>tiki cam kết hàng mới 100% mà mở ra đã bị bóc và mút mặt dưới đã bị sử nhiều lần dẫn đến xước mờ</text:p>
          </table:table-cell>
          <table:table-cell table:number-columns-repeated="1023"/>
        </table:table-row>
        <table:table-row table:style-name="ro8">
          <table:table-cell office:value-type="string" calcext:value-type="string">
            <text:p>tiki cho mình hỏi sản phẩm tai nghe airpods 2 mã đơn hàng 227560932 của mình đã bảo hành xong chưa? và khi nào thì mình có thể nhận lại sản phẩm được ạ ? hôm trước bên hỗ trợ của tiki có báo ngày 24/10/2019 là bảo hành xong. mình cần tiki giao lại sản phẩm gấp để đi nước ngoài trước ngày 01/11/2019. tính đến hôm nay là gần 1 tháng bên tiki nhận sản phẩm bảo hành cho mình rồi và mình không nhận được thông báo mail gì từ tiki trước về việc cập <text:s/>nhật tình hình sản phẩm của mình cả. mình toàn phải gửi mail trước để hỏi về sản phẩm của mình. mình cần tiki chốt chính xác thời gian giao lại sản phẩm mình vì sắp tới mình không có ở việt nam !. <text:s/>nhờ tiki phản hồi mail để mình biết tình hình việc bảo hành và gửi lại sản phẩm của mình.</text:p>
          </table:table-cell>
          <table:table-cell table:number-columns-repeated="1023"/>
        </table:table-row>
        <table:table-row table:style-name="ro4">
          <table:table-cell office:value-type="string" calcext:value-type="string">
            <text:p>tiki dạo này đóng gói, giao hàng quá cẩu thả, cùng 1 tháng mà giao hàng chiếc samsung galaxy note9 hơn 13 triệu mà hộp cũng bị móp, lần này giao hàng hộp ngoài thì rách luôn. may mà sản phẩm bên trong chưa bị ảnh hưởng, cài đặt, sử dụng thuận tiện, tốc độ mạng ổn định! lần này quá thất vọng về dịch vụ bọc hàng của tiki nên đánh giá 2 sao!</text:p>
          </table:table-cell>
          <table:table-cell table:number-columns-repeated="1023"/>
        </table:table-row>
        <table:table-row table:style-name="ro2">
          <table:table-cell office:value-type="string" calcext:value-type="string">
            <text:p>tiki đổi lại dây màu đen giúp e nhé! em đặt 2 dây đen nhưng lại ship dây đỏ <text:s/></text:p>
          </table:table-cell>
          <table:table-cell table:number-columns-repeated="1023"/>
        </table:table-row>
        <table:table-row table:style-name="ro3">
          <table:table-cell office:value-type="string" calcext:value-type="string">
            <text:p>tiki đóng gói sản phẩm cẩn thận, giao hàng đúng hẹn và cực hài lòng vì chất lượng của điện thoại vsmart. chưa bao giờ thất vọng vì đã mua hàng của tiki tuy nhiên lần này khá không hài lòng vì sản phẩm tự ý bị kích hoạt bảo hành trước ngày mua và nhận sản phẩm (bảo hành: 29/5/2020 trong khi ngày 24/6/2020 mới đặt hàng)</text:p>
          </table:table-cell>
          <table:table-cell table:number-columns-repeated="1023"/>
        </table:table-row>
        <table:table-row table:style-name="ro3">
          <table:table-cell office:value-type="string" calcext:value-type="string">
            <text:p>tiki đóng gói tốt, an toàn. còn màn hình của dell thì bị hở sáng khá nhiều, mới mở lên đã thấy chết 2 điểm ảnh, dùng 1 thời gian nữa chắc có thể còn tăng thêm. tệ hại!</text:p>
          </table:table-cell>
          <table:table-cell table:number-columns-repeated="1023"/>
        </table:table-row>
        <table:table-row table:style-name="ro2">
          <table:table-cell office:value-type="string" calcext:value-type="string">
            <text:p>tiki đóng gói và giao hàng rất nhanh, sản phẩm bắt sóng wifi tốt, nhưng phát lại rất chậm và hay làm rớt luôn mạng.</text:p>
          </table:table-cell>
          <table:table-cell table:number-columns-repeated="1023"/>
        </table:table-row>
        <table:table-row table:style-name="ro4">
          <table:table-cell office:value-type="string" calcext:value-type="string">
            <text:p>tiki giao hàng ch.ậ.m thông tin máy đọc sách không nói rõ là hàng có quảng cáo, cứ bị đập vào mặt cái quảng cáo rất khó chịu sạc vào rất chậm, dùng mới có mấy ngày mà hôm qua có hiện tượng hao pin rất nhanh mặc dù cả ngày không dùng và pin từ 90% xuống 10% trong 12h. đang theo dõi tiếp nếu các sản phẩm khác cũng na ná thế này thì chắc phải suy nghĩ lại về tiki</text:p>
          </table:table-cell>
          <table:table-cell table:number-columns-repeated="1023"/>
        </table:table-row>
        <table:table-row table:style-name="ro3">
          <table:table-cell office:value-type="string" calcext:value-type="string">
            <text:p>tiki giao hàng đúng hạn. máy đẹp, đủ phụ kiện. trải nghiệm máy vài ngày thấy máy bị lag, sau khi cập nhật phần mềm hệ thống thì truy cập vào ứng dụng cài lại bị đẩy ra, mấy lần mới vào được. dùng zalo không nhận được cuộc gọi khi thoát ứng dụng. đề nghj tiki nỗ trợ!!!</text:p>
          </table:table-cell>
          <table:table-cell table:number-columns-repeated="1023"/>
        </table:table-row>
        <table:table-row table:style-name="ro3">
          <table:table-cell office:value-type="string" calcext:value-type="string">
            <text:p>tiki giao hàng đúng hẹn. sản phẩm được đóng gói cẩn thận, hộp không bị móp méo. loa kiểu dáng đẹp nhưng chất lượng âm thanh không tốt lắm, đặc biệt mở to bị rè rất khó chịu.</text:p>
          </table:table-cell>
          <table:table-cell table:number-columns-repeated="1023"/>
        </table:table-row>
        <table:table-row table:style-name="ro2">
          <table:table-cell office:value-type="string" calcext:value-type="string">
            <text:p>tiki giao hàng đúng ngày sản phẩm nghe lúc được lúc không. không tốt.</text:p>
          </table:table-cell>
          <table:table-cell table:number-columns-repeated="1023"/>
        </table:table-row>
        <table:table-row table:style-name="ro2">
          <table:table-cell office:value-type="string" calcext:value-type="string">
            <text:p>tiki giao hàng nhanh . nhưng <text:s/>buồn là kiểm tra phần mềm kington không nhận . tiki <text:s/>trả lời sao về đề này .</text:p>
          </table:table-cell>
          <table:table-cell table:number-columns-repeated="1023"/>
        </table:table-row>
        <table:table-row table:style-name="ro3">
          <table:table-cell office:value-type="string" calcext:value-type="string">
            <text:p>tiki giao hàng nhanh chóng, tai nghe âm lượng cũng rất tốt nhưng tai bên trái đôi khi không nghe được, mình nghĩ rằng bị lỏng phần kết nối ở bộ điều khiển vì khi mình đi hoặc hoặc di chuyển điện thoại thì tai bên trái lại không nghe được , tai bên phải thì nghe tốt. mong tiki có thể giải quyết cho mình</text:p>
          </table:table-cell>
          <table:table-cell table:number-columns-repeated="1023"/>
        </table:table-row>
        <table:table-row table:style-name="ro2">
          <table:table-cell office:value-type="string" calcext:value-type="string">
            <text:p>tiki giao hàng nhanh nhưng ổ cứng có dấu hiệu đã bị tháo ra, đầu ốc tróc sơn. chưa test nên chưa biết chất lượng ra sao nhưng hình thức thấy k ổn</text:p>
          </table:table-cell>
          <table:table-cell table:number-columns-repeated="1023"/>
        </table:table-row>
        <table:table-row table:style-name="ro3">
          <table:table-cell office:value-type="string" calcext:value-type="string">
            <text:p>tiki giao hàng nhanh, gói sản phẩm cẩn thận. <text:s/>nhưng cho hỏi có ai bị như mình không, tai bên phải nhiều khi thả vào nó không nhận sạc nhạy như bên trái, phải chặn tay xuống nó mới sạc kiểu như bị nam châm yếu hay 2 cái kim sạc ngắn mình cũng không rõ. không biết bên tiki bảo hành đổi trả thì mất bao nhiêu ngày ạ?</text:p>
          </table:table-cell>
          <table:table-cell table:number-columns-repeated="1023"/>
        </table:table-row>
        <table:table-row table:style-name="ro2">
          <table:table-cell office:value-type="string" calcext:value-type="string">
            <text:p>tiki giao hàng nhanh, sản phẩm chất lượng kém, phát sóng yếu không ổn định</text:p>
          </table:table-cell>
          <table:table-cell table:number-columns-repeated="1023"/>
        </table:table-row>
        <table:table-row table:style-name="ro2">
          <table:table-cell office:value-type="string" calcext:value-type="string">
            <text:p>tiki giao hàng nhanh. <text:s/>đóng gói cẩn thận. nhưng về sản phẩm thì tốc độ chép quá tệ. 12mb/2 thì còn thua cả usb 2.0.</text:p>
          </table:table-cell>
          <table:table-cell table:number-columns-repeated="1023"/>
        </table:table-row>
        <table:table-row table:style-name="ro3">
          <table:table-cell office:value-type="string" calcext:value-type="string">
            <text:p>tiki giao hàng nhanh. nhưng mở ra xem hàng mình thấy hộp đựng thẻ nhớ đã bị mở ra và được dán lại bằng tem. mình không chắc đây là hàng mới. <text:s/>mình rất thất vọng về hàng lần này. mong tiki nên kiểm tra hàng trước khi giao cho khách. hi vọng nhận được phản hồi sớm từ tiki.</text:p>
          </table:table-cell>
          <table:table-cell table:number-columns-repeated="1023"/>
        </table:table-row>
        <table:table-row table:style-name="ro4">
          <table:table-cell office:value-type="string" calcext:value-type="string">
            <text:p>tiki giao hàng nhanh. sáng đặt hàng chiều đã nhận được luôn. tuy nhiên hộp đã bị open box và dán lại tem rất lem nhem. hàng bên trong k được mới. về chất lượng thì theo giá tiền thôi, chấp nhận được. kết nối k ổn định, nghe nhạc thường xuyên bị giật. chất âm bình thường. nếu mua để nghe gọi thì ok. để nghe nhạc thì nên cân nhắc</text:p>
          </table:table-cell>
          <table:table-cell table:number-columns-repeated="1023"/>
        </table:table-row>
        <table:table-row table:style-name="ro3">
          <table:table-cell office:value-type="string" calcext:value-type="string">
            <text:p>tiki giao hàng ok. <text:s text:c="2"/>máy xài bị nóng máy. mua về mở youtube, hay xem video bật âm thanh trên facebook ngoài, kết nối bluetooth chỉ 2 3 phút là nóng máy cần tay không được. gọi hỗ trợ cũng k giải quyết được nên thôi kệ, xài nghe gọi cũng được. thấy phiền!</text:p>
          </table:table-cell>
          <table:table-cell table:number-columns-repeated="1023"/>
        </table:table-row>
        <table:table-row table:style-name="ro2">
          <table:table-cell office:value-type="string" calcext:value-type="string">
            <text:p>tiki giao hàng quá chậm, đặt rất nhiều đơn nhưng đơn nào cũng giao chậm</text:p>
          </table:table-cell>
          <table:table-cell table:number-columns-repeated="1023"/>
        </table:table-row>
        <table:table-row table:style-name="ro4">
          <table:table-cell office:value-type="string" calcext:value-type="string">
            <text:p>tiki giao hàng sớm hơn dự kiến, tuy nhiên mình không hài lòng với sản phẩm nhận được do cây cọ mình nhận được khác với cọ trong hình quảng cáo trên web. đây một phần cũng do mình không xem kỹ phần hình mô tả tuy nhiên tiki nên đồng nhất phần hình ảnh để khách hàng dễ dàng lựa chọn. mua sản phẩm này mình cảm thấy khá hối tiếc</text:p>
          </table:table-cell>
          <table:table-cell table:number-columns-repeated="1023"/>
        </table:table-row>
        <table:table-row table:style-name="ro2">
          <table:table-cell office:value-type="string" calcext:value-type="string">
            <text:p>tiki giao sản phẩm dành cho nội địa trung quốc sao lại có bàn phím có tiếng trung quốc thế này, có ai giao phải hàng như này không ạ</text:p>
          </table:table-cell>
          <table:table-cell table:number-columns-repeated="1023"/>
        </table:table-row>
        <table:table-row table:style-name="ro3">
          <table:table-cell office:value-type="string" calcext:value-type="string">
            <text:p>tiki nên kiểm tra lại hàng trước khi rao. giao mỗi chuột mà lại không có usb kết nối máy tính làm mình phải đổi trả lại hàng. không biết khi nào nhận lại dc sản phẩm mới</text:p>
          </table:table-cell>
          <table:table-cell table:number-columns-repeated="1023"/>
        </table:table-row>
        <table:table-row table:style-name="ro3">
          <table:table-cell office:value-type="string" calcext:value-type="string">
            <text:p>tiki ơi, <text:s/>đơn hàng mình vừa mua tai nghe chụp tai sony chưa đầy 3 tháng đã bị lỗi. cụ thể là tai nghe nghe nhiều lúc bị lệch và nghe bên trái nhỏ hơn bên phải rất nhiều. vui lòng cho mình biết cách để bảo hành tai nghe vì mình thấy có bảo hành 12 tháng chính hãng.</text:p>
          </table:table-cell>
          <table:table-cell table:number-columns-repeated="1023"/>
        </table:table-row>
        <table:table-row table:style-name="ro2">
          <table:table-cell office:value-type="string" calcext:value-type="string">
            <text:p>tiki ơi, airpod không kết nối được với máy tính laptop. mong tiki sớm có hướng giải quyết, vì không thê làm j được nếu không kết noiis được bluetooth</text:p>
          </table:table-cell>
          <table:table-cell table:number-columns-repeated="1023"/>
        </table:table-row>
        <table:table-row table:style-name="ro2">
          <table:table-cell office:value-type="string" calcext:value-type="string">
            <text:p>tiki ơi. mình mới mua bàn phím sáng nay thì đã bị hỏng nút a này rồi.</text:p>
          </table:table-cell>
          <table:table-cell table:number-columns-repeated="1023"/>
        </table:table-row>
        <table:table-row table:style-name="ro3">
          <table:table-cell office:value-type="string" calcext:value-type="string">
            <text:p>tiki và người đã dùng cho mình hỏi là pin dự phòng này có tự ngắt khi điện thoại sạc đầy hay không!? khi điện thoại báo 100%, tại sao cục pin vẫn báo giảm phần trăm còn lại!? <text:s/>mong tiki và mọi người góp ý giúp mình. <text:s/>cảm ơn nha!!</text:p>
          </table:table-cell>
          <table:table-cell table:number-columns-repeated="1023"/>
        </table:table-row>
        <table:table-row table:style-name="ro3">
          <table:table-cell office:value-type="string" calcext:value-type="string">
            <text:p>tiki vận chuyển rất nhanh, 1 ngày là nhận được hàng rồi. hàng đóng gói cũng rất tốt, nhìn gọn gàng lại không trầy xước, sứt mẻ gì. nhưng mà khi thử phím thì có 3 phím bị lỗi, mình đã liên hệ đổi hàng rồi. mong cửa hàng kiểm tra kĩ trước khi chuyển hàng <text:s text:c="2"/></text:p>
          </table:table-cell>
          <table:table-cell table:number-columns-repeated="1023"/>
        </table:table-row>
        <table:table-row table:style-name="ro2">
          <table:table-cell office:value-type="string" calcext:value-type="string">
            <text:p>tiki xem lại sim cho mik với mạng yếu chả vô j được cả</text:p>
          </table:table-cell>
          <table:table-cell table:number-columns-repeated="1023"/>
        </table:table-row>
        <table:table-row table:style-name="ro2">
          <table:table-cell office:value-type="string" calcext:value-type="string">
            <text:p>tikinow từ 10.5 đến nay 12.6 vẫn đang vận chuyển.</text:p>
          </table:table-cell>
          <table:table-cell table:number-columns-repeated="1023"/>
        </table:table-row>
        <table:table-row table:style-name="ro5">
          <table:table-cell office:value-type="string" calcext:value-type="string">
            <text:p>tikhôngli giao hàng nhanh, tốt. nhưng con này bắt sóng kém quá, không hơn con laptop mình mua cách đây 10 năm. còn so với cái điện thoại của mình thì thua xa. router wifi để ở lối đi lên cầu thang mà mình ngồi đầu nhà tầng 2 cách 4 5 mét mà loadmin một trang web cũng rất khó khăn. sản phẩmeedtest luôn dưới 10mps, trong khi con điện thoại ghẻ của mình cùng vị trí nhưng 20 30 35 mps. cũng có khi cục bắt sóng này lên được chừng 20mps, nhưng rất chập chờn chỉ được 1 lát <text:s/>giờ mình phải dùng cái <text:s/>điện thoại ghẻ của mình để thay cho cái wifi bắt sóng này.</text:p>
          </table:table-cell>
          <table:table-cell table:number-columns-repeated="1023"/>
        </table:table-row>
        <table:table-row table:style-name="ro2">
          <table:table-cell office:value-type="string" calcext:value-type="string">
            <text:p>tín hiệu không ổn định, nhanh hết pin nha mọi người.</text:p>
          </table:table-cell>
          <table:table-cell table:number-columns-repeated="1023"/>
        </table:table-row>
        <table:table-row table:style-name="ro2">
          <table:table-cell office:value-type="string" calcext:value-type="string">
            <text:p>tính tiện dụng vừa phải!</text:p>
          </table:table-cell>
          <table:table-cell table:number-columns-repeated="1023"/>
        </table:table-row>
        <table:table-row table:style-name="ro3">
          <table:table-cell office:value-type="string" calcext:value-type="string">
            <text:p>tốc độ bằng wifi nhà mạng, độ phủ sóng kém hơn modem, mạng wifi không ổn định, nếu mua để dùng sóng 5ghz trong bán kính 2m thì chắc là vậy thôi. không đáng tiền.</text:p>
          </table:table-cell>
          <table:table-cell table:number-columns-repeated="1023"/>
        </table:table-row>
        <table:table-row table:style-name="ro2">
          <table:table-cell office:value-type="string" calcext:value-type="string">
            <text:p>tốc độ copy chậm so với usb cùng nhãn hiệu,model đã mua trước đây. đổi lại cái khác vẫn vậy</text:p>
          </table:table-cell>
          <table:table-cell table:number-columns-repeated="1023"/>
        </table:table-row>
        <table:table-row table:style-name="ro2">
          <table:table-cell office:value-type="string" calcext:value-type="string">
            <text:p>tốc độ copy khá chậm. 10gb copy mất 30 phút. tiếc</text:p>
          </table:table-cell>
          <table:table-cell table:number-columns-repeated="1023"/>
        </table:table-row>
        <table:table-row table:style-name="ro2">
          <table:table-cell office:value-type="string" calcext:value-type="string">
            <text:p>tốc độ của usb chỉ được 6-10mb/s lại còn không ổn định, mình có đính kèm ảnh bản 100g3 16gb tốc độ 17mb/s</text:p>
          </table:table-cell>
          <table:table-cell table:number-columns-repeated="1023"/>
        </table:table-row>
        <table:table-row table:style-name="ro2">
          <table:table-cell office:value-type="string" calcext:value-type="string">
            <text:p>tốc độ đo được cực kỳ thấp. có thể dùng để lưu trữ những nội dung ít khi dùng đến.</text:p>
          </table:table-cell>
          <table:table-cell table:number-columns-repeated="1023"/>
        </table:table-row>
        <table:table-row table:style-name="ro2">
          <table:table-cell office:value-type="string" calcext:value-type="string">
            <text:p>tốc độ đọc và ghi kém, usb cực nóng khi chỉ cắm vào máy 5p. khả năng nhận kém( cắm vào máy 3 lần mới nhận)</text:p>
          </table:table-cell>
          <table:table-cell table:number-columns-repeated="1023"/>
        </table:table-row>
        <table:table-row table:style-name="ro2">
          <table:table-cell office:value-type="string" calcext:value-type="string">
            <text:p>tốc độ đường truyền kém, máy nóng. nói chung không hài lòng</text:p>
          </table:table-cell>
          <table:table-cell table:number-columns-repeated="1023"/>
        </table:table-row>
        <table:table-row table:style-name="ro2">
          <table:table-cell office:value-type="string" calcext:value-type="string">
            <text:p>tốc độ ghi chỉ được 20mb /s mà dám quảng cáo 48mb/s. tiki bán nhảm nhí quá</text:p>
          </table:table-cell>
          <table:table-cell table:number-columns-repeated="1023"/>
        </table:table-row>
        <table:table-row table:style-name="ro2">
          <table:table-cell office:value-type="string" calcext:value-type="string">
            <text:p>tốc độ ghi thấp 6 lần so với bài viết. yêu cầu bảo hành</text:p>
          </table:table-cell>
          <table:table-cell table:number-columns-repeated="1023"/>
        </table:table-row>
        <table:table-row table:style-name="ro3">
          <table:table-cell office:value-type="string" calcext:value-type="string">
            <text:p>tốc độ ghi trung bình mà mình rảnh ngồi xem trong cả quá trình là 5-7mb/s không như quảng cáo.bên cạnh đó khi cắm usb vào máy rất nhanh nóng,chỉ tầm 5p đã lên 50-60°c</text:p>
          </table:table-cell>
          <table:table-cell table:number-columns-repeated="1023"/>
        </table:table-row>
        <table:table-row table:style-name="ro2">
          <table:table-cell office:value-type="string" calcext:value-type="string">
            <text:p>tốc độ khá thấp. được tầm 6mb/s. nói chung 3.0 mà không khác 2.0 là mấy. (đã test với 2.0)</text:p>
          </table:table-cell>
          <table:table-cell table:number-columns-repeated="1023"/>
        </table:table-row>
        <table:table-row table:style-name="ro2">
          <table:table-cell office:value-type="string" calcext:value-type="string">
            <text:p>tốc độ khá yếu.truy cập mạng lâu</text:p>
          </table:table-cell>
          <table:table-cell table:number-columns-repeated="1023"/>
        </table:table-row>
        <table:table-row table:style-name="ro2">
          <table:table-cell office:value-type="string" calcext:value-type="string">
            <text:p>tốc độ không khác gì chuẩn 2.0. cảm thấy viết 3.0 hơi lừa con mắt người dùng.</text:p>
          </table:table-cell>
          <table:table-cell table:number-columns-repeated="1023"/>
        </table:table-row>
        <table:table-row table:style-name="ro2">
          <table:table-cell office:value-type="string" calcext:value-type="string">
            <text:p>tốc độ không đúng như quảng cáo , chỉ được có ~ 12mb/s</text:p>
          </table:table-cell>
          <table:table-cell table:number-columns-repeated="1023"/>
        </table:table-row>
        <table:table-row table:style-name="ro2">
          <table:table-cell office:value-type="string" calcext:value-type="string">
            <text:p>tốc độ mạng wifi kém hơn tốc độ mạng wifi gốc luôn í</text:p>
          </table:table-cell>
          <table:table-cell table:number-columns-repeated="1023"/>
        </table:table-row>
        <table:table-row table:style-name="ro2">
          <table:table-cell office:value-type="string" calcext:value-type="string">
            <text:p>tốc độ ổ cứng không đạt được với tốc độ cua ổ cứng đã ghi. max doc/ghi deu 300mb/s</text:p>
          </table:table-cell>
          <table:table-cell table:number-columns-repeated="1023"/>
        </table:table-row>
        <table:table-row table:style-name="ro2">
          <table:table-cell office:value-type="string" calcext:value-type="string">
            <text:p>tốc độ quá chậm, điện thoại mình bắt sóng chạy vù vù nhưng con này thì chậm thôi rồi ?</text:p>
          </table:table-cell>
          <table:table-cell table:number-columns-repeated="1023"/>
        </table:table-row>
        <table:table-row table:style-name="ro2">
          <table:table-cell office:value-type="string" calcext:value-type="string">
            <text:p>tốc độ quá thấp so với thông tin trên sản phẩm, không thể check thông tin trên kingston ssd manager, đóng gói sơ sài</text:p>
          </table:table-cell>
          <table:table-cell table:number-columns-repeated="1023"/>
        </table:table-row>
        <table:table-row table:style-name="ro2">
          <table:table-cell office:value-type="string" calcext:value-type="string">
            <text:p>tốc độ rất chậm</text:p>
          </table:table-cell>
          <table:table-cell table:number-columns-repeated="1023"/>
        </table:table-row>
        <table:table-row table:style-name="ro2">
          <table:table-cell office:value-type="string" calcext:value-type="string">
            <text:p>tốc độ rất chậm. 1 bên là điện thoại. 1 bên là bắt qua usb. cùng sever cùng thời điểm mà tốc độ chán</text:p>
          </table:table-cell>
          <table:table-cell table:number-columns-repeated="1023"/>
        </table:table-row>
        <table:table-row table:style-name="ro2">
          <table:table-cell office:value-type="string" calcext:value-type="string">
            <text:p>tốc độ truyền dữ liệu qua port chậm. không được như tốc độ 3.0 mà chỉ như 2.0</text:p>
          </table:table-cell>
          <table:table-cell table:number-columns-repeated="1023"/>
        </table:table-row>
        <table:table-row table:style-name="ro2">
          <table:table-cell office:value-type="string" calcext:value-type="string">
            <text:p>tốc độ truyền tín hiệu của usb bluetooth ni chậm quá, xài với bàn phím bluetooth mà giựt giựt hoài (bàn phím xài với ipadmin thì mượt), không xài được.</text:p>
          </table:table-cell>
          <table:table-cell table:number-columns-repeated="1023"/>
        </table:table-row>
        <table:table-row table:style-name="ro3">
          <table:table-cell office:value-type="string" calcext:value-type="string">
            <text:p>tôi bỏ tiền mua hàng mới nhưng giao hàng đã bị bóc tem niêm phong, hộp thì móp méo và hơi cũ, có vẻ như mang hàng trưng bày ra giao cho tôi. dây lan thì được cột lại cẩu thả như thế này đây. 2 sao vì giao hàng nhanh.</text:p>
          </table:table-cell>
          <table:table-cell table:number-columns-repeated="1023"/>
        </table:table-row>
        <table:table-row table:style-name="ro2">
          <table:table-cell office:value-type="string" calcext:value-type="string">
            <text:p>tôi cảm thấy hơi lo lắng vì nhận được hàng như hình ảnh,,nhưng không thể kết nối được bluetooth. admin vui lòng xử lý.</text:p>
          </table:table-cell>
          <table:table-cell table:number-columns-repeated="1023"/>
        </table:table-row>
        <table:table-row table:style-name="ro4">
          <table:table-cell office:value-type="string" calcext:value-type="string">
            <text:p>tôi chỉ dùng có 1 cổng usb để sạc cho 1 điện thoại sony nhưng dòng ra chỉ khoảng 1a mặc dù thông số sản phẩm có ghi là tối đa 2.4a cho mỗi cổng đầu ra. trong khi cũng cùng cái điện thoại đó, dùng adminapter gốc của sony có thông số dòng ra được ghi trên adminapter là 2a thì dòng ra luôn được 2a. check code đi kèm thì đúng là hàng chính hãng anker nhưng không ngờ chất lượng lại tệ như vậy. từ nay không bao giờ mua hàng anker nữa.</text:p>
          </table:table-cell>
          <table:table-cell table:number-columns-repeated="1023"/>
        </table:table-row>
        <table:table-row table:style-name="ro2">
          <table:table-cell office:value-type="string" calcext:value-type="string">
            <text:p>tôi chưa hài lòng về chất lượng chuột, không vừa tay cho lắm</text:p>
          </table:table-cell>
          <table:table-cell table:number-columns-repeated="1023"/>
        </table:table-row>
        <table:table-row table:style-name="ro3">
          <table:table-cell office:value-type="string" calcext:value-type="string">
            <text:p>tôi có mua một bộ phát wifi từ tiki bị lỗi không sử dụng được tiki đã thu hồi nhưng đến nay gần1thang mà chưa hoàn trả hoặc trả lời cho tôi được rõ là sao??? tôi mua để sử dụng phí thuê bao 4g tôi phải đóng hàng tháng thiệt hại ai trả cho tôi? sản phẩm này pin sử dụng rất tồi không như</text:p>
          </table:table-cell>
          <table:table-cell table:number-columns-repeated="1023"/>
        </table:table-row>
        <table:table-row table:style-name="ro3">
          <table:table-cell office:value-type="string" calcext:value-type="string">
            <text:p>tôi đã đặt nhiều hi vọng và chi phí cho 1 chiếc màn dell nhưng kết quả nhận dc thì không ưng ý. trừ công năng rất thích do đặc thù màn dòng p thì việc dell để nhiều lỗi hở sáng viền và lắp ráp không cẩn thận nên cong vênh nhựa là khó chấp nhận dc.</text:p>
          </table:table-cell>
          <table:table-cell table:number-columns-repeated="1023"/>
        </table:table-row>
        <table:table-row table:style-name="ro2">
          <table:table-cell office:value-type="string" calcext:value-type="string">
            <text:p>tôi đã kết nối ổ <text:s/>ssd với máy tính, hình như ổ bị hư, làm sao để trả lại hàng ?</text:p>
          </table:table-cell>
          <table:table-cell table:number-columns-repeated="1023"/>
        </table:table-row>
        <table:table-row table:style-name="ro4">
          <table:table-cell office:value-type="string" calcext:value-type="string">
            <text:p>tôi đã mua 2 sản phẩm, 1 router hỏng sau khi dùng được 2 tháng, cái còn lại làm giảm tốc độ mạng của đáng kể, từ 200 còn 70mbit/s. <text:s/>tìm bạn này trên những trang thương mại điện tử nước ngoài thì chỉ được đánh giá dưới 3* thôi. <text:s/>dù gì thì giá tiki vẫn rất rẻ, giao hàng nhanh, customer service rất tốt. <text:s/>còn bạn router này chỉ phù hợp cho các cụ đọc báo thôi ấy, khuyên các bạn nên mua bạn nào cao tiền hơn chút, hi vọng mạng sẽ ổn định và không bị giảm tốc độ nhiều như thế</text:p>
          </table:table-cell>
          <table:table-cell table:number-columns-repeated="1023"/>
        </table:table-row>
        <table:table-row table:style-name="ro4">
          <table:table-cell office:value-type="string" calcext:value-type="string">
            <text:p>tôi đã mua máy in gần 2 tháng, mới ban đầu sử dụng máy chạy khá ổn định. nhưng hôm nay (30/11/2019) máy đang chạy thì tắt máy, kiểm tra các kết nối, dây nguồn thì không có tín hiệu. gọi điện hotline thì nói chờ xử lý. nói thật 1 sản phẩm <text:s/>khi mua, phải qua sử dụng mới dám đánh giá sản phẩm đó thế nào. rất mong admin tiki có những hỗ trợ tốt nhất cho khách hàng khi mua những sản phẩm đăng ký gian hàng trên web. bây giờ chỉ chờ đợi mà thôi.</text:p>
          </table:table-cell>
          <table:table-cell table:number-columns-repeated="1023"/>
        </table:table-row>
        <table:table-row table:style-name="ro3">
          <table:table-cell office:value-type="string" calcext:value-type="string">
            <text:p>tôi đã nhận điện thoại sau 3 ngày đặt hàng nhưng màn hình điện thoại bị hiện tượng như hình ảnh, không full mà bị đen 1 đường tại vị trí gần nút bấm âm lượng. mông tiki kiểm tra và có phản hồi</text:p>
          </table:table-cell>
          <table:table-cell table:number-columns-repeated="1023"/>
        </table:table-row>
        <table:table-row table:style-name="ro4">
          <table:table-cell office:value-type="string" calcext:value-type="string">
            <text:p>tôi đã nhận được sản phẩm, sản phẩm được đóng gói rất cẩn thận. nhưng khi kiểm tra so với sản phẩm chính hãng tôi đang dùng thì khác biệt hoàn toàn: <text:s/>- tốc độ đọc ghi bị ngừng trệ, tuy vẫn hiện 10mb/s nhưng hay bị ngắt quãng so với sản phẩm chính hãng. - ngoại hình không giống với sản phẩm chính hãng của tôi, và cũng không giống với những hình ảnh mà tiki đăng tải. ( tôi có hình ảnh so sánh trong bài viết này ) ưu điểm là giá rẻ hơn cái tôi mua trước.</text:p>
          </table:table-cell>
          <table:table-cell table:number-columns-repeated="1023"/>
        </table:table-row>
        <table:table-row table:style-name="ro2">
          <table:table-cell office:value-type="string" calcext:value-type="string">
            <text:p>tôi đã nhận hàng và lắp sim không nhận. đề nghị tiki đổi cho sản phẩm khác</text:p>
          </table:table-cell>
          <table:table-cell table:number-columns-repeated="1023"/>
        </table:table-row>
        <table:table-row table:style-name="ro2">
          <table:table-cell office:value-type="string" calcext:value-type="string">
            <text:p>tôi đã nhậnđược hàng,kết quả là không team bảo hành cấm không nhận.</text:p>
          </table:table-cell>
          <table:table-cell table:number-columns-repeated="1023"/>
        </table:table-row>
        <table:table-row table:style-name="ro3">
          <table:table-cell office:value-type="string" calcext:value-type="string">
            <text:p>tôi đã thử chép files (docx, xlsx, mp4,...) từ 2 máy tính có cổng usb 3.0 sảng usb kingston datatraveler dt50 32g, tốc độ ghi tối đa chỉ vào khoảng 12 mb/s. hơi thất vọng!</text:p>
          </table:table-cell>
          <table:table-cell table:number-columns-repeated="1023"/>
        </table:table-row>
        <table:table-row table:style-name="ro2">
          <table:table-cell office:value-type="string" calcext:value-type="string">
            <text:p>tôi đặc mua cái màu đen nhám giá cao hơn sao lại giao màu trắng ... giá rẻ hơn ????</text:p>
          </table:table-cell>
          <table:table-cell table:number-columns-repeated="1023"/>
        </table:table-row>
        <table:table-row table:style-name="ro2">
          <table:table-cell office:value-type="string" calcext:value-type="string">
            <text:p>tôi đặt dây cáp 4 trong 1 mà giao loại 3 trong 1 mong xem lại</text:p>
          </table:table-cell>
          <table:table-cell table:number-columns-repeated="1023"/>
        </table:table-row>
        <table:table-row table:style-name="ro5">
          <table:table-cell office:value-type="string" calcext:value-type="string">
            <text:p>tôi đặt hàng và thanh toán vào thứ sáu, 24/4. tiki hẹn giao hàng vào thứ hai 27/4 nhưng không thấy giao và cũng không có thông báo gì về việc thay đổi thời gian giao hàng. đến 28/4 sau khi gọi tổng đài tiki thì nhân viên tiki liên lạc lại và báo sẽ giao hàng vào 29/4. <text:s/>tuy nhiên, khi cài đặt thì máy in nhận ra và kết nối được vào mạng wifi ở nhà nhưng các thiết bị khác (laptop, điện thoại) không thể kết nối được với máy in, kể cả direct mode. tiki khi giao hàng không để lại thông tin hỗ trợ kỹ thuật. lên tiki.com tìm đơn vị bán hàng hp official store thì cũng không có thông tin để liên lạc. <text:s/>đề nghị tiki xử lý vấn đề này. <text:s/>cảm ơn.</text:p>
          </table:table-cell>
          <table:table-cell table:number-columns-repeated="1023"/>
        </table:table-row>
        <table:table-row table:style-name="ro4">
          <table:table-cell office:value-type="string" calcext:value-type="string">
            <text:p>tôi đặt mua 2 chiếc usb kingston dt100g3 32gb với mục đích dùng 1 chiếc chứa nhạc để phát trên ô tô, nhưng cả 2 cái đều không thể chạy được trên ô tô (đã format định dạng fat32). về tốc độ copy thì chậm không tưởng. tốc độ copy chỉ khoảng 12mb/s, tương đương tốc độ copy của usb 2.0 dùng trên cổng usb 3.0 của máy tính. có lẽ câu nói "tiền nào của nấy" <text:s/>luôn đúng.</text:p>
          </table:table-cell>
          <table:table-cell table:number-columns-repeated="1023"/>
        </table:table-row>
        <table:table-row table:style-name="ro2">
          <table:table-cell office:value-type="string" calcext:value-type="string">
            <text:p>tôi đặt mua 2 sim viettel 3g gói cước 1 năm d500. shop giao lộn 1 sim mới xài 1 tháng thì hết hạn (viettel xác nhận). yêu cầu đổi sim khác.</text:p>
          </table:table-cell>
          <table:table-cell table:number-columns-repeated="1023"/>
        </table:table-row>
        <table:table-row table:style-name="ro3">
          <table:table-cell office:value-type="string" calcext:value-type="string">
            <text:p>tôi đặt mua hàng vào ngày 6/11. hôm nay khi nhận được hàng sau khi kiểm tra thì 1 bên tai nghe bên phải của tôi k nghe được. bên bạn kiểm tra đơn hàng đổi trả giúp tôi. tôi xin cảm ơn</text:p>
          </table:table-cell>
          <table:table-cell table:number-columns-repeated="1023"/>
        </table:table-row>
        <table:table-row table:style-name="ro4">
          <table:table-cell office:value-type="string" calcext:value-type="string">
            <text:p>tôi đặt mua máy tính bảng kindle fire hd8 (8th) 16gb (2019) (như trên) nhưng hôm 25/04/2019 lại giao cho tôi cái hd8(7th), tôi đã liền gọi điện đến tổng đài gặp bộ phận chăm sóc khách hàng, thông báo đã giao hàng không đúng. nhân viên có yêu cầu tôi gửi hình ảnh thực tế, và tôi đã làm theo. nhưng đến hôm nay, đã hết thời gian nghĩ lễ 30/4 và 1/05 thì vẫn không thấy ai liên hệ để được đổi máy khác. mong được giải quyết. thanks!</text:p>
          </table:table-cell>
          <table:table-cell table:number-columns-repeated="1023"/>
        </table:table-row>
        <table:table-row table:style-name="ro2">
          <table:table-cell office:value-type="string" calcext:value-type="string">
            <text:p>tôi dùng thấy bàn phím tín hiệu chập chờn, k truy caajp vaof dudowjc ipadmin</text:p>
          </table:table-cell>
          <table:table-cell table:number-columns-repeated="1023"/>
        </table:table-row>
        <table:table-row table:style-name="ro2">
          <table:table-cell office:value-type="string" calcext:value-type="string">
            <text:p>tôi kết nối với máy không được và nó ghi khong thể kết nối với máy chủ tôi muốn bảo hành được không?</text:p>
          </table:table-cell>
          <table:table-cell table:number-columns-repeated="1023"/>
        </table:table-row>
        <table:table-row table:style-name="ro2">
          <table:table-cell office:value-type="string" calcext:value-type="string">
            <text:p>tôi không hài lòng về sản phẩm vì đề 32gb nhưng thực tế chỉ được 30gb</text:p>
          </table:table-cell>
          <table:table-cell table:number-columns-repeated="1023"/>
        </table:table-row>
        <table:table-row table:style-name="ro3">
          <table:table-cell office:value-type="string" calcext:value-type="string">
            <text:p>tôi không hiểu nổi khi ghi âm thì điện thoại thông báo cho cả người gọi và người nghe là đang tiến hành ghi âm cuộc gọi, thế thì sinh ra ghi âm làm gì. coi như tính năng ghi âm không thể dùng được vì không còn bảo mật với bên nghe nữa. còn lại các tính năng khác ổn</text:p>
          </table:table-cell>
          <table:table-cell table:number-columns-repeated="1023"/>
        </table:table-row>
        <table:table-row table:style-name="ro3">
          <table:table-cell office:value-type="string" calcext:value-type="string">
            <text:p>tôi là dân it mua về gắn trực tiếp vào main. tuy nhiên ổ không nhận ở bios, dùng hirent boot kiểm tra bằng phần mềm partition thì thấy dung lượng 0kb. do tôi bận nên qua tới ngày thứ 7 mới rãnh gắn nên mới phát hiện sự cố, thế là hết được đổi/trả. chuyển sảng bảo hành luôn. do vậy cũng không check được serial của ổ.</text:p>
          </table:table-cell>
          <table:table-cell table:number-columns-repeated="1023"/>
        </table:table-row>
        <table:table-row table:style-name="ro2">
          <table:table-cell office:value-type="string" calcext:value-type="string">
            <text:p>tôi làm theo hướng dẫn. đã tải fitpro về. đến đoạn kết nối vs thiết bị thì cứ xoay như thế này mãi. sau tắt luôn không kết nối được. <text:s/>sản phẩm lỗi hay như thế nào ạ?</text:p>
          </table:table-cell>
          <table:table-cell table:number-columns-repeated="1023"/>
        </table:table-row>
        <table:table-row table:style-name="ro2">
          <table:table-cell office:value-type="string" calcext:value-type="string">
            <text:p>tôi mở khóa điện mà không dc</text:p>
          </table:table-cell>
          <table:table-cell table:number-columns-repeated="1023"/>
        </table:table-row>
        <table:table-row table:style-name="ro2">
          <table:table-cell office:value-type="string" calcext:value-type="string">
            <text:p>tôi mới mua <text:s/>sim <text:s/>bên <text:s/>tiki <text:s/>ạ mà <text:s/>về <text:s/>nhờ bên <text:s/>nhân <text:s/>viên <text:s/>hỗ <text:s/>trợ <text:s/>đăng kí chính <text:s/>chủ mãi khôn <text:s/>được bên <text:s/>tôi <text:s/>cần hỗ <text:s/>trợ <text:s/>đăng kí ạ</text:p>
          </table:table-cell>
          <table:table-cell table:number-columns-repeated="1023"/>
        </table:table-row>
        <table:table-row table:style-name="ro2">
          <table:table-cell office:value-type="string" calcext:value-type="string">
            <text:p>tôi mới mua hôm qua (08/03/2020) nhưng khi active thì nó báo là tới tháng 08/2020 sẽ hết hạn bảo hành. <text:s/>nhờ shop xem lại.</text:p>
          </table:table-cell>
          <table:table-cell table:number-columns-repeated="1023"/>
        </table:table-row>
        <table:table-row table:style-name="ro3">
          <table:table-cell office:value-type="string" calcext:value-type="string">
            <text:p>tôi mới mua máy in vào ngày 09/08/2018, in rất ít nhưng in bị 2 chấm đen to ở mặt trước và mặt sau bị một vết mực vạch dài ở đằng sau như hình đính kèm. vậy cho tôi hỏi chế độ bảo hành về trường hợp này như thế nào ?</text:p>
          </table:table-cell>
          <table:table-cell table:number-columns-repeated="1023"/>
        </table:table-row>
        <table:table-row table:style-name="ro2">
          <table:table-cell office:value-type="string" calcext:value-type="string">
            <text:p>tôi mới mua sim. kiểm tra nhà mạng báo hết hạn vào 21/11/2010. vậy đâu phải sử dụng được 12 tháng. đề nghị xem lại.như vậy là lừa đảo.</text:p>
          </table:table-cell>
          <table:table-cell table:number-columns-repeated="1023"/>
        </table:table-row>
        <table:table-row table:style-name="ro3">
          <table:table-cell office:value-type="string" calcext:value-type="string">
            <text:p>toi moi mua sản phẩm nay tai tiki nhung khi xem phim may bi nong len! luc nay cam tay rat so! so nong so no ay! tiki cho hoi vay la sao ? toi phai lam the nao de may không jong nua ? hay loai nay no vay? neu không thi co doi dc may không? toi mua chu yeu de xem phim !</text:p>
          </table:table-cell>
          <table:table-cell table:number-columns-repeated="1023"/>
        </table:table-row>
        <table:table-row table:style-name="ro4">
          <table:table-cell office:value-type="string" calcext:value-type="string">
            <text:p>tôi mới mua và sử dụng sản phẩm này của tiki phân phối, dùng được 1 tuần thấy bình thường, cắm lâu nhiều khi mất sóng phải rút ra cắm lại mới có sóng lại, hôm nay thì cả ngày mất sóng liên tục, tôi rút ra cắm lại thi bị chập điện, giờ thì không thể sử dụng được. mong bên tiki xem lại và giúp mình bảo hành sản phẩm, không thì mình không thể hài lòng được ! thân.</text:p>
          </table:table-cell>
          <table:table-cell table:number-columns-repeated="1023"/>
        </table:table-row>
        <table:table-row table:style-name="ro2">
          <table:table-cell office:value-type="string" calcext:value-type="string">
            <text:p>tôi mới nhận được hàng. mở ra thấy bị vỡ rồi. làm sao để đổi trả đây?</text:p>
          </table:table-cell>
          <table:table-cell table:number-columns-repeated="1023"/>
        </table:table-row>
        <table:table-row table:style-name="ro2">
          <table:table-cell office:value-type="string" calcext:value-type="string">
            <text:p>tôi mới nhận hàng sáng nay, tuy nhiên tai nghe không kết nối được; đã thử với 3 máy đều không nhận thấy airpods; đề nghị tiki khẩn trương hỗ trợ!</text:p>
          </table:table-cell>
          <table:table-cell table:number-columns-repeated="1023"/>
        </table:table-row>
        <table:table-row table:style-name="ro2">
          <table:table-cell office:value-type="string" calcext:value-type="string">
            <text:p>tôi mua 2 cái mà đem về 1 cái thì bình thường cái còn lại thì bị phòng pin nhưn sau khi sạc thì hết rồi tôi cảm thấy hàng bảo quản chưa được ok cho lắm</text:p>
          </table:table-cell>
          <table:table-cell table:number-columns-repeated="1023"/>
        </table:table-row>
        <table:table-row table:style-name="ro2">
          <table:table-cell office:value-type="string" calcext:value-type="string">
            <text:p>tôi mua 4cái rồi. toàn là mua dùm. nhưng cái thứ ba giao mẫu cũ <text:s/>không giống mẫu mới . giờ người ta đòi đổi lại</text:p>
          </table:table-cell>
          <table:table-cell table:number-columns-repeated="1023"/>
        </table:table-row>
        <table:table-row table:style-name="ro3">
          <table:table-cell office:value-type="string" calcext:value-type="string">
            <text:p>tôi mua bộ loa từ tháng 3/2019 trước thì nghe ôn nhưng bây giờ lại có hiện tượng loa bass bật một lát là tự động tắt luôn hoặc không hoạt động tắt đi bật lại thì có lúc được lúc không .vậyn có được bảo hành không admin</text:p>
          </table:table-cell>
          <table:table-cell table:number-columns-repeated="1023"/>
        </table:table-row>
        <table:table-row table:style-name="ro4">
          <table:table-cell office:value-type="string" calcext:value-type="string">
            <text:p>tôi mua con chuột này 2 lần tại tiki. con đầu tiên bị lỗi double-click sau 1 năm sử dụng. con thứ 2 tệ hơn, bị lỗi double-click sau chưa đầy 3 tháng, mặc dù tần suất sử dụng không cao (tôi dùng cho máy tính ở nhà, sử dụng cho công việc và không chơi game). ưu điểm của con chuột này là cảm giác rê tốt, nút bấm nảy. còn độ bền thì thực sự tệ, không xứng đáng với giá thành.</text:p>
          </table:table-cell>
          <table:table-cell table:number-columns-repeated="1023"/>
        </table:table-row>
        <table:table-row table:style-name="ro2">
          <table:table-cell office:value-type="string" calcext:value-type="string">
            <text:p>tôi mua con này xài mấy hôm nay rất khó chịu, khi lăn bị kẹt kêu rất to và khó chịu. thất vọng</text:p>
          </table:table-cell>
          <table:table-cell table:number-columns-repeated="1023"/>
        </table:table-row>
        <table:table-row table:style-name="ro4">
          <table:table-cell office:value-type="string" calcext:value-type="string">
            <text:p>tôi mua dc tuần nay. nhưng giờ mới lấy ra dùng và có nhận xét như sau. ngoại hình đẹp. nhưng khi lắp 2 mảnh hộp lại thì phần dưới hơi lỏng khi lắc sẽ nghe tiếng lọc cọc nhẹ do không có ốc vít. tốc độ chép file chậm chập chờn. cao nhất tầm 35mb. nhiều khi có vài trăm kb. có lúc đang chép mà thấy bị <text:s/>treo như hình. chắc cái của mình bị lỗi hay sao ak.</text:p>
          </table:table-cell>
          <table:table-cell table:number-columns-repeated="1023"/>
        </table:table-row>
        <table:table-row table:style-name="ro2">
          <table:table-cell office:value-type="string" calcext:value-type="string">
            <text:p>tôi mua đề có cáp quang ,sao gửi cho tôi không có cáp quang mà chỉ có dây nguồn, mong hãng xem lại</text:p>
          </table:table-cell>
          <table:table-cell table:number-columns-repeated="1023"/>
        </table:table-row>
        <table:table-row table:style-name="ro8">
          <table:table-cell office:value-type="string" calcext:value-type="string">
            <text:p>tôi mua được khoảng 2 tuần. tuần đầu xài ok. nhưng qua tuần tiếp theo cục nguồn có vấn đề, hay làm router bị mất nguồn khoảng vài giây rồi có lại. phải ra chợ mua cục nguồn lô có thông số tương tự mới xài được. giao diên cấu hình không giống với các giao diện trong clip hướng dẫn của tenda viet nam, mặc dù đã up firmware mới nhất. router xài thời gian sẽ bị rớt mạng liên tục, khắc phục tạm thời là chỉnh channel cố định và giới hạn băng thông của router nhưng vẫn rớt mạng ít hơn tí. mình có gọi nhân viên kỹ thuật của fpt lại kiểm tra thì họ khuyên không nên xài router của tenda nói chung để mở rộng sóng wifi. do đó ai đang xài mạng fpt thì nên cân nhắc kỹ.</text:p>
          </table:table-cell>
          <table:table-cell table:number-columns-repeated="1023"/>
        </table:table-row>
        <table:table-row table:style-name="ro2">
          <table:table-cell office:value-type="string" calcext:value-type="string">
            <text:p>tôi mua giờ bị lỗi không nhận, không sáng đèn. tôi muốn bảo hành. xin liên hệ s điện thoại của tôi. 0965690965 chân thành cám ơn.</text:p>
          </table:table-cell>
          <table:table-cell table:number-columns-repeated="1023"/>
        </table:table-row>
        <table:table-row table:style-name="ro2">
          <table:table-cell office:value-type="string" calcext:value-type="string">
            <text:p>tôi mua hàng thì ở bao bì mặt sau có đóng dấu "hàng tặng không bảo hành". shop giải thích giúp tôi.</text:p>
          </table:table-cell>
          <table:table-cell table:number-columns-repeated="1023"/>
        </table:table-row>
        <table:table-row table:style-name="ro3">
          <table:table-cell office:value-type="string" calcext:value-type="string">
            <text:p>tôi mua hàng trên tiki, usb kingston dt100g3 - 64gb - usb 3.0 địa chỉ "it chính hãng" - cửa hàng cam kết hàng chuẩn, hàng chính hãng, mới . nhưng khi về sử dụng thì tốc độ đọc, ghi có vấn đề, quá chậm cho usb 3.0. tóm lại là tiền nào của ấy - rẻ thì không có tốt, chuẩn, đảm bảo, thậm chí là ôi thiu</text:p>
          </table:table-cell>
          <table:table-cell table:number-columns-repeated="1023"/>
        </table:table-row>
        <table:table-row table:style-name="ro3">
          <table:table-cell office:value-type="string" calcext:value-type="string">
            <text:p>tôi mua hôm 9/6 dùng đến hôm nay nhận xét là pin rất tệ, mấy ngày đầu xài được tầm hơn 4tieengs, mấy ngày hôm sau rất nhanh hết, máy nóng, cắm sạc được 1 lúc toàn báo nhiệt độ máy cao rồi tự ngắt. tối qua sạc thấy đầy pin, tắt máy đến sáng mở lại thì không còn tí pin nào, lại phải sạc lại.</text:p>
          </table:table-cell>
          <table:table-cell table:number-columns-repeated="1023"/>
        </table:table-row>
        <table:table-row table:style-name="ro2">
          <table:table-cell office:value-type="string" calcext:value-type="string">
            <text:p>tôi mua mẫu chuột hình mèo đen và cá. trên hình là màu xanh đen, giao hàng lại thành màu tím. chỉnh màu gì sai số dữ thần. gặp con người ghét màu tím nữa chớ.</text:p>
          </table:table-cell>
          <table:table-cell table:number-columns-repeated="1023"/>
        </table:table-row>
        <table:table-row table:style-name="ro2">
          <table:table-cell office:value-type="string" calcext:value-type="string">
            <text:p>tôi mua mau đen ma gui ve mau trang không ok minh muon doi tra lai</text:p>
          </table:table-cell>
          <table:table-cell table:number-columns-repeated="1023"/>
        </table:table-row>
        <table:table-row table:style-name="ro3">
          <table:table-cell office:value-type="string" calcext:value-type="string">
            <text:p>tôi mua sản phẩm này chưa được 15 ngày đã hỏng. đề nghị cho tôi hướng giải quyết hợp lý. mã đơn hàng của tôi: 905474025 loa hiện đã tịt luôn rồi, xài chỉ được vài lần để đó, đến hôm nay mở lên thì tịt luôn, đã thử nhiều cách</text:p>
          </table:table-cell>
          <table:table-cell table:number-columns-repeated="1023"/>
        </table:table-row>
        <table:table-row table:style-name="ro3">
          <table:table-cell office:value-type="string" calcext:value-type="string">
            <text:p>tôi mua tai nghe của shop được được 13 ngày, những ngày đầu thì sử dụng bình thường nhưng cách đây 1 tuần tôi không nghe được bên phải rồi sáng hôm nay, tai nghe rơi xuống đất rơi luôn dây bên phải ra shop xem như nào chứ để hàng chính hãng mà sử dụng 2 tuần là hỏng.</text:p>
          </table:table-cell>
          <table:table-cell table:number-columns-repeated="1023"/>
        </table:table-row>
        <table:table-row table:style-name="ro4">
          <table:table-cell office:value-type="string" calcext:value-type="string">
            <text:p>tôi mua tai nghe này hôm qua. tiki giao hàng rất nhanh và lúc giao hộp vẫn còn nguyên siêu. tuy nhiên, khi sử dụng và trải nghiệm khả năng chống ồn, tôi thấy nó chẳng khác gì với lúc không bật chống ồn, thậm chí chất lượng chống ồn còn kém hơn cả tai nghe không có khả năng chống ồn chủ động đang dùng. ngoài ra, những vấn đề khác thì vẫn tốt tôi nghĩ sản phẩm đang bị lỗi kỹ thuật. chứ chất lượng thế này thì rất không hài lòng</text:p>
          </table:table-cell>
          <table:table-cell table:number-columns-repeated="1023"/>
        </table:table-row>
        <table:table-row table:style-name="ro2">
          <table:table-cell office:value-type="string" calcext:value-type="string">
            <text:p>tôi mua và sử dụng nhưng phím trái chuột bị dính lỗi kích đúp tự động hoặc ấn bình thường nhưng lại thành kích đúp, tôi đang tìm cách để đổi trả</text:p>
          </table:table-cell>
          <table:table-cell table:number-columns-repeated="1023"/>
        </table:table-row>
        <table:table-row table:style-name="ro2">
          <table:table-cell office:value-type="string" calcext:value-type="string">
            <text:p>tôi nhận được 1 con chuột bị mòn các chân, không thể là hàng mới được.</text:p>
          </table:table-cell>
          <table:table-cell table:number-columns-repeated="1023"/>
        </table:table-row>
        <table:table-row table:style-name="ro2">
          <table:table-cell office:value-type="string" calcext:value-type="string">
            <text:p>tôi nhận được sản phẩm vào 26/06/19 nhưng check số serial của apple thì không thấy không có. nhờ hỗ trợ</text:p>
          </table:table-cell>
          <table:table-cell table:number-columns-repeated="1023"/>
        </table:table-row>
        <table:table-row table:style-name="ro2">
          <table:table-cell office:value-type="string" calcext:value-type="string">
            <text:p>tôi nhận hàng dùng 1 thời gian bị lõi , muốn bảo hành mà hỏi shop không trả lời</text:p>
          </table:table-cell>
          <table:table-cell table:number-columns-repeated="1023"/>
        </table:table-row>
        <table:table-row table:style-name="ro3">
          <table:table-cell office:value-type="string" calcext:value-type="string">
            <text:p>tôi nhận tai nghe vào ngày 7/5/2020 nhưng khi kiểm tra trên trang bảo hành của apple thì chỉ bảo hành đến ngày 31/1/2021. tại sao mới kích hoạt mà thời gian bảo hành trên apple không đủ 1 năm. tôi cần lời giải thích chính đáng.</text:p>
          </table:table-cell>
          <table:table-cell table:number-columns-repeated="1023"/>
        </table:table-row>
        <table:table-row table:style-name="ro2">
          <table:table-cell office:value-type="string" calcext:value-type="string">
            <text:p>tôi order m331 silent plus nhưng lại nhận m331 silent. bình thườngw, dùng cũng ổn</text:p>
          </table:table-cell>
          <table:table-cell table:number-columns-repeated="1023"/>
        </table:table-row>
        <table:table-row table:style-name="ro3">
          <table:table-cell office:value-type="string" calcext:value-type="string">
            <text:p>tối qua đặt sáng nay đã nhận được hàng, nhưng mở ra test thì tôi chỉ nghe được 1 bên tai trái có led bên còn lại không nghe được, mong shop cho tôi trả lại hàng hoàn nếu không thể thì đổi tôi cái khác. xin cảm ơn</text:p>
          </table:table-cell>
          <table:table-cell table:number-columns-repeated="1023"/>
        </table:table-row>
        <table:table-row table:style-name="ro2">
          <table:table-cell office:value-type="string" calcext:value-type="string">
            <text:p>tôi sử dụng 2 cáp của anker. ở bên ngoài vãn nguyên vẹn nhưng bên trong có vẻ đã đứt. không kết nối được với điện thoại.</text:p>
          </table:table-cell>
          <table:table-cell table:number-columns-repeated="1023"/>
        </table:table-row>
        <table:table-row table:style-name="ro4">
          <table:table-cell office:value-type="string" calcext:value-type="string">
            <text:p>tôi thật sự rất thất vọng về sản phẩm này, nó không đáng giá với số tiền bỏ ra và chất lượng không tốt như quảng cáo, chất liệu bình thường, dễ rối dây, chất lượng thì âm bass quá tệ, nghe như đơn sắc, âm thanh thì nhỏ, không to như mong đợi. nó còn dở hơn tai nghe samsung galaxy s7 em gái tôi mua chỉ 89.000, rẻ hơn rất nhiều. thất vọng toàn tập về sony. sony đúng là đã hết thời rồi!</text:p>
          </table:table-cell>
          <table:table-cell table:number-columns-repeated="1023"/>
        </table:table-row>
        <table:table-row table:style-name="ro2">
          <table:table-cell office:value-type="string" calcext:value-type="string">
            <text:p>tôi thấy âm thanh quá kém, không biết mọi người mua có bị như mình không</text:p>
          </table:table-cell>
          <table:table-cell table:number-columns-repeated="1023"/>
        </table:table-row>
        <table:table-row table:style-name="ro2">
          <table:table-cell office:value-type="string" calcext:value-type="string">
            <text:p>tôi vẫn chưa nhận được hóa đơn vat cho sản phẩm này</text:p>
          </table:table-cell>
          <table:table-cell table:number-columns-repeated="1023"/>
        </table:table-row>
        <table:table-row table:style-name="ro2">
          <table:table-cell office:value-type="string" calcext:value-type="string">
            <text:p>tôi vừa nhận được hàng . nhưng 1 bên tai bị lỗi tôi muốn đổi hàng</text:p>
          </table:table-cell>
          <table:table-cell table:number-columns-repeated="1023"/>
        </table:table-row>
        <table:table-row table:style-name="ro3">
          <table:table-cell office:value-type="string" calcext:value-type="string">
            <text:p>tôi vừa nhận hàng và trả tiền sáng nay (18/03/2020, hàng tiki tradmining). tôi đã thử lần lượt kết nối với điện thoại và máy tính. kết quả là thấy bộ tai nghe này có âm bass bên trái to (bên chữ l), rõ hơn nhiều so với bên phải (bên chữ r). hậu quả là cảm giác thấy rất khó chịu khi nghe nhạc. tôi muốn đổi/trả có được không?</text:p>
          </table:table-cell>
          <table:table-cell table:number-columns-repeated="1023"/>
        </table:table-row>
        <table:table-row table:style-name="ro2">
          <table:table-cell office:value-type="string" calcext:value-type="string">
            <text:p>tôi vừa nhận hàng xong nhưng không có cáp optical (1m) như tiêu đề và mô tả.</text:p>
          </table:table-cell>
          <table:table-cell table:number-columns-repeated="1023"/>
        </table:table-row>
        <table:table-row table:style-name="ro2">
          <table:table-cell office:value-type="string" calcext:value-type="string">
            <text:p>tôi xài 1 thời gian thấy nút bấm trái nó bị đúp 2 lần rất khoa dùng. muốn bảo hành thì làm thế nào ạ?</text:p>
          </table:table-cell>
          <table:table-cell table:number-columns-repeated="1023"/>
        </table:table-row>
        <table:table-row table:style-name="ro3">
          <table:table-cell office:value-type="string" calcext:value-type="string">
            <text:p>tổng thể không chắc chắn, nắp đóng pin lỏng, nút on off không nhạy, con lăn ở giữa lăn nghe tiếng xào xạc, chuột trái, phải không chắc cứng nhìn chung không thấy hài lòng với mức giá và hàng chính hãng. cảm giác như mua 1 mặt hàng được sản xuất qua loa. buồn</text:p>
          </table:table-cell>
          <table:table-cell table:number-columns-repeated="1023"/>
        </table:table-row>
        <table:table-row table:style-name="ro2">
          <table:table-cell office:value-type="string" calcext:value-type="string">
            <text:p>tốt nhưg vận chuyển đến sản phảm bị hư cần chú ý thêm</text:p>
          </table:table-cell>
          <table:table-cell table:number-columns-repeated="1023"/>
        </table:table-row>
        <table:table-row table:style-name="ro2">
          <table:table-cell office:value-type="string" calcext:value-type="string">
            <text:p>trả ra cái gì mơi mua về chưa làm gì mà lại xước hét hộp</text:p>
          </table:table-cell>
          <table:table-cell table:number-columns-repeated="1023"/>
        </table:table-row>
        <table:table-row table:style-name="ro2">
          <table:table-cell office:value-type="string" calcext:value-type="string">
            <text:p>trái phải đều rất khó tap, quá ngớ ngẩn khi đa số đều phải tap rất nhiều lần :))</text:p>
          </table:table-cell>
          <table:table-cell table:number-columns-repeated="1023"/>
        </table:table-row>
        <table:table-row table:style-name="ro4">
          <table:table-cell office:value-type="string" calcext:value-type="string">
            <text:p>trang web không cập nhật hình ảnh, thông tin sản phẩm, gây ra hiểu lầm cho người mua. dịch vụ khách hàng thách thức, nếu nói hóng hách thì là nói quá, ít lắm thì chắc cũng có thể tạm cho là khó chịu với yêu cầu của khách hàng. <text:s/>mong bộ phận hỗ trợ của tiki sẽ dễ chịu hơn với khách hàng một tí, suy cho cùng, mặc cho món hàng giá trị có nhỏ, ấn tượng tốt với khách hàng luôn lôi kéo họ quay lại.</text:p>
          </table:table-cell>
          <table:table-cell table:number-columns-repeated="1023"/>
        </table:table-row>
        <table:table-row table:style-name="ro3">
          <table:table-cell office:value-type="string" calcext:value-type="string">
            <text:p>trên hình là dây usb mặt nên mình mới đặt mua, nhưng khi giao lại là ubs a bình thường. vì đổi trả mất thời gian nên mình để xài luôn. giao hàng nhanh nên mình cho 2*. sản phẩm từ nhà cung cấp "choconngnghevn.com".</text:p>
          </table:table-cell>
          <table:table-cell table:number-columns-repeated="1023"/>
        </table:table-row>
        <table:table-row table:style-name="ro2">
          <table:table-cell office:value-type="string" calcext:value-type="string">
            <text:p>trên website ghi bảo hành 24 tháng nhưng trên sản phẩm nhận chỉ có tem bảo hành 12 tháng????</text:p>
          </table:table-cell>
          <table:table-cell table:number-columns-repeated="1023"/>
        </table:table-row>
        <table:table-row table:style-name="ro4">
          <table:table-cell office:value-type="string" calcext:value-type="string">
            <text:p>trong 2 tháng sử dụng tai trái có vài lần bị trục trặc, nhưng mình khởi động lại thì lại nghe bình thường, đến nay thì tai nghe bên trái đã không hoạt động nữa. đèn led trong hộp báo hiệu rất khó hiểu: <text:s/>bỏ cả hai tai nghe thì máy báo màu đỏ bỏ 1 trong hai ra ngoài thì báo xanh không xuất hiện hộp thoại airpods nữa <text:s/>mong tiki giải quyết vấn đề cho mình, mình đang rất hoang mang</text:p>
          </table:table-cell>
          <table:table-cell table:number-columns-repeated="1023"/>
        </table:table-row>
        <table:table-row table:style-name="ro3">
          <table:table-cell office:value-type="string" calcext:value-type="string">
            <text:p>trọng lượng của bàn phím khá nặng. các phím bấm nhấn cũng nặng, không trơn và hơi ồn (như các loại bàn phím rẻ tiền). vì vậy nó ảnh hưởng lớn đến tốc độ gõ rất nhiều.</text:p>
          </table:table-cell>
          <table:table-cell table:number-columns-repeated="1023"/>
        </table:table-row>
        <table:table-row table:style-name="ro3">
          <table:table-cell office:value-type="string" calcext:value-type="string">
            <text:p>trừ 3 sao vì giao hàng bị móp, móp nhẹ nhưng cảm thấy không thể hài lòng. tiki cần kiểm tra lại khâu đóng hàng hoá và sản phẩm trước khi gửi. lúc kiểm tra định không nhận nhưng đang gấp nên nhắm mắt vậy.</text:p>
          </table:table-cell>
          <table:table-cell table:number-columns-repeated="1023"/>
        </table:table-row>
        <table:table-row table:style-name="ro3">
          <table:table-cell office:value-type="string" calcext:value-type="string">
            <text:p>trước đây đặt nhiều sản phẩm của tiki tradminding đều tốt nhưng lần này chuột không dây thì bị lỗi không lên đèn led khi bật công tắc qua on mặc dù các chức năng vẫn hoạt động bình thường, không có tem bảo hành hình như là chuột cũ. tôi muốn đổi sản phẩm khác.</text:p>
          </table:table-cell>
          <table:table-cell table:number-columns-repeated="1023"/>
        </table:table-row>
        <table:table-row table:style-name="ro3">
          <table:table-cell office:value-type="string" calcext:value-type="string">
            <text:p>trước giờ mua đồ điện tử ở tiki rất tốt, nhưng không biết lần này tại sau lại trúng phải sản phẩm lỗi nhiều như vậy. thời gian đổi trả bảo hành quá lâu bị lỗi 2 lần, đổi trả bảo hành 2 lần, mỗi lần phải mất đến gần 2 tuần mới giải quyết xong. <text:s/>rất bất tiện và cảm thấy bực mình</text:p>
          </table:table-cell>
          <table:table-cell table:number-columns-repeated="1023"/>
        </table:table-row>
        <table:table-row table:style-name="ro3">
          <table:table-cell office:value-type="string" calcext:value-type="string">
            <text:p>trước giờ mua hàng ở tiki rất tin tưởng nên chẳng bao h check trước cả, lần này vừa nhận tai nghe thanh toán xong mang lên mở ra nghe thử thì vâng... 1 bên không nghe được, cản giác thất vọng... <text:s/>m</text:p>
          </table:table-cell>
          <table:table-cell table:number-columns-repeated="1023"/>
        </table:table-row>
        <table:table-row table:style-name="ro4">
          <table:table-cell office:value-type="string" calcext:value-type="string">
            <text:p>trước khi mua mình cũng xem đánh giá của các bạn đã mua sản phẩm này cũng như tin tưởng vào tiki với các sản phẩm khác mình đã mua. tuy nhiên khi nhận hàng thì thực sự thất vọng quá. bề ngoài sản phẩm thì không có gì phàn nàn, nhưng khi mang pin đi sạc thì mấy tiếng đồng hồ vẫn chỉ báo 1 đèn, không lên tới vạch số 2. mình nghĩ sản phẩm bị lỗi, không biết tiki có hỗ trợ đổi sản phẩm khác cho mình không.</text:p>
          </table:table-cell>
          <table:table-cell table:number-columns-repeated="1023"/>
        </table:table-row>
        <table:table-row table:style-name="ro3">
          <table:table-cell office:value-type="string" calcext:value-type="string">
            <text:p>trước khi mua thì mình đã đọc bình luận của các bạn và quyết trao niềm tin cho tiki khi đặt mua . nhưng thất vọng thay khi kiểm tra thời lượng pin còn lại bao nhiêu thì nút nguồn của sạc mình phải ấn 5,6 lần mới hiện lên ánh sáng. mong tiki liên hệ với mình sớm nhất ạ . <text:s text:c="2"/></text:p>
          </table:table-cell>
          <table:table-cell table:number-columns-repeated="1023"/>
        </table:table-row>
        <table:table-row table:style-name="ro5">
          <table:table-cell office:value-type="string" calcext:value-type="string">
            <text:p>trước kia rất tin cậy sản phẩm logitech, nhưng sau 2 lần mua chuột không dây đều nhanh hư thì mình phải suy nghĩ lại. con m221 này mình mới mua được mấy tháng. ban đầu xài khá thích vì tiếng click chuột êm, không ồn như các chuột khác. thế nhưng gần đây, nút click trái của chuột bị rơ, bấm không tác dụng, mình phải nhấp bằng 1 lực khá mạnh thì mới được gây ra cảm giác khá bực bội. không rõ cái này do mình xui vì mua trúng hàng không bền hay do chất lượng chuột logitech ngày càng đi xuống</text:p>
          </table:table-cell>
          <table:table-cell table:number-columns-repeated="1023"/>
        </table:table-row>
        <table:table-row table:style-name="ro5">
          <table:table-cell office:value-type="string" calcext:value-type="string">
            <text:p>trước nay mình rất ít khi mua hàng điện tử qua sàn vì rất ngại vấn đề bảo hành. lần này đắn đo mãi mới mua thì bị không hài lòng luôn. tai nghe mình nhận được không chỉ bị phần ngoại hình mà còn bị lỗi cả phần mềm nữa. đã liên hệ và phản ánh lỗi kèm theo hình ảnh và clip, cũng đã được tiếp nhận. nhưng mong tiki lấy hàng sớm và kiểm tra giúp mình. đang háo hức mua, dùng cả tikinow để nhận hàng ngay xong rồi 3 4 ngày nay cái airpod nằm yên trong hộp để chờ bảo hành. ngoài ra đã chọn hàng chính hàng vn/a thay vì hàng nhập khẩu rồi mà vẫn không hài lòng. cái cảm giác chờ đợi bảo hành đến nản thực sự.</text:p>
          </table:table-cell>
          <table:table-cell table:number-columns-repeated="1023"/>
        </table:table-row>
        <table:table-row table:style-name="ro2">
          <table:table-cell office:value-type="string" calcext:value-type="string">
            <text:p>tuy giảm giá nhưng tốc độ của sản phẩm chưa được như kỳ vọng. so với dòng teamgroup thì thua xa, chưa nói đến các sản phẩm khác</text:p>
          </table:table-cell>
          <table:table-cell table:number-columns-repeated="1023"/>
        </table:table-row>
        <table:table-row table:style-name="ro2">
          <table:table-cell office:value-type="string" calcext:value-type="string">
            <text:p>tuy rằng dễ thiết lập nhưng sóng mở rộng khg ổn định.</text:p>
          </table:table-cell>
          <table:table-cell table:number-columns-repeated="1023"/>
        </table:table-row>
        <table:table-row table:style-name="ro5">
          <table:table-cell office:value-type="string" calcext:value-type="string">
            <text:p>ừ thì lúc mua bị mất hết khoảng mười mấy ngày nhưng cứ cho là thời gian vận chuyển, giao hàng các thứ đi, không quan trọng. điều quan trọng là mạng chạy như shit. ngày đầu thì chạy êm ái lắm mà 1 ngày mình xài 4g có 10-20'' thôi. qua ngày thứ 2 ta nói mấy giây đầu bật lên chỉ để nhận notif, vào lướt 1 lượt xong reloadmin để coi tin mới thì hết chạy. bật 10 lần thì chắc chạy êm trong 15' dc 3 lần, hài k thể tả được. đó là còn đầy gb chứ hết chắc khỏi xài lluôn chứ ở đó mà sẽ chậm hơn khi còn gb,</text:p>
          </table:table-cell>
          <table:table-cell table:number-columns-repeated="1023"/>
        </table:table-row>
        <table:table-row table:style-name="ro2">
          <table:table-cell office:value-type="string" calcext:value-type="string">
            <text:p>um mình sài được 2 tháng tai nghe không nghe được nữa hình như bị gãy dây trong</text:p>
          </table:table-cell>
          <table:table-cell table:number-columns-repeated="1023"/>
        </table:table-row>
        <table:table-row table:style-name="ro2">
          <table:table-cell office:value-type="string" calcext:value-type="string">
            <text:p>ứng dụng cài đặt trên thẻ nhớ này không thể tự cập nhật được. shop giải quyết được vấn đề này không?</text:p>
          </table:table-cell>
          <table:table-cell table:number-columns-repeated="1023"/>
        </table:table-row>
        <table:table-row table:style-name="ro2">
          <table:table-cell office:value-type="string" calcext:value-type="string">
            <text:p>usb 3.0 mà tốc độ như 2.0, có khi thua. nhiều khi tốc độ ghi dữ liệu xuống 0kb/s. đúng là có lý do vì sao usb giảm giá sâu.</text:p>
          </table:table-cell>
          <table:table-cell table:number-columns-repeated="1023"/>
        </table:table-row>
        <table:table-row table:style-name="ro2">
          <table:table-cell office:value-type="string" calcext:value-type="string">
            <text:p>usb 3.0 mà tốc độ truyền tải dữ liệu quá chậm, không tốt</text:p>
          </table:table-cell>
          <table:table-cell table:number-columns-repeated="1023"/>
        </table:table-row>
        <table:table-row table:style-name="ro3">
          <table:table-cell office:value-type="string" calcext:value-type="string">
            <text:p>usb 3.0 tốc độ 2.0 tin tưởng hàng tiki nên mua về để đấy 2 tuần sau mới dùng chép file 7gb tốc độ 4.66mb/s bằng cái usb 2.0, test thêm file khác 4 gb thì chạy không nổi có hiện tượng vừa chép vừa đứng chất lượng hàng tiki càng lúc càng tệ...</text:p>
          </table:table-cell>
          <table:table-cell table:number-columns-repeated="1023"/>
        </table:table-row>
        <table:table-row table:style-name="ro2">
          <table:table-cell office:value-type="string" calcext:value-type="string">
            <text:p>usb cắm vào máy thì không nhận, mình mới mua dùng được 5 tháng, mong tiki hỗ trợ đổi cho mình sản phẩm sớm</text:p>
          </table:table-cell>
          <table:table-cell table:number-columns-repeated="1023"/>
        </table:table-row>
        <table:table-row table:style-name="ro2">
          <table:table-cell office:value-type="string" calcext:value-type="string">
            <text:p>usb dùng tạm để chống cháy. cắm 1 lúc nóng muốn bỏng tay. cái móc là chi tiết nhựa. sẽ không mua lại sản phẩm nữa.</text:p>
          </table:table-cell>
          <table:table-cell table:number-columns-repeated="1023"/>
        </table:table-row>
        <table:table-row table:style-name="ro2">
          <table:table-cell office:value-type="string" calcext:value-type="string">
            <text:p>usb giá rẻ đi đôi vs chất lượng cũng rẻ, tốc độ quá chậm, k xứng 3.0</text:p>
          </table:table-cell>
          <table:table-cell table:number-columns-repeated="1023"/>
        </table:table-row>
        <table:table-row table:style-name="ro2">
          <table:table-cell office:value-type="string" calcext:value-type="string">
            <text:p>usb mình mua về đã bị rạch ra từ trước</text:p>
          </table:table-cell>
          <table:table-cell table:number-columns-repeated="1023"/>
        </table:table-row>
        <table:table-row table:style-name="ro2">
          <table:table-cell office:value-type="string" calcext:value-type="string">
            <text:p>usb mới mua, khui ra thì thấy vỏ đựng usb đã bị cắt ra. như xài rồi.</text:p>
          </table:table-cell>
          <table:table-cell table:number-columns-repeated="1023"/>
        </table:table-row>
        <table:table-row table:style-name="ro3">
          <table:table-cell office:value-type="string" calcext:value-type="string">
            <text:p>usb này mình mua về sài được 1 tháng thì bị lỗi removable disk trong khi mình dùng và bảo quảng rất cẩn thận rồi bây giờ toàn bộ dữ liệu trong usb coi như mất hết luôn rất bực mình vì sản phẩm này</text:p>
          </table:table-cell>
          <table:table-cell table:number-columns-repeated="1023"/>
        </table:table-row>
        <table:table-row table:style-name="ro2">
          <table:table-cell office:value-type="string" calcext:value-type="string">
            <text:p>usb thì bình thường nhưng tiki giao hàng chậm quá, phê bình sâu sắc.</text:p>
          </table:table-cell>
          <table:table-cell table:number-columns-repeated="1023"/>
        </table:table-row>
        <table:table-row table:style-name="ro2">
          <table:table-cell office:value-type="string" calcext:value-type="string">
            <text:p>usb unifying receiver o kết nối được với bộ bàn phím, chuột logitech k220</text:p>
          </table:table-cell>
          <table:table-cell table:number-columns-repeated="1023"/>
        </table:table-row>
        <table:table-row table:style-name="ro2">
          <table:table-cell office:value-type="string" calcext:value-type="string">
            <text:p>usb wifi này sử dụng không ổn định, rất nhiều lần khi bật máy không kết nối với cpu, phải rưt ra cắm lại, rất không ổn</text:p>
          </table:table-cell>
          <table:table-cell table:number-columns-repeated="1023"/>
        </table:table-row>
        <table:table-row table:style-name="ro3">
          <table:table-cell office:value-type="string" calcext:value-type="string">
            <text:p/>
            <text:p>nhược điểm: sau khi cài đặt sử dụng, lướt web / nghe nhạc đều bị giật, tải trang chậm (dù sóng wifi rất mạnh).</text:p>
          </table:table-cell>
          <table:table-cell table:number-columns-repeated="1023"/>
        </table:table-row>
        <table:table-row table:style-name="ro4">
          <table:table-cell office:value-type="string" calcext:value-type="string">
            <text:p><text:s/>nhược điểm: âm cuộc gọi quá bé, cỡ chữ nhỏ không có chỗ nào chỉnh lớn lên được, camera không nét (không nên có còn hơn), không có đèn pin. không có ghi âm cuộc gọi. danh bạ chỉ lưu được 300 số. ps: mua cho bố vợ dùng nhưng ông người già không đọc được danh bạ, lại trả lại mình, giờ đóng gói lại cất vào tủ, ae cân nhắc trước khi mua.</text:p>
          </table:table-cell>
          <table:table-cell table:number-columns-repeated="1023"/>
        </table:table-row>
        <table:table-row table:style-name="ro2">
          <table:table-cell office:value-type="string" calcext:value-type="string">
            <text:p>vài lần đầu thì sạc ok, sau đó thì không sạc đầy được nữa. vừa phải gửi bảo hành xong, hy vọng không phải nhận lại hàng cũ thay thế</text:p>
          </table:table-cell>
          <table:table-cell table:number-columns-repeated="1023"/>
        </table:table-row>
        <table:table-row table:style-name="ro2">
          <table:table-cell office:value-type="string" calcext:value-type="string">
            <text:p>vẫn bị lẫn tạp âm, miếng đệm cứng, dây mảnh, cứ lo lo sợ đứt</text:p>
          </table:table-cell>
          <table:table-cell table:number-columns-repeated="1023"/>
        </table:table-row>
        <table:table-row table:style-name="ro2">
          <table:table-cell office:value-type="string" calcext:value-type="string">
            <text:p>vẫn chưa hiểu vì sao sản phẩm và hộp lại có 2 số serial number khác nhau. rồi bảo hành theo hộp hay theo thiết bị???</text:p>
          </table:table-cell>
          <table:table-cell table:number-columns-repeated="1023"/>
        </table:table-row>
        <table:table-row table:style-name="ro2">
          <table:table-cell office:value-type="string" calcext:value-type="string">
            <text:p>vẫn có tiếng clicky chứ không silent</text:p>
          </table:table-cell>
          <table:table-cell table:number-columns-repeated="1023"/>
        </table:table-row>
        <table:table-row table:style-name="ro3">
          <table:table-cell office:value-type="string" calcext:value-type="string">
            <text:p>vấn đề của mình là pin kém quá, sáng con mang lên lớp tắt máy, chiếu 4h30 mới bật lại nhưng 7h30 đồng hồ con đã tắt ngúm rồi. rồi không thấy có hướng dẫn cài đặt với máy bố mẹ vậy???</text:p>
          </table:table-cell>
          <table:table-cell table:number-columns-repeated="1023"/>
        </table:table-row>
        <table:table-row table:style-name="ro4">
          <table:table-cell office:value-type="string" calcext:value-type="string">
            <text:p>vẫn không hiểu microlab giờ sản phẩm tệ đến vậy, đã huỷ đơn hàng lỗi loa 238k mini qua mua luôn con này nghĩ có sub sẽ ổn. <text:s/>đúng như trên feedback bass nghe ồ nhiễu, mở nhỏ lại thì bình thường nhưng chả khác gì mở iphone nghe. <text:s/>bên cạnh đó tắt volumn vẫn nghe hai loa treble xè xè không khác gì loa mini đã bị. <text:s text:c="2"/>tiki có thể đổi hoặc trả lại hàng giúp mình không</text:p>
          </table:table-cell>
          <table:table-cell table:number-columns-repeated="1023"/>
        </table:table-row>
        <table:table-row table:style-name="ro2">
          <table:table-cell office:value-type="string" calcext:value-type="string">
            <text:p>vành úp tai chòn nên không úp kín tai, dẫn đến tai bị đau, không nghe được thời gian lâu, âm thanh tốt</text:p>
          </table:table-cell>
          <table:table-cell table:number-columns-repeated="1023"/>
        </table:table-row>
        <table:table-row table:style-name="ro3">
          <table:table-cell office:value-type="string" calcext:value-type="string">
            <text:p>về chất lượng tai nghe thì chất âm khá tốt,hơi nóng khi nghe lâu nhưng nói chung mình hài lòng.còn phần quà tặng thì khi mở ra bị rách 1 lỗ,mòn sờn 1 góc.mình biết là hàng tặng miễn phí,nhưng tặng thêm mà chất lượng như vầy thì thôi mình khỏi nhận thì tốt hơn.</text:p>
          </table:table-cell>
          <table:table-cell table:number-columns-repeated="1023"/>
        </table:table-row>
        <table:table-row table:style-name="ro10">
          <table:table-cell office:value-type="string" calcext:value-type="string">
            <text:p>về dịch vụ của tiki mình không có gì phải phàn nàn. mua đã vài lần, lần nào cũng đóng gói cẩn thận giao hàng nhanh. sản phẩm trước giờ cũng đều ổn duy chỉ có lần này mình không hài lòng lắm.</text:p>
            <text:p/>
            <text:p>mình mua chuột vì lúc xem hình thấy mặt sau chuột có kí hiệu sử dụng unifying tech của logitech. mình cần cái receiver để có thể dùng chung với bàn phím không dây của logitech bị mất cái receiver. cũng trách mình không tìm hiểu kĩ nhưng dù sao cũng đề nghị tiki thay cái hình ấy đi để khỏi có người nhầm lẫn như mình.</text:p>
            <text:p/>
            <text:p>về sản phẩm này thì chuột form hơi to và nặng so với tay mình nên có bị mỏi cổ tay lúc dùng. thiết kế phần nhấn chuột lõm vào cũng không phù hợp với cách mình dùng nên hầu như thay vì nhấn 2 lần mình phải nhấn 3 lần. nói chung không thích hợp với mình chắc do xài chuột mini đã quen.</text:p>
          </table:table-cell>
          <table:table-cell table:number-columns-repeated="1023"/>
        </table:table-row>
        <table:table-row table:style-name="ro9">
          <table:table-cell office:value-type="string" calcext:value-type="string">
            <text:p>về ngoại hình và tính tiện dụng thì cũng tạm được. âm treble khá hay nhưng âm bass khi tăng âm lượng đến mức tối đa thì bị bể. chỉ thích hợp nghe nhạc nhẹ, còn nhạc dance thì thua.</text:p>
            <text:p/>
            <text:p>ngoại hình nhỏ so với nhìn trông hình chụp trên website. thích nhất là bộ phận đế kẹp trên loa, rất hay và tiện ích. đặc biệt đối với màn hình lcd mỏng khi kẹp loa vào nhìn tổng thể rất đẹp (nếu màn hình màu đen sẽ đẹp hơn nữa).</text:p>
            <text:p/>
            <text:p>nói chung với giá thành như trên website thì không đòi hỏi nhiều hơn được nữa!</text:p>
          </table:table-cell>
          <table:table-cell table:number-columns-repeated="1023"/>
        </table:table-row>
        <table:table-row table:style-name="ro2">
          <table:table-cell office:value-type="string" calcext:value-type="string">
            <text:p>về phần sạc mau hư</text:p>
          </table:table-cell>
          <table:table-cell table:number-columns-repeated="1023"/>
        </table:table-row>
        <table:table-row table:style-name="ro5">
          <table:table-cell office:value-type="string" calcext:value-type="string">
            <text:p>về ship hàng, hình dáng chuột, silent click, ... thì rất ổn áp. <text:s/>đến khi kết nối thì thất vọng thật sự. vì dùng mac air 2019 nên để kết nối chuột mình đã kết nối qua hub chuyển đổi usb type c của urgreen, và chuột chạy ì ạch muốn ức chế xong đứng im tại chỗ. không biết lý do ở chuột hay ở hub. (trước đến nay hub này mình kết nối rất ổn định) mình đã thử dùng cho máy tính hp có cổng usb type a thì chạy ổn định, mượt mà. do đó những bạn kết nối qua hub muốn mua thì nên cân nhắc. vì mình mở ra dùng rồi nên tiki không hỗ trợ đổi trả hàng. bạn nào muốn mua thì mình nhượng lại chứ để đó cũng không sài :))</text:p>
          </table:table-cell>
          <table:table-cell table:number-columns-repeated="1023"/>
        </table:table-row>
        <table:table-row table:style-name="ro3">
          <table:table-cell office:value-type="string" calcext:value-type="string">
            <text:p>về sử dụng <text:s/>ddt ip, 1 bên phải thì nghe được mà lúc chập cà giật, ngắt kết nối xong rồi tự kết nối lại còn bên còn lại thì không nghe được gì luôn,khi nhận được team đã bị bóc rồi chỉ dán lại băng keo thôi</text:p>
          </table:table-cell>
          <table:table-cell table:number-columns-repeated="1023"/>
        </table:table-row>
        <table:table-row table:style-name="ro5">
          <table:table-cell office:value-type="string" calcext:value-type="string">
            <text:p>về vận chuyển: không có tiki now nên phải chờ hơi lâu. đóng gói không kỹ lắm, chỉ thấy chèn lót giấy cứng chứ không có bịch bong bóng, hộp điện thoại có bị móp. điện thoại bên trong vẫn tốt. về redmi note 9, sản phẩm to đẹp. chụp hình ổn, nhưng sử dụng vài ngày thì thấy ram 3gb là khá thấp, không thể chạy nhiều ứng dụng cùng 1 lúc, xảy ra tình trạng đứng máy không tắt được trong tầm 5-7 phút. phải xoá bớt ứng dụng để có thể đỡ đứng máy. tính ra redmi note 8 với ram 4bg sẽ rẻ hơn và ổn hơn cho người sử dụng đa nhiệm.</text:p>
          </table:table-cell>
          <table:table-cell table:number-columns-repeated="1023"/>
        </table:table-row>
        <table:table-row table:style-name="ro2">
          <table:table-cell office:value-type="string" calcext:value-type="string">
            <text:p>vì bị hỏng tai nghe bên phải</text:p>
          </table:table-cell>
          <table:table-cell table:number-columns-repeated="1023"/>
        </table:table-row>
        <table:table-row table:style-name="ro2">
          <table:table-cell office:value-type="string" calcext:value-type="string">
            <text:p>vì hay đi du lịch nên mua sim mang theo kèm cục phát wifi để phát dc nhiều người. nhưng hiếm khi bắt được sóng để phát, trong khi 3g của mobi vẫn chạy vù vù</text:p>
          </table:table-cell>
          <table:table-cell table:number-columns-repeated="1023"/>
        </table:table-row>
        <table:table-row table:style-name="ro3">
          <table:table-cell office:value-type="string" calcext:value-type="string">
            <text:p>vì là chuột máy tính của hãng logitech nên mình cũng yên tâm đặt mua , nhưng mình dùng được khoảng 1 tuần, chuột bị hỏng luôn, phím bên trái không thể nhấn được, trong khi phím phải <text:s/>và nút điều khiển lên xuống vẫn hoạt động được bình thường </text:p>
          </table:table-cell>
          <table:table-cell table:number-columns-repeated="1023"/>
        </table:table-row>
        <table:table-row table:style-name="ro2">
          <table:table-cell office:value-type="string" calcext:value-type="string">
            <text:p>vì một bên tài không nghe được</text:p>
          </table:table-cell>
          <table:table-cell table:number-columns-repeated="1023"/>
        </table:table-row>
        <table:table-row table:style-name="ro2">
          <table:table-cell office:value-type="string" calcext:value-type="string">
            <text:p>vì sao mình nhận hàng chỉ có chuột mà không có usb vậy shop?</text:p>
          </table:table-cell>
          <table:table-cell table:number-columns-repeated="1023"/>
        </table:table-row>
        <table:table-row table:style-name="ro3">
          <table:table-cell office:value-type="string" calcext:value-type="string">
            <text:p>vì sao tai nghe của mình xài một thời gian ngắn (khoang 1 thang) thì cái bên phải k lên nguồn nữa vậy shop. hỗ trợ giúp em với ạ. cắm sạc cũng k hề sáng đèn, còn cái bên trái thì vẫn bình thường ạ</text:p>
          </table:table-cell>
          <table:table-cell table:number-columns-repeated="1023"/>
        </table:table-row>
        <table:table-row table:style-name="ro3">
          <table:table-cell office:value-type="string" calcext:value-type="string">
            <text:p>vì siêu mỏng nên không khớp với máy laptop thường vì vậy <text:s/>không bắt ốc dính vào được và phải dùng giấy chèn thêm cho chắc. mặt nạ cd cũng không gắn được luôn. shop nên tư vấn cho khách hàng tốt hon.</text:p>
          </table:table-cell>
          <table:table-cell table:number-columns-repeated="1023"/>
        </table:table-row>
        <table:table-row table:style-name="ro2">
          <table:table-cell office:value-type="string" calcext:value-type="string">
            <text:p>vì tui mua về mà xó một tai nghe được thôi</text:p>
          </table:table-cell>
          <table:table-cell table:number-columns-repeated="1023"/>
        </table:table-row>
        <table:table-row table:style-name="ro2">
          <table:table-cell office:value-type="string" calcext:value-type="string">
            <text:p>vì vào youtube nghe được 2 3 giây thì đứng xong lại bị nữa</text:p>
          </table:table-cell>
          <table:table-cell table:number-columns-repeated="1023"/>
        </table:table-row>
        <table:table-row table:style-name="ro2">
          <table:table-cell office:value-type="string" calcext:value-type="string">
            <text:p>viên pin phồng như bà chửa 9 tháng. không có đèn như hình ảnh</text:p>
          </table:table-cell>
          <table:table-cell table:number-columns-repeated="1023"/>
        </table:table-row>
        <table:table-row table:style-name="ro2">
          <table:table-cell office:value-type="string" calcext:value-type="string">
            <text:p>vỏ hộp đựng chuột thì bị mở, hộp đựng tiki thì bị khoét một lỗ to. đặt trên hn suốt mà chưa bị như này, về quê đặt cái bị dính luôn</text:p>
          </table:table-cell>
          <table:table-cell table:number-columns-repeated="1023"/>
        </table:table-row>
        <table:table-row table:style-name="ro5">
          <table:table-cell office:value-type="string" calcext:value-type="string">
            <text:p>vỏ nhựa đựng rất bẩn, góc bị vỡ (với mình thì ok), nhưng chuột vẫn on sáng đèn chạy từ khi chưa mở. mở ra thì mấy miếng cao su đế chuột bị xước bẩn. vì mặt sau chưa bị bóc nên mình cũng không kiểm tra kỹ xem có phải đóng gói lại không. có lẽ vẫn là chuột mới hoặc chuột đã bảo hành. lúc nhận hàng mình không kiểm tra trước, nhưng nói chung khá thất vọng vì dịch vụ lần này của tiki, trừ việc hàng ship nhanh. hơi nản nhưng nghĩ công đổi trả cũng mệt nên mình dùng tạm tiếp xem như thế nào.</text:p>
          </table:table-cell>
          <table:table-cell table:number-columns-repeated="1023"/>
        </table:table-row>
        <table:table-row table:style-name="ro2">
          <table:table-cell office:value-type="string" calcext:value-type="string">
            <text:p>vỏ thì dính đầy bụi, chuột thì di được 1 lúc lại đơ, thất vọng.</text:p>
          </table:table-cell>
          <table:table-cell table:number-columns-repeated="1023"/>
        </table:table-row>
        <table:table-row table:style-name="ro3">
          <table:table-cell office:value-type="string" calcext:value-type="string">
            <text:p>với mức giá này thật sự không mong đợi sản phẩm thật tốt. xài được 1 tháng thì tín hiệu chập chờn, hay bị mất mạng dù khoảng các rất gần với repeater. chán quá quăng cho thằng cu con nó nghịch luôn <text:s/></text:p>
          </table:table-cell>
          <table:table-cell table:number-columns-repeated="1023"/>
        </table:table-row>
        <table:table-row table:style-name="ro2">
          <table:table-cell office:value-type="string" calcext:value-type="string">
            <text:p>vòng đeo không đo được route khi chạy bộ mà không có điện thoại</text:p>
          </table:table-cell>
          <table:table-cell table:number-columns-repeated="1023"/>
        </table:table-row>
        <table:table-row table:style-name="ro2">
          <table:table-cell office:value-type="string" calcext:value-type="string">
            <text:p>vừa bóc hộp đã thấy 1 cục bị kêu lạch cạch bên trong. 2 cục không bị. có lẽ vận chuyển bị va đập nên rụng linh kiện.</text:p>
          </table:table-cell>
          <table:table-cell table:number-columns-repeated="1023"/>
        </table:table-row>
        <table:table-row table:style-name="ro2">
          <table:table-cell office:value-type="string" calcext:value-type="string">
            <text:p>vừa bóc hộp mà pin k có 1 vạch.sạc thì k vào,gửi mail tiki chỉ dc phản hồi sẽ kiểm tra,đến bg k thấy <text:s/>giải quyết</text:p>
          </table:table-cell>
          <table:table-cell table:number-columns-repeated="1023"/>
        </table:table-row>
        <table:table-row table:style-name="ro3">
          <table:table-cell office:value-type="string" calcext:value-type="string">
            <text:p>vừa hết bảo hành 12 tháng thì usb receiver gặp vấn đề, chập chờn tín hiệu luôn cho được, mua từ tháng 10 năm ngoái và dùng khá ít, nhưng chất lượng không được tốt như kì vọng với nhãn hiệu logitech.</text:p>
          </table:table-cell>
          <table:table-cell table:number-columns-repeated="1023"/>
        </table:table-row>
        <table:table-row table:style-name="ro3">
          <table:table-cell office:value-type="string" calcext:value-type="string">
            <text:p>vừa hết bảo hành thì hỏng cả 2 bên tai cùng một lúc. mới mua dùng rất sướng tuy nhiên dùng được 4 tháng thì bắt đầu không kết nối được với laptop của mình, hơn 6 tháng thì hỏng không nghe được.</text:p>
          </table:table-cell>
          <table:table-cell table:number-columns-repeated="1023"/>
        </table:table-row>
        <table:table-row table:style-name="ro2">
          <table:table-cell office:value-type="string" calcext:value-type="string">
            <text:p>vừa khui hộp đã bị bung nắp lưng.</text:p>
          </table:table-cell>
          <table:table-cell table:number-columns-repeated="1023"/>
        </table:table-row>
        <table:table-row table:style-name="ro2">
          <table:table-cell office:value-type="string" calcext:value-type="string">
            <text:p>vừa mở ra sạc lần đầu một bên đã sạc không vào thì phải.</text:p>
          </table:table-cell>
          <table:table-cell table:number-columns-repeated="1023"/>
        </table:table-row>
        <table:table-row table:style-name="ro3">
          <table:table-cell office:value-type="string" calcext:value-type="string">
            <text:p>vừa mới nhận chuột, dùng thấy chuột không được êm như mô tả. 2 nút bấm thay vì kêu tách tách thì nó kêu cộp cộp khá to(có giảm một chút so với tiếng kêu tách tách), con lăn thì vẫn kêu to như các loại khác. nếu cần yên tĩnh thì không nên mua loại này. cảm thấy hơi thất vọng.</text:p>
          </table:table-cell>
          <table:table-cell table:number-columns-repeated="1023"/>
        </table:table-row>
        <table:table-row table:style-name="ro2">
          <table:table-cell office:value-type="string" calcext:value-type="string">
            <text:p>vừa mua hàng. tuy vẫn còn 4gb tốc độ cao nhưng không xem nổi phim. giữa chừng hay bị đứng. mạng không ổn định.</text:p>
          </table:table-cell>
          <table:table-cell table:number-columns-repeated="1023"/>
        </table:table-row>
        <table:table-row table:style-name="ro2">
          <table:table-cell office:value-type="string" calcext:value-type="string">
            <text:p>vừa mua về chỉ nghe được 1 bên</text:p>
          </table:table-cell>
          <table:table-cell table:number-columns-repeated="1023"/>
        </table:table-row>
        <table:table-row table:style-name="ro2">
          <table:table-cell office:value-type="string" calcext:value-type="string">
            <text:p>vừa mua về lấy ra dùng thì chỉ nghe được 1 bên.</text:p>
          </table:table-cell>
          <table:table-cell table:number-columns-repeated="1023"/>
        </table:table-row>
        <table:table-row table:style-name="ro2">
          <table:table-cell office:value-type="string" calcext:value-type="string">
            <text:p>vừa mua xong hôm qua giá 33.990 thì hôm nay giảm còn 32.990 cách nhau 1 ngày mà điều chỉnh giá khác, khiến ng mua thấy bị mua hớ</text:p>
          </table:table-cell>
          <table:table-cell table:number-columns-repeated="1023"/>
        </table:table-row>
        <table:table-row table:style-name="ro2">
          <table:table-cell office:value-type="string" calcext:value-type="string">
            <text:p>vừa mua xong tạo usb boot , mới format có vài lần đã báo lỗi . cố làm thì vẫn được nhưng khi boot máy được vài lần thì bị lỗi không boot được.</text:p>
          </table:table-cell>
          <table:table-cell table:number-columns-repeated="1023"/>
        </table:table-row>
        <table:table-row table:style-name="ro3">
          <table:table-cell office:value-type="string" calcext:value-type="string">
            <text:p>vừa nãy shiper gọi cho mình, do không ở nhà nên người nhà nhận hàng giúp. không được sạc thử thì làm sao biết có hoạt động tốt hay không ?? nhưng thôi vẫn lấy hàng vì dù sao cũng là anker, <text:s/>tối về thử xem thế nào. hơi thất vọng.</text:p>
          </table:table-cell>
          <table:table-cell table:number-columns-repeated="1023"/>
        </table:table-row>
        <table:table-row table:style-name="ro3">
          <table:table-cell office:value-type="string" calcext:value-type="string">
            <text:p>vừa nghe 1 ngày thì tai bên trái tự động bị vấn đề không thể nghe được <text:s/>không biết nguyên nhân tại sao tai nghe bên trái lại không nghe được mong tiki đổi hàng lại ạ mik mua vào ngày thứ 7 ngày 20 năm 2020</text:p>
          </table:table-cell>
          <table:table-cell table:number-columns-repeated="1023"/>
        </table:table-row>
        <table:table-row table:style-name="ro2">
          <table:table-cell office:value-type="string" calcext:value-type="string">
            <text:p>vừa nhận được tai nghe thì bị lỗi nghe bị ngược bên trái thành phải bên phải thành trái k biết khắc phục được k</text:p>
          </table:table-cell>
          <table:table-cell table:number-columns-repeated="1023"/>
        </table:table-row>
        <table:table-row table:style-name="ro3">
          <table:table-cell office:value-type="string" calcext:value-type="string">
            <text:p>vừa nhận được repeater ac750 re200 vào cài đặt theo hướng dẫn xong mất luôn mạng gốc , không phát ra wifi mà cục <text:s/>repeater ac750 re200 rất nóng dù mới cắm chưa được nửa tiếng ,tiki đổi dùm mình cục khác xem sao</text:p>
          </table:table-cell>
          <table:table-cell table:number-columns-repeated="1023"/>
        </table:table-row>
        <table:table-row table:style-name="ro2">
          <table:table-cell office:value-type="string" calcext:value-type="string">
            <text:p>vừa nhận hàng đã bị xé sẵn thế này rồi, yêu cầu tiki giải thích,</text:p>
          </table:table-cell>
          <table:table-cell table:number-columns-repeated="1023"/>
        </table:table-row>
        <table:table-row table:style-name="ro2">
          <table:table-cell office:value-type="string" calcext:value-type="string">
            <text:p>vừa nhận hàng k có cổng 3,5mm sao phát ra loa đây????</text:p>
          </table:table-cell>
          <table:table-cell table:number-columns-repeated="1023"/>
        </table:table-row>
        <table:table-row table:style-name="ro2">
          <table:table-cell office:value-type="string" calcext:value-type="string">
            <text:p>vừa nhận hàng xong tức thì, nhưng hàng không kèm theo bộ thu, có mỗi con chuột, đề nghị tiki xem lạii</text:p>
          </table:table-cell>
          <table:table-cell table:number-columns-repeated="1023"/>
        </table:table-row>
        <table:table-row table:style-name="ro2">
          <table:table-cell office:value-type="string" calcext:value-type="string">
            <text:p>vừa vào lien quan chua kịp đánh thì bị kích ra sập nguồn.. khó chịu thật</text:p>
          </table:table-cell>
          <table:table-cell table:number-columns-repeated="1023"/>
        </table:table-row>
        <table:table-row table:style-name="ro2">
          <table:table-cell office:value-type="string" calcext:value-type="string">
            <text:p>vui lòng cho tôi trả lại đơn hàng 42570432,</text:p>
          </table:table-cell>
          <table:table-cell table:number-columns-repeated="1023"/>
        </table:table-row>
        <table:table-row table:style-name="ro2">
          <table:table-cell office:value-type="string" calcext:value-type="string">
            <text:p>vui lòng xuất hóa đơn, điện thoại này có âm lượng nhỏ,</text:p>
          </table:table-cell>
          <table:table-cell table:number-columns-repeated="1023"/>
        </table:table-row>
        <table:table-row table:style-name="ro2">
          <table:table-cell office:value-type="string" calcext:value-type="string">
            <text:p>wifi chập chờn kinh khủng trong khi mạng lan vẫn rất tốt .</text:p>
          </table:table-cell>
          <table:table-cell table:number-columns-repeated="1023"/>
        </table:table-row>
        <table:table-row table:style-name="ro2">
          <table:table-cell office:value-type="string" calcext:value-type="string">
            <text:p>wifi chập chờn lúc sài được lúc không chán thiệt</text:p>
          </table:table-cell>
          <table:table-cell table:number-columns-repeated="1023"/>
        </table:table-row>
        <table:table-row table:style-name="ro2">
          <table:table-cell office:value-type="string" calcext:value-type="string">
            <text:p>wifi phát sóng tốt - tuy nhiên chức năng dhcp bị lỗi . mình đã mua 2 cái đều bị tình trạng tương tự.</text:p>
          </table:table-cell>
          <table:table-cell table:number-columns-repeated="1023"/>
        </table:table-row>
        <table:table-row table:style-name="ro3">
          <table:table-cell office:value-type="string" calcext:value-type="string">
            <text:p>windows 7 muốn dùng được phải cài driver, khá bất tiện so với những usb wifi cùng dòng, cứ cắm vào là chạy mà không cần cài đặt tốc độ wifi đo qua điện thoại cao gấp 4 - 5 lần so với máy tính kết nối với usb này, cùng 1 wifi, cùng 1 vị trí -&gt; chất lượng không tốt</text:p>
          </table:table-cell>
          <table:table-cell table:number-columns-repeated="1023"/>
        </table:table-row>
        <table:table-row table:style-name="ro2">
          <table:table-cell office:value-type="string" calcext:value-type="string">
            <text:p>xài được 1 tháng hư. tệ. ...</text:p>
          </table:table-cell>
          <table:table-cell table:number-columns-repeated="1023"/>
        </table:table-row>
        <table:table-row table:style-name="ro2">
          <table:table-cell office:value-type="string" calcext:value-type="string">
            <text:p>xài dc 1 tuần hơn thì bàn phím bấm lâu lâu không vô phím</text:p>
          </table:table-cell>
          <table:table-cell table:number-columns-repeated="1023"/>
        </table:table-row>
        <table:table-row table:style-name="ro3">
          <table:table-cell office:value-type="string" calcext:value-type="string">
            <text:p>xài được hơn tháng . h sạc cho <text:s/>điện thoại thoại cái cục sạc cứ tắt xong mở làm cho <text:s/>điện thoại hiện đang sạc xong r lại tắt cứ bị thế hoài pin <text:s/>điện thoại nào chịu được</text:p>
          </table:table-cell>
          <table:table-cell table:number-columns-repeated="1023"/>
        </table:table-row>
        <table:table-row table:style-name="ro2">
          <table:table-cell office:value-type="string" calcext:value-type="string">
            <text:p>xài được một ngày thì hết pin. sau đó sạc pin nửa ngày cũng không lên được miếng nào.</text:p>
          </table:table-cell>
          <table:table-cell table:number-columns-repeated="1023"/>
        </table:table-row>
        <table:table-row table:style-name="ro4">
          <table:table-cell office:value-type="string" calcext:value-type="string">
            <text:p>xài được 1 tháng mấy ngày thì cáp hư không sạc được nữa. tiki chăm sóc kh nếu đọc được thông tin này vui lòng liên hệ theo mã đơn hàng 510006465 để tiến hành thủ tục bảo hành nhé. không biết khi nào mới được liên lạc đổi trả bảo hành nữa đây. còn nếu kêu kh tự liên hệ thì thôi tới thua <text:s/>phần chăm sóc kh sau thanh toán của tiki nhé. mình sẽ update thông tin sau 5 ngày nữa cho m.n về vấn đề hậu mãi này nhé.</text:p>
          </table:table-cell>
          <table:table-cell table:number-columns-repeated="1023"/>
        </table:table-row>
        <table:table-row table:style-name="ro2">
          <table:table-cell office:value-type="string" calcext:value-type="string">
            <text:p>xài được 1 tuần là hư</text:p>
          </table:table-cell>
          <table:table-cell table:number-columns-repeated="1023"/>
        </table:table-row>
        <table:table-row table:style-name="ro2">
          <table:table-cell office:value-type="string" calcext:value-type="string">
            <text:p>xài được 20 tháng thì hư con lăn,đến 24 tháng thì hư luôn chuột trái. không xứng với tầm tiền này.</text:p>
          </table:table-cell>
          <table:table-cell table:number-columns-repeated="1023"/>
        </table:table-row>
        <table:table-row table:style-name="ro2">
          <table:table-cell office:value-type="string" calcext:value-type="string">
            <text:p>xài được mà chỗ đầu jack cắm của dây với box tiếp xúc không được tốt, cảm giác dễ hư.. phải chỉnh chỉnh thì nó mới nhận được</text:p>
          </table:table-cell>
          <table:table-cell table:number-columns-repeated="1023"/>
        </table:table-row>
        <table:table-row table:style-name="ro2">
          <table:table-cell office:value-type="string" calcext:value-type="string">
            <text:p>xài được mấy tiếng sản phẩm lại không mạnh như mình tưởng <text:s text:c="2"/></text:p>
          </table:table-cell>
          <table:table-cell table:number-columns-repeated="1023"/>
        </table:table-row>
        <table:table-row table:style-name="ro2">
          <table:table-cell office:value-type="string" calcext:value-type="string">
            <text:p>xài được vài hôm là hư 1 tai</text:p>
          </table:table-cell>
          <table:table-cell table:number-columns-repeated="1023"/>
        </table:table-row>
        <table:table-row table:style-name="ro2">
          <table:table-cell office:value-type="string" calcext:value-type="string">
            <text:p>xài không mượt mà lắm. đôi lúc có hiện tượng loạn cảm ứng</text:p>
          </table:table-cell>
          <table:table-cell table:number-columns-repeated="1023"/>
        </table:table-row>
        <table:table-row table:style-name="ro2">
          <table:table-cell office:value-type="string" calcext:value-type="string">
            <text:p>xài ok, nhưng lâu lâu lại bị rớt mạng! nếu không có vấn đề này thì cho 5 sao!</text:p>
          </table:table-cell>
          <table:table-cell table:number-columns-repeated="1023"/>
        </table:table-row>
        <table:table-row table:style-name="ro2">
          <table:table-cell office:value-type="string" calcext:value-type="string">
            <text:p>xài rất là hao pin . sạc đầy mà sự dụng được chừng 30p là rút không còn miếng pin nào .</text:p>
          </table:table-cell>
          <table:table-cell table:number-columns-repeated="1023"/>
        </table:table-row>
        <table:table-row table:style-name="ro2">
          <table:table-cell office:value-type="string" calcext:value-type="string">
            <text:p>xài tốt được vài ngày, giờ nó đã nằm trong sọt rác, chất lượng của chiếc kẹp rất kém</text:p>
          </table:table-cell>
          <table:table-cell table:number-columns-repeated="1023"/>
        </table:table-row>
        <table:table-row table:style-name="ro3">
          <table:table-cell office:value-type="string" calcext:value-type="string">
            <text:p>xem review thấy con này được đánh giá cao blah blah... mà về đến nơi nghe chán đời. đeo con tai nghe razer kraken pro hay ipod 2 vào nghe trong vòng 5s thôi đã khác nhau một trời một vực. tiền nào của đó, chứ không có hàng ngon ở tầm giá này đâu.</text:p>
          </table:table-cell>
          <table:table-cell table:number-columns-repeated="1023"/>
        </table:table-row>
        <table:table-row table:style-name="ro3">
          <table:table-cell office:value-type="string" calcext:value-type="string">
            <text:p>xét trong tầm giá thì ok nhưng lại bị hư microphone.( nguyên nhân phải mua tai nghe này vì cái trước bị hư microphone, cuối cùng mua thêm 1 cái cũng bị microphone.rõ đen)</text:p>
          </table:table-cell>
          <table:table-cell table:number-columns-repeated="1023"/>
        </table:table-row>
        <table:table-row table:style-name="ro2">
          <table:table-cell office:value-type="string" calcext:value-type="string">
            <text:p>xim.bỏ vào thì mạng h+/ quá yếu luôn . chán thật sự</text:p>
          </table:table-cell>
          <table:table-cell table:number-columns-repeated="1023"/>
        </table:table-row>
        <table:table-row table:style-name="ro2">
          <table:table-cell office:value-type="string" calcext:value-type="string">
            <text:p>xl tai nghe bluetooth này đúng 2 lần nghe mất 1 bên hỏng chưa được nửa tháng</text:p>
          </table:table-cell>
          <table:table-cell table:number-columns-repeated="1023"/>
        </table:table-row>
        <table:table-row table:style-name="ro2">
          <table:table-cell office:value-type="string" calcext:value-type="string">
            <text:p>yếu wa.</text:p>
          </table:table-cell>
          <table:table-cell table:number-columns-repeated="1023"/>
        </table:table-row>
        <table:table-row table:style-name="ro2">
          <table:table-cell office:value-type="string" calcext:value-type="string">
            <text:p>zac 3.5 k sài được.yêu cầu đổi cái dây khác</text:p>
          </table:table-cell>
          <table:table-cell table:number-columns-repeated="1023"/>
        </table:table-row>
        <table:table-row table:style-name="ro1" table:number-rows-repeated="1046240">
          <table:table-cell table:number-columns-repeated="1024"/>
        </table:table-row>
        <table:table-row table:style-name="ro1">
          <table:table-cell table:number-columns-repeated="1024"/>
        </table:table-row>
        <table:named-expressions>
          <table:named-range table:name="_xlnm._FilterDatabase" table:base-cell-address="$'2'.$A$1" table:cell-range-address="$'2'.$A$2:.$A$2466"/>
        </table:named-expressions>
      </table:table>
      <table:named-expressions/>
      <table:database-ranges>
        <table:database-range table:name="__Anonymous_Sheet_DB__0" table:target-range-address="'2'.A2:'2'.A2335" table:display-filter-buttons="tru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1" svg:font-family="'Liberation Sans'"/>
    <style:font-face style:name="Liberation Sans2" svg:font-family="'Liberation San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21P0" style:volatile="true">
      <number:currency-symbol/>
      <number:number number:decimal-places="0" loext:min-decimal-places="0" number:min-integer-digits="1" number:grouping="true"/>
      <number:text> </number:text>
    </number:currency-style>
    <number:currency-style style:name="N121">
      <number:text>(</number:text>
      <number:currency-symbol/>
      <number:number number:decimal-places="0" loext:min-decimal-places="0" number:min-integer-digits="1" number:grouping="true"/>
      <number:text>)</number:text>
      <style:map style:condition="value()&gt;=0" style:apply-style-name="N121P0"/>
    </number:currency-style>
    <number:currency-style style:name="N122P0" style:volatile="true">
      <number:currency-symbol/>
      <number:number number:decimal-places="0" loext:min-decimal-places="0" number:min-integer-digits="1" number:grouping="true"/>
      <number:text> </number:text>
    </number:currency-style>
    <number:currency-style style:name="N122">
      <style:text-properties fo:color="#ff0000"/>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2" loext:min-decimal-places="2" number:min-integer-digits="1" number:grouping="true"/>
      <number:text> </number:text>
    </number:currency-style>
    <number:currency-style style:name="N123">
      <number:text>(</number:text>
      <number:currency-symbol/>
      <number:number number:decimal-places="2" loext:min-decimal-places="2" number:min-integer-digits="1" number:grouping="true"/>
      <number:text>)</number:text>
      <style:map style:condition="value()&gt;=0" style:apply-style-name="N123P0"/>
    </number:currency-style>
    <number:currency-style style:name="N124P0" style:volatile="true">
      <number:currency-symbol/>
      <number:number number:decimal-places="2" loext:min-decimal-places="2" number:min-integer-digits="1" number:grouping="true"/>
      <number:text> </number:text>
    </number:currency-style>
    <number:currency-style style:name="N124">
      <style:text-properties fo:color="#ff0000"/>
      <number:text>(</number:text>
      <number:currency-symbol/>
      <number:number number:decimal-places="2" loext: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number:number-style style:name="N134P0" style:volatile="true">
      <number:number number:decimal-places="0" loext:min-decimal-places="0" number:min-integer-digits="1" number:grouping="true"/>
      <number:text> </number:text>
    </number:number-style>
    <number:number-style style:name="N134">
      <style:text-properties fo:color="#ff0000"/>
      <number:text>(</number:text>
      <number:number number:decimal-places="0" loext:min-decimal-places="0" number:min-integer-digits="1" number:grouping="true"/>
      <number:text>)</number:text>
      <style:map style:condition="value()&gt;=0" style:apply-style-name="N134P0"/>
    </number:number-style>
    <number:number-style style:name="N135P0" style:volatile="true">
      <number:number number:decimal-places="2" loext:min-decimal-places="2" number:min-integer-digits="1" number:grouping="true"/>
      <number:text> </number:text>
    </number:number-style>
    <number:number-style style:name="N135">
      <style:text-properties fo:color="#ff0000"/>
      <number:text>(</number:text>
      <number:number number:decimal-places="2" loext:min-decimal-places="2" number:min-integer-digits="1" number:grouping="true"/>
      <number:text>)</number:text>
      <style:map style:condition="value()&gt;=0" style:apply-style-name="N135P0"/>
    </number:number-style>
    <number:number-style style:name="N136P0" style:volatile="true">
      <loext:text> </loext:text>
      <loext:fill-character> </loext:fill-character>
      <number:number number:decimal-places="0" loext:min-decimal-places="0" number:min-integer-digits="1" number:grouping="true"/>
      <number:text> </number:text>
    </number:number-style>
    <number:number-style style:name="N136P1" style:volatile="true">
      <loext:text> </loext:text>
      <loext:fill-character> </loext:fill-character>
      <number:text>(</number:text>
      <number:number number:decimal-places="0" loext:min-decimal-places="0" number:min-integer-digits="1" number:grouping="true"/>
      <number:text>)</number:text>
    </number:number-style>
    <number:number-style style:name="N136P2" style:volatile="true">
      <loext:text> </loext:text>
      <loext:fill-character> </loext: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currency-style style:name="N137P0" style:volatile="true">
      <number:text> </number:text>
      <number:currency-symbol/>
      <loext:fill-character> </loext:fill-character>
      <number:number number:decimal-places="0" loext:min-decimal-places="0" number:min-integer-digits="1" number:grouping="true"/>
      <number:text> </number:text>
    </number:currency-style>
    <number:currency-style style:name="N137P1" style:volatile="true">
      <number:text> </number:text>
      <number:currency-symbol/>
      <loext:fill-character> </loext:fill-character>
      <number:text>(</number:text>
      <number:number number:decimal-places="0" loext:min-decimal-places="0" number:min-integer-digits="1" number:grouping="true"/>
      <number:text>)</number:text>
    </number:currency-style>
    <number:currency-style style:name="N137P2" style:volatile="true">
      <number:text> </number:text>
      <number:currency-symbol/>
      <loext:fill-character> </loext: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9P0" style:volatile="true">
      <number:text> </number:text>
      <number:currency-symbol/>
      <loext:fill-character> </loext:fill-character>
      <number:number number:decimal-places="2" loext:min-decimal-places="2" number:min-integer-digits="1" number:grouping="true"/>
      <number:text> </number:text>
    </number:currency-style>
    <number:currency-style style:name="N139P1" style:volatile="true">
      <number:text> </number:text>
      <number:currency-symbol/>
      <loext:fill-character> </loext:fill-character>
      <number:text>(</number:text>
      <number:number number:decimal-places="2" loext:min-decimal-places="2" number:min-integer-digits="1" number:grouping="true"/>
      <number:text>)</number:text>
    </number:currency-style>
    <number:currency-style style:name="N139P2" style:volatile="true">
      <number:text> </number:text>
      <number:currency-symbol/>
      <loext:fill-character> </loext:fill-character>
      <number:text>-</number:text>
      <number:number number:decimal-places="0" loext: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Liberation Sans1" fo:font-family="'Liberation Sans'" fo:font-size="11pt" style:font-size-asian="11pt" style:font-name-complex="Liberation Sans1" style:font-family-complex="'Liberation San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Accent_20_1_20_5" style:display-name="Accent 1 5"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Liberation Sans1" fo:font-family="'Liberation Sans'" fo:font-size="10pt" fo:font-style="normal" fo:text-shadow="none" style:text-underline-style="none" fo:font-weight="normal" style:font-size-asian="10pt" style:font-style-asian="normal" style:font-weight-asian="normal" style:font-name-complex="Liberation Sans1" style:font-family-complex="'Liberation Sans'" style:font-size-complex="10pt" style:font-style-complex="normal" style:font-weight-complex="normal"/>
    </style:style>
    <style:style style:name="Accent_20_2_20_6" style:display-name="Accent 2 6" style:family="table-cell" style:parent-style-name="Default">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Liberation Sans1" fo:font-family="'Liberation Sans'" fo:font-size="10pt" fo:font-style="normal" fo:text-shadow="none" style:text-underline-style="none" fo:font-weight="normal" style:font-size-asian="10pt" style:font-style-asian="normal" style:font-weight-asian="normal" style:font-name-complex="Liberation Sans1" style:font-family-complex="'Liberation Sans'" style:font-size-complex="10pt" style:font-style-complex="normal" style:font-weight-complex="normal"/>
    </style:style>
    <style:style style:name="Accent_20_3_20_7" style:display-name="Accent 3 7" style:family="table-cell" style:parent-style-name="Default">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ans1" fo:font-family="'Liberation Sans'" fo:font-size="10pt" fo:font-style="normal" fo:text-shadow="none" style:text-underline-style="none" fo:font-weight="bold" style:font-size-asian="10pt" style:font-style-asian="normal" style:font-weight-asian="bold" style:font-name-complex="Liberation Sans1" style:font-family-complex="'Liberation Sans'" style:font-size-complex="10pt" style:font-style-complex="normal" style:font-weight-complex="bold"/>
    </style:style>
    <style:style style:name="Accent_20_4" style:display-name="Accent 4"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ans1" fo:font-family="'Liberation Sans'" fo:font-size="10pt" fo:font-style="normal" fo:text-shadow="none" style:text-underline-style="none" fo:font-weight="bold" style:font-size-asian="10pt" style:font-style-asian="normal" style:font-weight-asian="bold" style:font-name-complex="Liberation Sans1" style:font-family-complex="'Liberation Sans'" style:font-size-complex="10pt" style:font-style-complex="normal" style:font-weight-complex="bold"/>
    </style:style>
    <style:style style:name="Error_20_8" style:display-name="Error 8"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Liberation Sans1" fo:font-family="'Liberation Sans'" fo:font-size="10pt" fo:font-style="normal" fo:text-shadow="none" style:text-underline-style="none" fo:font-weight="bold" style:font-size-asian="10pt" style:font-style-asian="normal" style:font-weight-asian="bold" style:font-name-complex="Liberation Sans1" style:font-family-complex="'Liberation Sans'" style:font-size-complex="10pt" style:font-style-complex="normal" style:font-weight-complex="bold"/>
    </style:style>
    <style:style style:name="Footnote_20_9" style:display-name="Footnote 9"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808080" style:text-outline="false" style:text-line-through-style="none" style:text-line-through-type="none" style:font-name="Liberation Sans1" fo:font-family="'Liberation Sans'" fo:font-size="10pt" fo:font-style="italic" fo:text-shadow="none" style:text-underline-style="none" fo:font-weight="normal" style:font-size-asian="10pt" style:font-style-asian="italic" style:font-weight-asian="normal" style:font-name-complex="Liberation Sans1" style:font-family-complex="'Liberation Sans'" style:font-size-complex="10pt" style:font-style-complex="italic" style:font-weight-complex="normal"/>
    </style:style>
    <style:style style:name="Heading_20_10" style:display-name="Heading 10"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ans1" fo:font-family="'Liberation Sans'" fo:font-size="24pt" fo:font-style="normal" fo:text-shadow="none" style:text-underline-style="none" fo:font-weight="bold" style:font-size-asian="24pt" style:font-style-asian="normal" style:font-weight-asian="bold" style:font-name-complex="Liberation Sans1" style:font-family-complex="'Liberation Sans'" style:font-size-complex="24pt" style:font-style-complex="normal" style:font-weight-complex="bold"/>
    </style:style>
    <style:style style:name="Hyperlink_20_11" style:display-name="Hyperlink 11"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Liberation Sans1" fo:font-family="'Liberation Sans'" fo:font-size="10pt" fo:font-style="normal" fo:text-shadow="none" style:text-underline-style="solid" style:text-underline-width="auto" style:text-underline-color="font-color" fo:font-weight="normal" style:font-size-asian="10pt" style:font-style-asian="normal" style:font-weight-asian="normal" style:font-name-complex="Liberation Sans1" style:font-family-complex="'Liberation Sans'" style:font-size-complex="10pt" style:font-style-complex="normal" style:font-weight-complex="normal"/>
    </style:style>
    <style:style style:name="Status_20_12" style:display-name="Status 12"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style>
    <style:style style:name="Text_20_13" style:display-name="Text 13"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style>
    <style:style style:name="Warning_20_14" style:display-name="Warning 14"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Liberation Sans1" fo:font-family="'Liberation Sans'" fo:font-size="10pt" fo:font-style="normal" fo:text-shadow="none" style:text-underline-style="none" fo:font-weight="normal" style:font-size-asian="10pt" style:font-style-asian="normal" style:font-weight-asian="normal" style:font-name-complex="Liberation Sans1" style:font-family-complex="'Liberation San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in" fo:margin-bottom="0in" fo:margin-left="0in" fo:margin-right="0in" style:print-page-order="ttb" style:first-page-number="continue" style:scale-to="100%" style:writing-mode="lr-tb" style:print="charts drawings objects zero-values"/>
      <style:header-style>
        <style:header-footer-properties fo:min-height="0.3937in" fo:margin-left="0in" fo:margin-right="0in" fo:margin-bottom="0.2409in"/>
      </style:header-style>
      <style:footer-style>
        <style:header-footer-properties fo:min-height="0.3937in" fo:margin-left="0in" fo:margin-right="0in" fo:margin-top="0.2409in"/>
      </style:footer-style>
    </style:page-layout>
    <style:style style:name="MT1" style:family="text">
      <style:text-properties fo:color="#000000" style:text-outline="false" style:text-line-through-style="none" style:text-line-through-type="none" style:text-position="0% 100%" style:font-name="Liberation Sans2" fo:font-size="11pt" fo:font-style="normal" fo:text-shadow="none" style:text-underline-style="none" fo:font-weight="normal" style:font-size-asian="11pt" style:font-style-asian="normal" style:font-weight-asian="normal" style:font-name-complex="Liberation Sans2"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2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2" style:display-name="PageStyle_2"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DMIN</meta:initial-creator>
    <meta:creation-date>2020-09-27T06:36:06</meta:creation-date>
    <dc:date>2020-09-27T14:03:42.878464165</dc:date>
    <meta:generator>LibreOffice/6.4.5.2$Linux_X86_64 LibreOffice_project/40$Build-2</meta:generator>
    <meta:editing-duration>PT7M25S</meta:editing-duration>
    <meta:editing-cycles>3</meta:editing-cycles>
    <meta:document-statistic meta:table-count="1" meta:cell-count="2334"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